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3.svm" manifest:media-type=""/>
  <manifest:file-entry manifest:full-path="Pictures/100002010000004E0000002CAB7BFD6064C36809.png" manifest:media-type="image/png"/>
  <manifest:file-entry manifest:full-path="Pictures/100002010000003600000040D43DA2D1DD7B2D00.png" manifest:media-type="image/png"/>
  <manifest:file-entry manifest:full-path="Pictures/TablePreview4.svm" manifest:media-type=""/>
  <manifest:file-entry manifest:full-path="Pictures/100002010000003600000040BD90D4135ECA0093.png" manifest:media-type="image/png"/>
  <manifest:file-entry manifest:full-path="Pictures/10000201000006740000046E7036EF51443513DD.png" manifest:media-type="image/png"/>
  <manifest:file-entry manifest:full-path="Pictures/10000201000000FE0000003C52F801D8A0B35486.png" manifest:media-type="image/png"/>
  <manifest:file-entry manifest:full-path="Pictures/TablePreview5.svm" manifest:media-type=""/>
  <manifest:file-entry manifest:full-path="Pictures/1000020100000036000000407B4BBACED809DDEA.png" manifest:media-type="image/png"/>
  <manifest:file-entry manifest:full-path="Pictures/TablePreview6.svm" manifest:media-type=""/>
  <manifest:file-entry manifest:full-path="Pictures/10000201000000330000002AEF3BA14121B98145.png" manifest:media-type="image/png"/>
  <manifest:file-entry manifest:full-path="Pictures/100002010000003600000040994FFA789873055F.png" manifest:media-type="image/png"/>
  <manifest:file-entry manifest:full-path="Pictures/1000020100000037000000400DC6C51D4C204696.png" manifest:media-type="image/png"/>
  <manifest:file-entry manifest:full-path="Pictures/TablePreview1.svm" manifest:media-type=""/>
  <manifest:file-entry manifest:full-path="Pictures/100002010000003100000027C6DB781AE0EFDAF7.png" manifest:media-type="image/png"/>
  <manifest:file-entry manifest:full-path="Pictures/1000020100000036000000409AAE5EC047392333.png" manifest:media-type="image/png"/>
  <manifest:file-entry manifest:full-path="Pictures/10000201000000360000004033BF5BF881D30C61.png" manifest:media-type="image/png"/>
  <manifest:file-entry manifest:full-path="Pictures/100002010000003600000040295970C71C6F8ADC.png" manifest:media-type="image/png"/>
  <manifest:file-entry manifest:full-path="Pictures/10000201000000330000002A0043E6AC4BCDFA50.png" manifest:media-type="image/png"/>
  <manifest:file-entry manifest:full-path="Pictures/100002010000003600000040CED3CF0F2B73E410.png" manifest:media-type="image/png"/>
  <manifest:file-entry manifest:full-path="Pictures/100002010000003600000040CAB23FA305C152CC.png" manifest:media-type="image/png"/>
  <manifest:file-entry manifest:full-path="Pictures/100002010000004300000040CE3BF230105D352F.png" manifest:media-type="image/png"/>
  <manifest:file-entry manifest:full-path="Pictures/TablePreview2.svm" manifest:media-type=""/>
  <manifest:file-entry manifest:full-path="Pictures/100002010000002F00000027653627A23642CDA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rlito1" svg:font-family="Carlito"/>
    <style:font-face style:name="Roboto1" svg:font-family="Roboto"/>
    <style:font-face style:name="Times New Roman" svg:font-family="'Times New Roman'"/>
    <style:font-face style:name="Arial1" svg:font-family="Arial" style:font-pitch="variable"/>
    <style:font-face style:name="Calibri1" svg:font-family="Calibri" style:font-pitch="variable"/>
    <style:font-face style:name="Carlito" svg:font-family="Carlito" style:font-pitch="variable"/>
    <style:font-face style:name="DejaVu Sans1" svg:font-family="'DejaVu Sans'" style:font-pitch="variable"/>
    <style:font-face style:name="Liberation Sans" svg:font-family="'Liberation Sans'" style:font-pitch="variable"/>
    <style:font-face style:name="Liberation Serif1" svg:font-family="'Liberation Serif'" style:font-pitch="variable"/>
    <style:font-face style:name="Lohit Devanagari" svg:font-family="'Lohit Devanagari'" style:font-pitch="variable"/>
    <style:font-face style:name="Roboto" svg:font-family="Roboto" style:font-pitch="variable"/>
    <style:font-face style:name="Times New Roman1" svg:font-family="'Times New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bitmap" draw:fill-image-name="msFillBitmap_20_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3" style:family="graphic" style:parent-style-name="standard">
      <style:graphic-properties draw:stroke="none" svg:stroke-width="0cm" draw:fill="bitmap" draw:fill-image-name="msFillBitmap_20_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 style:family="graphic" style:parent-style-name="standard">
      <style:graphic-properties draw:stroke="none" svg:stroke-width="0cm" draw:fill="bitmap" draw:fill-image-name="msFillBitmap_20_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 style:family="graphic" style:parent-style-name="standard">
      <style:graphic-properties draw:stroke="none" svg:stroke-width="0cm" draw:fill="solid" draw:fill-color="#000e31" draw:textarea-vertical-align="top" draw:auto-grow-height="false" draw:fit-to-size="false" style:shrink-to-fit="false" fo:min-height="0cm" fo:min-width="0cm" fo:padding-top="0cm" fo:padding-bottom="0cm" fo:padding-left="0cm" fo:padding-right="0cm" fo:wrap-option="wrap"/>
    </style:style>
    <style:style style:name="gr6" style:family="graphic" style:parent-style-name="standard">
      <style:graphic-properties draw:stroke="none" svg:stroke-width="0cm" draw:fill="bitmap" draw:fill-image-name="msFillBitmap_20_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 style:family="graphic" style:parent-style-name="standard">
      <style:graphic-properties draw:stroke="none" svg:stroke-width="0cm" draw:fill="bitmap" draw:fill-image-name="msFillBitmap_20_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 style:family="graphic" style:parent-style-name="standard">
      <style:graphic-properties draw:stroke="none" svg:stroke-width="0cm" draw:fill="bitmap" draw:fill-image-name="msFillBitmap_20_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 style:family="graphic" style:parent-style-name="standard">
      <style:graphic-properties draw:stroke="none" svg:stroke-width="0cm" draw:fill="bitmap" draw:fill-image-name="msFillBitmap_20_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0" style:family="graphic" style:parent-style-name="standard">
      <style:graphic-properties draw:stroke="none" svg:stroke-width="0cm" draw:fill="bitmap" draw:fill-image-name="msFillBitmap_20_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1"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2"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3"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4"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5" style:family="graphic" style:parent-style-name="standard">
      <style:graphic-properties draw:stroke="none" svg:stroke-width="0cm" draw:fill="bitmap" draw:fill-image-name="msFillBitmap_20_1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6" style:family="graphic" style:parent-style-name="standard">
      <style:graphic-properties draw:stroke="none" svg:stroke-width="0cm" draw:fill="bitmap" draw:fill-image-name="msFillBitmap_20_1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7" style:family="graphic" style:parent-style-name="standard">
      <style:graphic-properties draw:stroke="none" svg:stroke-width="0cm" draw:fill="bitmap" draw:fill-image-name="msFillBitmap_20_1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8" style:family="graphic" style:parent-style-name="standard">
      <style:graphic-properties draw:stroke="none" svg:stroke-width="0cm" draw:fill="bitmap" draw:fill-image-name="msFillBitmap_20_1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9" style:family="graphic" style:parent-style-name="standard">
      <style:graphic-properties draw:stroke="none" svg:stroke-width="0cm" draw:fill="bitmap" draw:fill-image-name="msFillBitmap_20_1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0" style:family="graphic" style:parent-style-name="standard">
      <style:graphic-properties draw:stroke="none" svg:stroke-width="0cm" draw:fill="bitmap" draw:fill-image-name="msFillBitmap_20_1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1" style:family="graphic" style:parent-style-name="standard">
      <style:graphic-properties draw:stroke="none" svg:stroke-width="0cm" draw:fill="bitmap" draw:fill-image-name="msFillBitmap_20_2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2" style:family="graphic" style:parent-style-name="standard">
      <style:graphic-properties draw:stroke="none" svg:stroke-width="0cm" draw:fill="bitmap" draw:fill-image-name="msFillBitmap_20_2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3" style:family="graphic" style:parent-style-name="standard">
      <style:graphic-properties draw:stroke="none" svg:stroke-width="0cm" draw:fill="bitmap" draw:fill-image-name="msFillBitmap_20_2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4" style:family="graphic" style:parent-style-name="standard">
      <style:graphic-properties draw:stroke="none" svg:stroke-width="0cm" draw:fill="bitmap" draw:fill-image-name="msFillBitmap_20_2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5" style:family="graphic" style:parent-style-name="standard">
      <style:graphic-properties draw:stroke="none" svg:stroke-width="0cm" draw:fill="bitmap" draw:fill-image-name="msFillBitmap_20_2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6" style:family="graphic" style:parent-style-name="standard">
      <style:graphic-properties draw:stroke="solid" svg:stroke-width="0.018cm" svg:stroke-color="#1f355d" draw:fill="none" draw:textarea-vertical-align="top" draw:auto-grow-height="false" draw:fit-to-size="false" style:shrink-to-fit="false" fo:min-height="0cm" fo:min-width="0cm" fo:padding-top="0cm" fo:padding-bottom="0cm" fo:padding-left="0cm" fo:padding-right="0cm" fo:wrap-option="wrap"/>
    </style:style>
    <style:style style:name="gr27" style:family="graphic" style:parent-style-name="standard">
      <style:graphic-properties draw:stroke="none" svg:stroke-width="0cm" draw:fill="solid" draw:fill-color="#fafafa" draw:textarea-vertical-align="top" draw:auto-grow-height="true" draw:fit-to-size="false" style:shrink-to-fit="false" fo:min-height="0cm" fo:min-width="0cm" fo:padding-top="0.125cm" fo:padding-bottom="0.125cm" fo:padding-left="0.8cm" fo:padding-right="0.25cm" fo:wrap-option="no-wrap"/>
      <style:paragraph-properties style:writing-mode="lr-tb"/>
    </style:style>
    <style:style style:name="gr2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9" style:family="graphic">
      <style:graphic-properties style:protect="size"/>
    </style:style>
    <style:style style:name="gr30"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1" style:family="graphic" style:parent-style-name="standard">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32" style:family="graphic" style:parent-style-name="standard">
      <style:graphic-properties draw:stroke="none" svg:stroke-width="0cm" draw:fill="solid" draw:fill-color="#ffff00" draw:textarea-vertical-align="top" draw:auto-grow-height="false" draw:fit-to-size="false" style:shrink-to-fit="false" fo:min-height="0cm" fo:min-width="0cm" fo:padding-top="0cm" fo:padding-bottom="0cm" fo:padding-left="0cm" fo:padding-right="0cm" fo:wrap-option="wrap"/>
    </style:style>
    <style:style style:name="gr33" style:family="graphic" style:parent-style-name="standard">
      <style:graphic-properties draw:stroke="solid" svg:stroke-width="0.016cm" svg:stroke-color="#008000" draw:fill="none" draw:textarea-vertical-align="top" draw:auto-grow-height="false" draw:fit-to-size="false" style:shrink-to-fit="false" fo:min-height="0cm" fo:min-width="0cm" fo:padding-top="0cm" fo:padding-bottom="0cm" fo:padding-left="0cm" fo:padding-right="0cm" fo:wrap-option="wrap"/>
    </style:style>
    <style:style style:name="gr34" style:family="graphic" style:parent-style-name="standard">
      <style:graphic-properties draw:stroke="none" svg:stroke-width="0cm" draw:fill="solid" draw:fill-color="#008000" draw:textarea-vertical-align="top" draw:auto-grow-height="false" draw:fit-to-size="false" style:shrink-to-fit="false" fo:min-height="0cm" fo:min-width="0cm" fo:padding-top="0cm" fo:padding-bottom="0cm" fo:padding-left="0cm" fo:padding-right="0cm" fo:wrap-option="wrap"/>
    </style:style>
    <style:style style:name="gr35" style:family="graphic" style:parent-style-name="standard">
      <style:graphic-properties draw:stroke="none" svg:stroke-width="0cm" draw:fill="solid" draw:fill-color="#f1f1f1" draw:opacity="40%" draw:textarea-vertical-align="top" draw:auto-grow-height="false" draw:fit-to-size="false" style:shrink-to-fit="false" fo:min-height="0cm" fo:min-width="0cm" fo:padding-top="0cm" fo:padding-bottom="0cm" fo:padding-left="0cm" fo:padding-right="0cm" fo:wrap-option="wrap"/>
    </style:style>
    <style:style style:name="gr36" style:family="graphic" style:parent-style-name="standard">
      <style:graphic-properties draw:stroke="none" svg:stroke-width="0cm" draw:fill="solid" draw:fill-color="#03ab52" draw:textarea-vertical-align="top" draw:auto-grow-height="false" draw:fit-to-size="false" style:shrink-to-fit="false" fo:min-height="0cm" fo:min-width="0cm" fo:padding-top="0cm" fo:padding-bottom="0cm" fo:padding-left="0cm" fo:padding-right="0cm" fo:wrap-option="wrap"/>
    </style:style>
    <style:style style:name="gr37" style:family="graphic" style:parent-style-name="standard">
      <style:graphic-properties draw:stroke="solid" svg:stroke-width="0.035cm" svg:stroke-color="#2c3946" draw:fill="none" draw:textarea-vertical-align="top" draw:auto-grow-height="false" draw:fit-to-size="false" style:shrink-to-fit="false" fo:min-height="0cm" fo:min-width="0cm" fo:padding-top="0cm" fo:padding-bottom="0cm" fo:padding-left="0cm" fo:padding-right="0cm" fo:wrap-option="wrap"/>
    </style:style>
    <style:style style:name="gr38" style:family="graphic" style:parent-style-name="standard">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39" style:family="graphic" style:parent-style-name="standard">
      <style:graphic-properties draw:stroke="none" svg:stroke-width="0cm" draw:fill="solid" draw:fill-color="#b4c5e7" draw:textarea-vertical-align="top" draw:auto-grow-height="false" draw:fit-to-size="false" style:shrink-to-fit="false" fo:min-height="0cm" fo:min-width="0cm" fo:padding-top="0cm" fo:padding-bottom="0cm" fo:padding-left="0cm" fo:padding-right="0cm" fo:wrap-option="wrap"/>
    </style:style>
    <style:style style:name="gr40" style:family="graphic" style:parent-style-name="standard">
      <style:graphic-properties draw:stroke="none" svg:stroke-width="0cm" draw:fill="solid" draw:fill-color="#f1f1f1" draw:textarea-vertical-align="top" draw:auto-grow-height="false" draw:fit-to-size="false" style:shrink-to-fit="false" fo:min-height="0cm" fo:min-width="0cm" fo:padding-top="0cm" fo:padding-bottom="0cm" fo:padding-left="0cm" fo:padding-right="0cm" fo:wrap-option="wrap"/>
    </style:style>
    <style:style style:name="gr41" style:family="graphic" style:parent-style-name="standard">
      <style:graphic-properties draw:stroke="none" svg:stroke-width="0cm" draw:fill="none" draw:textarea-vertical-align="top" draw:auto-grow-height="true" draw:fit-to-size="false" style:shrink-to-fit="false" fo:min-height="0cm" fo:min-width="0cm" fo:padding-top="0.041cm" fo:padding-bottom="0cm" fo:padding-left="0cm" fo:padding-right="0cm" fo:wrap-option="wrap"/>
      <style:paragraph-properties style:writing-mode="lr-tb"/>
    </style:style>
    <style:style style:name="gr42" style:family="graphic" style:parent-style-name="standard">
      <style:graphic-properties draw:stroke="none" svg:stroke-width="0cm" draw:fill="solid" draw:fill-color="#f1f1f1" draw:opacity="40%"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3" style:family="graphic" style:parent-style-name="standard">
      <style:graphic-properties draw:stroke="none" svg:stroke-width="0cm" draw:fill="solid" draw:fill-color="#ffff00"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4" style:family="graphic" style:parent-style-name="standard">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45" style:family="graphic" style:parent-style-name="standard">
      <style:graphic-properties draw:stroke="none" svg:stroke-width="0cm" draw:fill="solid" draw:fill-color="#000000" draw:textarea-vertical-align="top" draw:auto-grow-height="false" draw:fit-to-size="false" style:shrink-to-fit="false" fo:min-height="0cm" fo:min-width="0cm" fo:padding-top="0cm" fo:padding-bottom="0cm" fo:padding-left="0cm" fo:padding-right="0cm" fo:wrap-option="wrap"/>
    </style:style>
    <style:style style:name="gr46" style:family="graphic" style:parent-style-name="standard">
      <style:graphic-properties draw:stroke="none" svg:stroke-width="0cm" draw:fill="solid" draw:fill-color="#d3d3d3" draw:textarea-vertical-align="top" draw:auto-grow-height="false" draw:fit-to-size="false" style:shrink-to-fit="false" fo:min-height="0cm" fo:min-width="0cm" fo:padding-top="0cm" fo:padding-bottom="0cm" fo:padding-left="0cm" fo:padding-right="0cm" fo:wrap-option="wrap"/>
    </style:style>
    <style:style style:name="gr47" style:family="graphic" style:parent-style-name="standard">
      <style:graphic-properties draw:stroke="solid" svg:stroke-width="0.079cm" svg:stroke-color="#03ab52" draw:fill="none" draw:textarea-vertical-align="top" draw:auto-grow-height="false" draw:fit-to-size="false" style:shrink-to-fit="false" fo:min-height="0cm" fo:min-width="0cm" fo:padding-top="0cm" fo:padding-bottom="0cm" fo:padding-left="0cm" fo:padding-right="0cm" fo:wrap-option="wrap"/>
    </style:style>
    <style:style style:name="gr48" style:family="graphic" style:parent-style-name="standard">
      <style:graphic-properties draw:stroke="solid" svg:stroke-width="0.035cm" svg:stroke-color="#2c3946" draw:fill="solid" draw:fill-color="#03ab52" draw:textarea-vertical-align="top" draw:auto-grow-height="true" draw:fit-to-size="false" style:shrink-to-fit="false" fo:min-height="0cm" fo:min-width="0cm" fo:padding-top="0.422cm" fo:padding-bottom="0cm" fo:padding-left="0cm" fo:padding-right="0cm" fo:wrap-option="wrap"/>
      <style:paragraph-properties style:writing-mode="lr-tb"/>
    </style:style>
    <style:style style:name="gr49" style:family="graphic" style:parent-style-name="standard">
      <style:graphic-properties draw:stroke="solid" svg:stroke-width="0.079cm" svg:stroke-color="#03ab52" draw:fill="solid" draw:fill-color="#f1f1f1" draw:textarea-vertical-align="top" draw:auto-grow-height="true" draw:fit-to-size="false" style:shrink-to-fit="false" fo:min-height="0cm" fo:min-width="0cm" fo:padding-top="0.095cm" fo:padding-bottom="0cm" fo:padding-left="0cm" fo:padding-right="0cm" fo:wrap-option="wrap"/>
      <style:paragraph-properties style:writing-mode="lr-tb"/>
    </style:style>
    <style:style style:name="gr50" style:family="graphic" style:parent-style-name="standard">
      <style:graphic-properties draw:stroke="solid" svg:stroke-width="0.079cm" svg:stroke-color="#03ab52" draw:fill="solid" draw:fill-color="#f1f1f1" draw:textarea-vertical-align="top" draw:auto-grow-height="true" draw:fit-to-size="false" style:shrink-to-fit="false" fo:min-height="0cm" fo:min-width="0cm" fo:padding-top="0.093cm" fo:padding-bottom="0cm" fo:padding-left="0cm" fo:padding-right="0cm" fo:wrap-option="wrap"/>
      <style:paragraph-properties style:writing-mode="lr-tb"/>
    </style:style>
    <style:style style:name="gr51" style:family="graphic" style:parent-style-name="standard">
      <style:graphic-properties draw:stroke="solid" svg:stroke-width="0.079cm" svg:stroke-color="#03ab52" draw:fill="solid" draw:fill-color="#f1f1f1" draw:textarea-vertical-align="top" draw:auto-grow-height="true" draw:fit-to-size="false" style:shrink-to-fit="false" fo:min-height="0cm" fo:min-width="0cm" fo:padding-top="0.097cm" fo:padding-bottom="0cm" fo:padding-left="0cm" fo:padding-right="0cm" fo:wrap-option="wrap"/>
      <style:paragraph-properties style:writing-mode="lr-tb"/>
    </style:style>
    <style:style style:name="gr52" style:family="graphic" style:parent-style-name="standard">
      <style:graphic-properties draw:stroke="none" svg:stroke-width="0cm" draw:fill="solid" draw:fill-color="#e1eeda" draw:textarea-vertical-align="top" draw:auto-grow-height="false" draw:fit-to-size="false" style:shrink-to-fit="false" fo:min-height="0cm" fo:min-width="0cm" fo:padding-top="0cm" fo:padding-bottom="0cm" fo:padding-left="0cm" fo:padding-right="0cm" fo:wrap-option="wrap"/>
    </style:style>
    <style:style style:name="gr53" style:family="graphic" style:parent-style-name="standard">
      <style:graphic-properties draw:stroke="solid" svg:stroke-width="0.016cm" svg:stroke-color="#d3d3d3" draw:fill="none" draw:textarea-vertical-align="top" draw:auto-grow-height="false" draw:fit-to-size="false" style:shrink-to-fit="false" fo:min-height="0cm" fo:min-width="0cm" fo:padding-top="0cm" fo:padding-bottom="0cm" fo:padding-left="0cm" fo:padding-right="0cm" fo:wrap-option="wrap"/>
    </style:style>
    <style:style style:name="gr54" style:family="graphic" style:parent-style-name="standard">
      <style:graphic-properties draw:stroke="solid" svg:stroke-width="0.079cm" svg:stroke-color="#03ab52" draw:fill="solid" draw:fill-color="#f1f1f1" draw:textarea-vertical-align="top" draw:auto-grow-height="true" draw:fit-to-size="false" style:shrink-to-fit="false" fo:min-height="0cm" fo:min-width="0cm" fo:padding-top="0.092cm" fo:padding-bottom="0cm" fo:padding-left="0cm" fo:padding-right="0cm" fo:wrap-option="wrap"/>
      <style:paragraph-properties style:writing-mode="lr-tb"/>
    </style:style>
    <style:style style:name="gr55" style:family="graphic" style:parent-style-name="standard">
      <style:graphic-properties draw:stroke="solid" svg:stroke-width="0.035cm" svg:stroke-color="#2c3946" draw:fill="solid" draw:fill-color="#03ab52" draw:textarea-vertical-align="top" draw:auto-grow-height="true" draw:fit-to-size="false" style:shrink-to-fit="false" fo:min-height="0cm" fo:min-width="0cm" fo:padding-top="0.004cm" fo:padding-bottom="0cm" fo:padding-left="0cm" fo:padding-right="0cm" fo:wrap-option="wrap"/>
      <style:paragraph-properties style:writing-mode="lr-tb"/>
    </style:style>
    <style:style style:name="gr56" style:family="graphic" style:parent-style-name="standard">
      <style:graphic-properties draw:stroke="solid" svg:stroke-width="0.035cm" svg:stroke-color="#2c3946" draw:fill="solid" draw:fill-color="#03ab52" draw:textarea-vertical-align="top" draw:auto-grow-height="true" draw:fit-to-size="false" style:shrink-to-fit="false" fo:min-height="0cm" fo:min-width="0cm" fo:padding-top="0.005cm" fo:padding-bottom="0cm" fo:padding-left="0cm" fo:padding-right="0cm" fo:wrap-option="wrap"/>
      <style:paragraph-properties style:writing-mode="lr-tb"/>
    </style:style>
    <style:style style:name="gr57" style:family="graphic" style:parent-style-name="standard">
      <style:graphic-properties draw:stroke="solid" svg:stroke-width="0.014cm" svg:stroke-color="#ff0000" draw:fill="none" draw:textarea-vertical-align="top" draw:auto-grow-height="false" draw:fit-to-size="false" style:shrink-to-fit="false" fo:min-height="0cm" fo:min-width="0cm" fo:padding-top="0cm" fo:padding-bottom="0cm" fo:padding-left="0cm" fo:padding-right="0cm" fo:wrap-option="wrap"/>
    </style:style>
    <style:style style:name="gr58" style:family="graphic" style:parent-style-name="standard">
      <style:graphic-properties draw:stroke="none" svg:stroke-width="0cm" draw:fill="solid" draw:fill-color="#ff0000" draw:textarea-vertical-align="top" draw:auto-grow-height="false" draw:fit-to-size="false" style:shrink-to-fit="false" fo:min-height="0cm" fo:min-width="0cm" fo:padding-top="0cm" fo:padding-bottom="0cm" fo:padding-left="0cm" fo:padding-right="0cm" fo:wrap-option="wrap"/>
    </style:style>
    <style:style style:name="gr59" style:family="graphic" style:parent-style-name="standard">
      <style:graphic-properties draw:stroke="solid" svg:stroke-width="0.079cm" svg:stroke-color="#00afef" draw:fill="solid" draw:fill-color="#f1f1f1" draw:opacity="40%" draw:textarea-vertical-align="top" draw:auto-grow-height="true" draw:fit-to-size="false" style:shrink-to-fit="false" fo:min-height="0cm" fo:min-width="0cm" fo:padding-top="0.041cm" fo:padding-bottom="0cm" fo:padding-left="0cm" fo:padding-right="0cm" fo:wrap-option="wrap"/>
      <style:paragraph-properties style:writing-mode="lr-tb"/>
    </style:style>
    <style:style style:name="gr60" style:family="graphic" style:parent-style-name="standard">
      <style:graphic-properties draw:stroke="solid" svg:stroke-width="0.079cm" svg:stroke-color="#00afef" draw:fill="solid" draw:fill-color="#f1f1f1" draw:textarea-vertical-align="top" draw:auto-grow-height="true" draw:fit-to-size="false" style:shrink-to-fit="false" fo:min-height="0cm" fo:min-width="0cm" fo:padding-top="0.093cm" fo:padding-bottom="0cm" fo:padding-left="0cm" fo:padding-right="0cm" fo:wrap-option="wrap"/>
      <style:paragraph-properties style:writing-mode="lr-tb"/>
    </style:style>
    <style:style style:name="gr61" style:family="graphic" style:parent-style-name="standard">
      <style:graphic-properties draw:stroke="solid" svg:stroke-width="0.035cm" svg:stroke-color="#2c3946" draw:fill="solid" draw:fill-color="#00afef"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2" style:family="graphic" style:parent-style-name="standard">
      <style:graphic-properties draw:stroke="none" svg:stroke-width="0cm" draw:fill="solid" draw:fill-color="#ffe699" draw:textarea-vertical-align="top" draw:auto-grow-height="false" draw:fit-to-size="false" style:shrink-to-fit="false" fo:min-height="0cm" fo:min-width="0cm" fo:padding-top="0cm" fo:padding-bottom="0cm" fo:padding-left="0cm" fo:padding-right="0cm" fo:wrap-option="wrap"/>
    </style:style>
    <style:style style:name="gr63" style:family="graphic" style:parent-style-name="standard">
      <style:graphic-properties draw:stroke="solid" svg:stroke-width="0.014cm" svg:stroke-color="#d3d3d3" draw:fill="none" draw:textarea-vertical-align="top" draw:auto-grow-height="false" draw:fit-to-size="false" style:shrink-to-fit="false" fo:min-height="0cm" fo:min-width="0cm" fo:padding-top="0cm" fo:padding-bottom="0cm" fo:padding-left="0cm" fo:padding-right="0cm" fo:wrap-option="wrap"/>
    </style:style>
    <style:style style:name="gr64" style:family="graphic" style:parent-style-name="standard">
      <style:graphic-properties draw:stroke="none" svg:stroke-width="0cm" draw:fill="none" draw:textarea-vertical-align="top" draw:auto-grow-height="true" draw:fit-to-size="false" style:shrink-to-fit="false" fo:min-height="0cm" fo:min-width="0cm" fo:padding-top="0.173cm" fo:padding-bottom="0cm" fo:padding-left="0cm" fo:padding-right="0cm" fo:wrap-option="wrap"/>
      <style:paragraph-properties style:writing-mode="lr-tb"/>
    </style:style>
    <style:style style:name="gr65" style:family="graphic" style:parent-style-name="standard">
      <style:graphic-properties draw:stroke="none" svg:stroke-width="0cm" draw:fill="bitmap" draw:fill-image-name="msFillBitmap_20_2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6" style:family="graphic" style:parent-style-name="standard">
      <style:graphic-properties draw:stroke="solid" svg:stroke-width="0.079cm" svg:stroke-color="#00afef" draw:fill="solid" draw:fill-color="#f1f1f1" draw:opacity="40%" draw:textarea-vertical-align="top" draw:auto-grow-height="true" draw:fit-to-size="false" style:shrink-to-fit="false" fo:min-height="0cm" fo:min-width="0cm" fo:padding-top="0.335cm" fo:padding-bottom="0cm" fo:padding-left="0cm" fo:padding-right="0cm" fo:wrap-option="wrap"/>
      <style:paragraph-properties style:writing-mode="lr-tb"/>
    </style:style>
    <style:style style:name="gr67" style:family="graphic" style:parent-style-name="standard">
      <style:graphic-properties draw:stroke="solid" svg:stroke-width="0.026cm" svg:stroke-color="#3e5162" draw:fill="solid" draw:fill-color="#f1f1f1" draw:textarea-vertical-align="top" draw:auto-grow-height="true" draw:fit-to-size="false" style:shrink-to-fit="false" fo:min-height="0cm" fo:min-width="0cm" fo:padding-top="0.097cm" fo:padding-bottom="0cm" fo:padding-left="0cm" fo:padding-right="0cm" fo:wrap-option="wrap"/>
      <style:paragraph-properties style:writing-mode="lr-tb"/>
    </style:style>
    <style:style style:name="pr1" style:family="presentation" style:parent-style-name="Blank-notes">
      <style:graphic-properties draw:fill-color="#ffffff" fo:min-height="13.364cm"/>
      <style:paragraph-properties style:writing-mode="lr-tb"/>
    </style:style>
    <style:style style:name="pr2" style:family="presentation" style:parent-style-name="Title_20_and_20_Content-title">
      <style:graphic-properties draw:stroke="none" svg:stroke-width="0cm" draw:fill="none" draw:textarea-vertical-align="top" draw:auto-grow-height="true" draw:fit-to-size="false" style:shrink-to-fit="false" fo:min-height="3.181cm" fo:padding-top="0.035cm" fo:padding-bottom="0cm" fo:padding-left="0cm" fo:padding-right="0cm" fo:wrap-option="wrap"/>
      <style:paragraph-properties style:writing-mode="lr-tb"/>
    </style:style>
    <style:style style:name="pr3" style:family="presentation" style:parent-style-name="Title_20_and_20_Content-notes">
      <style:graphic-properties draw:fill-color="#ffffff" fo:min-height="13.364cm"/>
      <style:paragraph-properties style:writing-mode="lr-tb"/>
    </style:style>
    <style:style style:name="pr4" style:family="presentation" style:parent-style-name="Title_20_and_20_Content-backgroundobjects">
      <style:graphic-properties draw:stroke="none" svg:stroke-width="0cm" draw:fill="none" draw:fill-color="#ffffff" draw:textarea-vertical-align="top" draw:auto-grow-height="true" draw:fit-to-size="false" style:shrink-to-fit="false" fo:min-height="11.049cm" fo:padding-top="0cm" fo:padding-bottom="0cm" fo:padding-left="0cm" fo:padding-right="0cm" fo:wrap-option="wrap"/>
      <style:paragraph-properties style:writing-mode="lr-tb"/>
    </style:style>
    <style:style style:name="co1" style:family="table-column">
      <style:table-column-properties style:column-width="1.515cm" style:use-optimal-column-width="false"/>
    </style:style>
    <style:style style:name="co2" style:family="table-column">
      <style:table-column-properties style:column-width="25.698cm" style:use-optimal-column-width="false"/>
    </style:style>
    <style:style style:name="co3" style:family="table-column">
      <style:table-column-properties style:column-width="4.631cm" style:use-optimal-column-width="false"/>
    </style:style>
    <style:style style:name="co4" style:family="table-column">
      <style:table-column-properties style:column-width="3.148cm" style:use-optimal-column-width="false"/>
    </style:style>
    <style:style style:name="co5" style:family="table-column">
      <style:table-column-properties style:column-width="1.654cm" style:use-optimal-column-width="false"/>
    </style:style>
    <style:style style:name="co6" style:family="table-column">
      <style:table-column-properties style:column-width="1.019cm" style:use-optimal-column-width="false"/>
    </style:style>
    <style:style style:name="co7" style:family="table-column">
      <style:table-column-properties style:column-width="0.151cm" style:use-optimal-column-width="false"/>
    </style:style>
    <style:style style:name="co8" style:family="table-column">
      <style:table-column-properties style:column-width="0.954cm" style:use-optimal-column-width="false"/>
    </style:style>
    <style:style style:name="co9" style:family="table-column">
      <style:table-column-properties style:column-width="7.872cm" style:use-optimal-column-width="false"/>
    </style:style>
    <style:style style:name="co10" style:family="table-column">
      <style:table-column-properties style:column-width="0.684cm" style:use-optimal-column-width="false"/>
    </style:style>
    <style:style style:name="co11" style:family="table-column">
      <style:table-column-properties style:column-width="7.879cm" style:use-optimal-column-width="false"/>
    </style:style>
    <style:style style:name="co12" style:family="table-column">
      <style:table-column-properties style:column-width="0.795cm" style:use-optimal-column-width="false"/>
    </style:style>
    <style:style style:name="co13" style:family="table-column">
      <style:table-column-properties style:column-width="7.884cm" style:use-optimal-column-width="false"/>
    </style:style>
    <style:style style:name="co14" style:family="table-column">
      <style:table-column-properties style:column-width="2.832cm" style:use-optimal-column-width="false"/>
    </style:style>
    <style:style style:name="co15" style:family="table-column">
      <style:table-column-properties style:column-width="1.465cm" style:use-optimal-column-width="false"/>
    </style:style>
    <style:style style:name="co16" style:family="table-column">
      <style:table-column-properties style:column-width="1.06cm" style:use-optimal-column-width="false"/>
    </style:style>
    <style:style style:name="co17" style:family="table-column">
      <style:table-column-properties style:column-width="0.809cm" style:use-optimal-column-width="false"/>
    </style:style>
    <style:style style:name="co18" style:family="table-column">
      <style:table-column-properties style:column-width="3.764cm" style:use-optimal-column-width="false"/>
    </style:style>
    <style:style style:name="co19" style:family="table-column">
      <style:table-column-properties style:column-width="1.86cm" style:use-optimal-column-width="false"/>
    </style:style>
    <style:style style:name="co20" style:family="table-column">
      <style:table-column-properties style:column-width="2.831cm" style:use-optimal-column-width="false"/>
    </style:style>
    <style:style style:name="co21" style:family="table-column">
      <style:table-column-properties style:column-width="0.811cm" style:use-optimal-column-width="false"/>
    </style:style>
    <style:style style:name="co22" style:family="table-column">
      <style:table-column-properties style:column-width="3.712cm" style:use-optimal-column-width="false"/>
    </style:style>
    <style:style style:name="co23" style:family="table-column">
      <style:table-column-properties style:column-width="1.467cm" style:use-optimal-column-width="false"/>
    </style:style>
    <style:style style:name="co24" style:family="table-column">
      <style:table-column-properties style:column-width="1.861cm" style:use-optimal-column-width="false"/>
    </style:style>
    <style:style style:name="co25" style:family="table-column">
      <style:table-column-properties style:column-width="2.612cm" style:use-optimal-column-width="false"/>
    </style:style>
    <style:style style:name="co26" style:family="table-column">
      <style:table-column-properties style:column-width="1.619cm" style:use-optimal-column-width="false"/>
    </style:style>
    <style:style style:name="co27" style:family="table-column">
      <style:table-column-properties style:column-width="2.529cm" style:use-optimal-column-width="false"/>
    </style:style>
    <style:style style:name="co28" style:family="table-column">
      <style:table-column-properties style:column-width="0.322cm" style:use-optimal-column-width="false"/>
    </style:style>
    <style:style style:name="co29" style:family="table-column">
      <style:table-column-properties style:column-width="2.531cm" style:use-optimal-column-width="false"/>
    </style:style>
    <style:style style:name="co30" style:family="table-column">
      <style:table-column-properties style:column-width="2.047cm" style:use-optimal-column-width="false"/>
    </style:style>
    <style:style style:name="co31" style:family="table-column">
      <style:table-column-properties style:column-width="0.481cm" style:use-optimal-column-width="false"/>
    </style:style>
    <style:style style:name="co32" style:family="table-column">
      <style:table-column-properties style:column-width="0.324cm" style:use-optimal-column-width="false"/>
    </style:style>
    <style:style style:name="co33" style:family="table-column">
      <style:table-column-properties style:column-width="1.268cm" style:use-optimal-column-width="false"/>
    </style:style>
    <style:style style:name="co34" style:family="table-column">
      <style:table-column-properties style:column-width="1.262cm" style:use-optimal-column-width="false"/>
    </style:style>
    <style:style style:name="co35" style:family="table-column">
      <style:table-column-properties style:column-width="0.283cm" style:use-optimal-column-width="false"/>
    </style:style>
    <style:style style:name="co36" style:family="table-column">
      <style:table-column-properties style:column-width="0.299cm" style:use-optimal-column-width="false"/>
    </style:style>
    <style:style style:name="co37" style:family="table-column">
      <style:table-column-properties style:column-width="2.229cm" style:use-optimal-column-width="false"/>
    </style:style>
    <style:style style:name="co38" style:family="table-column">
      <style:table-column-properties style:column-width="0.334cm" style:use-optimal-column-width="false"/>
    </style:style>
    <style:style style:name="co39" style:family="table-column">
      <style:table-column-properties style:column-width="1.584cm" style:use-optimal-column-width="false"/>
    </style:style>
    <style:style style:name="co40" style:family="table-column">
      <style:table-column-properties style:column-width="2.475cm" style:use-optimal-column-width="false"/>
    </style:style>
    <style:style style:name="co41" style:family="table-column">
      <style:table-column-properties style:column-width="0.317cm" style:use-optimal-column-width="false"/>
    </style:style>
    <style:style style:name="co42" style:family="table-column">
      <style:table-column-properties style:column-width="2.474cm" style:use-optimal-column-width="false"/>
    </style:style>
    <style:style style:name="co43" style:family="table-column">
      <style:table-column-properties style:column-width="11.996cm" style:use-optimal-column-width="false"/>
    </style:style>
    <style:style style:name="co44" style:family="table-column">
      <style:table-column-properties style:column-width="0.277cm" style:use-optimal-column-width="false"/>
    </style:style>
    <style:style style:name="co45" style:family="table-column">
      <style:table-column-properties style:column-width="1.313cm" style:use-optimal-column-width="false"/>
    </style:style>
    <style:style style:name="ro1" style:family="table-row">
      <style:table-row-properties style:row-height="0.728cm" style:use-optimal-row-height="false"/>
    </style:style>
    <style:style style:name="ro2" style:family="table-row">
      <style:table-row-properties style:row-height="0.763cm" style:use-optimal-row-height="false"/>
    </style:style>
    <style:style style:name="ro3" style:family="table-row">
      <style:table-row-properties style:row-height="0.724cm" style:use-optimal-row-height="false"/>
    </style:style>
    <style:style style:name="ro4" style:family="table-row">
      <style:table-row-properties style:row-height="0.726cm" style:use-optimal-row-height="false"/>
    </style:style>
    <style:style style:name="ro5" style:family="table-row">
      <style:table-row-properties style:row-height="0.729cm" style:use-optimal-row-height="false"/>
    </style:style>
    <style:style style:name="ro6" style:family="table-row">
      <style:table-row-properties style:row-height="0.731cm" style:use-optimal-row-height="false"/>
    </style:style>
    <style:style style:name="ro7" style:family="table-row">
      <style:table-row-properties style:row-height="1.385cm" style:use-optimal-row-height="false"/>
    </style:style>
    <style:style style:name="ro8" style:family="table-row">
      <style:table-row-properties style:row-height="0.341cm" style:use-optimal-row-height="false"/>
    </style:style>
    <style:style style:name="ro9" style:family="table-row">
      <style:table-row-properties style:row-height="0.352cm" style:use-optimal-row-height="false"/>
    </style:style>
    <style:style style:name="ro10" style:family="table-row">
      <style:table-row-properties style:row-height="0.357cm" style:use-optimal-row-height="false"/>
    </style:style>
    <style:style style:name="ro11" style:family="table-row">
      <style:table-row-properties style:row-height="0.303cm" style:use-optimal-row-height="false"/>
    </style:style>
    <style:style style:name="ro12" style:family="table-row">
      <style:table-row-properties style:row-height="1.507cm" style:use-optimal-row-height="false"/>
    </style:style>
    <style:style style:name="ro13" style:family="table-row">
      <style:table-row-properties style:row-height="0.533cm" style:use-optimal-row-height="false"/>
    </style:style>
    <style:style style:name="ro14" style:family="table-row">
      <style:table-row-properties style:row-height="0.26cm" style:use-optimal-row-height="false"/>
    </style:style>
    <style:style style:name="ro15" style:family="table-row">
      <style:table-row-properties style:row-height="0.296cm" style:use-optimal-row-height="false"/>
    </style:style>
    <style:style style:name="ro16" style:family="table-row">
      <style:table-row-properties style:row-height="0.266cm" style:use-optimal-row-height="false"/>
    </style:style>
    <style:style style:name="ro17" style:family="table-row">
      <style:table-row-properties style:row-height="0.32cm" style:use-optimal-row-height="false"/>
    </style:style>
    <style:style style:name="ro18" style:family="table-row">
      <style:table-row-properties style:row-height="0.727cm" style:use-optimal-row-height="false"/>
    </style:style>
    <style:style style:name="ro19" style:family="table-row">
      <style:table-row-properties style:row-height="0.735cm" style:use-optimal-row-height="false"/>
    </style:style>
    <style:style style:name="ro20" style:family="table-row">
      <style:table-row-properties style:row-height="0.371cm" style:use-optimal-row-height="false"/>
    </style:style>
    <style:style style:name="ro21" style:family="table-row">
      <style:table-row-properties style:row-height="0.698cm" style:use-optimal-row-height="false"/>
    </style:style>
    <style:style style:name="ro22" style:family="table-row">
      <style:table-row-properties style:row-height="0.401cm" style:use-optimal-row-height="false"/>
    </style:style>
    <style:style style:name="ro23" style:family="table-row">
      <style:table-row-properties style:row-height="2.706cm" style:use-optimal-row-height="false"/>
    </style:style>
    <style:style style:name="ro24" style:family="table-row">
      <style:table-row-properties style:row-height="0.782cm" style:use-optimal-row-height="false"/>
    </style:style>
    <style:style style:name="ro25" style:family="table-row">
      <style:table-row-properties style:row-height="0.399cm" style:use-optimal-row-height="false"/>
    </style:style>
    <style:style style:name="ro26" style:family="table-row">
      <style:table-row-properties style:row-height="0.362cm" style:use-optimal-row-height="false"/>
    </style:style>
    <style:style style:name="ro27" style:family="table-row">
      <style:table-row-properties style:row-height="0.44cm" style:use-optimal-row-height="false"/>
    </style:style>
    <style:style style:name="ce1" style:family="table-cell">
      <loext:graphic-properties draw:fill="none" draw:textarea-vertical-align="top" fo:padding-top="0cm" fo:padding-bottom="0cm" fo:padding-left="0cm" fo:padding-right="0cm"/>
      <style:paragraph-properties fo:border="none"/>
    </style:style>
    <style:style style:name="ce2" style:family="table-cell">
      <loext:graphic-properties draw:fill="none" draw:textarea-vertical-align="top" fo:padding-top="0.051cm" fo:padding-bottom="0cm" fo:padding-left="0cm" fo:padding-right="0cm"/>
      <style:paragraph-properties fo:border="none"/>
    </style:style>
    <style:style style:name="ce3" style:family="table-cell">
      <loext:graphic-properties draw:fill="none" draw:textarea-vertical-align="top" fo:padding-top="0.047cm" fo:padding-bottom="0cm" fo:padding-left="0cm" fo:padding-right="0cm"/>
      <style:paragraph-properties fo:border="none"/>
    </style:style>
    <style:style style:name="ce4" style:family="table-cell">
      <loext:graphic-properties draw:fill="none" draw:textarea-vertical-align="top" fo:padding-top="0.049cm" fo:padding-bottom="0cm" fo:padding-left="0cm" fo:padding-right="0cm"/>
      <style:paragraph-properties fo:border="none"/>
    </style:style>
    <style:style style:name="ce5" style:family="table-cell">
      <loext:graphic-properties draw:fill="none" draw:textarea-vertical-align="top" fo:padding-top="0.052cm" fo:padding-bottom="0cm" fo:padding-left="0cm" fo:padding-right="0cm"/>
      <style:paragraph-properties fo:border="none"/>
    </style:style>
    <style:style style:name="ce6" style:family="table-cell">
      <loext:graphic-properties draw:fill="none" draw:textarea-vertical-align="top" fo:padding-top="0.054cm" fo:padding-bottom="0cm" fo:padding-left="0cm" fo:padding-right="0cm"/>
      <style:paragraph-properties fo:border="none"/>
    </style:style>
    <style:style style:name="ce7" style:family="table-cell">
      <loext:graphic-properties draw:fill="solid" draw:fill-color="#f9f9f9" draw:textarea-vertical-align="top" fo:padding-top="0cm" fo:padding-bottom="0cm" fo:padding-left="0cm" fo:padding-right="0cm"/>
      <style:paragraph-properties fo:border-left="1.11pt solid #03ab52" fo:border-right="1.11pt solid #03ab52" fo:border-top="1.11pt solid #03ab52" fo:border-bottom="0.48pt solid #d3d3d3"/>
    </style:style>
    <style:style style:name="ce8" style:family="table-cell">
      <loext:graphic-properties draw:fill="none" draw:textarea-vertical-align="top" fo:padding-top="0cm" fo:padding-bottom="0cm" fo:padding-left="0cm" fo:padding-right="0cm"/>
      <style:paragraph-properties fo:border-left="1.11pt solid #03ab52" fo:border-right="1.11pt solid #03ab52" fo:border-top="0.26pt solid #d3d3d3" fo:border-bottom="0.26pt solid #d3d3d3"/>
    </style:style>
    <style:style style:name="ce9" style:family="table-cell">
      <loext:graphic-properties draw:fill="solid" draw:fill-color="#f1f1f1" draw:textarea-vertical-align="top" fo:padding-top="0cm" fo:padding-bottom="0cm" fo:padding-left="0cm" fo:padding-right="0cm"/>
      <style:paragraph-properties fo:border-left="1.11pt solid #03ab52" fo:border-right="1.11pt solid #03ab52" fo:border-top="1.11pt solid #03ab52" fo:border-bottom="1.11pt solid #d3d3d3"/>
    </style:style>
    <style:style style:name="ce10" style:family="table-cell">
      <loext:graphic-properties draw:fill="none" draw:textarea-vertical-align="top" fo:padding-top="0cm" fo:padding-bottom="0cm" fo:padding-left="0cm" fo:padding-right="0cm"/>
      <style:paragraph-properties fo:border-left="1.11pt solid #03ab52" fo:border-right="1.5pt solid #03ab52" fo:border-top="0.26pt solid #d3d3d3" fo:border-bottom="0.26pt solid #d3d3d3"/>
    </style:style>
    <style:style style:name="ce11" style:family="table-cell">
      <loext:graphic-properties draw:fill="solid" draw:fill-color="#f1f1f1" draw:textarea-vertical-align="top" fo:padding-top="0cm" fo:padding-bottom="0cm" fo:padding-left="0cm" fo:padding-right="0cm"/>
      <style:paragraph-properties fo:border-left="1.5pt solid #03ab52" fo:border-right="2.13pt solid #03ab52" fo:border-top="1.11pt solid #03ab52" fo:border-bottom="1.11pt solid #d3d3d3"/>
    </style:style>
    <style:style style:name="ce12" style:family="table-cell">
      <loext:graphic-properties draw:fill="none" draw:textarea-vertical-align="top" fo:padding-top="0cm" fo:padding-bottom="0cm" fo:padding-left="0cm" fo:padding-right="0cm"/>
      <style:paragraph-properties fo:border-left="2.13pt solid #03ab52" fo:border-right="1.5pt solid #03ab52" fo:border-top="0.26pt solid #d3d3d3" fo:border-bottom="0.26pt solid #d3d3d3"/>
    </style:style>
    <style:style style:name="ce13" style:family="table-cell">
      <loext:graphic-properties draw:fill="solid" draw:fill-color="#f1f1f1" draw:textarea-vertical-align="top" fo:padding-top="0cm" fo:padding-bottom="0cm" fo:padding-left="0cm" fo:padding-right="0cm"/>
      <style:paragraph-properties fo:border-left="1.5pt solid #03ab52" fo:border-right="2.13pt solid #03ab52" fo:border-top="1.11pt solid #03ab52" fo:border-bottom="0.48pt solid #000000"/>
    </style:style>
    <style:style style:name="ce14" style:family="table-cell">
      <loext:graphic-properties draw:fill="none" draw:textarea-vertical-align="top" fo:padding-top="0.008cm" fo:padding-bottom="0cm" fo:padding-left="0cm" fo:padding-right="0cm"/>
      <style:paragraph-properties fo:border-left="1.11pt solid #03ab52" fo:border-right="1.11pt solid #03ab52" fo:border-top="0.48pt solid #d3d3d3" fo:border-bottom="0.48pt solid #2c3946"/>
    </style:style>
    <style:style style:name="ce15" style:family="table-cell">
      <loext:graphic-properties draw:fill="solid" draw:fill-color="#f1f1f1" draw:textarea-vertical-align="top" fo:padding-top="0cm" fo:padding-bottom="0cm" fo:padding-left="0cm" fo:padding-right="0cm"/>
      <style:paragraph-properties fo:border-left="1.11pt solid #03ab52" fo:border-right="1.11pt solid #03ab52" fo:border-top="1.11pt solid #d3d3d3" fo:border-bottom="1.11pt solid #03ab52"/>
    </style:style>
    <style:style style:name="ce16" style:family="table-cell">
      <loext:graphic-properties draw:fill="solid" draw:fill-color="#f1f1f1" draw:textarea-vertical-align="top" fo:padding-top="0cm" fo:padding-bottom="0cm" fo:padding-left="0cm" fo:padding-right="0cm"/>
      <style:paragraph-properties fo:border-left="1.5pt solid #03ab52" fo:border-right="2.13pt solid #03ab52" fo:border-top="1.11pt solid #d3d3d3" fo:border-bottom="1.11pt solid #03ab52"/>
    </style:style>
    <style:style style:name="ce17" style:family="table-cell">
      <loext:graphic-properties draw:fill="solid" draw:fill-color="#f1f1f1" draw:textarea-vertical-align="top" fo:padding-top="0cm" fo:padding-bottom="0cm" fo:padding-left="0cm" fo:padding-right="0cm"/>
      <style:paragraph-properties fo:border-left="1.5pt solid #03ab52" fo:border-right="2.13pt solid #03ab52" fo:border-top="0.48pt solid #000000" fo:border-bottom="1.11pt solid #03ab52"/>
    </style:style>
    <style:style style:name="ce18" style:family="table-cell">
      <loext:graphic-properties draw:fill="none" draw:textarea-vertical-align="top" fo:padding-top="0cm" fo:padding-bottom="0cm" fo:padding-left="0cm" fo:padding-right="0cm"/>
      <style:paragraph-properties fo:border-left="1.11pt solid #03ab52" fo:border-right="1.11pt solid #03ab52" fo:border-top="1.11pt solid #03ab52" fo:border-bottom="3pt solid #03ab52"/>
    </style:style>
    <style:style style:name="ce19" style:family="table-cell">
      <loext:graphic-properties draw:fill="none" draw:textarea-vertical-align="top" fo:padding-top="0cm" fo:padding-bottom="0cm" fo:padding-left="0cm" fo:padding-right="0cm"/>
      <style:paragraph-properties fo:border-left="1.5pt solid #03ab52" fo:border-right="2.13pt solid #03ab52" fo:border-top="1.11pt solid #03ab52" fo:border-bottom="3pt solid #03ab52"/>
    </style:style>
    <style:style style:name="ce20" style:family="table-cell">
      <loext:graphic-properties draw:fill="solid" draw:fill-color="#03ab52" draw:textarea-vertical-align="top" fo:padding-top="0cm" fo:padding-bottom="0cm" fo:padding-left="0cm" fo:padding-right="0cm"/>
      <style:paragraph-properties fo:border-left="0.26pt solid #d3d3d3" fo:border-right="0.26pt solid #d3d3d3" fo:border-top="0.48pt solid #2c3946" fo:border-bottom="0.48pt solid #000000"/>
    </style:style>
    <style:style style:name="ce21" style:family="table-cell">
      <loext:graphic-properties draw:fill="solid" draw:fill-color="#03ab52" draw:textarea-vertical-align="top" fo:padding-top="0cm" fo:padding-bottom="0cm" fo:padding-left="0cm" fo:padding-right="0cm"/>
      <style:paragraph-properties fo:border-left="0.26pt solid #d3d3d3" fo:border-right="0.26pt solid #2c3946" fo:border-top="0.48pt solid #2c3946" fo:border-bottom="0.48pt solid #000000"/>
    </style:style>
    <style:style style:name="ce22" style:family="table-cell">
      <loext:graphic-properties draw:fill="none" draw:textarea-vertical-align="top" fo:padding-top="0cm" fo:padding-bottom="0cm" fo:padding-left="0cm" fo:padding-right="0cm"/>
      <style:paragraph-properties fo:border-left="0.26pt solid #2c3946" fo:border-right="1.11pt solid #03ab52" fo:border-top="0.26pt solid #d3d3d3" fo:border-bottom="0.26pt solid #d3d3d3"/>
    </style:style>
    <style:style style:name="ce23" style:family="table-cell">
      <loext:graphic-properties draw:fill="solid" draw:fill-color="#03ab52" draw:textarea-vertical-align="top" fo:padding-top="0cm" fo:padding-bottom="0cm" fo:padding-left="0cm" fo:padding-right="0cm"/>
      <style:paragraph-properties fo:border-left="0.26pt solid #000000" fo:border-right="0.48pt solid #2c3946" fo:border-top="0.48pt solid #000000" fo:border-bottom="0.48pt solid #000000"/>
    </style:style>
    <style:style style:name="ce24" style:family="table-cell">
      <loext:graphic-properties draw:fill="none" draw:textarea-vertical-align="top" fo:padding-top="0cm" fo:padding-bottom="0cm" fo:padding-left="0cm" fo:padding-right="0cm"/>
      <style:paragraph-properties fo:border-left="0.48pt solid #2c3946" fo:border-right="1.11pt solid #03ab52" fo:border-top="0.26pt solid #d3d3d3" fo:border-bottom="0.26pt solid #d3d3d3"/>
    </style:style>
    <style:style style:name="ce25" style:family="table-cell">
      <loext:graphic-properties draw:fill="solid" draw:fill-color="#03ab52" draw:textarea-vertical-align="top" fo:padding-top="0cm" fo:padding-bottom="0cm" fo:padding-left="0cm" fo:padding-right="0cm"/>
      <style:paragraph-properties fo:border-left="0.26pt solid #d3d3d3" fo:border-right="0.26pt solid #d3d3d3" fo:border-top="0.48pt solid #000000" fo:border-bottom="0.48pt solid #2c3946"/>
    </style:style>
    <style:style style:name="ce26" style:family="table-cell">
      <loext:graphic-properties draw:fill="solid" draw:fill-color="#03ab52" draw:textarea-vertical-align="top" fo:padding-top="0cm" fo:padding-bottom="0cm" fo:padding-left="0cm" fo:padding-right="0cm"/>
      <style:paragraph-properties fo:border-left="0.26pt solid #d3d3d3" fo:border-right="none" fo:border-top="0.48pt solid #000000" fo:border-bottom="0.48pt solid #2c3946"/>
    </style:style>
    <style:style style:name="ce27" style:family="table-cell">
      <loext:graphic-properties draw:fill="solid" draw:fill-color="#03ab52" draw:textarea-vertical-align="top" fo:padding-top="0cm" fo:padding-bottom="0cm" fo:padding-left="0cm" fo:padding-right="0cm"/>
      <style:paragraph-properties fo:border-left="none" fo:border-right="0.26pt solid #2c3946" fo:border-top="0.48pt solid #000000" fo:border-bottom="0.48pt solid #000000"/>
    </style:style>
    <style:style style:name="ce28" style:family="table-cell">
      <loext:graphic-properties draw:fill="solid" draw:fill-color="#03ab52" draw:textarea-vertical-align="top" fo:padding-top="0cm" fo:padding-bottom="0cm" fo:padding-left="0cm" fo:padding-right="0cm"/>
      <style:paragraph-properties fo:border-left="0.26pt solid #d3d3d3" fo:border-right="none" fo:border-top="0.48pt solid #2c3946" fo:border-bottom="0.48pt solid #000000"/>
    </style:style>
    <style:style style:name="ce29" style:family="table-cell">
      <loext:graphic-properties draw:fill="none" draw:textarea-vertical-align="top" fo:padding-top="0.014cm" fo:padding-bottom="0cm" fo:padding-left="0cm" fo:padding-right="0cm"/>
      <style:paragraph-properties fo:border-left="1.11pt solid #03ab52" fo:border-right="1.11pt solid #03ab52" fo:border-top="0.48pt solid #000000" fo:border-bottom="2.13pt solid #d3d3d3"/>
    </style:style>
    <style:style style:name="ce30" style:family="table-cell">
      <loext:graphic-properties draw:fill="solid" draw:fill-color="#f9f9f9" draw:textarea-vertical-align="top" fo:padding-top="0cm" fo:padding-bottom="0cm" fo:padding-left="0cm" fo:padding-right="0cm"/>
      <style:paragraph-properties fo:border-left="1.11pt solid #03ab52" fo:border-right="1.11pt solid #03ab52" fo:border-top="2.13pt solid #d3d3d3" fo:border-bottom="0.48pt solid #d3d3d3"/>
    </style:style>
    <style:style style:name="ce31" style:family="table-cell">
      <loext:graphic-properties draw:fill="solid" draw:fill-color="#f9f9f9" draw:textarea-vertical-align="top" fo:padding-top="0cm" fo:padding-bottom="0cm" fo:padding-left="0cm" fo:padding-right="0cm"/>
      <style:paragraph-properties fo:border-left="1.11pt solid #03ab52" fo:border-right="1.11pt solid #03ab52" fo:border-top="3pt solid #03ab52" fo:border-bottom="1.11pt solid #d3d3d3"/>
    </style:style>
    <style:style style:name="ce32" style:family="table-cell">
      <loext:graphic-properties draw:fill="solid" draw:fill-color="#f9f9f9" draw:textarea-vertical-align="top" fo:padding-top="0cm" fo:padding-bottom="0cm" fo:padding-left="0cm" fo:padding-right="0cm"/>
      <style:paragraph-properties fo:border-left="1.5pt solid #03ab52" fo:border-right="2.13pt solid #03ab52" fo:border-top="3pt solid #03ab52" fo:border-bottom="1.11pt solid #d3d3d3"/>
    </style:style>
    <style:style style:name="ce33" style:family="table-cell">
      <loext:graphic-properties draw:fill="solid" draw:fill-color="#f9f9f9" draw:textarea-vertical-align="top" fo:padding-top="0cm" fo:padding-bottom="0cm" fo:padding-left="0cm" fo:padding-right="0cm"/>
      <style:paragraph-properties fo:border-left="1.5pt solid #03ab52" fo:border-right="2.13pt solid #03ab52" fo:border-top="3pt solid #03ab52" fo:border-bottom="0.48pt solid #000000"/>
    </style:style>
    <style:style style:name="ce34" style:family="table-cell">
      <loext:graphic-properties draw:fill="none" draw:textarea-vertical-align="top" fo:padding-top="0.005cm" fo:padding-bottom="0cm" fo:padding-left="0cm" fo:padding-right="0cm"/>
      <style:paragraph-properties fo:border-left="1.11pt solid #03ab52" fo:border-right="1.11pt solid #03ab52" fo:border-top="0.48pt solid #d3d3d3" fo:border-bottom="0.48pt solid #000000"/>
    </style:style>
    <style:style style:name="ce35" style:family="table-cell">
      <loext:graphic-properties draw:fill="none" draw:textarea-vertical-align="top" fo:padding-top="0.005cm" fo:padding-bottom="0cm" fo:padding-left="0cm" fo:padding-right="0cm"/>
      <style:paragraph-properties fo:border-left="1.11pt solid #03ab52" fo:border-right="1.11pt solid #03ab52" fo:border-top="1.11pt solid #d3d3d3" fo:border-bottom="1.11pt solid #03ab52"/>
    </style:style>
    <style:style style:name="ce36" style:family="table-cell">
      <loext:graphic-properties draw:fill="none" draw:textarea-vertical-align="top" fo:padding-top="0.005cm" fo:padding-bottom="0cm" fo:padding-left="0cm" fo:padding-right="0cm"/>
      <style:paragraph-properties fo:border-left="1.5pt solid #03ab52" fo:border-right="2.13pt solid #03ab52" fo:border-top="1.11pt solid #d3d3d3" fo:border-bottom="1.11pt solid #03ab52"/>
    </style:style>
    <style:style style:name="ce37" style:family="table-cell">
      <loext:graphic-properties draw:fill="none" draw:textarea-vertical-align="top" fo:padding-top="0.005cm" fo:padding-bottom="0cm" fo:padding-left="0cm" fo:padding-right="0cm"/>
      <style:paragraph-properties fo:border-left="1.5pt solid #03ab52" fo:border-right="2.13pt solid #03ab52" fo:border-top="0.48pt solid #000000" fo:border-bottom="1.11pt solid #03ab52"/>
    </style:style>
    <style:style style:name="ce38" style:family="table-cell">
      <loext:graphic-properties draw:fill="solid" draw:fill-color="#f9f9f9" draw:textarea-vertical-align="top" fo:padding-top="0cm" fo:padding-bottom="0cm" fo:padding-left="0cm" fo:padding-right="0cm"/>
      <style:paragraph-properties fo:border-left="1.11pt solid #03ab52" fo:border-right="0.26pt solid #d3d3d3" fo:border-top="0.48pt solid #000000" fo:border-bottom="0.48pt solid #000000"/>
    </style:style>
    <style:style style:name="ce39" style:family="table-cell">
      <loext:graphic-properties draw:fill="solid" draw:fill-color="#f9f9f9" draw:textarea-vertical-align="top" fo:padding-top="0cm" fo:padding-bottom="0cm" fo:padding-left="0cm" fo:padding-right="0cm"/>
      <style:paragraph-properties fo:border-left="0.26pt solid #d3d3d3" fo:border-right="0.26pt solid #d3d3d3" fo:border-top="0.48pt solid #000000" fo:border-bottom="0.48pt solid #000000"/>
    </style:style>
    <style:style style:name="ce40" style:family="table-cell">
      <loext:graphic-properties draw:fill="solid" draw:fill-color="#f9f9f9" draw:textarea-vertical-align="top" fo:padding-top="0cm" fo:padding-bottom="0cm" fo:padding-left="0cm" fo:padding-right="0cm"/>
      <style:paragraph-properties fo:border-left="0.26pt solid #d3d3d3" fo:border-right="1.11pt solid #03ab52" fo:border-top="0.48pt solid #000000" fo:border-bottom="0.48pt solid #000000"/>
    </style:style>
    <style:style style:name="ce41" style:family="table-cell">
      <loext:graphic-properties draw:fill="solid" draw:fill-color="#f9f9f9" draw:textarea-vertical-align="top" fo:padding-top="0cm" fo:padding-bottom="0cm" fo:padding-left="0cm" fo:padding-right="0cm"/>
      <style:paragraph-properties fo:border-left="1.11pt solid #03ab52" fo:border-right="1.11pt solid #03ab52" fo:border-top="0.48pt solid #000000" fo:border-bottom="0.48pt solid #000000"/>
    </style:style>
    <style:style style:name="ce42" style:family="table-cell">
      <loext:graphic-properties draw:fill="none" draw:textarea-vertical-align="top" fo:padding-top="0.008cm" fo:padding-bottom="0cm" fo:padding-left="0cm" fo:padding-right="0cm"/>
      <style:paragraph-properties fo:border-left="1.11pt solid #03ab52" fo:border-right="1.11pt solid #03ab52" fo:border-top="0.48pt solid #000000" fo:border-bottom="1.5pt solid #03ab52"/>
    </style:style>
    <style:style style:name="ce43" style:family="table-cell">
      <loext:graphic-properties draw:fill="solid" draw:fill-color="#f1f1f1" draw:textarea-vertical-align="top" fo:padding-top="0.093cm" fo:padding-bottom="0cm" fo:padding-left="0cm" fo:padding-right="0cm"/>
      <style:paragraph-properties fo:border-left="1.11pt solid #03ab52" fo:border-right="1.11pt solid #03ab52" fo:border-top="1.11pt solid #03ab52" fo:border-bottom="1.5pt solid #03ab52"/>
    </style:style>
    <style:style style:name="ce44" style:family="table-cell">
      <loext:graphic-properties draw:fill="solid" draw:fill-color="#f1f1f1" draw:textarea-vertical-align="top" fo:padding-top="0.093cm" fo:padding-bottom="0cm" fo:padding-left="0cm" fo:padding-right="0cm"/>
      <style:paragraph-properties fo:border-left="1.5pt solid #03ab52" fo:border-right="2.13pt solid #03ab52" fo:border-top="1.11pt solid #03ab52" fo:border-bottom="1.5pt solid #03ab52"/>
    </style:style>
    <style:style style:name="ce45" style:family="table-cell">
      <loext:graphic-properties draw:fill="solid" draw:fill-color="#f1f1f1" draw:textarea-vertical-align="top" fo:padding-top="0.111cm" fo:padding-bottom="0cm" fo:padding-left="0cm" fo:padding-right="0cm"/>
      <style:paragraph-properties fo:border-left="1.11pt solid #03ab52" fo:border-right="1.11pt solid #03ab52" fo:border-top="1.5pt solid #03ab52" fo:border-bottom="1.11pt solid #03ab52"/>
    </style:style>
    <style:style style:name="ce46" style:family="table-cell">
      <loext:graphic-properties draw:fill="none" draw:textarea-vertical-align="top" fo:padding-top="0cm" fo:padding-bottom="0cm" fo:padding-left="0cm" fo:padding-right="0cm"/>
      <style:paragraph-properties fo:border-left="1.11pt solid #03ab52" fo:border-right="none" fo:border-top="0.26pt solid #d3d3d3" fo:border-bottom="none"/>
    </style:style>
    <style:style style:name="ce47" style:family="table-cell">
      <loext:graphic-properties draw:fill="solid" draw:fill-color="#b4c5e7" draw:textarea-vertical-align="top" fo:padding-top="0cm" fo:padding-bottom="0cm" fo:padding-left="0cm" fo:padding-right="0cm"/>
      <style:paragraph-properties fo:border-left="0.26pt solid #000000" fo:border-right="0.48pt solid #000000" fo:border-top="1.5pt solid #d3d3d3" fo:border-bottom="0.48pt solid #000000"/>
    </style:style>
    <style:style style:name="ce48" style:family="table-cell">
      <loext:graphic-properties draw:fill="none" draw:textarea-vertical-align="top" fo:padding-top="0cm" fo:padding-bottom="0cm" fo:padding-left="0cm" fo:padding-right="0cm"/>
      <style:paragraph-properties fo:border-left="0.48pt solid #000000" fo:border-right="0.48pt solid #000000" fo:border-top="0.26pt solid #d3d3d3" fo:border-bottom="0.26pt solid #d3d3d3"/>
    </style:style>
    <style:style style:name="ce49" style:family="table-cell">
      <loext:graphic-properties draw:fill="solid" draw:fill-color="#e1eeda" draw:textarea-vertical-align="top" fo:padding-top="0cm" fo:padding-bottom="0cm" fo:padding-left="0cm" fo:padding-right="0cm"/>
      <style:paragraph-properties fo:border-left="0.48pt solid #000000" fo:border-right="0.48pt solid #000000" fo:border-top="1.5pt solid #d3d3d3" fo:border-bottom="0.48pt solid #000000"/>
    </style:style>
    <style:style style:name="ce50" style:family="table-cell">
      <loext:graphic-properties draw:fill="none" draw:textarea-vertical-align="top" fo:padding-top="0cm" fo:padding-bottom="0cm" fo:padding-left="0cm" fo:padding-right="0cm"/>
      <style:paragraph-properties fo:border-left="0.26pt solid #d3d3d3" fo:border-right="0.26pt solid #d3d3d3" fo:border-top="0.48pt solid #000000" fo:border-bottom="0.48pt solid #000000"/>
    </style:style>
    <style:style style:name="ce51" style:family="table-cell">
      <loext:graphic-properties draw:fill="none" draw:textarea-vertical-align="top" fo:padding-top="0cm" fo:padding-bottom="0cm" fo:padding-left="0cm" fo:padding-right="0cm"/>
      <style:paragraph-properties fo:border="0.26pt solid #d3d3d3"/>
    </style:style>
    <style:style style:name="ce52" style:family="table-cell">
      <loext:graphic-properties draw:fill="solid" draw:fill-color="#f1f1f1" draw:textarea-vertical-align="top" fo:padding-top="0cm" fo:padding-bottom="0cm" fo:padding-left="0cm" fo:padding-right="0cm"/>
      <style:paragraph-properties fo:border-left="0.26pt solid #000000" fo:border-right="none" fo:border-top="0.48pt solid #000000" fo:border-bottom="none"/>
    </style:style>
    <style:style style:name="ce53" style:family="table-cell">
      <loext:graphic-properties draw:fill="solid" draw:fill-color="#f1f1f1" draw:textarea-vertical-align="top" fo:padding-top="0cm" fo:padding-bottom="0cm" fo:padding-left="0cm" fo:padding-right="0cm"/>
      <style:paragraph-properties fo:border-left="none" fo:border-right="none" fo:border-top="0.48pt solid #000000" fo:border-bottom="none"/>
    </style:style>
    <style:style style:name="ce54" style:family="table-cell">
      <loext:graphic-properties draw:fill="solid" draw:fill-color="#f1f1f1" draw:textarea-vertical-align="top" fo:padding-top="0cm" fo:padding-bottom="0cm" fo:padding-left="0cm" fo:padding-right="0cm"/>
      <style:paragraph-properties fo:border-left="none" fo:border-right="0.48pt solid #000000" fo:border-top="0.48pt solid #000000" fo:border-bottom="none"/>
    </style:style>
    <style:style style:name="ce55" style:family="table-cell">
      <loext:graphic-properties draw:fill="solid" draw:fill-color="#f1f1f1" draw:textarea-vertical-align="top" fo:padding-top="0.003cm" fo:padding-bottom="0cm" fo:padding-left="0cm" fo:padding-right="0cm"/>
      <style:paragraph-properties fo:border-left="0.48pt solid #000000" fo:border-right="none" fo:border-top="0.48pt solid #000000" fo:border-bottom="0.48pt solid #000000"/>
    </style:style>
    <style:style style:name="ce56" style:family="table-cell">
      <loext:graphic-properties draw:fill="solid" draw:fill-color="#f1f1f1" draw:textarea-vertical-align="top" fo:padding-top="0.003cm" fo:padding-bottom="0cm" fo:padding-left="0cm" fo:padding-right="0cm"/>
      <style:paragraph-properties fo:border-left="none" fo:border-right="0.48pt solid #000000" fo:border-top="0.48pt solid #000000" fo:border-bottom="0.48pt solid #000000"/>
    </style:style>
    <style:style style:name="ce57" style:family="table-cell">
      <loext:graphic-properties draw:fill="solid" draw:fill-color="#f1f1f1" draw:textarea-vertical-align="top" fo:padding-top="0cm" fo:padding-bottom="0cm" fo:padding-left="0cm" fo:padding-right="0cm"/>
      <style:paragraph-properties fo:border-left="0.26pt solid #000000" fo:border-right="none" fo:border-top="none" fo:border-bottom="none"/>
    </style:style>
    <style:style style:name="ce58" style:family="table-cell">
      <loext:graphic-properties draw:fill="solid" draw:fill-color="#f1f1f1" draw:textarea-vertical-align="top" fo:padding-top="0cm" fo:padding-bottom="0cm" fo:padding-left="0cm" fo:padding-right="0cm"/>
      <style:paragraph-properties fo:border="none"/>
    </style:style>
    <style:style style:name="ce59" style:family="table-cell">
      <loext:graphic-properties draw:fill="solid" draw:fill-color="#f1f1f1" draw:textarea-vertical-align="top" fo:padding-top="0cm" fo:padding-bottom="0cm" fo:padding-left="0cm" fo:padding-right="0cm"/>
      <style:paragraph-properties fo:border-left="none" fo:border-right="0.48pt solid #000000" fo:border-top="none" fo:border-bottom="none"/>
    </style:style>
    <style:style style:name="ce60" style:family="table-cell">
      <loext:graphic-properties draw:fill="solid" draw:fill-color="#f1f1f1" draw:textarea-vertical-align="top" fo:padding-top="0cm" fo:padding-bottom="0cm" fo:padding-left="0cm" fo:padding-right="0cm"/>
      <style:paragraph-properties fo:border-left="0.26pt solid #000000" fo:border-right="none" fo:border-top="none" fo:border-bottom="0.48pt solid #000000"/>
    </style:style>
    <style:style style:name="ce61" style:family="table-cell">
      <loext:graphic-properties draw:fill="solid" draw:fill-color="#f1f1f1" draw:textarea-vertical-align="top" fo:padding-top="0cm" fo:padding-bottom="0cm" fo:padding-left="0cm" fo:padding-right="0cm"/>
      <style:paragraph-properties fo:border-left="none" fo:border-right="none" fo:border-top="none" fo:border-bottom="0.48pt solid #000000"/>
    </style:style>
    <style:style style:name="ce62" style:family="table-cell">
      <loext:graphic-properties draw:fill="solid" draw:fill-color="#f1f1f1" draw:textarea-vertical-align="top" fo:padding-top="0cm" fo:padding-bottom="0cm" fo:padding-left="0cm" fo:padding-right="0cm"/>
      <style:paragraph-properties fo:border-left="none" fo:border-right="0.48pt solid #000000" fo:border-top="none" fo:border-bottom="0.48pt solid #000000"/>
    </style:style>
    <style:style style:name="ce63" style:family="table-cell">
      <loext:graphic-properties draw:fill="none" draw:textarea-vertical-align="top" fo:padding-top="0cm" fo:padding-bottom="0cm" fo:padding-left="0cm" fo:padding-right="0cm"/>
      <style:paragraph-properties fo:border-left="0.26pt solid #d3d3d3" fo:border-right="0.48pt solid #000000" fo:border-top="0.26pt solid #d3d3d3" fo:border-bottom="0.26pt solid #d3d3d3"/>
    </style:style>
    <style:style style:name="ce64" style:family="table-cell">
      <loext:graphic-properties draw:fill="solid" draw:fill-color="#b4c5e7" draw:textarea-vertical-align="top" fo:padding-top="0cm" fo:padding-bottom="0cm" fo:padding-left="0cm" fo:padding-right="0cm"/>
      <style:paragraph-properties fo:border-left="0.26pt solid #000000" fo:border-right="0.48pt solid #000000" fo:border-top="0.48pt solid #000000" fo:border-bottom="0.48pt solid #000000"/>
    </style:style>
    <style:style style:name="ce65" style:family="table-cell">
      <loext:graphic-properties draw:fill="solid" draw:fill-color="#e1eeda" draw:textarea-vertical-align="top" fo:padding-top="0cm" fo:padding-bottom="0cm" fo:padding-left="0cm" fo:padding-right="0cm"/>
      <style:paragraph-properties fo:border="0.48pt solid #000000"/>
    </style:style>
    <style:style style:name="ce66" style:family="table-cell">
      <loext:graphic-properties draw:fill="solid" draw:fill-color="#f1f1f1" draw:textarea-vertical-align="top" fo:padding-top="0.031cm" fo:padding-bottom="0cm" fo:padding-left="0cm" fo:padding-right="0cm"/>
      <style:paragraph-properties fo:border-left="0.48pt solid #000000" fo:border-right="none" fo:border-top="0.48pt solid #000000" fo:border-bottom="none"/>
    </style:style>
    <style:style style:name="ce67" style:family="table-cell">
      <loext:graphic-properties draw:fill="solid" draw:fill-color="#f1f1f1" draw:textarea-vertical-align="top" fo:padding-top="0.003cm" fo:padding-bottom="0cm" fo:padding-left="0cm" fo:padding-right="0cm"/>
      <style:paragraph-properties fo:border-left="none" fo:border-right="0.48pt solid #000000" fo:border-top="0.48pt solid #000000" fo:border-bottom="none"/>
    </style:style>
    <style:style style:name="ce68" style:family="table-cell">
      <loext:graphic-properties draw:fill="solid" draw:fill-color="#f1f1f1" draw:textarea-vertical-align="top" fo:padding-top="0.012cm" fo:padding-bottom="0cm" fo:padding-left="0cm" fo:padding-right="0cm"/>
      <style:paragraph-properties fo:border-left="0.26pt solid #000000" fo:border-right="none" fo:border-top="none" fo:border-bottom="none"/>
    </style:style>
    <style:style style:name="ce69" style:family="table-cell">
      <loext:graphic-properties draw:fill="solid" draw:fill-color="#f1f1f1" draw:textarea-vertical-align="top" fo:padding-top="0.012cm" fo:padding-bottom="0cm" fo:padding-left="0cm" fo:padding-right="0cm"/>
      <style:paragraph-properties fo:border="none"/>
    </style:style>
    <style:style style:name="ce70" style:family="table-cell">
      <loext:graphic-properties draw:fill="solid" draw:fill-color="#f1f1f1" draw:textarea-vertical-align="top" fo:padding-top="0.012cm" fo:padding-bottom="0cm" fo:padding-left="0cm" fo:padding-right="0cm"/>
      <style:paragraph-properties fo:border-left="none" fo:border-right="0.48pt solid #000000" fo:border-top="none" fo:border-bottom="none"/>
    </style:style>
    <style:style style:name="ce71" style:family="table-cell">
      <loext:graphic-properties draw:fill="none" draw:textarea-vertical-align="top" fo:padding-top="0cm" fo:padding-bottom="0cm" fo:padding-left="0cm" fo:padding-right="0cm"/>
      <style:paragraph-properties fo:border-left="0.48pt solid #000000" fo:border-right="0.48pt solid #000000" fo:border-top="0.26pt solid #d3d3d3" fo:border-bottom="none"/>
    </style:style>
    <style:style style:name="ce72" style:family="table-cell">
      <loext:graphic-properties draw:fill="none" draw:textarea-vertical-align="top" fo:padding-top="0cm" fo:padding-bottom="0cm" fo:padding-left="0cm" fo:padding-right="0cm"/>
      <style:paragraph-properties fo:border-left="0.48pt solid #000000" fo:border-right="0.74pt solid #000000" fo:border-top="0.26pt solid #d3d3d3" fo:border-bottom="0.26pt solid #d3d3d3"/>
    </style:style>
    <style:style style:name="ce73" style:family="table-cell">
      <loext:graphic-properties draw:fill="solid" draw:fill-color="#b4c5e7" draw:textarea-vertical-align="top" fo:padding-top="0cm" fo:padding-bottom="0cm" fo:padding-left="0cm" fo:padding-right="0cm"/>
      <style:paragraph-properties fo:border-left="0.74pt solid #000000" fo:border-right="0.48pt solid #000000" fo:border-top="1.5pt solid #d3d3d3" fo:border-bottom="0.48pt solid #000000"/>
    </style:style>
    <style:style style:name="ce74" style:family="table-cell">
      <loext:graphic-properties draw:fill="solid" draw:fill-color="#b4c5e7" draw:textarea-vertical-align="top" fo:padding-top="0cm" fo:padding-bottom="0cm" fo:padding-left="0cm" fo:padding-right="0cm"/>
      <style:paragraph-properties fo:border-left="0.74pt solid #000000" fo:border-right="0.48pt solid #000000" fo:border-top="0.48pt solid #000000" fo:border-bottom="0.48pt solid #000000"/>
    </style:style>
    <style:style style:name="ce75" style:family="table-cell">
      <loext:graphic-properties draw:fill="none" draw:textarea-vertical-align="top" fo:padding-top="0cm" fo:padding-bottom="0cm" fo:padding-left="0cm" fo:padding-right="0cm"/>
      <style:paragraph-properties fo:border="0.37pt solid #d3d3d3"/>
    </style:style>
    <style:style style:name="ce76" style:family="table-cell">
      <loext:graphic-properties draw:fill="none" draw:textarea-vertical-align="top" fo:padding-top="0.014cm" fo:padding-bottom="0cm" fo:padding-left="0cm" fo:padding-right="0cm"/>
      <style:paragraph-properties fo:border="0.37pt solid #d3d3d3"/>
    </style:style>
    <style:style style:name="ce77" style:family="table-cell">
      <loext:graphic-properties draw:fill="none" draw:textarea-vertical-align="top" fo:padding-top="0cm" fo:padding-bottom="0cm" fo:padding-left="0cm" fo:padding-right="0cm"/>
      <style:paragraph-properties fo:border-left="0.37pt solid #d3d3d3" fo:border-right="0.37pt solid #d3d3d3" fo:border-top="0.37pt solid #d3d3d3" fo:border-bottom="0.37pt solid #000000"/>
    </style:style>
    <style:style style:name="ce78" style:family="table-cell">
      <loext:graphic-properties draw:fill="none" draw:textarea-vertical-align="top" fo:padding-top="0.014cm" fo:padding-bottom="0cm" fo:padding-left="0cm" fo:padding-right="0cm"/>
      <style:paragraph-properties fo:border-left="0.37pt solid #d3d3d3" fo:border-right="0.37pt solid #d3d3d3" fo:border-top="0.37pt solid #000000" fo:border-bottom="0.37pt solid #000000"/>
    </style:style>
    <style:style style:name="ce79" style:family="table-cell">
      <loext:graphic-properties draw:fill="none" draw:textarea-vertical-align="top" fo:padding-top="0cm" fo:padding-bottom="0cm" fo:padding-left="0cm" fo:padding-right="0cm"/>
      <style:paragraph-properties fo:border-left="0.37pt solid #d3d3d3" fo:border-right="none" fo:border-top="0.37pt solid #000000" fo:border-bottom="0.37pt solid #000000"/>
    </style:style>
    <style:style style:name="ce80" style:family="table-cell">
      <loext:graphic-properties draw:fill="solid" draw:fill-color="#f1f1f1" draw:textarea-vertical-align="top" fo:padding-top="0.014cm" fo:padding-bottom="0cm" fo:padding-left="0cm" fo:padding-right="0cm"/>
      <style:paragraph-properties fo:border-left="none" fo:border-right="none" fo:border-top="0.37pt solid #000000" fo:border-bottom="0.37pt solid #000000"/>
    </style:style>
    <style:style style:name="ce81" style:family="table-cell">
      <loext:graphic-properties draw:fill="none" draw:textarea-vertical-align="top" fo:padding-top="0cm" fo:padding-bottom="0cm" fo:padding-left="0cm" fo:padding-right="0cm"/>
      <style:paragraph-properties fo:border-left="none" fo:border-right="none" fo:border-top="0.37pt solid #000000" fo:border-bottom="0.37pt solid #000000"/>
    </style:style>
    <style:style style:name="ce82" style:family="table-cell">
      <loext:graphic-properties draw:fill="solid" draw:fill-color="#f1f1f1" draw:textarea-vertical-align="top" fo:padding-top="0cm" fo:padding-bottom="0cm" fo:padding-left="0cm" fo:padding-right="0cm"/>
      <style:paragraph-properties fo:border-left="none" fo:border-right="none" fo:border-top="0.37pt solid #000000" fo:border-bottom="0.37pt solid #000000"/>
    </style:style>
    <style:style style:name="ce83" style:family="table-cell">
      <loext:graphic-properties draw:fill="none" draw:textarea-vertical-align="top" fo:padding-top="0cm" fo:padding-bottom="0cm" fo:padding-left="0cm" fo:padding-right="0cm"/>
      <style:paragraph-properties fo:border-left="none" fo:border-right="0.37pt solid #f1f1f1" fo:border-top="0.37pt solid #000000" fo:border-bottom="0.37pt solid #000000"/>
    </style:style>
    <style:style style:name="ce84" style:family="table-cell">
      <loext:graphic-properties draw:fill="none" draw:textarea-vertical-align="top" fo:padding-top="0cm" fo:padding-bottom="0cm" fo:padding-left="0cm" fo:padding-right="0cm"/>
      <style:paragraph-properties fo:border-left="0.37pt solid #d3d3d3" fo:border-right="0.37pt solid #d3d3d3" fo:border-top="0.37pt solid #000000" fo:border-bottom="0.37pt solid #d3d3d3"/>
    </style:style>
    <style:style style:name="ce85" style:family="table-cell">
      <loext:graphic-properties draw:fill="none" draw:textarea-vertical-align="top" fo:padding-top="0cm" fo:padding-bottom="0cm" fo:padding-left="0cm" fo:padding-right="0cm"/>
      <style:paragraph-properties fo:border-left="0.37pt solid #d3d3d3" fo:border-right="0.37pt solid #d3d3d3" fo:border-top="0.37pt solid #000000" fo:border-bottom="none"/>
    </style:style>
    <style:style style:name="ce86" style:family="table-cell">
      <loext:graphic-properties draw:fill="none" draw:textarea-vertical-align="top" fo:padding-top="0cm" fo:padding-bottom="0cm" fo:padding-left="0cm" fo:padding-right="0cm"/>
      <style:paragraph-properties fo:border-left="0.37pt solid #d3d3d3" fo:border-right="none" fo:border-top="0.37pt solid #d3d3d3" fo:border-bottom="0.37pt solid #d3d3d3"/>
    </style:style>
    <style:style style:name="ce87" style:family="table-cell">
      <loext:graphic-properties draw:fill="solid" draw:fill-color="#ffc000" draw:textarea-vertical-align="top" fo:padding-top="0.014cm" fo:padding-bottom="0cm" fo:padding-left="0cm" fo:padding-right="0cm"/>
      <style:paragraph-properties fo:border="none"/>
    </style:style>
    <style:style style:name="ce88" style:family="table-cell">
      <loext:graphic-properties draw:fill="none" draw:textarea-vertical-align="top" fo:padding-top="0cm" fo:padding-bottom="0cm" fo:padding-left="0cm" fo:padding-right="0cm"/>
      <style:paragraph-properties fo:border-left="none" fo:border-right="none" fo:border-top="0.37pt solid #d3d3d3" fo:border-bottom="0.37pt solid #d3d3d3"/>
    </style:style>
    <style:style style:name="ce89" style:family="table-cell">
      <loext:graphic-properties draw:fill="solid" draw:fill-color="#a9d08e" draw:textarea-vertical-align="top" fo:padding-top="0.014cm" fo:padding-bottom="0cm" fo:padding-left="0cm" fo:padding-right="0cm"/>
      <style:paragraph-properties fo:border="none"/>
    </style:style>
    <style:style style:name="ce90" style:family="table-cell">
      <loext:graphic-properties draw:fill="none" draw:textarea-vertical-align="top" fo:padding-top="0cm" fo:padding-bottom="0cm" fo:padding-left="0cm" fo:padding-right="0cm"/>
      <style:paragraph-properties fo:border-left="0.37pt solid #d3d3d3" fo:border-right="0.37pt solid #d3d3d3" fo:border-top="none" fo:border-bottom="0.37pt solid #d3d3d3"/>
    </style:style>
    <style:style style:name="ce91" style:family="table-cell">
      <loext:graphic-properties draw:fill="none" draw:textarea-vertical-align="top" fo:padding-top="0cm" fo:padding-bottom="0cm" fo:padding-left="0cm" fo:padding-right="0cm"/>
      <style:paragraph-properties fo:border-left="0.37pt solid #d3d3d3" fo:border-right="0.37pt solid #d3d3d3" fo:border-top="0.37pt solid #d3d3d3" fo:border-bottom="none"/>
    </style:style>
    <style:style style:name="ce92" style:family="table-cell">
      <loext:graphic-properties draw:fill="none" draw:textarea-vertical-align="top" fo:padding-top="0cm" fo:padding-bottom="0cm" fo:padding-left="0cm" fo:padding-right="0cm"/>
      <style:paragraph-properties fo:border-left="0.37pt solid #d3d3d3" fo:border-right="0.37pt solid #d3d3d3" fo:border-top="0.37pt solid #d3d3d3" fo:border-bottom="1.11pt solid #00afef"/>
    </style:style>
    <style:style style:name="ce93" style:family="table-cell">
      <loext:graphic-properties draw:fill="none" draw:textarea-vertical-align="top" fo:padding-top="0cm" fo:padding-bottom="0cm" fo:padding-left="0cm" fo:padding-right="0cm"/>
      <style:paragraph-properties fo:border-left="0.37pt solid #d3d3d3" fo:border-right="1.11pt solid #00afef" fo:border-top="none" fo:border-bottom="0.37pt solid #d3d3d3"/>
    </style:style>
    <style:style style:name="ce94" style:family="table-cell">
      <loext:graphic-properties draw:fill="none" draw:textarea-vertical-align="top" fo:padding-top="0.058cm" fo:padding-bottom="0cm" fo:padding-left="0cm" fo:padding-right="0cm"/>
      <style:paragraph-properties fo:border-left="1.11pt solid #00afef" fo:border-right="1.11pt solid #00afef" fo:border-top="1.11pt solid #00afef" fo:border-bottom="0.37pt solid #00afef"/>
    </style:style>
    <style:style style:name="ce95" style:family="table-cell">
      <loext:graphic-properties draw:fill="none" draw:textarea-vertical-align="top" fo:padding-top="0cm" fo:padding-bottom="0cm" fo:padding-left="0cm" fo:padding-right="0cm"/>
      <style:paragraph-properties fo:border-left="1.11pt solid #00afef" fo:border-right="0.37pt solid #d3d3d3" fo:border-top="0.37pt solid #d3d3d3" fo:border-bottom="0.37pt solid #d3d3d3"/>
    </style:style>
    <style:style style:name="ce96" style:family="table-cell">
      <loext:graphic-properties draw:fill="none" draw:textarea-vertical-align="top" fo:padding-top="0cm" fo:padding-bottom="0cm" fo:padding-left="0cm" fo:padding-right="0cm"/>
      <style:paragraph-properties fo:border-left="0.37pt solid #d3d3d3" fo:border-right="1.11pt solid #00afef" fo:border-top="0.37pt solid #d3d3d3" fo:border-bottom="0.37pt solid #d3d3d3"/>
    </style:style>
    <style:style style:name="ce97" style:family="table-cell">
      <loext:graphic-properties draw:fill="none" draw:textarea-vertical-align="top" fo:padding-top="0cm" fo:padding-bottom="0cm" fo:padding-left="0cm" fo:padding-right="0cm"/>
      <style:paragraph-properties fo:border-left="0.37pt solid #d3d3d3" fo:border-right="0.37pt solid #d3d3d3" fo:border-top="0.37pt solid #00afef" fo:border-bottom="0.37pt solid #d3d3d3"/>
    </style:style>
    <style:style style:name="ce98" style:family="table-cell">
      <loext:graphic-properties draw:fill="solid" draw:fill-color="#f1f1f1" draw:textarea-vertical-align="top" fo:padding-top="0.014cm" fo:padding-bottom="0cm" fo:padding-left="0cm" fo:padding-right="0cm"/>
      <style:paragraph-properties fo:border="none"/>
    </style:style>
    <style:style style:name="ce99" style:family="table-cell">
      <loext:graphic-properties draw:fill="solid" draw:fill-color="#ffff00" draw:textarea-vertical-align="top" fo:padding-top="0.014cm" fo:padding-bottom="0cm" fo:padding-left="0cm" fo:padding-right="0cm"/>
      <style:paragraph-properties fo:border="none"/>
    </style:style>
    <style:style style:name="ce100" style:family="table-cell">
      <loext:graphic-properties draw:fill="none" draw:textarea-vertical-align="top" fo:padding-top="0cm" fo:padding-bottom="0cm" fo:padding-left="0cm" fo:padding-right="0cm"/>
      <style:paragraph-properties fo:border-left="none" fo:border-right="0.37pt solid #f1f1f1" fo:border-top="0.37pt solid #d3d3d3" fo:border-bottom="0.37pt solid #d3d3d3"/>
    </style:style>
    <style:style style:name="ce101" style:family="table-cell">
      <loext:graphic-properties draw:fill="solid" draw:fill-color="#ffff00" draw:textarea-vertical-align="top" fo:padding-top="0.014cm" fo:padding-bottom="0cm" fo:padding-left="0cm" fo:padding-right="0cm"/>
      <style:paragraph-properties fo:border-left="none" fo:border-right="none" fo:border-top="none" fo:border-bottom="0.37pt solid #3e5162"/>
    </style:style>
    <style:style style:name="ce102" style:family="table-cell">
      <loext:graphic-properties draw:fill="none" draw:textarea-vertical-align="top" fo:padding-top="0cm" fo:padding-bottom="0cm" fo:padding-left="0cm" fo:padding-right="0cm"/>
      <style:paragraph-properties fo:border-left="none" fo:border-right="none" fo:border-top="0.37pt solid #d3d3d3" fo:border-bottom="0.48pt solid #3e5162"/>
    </style:style>
    <style:style style:name="ce103" style:family="table-cell">
      <loext:graphic-properties draw:fill="none" draw:textarea-vertical-align="top" fo:padding-top="0cm" fo:padding-bottom="0cm" fo:padding-left="0cm" fo:padding-right="0cm"/>
      <style:paragraph-properties fo:border-left="none" fo:border-right="0.37pt solid #3e5162" fo:border-top="0.37pt solid #d3d3d3" fo:border-bottom="none"/>
    </style:style>
    <style:style style:name="ce104" style:family="table-cell">
      <loext:graphic-properties draw:fill="solid" draw:fill-color="#f1f1f1" draw:textarea-vertical-align="top" fo:padding-top="0.105cm" fo:padding-bottom="0cm" fo:padding-left="0cm" fo:padding-right="0cm"/>
      <style:paragraph-properties fo:border="0.37pt solid #3e5162"/>
    </style:style>
    <style:style style:name="ce105" style:family="table-cell">
      <loext:graphic-properties draw:fill="none" draw:textarea-vertical-align="top" fo:padding-top="0cm" fo:padding-bottom="0cm" fo:padding-left="0cm" fo:padding-right="0cm"/>
      <style:paragraph-properties fo:border-left="0.37pt solid #3e5162" fo:border-right="none" fo:border-top="none" fo:border-bottom="none"/>
    </style:style>
    <style:style style:name="ce106" style:family="table-cell">
      <loext:graphic-properties draw:fill="none" draw:textarea-vertical-align="top" fo:padding-top="0.019cm" fo:padding-bottom="0cm" fo:padding-left="0cm" fo:padding-right="0cm"/>
      <style:paragraph-properties fo:border="0.37pt solid #d3d3d3"/>
    </style:style>
    <style:style style:name="ce107" style:family="table-cell">
      <loext:graphic-properties draw:fill="none" draw:textarea-vertical-align="top" fo:padding-top="0cm" fo:padding-bottom="0cm" fo:padding-left="0cm" fo:padding-right="0cm"/>
      <style:paragraph-properties fo:border-left="0.37pt solid #d3d3d3" fo:border-right="0.37pt solid #d3d3d3" fo:border-top="0.37pt solid #d3d3d3" fo:border-bottom="1.5pt solid #00afef"/>
    </style:style>
    <style:style style:name="ce108" style:family="table-cell">
      <loext:graphic-properties draw:fill="none" draw:textarea-vertical-align="top" fo:padding-top="0.058cm" fo:padding-bottom="0cm" fo:padding-left="0cm" fo:padding-right="0cm"/>
      <style:paragraph-properties fo:border="0.37pt solid #d3d3d3"/>
    </style:style>
    <style:style style:name="ce109" style:family="table-cell">
      <loext:graphic-properties draw:fill="none" draw:textarea-vertical-align="top" fo:padding-top="0cm" fo:padding-bottom="0cm" fo:padding-left="0cm" fo:padding-right="0cm"/>
      <style:paragraph-properties fo:border-left="0.37pt solid #d3d3d3" fo:border-right="1.11pt solid #00afef" fo:border-top="1.5pt solid #00afef" fo:border-bottom="0.37pt solid #d3d3d3"/>
    </style:style>
    <style:style style:name="ce110" style:family="table-cell">
      <loext:graphic-properties draw:fill="none" draw:textarea-vertical-align="top" fo:padding-top="0.082cm" fo:padding-bottom="0cm" fo:padding-left="0cm" fo:padding-right="0cm"/>
      <style:paragraph-properties fo:border="1.11pt solid #00afef"/>
    </style:style>
    <style:style style:name="ce111" style:family="table-cell">
      <loext:graphic-properties draw:fill="solid" draw:fill-color="#ffff00" draw:textarea-vertical-align="top" fo:padding-top="0.019cm" fo:padding-bottom="0cm" fo:padding-left="0cm" fo:padding-right="0cm"/>
      <style:paragraph-properties fo:border="none"/>
    </style:style>
    <style:style style:name="ce112" style:family="table-cell">
      <loext:graphic-properties draw:fill="none" draw:textarea-vertical-align="top" fo:padding-top="0cm" fo:padding-bottom="0cm" fo:padding-left="0cm" fo:padding-right="0cm"/>
      <style:paragraph-properties fo:border-left="none" fo:border-right="0.37pt solid #d3d3d3" fo:border-top="0.37pt solid #d3d3d3" fo:border-bottom="0.37pt solid #d3d3d3"/>
    </style:style>
    <style:style style:name="ce113" style:family="table-cell">
      <loext:graphic-properties draw:fill="none" draw:textarea-vertical-align="top" fo:padding-top="0cm" fo:padding-bottom="0cm" fo:padding-left="0cm" fo:padding-right="0cm"/>
      <style:paragraph-properties fo:border-left="0.37pt solid #d3d3d3" fo:border-right="0.37pt solid #00afef" fo:border-top="0.37pt solid #d3d3d3" fo:border-bottom="0.37pt solid #d3d3d3"/>
    </style:style>
    <style:style style:name="ce114" style:family="table-cell">
      <loext:graphic-properties draw:fill="none" draw:textarea-vertical-align="top" fo:padding-top="0cm" fo:padding-bottom="0cm" fo:padding-left="0cm" fo:padding-right="0cm"/>
      <style:paragraph-properties fo:border-left="1.11pt solid #00afef" fo:border-right="0.37pt solid #d3d3d3" fo:border-top="0.37pt solid #d3d3d3" fo:border-bottom="none"/>
    </style:style>
    <style:style style:name="ce115" style:family="table-cell">
      <loext:graphic-properties draw:fill="none" draw:textarea-vertical-align="top" fo:padding-top="0cm" fo:padding-bottom="0cm" fo:padding-left="0cm" fo:padding-right="0cm"/>
      <style:paragraph-properties fo:border-left="0.37pt solid #d3d3d3" fo:border-right="0.37pt solid #d3d3d3" fo:border-top="1.11pt solid #00afef" fo:border-bottom="0.37pt solid #d3d3d3"/>
    </style:style>
    <style:style style:name="P1" style:family="paragraph">
      <loext:graphic-properties draw:fill="bitmap" draw:fill-image-name="msFillBitmap_20_2" style:repeat="stretch"/>
      <style:paragraph-properties fo:text-align="start" style:font-independent-line-spacing="true"/>
      <style:text-properties fo:font-size="18pt"/>
    </style:style>
    <style:style style:name="P2" style:family="paragraph">
      <style:paragraph-properties fo:margin-left="0.035cm" fo:margin-right="0cm" fo:margin-top="0.035cm" fo:margin-bottom="0cm" fo:line-height="100%" fo:text-align="start" fo:text-indent="0cm" style:punctuation-wrap="hanging" style:writing-mode="lr-tb"/>
      <style:text-properties fo:font-size="18pt" fo:hyphenate="false"/>
    </style:style>
    <style:style style:name="P3" style:family="paragraph">
      <style:paragraph-properties fo:margin-left="0cm" fo:margin-right="0cm" fo:margin-top="0.012cm" fo:margin-bottom="0cm" fo:line-height="100%" fo:text-align="start" fo:text-indent="0cm" style:punctuation-wrap="hanging" style:writing-mode="lr-tb"/>
      <style:text-properties fo:font-size="18pt" fo:hyphenate="false"/>
    </style:style>
    <style:style style:name="P4" style:family="paragraph">
      <style:paragraph-properties fo:margin-left="0.101cm" fo:margin-right="0cm" fo:margin-top="0cm" fo:margin-bottom="0cm" fo:line-height="100%" fo:text-align="start" fo:text-indent="0cm" style:punctuation-wrap="hanging" style:writing-mode="lr-tb"/>
      <style:text-properties fo:font-size="18pt" fo:hyphenate="false"/>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bitmap" draw:fill-image-name="msFillBitmap_20_3" style:repeat="stretch"/>
      <style:paragraph-properties fo:text-align="start" style:font-independent-line-spacing="true"/>
      <style:text-properties fo:font-size="18pt"/>
    </style:style>
    <style:style style:name="P7" style:family="paragraph">
      <loext:graphic-properties draw:fill="bitmap" draw:fill-image-name="msFillBitmap_20_4" style:repeat="stretch"/>
      <style:paragraph-properties fo:text-align="start" style:font-independent-line-spacing="true"/>
      <style:text-properties fo:font-size="18pt"/>
    </style:style>
    <style:style style:name="P8" style:family="paragraph">
      <loext:graphic-properties draw:fill="solid" draw:fill-color="#000e31"/>
      <style:paragraph-properties fo:text-align="start" style:font-independent-line-spacing="true"/>
      <style:text-properties fo:font-size="18pt"/>
    </style:style>
    <style:style style:name="P9" style:family="paragraph">
      <loext:graphic-properties draw:fill="bitmap" draw:fill-image-name="msFillBitmap_20_5" style:repeat="stretch"/>
      <style:paragraph-properties fo:text-align="start" style:font-independent-line-spacing="true"/>
      <style:text-properties fo:font-size="18pt"/>
    </style:style>
    <style:style style:name="P10" style:family="paragraph">
      <loext:graphic-properties draw:fill="bitmap" draw:fill-image-name="msFillBitmap_20_6" style:repeat="stretch"/>
      <style:paragraph-properties fo:text-align="start" style:font-independent-line-spacing="true"/>
      <style:text-properties fo:font-size="18pt"/>
    </style:style>
    <style:style style:name="P11" style:family="paragraph">
      <loext:graphic-properties draw:fill="bitmap" draw:fill-image-name="msFillBitmap_20_7" style:repeat="stretch"/>
      <style:paragraph-properties fo:text-align="start" style:font-independent-line-spacing="true"/>
      <style:text-properties fo:font-size="18pt"/>
    </style:style>
    <style:style style:name="P12" style:family="paragraph">
      <loext:graphic-properties draw:fill="bitmap" draw:fill-image-name="msFillBitmap_20_8" style:repeat="stretch"/>
      <style:paragraph-properties fo:text-align="start" style:font-independent-line-spacing="true"/>
      <style:text-properties fo:font-size="18pt"/>
    </style:style>
    <style:style style:name="P13" style:family="paragraph">
      <loext:graphic-properties draw:fill="bitmap" draw:fill-image-name="msFillBitmap_20_9" style:repeat="stretch"/>
      <style:paragraph-properties fo:text-align="start" style:font-independent-line-spacing="true"/>
      <style:text-properties fo:font-size="18pt"/>
    </style:style>
    <style:style style:name="P14" style:family="paragraph">
      <loext:graphic-properties draw:fill="bitmap" draw:fill-image-name="msFillBitmap_20_10" style:repeat="stretch"/>
      <style:paragraph-properties fo:text-align="start" style:font-independent-line-spacing="true"/>
      <style:text-properties fo:font-size="18pt"/>
    </style:style>
    <style:style style:name="P15" style:family="paragraph">
      <loext:graphic-properties draw:fill="bitmap" draw:fill-image-name="msFillBitmap_20_11" style:repeat="stretch"/>
      <style:paragraph-properties fo:text-align="start" style:font-independent-line-spacing="true"/>
      <style:text-properties fo:font-size="18pt"/>
    </style:style>
    <style:style style:name="P16" style:family="paragraph">
      <loext:graphic-properties draw:fill="bitmap" draw:fill-image-name="msFillBitmap_20_12" style:repeat="stretch"/>
      <style:paragraph-properties fo:text-align="start" style:font-independent-line-spacing="true"/>
      <style:text-properties fo:font-size="18pt"/>
    </style:style>
    <style:style style:name="P17" style:family="paragraph">
      <loext:graphic-properties draw:fill="bitmap" draw:fill-image-name="msFillBitmap_20_13" style:repeat="stretch"/>
      <style:paragraph-properties fo:text-align="start" style:font-independent-line-spacing="true"/>
      <style:text-properties fo:font-size="18pt"/>
    </style:style>
    <style:style style:name="P18" style:family="paragraph">
      <loext:graphic-properties draw:fill="bitmap" draw:fill-image-name="msFillBitmap_20_14" style:repeat="stretch"/>
      <style:paragraph-properties fo:text-align="start" style:font-independent-line-spacing="true"/>
      <style:text-properties fo:font-size="18pt"/>
    </style:style>
    <style:style style:name="P19" style:family="paragraph">
      <loext:graphic-properties draw:fill="bitmap" draw:fill-image-name="msFillBitmap_20_15" style:repeat="stretch"/>
      <style:paragraph-properties fo:text-align="start" style:font-independent-line-spacing="true"/>
      <style:text-properties fo:font-size="18pt"/>
    </style:style>
    <style:style style:name="P20" style:family="paragraph">
      <loext:graphic-properties draw:fill="bitmap" draw:fill-image-name="msFillBitmap_20_16" style:repeat="stretch"/>
      <style:paragraph-properties fo:text-align="start" style:font-independent-line-spacing="true"/>
      <style:text-properties fo:font-size="18pt"/>
    </style:style>
    <style:style style:name="P21" style:family="paragraph">
      <loext:graphic-properties draw:fill="bitmap" draw:fill-image-name="msFillBitmap_20_17" style:repeat="stretch"/>
      <style:paragraph-properties fo:text-align="start" style:font-independent-line-spacing="true"/>
      <style:text-properties fo:font-size="18pt"/>
    </style:style>
    <style:style style:name="P22" style:family="paragraph">
      <loext:graphic-properties draw:fill="bitmap" draw:fill-image-name="msFillBitmap_20_18" style:repeat="stretch"/>
      <style:paragraph-properties fo:text-align="start" style:font-independent-line-spacing="true"/>
      <style:text-properties fo:font-size="18pt"/>
    </style:style>
    <style:style style:name="P23" style:family="paragraph">
      <loext:graphic-properties draw:fill="bitmap" draw:fill-image-name="msFillBitmap_20_19" style:repeat="stretch"/>
      <style:paragraph-properties fo:text-align="start" style:font-independent-line-spacing="true"/>
      <style:text-properties fo:font-size="18pt"/>
    </style:style>
    <style:style style:name="P24" style:family="paragraph">
      <loext:graphic-properties draw:fill="bitmap" draw:fill-image-name="msFillBitmap_20_20" style:repeat="stretch"/>
      <style:paragraph-properties fo:text-align="start" style:font-independent-line-spacing="true"/>
      <style:text-properties fo:font-size="18pt"/>
    </style:style>
    <style:style style:name="P25" style:family="paragraph">
      <loext:graphic-properties draw:fill="bitmap" draw:fill-image-name="msFillBitmap_20_21" style:repeat="stretch"/>
      <style:paragraph-properties fo:text-align="start" style:font-independent-line-spacing="true"/>
      <style:text-properties fo:font-size="18pt"/>
    </style:style>
    <style:style style:name="P26" style:family="paragraph">
      <loext:graphic-properties draw:fill="bitmap" draw:fill-image-name="msFillBitmap_20_22" style:repeat="stretch"/>
      <style:paragraph-properties fo:text-align="start" style:font-independent-line-spacing="true"/>
      <style:text-properties fo:font-size="18pt"/>
    </style:style>
    <style:style style:name="P27" style:family="paragraph">
      <loext:graphic-properties draw:fill="bitmap" draw:fill-image-name="msFillBitmap_20_23" style:repeat="stretch"/>
      <style:paragraph-properties fo:text-align="start" style:font-independent-line-spacing="true"/>
      <style:text-properties fo:font-size="18pt"/>
    </style:style>
    <style:style style:name="P28" style:family="paragraph">
      <loext:graphic-properties draw:fill="bitmap" draw:fill-image-name="msFillBitmap_20_24" style:repeat="stretch"/>
      <style:paragraph-properties fo:text-align="start" style:font-independent-line-spacing="true"/>
      <style:text-properties fo:font-size="18pt"/>
    </style:style>
    <style:style style:name="P29" style:family="paragraph">
      <style:paragraph-properties fo:margin-left="0.335cm" fo:margin-right="0cm" fo:margin-top="0cm" fo:margin-bottom="0cm" fo:line-height="0.727cm" fo:text-align="start" fo:text-indent="0cm" style:writing-mode="lr-tb"/>
    </style:style>
    <style:style style:name="P30" style:family="paragraph">
      <style:paragraph-properties fo:margin-left="0.09cm" fo:margin-right="0cm" fo:margin-top="0.051cm" fo:margin-bottom="0cm" fo:line-height="100%" fo:text-align="start" fo:text-indent="0cm" style:writing-mode="lr-tb"/>
    </style:style>
    <style:style style:name="P31" style:family="paragraph">
      <style:paragraph-properties fo:margin-left="2.337cm" fo:margin-right="0cm" fo:margin-top="0.051cm" fo:margin-bottom="0cm" fo:line-height="100%" fo:text-align="start" fo:text-indent="0cm" style:writing-mode="lr-tb"/>
    </style:style>
    <style:style style:name="P32" style:family="paragraph">
      <style:paragraph-properties fo:margin-left="0.335cm" fo:margin-right="0cm" fo:margin-top="0cm" fo:margin-bottom="0cm" fo:line-height="0.723cm" fo:text-align="start" fo:text-indent="0cm" style:writing-mode="lr-tb"/>
    </style:style>
    <style:style style:name="P33" style:family="paragraph">
      <style:paragraph-properties fo:margin-left="0.09cm" fo:margin-right="0cm" fo:margin-top="0.048cm" fo:margin-bottom="0cm" fo:line-height="100%" fo:text-align="start" fo:text-indent="0cm" style:writing-mode="lr-tb"/>
    </style:style>
    <style:style style:name="P34" style:family="paragraph">
      <style:paragraph-properties fo:margin-left="2.337cm" fo:margin-right="0cm" fo:margin-top="0.048cm" fo:margin-bottom="0cm" fo:line-height="100%" fo:text-align="start" fo:text-indent="0cm" style:writing-mode="lr-tb"/>
    </style:style>
    <style:style style:name="P35" style:family="paragraph">
      <style:paragraph-properties fo:margin-left="0.335cm" fo:margin-right="0cm" fo:margin-top="0cm" fo:margin-bottom="0cm" fo:line-height="0.725cm" fo:text-align="start" fo:text-indent="0cm" style:writing-mode="lr-tb"/>
    </style:style>
    <style:style style:name="P36" style:family="paragraph">
      <style:paragraph-properties fo:margin-left="0.09cm" fo:margin-right="0cm" fo:margin-top="0.049cm" fo:margin-bottom="0cm" fo:line-height="100%" fo:text-align="start" fo:text-indent="0cm" style:writing-mode="lr-tb"/>
    </style:style>
    <style:style style:name="P37" style:family="paragraph">
      <style:paragraph-properties fo:margin-left="2.337cm" fo:margin-right="0cm" fo:margin-top="0.049cm" fo:margin-bottom="0cm" fo:line-height="100%" fo:text-align="start" fo:text-indent="0cm" style:writing-mode="lr-tb"/>
    </style:style>
    <style:style style:name="P38" style:family="paragraph">
      <style:paragraph-properties fo:margin-left="0.342cm" fo:margin-right="0cm" fo:margin-top="0cm" fo:margin-bottom="0cm" fo:line-height="0.725cm" fo:text-align="start" fo:text-indent="0cm" style:writing-mode="lr-tb"/>
    </style:style>
    <style:style style:name="P39" style:family="paragraph">
      <style:paragraph-properties fo:margin-left="0.097cm" fo:margin-right="0cm" fo:margin-top="0.049cm" fo:margin-bottom="0cm" fo:line-height="100%" fo:text-align="start" fo:text-indent="0cm" style:writing-mode="lr-tb"/>
    </style:style>
    <style:style style:name="P40" style:family="paragraph">
      <style:paragraph-properties fo:margin-left="2.342cm" fo:margin-right="0cm" fo:margin-top="0.049cm" fo:margin-bottom="0cm" fo:line-height="100%" fo:text-align="start" fo:text-indent="0cm" style:writing-mode="lr-tb"/>
    </style:style>
    <style:style style:name="P41" style:family="paragraph">
      <style:paragraph-properties fo:margin-left="0.335cm" fo:margin-right="0cm" fo:margin-top="0cm" fo:margin-bottom="0cm" fo:line-height="0.728cm" fo:text-align="start" fo:text-indent="0cm" style:writing-mode="lr-tb"/>
    </style:style>
    <style:style style:name="P42" style:family="paragraph">
      <style:paragraph-properties fo:margin-left="0.09cm" fo:margin-right="0cm" fo:margin-top="0.053cm" fo:margin-bottom="0cm" fo:line-height="100%" fo:text-align="start" fo:text-indent="0cm" style:writing-mode="lr-tb"/>
    </style:style>
    <style:style style:name="P43" style:family="paragraph">
      <style:paragraph-properties fo:margin-left="2.337cm" fo:margin-right="0cm" fo:margin-top="0.053cm" fo:margin-bottom="0cm" fo:line-height="100%" fo:text-align="start" fo:text-indent="0cm" style:writing-mode="lr-tb"/>
    </style:style>
    <style:style style:name="P44" style:family="paragraph">
      <style:paragraph-properties fo:margin-left="0.178cm" fo:margin-right="0cm" fo:margin-top="0cm" fo:margin-bottom="0cm" fo:line-height="0.727cm" fo:text-align="start" fo:text-indent="0cm" style:writing-mode="lr-tb"/>
    </style:style>
    <style:style style:name="P45" style:family="paragraph">
      <style:paragraph-properties fo:margin-left="0.296cm" fo:margin-right="0cm" fo:margin-top="0cm" fo:margin-bottom="0cm" fo:line-height="0.73cm" fo:text-align="start" fo:text-indent="0cm" style:writing-mode="lr-tb"/>
    </style:style>
    <style:style style:name="P46" style:family="paragraph">
      <style:paragraph-properties fo:margin-left="0.004cm" fo:margin-right="0cm" fo:margin-top="0.055cm" fo:margin-bottom="0cm" fo:line-height="100%" fo:text-align="start" fo:text-indent="0cm" style:writing-mode="lr-tb"/>
    </style:style>
    <style:style style:name="P47" style:family="paragraph">
      <style:paragraph-properties fo:margin-left="0cm" fo:margin-right="0cm" fo:margin-top="0cm" fo:margin-bottom="0cm" fo:line-height="100%" fo:text-align="start" fo:text-indent="0cm" style:writing-mode="lr-tb"/>
    </style:style>
    <style:style style:name="P48" style:family="paragraph">
      <style:paragraph-properties fo:margin-left="0cm" fo:margin-right="0cm" fo:margin-top="0.273cm" fo:margin-bottom="0cm" fo:line-height="0.365cm" fo:text-align="start" fo:text-indent="0cm" style:writing-mode="lr-tb"/>
    </style:style>
    <style:style style:name="P49" style:family="paragraph">
      <style:paragraph-properties fo:margin-left="0cm" fo:margin-right="0.067cm" fo:margin-top="0.273cm" fo:margin-bottom="0cm" fo:line-height="0.365cm" fo:text-align="start" fo:text-indent="0cm" style:writing-mode="lr-tb"/>
    </style:style>
    <style:style style:name="P5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1" style:family="paragraph">
      <loext:graphic-properties draw:fill="solid" draw:fill-color="#fafafa"/>
      <style:paragraph-properties fo:text-align="start" style:font-independent-line-spacing="true"/>
      <style:text-properties fo:font-size="18pt"/>
    </style:style>
    <style:style style:name="P52" style:family="paragraph">
      <loext:graphic-properties draw:fill="none"/>
      <style:paragraph-properties fo:text-align="start"/>
      <style:text-properties fo:font-size="18pt"/>
    </style:style>
    <style:style style:name="P53" style:family="paragraph">
      <loext:graphic-properties draw:fill-color="#ffffff"/>
    </style:style>
    <style:style style:name="P54" style:family="paragraph">
      <style:paragraph-properties fo:margin-left="0.035cm" fo:margin-right="0cm" fo:margin-top="0.035cm" fo:margin-bottom="0cm" fo:line-height="100%" fo:text-align="start" fo:text-indent="0cm" style:writing-mode="lr-tb"/>
    </style:style>
    <style:style style:name="P55" style:family="paragraph">
      <loext:graphic-properties draw:fill="none"/>
      <style:paragraph-properties fo:text-align="start" style:font-independent-line-spacing="true"/>
      <style:text-properties fo:font-size="24pt"/>
    </style:style>
    <style:style style:name="P56" style:family="paragraph">
      <style:paragraph-properties fo:margin-left="0cm" fo:margin-right="0cm" fo:margin-top="0cm" fo:margin-bottom="0cm" fo:line-height="0.31cm" fo:text-align="start" fo:text-indent="0cm" style:punctuation-wrap="hanging" style:writing-mode="lr-tb"/>
      <style:text-properties fo:font-size="18pt" fo:hyphenate="false"/>
    </style:style>
    <style:style style:name="P57" style:family="paragraph">
      <style:paragraph-properties fo:margin-left="0.035cm" fo:margin-right="0cm" fo:margin-top="0.048cm" fo:margin-bottom="0cm" fo:line-height="100%" fo:text-align="start" fo:text-indent="0cm" style:punctuation-wrap="hanging" style:writing-mode="lr-tb"/>
      <style:text-properties fo:font-size="18pt" fo:hyphenate="false"/>
    </style:style>
    <style:style style:name="P58" style:family="paragraph">
      <loext:graphic-properties draw:fill="solid" draw:fill-color="#ffff00"/>
      <style:paragraph-properties fo:text-align="start" style:font-independent-line-spacing="true"/>
      <style:text-properties fo:font-size="18pt"/>
    </style:style>
    <style:style style:name="P59" style:family="paragraph">
      <loext:graphic-properties draw:fill="solid" draw:fill-color="#008000"/>
      <style:paragraph-properties fo:text-align="start" style:font-independent-line-spacing="true"/>
      <style:text-properties fo:font-size="18pt"/>
    </style:style>
    <style:style style:name="P60" style:family="paragraph">
      <style:paragraph-properties fo:margin-left="0cm" fo:margin-right="0cm" fo:margin-top="0cm" fo:margin-bottom="0cm" fo:line-height="0.289cm" fo:text-align="start" fo:text-indent="0cm" style:punctuation-wrap="hanging" style:writing-mode="lr-tb"/>
      <style:text-properties fo:font-size="18pt" fo:hyphenate="false"/>
    </style:style>
    <style:style style:name="P61" style:family="paragraph">
      <style:paragraph-properties fo:margin-left="0.032cm" fo:margin-right="0cm" fo:margin-top="0cm" fo:margin-bottom="0cm" fo:line-height="0.289cm" fo:text-align="start" fo:text-indent="0cm" style:punctuation-wrap="hanging" style:writing-mode="lr-tb">
        <style:tab-stops>
          <style:tab-stop style:position="3.39cm"/>
          <style:tab-stop style:position="4.434cm"/>
        </style:tab-stops>
      </style:paragraph-properties>
      <style:text-properties fo:font-size="18pt" fo:hyphenate="false"/>
    </style:style>
    <style:style style:name="P62" style:family="paragraph">
      <style:paragraph-properties fo:margin-left="0cm" fo:margin-right="0cm" fo:margin-top="0.018cm" fo:margin-bottom="0cm" fo:line-height="100%" fo:text-align="start" fo:text-indent="0cm" style:punctuation-wrap="hanging" style:writing-mode="lr-tb">
        <style:tab-stops>
          <style:tab-stop style:position="3.39cm"/>
          <style:tab-stop style:position="4.434cm"/>
        </style:tab-stops>
      </style:paragraph-properties>
      <style:text-properties fo:font-size="18pt" fo:hyphenate="false"/>
    </style:style>
    <style:style style:name="P63" style:family="paragraph">
      <style:paragraph-properties fo:margin-left="0cm" fo:margin-right="0cm" fo:margin-top="0cm" fo:margin-bottom="0cm" fo:line-height="100%" fo:text-align="start" fo:text-indent="0cm" style:punctuation-wrap="hanging" style:writing-mode="lr-tb">
        <style:tab-stops>
          <style:tab-stop style:position="3.117cm"/>
          <style:tab-stop style:position="4.434cm"/>
        </style:tab-stops>
      </style:paragraph-properties>
      <style:text-properties fo:font-size="18pt" fo:hyphenate="false"/>
    </style:style>
    <style:style style:name="P64" style:family="paragraph">
      <style:paragraph-properties fo:margin-left="0.032cm" fo:margin-right="0cm" fo:margin-top="0cm" fo:margin-bottom="0cm" fo:line-height="0.289cm" fo:text-align="start" fo:text-indent="0cm" style:punctuation-wrap="hanging" style:writing-mode="lr-tb">
        <style:tab-stops>
          <style:tab-stop style:position="3.309cm"/>
          <style:tab-stop style:position="4.434cm"/>
        </style:tab-stops>
      </style:paragraph-properties>
      <style:text-properties fo:font-size="18pt" fo:hyphenate="false"/>
    </style:style>
    <style:style style:name="P65" style:family="paragraph">
      <style:paragraph-properties fo:margin-left="0cm" fo:margin-right="0cm" fo:margin-top="0.018cm" fo:margin-bottom="0cm" fo:line-height="100%" fo:text-align="start" fo:text-indent="0cm" style:punctuation-wrap="hanging" style:writing-mode="lr-tb">
        <style:tab-stops>
          <style:tab-stop style:position="3.309cm"/>
          <style:tab-stop style:position="4.434cm"/>
        </style:tab-stops>
      </style:paragraph-properties>
      <style:text-properties fo:font-size="18pt" fo:hyphenate="false"/>
    </style:style>
    <style:style style:name="P66" style:family="paragraph">
      <style:paragraph-properties fo:margin-left="0cm" fo:margin-right="0cm" fo:margin-top="0cm" fo:margin-bottom="0cm" fo:line-height="100%" fo:text-align="start" fo:text-indent="0cm" style:punctuation-wrap="hanging" style:writing-mode="lr-tb">
        <style:tab-stops>
          <style:tab-stop style:position="3.198cm"/>
          <style:tab-stop style:position="4.434cm"/>
        </style:tab-stops>
      </style:paragraph-properties>
      <style:text-properties fo:font-size="18pt" fo:hyphenate="false"/>
    </style:style>
    <style:style style:name="P67" style:family="paragraph">
      <style:paragraph-properties fo:margin-left="0cm" fo:margin-right="0cm" fo:margin-top="0cm" fo:margin-bottom="0cm" fo:line-height="100%" fo:text-align="start" fo:text-indent="0cm" style:punctuation-wrap="hanging" style:writing-mode="lr-tb">
        <style:tab-stops>
          <style:tab-stop style:position="3.196cm"/>
          <style:tab-stop style:position="4.434cm"/>
        </style:tab-stops>
      </style:paragraph-properties>
      <style:text-properties fo:font-size="18pt" fo:hyphenate="false"/>
    </style:style>
    <style:style style:name="P68" style:family="paragraph">
      <style:paragraph-properties fo:margin-left="0cm" fo:margin-right="0cm" fo:margin-top="0cm" fo:margin-bottom="0cm" fo:line-height="0.289cm" fo:text-align="start" fo:text-indent="0cm" style:punctuation-wrap="hanging" style:writing-mode="lr-tb">
        <style:tab-stops>
          <style:tab-stop style:position="3.069cm"/>
          <style:tab-stop style:position="4.387cm"/>
        </style:tab-stops>
      </style:paragraph-properties>
      <style:text-properties fo:font-size="18pt" fo:hyphenate="false"/>
    </style:style>
    <style:style style:name="P69" style:family="paragraph">
      <style:paragraph-properties fo:margin-left="0cm" fo:margin-right="0cm" fo:margin-top="0cm" fo:margin-bottom="0cm" fo:line-height="0.289cm" fo:text-align="start" fo:text-indent="0cm" style:punctuation-wrap="hanging" style:writing-mode="lr-tb">
        <style:tab-stops>
          <style:tab-stop style:position="2.907cm"/>
          <style:tab-stop style:position="4.225cm"/>
        </style:tab-stops>
      </style:paragraph-properties>
      <style:text-properties fo:font-size="18pt" fo:hyphenate="false"/>
    </style:style>
    <style:style style:name="P70" style:family="paragraph">
      <style:paragraph-properties fo:margin-left="0cm" fo:margin-right="0cm" fo:margin-top="0cm" fo:margin-bottom="0cm" fo:line-height="0.289cm" fo:text-align="start" fo:text-indent="0cm" style:punctuation-wrap="hanging" style:writing-mode="lr-tb">
        <style:tab-stops>
          <style:tab-stop style:position="3.133cm"/>
          <style:tab-stop style:position="4.53cm"/>
        </style:tab-stops>
      </style:paragraph-properties>
      <style:text-properties fo:font-size="18pt" fo:hyphenate="false"/>
    </style:style>
    <style:style style:name="P71" style:family="paragraph">
      <loext:graphic-properties draw:fill="solid" draw:fill-color="#f1f1f1" draw:opacity="40%"/>
      <style:paragraph-properties fo:text-align="start" style:font-independent-line-spacing="true"/>
      <style:text-properties fo:font-size="18pt"/>
    </style:style>
    <style:style style:name="P72" style:family="paragraph">
      <loext:graphic-properties draw:fill="solid" draw:fill-color="#03ab52"/>
      <style:paragraph-properties fo:text-align="start" style:font-independent-line-spacing="true"/>
      <style:text-properties fo:font-size="18pt"/>
    </style:style>
    <style:style style:name="P73" style:family="paragraph">
      <style:paragraph-properties fo:margin-left="0.035cm" fo:margin-right="0cm" fo:margin-top="0.037cm" fo:margin-bottom="0cm" fo:line-height="100%" fo:text-align="start" fo:text-indent="0cm" style:punctuation-wrap="hanging" style:writing-mode="lr-tb">
        <style:tab-stops>
          <style:tab-stop style:position="8.58cm"/>
          <style:tab-stop style:position="17.251cm"/>
        </style:tab-stops>
      </style:paragraph-properties>
      <style:text-properties fo:font-size="18pt" fo:hyphenate="false"/>
    </style:style>
    <style:style style:name="P74" style:family="paragraph">
      <style:paragraph-properties fo:margin-left="0.115cm" fo:margin-right="0cm" fo:margin-top="0cm" fo:margin-bottom="0cm" fo:line-height="0.34cm" fo:text-align="start" fo:text-indent="0cm" style:writing-mode="lr-tb"/>
    </style:style>
    <style:style style:name="P75" style:family="paragraph">
      <style:paragraph-properties fo:margin-left="0cm" fo:margin-right="0cm" fo:margin-top="0.009cm" fo:margin-bottom="0cm" fo:line-height="100%" fo:text-align="start" fo:text-indent="0cm" style:writing-mode="lr-tb"/>
    </style:style>
    <style:style style:name="P76" style:family="paragraph">
      <style:paragraph-properties fo:margin-left="0.115cm" fo:margin-right="0cm" fo:margin-top="0cm" fo:margin-bottom="0cm" fo:line-height="100%" fo:text-align="start" fo:text-indent="0cm" style:writing-mode="lr-tb">
        <style:tab-stops>
          <style:tab-stop style:position="3.648cm"/>
        </style:tab-stops>
      </style:paragraph-properties>
    </style:style>
    <style:style style:name="P77" style:family="paragraph">
      <style:paragraph-properties fo:margin-left="0cm" fo:margin-right="0cm" fo:margin-top="0.012cm" fo:margin-bottom="0cm" fo:line-height="100%" fo:text-align="start" fo:text-indent="0cm" style:writing-mode="lr-tb">
        <style:tab-stops>
          <style:tab-stop style:position="3.648cm"/>
        </style:tab-stops>
      </style:paragraph-properties>
    </style:style>
    <style:style style:name="P78" style:family="paragraph">
      <style:paragraph-properties fo:margin-left="0.049cm" fo:margin-right="0cm" fo:margin-top="0cm" fo:margin-bottom="0cm" fo:line-height="0.279cm" fo:text-align="start" fo:text-indent="0cm" style:writing-mode="lr-tb">
        <style:tab-stops>
          <style:tab-stop style:position="4.369cm"/>
          <style:tab-stop style:position="5.495cm"/>
        </style:tab-stops>
      </style:paragraph-properties>
    </style:style>
    <style:style style:name="P79" style:family="paragraph">
      <style:paragraph-properties fo:margin-left="0.049cm" fo:margin-right="1.958cm" fo:margin-top="0.016cm" fo:margin-bottom="0cm" fo:line-height="183%" fo:text-align="start" fo:text-indent="0cm" style:writing-mode="lr-tb">
        <style:tab-stops>
          <style:tab-stop style:position="4.369cm"/>
          <style:tab-stop style:position="5.495cm"/>
        </style:tab-stops>
      </style:paragraph-properties>
    </style:style>
    <style:style style:name="P80" style:family="paragraph">
      <style:paragraph-properties fo:margin-left="1.554cm" fo:margin-right="1.958cm" fo:margin-top="0cm" fo:margin-bottom="0cm" fo:line-height="0.448cm" fo:text-align="start" fo:text-indent="0cm" style:writing-mode="lr-tb">
        <style:tab-stops>
          <style:tab-stop style:position="4.369cm"/>
          <style:tab-stop style:position="5.495cm"/>
        </style:tab-stops>
      </style:paragraph-properties>
    </style:style>
    <style:style style:name="P81" style:family="paragraph">
      <style:paragraph-properties fo:margin-left="0.049cm" fo:margin-right="1.958cm" fo:margin-top="0cm" fo:margin-bottom="0cm" fo:line-height="0.275cm" fo:text-align="start" fo:text-indent="0cm" style:writing-mode="lr-tb">
        <style:tab-stops>
          <style:tab-stop style:position="6.664cm"/>
        </style:tab-stops>
      </style:paragraph-properties>
    </style:style>
    <style:style style:name="P82" style:family="paragraph">
      <style:paragraph-properties fo:margin-left="0cm" fo:margin-right="1.958cm" fo:margin-top="0.012cm" fo:margin-bottom="0cm" fo:line-height="100%" fo:text-align="start" fo:text-indent="0cm" style:writing-mode="lr-tb">
        <style:tab-stops>
          <style:tab-stop style:position="6.664cm"/>
        </style:tab-stops>
      </style:paragraph-properties>
    </style:style>
    <style:style style:name="P83" style:family="paragraph">
      <style:paragraph-properties fo:margin-left="0.049cm" fo:margin-right="1.958cm" fo:margin-top="0cm" fo:margin-bottom="0cm" fo:line-height="100%" fo:text-align="start" fo:text-indent="0cm" style:writing-mode="lr-tb">
        <style:tab-stops>
          <style:tab-stop style:position="3.937cm"/>
        </style:tab-stops>
      </style:paragraph-properties>
    </style:style>
    <style:style style:name="P84" style:family="paragraph">
      <style:paragraph-properties fo:margin-left="0.049cm" fo:margin-right="1.958cm" fo:margin-top="0.273cm" fo:margin-bottom="0cm" fo:line-height="100%" fo:text-align="start" fo:text-indent="0cm" style:writing-mode="lr-tb">
        <style:tab-stops>
          <style:tab-stop style:position="4.369cm"/>
          <style:tab-stop style:position="5.495cm"/>
        </style:tab-stops>
      </style:paragraph-properties>
    </style:style>
    <style:style style:name="P85" style:family="paragraph">
      <style:paragraph-properties fo:margin-left="0.092cm" fo:margin-right="0cm" fo:margin-top="0cm" fo:margin-bottom="0cm" fo:line-height="0.279cm" fo:text-align="start" fo:text-indent="0cm" style:writing-mode="lr-tb">
        <style:tab-stops>
          <style:tab-stop style:position="4.411cm"/>
          <style:tab-stop style:position="5.537cm"/>
        </style:tab-stops>
      </style:paragraph-properties>
    </style:style>
    <style:style style:name="P86" style:family="paragraph">
      <style:paragraph-properties fo:margin-left="0.092cm" fo:margin-right="1.923cm" fo:margin-top="0.016cm" fo:margin-bottom="0cm" fo:line-height="183%" fo:text-align="start" fo:text-indent="0cm" style:writing-mode="lr-tb">
        <style:tab-stops>
          <style:tab-stop style:position="4.332cm"/>
          <style:tab-stop style:position="5.537cm"/>
        </style:tab-stops>
      </style:paragraph-properties>
    </style:style>
    <style:style style:name="P87" style:family="paragraph">
      <style:paragraph-properties fo:margin-left="1.543cm" fo:margin-right="1.923cm" fo:margin-top="0cm" fo:margin-bottom="0cm" fo:line-height="0.448cm" fo:text-align="start" fo:text-indent="0cm" style:writing-mode="lr-tb">
        <style:tab-stops>
          <style:tab-stop style:position="4.332cm"/>
          <style:tab-stop style:position="5.537cm"/>
        </style:tab-stops>
      </style:paragraph-properties>
    </style:style>
    <style:style style:name="P88" style:family="paragraph">
      <style:paragraph-properties fo:margin-left="0.092cm" fo:margin-right="1.923cm" fo:margin-top="0cm" fo:margin-bottom="0cm" fo:line-height="0.275cm" fo:text-align="start" fo:text-indent="0cm" style:writing-mode="lr-tb">
        <style:tab-stops>
          <style:tab-stop style:position="4.332cm"/>
          <style:tab-stop style:position="5.537cm"/>
        </style:tab-stops>
      </style:paragraph-properties>
    </style:style>
    <style:style style:name="P89" style:family="paragraph">
      <style:paragraph-properties fo:margin-left="0cm" fo:margin-right="1.923cm" fo:margin-top="0.012cm" fo:margin-bottom="0cm" fo:line-height="100%" fo:text-align="start" fo:text-indent="0cm" style:writing-mode="lr-tb">
        <style:tab-stops>
          <style:tab-stop style:position="4.332cm"/>
          <style:tab-stop style:position="5.537cm"/>
        </style:tab-stops>
      </style:paragraph-properties>
    </style:style>
    <style:style style:name="P90" style:family="paragraph">
      <style:paragraph-properties fo:margin-left="0.092cm" fo:margin-right="1.923cm" fo:margin-top="0cm" fo:margin-bottom="0cm" fo:line-height="100%" fo:text-align="start" fo:text-indent="0cm" style:writing-mode="lr-tb">
        <style:tab-stops>
          <style:tab-stop style:position="4.219cm"/>
          <style:tab-stop style:position="5.537cm"/>
        </style:tab-stops>
      </style:paragraph-properties>
    </style:style>
    <style:style style:name="P91" style:family="paragraph">
      <style:paragraph-properties fo:margin-left="0.092cm" fo:margin-right="1.923cm" fo:margin-top="0.273cm" fo:margin-bottom="0cm" fo:line-height="100%" fo:text-align="start" fo:text-indent="0cm" style:writing-mode="lr-tb">
        <style:tab-stops>
          <style:tab-stop style:position="4.493cm"/>
          <style:tab-stop style:position="5.537cm"/>
        </style:tab-stops>
      </style:paragraph-properties>
    </style:style>
    <style:style style:name="P92" style:family="paragraph">
      <style:paragraph-properties fo:margin-left="0.095cm" fo:margin-right="0cm" fo:margin-top="0cm" fo:margin-bottom="0cm" fo:line-height="0.279cm" fo:text-align="start" fo:text-indent="0cm" style:writing-mode="lr-tb">
        <style:tab-stops>
          <style:tab-stop style:position="4.417cm"/>
          <style:tab-stop style:position="5.54cm"/>
        </style:tab-stops>
      </style:paragraph-properties>
    </style:style>
    <style:style style:name="P93" style:family="paragraph">
      <style:paragraph-properties fo:margin-left="0.095cm" fo:margin-right="1.921cm" fo:margin-top="0.016cm" fo:margin-bottom="0cm" fo:line-height="183%" fo:text-align="start" fo:text-indent="0cm" style:writing-mode="lr-tb">
        <style:tab-stops>
          <style:tab-stop style:position="4.417cm"/>
          <style:tab-stop style:position="5.54cm"/>
        </style:tab-stops>
      </style:paragraph-properties>
    </style:style>
    <style:style style:name="P94" style:family="paragraph">
      <style:paragraph-properties fo:margin-left="1.492cm" fo:margin-right="1.921cm" fo:margin-top="0cm" fo:margin-bottom="0cm" fo:line-height="0.448cm" fo:text-align="start" fo:text-indent="0cm" style:writing-mode="lr-tb">
        <style:tab-stops>
          <style:tab-stop style:position="4.417cm"/>
          <style:tab-stop style:position="5.54cm"/>
        </style:tab-stops>
      </style:paragraph-properties>
    </style:style>
    <style:style style:name="P95" style:family="paragraph">
      <style:paragraph-properties fo:margin-left="0.095cm" fo:margin-right="1.921cm" fo:margin-top="0cm" fo:margin-bottom="0cm" fo:line-height="0.275cm" fo:text-align="start" fo:text-indent="0cm" style:writing-mode="lr-tb">
        <style:tab-stops>
          <style:tab-stop style:position="6.567cm"/>
        </style:tab-stops>
      </style:paragraph-properties>
    </style:style>
    <style:style style:name="P96" style:family="paragraph">
      <style:paragraph-properties fo:margin-left="0cm" fo:margin-right="1.921cm" fo:margin-top="0.012cm" fo:margin-bottom="0cm" fo:line-height="100%" fo:text-align="start" fo:text-indent="0cm" style:writing-mode="lr-tb">
        <style:tab-stops>
          <style:tab-stop style:position="6.567cm"/>
        </style:tab-stops>
      </style:paragraph-properties>
    </style:style>
    <style:style style:name="P97" style:family="paragraph">
      <style:paragraph-properties fo:margin-left="0.095cm" fo:margin-right="1.921cm" fo:margin-top="0cm" fo:margin-bottom="0cm" fo:line-height="100%" fo:text-align="start" fo:text-indent="0cm" style:writing-mode="lr-tb">
        <style:tab-stops>
          <style:tab-stop style:position="3.983cm"/>
        </style:tab-stops>
      </style:paragraph-properties>
    </style:style>
    <style:style style:name="P98" style:family="paragraph">
      <style:paragraph-properties fo:margin-left="0.095cm" fo:margin-right="1.921cm" fo:margin-top="0.273cm" fo:margin-bottom="0cm" fo:line-height="100%" fo:text-align="start" fo:text-indent="0cm" style:writing-mode="lr-tb">
        <style:tab-stops>
          <style:tab-stop style:position="4.417cm"/>
          <style:tab-stop style:position="5.54cm"/>
        </style:tab-stops>
      </style:paragraph-properties>
    </style:style>
    <style:style style:name="P99" style:family="paragraph">
      <style:paragraph-properties fo:margin-left="1.9cm" fo:margin-right="0cm" fo:margin-top="0cm" fo:margin-bottom="0cm" fo:line-height="0.351cm" fo:text-align="start" fo:text-indent="0cm" style:writing-mode="lr-tb"/>
    </style:style>
    <style:style style:name="P100" style:family="paragraph">
      <style:paragraph-properties fo:margin-left="0cm" fo:margin-right="0cm" fo:margin-top="0.014cm" fo:margin-bottom="0cm" fo:line-height="100%" fo:text-align="start" fo:text-indent="0cm" style:writing-mode="lr-tb"/>
    </style:style>
    <style:style style:name="P101" style:family="paragraph">
      <style:paragraph-properties fo:margin-left="0.115cm" fo:margin-right="0cm" fo:margin-top="0cm" fo:margin-bottom="0cm" fo:line-height="100%" fo:text-align="start" fo:text-indent="0cm" style:writing-mode="lr-tb">
        <style:tab-stops>
          <style:tab-stop style:position="3.889cm"/>
          <style:tab-stop style:position="4.852cm"/>
        </style:tab-stops>
      </style:paragraph-properties>
    </style:style>
    <style:style style:name="P102" style:family="paragraph">
      <style:paragraph-properties fo:margin-left="0cm" fo:margin-right="0cm" fo:margin-top="0.011cm" fo:margin-bottom="0cm" fo:line-height="100%" fo:text-align="start" fo:text-indent="0cm" style:writing-mode="lr-tb">
        <style:tab-stops>
          <style:tab-stop style:position="3.889cm"/>
          <style:tab-stop style:position="4.852cm"/>
        </style:tab-stops>
      </style:paragraph-properties>
    </style:style>
    <style:style style:name="P103" style:family="paragraph">
      <style:paragraph-properties fo:margin-left="0.115cm" fo:margin-right="0cm" fo:margin-top="0cm" fo:margin-bottom="0cm" fo:line-height="100%" fo:text-align="start" fo:text-indent="0cm" style:writing-mode="lr-tb">
        <style:tab-stops>
          <style:tab-stop style:position="3.455cm"/>
          <style:tab-stop style:position="4.852cm"/>
        </style:tab-stops>
      </style:paragraph-properties>
    </style:style>
    <style:style style:name="P104" style:family="paragraph">
      <style:paragraph-properties fo:margin-left="0.115cm" fo:margin-right="0cm" fo:margin-top="0cm" fo:margin-bottom="0cm" fo:line-height="0.356cm" fo:text-align="start" fo:text-indent="0cm" style:writing-mode="lr-tb"/>
    </style:style>
    <style:style style:name="P105" style:family="paragraph">
      <style:paragraph-properties fo:margin-left="0.034cm" fo:margin-right="0cm" fo:margin-top="0cm" fo:margin-bottom="0cm" fo:line-height="0.324cm" fo:text-align="start" fo:text-indent="0cm" style:writing-mode="lr-tb"/>
    </style:style>
    <style:style style:name="P106" style:family="paragraph">
      <style:paragraph-properties fo:margin-left="0.076cm" fo:margin-right="0cm" fo:margin-top="0cm" fo:margin-bottom="0cm" fo:line-height="0.324cm" fo:text-align="start" fo:text-indent="0cm" style:writing-mode="lr-tb"/>
    </style:style>
    <style:style style:name="P107" style:family="paragraph">
      <style:paragraph-properties fo:margin-left="0.095cm" fo:margin-right="0cm" fo:margin-top="0cm" fo:margin-bottom="0cm" fo:line-height="0.324cm" fo:text-align="start" fo:text-indent="0cm" style:writing-mode="lr-tb"/>
    </style:style>
    <style:style style:name="P108" style:family="paragraph">
      <style:paragraph-properties fo:margin-left="0cm" fo:margin-right="0cm" fo:margin-top="0.005cm" fo:margin-bottom="0cm" fo:line-height="100%" fo:text-align="start" fo:text-indent="0cm" style:writing-mode="lr-tb"/>
    </style:style>
    <style:style style:name="P109" style:family="paragraph">
      <style:paragraph-properties fo:margin-left="0.115cm" fo:margin-right="0cm" fo:margin-top="0cm" fo:margin-bottom="0cm" fo:line-height="100%" fo:text-align="start" fo:text-indent="0cm" style:writing-mode="lr-tb">
        <style:tab-stops>
          <style:tab-stop style:position="3.695cm"/>
          <style:tab-stop style:position="4.852cm"/>
        </style:tab-stops>
      </style:paragraph-properties>
    </style:style>
    <style:style style:name="P110" style:family="paragraph">
      <style:paragraph-properties fo:margin-left="0cm" fo:margin-right="0cm" fo:margin-top="0.011cm" fo:margin-bottom="0cm" fo:line-height="100%" fo:text-align="start" fo:text-indent="0cm" style:writing-mode="lr-tb">
        <style:tab-stops>
          <style:tab-stop style:position="3.695cm"/>
          <style:tab-stop style:position="4.852cm"/>
        </style:tab-stops>
      </style:paragraph-properties>
    </style:style>
    <style:style style:name="P111" style:family="paragraph">
      <style:paragraph-properties fo:margin-left="0.115cm" fo:margin-right="0cm" fo:margin-top="0cm" fo:margin-bottom="0cm" fo:line-height="100%" fo:text-align="start" fo:text-indent="0cm" style:writing-mode="lr-tb">
        <style:tab-stops>
          <style:tab-stop style:position="3.616cm"/>
          <style:tab-stop style:position="4.852cm"/>
        </style:tab-stops>
      </style:paragraph-properties>
    </style:style>
    <style:style style:name="P112" style:family="paragraph">
      <style:paragraph-properties fo:margin-left="0cm" fo:margin-right="0cm" fo:margin-top="0.016cm" fo:margin-bottom="0cm" fo:line-height="100%" fo:text-align="start" fo:text-indent="0cm" style:writing-mode="lr-tb">
        <style:tab-stops>
          <style:tab-stop style:position="3.616cm"/>
          <style:tab-stop style:position="4.852cm"/>
        </style:tab-stops>
      </style:paragraph-properties>
    </style:style>
    <style:style style:name="P113" style:family="paragraph">
      <style:paragraph-properties fo:margin-left="0cm" fo:margin-right="0cm" fo:margin-top="0.014cm" fo:margin-bottom="0cm" fo:line-height="100%" fo:text-align="start" fo:text-indent="0cm" style:writing-mode="lr-tb">
        <style:tab-stops>
          <style:tab-stop style:position="3.695cm"/>
          <style:tab-stop style:position="4.852cm"/>
        </style:tab-stops>
      </style:paragraph-properties>
    </style:style>
    <style:style style:name="P114" style:family="paragraph">
      <style:paragraph-properties fo:margin-left="0.049cm" fo:margin-right="0cm" fo:margin-top="0cm" fo:margin-bottom="0cm" fo:line-height="0.189cm" fo:text-align="start" fo:text-indent="0cm" style:writing-mode="lr-tb"/>
    </style:style>
    <style:style style:name="P115" style:family="paragraph">
      <style:paragraph-properties fo:margin-left="2.591cm" fo:margin-right="0cm" fo:margin-top="0cm" fo:margin-bottom="0cm" fo:line-height="0.538cm" fo:text-align="start" fo:text-indent="0cm" style:writing-mode="lr-tb"/>
    </style:style>
    <style:style style:name="P116" style:family="paragraph">
      <style:paragraph-properties fo:margin-left="0.049cm" fo:margin-right="0cm" fo:margin-top="0cm" fo:margin-bottom="0cm" fo:line-height="0.307cm" fo:text-align="start" fo:text-indent="0cm" style:writing-mode="lr-tb"/>
    </style:style>
    <style:style style:name="P117" style:family="paragraph">
      <style:paragraph-properties fo:margin-left="0.049cm" fo:margin-right="0cm" fo:margin-top="0cm" fo:margin-bottom="0cm" fo:line-height="100%" fo:text-align="start" fo:text-indent="0cm" style:writing-mode="lr-tb">
        <style:tab-stops>
          <style:tab-stop style:position="4.048cm"/>
        </style:tab-stops>
      </style:paragraph-properties>
    </style:style>
    <style:style style:name="P118" style:family="paragraph">
      <style:paragraph-properties fo:margin-left="0.049cm" fo:margin-right="1.572cm" fo:margin-top="0.025cm" fo:margin-bottom="0cm" fo:line-height="0.737cm" fo:text-align="start" fo:text-indent="0cm" style:writing-mode="lr-tb">
        <style:tab-stops>
          <style:tab-stop style:position="3.969cm"/>
          <style:tab-stop style:position="4.337cm"/>
          <style:tab-stop style:position="5.495cm"/>
        </style:tab-stops>
      </style:paragraph-properties>
    </style:style>
    <style:style style:name="P119" style:family="paragraph">
      <style:paragraph-properties fo:margin-left="0.049cm" fo:margin-right="1.572cm" fo:margin-top="0.213cm" fo:margin-bottom="0cm" fo:line-height="100%" fo:text-align="start" fo:text-indent="0cm" style:writing-mode="lr-tb">
        <style:tab-stops>
          <style:tab-stop style:position="4.048cm"/>
        </style:tab-stops>
      </style:paragraph-properties>
    </style:style>
    <style:style style:name="P120" style:family="paragraph">
      <style:paragraph-properties fo:margin-left="0cm" fo:margin-right="1.572cm" fo:margin-top="0.011cm" fo:margin-bottom="0cm" fo:line-height="100%" fo:text-align="start" fo:text-indent="0cm" style:writing-mode="lr-tb">
        <style:tab-stops>
          <style:tab-stop style:position="4.048cm"/>
        </style:tab-stops>
      </style:paragraph-properties>
    </style:style>
    <style:style style:name="P121" style:family="paragraph">
      <style:paragraph-properties fo:margin-left="0.049cm" fo:margin-right="1.572cm" fo:margin-top="0cm" fo:margin-bottom="0cm" fo:line-height="100%" fo:text-align="start" fo:text-indent="0cm" style:writing-mode="lr-tb">
        <style:tab-stops>
          <style:tab-stop style:position="4.531cm"/>
          <style:tab-stop style:position="5.495cm"/>
        </style:tab-stops>
      </style:paragraph-properties>
    </style:style>
    <style:style style:name="P122" style:family="paragraph">
      <style:paragraph-properties fo:margin-left="0.049cm" fo:margin-right="1.572cm" fo:margin-top="0.016cm" fo:margin-bottom="0cm" fo:line-height="187%" fo:text-align="start" fo:text-indent="0cm" style:writing-mode="lr-tb">
        <style:tab-stops>
          <style:tab-stop style:position="4.45cm"/>
          <style:tab-stop style:position="4.531cm"/>
          <style:tab-stop style:position="5.495cm"/>
        </style:tab-stops>
      </style:paragraph-properties>
    </style:style>
    <style:style style:name="P123" style:family="paragraph">
      <style:paragraph-properties fo:margin-left="0.092cm" fo:margin-right="0cm" fo:margin-top="0cm" fo:margin-bottom="0cm" fo:line-height="0.189cm" fo:text-align="start" fo:text-indent="0cm" style:writing-mode="lr-tb"/>
    </style:style>
    <style:style style:name="P124" style:family="paragraph">
      <style:paragraph-properties fo:margin-left="2.745cm" fo:margin-right="0cm" fo:margin-top="0cm" fo:margin-bottom="0cm" fo:line-height="0.538cm" fo:text-align="start" fo:text-indent="0cm" style:writing-mode="lr-tb"/>
    </style:style>
    <style:style style:name="P125" style:family="paragraph">
      <style:paragraph-properties fo:margin-left="0.092cm" fo:margin-right="0cm" fo:margin-top="0cm" fo:margin-bottom="0cm" fo:line-height="0.307cm" fo:text-align="start" fo:text-indent="0cm" style:writing-mode="lr-tb">
        <style:tab-stops>
          <style:tab-stop style:position="4.3cm"/>
          <style:tab-stop style:position="5.537cm"/>
        </style:tab-stops>
      </style:paragraph-properties>
    </style:style>
    <style:style style:name="P126" style:family="paragraph">
      <style:paragraph-properties fo:margin-left="0cm" fo:margin-right="0cm" fo:margin-top="0.016cm" fo:margin-bottom="0cm" fo:line-height="100%" fo:text-align="start" fo:text-indent="0cm" style:writing-mode="lr-tb">
        <style:tab-stops>
          <style:tab-stop style:position="4.3cm"/>
          <style:tab-stop style:position="5.537cm"/>
        </style:tab-stops>
      </style:paragraph-properties>
    </style:style>
    <style:style style:name="P127" style:family="paragraph">
      <style:paragraph-properties fo:margin-left="0.092cm" fo:margin-right="0cm" fo:margin-top="0cm" fo:margin-bottom="0cm" fo:line-height="100%" fo:text-align="start" fo:text-indent="0cm" style:writing-mode="lr-tb">
        <style:tab-stops>
          <style:tab-stop style:position="4.09cm"/>
        </style:tab-stops>
      </style:paragraph-properties>
    </style:style>
    <style:style style:name="P128" style:family="paragraph">
      <style:paragraph-properties fo:margin-left="0cm" fo:margin-right="0cm" fo:margin-top="0.011cm" fo:margin-bottom="0cm" fo:line-height="100%" fo:text-align="start" fo:text-indent="0cm" style:writing-mode="lr-tb">
        <style:tab-stops>
          <style:tab-stop style:position="4.09cm"/>
        </style:tab-stops>
      </style:paragraph-properties>
    </style:style>
    <style:style style:name="P129" style:family="paragraph">
      <style:paragraph-properties fo:margin-left="0.092cm" fo:margin-right="0cm" fo:margin-top="0cm" fo:margin-bottom="0cm" fo:line-height="100%" fo:text-align="start" fo:text-indent="0cm" style:writing-mode="lr-tb">
        <style:tab-stops>
          <style:tab-stop style:position="4.011cm"/>
        </style:tab-stops>
      </style:paragraph-properties>
    </style:style>
    <style:style style:name="P130" style:family="paragraph">
      <style:paragraph-properties fo:margin-left="0cm" fo:margin-right="0cm" fo:margin-top="0.014cm" fo:margin-bottom="0cm" fo:line-height="100%" fo:text-align="start" fo:text-indent="0cm" style:writing-mode="lr-tb">
        <style:tab-stops>
          <style:tab-stop style:position="4.011cm"/>
        </style:tab-stops>
      </style:paragraph-properties>
    </style:style>
    <style:style style:name="P131" style:family="paragraph">
      <style:paragraph-properties fo:margin-left="0.092cm" fo:margin-right="0cm" fo:margin-top="0cm" fo:margin-bottom="0cm" fo:line-height="100%" fo:text-align="start" fo:text-indent="0cm" style:writing-mode="lr-tb">
        <style:tab-stops>
          <style:tab-stop style:position="4.219cm"/>
          <style:tab-stop style:position="5.537cm"/>
        </style:tab-stops>
      </style:paragraph-properties>
    </style:style>
    <style:style style:name="P132" style:family="paragraph">
      <style:paragraph-properties fo:margin-left="0cm" fo:margin-right="0cm" fo:margin-top="0.016cm" fo:margin-bottom="0cm" fo:line-height="100%" fo:text-align="start" fo:text-indent="0cm" style:writing-mode="lr-tb">
        <style:tab-stops>
          <style:tab-stop style:position="4.219cm"/>
          <style:tab-stop style:position="5.537cm"/>
        </style:tab-stops>
      </style:paragraph-properties>
    </style:style>
    <style:style style:name="P133" style:family="paragraph">
      <style:paragraph-properties fo:margin-left="0.092cm" fo:margin-right="0cm" fo:margin-top="0cm" fo:margin-bottom="0cm" fo:line-height="100%" fo:text-align="start" fo:text-indent="0cm" style:writing-mode="lr-tb">
        <style:tab-stops>
          <style:tab-stop style:position="4.38cm"/>
          <style:tab-stop style:position="5.537cm"/>
        </style:tab-stops>
      </style:paragraph-properties>
    </style:style>
    <style:style style:name="P134" style:family="paragraph">
      <style:paragraph-properties fo:margin-left="0cm" fo:margin-right="0cm" fo:margin-top="0.005cm" fo:margin-bottom="0cm" fo:line-height="100%" fo:text-align="start" fo:text-indent="0cm" style:writing-mode="lr-tb">
        <style:tab-stops>
          <style:tab-stop style:position="4.38cm"/>
          <style:tab-stop style:position="5.537cm"/>
        </style:tab-stops>
      </style:paragraph-properties>
    </style:style>
    <style:style style:name="P135" style:family="paragraph">
      <style:paragraph-properties fo:margin-left="0.092cm" fo:margin-right="0cm" fo:margin-top="0.002cm" fo:margin-bottom="0cm" fo:line-height="100%" fo:text-align="start" fo:text-indent="0cm" style:writing-mode="lr-tb">
        <style:tab-stops>
          <style:tab-stop style:position="4.493cm"/>
          <style:tab-stop style:position="5.537cm"/>
        </style:tab-stops>
      </style:paragraph-properties>
    </style:style>
    <style:style style:name="P136" style:family="paragraph">
      <style:paragraph-properties fo:margin-left="0cm" fo:margin-right="0cm" fo:margin-top="0.011cm" fo:margin-bottom="0cm" fo:line-height="100%" fo:text-align="start" fo:text-indent="0cm" style:writing-mode="lr-tb">
        <style:tab-stops>
          <style:tab-stop style:position="4.493cm"/>
          <style:tab-stop style:position="5.537cm"/>
        </style:tab-stops>
      </style:paragraph-properties>
    </style:style>
    <style:style style:name="P137" style:family="paragraph">
      <style:paragraph-properties fo:margin-left="0.092cm" fo:margin-right="0cm" fo:margin-top="0cm" fo:margin-bottom="0cm" fo:line-height="100%" fo:text-align="start" fo:text-indent="0cm" style:writing-mode="lr-tb">
        <style:tab-stops>
          <style:tab-stop style:position="4.493cm"/>
          <style:tab-stop style:position="5.537cm"/>
        </style:tab-stops>
      </style:paragraph-properties>
    </style:style>
    <style:style style:name="P138" style:family="paragraph">
      <style:paragraph-properties fo:margin-left="0.092cm" fo:margin-right="0cm" fo:margin-top="0cm" fo:margin-bottom="0cm" fo:line-height="100%" fo:text-align="start" fo:text-indent="0cm" style:writing-mode="lr-tb">
        <style:tab-stops>
          <style:tab-stop style:position="4.574cm"/>
          <style:tab-stop style:position="5.537cm"/>
        </style:tab-stops>
      </style:paragraph-properties>
    </style:style>
    <style:style style:name="P139" style:family="paragraph">
      <style:paragraph-properties fo:margin-left="0.095cm" fo:margin-right="0cm" fo:margin-top="0cm" fo:margin-bottom="0cm" fo:line-height="0.199cm" fo:text-align="start" fo:text-indent="0cm" style:writing-mode="lr-tb"/>
    </style:style>
    <style:style style:name="P140" style:family="paragraph">
      <style:paragraph-properties fo:margin-left="2.586cm" fo:margin-right="0cm" fo:margin-top="0cm" fo:margin-bottom="0cm" fo:line-height="0.538cm" fo:text-align="start" fo:text-indent="0cm" style:writing-mode="lr-tb"/>
    </style:style>
    <style:style style:name="P141" style:family="paragraph">
      <style:paragraph-properties fo:margin-left="0.095cm" fo:margin-right="0cm" fo:margin-top="0cm" fo:margin-bottom="0cm" fo:line-height="0.296cm" fo:text-align="start" fo:text-indent="0cm" style:writing-mode="lr-tb"/>
    </style:style>
    <style:style style:name="P142" style:family="paragraph">
      <style:paragraph-properties fo:margin-left="0cm" fo:margin-right="0cm" fo:margin-top="0.016cm" fo:margin-bottom="0cm" fo:line-height="100%" fo:text-align="start" fo:text-indent="0cm" style:writing-mode="lr-tb"/>
    </style:style>
    <style:style style:name="P143" style:family="paragraph">
      <style:paragraph-properties fo:margin-left="0.095cm" fo:margin-right="0cm" fo:margin-top="0cm" fo:margin-bottom="0cm" fo:line-height="100%" fo:text-align="start" fo:text-indent="0cm" style:writing-mode="lr-tb">
        <style:tab-stops>
          <style:tab-stop style:position="4.096cm"/>
        </style:tab-stops>
      </style:paragraph-properties>
    </style:style>
    <style:style style:name="P144" style:family="paragraph">
      <style:paragraph-properties fo:margin-left="0.095cm" fo:margin-right="1.535cm" fo:margin-top="0.025cm" fo:margin-bottom="0cm" fo:line-height="0.737cm" fo:text-align="start" fo:text-indent="0cm" style:writing-mode="lr-tb">
        <style:tab-stops>
          <style:tab-stop style:position="4.015cm"/>
          <style:tab-stop style:position="4.385cm"/>
          <style:tab-stop style:position="5.54cm"/>
        </style:tab-stops>
      </style:paragraph-properties>
    </style:style>
    <style:style style:name="P145" style:family="paragraph">
      <style:paragraph-properties fo:margin-left="0.095cm" fo:margin-right="1.535cm" fo:margin-top="0.213cm" fo:margin-bottom="0cm" fo:line-height="100%" fo:text-align="start" fo:text-indent="0cm" style:writing-mode="lr-tb">
        <style:tab-stops>
          <style:tab-stop style:position="4.096cm"/>
        </style:tab-stops>
      </style:paragraph-properties>
    </style:style>
    <style:style style:name="P146" style:family="paragraph">
      <style:paragraph-properties fo:margin-left="0cm" fo:margin-right="1.535cm" fo:margin-top="0.011cm" fo:margin-bottom="0cm" fo:line-height="100%" fo:text-align="start" fo:text-indent="0cm" style:writing-mode="lr-tb">
        <style:tab-stops>
          <style:tab-stop style:position="4.096cm"/>
        </style:tab-stops>
      </style:paragraph-properties>
    </style:style>
    <style:style style:name="P147" style:family="paragraph">
      <style:paragraph-properties fo:margin-left="0.095cm" fo:margin-right="1.535cm" fo:margin-top="0cm" fo:margin-bottom="0cm" fo:line-height="100%" fo:text-align="start" fo:text-indent="0cm" style:writing-mode="lr-tb">
        <style:tab-stops>
          <style:tab-stop style:position="4.577cm"/>
          <style:tab-stop style:position="5.54cm"/>
        </style:tab-stops>
      </style:paragraph-properties>
    </style:style>
    <style:style style:name="P148" style:family="paragraph">
      <style:paragraph-properties fo:margin-left="0.095cm" fo:margin-right="1.535cm" fo:margin-top="0.016cm" fo:margin-bottom="0cm" fo:line-height="187%" fo:text-align="start" fo:text-indent="0cm" style:writing-mode="lr-tb">
        <style:tab-stops>
          <style:tab-stop style:position="4.496cm"/>
          <style:tab-stop style:position="4.577cm"/>
          <style:tab-stop style:position="5.54cm"/>
        </style:tab-stops>
      </style:paragraph-properties>
    </style:style>
    <style:style style:name="P149" style:family="paragraph">
      <style:paragraph-properties fo:margin-left="0.115cm" fo:margin-right="0cm" fo:margin-top="0cm" fo:margin-bottom="0cm" fo:line-height="0.302cm" fo:text-align="start" fo:text-indent="0cm" style:writing-mode="lr-tb"/>
    </style:style>
    <style:style style:name="P150" style:family="paragraph">
      <style:paragraph-properties fo:margin-left="0.115cm" fo:margin-right="0cm" fo:margin-top="0.002cm" fo:margin-bottom="0cm" fo:line-height="100%" fo:text-align="start" fo:text-indent="0cm" style:writing-mode="lr-tb">
        <style:tab-stops>
          <style:tab-stop style:position="3.455cm"/>
          <style:tab-stop style:position="4.852cm"/>
        </style:tab-stops>
      </style:paragraph-properties>
    </style:style>
    <style:style style:name="P151" style:family="paragraph">
      <style:paragraph-properties fo:margin-left="0cm" fo:margin-right="0cm" fo:margin-top="0.011cm" fo:margin-bottom="0cm" fo:line-height="100%" fo:text-align="start" fo:text-indent="0cm" style:writing-mode="lr-tb">
        <style:tab-stops>
          <style:tab-stop style:position="3.455cm"/>
          <style:tab-stop style:position="4.852cm"/>
        </style:tab-stops>
      </style:paragraph-properties>
    </style:style>
    <style:style style:name="P152" style:family="paragraph">
      <style:paragraph-properties fo:margin-left="0.115cm" fo:margin-right="0cm" fo:margin-top="0cm" fo:margin-bottom="0cm" fo:line-height="0.349cm" fo:text-align="start" fo:text-indent="0cm" style:writing-mode="lr-tb">
        <style:tab-stops>
          <style:tab-stop style:position="3.889cm"/>
          <style:tab-stop style:position="4.852cm"/>
        </style:tab-stops>
      </style:paragraph-properties>
    </style:style>
    <style:style style:name="P153" style:family="paragraph">
      <style:paragraph-properties fo:margin-left="0.115cm" fo:margin-right="0cm" fo:margin-top="0cm" fo:margin-bottom="0cm" fo:line-height="0.337cm" fo:text-align="start" fo:text-indent="0cm" style:writing-mode="lr-tb">
        <style:tab-stops>
          <style:tab-stop style:position="3.889cm"/>
          <style:tab-stop style:position="4.852cm"/>
        </style:tab-stops>
      </style:paragraph-properties>
    </style:style>
    <style:style style:name="P154" style:family="paragraph">
      <style:paragraph-properties fo:margin-left="0.115cm" fo:margin-right="0cm" fo:margin-top="0cm" fo:margin-bottom="0cm" fo:line-height="0.337cm" fo:text-align="start" fo:text-indent="0cm" style:writing-mode="lr-tb">
        <style:tab-stops>
          <style:tab-stop style:position="3.808cm"/>
        </style:tab-stops>
      </style:paragraph-properties>
    </style:style>
    <style:style style:name="P155" style:family="paragraph">
      <style:paragraph-properties fo:margin-left="0.115cm" fo:margin-right="0cm" fo:margin-top="0cm" fo:margin-bottom="0cm" fo:line-height="0.349cm" fo:text-align="start" fo:text-indent="0cm" style:writing-mode="lr-tb">
        <style:tab-stops>
          <style:tab-stop style:position="3.616cm"/>
          <style:tab-stop style:position="4.852cm"/>
        </style:tab-stops>
      </style:paragraph-properties>
    </style:style>
    <style:style style:name="P156" style:family="paragraph">
      <style:paragraph-properties fo:margin-left="0cm" fo:margin-right="0cm" fo:margin-top="0.018cm" fo:margin-bottom="0cm" fo:line-height="100%" fo:text-align="start" fo:text-indent="0cm" style:writing-mode="lr-tb">
        <style:tab-stops>
          <style:tab-stop style:position="3.616cm"/>
          <style:tab-stop style:position="4.852cm"/>
        </style:tab-stops>
      </style:paragraph-properties>
    </style:style>
    <style:style style:name="P157" style:family="paragraph">
      <style:paragraph-properties fo:margin-left="0.115cm" fo:margin-right="0cm" fo:margin-top="0cm" fo:margin-bottom="0cm" fo:line-height="100%" fo:text-align="start" fo:text-indent="0cm" style:writing-mode="lr-tb">
        <style:tab-stops>
          <style:tab-stop style:position="3.327cm"/>
        </style:tab-stops>
      </style:paragraph-properties>
    </style:style>
    <style:style style:name="P158" style:family="paragraph">
      <style:paragraph-properties fo:margin-left="0cm" fo:margin-right="0cm" fo:margin-top="0.011cm" fo:margin-bottom="0cm" fo:line-height="100%" fo:text-align="start" fo:text-indent="0cm" style:writing-mode="lr-tb">
        <style:tab-stops>
          <style:tab-stop style:position="3.327cm"/>
        </style:tab-stops>
      </style:paragraph-properties>
    </style:style>
    <style:style style:name="P159" style:family="paragraph">
      <style:paragraph-properties fo:margin-left="0.115cm" fo:margin-right="0.774cm" fo:margin-top="0cm" fo:margin-bottom="0cm" fo:line-height="111%" fo:text-align="start" fo:text-indent="0cm" style:writing-mode="lr-tb">
        <style:tab-stops>
          <style:tab-stop style:position="3.616cm"/>
          <style:tab-stop style:position="3.808cm"/>
          <style:tab-stop style:position="4.852cm"/>
        </style:tab-stops>
      </style:paragraph-properties>
    </style:style>
    <style:style style:name="P160" style:family="paragraph">
      <style:paragraph-properties fo:margin-left="0.252cm" fo:margin-right="0.963cm" fo:margin-top="0.093cm" fo:margin-bottom="0cm" fo:line-height="100%" fo:text-align="start" fo:text-indent="0cm" style:writing-mode="lr-tb"/>
    </style:style>
    <style:style style:name="P161" style:family="paragraph">
      <style:paragraph-properties fo:margin-left="0.247cm" fo:margin-right="0.975cm" fo:margin-top="0.093cm" fo:margin-bottom="0cm" fo:line-height="100%" fo:text-align="start" fo:text-indent="0cm" style:writing-mode="lr-tb"/>
    </style:style>
    <style:style style:name="P162" style:family="paragraph">
      <style:paragraph-properties fo:margin-left="0.247cm" fo:margin-right="0.977cm" fo:margin-top="0.093cm" fo:margin-bottom="0cm" fo:line-height="100%" fo:text-align="start" fo:text-indent="0cm" style:writing-mode="lr-tb"/>
    </style:style>
    <style:style style:name="P163" style:family="paragraph">
      <style:paragraph-properties fo:margin-left="0.256cm" fo:margin-right="0.22cm" fo:margin-top="0.111cm" fo:margin-bottom="0cm" fo:line-height="100%" fo:text-align="start" fo:text-indent="0cm" style:writing-mode="lr-tb"/>
    </style:style>
    <style:style style:name="P164" style:family="paragraph">
      <loext:graphic-properties draw:fill="solid" draw:fill-color="#b4c5e7"/>
      <style:paragraph-properties fo:text-align="start" style:font-independent-line-spacing="true"/>
      <style:text-properties fo:font-size="18pt"/>
    </style:style>
    <style:style style:name="P165" style:family="paragraph">
      <loext:graphic-properties draw:fill="solid" draw:fill-color="#f1f1f1"/>
      <style:paragraph-properties fo:text-align="start" style:font-independent-line-spacing="true"/>
      <style:text-properties fo:font-size="18pt"/>
    </style:style>
    <style:style style:name="P166" style:family="paragraph">
      <style:paragraph-properties fo:margin-left="0.074cm" fo:margin-right="0cm" fo:margin-top="0.04cm" fo:margin-bottom="0cm" fo:line-height="100%" fo:text-align="start" fo:text-indent="0cm" style:punctuation-wrap="hanging" style:writing-mode="lr-tb"/>
      <style:text-properties fo:font-size="18pt" fo:hyphenate="false"/>
    </style:style>
    <style:style style:name="P167" style:family="paragraph">
      <style:paragraph-properties fo:margin-left="0.074cm" fo:margin-right="0cm" fo:margin-top="0cm" fo:margin-bottom="0cm" fo:line-height="0.302cm" fo:text-align="start" fo:text-indent="0cm" style:punctuation-wrap="hanging" style:writing-mode="lr-tb"/>
      <style:text-properties fo:font-size="18pt" fo:hyphenate="false"/>
    </style:style>
    <style:style style:name="P168" style:family="paragraph">
      <style:paragraph-properties fo:margin-left="0.513cm" fo:margin-right="0cm" fo:margin-top="0cm" fo:margin-bottom="0cm" fo:line-height="0.302cm" fo:text-align="start" fo:text-indent="0cm" style:punctuation-wrap="hanging" style:writing-mode="lr-tb"/>
      <style:text-properties fo:font-size="18pt" fo:hyphenate="false"/>
    </style:style>
    <style:style style:name="P169" style:family="paragraph">
      <style:paragraph-properties fo:margin-left="0.035cm" fo:margin-right="0cm" fo:margin-top="0.04cm" fo:margin-bottom="0cm" fo:line-height="100%" fo:text-align="start" fo:text-indent="0cm" style:punctuation-wrap="hanging" style:writing-mode="lr-tb"/>
      <style:text-properties fo:font-size="18pt" fo:hyphenate="false"/>
    </style:style>
    <style:style style:name="P170" style:family="paragraph">
      <style:paragraph-properties fo:margin-left="0.074cm" fo:margin-right="0cm" fo:margin-top="0cm" fo:margin-bottom="0cm" fo:line-height="0.318cm" fo:text-align="start" fo:text-indent="0cm" style:punctuation-wrap="hanging" style:writing-mode="lr-tb"/>
      <style:text-properties fo:font-size="18pt" fo:hyphenate="false"/>
    </style:style>
    <style:style style:name="P171" style:family="paragraph">
      <style:paragraph-properties fo:margin-left="0.035cm" fo:margin-right="0cm" fo:margin-top="0.04cm" fo:margin-bottom="0cm" fo:line-height="0.349cm" fo:text-align="start" fo:text-indent="0cm" style:punctuation-wrap="hanging" style:writing-mode="lr-tb"/>
      <style:text-properties fo:font-size="18pt" fo:hyphenate="false"/>
    </style:style>
    <style:style style:name="P172" style:family="paragraph">
      <style:paragraph-properties fo:margin-left="0.035cm" fo:margin-right="0cm" fo:margin-top="0cm" fo:margin-bottom="0cm" fo:line-height="0.337cm" fo:text-align="start" fo:text-indent="0cm" style:punctuation-wrap="hanging" style:writing-mode="lr-tb"/>
      <style:text-properties fo:font-size="18pt" fo:hyphenate="false"/>
    </style:style>
    <style:style style:name="P173" style:family="paragraph">
      <style:paragraph-properties fo:margin-left="0.035cm" fo:margin-right="0.404cm" fo:margin-top="0.018cm" fo:margin-bottom="0cm" fo:line-height="0.339cm" fo:text-align="start" fo:text-indent="0cm" style:punctuation-wrap="hanging" style:writing-mode="lr-tb"/>
      <style:text-properties fo:font-size="18pt" fo:hyphenate="false"/>
    </style:style>
    <style:style style:name="P174" style:family="paragraph">
      <style:paragraph-properties fo:margin-left="0.035cm" fo:margin-right="0.014cm" fo:margin-top="0.034cm" fo:margin-bottom="0cm" fo:line-height="111%" fo:text-align="start" fo:text-indent="0cm" style:punctuation-wrap="hanging" style:writing-mode="lr-tb"/>
      <style:text-properties fo:font-size="18pt" fo:hyphenate="false"/>
    </style:style>
    <style:style style:name="P175" style:family="paragraph">
      <loext:graphic-properties draw:fill="solid" draw:fill-color="#000000"/>
      <style:paragraph-properties fo:text-align="start" style:font-independent-line-spacing="true"/>
      <style:text-properties fo:font-size="18pt"/>
    </style:style>
    <style:style style:name="P176" style:family="paragraph">
      <loext:graphic-properties draw:fill="solid" draw:fill-color="#d3d3d3"/>
      <style:paragraph-properties fo:text-align="start" style:font-independent-line-spacing="true"/>
      <style:text-properties fo:font-size="18pt"/>
    </style:style>
    <style:style style:name="P177" style:family="paragraph">
      <style:paragraph-properties fo:margin-left="1.722cm" fo:margin-right="0cm" fo:margin-top="0.422cm" fo:margin-bottom="0cm" fo:line-height="100%" fo:text-align="start" fo:text-indent="0cm" style:punctuation-wrap="hanging" style:writing-mode="lr-tb"/>
      <style:text-properties fo:font-size="18pt" fo:hyphenate="false"/>
    </style:style>
    <style:style style:name="P178" style:family="paragraph">
      <style:paragraph-properties fo:margin-left="0.254cm" fo:margin-right="0cm" fo:margin-top="0.095cm" fo:margin-bottom="0cm" fo:line-height="100%" fo:text-align="start" fo:text-indent="0cm" style:punctuation-wrap="hanging" style:writing-mode="lr-tb"/>
      <style:text-properties fo:font-size="18pt" fo:hyphenate="false"/>
    </style:style>
    <style:style style:name="P179" style:family="paragraph">
      <style:paragraph-properties fo:margin-left="0cm" fo:margin-right="0cm" fo:margin-top="0.004cm" fo:margin-bottom="0cm" fo:line-height="100%" fo:text-align="start" fo:text-indent="0cm" style:punctuation-wrap="hanging" style:writing-mode="lr-tb"/>
      <style:text-properties fo:font-size="18pt" fo:hyphenate="false"/>
    </style:style>
    <style:style style:name="P180" style:family="paragraph">
      <style:paragraph-properties fo:margin-left="0.254cm" fo:margin-right="1.838cm" fo:margin-top="0.002cm" fo:margin-bottom="0cm" fo:line-height="100%" fo:text-align="start" fo:text-indent="0cm" style:punctuation-wrap="hanging" style:writing-mode="lr-tb"/>
      <style:text-properties fo:font-size="18pt" fo:hyphenate="false"/>
    </style:style>
    <style:style style:name="P181" style:family="paragraph">
      <style:paragraph-properties fo:margin-left="0.254cm" fo:margin-right="0cm" fo:margin-top="0.093cm" fo:margin-bottom="0cm" fo:line-height="100%" fo:text-align="start" fo:text-indent="0cm" style:punctuation-wrap="hanging" style:writing-mode="lr-tb"/>
      <style:text-properties fo:font-size="18pt" fo:hyphenate="false"/>
    </style:style>
    <style:style style:name="P182" style:family="paragraph">
      <style:paragraph-properties fo:margin-left="0.254cm" fo:margin-right="0.854cm" fo:margin-top="0cm" fo:margin-bottom="0cm" fo:line-height="100%" fo:text-align="start" fo:text-indent="0cm" style:punctuation-wrap="hanging" style:writing-mode="lr-tb"/>
      <style:text-properties fo:font-size="18pt" fo:hyphenate="false"/>
    </style:style>
    <style:style style:name="P183" style:family="paragraph">
      <style:paragraph-properties fo:margin-left="0.254cm" fo:margin-right="0.854cm" fo:margin-top="0.002cm" fo:margin-bottom="0cm" fo:line-height="100%" fo:text-align="start" fo:text-indent="0cm" style:punctuation-wrap="hanging" style:writing-mode="lr-tb"/>
      <style:text-properties fo:font-size="18pt" fo:hyphenate="false"/>
    </style:style>
    <style:style style:name="P184" style:family="paragraph">
      <style:paragraph-properties fo:margin-left="0.254cm" fo:margin-right="0cm" fo:margin-top="0.097cm" fo:margin-bottom="0cm" fo:line-height="100%" fo:text-align="start" fo:text-indent="0cm" style:punctuation-wrap="hanging" style:writing-mode="lr-tb"/>
      <style:text-properties fo:font-size="18pt" fo:hyphenate="false"/>
    </style:style>
    <style:style style:name="P185" style:family="paragraph">
      <style:paragraph-properties fo:margin-left="0.254cm" fo:margin-right="1.482cm" fo:margin-top="0cm" fo:margin-bottom="0cm" fo:line-height="100%" fo:text-align="start" fo:text-indent="0cm" style:punctuation-wrap="hanging" style:writing-mode="lr-tb"/>
      <style:text-properties fo:font-size="18pt" fo:hyphenate="false"/>
    </style:style>
    <style:style style:name="P186" style:family="paragraph">
      <style:paragraph-properties fo:margin-left="0.035cm" fo:margin-right="0cm" fo:margin-top="0cm" fo:margin-bottom="0cm" fo:line-height="0.346cm" fo:text-align="start" fo:text-indent="0cm" style:punctuation-wrap="hanging" style:writing-mode="lr-tb"/>
      <style:text-properties fo:font-size="14pt" style:font-size-asian="14pt" style:font-size-complex="14pt" fo:hyphenate="false"/>
    </style:style>
    <style:style style:name="P187" style:family="paragraph">
      <loext:graphic-properties draw:fill="none" draw:fill-color="#ffffff"/>
      <style:paragraph-properties fo:text-align="start" style:font-independent-line-spacing="true"/>
      <style:text-properties fo:font-size="9pt" style:font-size-asian="14pt" style:font-size-complex="14pt"/>
    </style:style>
    <style:style style:name="P188" style:family="paragraph">
      <style:paragraph-properties fo:margin-left="0.254cm" fo:margin-right="1.076cm" fo:margin-top="0.093cm" fo:margin-bottom="0cm" fo:line-height="100%" fo:text-align="start" fo:text-indent="0cm" style:punctuation-wrap="hanging" style:writing-mode="lr-tb"/>
      <style:text-properties fo:font-size="18pt" fo:hyphenate="false"/>
    </style:style>
    <style:style style:name="P189" style:family="paragraph">
      <loext:graphic-properties draw:fill="solid" draw:fill-color="#e1eeda"/>
      <style:paragraph-properties fo:text-align="start" style:font-independent-line-spacing="true"/>
      <style:text-properties fo:font-size="18pt"/>
    </style:style>
    <style:style style:name="P190" style:family="paragraph">
      <style:paragraph-properties fo:margin-left="0cm" fo:margin-right="0cm" fo:margin-top="0cm" fo:margin-bottom="0cm" fo:line-height="0.259cm" fo:text-align="start" fo:text-indent="0cm" style:punctuation-wrap="hanging" style:writing-mode="lr-tb"/>
      <style:text-properties fo:font-size="18pt" fo:hyphenate="false"/>
    </style:style>
    <style:style style:name="P191" style:family="paragraph">
      <style:paragraph-properties fo:margin-left="0cm" fo:margin-right="0cm" fo:margin-top="0.04cm" fo:margin-bottom="0cm" fo:line-height="100%" fo:text-align="start" fo:text-indent="0cm" style:punctuation-wrap="hanging" style:writing-mode="lr-tb">
        <style:tab-stops>
          <style:tab-stop style:position="4.318cm"/>
          <style:tab-stop style:position="5.443cm"/>
        </style:tab-stops>
      </style:paragraph-properties>
      <style:text-properties fo:font-size="18pt" fo:hyphenate="false"/>
    </style:style>
    <style:style style:name="P192" style:family="paragraph">
      <style:paragraph-properties fo:margin-left="0cm" fo:margin-right="0cm" fo:margin-top="0.014cm" fo:margin-bottom="0cm" fo:line-height="100%" fo:text-align="start" fo:text-indent="0cm" style:punctuation-wrap="hanging" style:writing-mode="lr-tb">
        <style:tab-stops>
          <style:tab-stop style:position="4.318cm"/>
          <style:tab-stop style:position="5.443cm"/>
        </style:tab-stops>
      </style:paragraph-properties>
      <style:text-properties fo:font-size="18pt" fo:hyphenate="false"/>
    </style:style>
    <style:style style:name="P193" style:family="paragraph">
      <style:paragraph-properties fo:margin-left="0cm" fo:margin-right="0cm" fo:margin-top="0cm" fo:margin-bottom="0cm" fo:line-height="100%" fo:text-align="start" fo:text-indent="0cm" style:punctuation-wrap="hanging" style:writing-mode="lr-tb">
        <style:tab-stops>
          <style:tab-stop style:position="4.318cm"/>
          <style:tab-stop style:position="5.443cm"/>
        </style:tab-stops>
      </style:paragraph-properties>
      <style:text-properties fo:font-size="18pt" fo:hyphenate="false"/>
    </style:style>
    <style:style style:name="P194" style:family="paragraph">
      <style:paragraph-properties fo:margin-left="0cm" fo:margin-right="0cm" fo:margin-top="0.018cm" fo:margin-bottom="0cm" fo:line-height="100%" fo:text-align="start" fo:text-indent="0cm" style:punctuation-wrap="hanging" style:writing-mode="lr-tb">
        <style:tab-stops>
          <style:tab-stop style:position="4.318cm"/>
          <style:tab-stop style:position="5.443cm"/>
        </style:tab-stops>
      </style:paragraph-properties>
      <style:text-properties fo:font-size="18pt" fo:hyphenate="false"/>
    </style:style>
    <style:style style:name="P195" style:family="paragraph">
      <style:paragraph-properties fo:margin-left="0cm" fo:margin-right="0cm" fo:margin-top="0.002cm" fo:margin-bottom="0cm" fo:line-height="100%" fo:text-align="start" fo:text-indent="0cm" style:punctuation-wrap="hanging" style:writing-mode="lr-tb">
        <style:tab-stops>
          <style:tab-stop style:position="4.399cm"/>
          <style:tab-stop style:position="5.443cm"/>
        </style:tab-stops>
      </style:paragraph-properties>
      <style:text-properties fo:font-size="18pt" fo:hyphenate="false"/>
    </style:style>
    <style:style style:name="P196" style:family="paragraph">
      <style:paragraph-properties fo:margin-left="0cm" fo:margin-right="0cm" fo:margin-top="0.018cm" fo:margin-bottom="0cm" fo:line-height="100%" fo:text-align="start" fo:text-indent="0cm" style:punctuation-wrap="hanging" style:writing-mode="lr-tb">
        <style:tab-stops>
          <style:tab-stop style:position="4.399cm"/>
          <style:tab-stop style:position="5.443cm"/>
        </style:tab-stops>
      </style:paragraph-properties>
      <style:text-properties fo:font-size="18pt" fo:hyphenate="false"/>
    </style:style>
    <style:style style:name="P197" style:family="paragraph">
      <style:paragraph-properties fo:margin-left="0cm" fo:margin-right="0cm" fo:margin-top="0cm" fo:margin-bottom="0cm" fo:line-height="100%" fo:text-align="start" fo:text-indent="0cm" style:punctuation-wrap="hanging" style:writing-mode="lr-tb">
        <style:tab-stops>
          <style:tab-stop style:position="4.126cm"/>
          <style:tab-stop style:position="5.443cm"/>
        </style:tab-stops>
      </style:paragraph-properties>
      <style:text-properties fo:font-size="18pt" fo:hyphenate="false"/>
    </style:style>
    <style:style style:name="P198" style:family="paragraph">
      <style:paragraph-properties fo:margin-left="0cm" fo:margin-right="0cm" fo:margin-top="0.037cm" fo:margin-bottom="0cm" fo:line-height="100%" fo:text-align="start" fo:text-indent="0cm" style:punctuation-wrap="hanging" style:writing-mode="lr-tb"/>
      <style:text-properties fo:font-size="18pt" fo:hyphenate="false"/>
    </style:style>
    <style:style style:name="P199" style:family="paragraph">
      <style:paragraph-properties fo:margin-left="0.159cm" fo:margin-right="0cm" fo:margin-top="0.04cm" fo:margin-bottom="0cm" fo:line-height="100%" fo:text-align="start" fo:text-indent="0cm" style:punctuation-wrap="hanging" style:writing-mode="lr-tb"/>
      <style:text-properties fo:font-size="18pt" fo:hyphenate="false"/>
    </style:style>
    <style:style style:name="P200" style:family="paragraph">
      <style:paragraph-properties fo:margin-left="0cm" fo:margin-right="0cm" fo:margin-top="0.011cm" fo:margin-bottom="0cm" fo:line-height="100%" fo:text-align="start" fo:text-indent="0cm" style:punctuation-wrap="hanging" style:writing-mode="lr-tb"/>
      <style:text-properties fo:font-size="18pt" fo:hyphenate="false"/>
    </style:style>
    <style:style style:name="P201" style:family="paragraph">
      <style:paragraph-properties fo:margin-left="0.593cm" fo:margin-right="0cm" fo:margin-top="0cm" fo:margin-bottom="0cm" fo:line-height="100%" fo:text-align="start" fo:text-indent="0cm" style:punctuation-wrap="hanging" style:writing-mode="lr-tb">
        <style:tab-stops>
          <style:tab-stop style:position="1.718cm"/>
        </style:tab-stops>
      </style:paragraph-properties>
      <style:text-properties fo:font-size="18pt" fo:hyphenate="false"/>
    </style:style>
    <style:style style:name="P202" style:family="paragraph">
      <style:paragraph-properties fo:margin-left="0cm" fo:margin-right="0cm" fo:margin-top="0.04cm" fo:margin-bottom="0cm" fo:line-height="100%" fo:text-align="start" fo:text-indent="0cm" style:punctuation-wrap="hanging" style:writing-mode="lr-tb"/>
      <style:text-properties fo:font-size="18pt" fo:hyphenate="false"/>
    </style:style>
    <style:style style:name="P203" style:family="paragraph">
      <style:paragraph-properties fo:margin-left="0cm" fo:margin-right="0cm" fo:margin-top="0.018cm" fo:margin-bottom="0cm" fo:line-height="100%" fo:text-align="start" fo:text-indent="0cm" style:punctuation-wrap="hanging" style:writing-mode="lr-tb"/>
      <style:text-properties fo:font-size="18pt" fo:hyphenate="false"/>
    </style:style>
    <style:style style:name="P204" style:family="paragraph">
      <style:paragraph-properties fo:margin-left="0.016cm" fo:margin-right="0cm" fo:margin-top="0cm" fo:margin-bottom="0cm" fo:line-height="100%" fo:text-align="start" fo:text-indent="0cm" style:punctuation-wrap="hanging" style:writing-mode="lr-tb">
        <style:tab-stops>
          <style:tab-stop style:position="4.142cm"/>
          <style:tab-stop style:position="5.459cm"/>
        </style:tab-stops>
      </style:paragraph-properties>
      <style:text-properties fo:font-size="18pt" fo:hyphenate="false"/>
    </style:style>
    <style:style style:name="P205" style:family="paragraph">
      <style:paragraph-properties fo:margin-left="0cm" fo:margin-right="0cm" fo:margin-top="0.019cm" fo:margin-bottom="0cm" fo:line-height="100%" fo:text-align="start" fo:text-indent="0cm" style:punctuation-wrap="hanging" style:writing-mode="lr-tb"/>
      <style:text-properties fo:font-size="18pt" fo:hyphenate="false"/>
    </style:style>
    <style:style style:name="P206"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07" style:family="paragraph">
      <style:paragraph-properties fo:margin-left="0cm" fo:margin-right="0cm" fo:margin-top="0.04cm" fo:margin-bottom="0cm" fo:line-height="100%" fo:text-align="start" fo:text-indent="0cm" style:punctuation-wrap="hanging" style:writing-mode="lr-tb">
        <style:tab-stops>
          <style:tab-stop style:position="1.155cm"/>
        </style:tab-stops>
      </style:paragraph-properties>
      <style:text-properties fo:font-size="18pt" fo:hyphenate="false"/>
    </style:style>
    <style:style style:name="P208" style:family="paragraph">
      <style:paragraph-properties fo:margin-left="0cm" fo:margin-right="0.014cm" fo:margin-top="0.04cm" fo:margin-bottom="0cm" fo:line-height="100%" fo:text-align="start" fo:text-indent="0cm" style:punctuation-wrap="hanging" style:writing-mode="lr-tb"/>
      <style:text-properties fo:font-size="18pt" fo:hyphenate="false"/>
    </style:style>
    <style:style style:name="P209" style:family="paragraph">
      <style:paragraph-properties fo:margin-left="0cm" fo:margin-right="0.014cm" fo:margin-top="0.012cm" fo:margin-bottom="0cm" fo:line-height="100%" fo:text-align="start" fo:text-indent="0cm" style:punctuation-wrap="hanging" style:writing-mode="lr-tb"/>
      <style:text-properties fo:font-size="18pt" fo:hyphenate="false"/>
    </style:style>
    <style:style style:name="P210" style:family="paragraph">
      <style:paragraph-properties fo:margin-left="0cm" fo:margin-right="0.127cm" fo:margin-top="0.002cm" fo:margin-bottom="0cm" fo:line-height="100%" fo:text-align="start" fo:text-indent="0cm" style:punctuation-wrap="hanging" style:writing-mode="lr-tb">
        <style:tab-stops>
          <style:tab-stop style:position="0.963cm"/>
        </style:tab-stops>
      </style:paragraph-properties>
      <style:text-properties fo:font-size="18pt" fo:hyphenate="false"/>
    </style:style>
    <style:style style:name="P211" style:family="paragraph">
      <style:paragraph-properties fo:margin-left="0cm" fo:margin-right="0.127cm" fo:margin-top="0.007cm" fo:margin-bottom="0cm" fo:line-height="100%" fo:text-align="start" fo:text-indent="0cm" style:punctuation-wrap="hanging" style:writing-mode="lr-tb">
        <style:tab-stops>
          <style:tab-stop style:position="0.963cm"/>
        </style:tab-stops>
      </style:paragraph-properties>
      <style:text-properties fo:font-size="18pt" fo:hyphenate="false"/>
    </style:style>
    <style:style style:name="P212" style:family="paragraph">
      <style:paragraph-properties fo:margin-left="0.4cm" fo:margin-right="0.127cm" fo:margin-top="0cm" fo:margin-bottom="0cm" fo:line-height="100%" fo:text-align="start" fo:text-indent="0cm" style:punctuation-wrap="hanging" style:writing-mode="lr-tb">
        <style:tab-stops>
          <style:tab-stop style:position="1.445cm"/>
        </style:tab-stops>
      </style:paragraph-properties>
      <style:text-properties fo:font-size="18pt" fo:hyphenate="false"/>
    </style:style>
    <style:style style:name="P213" style:family="paragraph">
      <style:paragraph-properties fo:margin-left="0cm" fo:margin-right="0.127cm" fo:margin-top="0.014cm" fo:margin-bottom="0cm" fo:line-height="100%" fo:text-align="start" fo:text-indent="0cm" style:punctuation-wrap="hanging" style:writing-mode="lr-tb">
        <style:tab-stops>
          <style:tab-stop style:position="1.445cm"/>
        </style:tab-stops>
      </style:paragraph-properties>
      <style:text-properties fo:font-size="18pt" fo:hyphenate="false"/>
    </style:style>
    <style:style style:name="P214" style:family="paragraph">
      <style:paragraph-properties fo:margin-left="0cm" fo:margin-right="0.014cm" fo:margin-top="0cm" fo:margin-bottom="0cm" fo:line-height="100%" fo:text-align="start" fo:text-indent="0cm" style:punctuation-wrap="hanging" style:writing-mode="lr-tb">
        <style:tab-stops>
          <style:tab-stop style:position="1.445cm"/>
        </style:tab-stops>
      </style:paragraph-properties>
      <style:text-properties fo:font-size="18pt" fo:hyphenate="false"/>
    </style:style>
    <style:style style:name="P215" style:family="paragraph">
      <style:paragraph-properties fo:margin-left="0cm" fo:margin-right="0.014cm" fo:margin-top="0.014cm" fo:margin-bottom="0cm" fo:line-height="100%" fo:text-align="start" fo:text-indent="0cm" style:punctuation-wrap="hanging" style:writing-mode="lr-tb">
        <style:tab-stops>
          <style:tab-stop style:position="1.445cm"/>
        </style:tab-stops>
      </style:paragraph-properties>
      <style:text-properties fo:font-size="18pt" fo:hyphenate="false"/>
    </style:style>
    <style:style style:name="P216" style:family="paragraph">
      <style:paragraph-properties fo:margin-left="0.482cm" fo:margin-right="0.014cm" fo:margin-top="0cm" fo:margin-bottom="0cm" fo:line-height="100%" fo:text-align="start" fo:text-indent="0cm" style:punctuation-wrap="hanging" style:writing-mode="lr-tb">
        <style:tab-stops>
          <style:tab-stop style:position="1.445cm"/>
        </style:tab-stops>
      </style:paragraph-properties>
      <style:text-properties fo:font-size="18pt" fo:hyphenate="false"/>
    </style:style>
    <style:style style:name="P217" style:family="paragraph">
      <style:paragraph-properties fo:margin-left="0.254cm" fo:margin-right="0cm" fo:margin-top="0.092cm" fo:margin-bottom="0cm" fo:line-height="100%" fo:text-align="start" fo:text-indent="0cm" style:punctuation-wrap="hanging" style:writing-mode="lr-tb"/>
      <style:text-properties fo:font-size="18pt" fo:hyphenate="false"/>
    </style:style>
    <style:style style:name="P218" style:family="paragraph">
      <style:paragraph-properties fo:margin-left="1.03cm" fo:margin-right="0cm" fo:margin-top="0.004cm" fo:margin-bottom="0cm" fo:line-height="100%" fo:text-align="start" fo:text-indent="0cm" style:punctuation-wrap="hanging" style:writing-mode="lr-tb"/>
      <style:text-properties fo:font-size="18pt" fo:hyphenate="false"/>
    </style:style>
    <style:style style:name="P219" style:family="paragraph">
      <style:paragraph-properties fo:margin-left="2.073cm" fo:margin-right="0cm" fo:margin-top="0.005cm" fo:margin-bottom="0cm" fo:line-height="100%" fo:text-align="start" fo:text-indent="0cm" style:punctuation-wrap="hanging" style:writing-mode="lr-tb"/>
      <style:text-properties fo:font-size="18pt" fo:hyphenate="false"/>
    </style:style>
    <style:style style:name="P220" style:family="paragraph">
      <style:paragraph-properties fo:margin-left="0.25cm" fo:margin-right="0cm" fo:margin-top="0.092cm" fo:margin-bottom="0cm" fo:line-height="100%" fo:text-align="start" fo:text-indent="0cm" style:punctuation-wrap="hanging" style:writing-mode="lr-tb"/>
      <style:text-properties fo:font-size="18pt" fo:hyphenate="false"/>
    </style:style>
    <style:style style:name="P221" style:family="paragraph">
      <style:paragraph-properties fo:margin-left="0cm" fo:margin-right="0cm" fo:margin-top="0.005cm" fo:margin-bottom="0cm" fo:line-height="100%" fo:text-align="start" fo:text-indent="0cm" style:punctuation-wrap="hanging" style:writing-mode="lr-tb"/>
      <style:text-properties fo:font-size="18pt" fo:hyphenate="false"/>
    </style:style>
    <style:style style:name="P222" style:family="paragraph">
      <style:paragraph-properties fo:margin-left="0.25cm" fo:margin-right="0cm" fo:margin-top="0cm" fo:margin-bottom="0cm" fo:line-height="100%" fo:text-align="start" fo:text-indent="0cm" style:punctuation-wrap="hanging" style:writing-mode="lr-tb"/>
      <style:text-properties fo:font-size="18pt" fo:hyphenate="false"/>
    </style:style>
    <style:style style:name="P223" style:family="paragraph">
      <style:paragraph-properties fo:margin-left="0.25cm" fo:margin-right="0cm" fo:margin-top="0.002cm" fo:margin-bottom="0cm" fo:line-height="100%" fo:text-align="start" fo:text-indent="0cm" style:punctuation-wrap="hanging" style:writing-mode="lr-tb"/>
      <style:text-properties fo:font-size="18pt" fo:hyphenate="false"/>
    </style:style>
    <style:style style:name="P224" style:family="paragraph">
      <style:paragraph-properties fo:margin-left="0.25cm" fo:margin-right="0cm" fo:margin-top="0.093cm" fo:margin-bottom="0cm" fo:line-height="100%" fo:text-align="start" fo:text-indent="0cm" style:punctuation-wrap="hanging" style:writing-mode="lr-tb"/>
      <style:text-properties fo:font-size="18pt" fo:hyphenate="false"/>
    </style:style>
    <style:style style:name="P225" style:family="paragraph">
      <style:paragraph-properties fo:margin-left="0.25cm" fo:margin-right="1.623cm" fo:margin-top="0cm" fo:margin-bottom="0cm" fo:line-height="100%" fo:text-align="start" fo:text-indent="0cm" style:punctuation-wrap="hanging" style:writing-mode="lr-tb"/>
      <style:text-properties fo:font-size="18pt" fo:hyphenate="false"/>
    </style:style>
    <style:style style:name="P226" style:family="paragraph">
      <loext:graphic-properties draw:fill="solid" draw:fill-color="#ff0000"/>
      <style:paragraph-properties fo:text-align="start" style:font-independent-line-spacing="true"/>
      <style:text-properties fo:font-size="18pt"/>
    </style:style>
    <style:style style:name="P227" style:family="paragraph">
      <style:paragraph-properties fo:margin-left="0.049cm" fo:margin-right="0cm" fo:margin-top="0cm" fo:margin-bottom="0cm" fo:line-height="0.295cm" fo:text-align="start" fo:text-indent="0cm" style:writing-mode="lr-tb"/>
    </style:style>
    <style:style style:name="P228" style:family="paragraph">
      <style:paragraph-properties fo:margin-left="0.042cm" fo:margin-right="0cm" fo:margin-top="0cm" fo:margin-bottom="0cm" fo:line-height="0.266cm" fo:text-align="start" fo:text-indent="0cm" style:writing-mode="lr-tb"/>
    </style:style>
    <style:style style:name="P229" style:family="paragraph">
      <style:paragraph-properties fo:margin-left="0cm" fo:margin-right="0cm" fo:margin-top="0.004cm" fo:margin-bottom="0cm" fo:line-height="100%" fo:text-align="start" fo:text-indent="0cm" style:writing-mode="lr-tb"/>
    </style:style>
    <style:style style:name="P230" style:family="paragraph">
      <style:paragraph-properties fo:margin-left="0.056cm" fo:margin-right="0cm" fo:margin-top="0cm" fo:margin-bottom="0cm" fo:line-height="100%" fo:text-align="start" fo:text-indent="0cm" style:writing-mode="lr-tb"/>
    </style:style>
    <style:style style:name="P231" style:family="paragraph">
      <style:paragraph-properties fo:margin-left="0.056cm" fo:margin-right="1.939cm" fo:margin-top="0.014cm" fo:margin-bottom="0cm" fo:line-height="183%" fo:text-align="start" fo:text-indent="0cm" style:writing-mode="lr-tb"/>
    </style:style>
    <style:style style:name="P232" style:family="paragraph">
      <style:paragraph-properties fo:margin-left="0cm" fo:margin-right="1.939cm" fo:margin-top="0cm" fo:margin-bottom="0cm" fo:line-height="100%" fo:text-align="start" fo:text-indent="0cm" style:writing-mode="lr-tb"/>
    </style:style>
    <style:style style:name="P233" style:family="paragraph">
      <style:paragraph-properties fo:margin-left="0.056cm" fo:margin-right="1.939cm" fo:margin-top="0cm" fo:margin-bottom="0cm" fo:line-height="100%" fo:text-align="start" fo:text-indent="0cm" style:writing-mode="lr-tb"/>
    </style:style>
    <style:style style:name="P234" style:family="paragraph">
      <style:paragraph-properties fo:margin-left="0.056cm" fo:margin-right="0.644cm" fo:margin-top="0.021cm" fo:margin-bottom="0cm" fo:line-height="166%" fo:text-align="start" fo:text-indent="0cm" style:writing-mode="lr-tb"/>
    </style:style>
    <style:style style:name="P235" style:family="paragraph">
      <style:paragraph-properties fo:margin-left="0.519cm" fo:margin-right="0cm" fo:margin-top="0cm" fo:margin-bottom="0cm" fo:line-height="100%" fo:text-align="start" fo:text-indent="0cm" style:writing-mode="lr-tb">
        <style:tab-stops>
          <style:tab-stop style:position="1.515cm"/>
        </style:tab-stops>
      </style:paragraph-properties>
    </style:style>
    <style:style style:name="P236" style:family="paragraph">
      <style:paragraph-properties fo:margin-left="0cm" fo:margin-right="0cm" fo:margin-top="0.018cm" fo:margin-bottom="0cm" fo:line-height="100%" fo:text-align="start" fo:text-indent="0cm" style:writing-mode="lr-tb">
        <style:tab-stops>
          <style:tab-stop style:position="1.515cm"/>
        </style:tab-stops>
      </style:paragraph-properties>
    </style:style>
    <style:style style:name="P237" style:family="paragraph">
      <style:paragraph-properties fo:margin-left="0cm" fo:margin-right="0cm" fo:margin-top="0.002cm" fo:margin-bottom="0cm" fo:line-height="100%" fo:text-align="start" fo:text-indent="0cm" style:writing-mode="lr-tb">
        <style:tab-stops>
          <style:tab-stop style:position="1.515cm"/>
        </style:tab-stops>
      </style:paragraph-properties>
    </style:style>
    <style:style style:name="P238" style:family="paragraph">
      <style:paragraph-properties fo:margin-left="0.591cm" fo:margin-right="0cm" fo:margin-top="0.002cm" fo:margin-bottom="0cm" fo:line-height="100%" fo:text-align="start" fo:text-indent="0cm" style:writing-mode="lr-tb">
        <style:tab-stops>
          <style:tab-stop style:position="1.515cm"/>
        </style:tab-stops>
      </style:paragraph-properties>
    </style:style>
    <style:style style:name="P239" style:family="paragraph">
      <style:paragraph-properties fo:margin-left="0.347cm" fo:margin-right="0cm" fo:margin-top="0cm" fo:margin-bottom="0cm" fo:line-height="100%" fo:text-align="start" fo:text-indent="0cm" style:writing-mode="lr-tb">
        <style:tab-stops>
          <style:tab-stop style:position="1.515cm"/>
        </style:tab-stops>
      </style:paragraph-properties>
    </style:style>
    <style:style style:name="P240" style:family="paragraph">
      <style:paragraph-properties fo:margin-left="0cm" fo:margin-right="0cm" fo:margin-top="0.011cm" fo:margin-bottom="0cm" fo:line-height="100%" fo:text-align="start" fo:text-indent="0cm" style:writing-mode="lr-tb">
        <style:tab-stops>
          <style:tab-stop style:position="1.515cm"/>
        </style:tab-stops>
      </style:paragraph-properties>
    </style:style>
    <style:style style:name="P241" style:family="paragraph">
      <style:paragraph-properties fo:margin-left="0cm" fo:margin-right="1.649cm" fo:margin-top="0.002cm" fo:margin-bottom="0cm" fo:line-height="100%" fo:text-align="start" fo:text-indent="0cm" style:writing-mode="lr-tb">
        <style:tab-stops>
          <style:tab-stop style:position="1.515cm"/>
        </style:tab-stops>
      </style:paragraph-properties>
    </style:style>
    <style:style style:name="P242" style:family="paragraph">
      <style:paragraph-properties fo:margin-left="0cm" fo:margin-right="1.649cm" fo:margin-top="0.016cm" fo:margin-bottom="0cm" fo:line-height="100%" fo:text-align="start" fo:text-indent="0cm" style:writing-mode="lr-tb">
        <style:tab-stops>
          <style:tab-stop style:position="1.515cm"/>
        </style:tab-stops>
      </style:paragraph-properties>
    </style:style>
    <style:style style:name="P243" style:family="paragraph">
      <style:paragraph-properties fo:margin-left="0cm" fo:margin-right="1.593cm" fo:margin-top="0cm" fo:margin-bottom="0cm" fo:line-height="100%" fo:text-align="start" fo:text-indent="0cm" style:writing-mode="lr-tb">
        <style:tab-stops>
          <style:tab-stop style:position="0.995cm"/>
        </style:tab-stops>
      </style:paragraph-properties>
    </style:style>
    <style:style style:name="P244" style:family="paragraph">
      <style:paragraph-properties fo:margin-left="0.049cm" fo:margin-right="0cm" fo:margin-top="0cm" fo:margin-bottom="0cm" fo:line-height="0.259cm" fo:text-align="start" fo:text-indent="0cm" style:writing-mode="lr-tb"/>
    </style:style>
    <style:style style:name="P245" style:family="paragraph">
      <style:paragraph-properties fo:margin-left="0cm" fo:margin-right="0cm" fo:margin-top="0cm" fo:margin-bottom="0cm" fo:line-height="0.259cm" fo:text-align="center" fo:text-indent="0cm" style:writing-mode="lr-tb"/>
    </style:style>
    <style:style style:name="P246" style:family="paragraph">
      <style:paragraph-properties fo:margin-left="0.448cm" fo:margin-right="0cm" fo:margin-top="0cm" fo:margin-bottom="0cm" fo:line-height="0.259cm" fo:text-align="start" fo:text-indent="0cm" style:writing-mode="lr-tb"/>
    </style:style>
    <style:style style:name="P247" style:family="paragraph">
      <style:paragraph-properties fo:margin-left="0.277cm" fo:margin-right="0cm" fo:margin-top="0cm" fo:margin-bottom="0cm" fo:line-height="0.259cm" fo:text-align="start" fo:text-indent="0cm" style:writing-mode="lr-tb"/>
    </style:style>
    <style:style style:name="P248" style:family="paragraph">
      <style:paragraph-properties fo:margin-left="0.056cm" fo:margin-right="0cm" fo:margin-top="0cm" fo:margin-bottom="0cm" fo:line-height="0.266cm" fo:text-align="start" fo:text-indent="0cm" style:writing-mode="lr-tb"/>
    </style:style>
    <style:style style:name="P249" style:family="paragraph">
      <style:paragraph-properties fo:margin-left="0.056cm" fo:margin-right="0.991cm" fo:margin-top="0.032cm" fo:margin-bottom="0cm" fo:line-height="0.6cm" fo:text-align="start" fo:text-indent="0cm" style:writing-mode="lr-tb"/>
    </style:style>
    <style:style style:name="P250" style:family="paragraph">
      <style:paragraph-properties fo:margin-left="0cm" fo:margin-right="0.991cm" fo:margin-top="0.002cm" fo:margin-bottom="0cm" fo:line-height="100%" fo:text-align="start" fo:text-indent="0cm" style:writing-mode="lr-tb"/>
    </style:style>
    <style:style style:name="P251" style:family="paragraph">
      <style:paragraph-properties fo:margin-left="0.056cm" fo:margin-right="0.991cm" fo:margin-top="0cm" fo:margin-bottom="0cm" fo:line-height="100%" fo:text-align="start" fo:text-indent="0cm" style:writing-mode="lr-tb"/>
    </style:style>
    <style:style style:name="P252" style:family="paragraph">
      <style:paragraph-properties fo:margin-left="0.056cm" fo:margin-right="1.341cm" fo:margin-top="0.03cm" fo:margin-bottom="0cm" fo:line-height="188%" fo:text-align="start" fo:text-indent="0cm" style:writing-mode="lr-tb"/>
    </style:style>
    <style:style style:name="P253" style:family="paragraph">
      <style:paragraph-properties fo:margin-left="0.056cm" fo:margin-right="1.081cm" fo:margin-top="0.053cm" fo:margin-bottom="0cm" fo:line-height="0.613cm" fo:text-align="start" fo:text-indent="0cm" style:writing-mode="lr-tb"/>
    </style:style>
    <style:style style:name="P254" style:family="paragraph">
      <style:paragraph-properties fo:margin-left="0.056cm" fo:margin-right="1.081cm" fo:margin-top="0.21cm" fo:margin-bottom="0cm" fo:line-height="100%" fo:text-align="start" fo:text-indent="0cm" style:writing-mode="lr-tb"/>
    </style:style>
    <style:style style:name="P255" style:family="paragraph">
      <style:paragraph-properties fo:margin-left="0cm" fo:margin-right="1.081cm" fo:margin-top="0.016cm" fo:margin-bottom="0cm" fo:line-height="100%" fo:text-align="start" fo:text-indent="0cm" style:writing-mode="lr-tb"/>
    </style:style>
    <style:style style:name="P256" style:family="paragraph">
      <style:paragraph-properties fo:margin-left="0.056cm" fo:margin-right="1.081cm" fo:margin-top="0cm" fo:margin-bottom="0cm" fo:line-height="100%" fo:text-align="start" fo:text-indent="0cm" style:writing-mode="lr-tb"/>
    </style:style>
    <style:style style:name="P257" style:family="paragraph">
      <style:paragraph-properties fo:margin-left="0.056cm" fo:margin-right="0.515cm" fo:margin-top="0.002cm" fo:margin-bottom="0cm" fo:line-height="206%" fo:text-align="start" fo:text-indent="0cm" style:writing-mode="lr-tb"/>
    </style:style>
    <style:style style:name="P258" style:family="paragraph">
      <style:paragraph-properties fo:margin-left="0.056cm" fo:margin-right="0.543cm" fo:margin-top="0.014cm" fo:margin-bottom="0cm" fo:line-height="201%" fo:text-align="start" fo:text-indent="0cm" style:writing-mode="lr-tb"/>
    </style:style>
    <style:style style:name="P259" style:family="paragraph">
      <style:paragraph-properties fo:margin-left="0.056cm" fo:margin-right="0.169cm" fo:margin-top="0cm" fo:margin-bottom="0cm" fo:line-height="224%" fo:text-align="start" fo:text-indent="0cm" style:writing-mode="lr-tb"/>
    </style:style>
    <style:style style:name="P260" style:family="paragraph">
      <style:paragraph-properties fo:margin-left="0.277cm" fo:margin-right="0cm" fo:margin-top="0cm" fo:margin-bottom="0cm" fo:line-height="100%" fo:text-align="start" fo:text-indent="0cm" style:writing-mode="lr-tb"/>
    </style:style>
    <style:style style:name="P261" style:family="paragraph">
      <style:paragraph-properties fo:margin-left="0cm" fo:margin-right="0cm" fo:margin-top="0.018cm" fo:margin-bottom="0cm" fo:line-height="100%" fo:text-align="start" fo:text-indent="0cm" style:writing-mode="lr-tb"/>
    </style:style>
    <style:style style:name="P262" style:family="paragraph">
      <style:paragraph-properties fo:margin-left="0.42cm" fo:margin-right="0cm" fo:margin-top="0cm" fo:margin-bottom="0cm" fo:line-height="100%" fo:text-align="start" fo:text-indent="0cm" style:writing-mode="lr-tb">
        <style:tab-stops>
          <style:tab-stop style:position="1.515cm"/>
        </style:tab-stops>
      </style:paragraph-properties>
    </style:style>
    <style:style style:name="P263" style:family="paragraph">
      <style:paragraph-properties fo:margin-left="0cm" fo:margin-right="0cm" fo:margin-top="0.016cm" fo:margin-bottom="0cm" fo:line-height="100%" fo:text-align="start" fo:text-indent="0cm" style:writing-mode="lr-tb">
        <style:tab-stops>
          <style:tab-stop style:position="1.515cm"/>
        </style:tab-stops>
      </style:paragraph-properties>
    </style:style>
    <style:style style:name="P264" style:family="paragraph">
      <style:paragraph-properties fo:margin-left="0.42cm" fo:margin-right="0cm" fo:margin-top="0.002cm" fo:margin-bottom="0cm" fo:line-height="100%" fo:text-align="start" fo:text-indent="0cm" style:writing-mode="lr-tb">
        <style:tab-stops>
          <style:tab-stop style:position="1.515cm"/>
        </style:tab-stops>
      </style:paragraph-properties>
    </style:style>
    <style:style style:name="P265" style:family="paragraph">
      <style:paragraph-properties fo:margin-left="0cm" fo:margin-right="0cm" fo:margin-top="0cm" fo:margin-bottom="0cm" fo:line-height="100%" fo:text-align="start" fo:text-indent="0cm" style:writing-mode="lr-tb">
        <style:tab-stops>
          <style:tab-stop style:position="1.515cm"/>
        </style:tab-stops>
      </style:paragraph-properties>
    </style:style>
    <style:style style:name="P266" style:family="paragraph">
      <style:paragraph-properties fo:margin-left="0cm" fo:margin-right="0cm" fo:margin-top="0.014cm" fo:margin-bottom="0cm" fo:line-height="100%" fo:text-align="start" fo:text-indent="0cm" style:writing-mode="lr-tb">
        <style:tab-stops>
          <style:tab-stop style:position="1.515cm"/>
        </style:tab-stops>
      </style:paragraph-properties>
    </style:style>
    <style:style style:name="P267" style:family="paragraph">
      <style:paragraph-properties fo:margin-left="0cm" fo:margin-right="0cm" fo:margin-top="0.012cm" fo:margin-bottom="0cm" fo:line-height="100%" fo:text-align="start" fo:text-indent="0cm" style:writing-mode="lr-tb">
        <style:tab-stops>
          <style:tab-stop style:position="1.515cm"/>
        </style:tab-stops>
      </style:paragraph-properties>
    </style:style>
    <style:style style:name="P268" style:family="paragraph">
      <style:paragraph-properties fo:margin-left="0cm" fo:margin-right="0cm" fo:margin-top="0.019cm" fo:margin-bottom="0cm" fo:line-height="100%" fo:text-align="start" fo:text-indent="0cm" style:writing-mode="lr-tb">
        <style:tab-stops>
          <style:tab-stop style:position="1.515cm"/>
        </style:tab-stops>
      </style:paragraph-properties>
    </style:style>
    <style:style style:name="P269" style:family="paragraph">
      <style:paragraph-properties fo:margin-left="0cm" fo:margin-right="0cm" fo:margin-top="0.009cm" fo:margin-bottom="0cm" fo:line-height="100%" fo:text-align="start" fo:text-indent="0cm" style:writing-mode="lr-tb">
        <style:tab-stops>
          <style:tab-stop style:position="1.515cm"/>
        </style:tab-stops>
      </style:paragraph-properties>
    </style:style>
    <style:style style:name="P270" style:family="paragraph">
      <style:paragraph-properties fo:margin-left="0.277cm" fo:margin-right="0cm" fo:margin-top="0.002cm" fo:margin-bottom="0cm" fo:line-height="100%" fo:text-align="start" fo:text-indent="0cm" style:writing-mode="lr-tb">
        <style:tab-stops>
          <style:tab-stop style:position="1.515cm"/>
        </style:tab-stops>
      </style:paragraph-properties>
    </style:style>
    <style:style style:name="P271" style:family="paragraph">
      <style:paragraph-properties fo:margin-left="0.049cm" fo:margin-right="0cm" fo:margin-top="0cm" fo:margin-bottom="0cm" fo:line-height="100%" fo:text-align="start" fo:text-indent="0cm" style:writing-mode="lr-tb"/>
    </style:style>
    <style:style style:name="P272" style:family="paragraph">
      <style:paragraph-properties fo:margin-left="0.049cm" fo:margin-right="1.111cm" fo:margin-top="0.055cm" fo:margin-bottom="0cm" fo:line-height="0.613cm" fo:text-align="start" fo:text-indent="0cm" style:writing-mode="lr-tb"/>
    </style:style>
    <style:style style:name="P273" style:family="paragraph">
      <style:paragraph-properties fo:margin-left="0cm" fo:margin-right="1.111cm" fo:margin-top="0.014cm" fo:margin-bottom="0cm" fo:line-height="100%" fo:text-align="start" fo:text-indent="0cm" style:writing-mode="lr-tb"/>
    </style:style>
    <style:style style:name="P274" style:family="paragraph">
      <style:paragraph-properties fo:margin-left="0.049cm" fo:margin-right="1.111cm" fo:margin-top="0cm" fo:margin-bottom="0cm" fo:line-height="100%" fo:text-align="start" fo:text-indent="0cm" style:writing-mode="lr-tb"/>
    </style:style>
    <style:style style:name="P275" style:family="paragraph">
      <style:paragraph-properties fo:margin-left="0.49cm" fo:margin-right="0cm" fo:margin-top="0cm" fo:margin-bottom="0cm" fo:line-height="0.259cm" fo:text-align="start" fo:text-indent="0cm" style:writing-mode="lr-tb"/>
    </style:style>
    <style:style style:name="P276" style:family="paragraph">
      <style:paragraph-properties fo:margin-left="0.49cm" fo:margin-right="0cm" fo:margin-top="0cm" fo:margin-bottom="0cm" fo:line-height="100%" fo:text-align="start" fo:text-indent="0cm" style:writing-mode="lr-tb"/>
    </style:style>
    <style:style style:name="P277" style:family="paragraph">
      <style:paragraph-properties fo:margin-left="0cm" fo:margin-right="0cm" fo:margin-top="0.011cm" fo:margin-bottom="0cm" fo:line-height="100%" fo:text-align="start" fo:text-indent="0cm" style:writing-mode="lr-tb"/>
    </style:style>
    <style:style style:name="P278" style:family="paragraph">
      <style:paragraph-properties fo:margin-left="0.418cm" fo:margin-right="0cm" fo:margin-top="0cm" fo:margin-bottom="0cm" fo:line-height="100%" fo:text-align="start" fo:text-indent="0cm" style:writing-mode="lr-tb"/>
    </style:style>
    <style:style style:name="P279" style:family="paragraph">
      <style:paragraph-properties fo:margin-left="0.049cm" fo:margin-right="0cm" fo:margin-top="0cm" fo:margin-bottom="0cm" fo:line-height="0.265cm" fo:text-align="start" fo:text-indent="0cm" style:writing-mode="lr-tb"/>
    </style:style>
    <style:style style:name="P280" style:family="paragraph">
      <style:paragraph-properties fo:margin-left="0.049cm" fo:margin-right="0cm" fo:margin-top="0cm" fo:margin-bottom="0cm" fo:line-height="0.273cm" fo:text-align="start" fo:text-indent="0cm" style:writing-mode="lr-tb"/>
    </style:style>
    <style:style style:name="P281" style:family="paragraph">
      <style:paragraph-properties fo:margin-left="0.049cm" fo:margin-right="0.474cm" fo:margin-top="0.021cm" fo:margin-bottom="0cm" fo:line-height="0.656cm" fo:text-align="start" fo:text-indent="0cm" style:writing-mode="lr-tb"/>
    </style:style>
    <style:style style:name="P282" style:family="paragraph">
      <style:paragraph-properties fo:margin-left="0.049cm" fo:margin-right="0.818cm" fo:margin-top="0.007cm" fo:margin-bottom="0cm" fo:line-height="0.642cm" fo:text-align="start" fo:text-indent="0cm" style:writing-mode="lr-tb"/>
    </style:style>
    <style:style style:name="P283" style:family="paragraph">
      <style:paragraph-properties fo:margin-left="0.005cm" fo:margin-right="0cm" fo:margin-top="0cm" fo:margin-bottom="0cm" fo:line-height="0.273cm" fo:text-align="center" fo:text-indent="0cm" style:writing-mode="lr-tb"/>
    </style:style>
    <style:style style:name="P284" style:family="paragraph">
      <style:paragraph-properties fo:margin-left="0cm" fo:margin-right="0cm" fo:margin-top="0cm" fo:margin-bottom="0cm" fo:line-height="100%" fo:text-align="center" fo:text-indent="0cm" style:writing-mode="lr-tb"/>
    </style:style>
    <style:style style:name="P285" style:family="paragraph">
      <style:paragraph-properties fo:margin-left="0cm" fo:margin-right="0cm" fo:margin-top="0.012cm" fo:margin-bottom="0cm" fo:line-height="100%" fo:text-align="start" fo:text-indent="0cm" style:writing-mode="lr-tb"/>
    </style:style>
    <style:style style:name="P286" style:family="paragraph">
      <style:paragraph-properties fo:margin-left="0.005cm" fo:margin-right="0cm" fo:margin-top="0.002cm" fo:margin-bottom="0cm" fo:line-height="100%" fo:text-align="center" fo:text-indent="0cm" style:writing-mode="lr-tb"/>
    </style:style>
    <style:style style:name="P287" style:family="paragraph">
      <style:paragraph-properties fo:margin-left="0cm" fo:margin-right="0cm" fo:margin-top="0.019cm" fo:margin-bottom="0cm" fo:line-height="100%" fo:text-align="start" fo:text-indent="0cm" style:writing-mode="lr-tb"/>
    </style:style>
    <style:style style:name="P288" style:family="paragraph">
      <style:paragraph-properties fo:margin-left="0cm" fo:margin-right="0cm" fo:margin-top="0cm" fo:margin-bottom="0cm" fo:line-height="0.307cm" fo:text-align="center" fo:text-indent="0cm" style:writing-mode="lr-tb"/>
    </style:style>
    <style:style style:name="P289" style:family="paragraph">
      <style:paragraph-properties fo:margin-left="0.049cm" fo:margin-right="0cm" fo:margin-top="0.002cm" fo:margin-bottom="0cm" fo:line-height="100%" fo:text-align="start" fo:text-indent="0cm" style:writing-mode="lr-tb"/>
    </style:style>
    <style:style style:name="P290" style:family="paragraph">
      <style:paragraph-properties fo:margin-left="0.049cm" fo:margin-right="0cm" fo:margin-top="0.012cm" fo:margin-bottom="0cm" fo:line-height="0.307cm" fo:text-align="start" fo:text-indent="0cm" style:writing-mode="lr-tb"/>
    </style:style>
    <style:style style:name="P291" style:family="paragraph">
      <style:paragraph-properties fo:margin-left="0.005cm" fo:margin-right="0cm" fo:margin-top="0.012cm" fo:margin-bottom="0cm" fo:line-height="0.307cm" fo:text-align="center" fo:text-indent="0cm" style:writing-mode="lr-tb"/>
    </style:style>
    <style:style style:name="P292" style:family="paragraph">
      <style:paragraph-properties fo:margin-left="0.25cm" fo:margin-right="0cm" fo:margin-top="0.04cm" fo:margin-bottom="0cm" fo:line-height="100%" fo:text-align="start" fo:text-indent="0cm" style:punctuation-wrap="hanging" style:writing-mode="lr-tb"/>
      <style:text-properties fo:font-size="18pt" fo:hyphenate="false"/>
    </style:style>
    <style:style style:name="P293" style:family="paragraph">
      <style:paragraph-properties fo:margin-left="1.48cm" fo:margin-right="0cm" fo:margin-top="0cm" fo:margin-bottom="0cm" fo:line-height="0.684cm" fo:text-align="start" fo:text-indent="0cm" style:punctuation-wrap="hanging" style:writing-mode="lr-tb"/>
      <style:text-properties fo:font-size="18pt" fo:hyphenate="false"/>
    </style:style>
    <style:style style:name="P294" style:family="paragraph">
      <loext:graphic-properties draw:fill="solid" draw:fill-color="#00afef"/>
      <style:paragraph-properties fo:text-align="start" style:font-independent-line-spacing="true"/>
      <style:text-properties fo:font-size="18pt"/>
    </style:style>
    <style:style style:name="P295" style:family="paragraph">
      <loext:graphic-properties draw:fill="solid" draw:fill-color="#ffe699"/>
      <style:paragraph-properties fo:text-align="start" style:font-independent-line-spacing="true"/>
      <style:text-properties fo:font-size="18pt"/>
    </style:style>
    <style:style style:name="P296" style:family="paragraph">
      <style:paragraph-properties fo:margin-left="0.032cm" fo:margin-right="0cm" fo:margin-top="0cm" fo:margin-bottom="0cm" fo:line-height="0.259cm" fo:text-align="start" fo:text-indent="0cm" style:punctuation-wrap="hanging" style:writing-mode="lr-tb"/>
      <style:text-properties fo:font-size="18pt" fo:hyphenate="false"/>
    </style:style>
    <style:style style:name="P297" style:family="paragraph">
      <style:paragraph-properties fo:margin-left="0cm" fo:margin-right="0cm" fo:margin-top="0cm" fo:margin-bottom="0cm" fo:line-height="100%" fo:text-align="start" fo:text-indent="0cm" style:punctuation-wrap="hanging" style:writing-mode="lr-tb">
        <style:tab-stops>
          <style:tab-stop style:position="4.239cm"/>
          <style:tab-stop style:position="5.443cm"/>
        </style:tab-stops>
      </style:paragraph-properties>
      <style:text-properties fo:font-size="18pt" fo:hyphenate="false"/>
    </style:style>
    <style:style style:name="P298" style:family="paragraph">
      <style:paragraph-properties fo:margin-left="0cm" fo:margin-right="0.014cm" fo:margin-top="0.019cm" fo:margin-bottom="0cm" fo:line-height="0.723cm" fo:text-align="start" fo:text-indent="0cm" style:punctuation-wrap="hanging" style:writing-mode="lr-tb">
        <style:tab-stops>
          <style:tab-stop style:position="4.205cm"/>
          <style:tab-stop style:position="4.318cm"/>
          <style:tab-stop style:position="5.443cm"/>
        </style:tab-stops>
      </style:paragraph-properties>
      <style:text-properties fo:font-size="18pt" fo:hyphenate="false"/>
    </style:style>
    <style:style style:name="P299" style:family="paragraph">
      <style:paragraph-properties fo:margin-left="0cm" fo:margin-right="0cm" fo:margin-top="0.04cm" fo:margin-bottom="0cm" fo:line-height="100%" fo:text-align="start" fo:text-indent="0cm" style:punctuation-wrap="hanging" style:writing-mode="lr-tb">
        <style:tab-stops>
          <style:tab-stop style:position="1.316cm"/>
        </style:tab-stops>
      </style:paragraph-properties>
      <style:text-properties fo:font-size="18pt" fo:hyphenate="false"/>
    </style:style>
    <style:style style:name="P300" style:family="paragraph">
      <style:paragraph-properties fo:margin-left="0cm" fo:margin-right="0cm" fo:margin-top="0.011cm" fo:margin-bottom="0cm" fo:line-height="100%" fo:text-align="start" fo:text-indent="0cm" style:punctuation-wrap="hanging" style:writing-mode="lr-tb">
        <style:tab-stops>
          <style:tab-stop style:position="1.316cm"/>
        </style:tab-stops>
      </style:paragraph-properties>
      <style:text-properties fo:font-size="18pt" fo:hyphenate="false"/>
    </style:style>
    <style:style style:name="P301" style:family="paragraph">
      <style:paragraph-properties fo:margin-left="0.273cm" fo:margin-right="0cm" fo:margin-top="0cm" fo:margin-bottom="0cm" fo:line-height="100%" fo:text-align="start" fo:text-indent="0cm" style:punctuation-wrap="hanging" style:writing-mode="lr-tb">
        <style:tab-stops>
          <style:tab-stop style:position="1.316cm"/>
        </style:tab-stops>
      </style:paragraph-properties>
      <style:text-properties fo:font-size="18pt" fo:hyphenate="false"/>
    </style:style>
    <style:style style:name="P302" style:family="paragraph">
      <style:paragraph-properties fo:margin-left="0.032cm" fo:margin-right="0cm" fo:margin-top="0.04cm" fo:margin-bottom="0cm" fo:line-height="100%" fo:text-align="start" fo:text-indent="0cm" style:punctuation-wrap="hanging" style:writing-mode="lr-tb"/>
      <style:text-properties fo:font-size="18pt" fo:hyphenate="false"/>
    </style:style>
    <style:style style:name="P303" style:family="paragraph">
      <style:paragraph-properties fo:margin-left="0.048cm" fo:margin-right="1.483cm" fo:margin-top="0.176cm" fo:margin-bottom="0cm" fo:line-height="187%" fo:text-align="start" fo:text-indent="0cm" style:punctuation-wrap="hanging" style:writing-mode="lr-tb">
        <style:tab-stops>
          <style:tab-stop style:position="4.173cm"/>
          <style:tab-stop style:position="4.255cm"/>
          <style:tab-stop style:position="5.491cm"/>
        </style:tab-stops>
      </style:paragraph-properties>
      <style:text-properties fo:font-size="18pt" fo:hyphenate="false"/>
    </style:style>
    <style:style style:name="P304" style:family="paragraph">
      <style:paragraph-properties fo:margin-left="0cm" fo:margin-right="1.483cm" fo:margin-top="0.019cm" fo:margin-bottom="0cm" fo:line-height="100%" fo:text-align="start" fo:text-indent="0cm" style:punctuation-wrap="hanging" style:writing-mode="lr-tb">
        <style:tab-stops>
          <style:tab-stop style:position="4.173cm"/>
          <style:tab-stop style:position="4.255cm"/>
          <style:tab-stop style:position="5.491cm"/>
        </style:tab-stops>
      </style:paragraph-properties>
      <style:text-properties fo:font-size="18pt" fo:hyphenate="false"/>
    </style:style>
    <style:style style:name="P305" style:family="paragraph">
      <style:paragraph-properties fo:margin-left="0.048cm" fo:margin-right="1.483cm" fo:margin-top="0cm" fo:margin-bottom="0cm" fo:line-height="100%" fo:text-align="start" fo:text-indent="0cm" style:punctuation-wrap="hanging" style:writing-mode="lr-tb">
        <style:tab-stops>
          <style:tab-stop style:position="4.045cm"/>
        </style:tab-stops>
      </style:paragraph-properties>
      <style:text-properties fo:font-size="18pt" fo:hyphenate="false"/>
    </style:style>
    <style:style style:name="P306" style:family="paragraph">
      <style:paragraph-properties fo:margin-left="0cm" fo:margin-right="1.483cm" fo:margin-top="0.014cm" fo:margin-bottom="0cm" fo:line-height="100%" fo:text-align="start" fo:text-indent="0cm" style:punctuation-wrap="hanging" style:writing-mode="lr-tb">
        <style:tab-stops>
          <style:tab-stop style:position="4.045cm"/>
        </style:tab-stops>
      </style:paragraph-properties>
      <style:text-properties fo:font-size="18pt" fo:hyphenate="false"/>
    </style:style>
    <style:style style:name="P307" style:family="paragraph">
      <style:paragraph-properties fo:margin-left="0.048cm" fo:margin-right="1.483cm" fo:margin-top="0cm" fo:margin-bottom="0cm" fo:line-height="100%" fo:text-align="start" fo:text-indent="0cm" style:punctuation-wrap="hanging" style:writing-mode="lr-tb">
        <style:tab-stops>
          <style:tab-stop style:position="3.965cm"/>
        </style:tab-stops>
      </style:paragraph-properties>
      <style:text-properties fo:font-size="18pt" fo:hyphenate="false"/>
    </style:style>
    <style:style style:name="P308" style:family="paragraph">
      <style:paragraph-properties fo:margin-left="0cm" fo:margin-right="1.483cm" fo:margin-top="0.012cm" fo:margin-bottom="0cm" fo:line-height="100%" fo:text-align="start" fo:text-indent="0cm" style:punctuation-wrap="hanging" style:writing-mode="lr-tb">
        <style:tab-stops>
          <style:tab-stop style:position="3.965cm"/>
        </style:tab-stops>
      </style:paragraph-properties>
      <style:text-properties fo:font-size="18pt" fo:hyphenate="false"/>
    </style:style>
    <style:style style:name="P309" style:family="paragraph">
      <style:paragraph-properties fo:margin-left="0.048cm" fo:margin-right="1.483cm" fo:margin-top="0cm" fo:margin-bottom="0cm" fo:line-height="100%" fo:text-align="start" fo:text-indent="0cm" style:punctuation-wrap="hanging" style:writing-mode="lr-tb">
        <style:tab-stops>
          <style:tab-stop style:position="4.173cm"/>
          <style:tab-stop style:position="5.491cm"/>
        </style:tab-stops>
      </style:paragraph-properties>
      <style:text-properties fo:font-size="18pt" fo:hyphenate="false"/>
    </style:style>
    <style:style style:name="P310" style:family="paragraph">
      <style:paragraph-properties fo:margin-left="0cm" fo:margin-right="1.483cm" fo:margin-top="0.019cm" fo:margin-bottom="0cm" fo:line-height="100%" fo:text-align="start" fo:text-indent="0cm" style:punctuation-wrap="hanging" style:writing-mode="lr-tb">
        <style:tab-stops>
          <style:tab-stop style:position="4.173cm"/>
          <style:tab-stop style:position="5.491cm"/>
        </style:tab-stops>
      </style:paragraph-properties>
      <style:text-properties fo:font-size="18pt" fo:hyphenate="false"/>
    </style:style>
    <style:style style:name="P311" style:family="paragraph">
      <style:paragraph-properties fo:margin-left="0.048cm" fo:margin-right="1.483cm" fo:margin-top="0.002cm" fo:margin-bottom="0cm" fo:line-height="100%" fo:text-align="start" fo:text-indent="0cm" style:punctuation-wrap="hanging" style:writing-mode="lr-tb">
        <style:tab-stops>
          <style:tab-stop style:position="4.045cm"/>
        </style:tab-stops>
      </style:paragraph-properties>
      <style:text-properties fo:font-size="18pt" fo:hyphenate="false"/>
    </style:style>
    <style:style style:name="P312" style:family="paragraph">
      <style:paragraph-properties fo:margin-left="0cm" fo:margin-right="1.483cm" fo:margin-top="0.012cm" fo:margin-bottom="0cm" fo:line-height="100%" fo:text-align="start" fo:text-indent="0cm" style:punctuation-wrap="hanging" style:writing-mode="lr-tb">
        <style:tab-stops>
          <style:tab-stop style:position="4.045cm"/>
        </style:tab-stops>
      </style:paragraph-properties>
      <style:text-properties fo:font-size="18pt" fo:hyphenate="false"/>
    </style:style>
    <style:style style:name="P313" style:family="paragraph">
      <style:paragraph-properties fo:margin-left="0.048cm" fo:margin-right="1.483cm" fo:margin-top="0cm" fo:margin-bottom="0cm" fo:line-height="100%" fo:text-align="start" fo:text-indent="0cm" style:punctuation-wrap="hanging" style:writing-mode="lr-tb">
        <style:tab-stops>
          <style:tab-stop style:position="4.334cm"/>
          <style:tab-stop style:position="5.491cm"/>
        </style:tab-stops>
      </style:paragraph-properties>
      <style:text-properties fo:font-size="18pt" fo:hyphenate="false"/>
    </style:style>
    <style:style style:name="P314" style:family="paragraph">
      <style:paragraph-properties fo:margin-left="0cm" fo:margin-right="1.483cm" fo:margin-top="0.009cm" fo:margin-bottom="0cm" fo:line-height="100%" fo:text-align="start" fo:text-indent="0cm" style:punctuation-wrap="hanging" style:writing-mode="lr-tb">
        <style:tab-stops>
          <style:tab-stop style:position="4.334cm"/>
          <style:tab-stop style:position="5.491cm"/>
        </style:tab-stops>
      </style:paragraph-properties>
      <style:text-properties fo:font-size="18pt" fo:hyphenate="false"/>
    </style:style>
    <style:style style:name="P315" style:family="paragraph">
      <style:paragraph-properties fo:margin-left="0.048cm" fo:margin-right="1.483cm" fo:margin-top="0cm" fo:margin-bottom="0cm" fo:line-height="100%" fo:text-align="start" fo:text-indent="0cm" style:punctuation-wrap="hanging" style:writing-mode="lr-tb">
        <style:tab-stops>
          <style:tab-stop style:position="4.447cm"/>
          <style:tab-stop style:position="5.491cm"/>
        </style:tab-stops>
      </style:paragraph-properties>
      <style:text-properties fo:font-size="18pt" fo:hyphenate="false"/>
    </style:style>
    <style:style style:name="P316" style:family="paragraph">
      <style:paragraph-properties fo:margin-left="0cm" fo:margin-right="1.483cm" fo:margin-top="0.012cm" fo:margin-bottom="0cm" fo:line-height="100%" fo:text-align="start" fo:text-indent="0cm" style:punctuation-wrap="hanging" style:writing-mode="lr-tb">
        <style:tab-stops>
          <style:tab-stop style:position="4.447cm"/>
          <style:tab-stop style:position="5.491cm"/>
        </style:tab-stops>
      </style:paragraph-properties>
      <style:text-properties fo:font-size="18pt" fo:hyphenate="false"/>
    </style:style>
    <style:style style:name="P317" style:family="paragraph">
      <style:paragraph-properties fo:margin-left="0.048cm" fo:margin-right="1.483cm" fo:margin-top="0.002cm" fo:margin-bottom="0cm" fo:line-height="100%" fo:text-align="start" fo:text-indent="0cm" style:punctuation-wrap="hanging" style:writing-mode="lr-tb">
        <style:tab-stops>
          <style:tab-stop style:position="4.447cm"/>
          <style:tab-stop style:position="5.491cm"/>
        </style:tab-stops>
      </style:paragraph-properties>
      <style:text-properties fo:font-size="18pt" fo:hyphenate="false"/>
    </style:style>
    <style:style style:name="P318" style:family="paragraph">
      <style:paragraph-properties fo:margin-left="0.048cm" fo:margin-right="1.483cm" fo:margin-top="0cm" fo:margin-bottom="0cm" fo:line-height="100%" fo:text-align="start" fo:text-indent="0cm" style:punctuation-wrap="hanging" style:writing-mode="lr-tb">
        <style:tab-stops>
          <style:tab-stop style:position="4.528cm"/>
          <style:tab-stop style:position="5.491cm"/>
        </style:tab-stops>
      </style:paragraph-properties>
      <style:text-properties fo:font-size="18pt" fo:hyphenate="false"/>
    </style:style>
    <style:style style:name="P319" style:family="paragraph">
      <style:paragraph-properties fo:margin-left="0.254cm" fo:margin-right="0cm" fo:margin-top="0cm" fo:margin-bottom="0cm" fo:line-height="100%" fo:text-align="start" fo:text-indent="0cm" style:punctuation-wrap="hanging" style:writing-mode="lr-tb"/>
      <style:text-properties fo:font-size="18pt" fo:hyphenate="false"/>
    </style:style>
    <style:style style:name="P320" style:family="paragraph">
      <style:paragraph-properties fo:margin-left="0.291cm" fo:margin-right="0cm" fo:margin-top="0.04cm" fo:margin-bottom="0cm" fo:line-height="100%" fo:text-align="start" fo:text-indent="0cm" style:punctuation-wrap="hanging" style:writing-mode="lr-tb">
        <style:tab-stops>
          <style:tab-stop style:position="1.386cm"/>
        </style:tab-stops>
      </style:paragraph-properties>
      <style:text-properties fo:font-size="18pt" fo:hyphenate="false"/>
    </style:style>
    <style:style style:name="P321" style:family="paragraph">
      <style:paragraph-properties fo:margin-left="0cm" fo:margin-right="0cm" fo:margin-top="0.012cm" fo:margin-bottom="0cm" fo:line-height="100%" fo:text-align="start" fo:text-indent="0cm" style:punctuation-wrap="hanging" style:writing-mode="lr-tb">
        <style:tab-stops>
          <style:tab-stop style:position="1.386cm"/>
        </style:tab-stops>
      </style:paragraph-properties>
      <style:text-properties fo:font-size="18pt" fo:hyphenate="false"/>
    </style:style>
    <style:style style:name="P322" style:family="paragraph">
      <style:paragraph-properties fo:margin-left="0cm" fo:margin-right="0.161cm" fo:margin-top="0cm" fo:margin-bottom="0cm" fo:line-height="100%" fo:text-align="start" fo:text-indent="0cm" style:punctuation-wrap="hanging" style:writing-mode="lr-tb">
        <style:tab-stops>
          <style:tab-stop style:position="1.386cm"/>
        </style:tab-stops>
      </style:paragraph-properties>
      <style:text-properties fo:font-size="18pt" fo:hyphenate="false"/>
    </style:style>
    <style:style style:name="P323" style:family="paragraph">
      <style:paragraph-properties fo:margin-left="0cm" fo:margin-right="0.161cm" fo:margin-top="0.019cm" fo:margin-bottom="0cm" fo:line-height="100%" fo:text-align="start" fo:text-indent="0cm" style:punctuation-wrap="hanging" style:writing-mode="lr-tb">
        <style:tab-stops>
          <style:tab-stop style:position="1.386cm"/>
        </style:tab-stops>
      </style:paragraph-properties>
      <style:text-properties fo:font-size="18pt" fo:hyphenate="false"/>
    </style:style>
    <style:style style:name="P324" style:family="paragraph">
      <style:paragraph-properties fo:margin-left="0.462cm" fo:margin-right="0.161cm" fo:margin-top="0cm" fo:margin-bottom="0cm" fo:line-height="100%" fo:text-align="start" fo:text-indent="0cm" style:punctuation-wrap="hanging" style:writing-mode="lr-tb">
        <style:tab-stops>
          <style:tab-stop style:position="1.386cm"/>
        </style:tab-stops>
      </style:paragraph-properties>
      <style:text-properties fo:font-size="18pt" fo:hyphenate="false"/>
    </style:style>
    <style:style style:name="P325" style:family="paragraph">
      <style:paragraph-properties fo:margin-left="0cm" fo:margin-right="0.161cm" fo:margin-top="0.007cm" fo:margin-bottom="0cm" fo:line-height="100%" fo:text-align="start" fo:text-indent="0cm" style:punctuation-wrap="hanging" style:writing-mode="lr-tb">
        <style:tab-stops>
          <style:tab-stop style:position="1.386cm"/>
        </style:tab-stops>
      </style:paragraph-properties>
      <style:text-properties fo:font-size="18pt" fo:hyphenate="false"/>
    </style:style>
    <style:style style:name="P326" style:family="paragraph">
      <style:paragraph-properties fo:margin-left="0cm" fo:margin-right="0.161cm" fo:margin-top="0cm" fo:margin-bottom="0cm" fo:line-height="100%" fo:text-align="start" fo:text-indent="0cm" style:punctuation-wrap="hanging" style:writing-mode="lr-tb">
        <style:tab-stops>
          <style:tab-stop style:position="1.095cm"/>
        </style:tab-stops>
      </style:paragraph-properties>
      <style:text-properties fo:font-size="18pt" fo:hyphenate="false"/>
    </style:style>
    <style:style style:name="P327" style:family="paragraph">
      <style:paragraph-properties fo:margin-left="0.106cm" fo:margin-right="0cm" fo:margin-top="0.04cm" fo:margin-bottom="0cm" fo:line-height="100%" fo:text-align="start" fo:text-indent="0cm" style:punctuation-wrap="hanging" style:writing-mode="lr-tb">
        <style:tab-stops>
          <style:tab-stop style:position="6.239cm"/>
        </style:tab-stops>
      </style:paragraph-properties>
      <style:text-properties fo:font-size="18pt" fo:hyphenate="false"/>
    </style:style>
    <style:style style:name="P328" style:family="paragraph">
      <style:paragraph-properties fo:margin-left="1.175cm" fo:margin-right="0cm" fo:margin-top="0cm" fo:margin-bottom="0cm" fo:line-height="100%" fo:text-align="start" fo:text-indent="0cm" style:punctuation-wrap="hanging" style:writing-mode="lr-tb"/>
      <style:text-properties fo:font-size="18pt" fo:hyphenate="false"/>
    </style:style>
    <style:style style:name="P329" style:family="paragraph">
      <style:paragraph-properties fo:margin-left="0.035cm" fo:margin-right="0cm" fo:margin-top="0.034cm" fo:margin-bottom="0cm" fo:line-height="100%" fo:text-align="start" fo:text-indent="0cm" style:punctuation-wrap="hanging" style:writing-mode="lr-tb"/>
      <style:text-properties fo:font-size="18pt" fo:hyphenate="false"/>
    </style:style>
    <style:style style:name="P330" style:family="paragraph">
      <style:paragraph-properties fo:margin-left="0.035cm" fo:margin-right="0cm" fo:margin-top="0.04cm" fo:margin-bottom="0cm" fo:line-height="100%" fo:text-align="start" fo:text-indent="0cm" style:punctuation-wrap="hanging" style:writing-mode="lr-tb">
        <style:tab-stops>
          <style:tab-stop style:position="1.201cm"/>
        </style:tab-stops>
      </style:paragraph-properties>
      <style:text-properties fo:font-size="18pt" fo:hyphenate="false"/>
    </style:style>
    <style:style style:name="P331" style:family="paragraph">
      <style:paragraph-properties fo:margin-left="0.035cm" fo:margin-right="0cm" fo:margin-top="0.04cm" fo:margin-bottom="0cm" fo:line-height="100%" fo:text-align="start" fo:text-indent="0cm" style:punctuation-wrap="hanging" style:writing-mode="lr-tb">
        <style:tab-stops>
          <style:tab-stop style:position="4.353cm"/>
          <style:tab-stop style:position="5.479cm"/>
        </style:tab-stops>
      </style:paragraph-properties>
      <style:text-properties fo:font-size="18pt" fo:hyphenate="false"/>
    </style:style>
    <style:style style:name="P332" style:family="paragraph">
      <style:paragraph-properties fo:margin-left="0cm" fo:margin-right="0cm" fo:margin-top="0.019cm" fo:margin-bottom="0cm" fo:line-height="100%" fo:text-align="start" fo:text-indent="0cm" style:punctuation-wrap="hanging" style:writing-mode="lr-tb">
        <style:tab-stops>
          <style:tab-stop style:position="4.353cm"/>
          <style:tab-stop style:position="5.479cm"/>
        </style:tab-stops>
      </style:paragraph-properties>
      <style:text-properties fo:font-size="18pt" fo:hyphenate="false"/>
    </style:style>
    <style:style style:name="P333" style:family="paragraph">
      <style:paragraph-properties fo:margin-left="0.035cm" fo:margin-right="0cm" fo:margin-top="0cm" fo:margin-bottom="0cm" fo:line-height="100%" fo:text-align="start" fo:text-indent="0cm" style:punctuation-wrap="hanging" style:writing-mode="lr-tb">
        <style:tab-stops>
          <style:tab-stop style:position="4.434cm"/>
          <style:tab-stop style:position="5.479cm"/>
        </style:tab-stops>
      </style:paragraph-properties>
      <style:text-properties fo:font-size="18pt" fo:hyphenate="false"/>
    </style:style>
    <style:style style:name="P334" style:family="paragraph">
      <style:paragraph-properties fo:margin-left="0cm" fo:margin-right="0cm" fo:margin-top="0.018cm" fo:margin-bottom="0cm" fo:line-height="100%" fo:text-align="start" fo:text-indent="0cm" style:punctuation-wrap="hanging" style:writing-mode="lr-tb">
        <style:tab-stops>
          <style:tab-stop style:position="4.434cm"/>
          <style:tab-stop style:position="5.479cm"/>
        </style:tab-stops>
      </style:paragraph-properties>
      <style:text-properties fo:font-size="18pt" fo:hyphenate="false"/>
    </style:style>
    <style:style style:name="P335" style:family="paragraph">
      <style:paragraph-properties fo:margin-left="0.035cm" fo:margin-right="0cm" fo:margin-top="0cm" fo:margin-bottom="0cm" fo:line-height="100%" fo:text-align="start" fo:text-indent="0cm" style:punctuation-wrap="hanging" style:writing-mode="lr-tb">
        <style:tab-stops>
          <style:tab-stop style:position="4.24cm"/>
          <style:tab-stop style:position="5.479cm"/>
        </style:tab-stops>
      </style:paragraph-properties>
      <style:text-properties fo:font-size="18pt" fo:hyphenate="false"/>
    </style:style>
    <style:style style:name="P336" style:family="paragraph">
      <style:paragraph-properties fo:margin-left="0.035cm" fo:margin-right="0cm" fo:margin-top="0.037cm" fo:margin-bottom="0cm" fo:line-height="100%" fo:text-align="start" fo:text-indent="0cm" style:punctuation-wrap="hanging" style:writing-mode="lr-tb"/>
      <style:text-properties fo:font-size="18pt" fo:hyphenate="false"/>
    </style:style>
    <style:style style:name="P337" style:family="paragraph">
      <style:paragraph-properties fo:margin-left="0.155cm" fo:margin-right="0cm" fo:margin-top="0.04cm" fo:margin-bottom="0cm" fo:line-height="100%" fo:text-align="start" fo:text-indent="0cm" style:punctuation-wrap="hanging" style:writing-mode="lr-tb"/>
      <style:text-properties fo:font-size="18pt" fo:hyphenate="false"/>
    </style:style>
    <style:style style:name="P338" style:family="paragraph">
      <style:paragraph-properties fo:margin-left="0.589cm" fo:margin-right="0cm" fo:margin-top="0cm" fo:margin-bottom="0cm" fo:line-height="100%" fo:text-align="start" fo:text-indent="0cm" style:punctuation-wrap="hanging" style:writing-mode="lr-tb">
        <style:tab-stops>
          <style:tab-stop style:position="1.713cm"/>
        </style:tab-stops>
      </style:paragraph-properties>
      <style:text-properties fo:font-size="18pt" fo:hyphenate="false"/>
    </style:style>
    <style:style style:name="P339" style:family="paragraph">
      <style:paragraph-properties fo:margin-left="0.035cm" fo:margin-right="0.014cm" fo:margin-top="0.176cm" fo:margin-bottom="0cm" fo:line-height="187%" fo:text-align="start" fo:text-indent="0cm" style:punctuation-wrap="hanging" style:writing-mode="lr-tb">
        <style:tab-stops>
          <style:tab-stop style:position="4.08cm"/>
          <style:tab-stop style:position="5.479cm"/>
        </style:tab-stops>
      </style:paragraph-properties>
      <style:text-properties fo:font-size="18pt" fo:hyphenate="false"/>
    </style:style>
    <style:style style:name="P340" style:family="paragraph">
      <style:paragraph-properties fo:margin-left="0.035cm" fo:margin-right="0cm" fo:margin-top="0.04cm" fo:margin-bottom="0cm" fo:line-height="100%" fo:text-align="start" fo:text-indent="0cm" style:punctuation-wrap="hanging" style:writing-mode="lr-tb">
        <style:tab-stops>
          <style:tab-stop style:position="4.032cm"/>
        </style:tab-stops>
      </style:paragraph-properties>
      <style:text-properties fo:font-size="18pt" fo:hyphenate="false"/>
    </style:style>
    <style:style style:name="P341" style:family="paragraph">
      <style:paragraph-properties fo:margin-left="0.035cm" fo:margin-right="0cm" fo:margin-top="0.04cm" fo:margin-bottom="0cm" fo:line-height="100%" fo:text-align="start" fo:text-indent="0cm" style:punctuation-wrap="hanging" style:writing-mode="lr-tb">
        <style:tab-stops>
          <style:tab-stop style:position="3.953cm"/>
        </style:tab-stops>
      </style:paragraph-properties>
      <style:text-properties fo:font-size="18pt" fo:hyphenate="false"/>
    </style:style>
    <style:style style:name="P342" style:family="paragraph">
      <style:paragraph-properties fo:margin-left="0.035cm" fo:margin-right="0cm" fo:margin-top="0.04cm" fo:margin-bottom="0cm" fo:line-height="100%" fo:text-align="start" fo:text-indent="0cm" style:punctuation-wrap="hanging" style:writing-mode="lr-tb">
        <style:tab-stops>
          <style:tab-stop style:position="4.322cm"/>
          <style:tab-stop style:position="5.479cm"/>
        </style:tab-stops>
      </style:paragraph-properties>
      <style:text-properties fo:font-size="18pt" fo:hyphenate="false"/>
    </style:style>
    <style:style style:name="P343" style:family="paragraph">
      <style:paragraph-properties fo:margin-left="0cm" fo:margin-right="0cm" fo:margin-top="0.012cm" fo:margin-bottom="0cm" fo:line-height="100%" fo:text-align="start" fo:text-indent="0cm" style:punctuation-wrap="hanging" style:writing-mode="lr-tb">
        <style:tab-stops>
          <style:tab-stop style:position="4.032cm"/>
        </style:tab-stops>
      </style:paragraph-properties>
      <style:text-properties fo:font-size="18pt" fo:hyphenate="false"/>
    </style:style>
    <style:style style:name="P344" style:family="paragraph">
      <style:paragraph-properties fo:margin-left="0.035cm" fo:margin-right="0cm" fo:margin-top="0.002cm" fo:margin-bottom="0cm" fo:line-height="100%" fo:text-align="start" fo:text-indent="0cm" style:punctuation-wrap="hanging" style:writing-mode="lr-tb">
        <style:tab-stops>
          <style:tab-stop style:position="4.514cm"/>
          <style:tab-stop style:position="5.479cm"/>
        </style:tab-stops>
      </style:paragraph-properties>
      <style:text-properties fo:font-size="18pt" fo:hyphenate="false"/>
    </style:style>
    <style:style style:name="P345" style:family="paragraph">
      <style:paragraph-properties fo:margin-left="0.035cm" fo:margin-right="0cm" fo:margin-top="0.04cm" fo:margin-bottom="0cm" fo:line-height="100%" fo:text-align="start" fo:text-indent="0cm" style:punctuation-wrap="hanging" style:writing-mode="lr-tb">
        <style:tab-stops>
          <style:tab-stop style:position="4.434cm"/>
          <style:tab-stop style:position="5.479cm"/>
        </style:tab-stops>
      </style:paragraph-properties>
      <style:text-properties fo:font-size="18pt" fo:hyphenate="false"/>
    </style:style>
    <style:style style:name="P346" style:family="paragraph">
      <style:paragraph-properties fo:margin-left="0cm" fo:margin-right="0cm" fo:margin-top="0.014cm" fo:margin-bottom="0cm" fo:line-height="100%" fo:text-align="start" fo:text-indent="0cm" style:punctuation-wrap="hanging" style:writing-mode="lr-tb">
        <style:tab-stops>
          <style:tab-stop style:position="4.434cm"/>
          <style:tab-stop style:position="5.479cm"/>
        </style:tab-stops>
      </style:paragraph-properties>
      <style:text-properties fo:font-size="18pt" fo:hyphenate="false"/>
    </style:style>
    <style:style style:name="P347" style:family="paragraph">
      <style:paragraph-properties fo:margin-left="0.035cm" fo:margin-right="0cm" fo:margin-top="0cm" fo:margin-bottom="0cm" fo:line-height="100%" fo:text-align="start" fo:text-indent="0cm" style:punctuation-wrap="hanging" style:writing-mode="lr-tb">
        <style:tab-stops>
          <style:tab-stop style:position="5.479cm"/>
        </style:tab-stops>
      </style:paragraph-properties>
      <style:text-properties fo:font-size="18pt" fo:hyphenate="false"/>
    </style:style>
    <style:style style:name="P348" style:family="paragraph">
      <style:paragraph-properties fo:margin-left="0.035cm" fo:margin-right="0cm" fo:margin-top="0.04cm" fo:margin-bottom="0cm" fo:line-height="100%" fo:text-align="start" fo:text-indent="0cm" style:punctuation-wrap="hanging" style:writing-mode="lr-tb">
        <style:tab-stops>
          <style:tab-stop style:position="4.514cm"/>
          <style:tab-stop style:position="5.479cm"/>
        </style:tab-stops>
      </style:paragraph-properties>
      <style:text-properties fo:font-size="18pt" fo:hyphenate="false"/>
    </style:style>
    <style:style style:name="P349" style:family="paragraph">
      <style:paragraph-properties fo:margin-left="0.182cm" fo:margin-right="0cm" fo:margin-top="0.173cm" fo:margin-bottom="0cm" fo:line-height="100%" fo:text-align="start" fo:text-indent="0cm" style:punctuation-wrap="hanging" style:writing-mode="lr-tb"/>
      <style:text-properties fo:font-size="18pt" fo:hyphenate="false"/>
    </style:style>
    <style:style style:name="P350" style:family="paragraph">
      <style:paragraph-properties fo:margin-left="0.035cm" fo:margin-right="0cm" fo:margin-top="0.09cm" fo:margin-bottom="0cm" fo:line-height="100%" fo:text-align="start" fo:text-indent="0cm" style:punctuation-wrap="hanging" style:writing-mode="lr-tb">
        <style:tab-stops>
          <style:tab-stop style:position="4.353cm"/>
          <style:tab-stop style:position="5.479cm"/>
        </style:tab-stops>
      </style:paragraph-properties>
      <style:text-properties fo:font-size="18pt" fo:hyphenate="false"/>
    </style:style>
    <style:style style:name="P351" style:family="paragraph">
      <style:paragraph-properties fo:margin-left="0.002cm" fo:margin-right="0cm" fo:margin-top="0cm" fo:margin-bottom="0cm" fo:line-height="0.266cm" fo:text-align="start" fo:text-indent="0cm" style:writing-mode="lr-tb"/>
    </style:style>
    <style:style style:name="P352" style:family="paragraph">
      <style:paragraph-properties fo:margin-left="0.002cm" fo:margin-right="0cm" fo:margin-top="0cm" fo:margin-bottom="0cm" fo:line-height="100%" fo:text-align="start" fo:text-indent="0cm" style:writing-mode="lr-tb"/>
    </style:style>
    <style:style style:name="P353" style:family="paragraph">
      <style:paragraph-properties fo:margin-left="0.002cm" fo:margin-right="1.94cm" fo:margin-top="0.014cm" fo:margin-bottom="0cm" fo:line-height="183%" fo:text-align="start" fo:text-indent="0cm" style:writing-mode="lr-tb"/>
    </style:style>
    <style:style style:name="P354" style:family="paragraph">
      <style:paragraph-properties fo:margin-left="0cm" fo:margin-right="1.94cm" fo:margin-top="0cm" fo:margin-bottom="0cm" fo:line-height="100%" fo:text-align="start" fo:text-indent="0cm" style:writing-mode="lr-tb"/>
    </style:style>
    <style:style style:name="P355" style:family="paragraph">
      <style:paragraph-properties fo:margin-left="0.002cm" fo:margin-right="1.94cm" fo:margin-top="0cm" fo:margin-bottom="0cm" fo:line-height="100%" fo:text-align="start" fo:text-indent="0cm" style:writing-mode="lr-tb"/>
    </style:style>
    <style:style style:name="P356" style:family="paragraph">
      <style:paragraph-properties fo:margin-left="0.002cm" fo:margin-right="0.644cm" fo:margin-top="0.021cm" fo:margin-bottom="0cm" fo:line-height="166%" fo:text-align="start" fo:text-indent="0cm" style:writing-mode="lr-tb"/>
    </style:style>
    <style:style style:name="P357" style:family="paragraph">
      <style:paragraph-properties fo:margin-left="0.519cm" fo:margin-right="0cm" fo:margin-top="0cm" fo:margin-bottom="0cm" fo:line-height="100%" fo:text-align="start" fo:text-indent="0cm" style:writing-mode="lr-tb">
        <style:tab-stops>
          <style:tab-stop style:position="1.517cm"/>
        </style:tab-stops>
      </style:paragraph-properties>
    </style:style>
    <style:style style:name="P358" style:family="paragraph">
      <style:paragraph-properties fo:margin-left="0cm" fo:margin-right="0cm" fo:margin-top="0.018cm" fo:margin-bottom="0cm" fo:line-height="100%" fo:text-align="start" fo:text-indent="0cm" style:writing-mode="lr-tb">
        <style:tab-stops>
          <style:tab-stop style:position="1.517cm"/>
        </style:tab-stops>
      </style:paragraph-properties>
    </style:style>
    <style:style style:name="P359" style:family="paragraph">
      <style:paragraph-properties fo:margin-left="0cm" fo:margin-right="0cm" fo:margin-top="0.002cm" fo:margin-bottom="0cm" fo:line-height="100%" fo:text-align="start" fo:text-indent="0cm" style:writing-mode="lr-tb">
        <style:tab-stops>
          <style:tab-stop style:position="1.517cm"/>
        </style:tab-stops>
      </style:paragraph-properties>
    </style:style>
    <style:style style:name="P360" style:family="paragraph">
      <style:paragraph-properties fo:margin-left="0.591cm" fo:margin-right="0cm" fo:margin-top="0.002cm" fo:margin-bottom="0cm" fo:line-height="100%" fo:text-align="start" fo:text-indent="0cm" style:writing-mode="lr-tb">
        <style:tab-stops>
          <style:tab-stop style:position="1.517cm"/>
        </style:tab-stops>
      </style:paragraph-properties>
    </style:style>
    <style:style style:name="P361" style:family="paragraph">
      <style:paragraph-properties fo:margin-left="0.42cm" fo:margin-right="0cm" fo:margin-top="0cm" fo:margin-bottom="0cm" fo:line-height="100%" fo:text-align="start" fo:text-indent="0cm" style:writing-mode="lr-tb">
        <style:tab-stops>
          <style:tab-stop style:position="1.517cm"/>
        </style:tab-stops>
      </style:paragraph-properties>
    </style:style>
    <style:style style:name="P362" style:family="paragraph">
      <style:paragraph-properties fo:margin-left="0cm" fo:margin-right="0cm" fo:margin-top="0.011cm" fo:margin-bottom="0cm" fo:line-height="100%" fo:text-align="start" fo:text-indent="0cm" style:writing-mode="lr-tb">
        <style:tab-stops>
          <style:tab-stop style:position="1.517cm"/>
        </style:tab-stops>
      </style:paragraph-properties>
    </style:style>
    <style:style style:name="P363" style:family="paragraph">
      <style:paragraph-properties fo:margin-left="0.277cm" fo:margin-right="0cm" fo:margin-top="0.002cm" fo:margin-bottom="0cm" fo:line-height="100%" fo:text-align="start" fo:text-indent="0cm" style:writing-mode="lr-tb">
        <style:tab-stops>
          <style:tab-stop style:position="1.517cm"/>
        </style:tab-stops>
      </style:paragraph-properties>
    </style:style>
    <style:style style:name="P364" style:family="paragraph">
      <style:paragraph-properties fo:margin-left="0cm" fo:margin-right="0cm" fo:margin-top="0.016cm" fo:margin-bottom="0cm" fo:line-height="100%" fo:text-align="start" fo:text-indent="0cm" style:writing-mode="lr-tb">
        <style:tab-stops>
          <style:tab-stop style:position="1.517cm"/>
        </style:tab-stops>
      </style:paragraph-properties>
    </style:style>
    <style:style style:name="P365" style:family="paragraph">
      <style:paragraph-properties fo:margin-left="0.446cm" fo:margin-right="0cm" fo:margin-top="0cm" fo:margin-bottom="0cm" fo:line-height="0.259cm" fo:text-align="start" fo:text-indent="0cm" style:writing-mode="lr-tb"/>
    </style:style>
    <style:style style:name="P366" style:family="paragraph">
      <style:paragraph-properties fo:margin-left="0.002cm" fo:margin-right="0.991cm" fo:margin-top="0.032cm" fo:margin-bottom="0cm" fo:line-height="0.6cm" fo:text-align="start" fo:text-indent="0cm" style:writing-mode="lr-tb"/>
    </style:style>
    <style:style style:name="P367" style:family="paragraph">
      <style:paragraph-properties fo:margin-left="0.002cm" fo:margin-right="0.991cm" fo:margin-top="0cm" fo:margin-bottom="0cm" fo:line-height="100%" fo:text-align="start" fo:text-indent="0cm" style:writing-mode="lr-tb"/>
    </style:style>
    <style:style style:name="P368" style:family="paragraph">
      <style:paragraph-properties fo:margin-left="0.002cm" fo:margin-right="1.341cm" fo:margin-top="0.03cm" fo:margin-bottom="0cm" fo:line-height="188%" fo:text-align="start" fo:text-indent="0cm" style:writing-mode="lr-tb"/>
    </style:style>
    <style:style style:name="P369" style:family="paragraph">
      <style:paragraph-properties fo:margin-left="0.002cm" fo:margin-right="1.081cm" fo:margin-top="0.053cm" fo:margin-bottom="0cm" fo:line-height="0.613cm" fo:text-align="start" fo:text-indent="0cm" style:writing-mode="lr-tb"/>
    </style:style>
    <style:style style:name="P370" style:family="paragraph">
      <style:paragraph-properties fo:margin-left="0.002cm" fo:margin-right="1.081cm" fo:margin-top="0.21cm" fo:margin-bottom="0cm" fo:line-height="100%" fo:text-align="start" fo:text-indent="0cm" style:writing-mode="lr-tb"/>
    </style:style>
    <style:style style:name="P371" style:family="paragraph">
      <style:paragraph-properties fo:margin-left="0.002cm" fo:margin-right="1.081cm" fo:margin-top="0cm" fo:margin-bottom="0cm" fo:line-height="100%" fo:text-align="start" fo:text-indent="0cm" style:writing-mode="lr-tb"/>
    </style:style>
    <style:style style:name="P372" style:family="paragraph">
      <style:paragraph-properties fo:margin-left="0.002cm" fo:margin-right="0.515cm" fo:margin-top="0.002cm" fo:margin-bottom="0cm" fo:line-height="206%" fo:text-align="start" fo:text-indent="0cm" style:writing-mode="lr-tb"/>
    </style:style>
    <style:style style:name="P373" style:family="paragraph">
      <style:paragraph-properties fo:margin-left="0.002cm" fo:margin-right="0.543cm" fo:margin-top="0.014cm" fo:margin-bottom="0cm" fo:line-height="201%" fo:text-align="start" fo:text-indent="0cm" style:writing-mode="lr-tb"/>
    </style:style>
    <style:style style:name="P374" style:family="paragraph">
      <style:paragraph-properties fo:margin-left="0.002cm" fo:margin-right="0.169cm" fo:margin-top="0cm" fo:margin-bottom="0cm" fo:line-height="224%" fo:text-align="start" fo:text-indent="0cm" style:writing-mode="lr-tb"/>
    </style:style>
    <style:style style:name="P375" style:family="paragraph">
      <style:paragraph-properties fo:margin-left="0.42cm" fo:margin-right="0cm" fo:margin-top="0.002cm" fo:margin-bottom="0cm" fo:line-height="100%" fo:text-align="start" fo:text-indent="0cm" style:writing-mode="lr-tb">
        <style:tab-stops>
          <style:tab-stop style:position="1.517cm"/>
        </style:tab-stops>
      </style:paragraph-properties>
    </style:style>
    <style:style style:name="P376" style:family="paragraph">
      <style:paragraph-properties fo:margin-left="0cm" fo:margin-right="0cm" fo:margin-top="0cm" fo:margin-bottom="0cm" fo:line-height="100%" fo:text-align="start" fo:text-indent="0cm" style:writing-mode="lr-tb">
        <style:tab-stops>
          <style:tab-stop style:position="1.517cm"/>
        </style:tab-stops>
      </style:paragraph-properties>
    </style:style>
    <style:style style:name="P377" style:family="paragraph">
      <style:paragraph-properties fo:margin-left="0cm" fo:margin-right="0cm" fo:margin-top="0.014cm" fo:margin-bottom="0cm" fo:line-height="100%" fo:text-align="start" fo:text-indent="0cm" style:writing-mode="lr-tb">
        <style:tab-stops>
          <style:tab-stop style:position="1.517cm"/>
        </style:tab-stops>
      </style:paragraph-properties>
    </style:style>
    <style:style style:name="P378" style:family="paragraph">
      <style:paragraph-properties fo:margin-left="0cm" fo:margin-right="0cm" fo:margin-top="0.012cm" fo:margin-bottom="0cm" fo:line-height="100%" fo:text-align="start" fo:text-indent="0cm" style:writing-mode="lr-tb">
        <style:tab-stops>
          <style:tab-stop style:position="1.517cm"/>
        </style:tab-stops>
      </style:paragraph-properties>
    </style:style>
    <style:style style:name="P379" style:family="paragraph">
      <style:paragraph-properties fo:margin-left="0cm" fo:margin-right="0cm" fo:margin-top="0.019cm" fo:margin-bottom="0cm" fo:line-height="100%" fo:text-align="start" fo:text-indent="0cm" style:writing-mode="lr-tb">
        <style:tab-stops>
          <style:tab-stop style:position="1.517cm"/>
        </style:tab-stops>
      </style:paragraph-properties>
    </style:style>
    <style:style style:name="P380" style:family="paragraph">
      <style:paragraph-properties fo:margin-left="0cm" fo:margin-right="0cm" fo:margin-top="0.009cm" fo:margin-bottom="0cm" fo:line-height="100%" fo:text-align="start" fo:text-indent="0cm" style:writing-mode="lr-tb">
        <style:tab-stops>
          <style:tab-stop style:position="1.517cm"/>
        </style:tab-stops>
      </style:paragraph-properties>
    </style:style>
    <style:style style:name="P381" style:family="paragraph">
      <style:paragraph-properties fo:margin-left="0.347cm" fo:margin-right="0cm" fo:margin-top="0cm" fo:margin-bottom="0cm" fo:line-height="100%" fo:text-align="start" fo:text-indent="0cm" style:writing-mode="lr-tb">
        <style:tab-stops>
          <style:tab-stop style:position="1.517cm"/>
        </style:tab-stops>
      </style:paragraph-properties>
    </style:style>
    <style:style style:name="P382" style:family="paragraph">
      <loext:graphic-properties draw:fill="bitmap" draw:fill-image-name="msFillBitmap_20_26" style:repeat="stretch"/>
      <style:paragraph-properties fo:text-align="start" style:font-independent-line-spacing="true"/>
      <style:text-properties fo:font-size="18pt"/>
    </style:style>
    <style:style style:name="P383" style:family="paragraph">
      <style:paragraph-properties fo:margin-left="0.252cm" fo:margin-right="0cm" fo:margin-top="0.335cm" fo:margin-bottom="0cm" fo:line-height="100%" fo:text-align="start" fo:text-indent="0cm" style:punctuation-wrap="hanging" style:writing-mode="lr-tb"/>
      <style:text-properties fo:font-size="18pt" fo:hyphenate="false"/>
    </style:style>
    <style:style style:name="P384" style:family="paragraph">
      <style:paragraph-properties fo:margin-left="0.005cm" fo:margin-right="0cm" fo:margin-top="0cm" fo:margin-bottom="0cm" fo:line-height="0.684cm" fo:text-align="center" fo:text-indent="0cm" style:punctuation-wrap="hanging" style:writing-mode="lr-tb"/>
      <style:text-properties fo:font-size="18pt" fo:hyphenate="false"/>
    </style:style>
    <style:style style:name="P385" style:family="paragraph">
      <loext:graphic-properties draw:fill="solid" draw:fill-color="#00afef"/>
      <style:paragraph-properties fo:text-align="center" style:font-independent-line-spacing="true"/>
      <style:text-properties fo:font-size="18pt"/>
    </style:style>
    <style:style style:name="P386" style:family="paragraph">
      <style:paragraph-properties fo:margin-left="0cm" fo:margin-right="0cm" fo:margin-top="0cm" fo:margin-bottom="0cm" fo:line-height="0.684cm" fo:text-align="center" fo:text-indent="0cm" style:punctuation-wrap="hanging" style:writing-mode="lr-tb"/>
      <style:text-properties fo:font-size="18pt" fo:hyphenate="false"/>
    </style:style>
    <style:style style:name="P387" style:family="paragraph">
      <style:paragraph-properties fo:margin-left="0.049cm" fo:margin-right="0cm" fo:margin-top="0.014cm" fo:margin-bottom="0cm" fo:line-height="0.356cm" fo:text-align="start" fo:text-indent="0cm" style:writing-mode="lr-tb"/>
    </style:style>
    <style:style style:name="P388" style:family="paragraph">
      <style:paragraph-properties fo:margin-left="0cm" fo:margin-right="0.046cm" fo:margin-top="0.014cm" fo:margin-bottom="0cm" fo:line-height="0.356cm" fo:text-align="start" fo:text-indent="0cm" style:writing-mode="lr-tb"/>
    </style:style>
    <style:style style:name="P389" style:family="paragraph">
      <style:paragraph-properties fo:margin-left="0.049cm" fo:margin-right="0cm" fo:margin-top="0.014cm" fo:margin-bottom="0cm" fo:line-height="100%" fo:text-align="start" fo:text-indent="0cm" style:writing-mode="lr-tb"/>
    </style:style>
    <style:style style:name="P390" style:family="paragraph">
      <style:paragraph-properties fo:margin-left="0cm" fo:margin-right="0.032cm" fo:margin-top="0.014cm" fo:margin-bottom="0cm" fo:line-height="100%" fo:text-align="start" fo:text-indent="0cm" style:writing-mode="lr-tb"/>
    </style:style>
    <style:style style:name="P391" style:family="paragraph">
      <style:paragraph-properties fo:margin-left="0cm" fo:margin-right="0.584cm" fo:margin-top="0.014cm" fo:margin-bottom="0cm" fo:line-height="100%" fo:text-align="start" fo:text-indent="0cm" style:writing-mode="lr-tb"/>
    </style:style>
    <style:style style:name="P392" style:family="paragraph">
      <style:paragraph-properties fo:margin-left="0cm" fo:margin-right="0.644cm" fo:margin-top="0.014cm" fo:margin-bottom="0cm" fo:line-height="100%" fo:text-align="start" fo:text-indent="0cm" style:writing-mode="lr-tb"/>
    </style:style>
    <style:style style:name="P393" style:family="paragraph">
      <style:paragraph-properties fo:margin-left="0.699cm" fo:margin-right="0cm" fo:margin-top="0.014cm" fo:margin-bottom="0cm" fo:line-height="100%" fo:text-align="start" fo:text-indent="0cm" style:writing-mode="lr-tb"/>
    </style:style>
    <style:style style:name="P394" style:family="paragraph">
      <style:paragraph-properties fo:margin-left="0.697cm" fo:margin-right="0cm" fo:margin-top="0.014cm" fo:margin-bottom="0cm" fo:line-height="100%" fo:text-align="start" fo:text-indent="0cm" style:writing-mode="lr-tb"/>
    </style:style>
    <style:style style:name="P395" style:family="paragraph">
      <style:paragraph-properties fo:margin-left="0.616cm" fo:margin-right="0cm" fo:margin-top="0.014cm" fo:margin-bottom="0cm" fo:line-height="100%" fo:text-align="start" fo:text-indent="0cm" style:writing-mode="lr-tb"/>
    </style:style>
    <style:style style:name="P396" style:family="paragraph">
      <style:paragraph-properties fo:margin-left="0.758cm" fo:margin-right="0cm" fo:margin-top="0.014cm" fo:margin-bottom="0cm" fo:line-height="100%" fo:text-align="start" fo:text-indent="0cm" style:writing-mode="lr-tb"/>
    </style:style>
    <style:style style:name="P397" style:family="paragraph">
      <style:paragraph-properties fo:margin-left="0.617cm" fo:margin-right="0cm" fo:margin-top="0.014cm" fo:margin-bottom="0cm" fo:line-height="100%" fo:text-align="start" fo:text-indent="0cm" style:writing-mode="lr-tb"/>
    </style:style>
    <style:style style:name="P398" style:family="paragraph">
      <style:paragraph-properties fo:margin-left="0.254cm" fo:margin-right="1.275cm" fo:margin-top="0.058cm" fo:margin-bottom="0cm" fo:line-height="100%" fo:text-align="start" fo:text-indent="0cm" style:writing-mode="lr-tb"/>
    </style:style>
    <style:style style:name="P399" style:family="paragraph">
      <style:paragraph-properties fo:margin-left="0cm" fo:margin-right="0.032cm" fo:margin-top="0.014cm" fo:margin-bottom="0cm" fo:line-height="0.356cm" fo:text-align="start" fo:text-indent="0cm" style:writing-mode="lr-tb"/>
    </style:style>
    <style:style style:name="P400" style:family="paragraph">
      <style:paragraph-properties fo:margin-left="0cm" fo:margin-right="0.584cm" fo:margin-top="0.014cm" fo:margin-bottom="0cm" fo:line-height="0.356cm" fo:text-align="start" fo:text-indent="0cm" style:writing-mode="lr-tb"/>
    </style:style>
    <style:style style:name="P401" style:family="paragraph">
      <style:paragraph-properties fo:margin-left="0cm" fo:margin-right="0.644cm" fo:margin-top="0.014cm" fo:margin-bottom="0cm" fo:line-height="0.356cm" fo:text-align="start" fo:text-indent="0cm" style:writing-mode="lr-tb"/>
    </style:style>
    <style:style style:name="P402" style:family="paragraph">
      <style:paragraph-properties fo:margin-left="0.699cm" fo:margin-right="0cm" fo:margin-top="0.014cm" fo:margin-bottom="0cm" fo:line-height="0.356cm" fo:text-align="start" fo:text-indent="0cm" style:writing-mode="lr-tb"/>
    </style:style>
    <style:style style:name="P403" style:family="paragraph">
      <style:paragraph-properties fo:margin-left="0.697cm" fo:margin-right="0cm" fo:margin-top="0.014cm" fo:margin-bottom="0cm" fo:line-height="0.356cm" fo:text-align="start" fo:text-indent="0cm" style:writing-mode="lr-tb"/>
    </style:style>
    <style:style style:name="P404" style:family="paragraph">
      <style:paragraph-properties fo:margin-left="0.616cm" fo:margin-right="0cm" fo:margin-top="0.014cm" fo:margin-bottom="0cm" fo:line-height="0.356cm" fo:text-align="start" fo:text-indent="0cm" style:writing-mode="lr-tb"/>
    </style:style>
    <style:style style:name="P405" style:family="paragraph">
      <style:paragraph-properties fo:margin-left="0.032cm" fo:margin-right="0cm" fo:margin-top="0.014cm" fo:margin-bottom="0cm" fo:line-height="0.356cm" fo:text-align="center" fo:text-indent="0cm" style:writing-mode="lr-tb"/>
    </style:style>
    <style:style style:name="P406" style:family="paragraph">
      <style:paragraph-properties fo:margin-left="0.617cm" fo:margin-right="0cm" fo:margin-top="0.014cm" fo:margin-bottom="0cm" fo:line-height="0.356cm" fo:text-align="start" fo:text-indent="0cm" style:writing-mode="lr-tb"/>
    </style:style>
    <style:style style:name="P407" style:family="paragraph">
      <style:paragraph-properties fo:margin-left="0.758cm" fo:margin-right="0cm" fo:margin-top="0.014cm" fo:margin-bottom="0cm" fo:line-height="0.356cm" fo:text-align="start" fo:text-indent="0cm" style:writing-mode="lr-tb"/>
    </style:style>
    <style:style style:name="P408" style:family="paragraph">
      <style:paragraph-properties fo:margin-left="0.365cm" fo:margin-right="0cm" fo:margin-top="0.106cm" fo:margin-bottom="0cm" fo:line-height="100%" fo:text-align="start" fo:text-indent="0cm" style:writing-mode="lr-tb"/>
    </style:style>
    <style:style style:name="P409" style:family="paragraph">
      <style:paragraph-properties fo:margin-left="0.252cm" fo:margin-right="0cm" fo:margin-top="0.097cm" fo:margin-bottom="0cm" fo:line-height="100%" fo:text-align="start" fo:text-indent="0cm" style:punctuation-wrap="hanging" style:writing-mode="lr-tb"/>
      <style:text-properties fo:font-size="18pt" fo:hyphenate="false"/>
    </style:style>
    <style:style style:name="P410" style:family="paragraph">
      <style:paragraph-properties fo:margin-left="0.055cm" fo:margin-right="0cm" fo:margin-top="0.019cm" fo:margin-bottom="0cm" fo:line-height="0.381cm" fo:text-align="start" fo:text-indent="0cm" style:writing-mode="lr-tb"/>
    </style:style>
    <style:style style:name="P411" style:family="paragraph">
      <style:paragraph-properties fo:margin-left="0.055cm" fo:margin-right="0cm" fo:margin-top="0.019cm" fo:margin-bottom="0cm" fo:line-height="100%" fo:text-align="start" fo:text-indent="0cm" style:writing-mode="lr-tb"/>
    </style:style>
    <style:style style:name="P412" style:family="paragraph">
      <style:paragraph-properties fo:margin-left="0.053cm" fo:margin-right="0cm" fo:margin-top="0.019cm" fo:margin-bottom="0cm" fo:line-height="100%" fo:text-align="start" fo:text-indent="0cm" style:writing-mode="lr-tb"/>
    </style:style>
    <style:style style:name="P413" style:family="paragraph">
      <style:paragraph-properties fo:margin-left="0.053cm" fo:margin-right="0cm" fo:margin-top="0.019cm" fo:margin-bottom="0cm" fo:line-height="0.379cm" fo:text-align="start" fo:text-indent="0cm" style:writing-mode="lr-tb"/>
    </style:style>
    <style:style style:name="P414" style:family="paragraph">
      <style:paragraph-properties fo:margin-left="0.053cm" fo:margin-right="0cm" fo:margin-top="0.019cm" fo:margin-bottom="0cm" fo:line-height="0.342cm" fo:text-align="start" fo:text-indent="0cm" style:writing-mode="lr-tb"/>
    </style:style>
    <style:style style:name="P415" style:family="paragraph">
      <style:paragraph-properties fo:margin-left="0.053cm" fo:margin-right="0cm" fo:margin-top="0.058cm" fo:margin-bottom="0cm" fo:line-height="0.381cm" fo:text-align="start" fo:text-indent="0cm" style:writing-mode="lr-tb"/>
    </style:style>
    <style:style style:name="P416" style:family="paragraph">
      <style:paragraph-properties fo:margin-left="0.15cm" fo:margin-right="1.277cm" fo:margin-top="0.083cm" fo:margin-bottom="0cm" fo:line-height="100%" fo:text-align="start" fo:text-indent="0cm" style:writing-mode="lr-tb"/>
    </style:style>
    <style:style style:name="P417" style:family="paragraph">
      <style:paragraph-properties fo:margin-left="0cm" fo:margin-right="0.034cm" fo:margin-top="0.019cm" fo:margin-bottom="0cm" fo:line-height="0.381cm" fo:text-align="start" fo:text-indent="0cm" style:writing-mode="lr-tb"/>
    </style:style>
    <style:style style:name="P418" style:family="paragraph">
      <style:paragraph-properties fo:margin-left="0cm" fo:margin-right="0.977cm" fo:margin-top="0.019cm" fo:margin-bottom="0cm" fo:line-height="0.381cm" fo:text-align="start" fo:text-indent="0cm" style:writing-mode="lr-tb"/>
    </style:style>
    <style:style style:name="P419" style:family="paragraph">
      <style:paragraph-properties fo:margin-left="0.011cm" fo:margin-right="0cm" fo:margin-top="0.019cm" fo:margin-bottom="0cm" fo:line-height="0.381cm" fo:text-align="center" fo:text-indent="0cm" style:writing-mode="lr-tb"/>
    </style:style>
    <style:style style:name="P420" style:family="paragraph">
      <style:paragraph-properties fo:margin-left="0.012cm" fo:margin-right="0cm" fo:margin-top="0.019cm" fo:margin-bottom="0cm" fo:line-height="0.381cm" fo:text-align="center" fo:text-indent="0cm" style:writing-mode="lr-tb"/>
    </style:style>
    <style:style style:name="P421" style:family="paragraph">
      <style:paragraph-properties fo:margin-left="0cm" fo:margin-right="0.034cm" fo:margin-top="0.019cm" fo:margin-bottom="0cm" fo:line-height="0.379cm" fo:text-align="start" fo:text-indent="0cm" style:writing-mode="lr-tb"/>
    </style:style>
    <style:style style:name="P422" style:family="paragraph">
      <style:paragraph-properties fo:margin-left="0cm" fo:margin-right="0.977cm" fo:margin-top="0.019cm" fo:margin-bottom="0cm" fo:line-height="0.379cm" fo:text-align="start" fo:text-indent="0cm" style:writing-mode="lr-tb"/>
    </style:style>
    <style:style style:name="P423" style:family="paragraph">
      <style:paragraph-properties fo:margin-left="0.011cm" fo:margin-right="0cm" fo:margin-top="0.019cm" fo:margin-bottom="0cm" fo:line-height="0.379cm" fo:text-align="center" fo:text-indent="0cm" style:writing-mode="lr-tb"/>
    </style:style>
    <style:style style:name="P424" style:family="paragraph">
      <style:paragraph-properties fo:margin-left="0.012cm" fo:margin-right="0cm" fo:margin-top="0.019cm" fo:margin-bottom="0cm" fo:line-height="0.379cm" fo:text-align="center" fo:text-indent="0cm" style:writing-mode="lr-tb"/>
    </style:style>
    <style:style style:name="P425" style:family="paragraph">
      <style:paragraph-properties fo:margin-left="1.076cm" fo:margin-right="0cm" fo:margin-top="0.019cm" fo:margin-bottom="0cm" fo:line-height="0.381cm" fo:text-align="start" fo:text-indent="0cm" style:writing-mode="lr-tb"/>
    </style:style>
    <style:style style:name="P426" style:family="paragraph">
      <style:paragraph-properties fo:margin-left="0cm" fo:margin-right="0.034cm" fo:margin-top="0.019cm" fo:margin-bottom="0cm" fo:line-height="100%" fo:text-align="start" fo:text-indent="0cm" style:writing-mode="lr-tb"/>
    </style:style>
    <style:style style:name="P427" style:family="paragraph">
      <style:paragraph-properties fo:margin-left="0cm" fo:margin-right="0.977cm" fo:margin-top="0.019cm" fo:margin-bottom="0cm" fo:line-height="100%" fo:text-align="start" fo:text-indent="0cm" style:writing-mode="lr-tb"/>
    </style:style>
    <style:style style:name="P428" style:family="paragraph">
      <style:paragraph-properties fo:margin-left="0.011cm" fo:margin-right="0cm" fo:margin-top="0.019cm" fo:margin-bottom="0cm" fo:line-height="100%" fo:text-align="center" fo:text-indent="0cm" style:writing-mode="lr-tb"/>
    </style:style>
    <style:style style:name="P429" style:family="paragraph">
      <style:paragraph-properties fo:margin-left="0.012cm" fo:margin-right="0cm" fo:margin-top="0.019cm" fo:margin-bottom="0cm" fo:line-height="100%" fo:text-align="center" fo:text-indent="0cm" style:writing-mode="lr-tb"/>
    </style:style>
    <style:style style:name="T1" style:family="text">
      <style:text-properties fo:font-variant="normal" fo:text-transform="none" fo:color="#000000" style:text-line-through-style="none" style:text-line-through-type="none" style:text-position="0% 100%" style:font-name="Roboto1" fo:font-size="18pt" fo:letter-spacing="normal" fo:language="en" fo:country="IN" fo:font-style="normal" style:text-underline-style="none" fo:font-weight="normal" style:font-size-asian="18pt" style:font-style-asian="normal" style:font-weight-asian="normal" style:font-name-complex="Roboto1"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Roboto1" fo:font-size="25pt" fo:letter-spacing="normal" fo:language="en" fo:country="US" fo:font-style="normal" style:text-underline-style="none" fo:font-weight="normal" style:font-size-asian="25pt" style:font-style-asian="normal" style:font-weight-asian="normal" style:font-name-complex="Roboto1" style:font-size-complex="25pt" style:font-style-complex="normal" style:font-weight-complex="normal"/>
    </style:style>
    <style:style style:name="T3" style:family="text">
      <style:text-properties fo:font-variant="normal" fo:text-transform="none" fo:color="#1a345e" style:text-line-through-style="none" style:text-line-through-type="none" style:text-position="0% 100%" style:font-name="Arial" fo:font-size="18pt" fo:letter-spacing="-0.032cm" fo:language="en" fo:country="IN"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000e31" style:text-line-through-style="none" style:text-line-through-type="none" style:text-position="0% 100%" style:font-name="Arial" fo:font-size="16pt" fo:letter-spacing="-0.026cm" fo:language="en" fo:country="IN"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6" style:family="text">
      <style:text-properties fo:font-variant="normal" fo:text-transform="none" fo:color="#000e31" style:text-line-through-style="none" style:text-line-through-type="none" style:text-position="0% 100%" style:font-name="Arial" fo:font-size="16pt" fo:letter-spacing="-0.035cm" fo:language="en" fo:country="IN"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7" style:family="text">
      <style:text-properties fo:font-variant="normal" fo:text-transform="none" fo:color="#000e31" style:text-line-through-style="none" style:text-line-through-type="none" style:text-position="0% 100%" style:font-name="Arial" fo:font-size="16pt" fo:letter-spacing="-0.039cm" fo:language="en" fo:country="IN"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8" style:family="text">
      <style:text-properties fo:font-variant="normal" fo:text-transform="none" fo:color="#000e31" style:text-line-through-style="none" style:text-line-through-type="none" style:text-position="0% 100%" style:font-name="Arial" fo:font-size="16pt" fo:letter-spacing="-0.03cm" fo:language="en" fo:country="IN"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9" style:family="text">
      <style:text-properties fo:font-variant="normal" fo:text-transform="none" fo:color="#000e31" style:text-line-through-style="none" style:text-line-through-type="none" style:text-position="0% 100%" style:font-name="Arial" fo:font-size="16pt" fo:letter-spacing="-0.028cm" fo:language="en" fo:country="US"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0" style:family="text">
      <style:text-properties fo:font-variant="normal" fo:text-transform="none" fo:color="#1a345e" style:text-line-through-style="none" style:text-line-through-type="none" style:text-position="0% 100%" style:font-name="Arial" fo:font-size="16pt" fo:letter-spacing="-0.028cm" fo:language="en" fo:country="US"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1" style:family="text">
      <style:text-properties fo:font-variant="normal" fo:text-transform="none" fo:color="#1a345e" style:text-line-through-style="none" style:text-line-through-type="none" style:text-position="0% 100%" style:font-name="Arial" fo:font-size="16pt" fo:letter-spacing="-0.035cm" fo:language="en" fo:country="IN"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2" style:family="text">
      <style:text-properties fo:font-variant="normal" fo:text-transform="none" fo:color="#1a345e" style:text-line-through-style="none" style:text-line-through-type="none" style:text-position="0% 100%" style:font-name="Arial" fo:font-size="16pt" fo:letter-spacing="-0.039cm" fo:language="en" fo:country="IN"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3" style:family="text">
      <style:text-properties fo:font-variant="normal" fo:text-transform="none" fo:color="#1a345e" style:text-line-through-style="none" style:text-line-through-type="none" style:text-position="0% 100%" style:font-name="Arial" fo:font-size="16pt" fo:letter-spacing="-0.03cm" fo:language="en" fo:country="IN"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4" style:family="text">
      <style:text-properties fo:font-variant="normal" fo:text-transform="none" fo:color="#000e31" style:text-line-through-style="none" style:text-line-through-type="none" style:text-position="0% 100%" style:font-name="Arial" fo:font-size="16pt" fo:letter-spacing="-0.028cm" fo:language="en" fo:country="IN"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5" style:family="text">
      <style:text-properties fo:font-variant="normal" fo:text-transform="none" fo:color="#000e31" style:text-line-through-style="none" style:text-line-through-type="none" style:text-position="0% 100%" style:font-name="Arial" fo:font-size="16pt" fo:letter-spacing="-0.04cm" fo:language="en" fo:country="IN"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Arial" fo:font-size="18pt" fo:letter-spacing="-0.034cm"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17" style:family="text">
      <style:text-properties fo:font-variant="normal" fo:text-transform="none" fo:color="#000e31" style:text-line-through-style="none" style:text-line-through-type="none" style:text-position="0% 100%" style:font-name="Arial" fo:font-size="16pt" fo:letter-spacing="-0.032cm" fo:language="en" fo:country="IN"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style:font-size-asian="9pt" style:font-style-asian="normal" style:font-weight-asian="normal" style:font-name-complex="Times New Roman" style:font-size-complex="9pt" style:font-style-complex="normal" style:font-weight-complex="normal"/>
    </style:style>
    <style:style style:name="T19" style:family="text">
      <style:text-properties fo:font-variant="normal" fo:text-transform="none" fo:color="#8a8f9c" style:text-line-through-style="none" style:text-line-through-type="none" style:text-position="0% 100%" style:font-name="Arial" fo:font-size="9pt" fo:letter-spacing="normal" fo:font-style="normal" style:text-underline-style="none" fo:font-weight="normal" style:font-size-asian="9pt" style:font-style-asian="normal" style:font-weight-asian="normal" style:font-name-complex="Arial" style:font-size-complex="9pt" style:font-style-complex="normal" style:font-weight-complex="normal"/>
    </style:style>
    <style:style style:name="T20" style:family="text">
      <style:text-properties fo:font-variant="normal" fo:text-transform="none" fo:color="#8a8f9c" style:text-line-through-style="none" style:text-line-through-type="none" style:text-position="0% 100%" style:font-name="Arial" fo:font-size="9pt" fo:letter-spacing="-0.021cm" fo:font-style="normal" style:text-underline-style="none" fo:font-weight="normal" style:font-size-asian="9pt" style:font-style-asian="normal" style:font-weight-asian="normal" style:font-name-complex="Arial" style:font-size-complex="9pt" style:font-style-complex="normal" style:font-weight-complex="normal"/>
    </style:style>
    <style:style style:name="T21" style:family="text">
      <style:text-properties fo:font-variant="normal" fo:text-transform="none" fo:color="#8a8f9c" style:text-line-through-style="none" style:text-line-through-type="none" style:text-position="0% 100%" style:font-name="Arial" fo:font-size="9pt" fo:letter-spacing="-0.049cm" fo:font-style="normal" style:text-underline-style="none" fo:font-weight="normal" style:font-size-asian="9pt" style:font-style-asian="normal" style:font-weight-asian="normal" style:font-name-complex="Arial" style:font-size-complex="9pt" style:font-style-complex="normal" style:font-weight-complex="normal"/>
    </style:style>
    <style:style style:name="T22" style:family="text">
      <style:text-properties fo:font-variant="normal" fo:text-transform="none" fo:color="#8a8f9c" style:text-line-through-style="none" style:text-line-through-type="none" style:text-position="0% 100%" style:font-name="Arial" fo:font-size="9pt" fo:letter-spacing="-0.011cm" fo:font-style="normal" style:text-underline-style="none" fo:font-weight="normal" style:font-size-asian="9pt" style:font-style-asian="normal" style:font-weight-asian="normal" style:font-name-complex="Arial" style:font-size-complex="9pt" style:font-style-complex="normal" style:font-weight-complex="normal"/>
    </style:style>
    <style:style style:name="T23" style:family="text">
      <style:text-properties fo:font-variant="normal" fo:text-transform="none" fo:color="#0f2b46" style:text-line-through-style="none" style:text-line-through-type="none" style:text-position="0% 100%" style:font-name="Roboto" fo:font-size="10pt" fo:letter-spacing="normal"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T24" style:family="text">
      <style:text-properties fo:font-variant="normal" fo:text-transform="none" fo:color="#0000ff" style:text-line-through-style="none" style:text-line-through-type="none" style:text-position="0% 100%" style:font-name="Roboto" fo:font-size="10pt" fo:letter-spacing="normal" fo:language="en" fo:country="US"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25" style:family="text">
      <style:text-properties fo:font-variant="normal" fo:text-transform="none" fo:color="#1a345e" style:text-line-through-style="none" style:text-line-through-type="none" style:text-position="0% 100%" style:font-name="Arial" fo:font-size="24pt" fo:letter-spacing="-0.102cm" fo:language="en" fo:country="US"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26" style:family="text">
      <style:text-properties fo:font-variant="normal" fo:text-transform="none" fo:color="#8a8f9c" style:text-line-through-style="none" style:text-line-through-type="none" style:text-position="0% 100%" style:font-name="Arial" fo:font-size="9pt" fo:letter-spacing="-0.011cm" fo:language="en" fo:country="US" fo:font-style="normal" style:text-underline-style="none" fo:font-weight="normal" style:font-size-asian="9pt" style:font-style-asian="normal" style:font-weight-asian="normal" style:font-name-complex="Arial" style:font-size-complex="9pt" style:font-style-complex="normal" style:font-weight-complex="normal"/>
    </style:style>
    <style:style style:name="T27" style:family="text">
      <style:text-properties fo:font-variant="normal" fo:text-transform="none" fo:color="#8a8f9c" style:text-line-through-style="none" style:text-line-through-type="none" style:text-position="0% 100%" style:font-name="Arial" fo:font-size="9pt" fo:letter-spacing="-0.009cm" fo:language="en" fo:country="US" fo:font-style="normal" style:text-underline-style="none" fo:font-weight="normal" style:font-size-asian="9pt" style:font-style-asian="normal" style:font-weight-asian="normal" style:font-name-complex="Arial" style:font-size-complex="9pt" style:font-style-complex="normal" style:font-weight-complex="normal"/>
    </style:style>
    <style:style style:name="T28" style:family="text">
      <style:text-properties fo:font-variant="normal" fo:text-transform="none" fo:color="#8a8f9c" style:text-line-through-style="none" style:text-line-through-type="none" style:text-position="0% 100%" style:font-name="Arial" fo:font-size="9pt" fo:letter-spacing="-0.034cm" fo:language="en" fo:country="US" fo:font-style="normal" style:text-underline-style="none" fo:font-weight="normal" style:font-size-asian="9pt" style:font-style-asian="normal" style:font-weight-asian="normal" style:font-name-complex="Arial" style:font-size-complex="9pt" style:font-style-complex="normal" style:font-weight-complex="normal"/>
    </style:style>
    <style:style style:name="T29" style:family="text">
      <style:text-properties fo:font-variant="normal" fo:text-transform="none" fo:color="#8a8f9c" style:text-line-through-style="none" style:text-line-through-type="none" style:text-position="0% 100%" style:font-name="Arial" fo:font-size="9pt" fo:letter-spacing="0.065cm" fo:language="en" fo:country="US" fo:font-style="normal" style:text-underline-style="none" fo:font-weight="normal" style:font-size-asian="9pt" style:font-style-asian="normal" style:font-weight-asian="normal" style:font-name-complex="Arial" style:font-size-complex="9pt" style:font-style-complex="normal" style:font-weight-complex="normal"/>
    </style:style>
    <style:style style:name="T30" style:family="text">
      <style:text-properties fo:font-variant="normal" fo:text-transform="none" fo:color="#8a8f9c" style:text-line-through-style="none" style:text-line-through-type="none" style:text-position="0% 100%" style:font-name="Arial" fo:font-size="9pt" fo:letter-spacing="-0.018cm" fo:language="en" fo:country="US" fo:font-style="normal" style:text-underline-style="none" fo:font-weight="normal" style:font-size-asian="9pt" style:font-style-asian="normal" style:font-weight-asian="normal" style:font-name-complex="Arial" style:font-size-complex="9pt" style:font-style-complex="normal" style:font-weight-complex="normal"/>
    </style:style>
    <style:style style:name="T31" style:family="text">
      <style:text-properties fo:font-variant="normal" fo:text-transform="none" fo:color="#8a8f9c" style:text-line-through-style="none" style:text-line-through-type="none" style:text-position="0% 100%" style:font-name="Arial" fo:font-size="9pt" fo:letter-spacing="0.127cm" fo:language="en" fo:country="US" fo:font-style="normal" style:text-underline-style="none" fo:font-weight="normal" style:font-size-asian="9pt" style:font-style-asian="normal" style:font-weight-asian="normal" style:font-name-complex="Arial" style:font-size-complex="9pt" style:font-style-complex="normal" style:font-weight-complex="normal"/>
    </style:style>
    <style:style style:name="T32" style:family="text">
      <style:text-properties fo:font-variant="normal" fo:text-transform="none" fo:color="#8a8f9c" style:text-line-through-style="none" style:text-line-through-type="none" style:text-position="0% 100%" style:font-name="Arial" fo:font-size="9pt" fo:letter-spacing="-0.005cm" fo:language="en" fo:country="US" fo:font-style="normal" style:text-underline-style="none" fo:font-weight="normal" style:font-size-asian="9pt" style:font-style-asian="normal" style:font-weight-asian="normal" style:font-name-complex="Arial" style:font-size-complex="9pt" style:font-style-complex="normal" style:font-weight-complex="normal"/>
    </style:style>
    <style:style style:name="T33" style:family="text">
      <style:text-properties fo:font-variant="normal" fo:text-transform="none" fo:color="#8a8f9c" style:text-line-through-style="none" style:text-line-through-type="none" style:text-position="0% 100%" style:font-name="Arial" fo:font-size="9pt" fo:letter-spacing="-0.021cm" fo:language="en" fo:country="US" fo:font-style="normal" style:text-underline-style="none" fo:font-weight="normal" style:font-size-asian="9pt" style:font-style-asian="normal" style:font-weight-asian="normal" style:font-name-complex="Arial" style:font-size-complex="9pt" style:font-style-complex="normal" style:font-weight-complex="normal"/>
    </style:style>
    <style:style style:name="T34" style:family="text">
      <style:text-properties fo:font-variant="normal" fo:text-transform="none" fo:color="#8a8f9c" style:text-line-through-style="none" style:text-line-through-type="none" style:text-position="0% 100%" style:font-name="Arial" fo:font-size="9pt" fo:letter-spacing="-0.037cm" fo:language="en" fo:country="US" fo:font-style="normal" style:text-underline-style="none" fo:font-weight="normal" style:font-size-asian="9pt" style:font-style-asian="normal" style:font-weight-asian="normal" style:font-name-complex="Arial" style:font-size-complex="9pt" style:font-style-complex="normal" style:font-weight-complex="normal"/>
    </style:style>
    <style:style style:name="T35" style:family="text">
      <style:text-properties fo:font-variant="normal" fo:text-transform="none" fo:color="#ff0000" style:text-line-through-style="none" style:text-line-through-type="none" style:text-position="0% 100%" style:font-name="Carlito1" fo:font-size="8.5pt" fo:letter-spacing="0.002cm" fo:language="en" fo:country="US" fo:font-style="normal" style:text-underline-style="none" fo:font-weight="bold" style:font-size-asian="8.5pt" style:font-style-asian="normal" style:font-weight-asian="bold" style:font-name-complex="Carlito1" style:font-size-complex="8.5pt" style:font-style-complex="normal" style:font-weight-complex="bold"/>
    </style:style>
    <style:style style:name="T36" style:family="text">
      <style:text-properties fo:font-variant="normal" fo:text-transform="none" fo:color="#000000" style:text-line-through-style="none" style:text-line-through-type="none" style:text-position="0% 100%" style:font-name="Carlito1" fo:font-size="8.5pt" fo:letter-spacing="0.002cm" fo:language="en" fo:country="US" fo:font-style="normal" style:text-underline-style="none" fo:font-weight="bold" style:font-size-asian="8.5pt" style:font-style-asian="normal" style:font-weight-asian="bold" style:font-name-complex="Carlito1" style:font-size-complex="8.5pt" style:font-style-complex="normal" style:font-weight-complex="bold"/>
    </style:style>
    <style:style style:name="T37" style:family="text">
      <style:text-properties fo:font-variant="normal" fo:text-transform="none" fo:color="#000000" style:text-line-through-style="none" style:text-line-through-type="none" style:text-position="0% 100%" style:font-name="Carlito1" fo:font-size="8.5pt" fo:letter-spacing="normal" fo:language="en" fo:country="US" fo:font-style="normal" style:text-underline-style="none" fo:font-weight="bold" style:font-size-asian="8.5pt" style:font-style-asian="normal" style:font-weight-asian="bold" style:font-name-complex="Carlito1" style:font-size-complex="8.5pt" style:font-style-complex="normal" style:font-weight-complex="bold"/>
    </style:style>
    <style:style style:name="T38" style:family="text">
      <style:text-properties fo:font-variant="normal" fo:text-transform="none" fo:color="#000000" style:text-line-through-style="none" style:text-line-through-type="none" style:text-position="0% 100%" style:font-name="Carlito1" fo:font-size="8.5pt" fo:letter-spacing="-0.018cm" fo:language="en" fo:country="US" fo:font-style="normal" style:text-underline-style="none" fo:font-weight="bold" style:font-size-asian="8.5pt" style:font-style-asian="normal" style:font-weight-asian="bold" style:font-name-complex="Carlito1" style:font-size-complex="8.5pt" style:font-style-complex="normal" style:font-weight-complex="bold"/>
    </style:style>
    <style:style style:name="T39" style:family="text">
      <style:text-properties fo:font-variant="normal" fo:text-transform="none" fo:color="#000000" style:text-line-through-style="none" style:text-line-through-type="none" style:text-position="0% 100%" style:font-name="Carlito1" fo:font-size="8.5pt" fo:letter-spacing="0.004cm" fo:language="en" fo:country="US" fo:font-style="normal" style:text-underline-style="none" fo:font-weight="bold" style:font-size-asian="8.5pt" style:font-style-asian="normal" style:font-weight-asian="bold" style:font-name-complex="Carlito1" style:font-size-complex="8.5pt" style:font-style-complex="normal" style:font-weight-complex="bold"/>
    </style:style>
    <style:style style:name="T40" style:family="text">
      <style:text-properties fo:font-variant="normal" fo:text-transform="none" fo:color="#000000" style:text-line-through-style="none" style:text-line-through-type="none" style:text-position="0% 100%" style:font-name="Carlito1" fo:font-size="8.5pt" fo:letter-spacing="-0.004cm" fo:language="en" fo:country="US" fo:font-style="normal" style:text-underline-style="none" fo:font-weight="bold" style:font-size-asian="8.5pt" style:font-style-asian="normal" style:font-weight-asian="bold" style:font-name-complex="Carlito1" style:font-size-complex="8.5pt" style:font-style-complex="normal" style:font-weight-complex="bold"/>
    </style:style>
    <style:style style:name="T41" style:family="text">
      <style:text-properties fo:font-variant="normal" fo:text-transform="none" fo:color="#000000" style:text-line-through-style="none" style:text-line-through-type="none" style:text-position="0% 100%" style:font-name="Carlito1" fo:font-size="8.5pt" fo:letter-spacing="0.011cm" fo:language="en" fo:country="US" fo:font-style="normal" style:text-underline-style="none" fo:font-weight="bold" style:font-size-asian="8.5pt" style:font-style-asian="normal" style:font-weight-asian="bold" style:font-name-complex="Carlito1" style:font-size-complex="8.5pt" style:font-style-complex="normal" style:font-weight-complex="bold"/>
    </style:style>
    <style:style style:name="T42" style:family="text">
      <style:text-properties fo:font-variant="normal" fo:text-transform="none" fo:color="#000000" style:text-line-through-style="none" style:text-line-through-type="none" style:text-position="0% 100%" style:font-name="Carlito1" fo:font-size="8.5pt" fo:letter-spacing="0.007cm" fo:language="en" fo:country="US" fo:font-style="normal" style:text-underline-style="none" fo:font-weight="bold" style:font-size-asian="8.5pt" style:font-style-asian="normal" style:font-weight-asian="bold" style:font-name-complex="Carlito1" style:font-size-complex="8.5pt" style:font-style-complex="normal" style:font-weight-complex="bold"/>
    </style:style>
    <style:style style:name="T43" style:family="text">
      <style:text-properties fo:font-variant="normal" fo:text-transform="none" fo:color="#000000" style:text-line-through-style="none" style:text-line-through-type="none" style:text-position="0% 100%" style:font-name="Carlito1" fo:font-size="8.5pt" fo:letter-spacing="0.005cm" fo:language="en" fo:country="US" fo:font-style="normal" style:text-underline-style="none" fo:font-weight="bold" style:font-size-asian="8.5pt" style:font-style-asian="normal" style:font-weight-asian="bold" style:font-name-complex="Carlito1" style:font-size-complex="8.5pt" style:font-style-complex="normal" style:font-weight-complex="bold"/>
    </style:style>
    <style:style style:name="T44" style:family="text">
      <style:text-properties fo:font-variant="normal" fo:text-transform="none" fo:color="#000000" style:text-line-through-style="none" style:text-line-through-type="none" style:text-position="0% 100%" style:font-name="Carlito1" fo:font-size="8.5pt" fo:letter-spacing="-0.005cm" fo:language="en" fo:country="US" fo:font-style="normal" style:text-underline-style="none" fo:font-weight="bold" style:font-size-asian="8.5pt" style:font-style-asian="normal" style:font-weight-asian="bold" style:font-name-complex="Carlito1" style:font-size-complex="8.5pt" style:font-style-complex="normal" style:font-weight-complex="bold"/>
    </style:style>
    <style:style style:name="T45" style:family="text">
      <style:text-properties fo:font-variant="normal" fo:text-transform="none" fo:color="#000000" style:text-line-through-style="none" style:text-line-through-type="none" style:text-position="0% 100%" style:font-name="Carlito1" fo:font-size="8.5pt" fo:letter-spacing="0.004cm" fo:language="en" fo:country="US"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Carlito1" fo:font-size="8.5pt" fo:letter-spacing="0.005cm" fo:language="en" fo:country="US"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arlito1" fo:font-size="8.5pt" fo:letter-spacing="0.009cm" fo:language="en" fo:country="US"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Carlito1" fo:font-size="8pt" fo:letter-spacing="normal" fo:language="en" fo:country="US" fo:font-style="normal" style:text-underline-style="none" fo:font-weight="normal" style:font-size-asian="8pt" style:font-style-asian="normal" style:font-weight-asian="normal" style:font-name-complex="Carlito1" style:font-size-complex="8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Carlito1" fo:font-size="8.5pt" fo:letter-spacing="normal" fo:language="en" fo:country="US"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Carlito1" fo:font-size="8.5pt" fo:letter-spacing="0.002cm" fo:language="en" fo:country="US"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arlito1" fo:font-size="8.5pt" fo:letter-spacing="0.007cm" fo:language="en" fo:country="US"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Carlito1" fo:font-size="8.5pt" fo:letter-spacing="-0.005cm" fo:language="en" fo:country="US"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Carlito1" fo:font-size="8.5pt" fo:letter-spacing="-0.004cm" fo:language="en" fo:country="US"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Carlito1" fo:font-size="8.5pt" fo:letter-spacing="-0.007cm" fo:language="en" fo:country="US"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Arial" fo:font-size="8.5pt" fo:letter-spacing="-0.007cm" fo:language="en" fo:country="US" fo:font-style="normal" style:text-underline-style="none" fo:font-weight="normal" style:font-size-asian="8.5pt" style:font-style-asian="normal" style:font-weight-asian="normal" style:font-name-complex="Arial" style:font-size-complex="8.5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Carlito1" fo:font-size="8.5pt" fo:letter-spacing="-0.002cm" fo:language="en" fo:country="US"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57" style:family="text">
      <style:text-properties fo:font-variant="normal" fo:text-transform="none" fo:color="#1a345e" style:text-line-through-style="none" style:text-line-through-type="none" style:text-position="0% 100%" style:font-name="Arial" fo:font-size="14pt" fo:letter-spacing="-0.026cm" fo:language="en" fo:country="US"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58" style:family="text">
      <style:text-properties fo:font-variant="normal" fo:text-transform="none" fo:color="#1a345e" style:text-line-through-style="none" style:text-line-through-type="none" style:text-position="0% 100%" style:font-name="Arial" fo:font-size="14pt" fo:letter-spacing="-0.002cm" fo:language="en" fo:country="US"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59" style:family="text">
      <style:text-properties fo:font-variant="normal" fo:text-transform="none" fo:color="#1a345e" style:text-line-through-style="none" style:text-line-through-type="none" style:text-position="0% 100%" style:font-name="Arial" fo:font-size="14pt" fo:letter-spacing="-0.032cm" fo:language="en" fo:country="US"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60" style:family="text">
      <style:text-properties fo:font-variant="normal" fo:text-transform="none" fo:color="#1a345e" style:text-line-through-style="none" style:text-line-through-type="none" style:text-position="0% 100%" style:font-name="Arial" fo:font-size="14pt" fo:letter-spacing="-0.018cm" fo:language="en" fo:country="US"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61" style:family="text">
      <style:text-properties fo:font-variant="normal" fo:text-transform="none" fo:color="#1a345e" style:text-line-through-style="none" style:text-line-through-type="none" style:text-position="0% 100%" style:font-name="Arial" fo:font-size="14pt" fo:letter-spacing="-0.023cm" fo:language="en" fo:country="US"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62" style:family="text">
      <style:text-properties fo:font-variant="normal" fo:text-transform="none" fo:color="#1a345e" style:text-line-through-style="none" style:text-line-through-type="none" style:text-position="0% 100%" style:font-name="Arial" fo:font-size="14pt" fo:letter-spacing="-0.039cm" fo:language="en" fo:country="US"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63" style:family="text">
      <style:text-properties fo:font-variant="normal" fo:text-transform="none" fo:color="#1a345e" style:text-line-through-style="none" style:text-line-through-type="none" style:text-position="0% 100%" style:font-name="Arial" fo:font-size="14pt" fo:letter-spacing="-0.03cm" fo:language="en" fo:country="US"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64" style:family="text">
      <style:text-properties fo:font-variant="normal" fo:text-transform="none" fo:color="#1a345e" style:text-line-through-style="none" style:text-line-through-type="none" style:text-position="0% 100%" style:font-name="Arial" fo:font-size="14pt" fo:letter-spacing="-0.079cm" fo:language="en" fo:country="US"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65" style:family="text">
      <style:text-properties fo:font-variant="normal" fo:text-transform="none" fo:color="#1a345e" style:text-line-through-style="none" style:text-line-through-type="none" style:text-position="0% 100%" style:font-name="Arial" fo:font-size="14pt" fo:letter-spacing="-0.081cm" fo:language="en" fo:country="US"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Carlito1" fo:font-size="8.5pt" fo:letter-spacing="0.002cm" fo:language="en" fo:country="IN" fo:font-style="normal" style:text-underline-style="none" fo:font-weight="bold" style:font-size-asian="8.5pt" style:font-style-asian="normal" style:font-weight-asian="bold" style:font-name-complex="Carlito1" style:font-size-complex="8.5pt" style:font-style-complex="normal" style:font-weight-complex="bold"/>
    </style:style>
    <style:style style:name="T67" style:family="text">
      <style:text-properties fo:font-variant="normal" fo:text-transform="none" fo:color="#000000" style:text-line-through-style="none" style:text-line-through-type="none" style:text-position="0% 100%" style:font-name="Times New Roman" fo:font-size="8pt" fo:letter-spacing="normal" fo:font-style="normal" style:text-underline-style="none" fo:font-weight="normal" style:font-size-asian="8pt" style:font-style-asian="normal" style:font-weight-asian="normal" style:font-name-complex="Times New Roman" style:font-size-complex="8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Carlito1" fo:font-size="8.5pt" fo:letter-spacing="normal" fo:language="en" fo:country="IN"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69" style:family="text">
      <style:text-properties fo:font-variant="normal" fo:text-transform="none" fo:color="#000000" style:text-line-through-style="none" style:text-line-through-type="none" style:text-position="0% 100%" style:font-name="Carlito1" fo:font-size="8.5pt" fo:letter-spacing="0.007cm" fo:language="en" fo:country="IN"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70" style:family="text">
      <style:text-properties fo:font-variant="normal" fo:text-transform="none" fo:color="#000000" style:text-line-through-style="none" style:text-line-through-type="none" style:text-position="0% 100%" style:font-name="Times New Roman" fo:font-size="7.5pt" fo:letter-spacing="normal" fo:language="en" fo:country="IN" fo:font-style="normal" style:text-underline-style="none" fo:font-weight="normal" style:font-size-asian="7.5pt" style:font-style-asian="normal" style:font-weight-asian="normal" style:font-name-complex="Times New Roman" style:font-size-complex="7.5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Carlito1" fo:font-size="8.5pt" fo:letter-spacing="0.002cm" fo:language="en" fo:country="IN"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72" style:family="text">
      <style:text-properties fo:font-variant="normal" fo:text-transform="none" fo:color="#000000" style:text-line-through-style="none" style:text-line-through-type="none" style:text-position="0% 100%" style:font-name="Carlito1" fo:font-size="8.5pt" fo:letter-spacing="-0.002cm" fo:language="en" fo:country="IN"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73" style:family="text">
      <style:text-properties fo:font-variant="normal" fo:text-transform="none" fo:color="#000000" style:text-line-through-style="none" style:text-line-through-type="none" style:text-position="0% 100%" style:font-name="Carlito1" fo:font-size="8.5pt" fo:letter-spacing="0.005cm" fo:language="en" fo:country="IN"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Carlito1" fo:font-size="8.5pt" fo:letter-spacing="0.009cm" fo:language="en" fo:country="IN"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Carlito1" fo:font-size="8.5pt" fo:letter-spacing="-0.007cm" fo:language="en" fo:country="IN"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76" style:family="text">
      <style:text-properties fo:font-variant="normal" fo:text-transform="none" fo:color="#ffffff" style:text-line-through-style="none" style:text-line-through-type="none" style:text-position="0% 100%" style:font-name="Arial" fo:font-size="18pt" fo:letter-spacing="-0.03cm" fo:language="en" fo:country="IN"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77" style:family="text">
      <style:text-properties fo:font-variant="normal" fo:text-transform="none" fo:color="#ffffff" style:text-line-through-style="none" style:text-line-through-type="none" style:text-position="0% 100%" style:font-name="Arial" fo:font-size="18pt" fo:letter-spacing="-0.028cm" fo:language="en" fo:country="IN"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78" style:family="text">
      <style:text-properties fo:font-variant="normal" fo:text-transform="none" fo:color="#ffffff" style:text-line-through-style="none" style:text-line-through-type="none" style:text-position="0% 100%" style:font-name="Arial" fo:font-size="18pt" fo:letter-spacing="-0.028cm" fo:language="en" fo:country="US"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79" style:family="text">
      <style:text-properties fo:font-variant="normal" fo:text-transform="none" fo:color="#ffffff" style:text-line-through-style="none" style:text-line-through-type="none" style:text-position="0% 100%" style:font-name="Arial" fo:font-size="18pt" fo:letter-spacing="-0.025cm" fo:language="en" fo:country="US"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80" style:family="text">
      <style:text-properties fo:font-variant="normal" fo:text-transform="none" fo:color="#ffffff" style:text-line-through-style="none" style:text-line-through-type="none" style:text-position="0% 100%" style:font-name="Arial" fo:font-size="18pt" fo:letter-spacing="-0.046cm" fo:language="en" fo:country="US"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81" style:family="text">
      <style:text-properties fo:font-variant="normal" fo:text-transform="none" fo:color="#000000" style:text-line-through-style="none" style:text-line-through-type="none" style:text-position="0% 100%" style:font-name="Times New Roman" fo:font-size="7pt" fo:letter-spacing="normal" fo:language="en" fo:country="IN" fo:font-style="normal" style:text-underline-style="none" fo:font-weight="normal" style:font-size-asian="7pt" style:font-style-asian="normal" style:font-weight-asian="normal" style:font-name-complex="Times New Roman" style:font-size-complex="7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Carlito1" fo:font-size="9.5pt" fo:letter-spacing="-0.002cm" fo:language="en" fo:country="IN" fo:font-style="normal" style:text-underline-style="none" fo:font-weight="normal" style:font-size-asian="9.5pt" style:font-style-asian="normal" style:font-weight-asian="normal" style:font-name-complex="Carlito1" style:font-size-complex="9.5pt" style:font-style-complex="normal" style:font-weight-complex="normal"/>
    </style:style>
    <style:style style:name="T83" style:family="text">
      <style:text-properties fo:font-variant="normal" fo:text-transform="none" fo:color="#000000" style:text-line-through-style="none" style:text-line-through-type="none" style:text-position="0% 100%" style:font-name="Carlito1" fo:font-size="9.5pt" fo:letter-spacing="0.002cm" fo:language="en" fo:country="IN" fo:font-style="normal" style:text-underline-style="none" fo:font-weight="normal" style:font-size-asian="9.5pt" style:font-style-asian="normal" style:font-weight-asian="normal" style:font-name-complex="Carlito1" style:font-size-complex="9.5pt" style:font-style-complex="normal" style:font-weight-complex="normal"/>
    </style:style>
    <style:style style:name="T84" style:family="text">
      <style:text-properties fo:font-variant="normal" fo:text-transform="none" fo:color="#000000" style:text-line-through-style="none" style:text-line-through-type="none" style:text-position="0% 100%" style:font-name="Carlito1" fo:font-size="8.5pt" fo:letter-spacing="0.053cm" fo:language="en" fo:country="IN"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85" style:family="text">
      <style:text-properties fo:font-variant="normal" fo:text-transform="none" fo:color="#000000" style:text-line-through-style="none" style:text-line-through-type="none" style:text-position="0% 100%" style:font-name="Arial" fo:font-size="8.5pt" fo:letter-spacing="-0.012cm" fo:language="en" fo:country="IN" fo:font-style="normal" style:text-underline-style="none" fo:font-weight="normal" style:font-size-asian="8.5pt" style:font-style-asian="normal" style:font-weight-asian="normal" style:font-name-complex="Arial" style:font-size-complex="8.5pt" style:font-style-complex="normal" style:font-weight-complex="normal"/>
    </style:style>
    <style:style style:name="T86" style:family="text">
      <style:text-properties fo:font-variant="normal" fo:text-transform="none" fo:color="#000000" style:text-line-through-style="none" style:text-line-through-type="none" style:text-position="0% 100%" style:font-name="Carlito1" fo:font-size="8.5pt" fo:letter-spacing="0.004cm" fo:language="en" fo:country="IN"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Carlito1" fo:font-size="9.5pt" fo:letter-spacing="0.009cm" fo:language="en" fo:country="IN" fo:font-style="normal" style:text-underline-style="none" fo:font-weight="normal" style:font-size-asian="9.5pt" style:font-style-asian="normal" style:font-weight-asian="normal" style:font-name-complex="Carlito1" style:font-size-complex="9.5pt" style:font-style-complex="normal" style:font-weight-complex="normal"/>
    </style:style>
    <style:style style:name="T88" style:family="text">
      <style:text-properties fo:font-variant="normal" fo:text-transform="none" fo:color="#000000" style:text-line-through-style="none" style:text-line-through-type="none" style:text-position="0% 100%" style:font-name="Carlito1" fo:font-size="9.5pt" fo:letter-spacing="normal" fo:language="en" fo:country="IN" fo:font-style="normal" style:text-underline-style="none" fo:font-weight="normal" style:font-size-asian="9.5pt" style:font-style-asian="normal" style:font-weight-asian="normal" style:font-name-complex="Carlito1" style:font-size-complex="9.5pt" style:font-style-complex="normal" style:font-weight-complex="normal"/>
    </style:style>
    <style:style style:name="T89" style:family="text">
      <style:text-properties fo:font-variant="normal" fo:text-transform="none" fo:color="#000000" style:text-line-through-style="none" style:text-line-through-type="none" style:text-position="0% 100%" style:font-name="Carlito1" fo:font-size="9.5pt" fo:letter-spacing="0.011cm" fo:language="en" fo:country="IN" fo:font-style="normal" style:text-underline-style="none" fo:font-weight="normal" style:font-size-asian="9.5pt" style:font-style-asian="normal" style:font-weight-asian="normal" style:font-name-complex="Carlito1" style:font-size-complex="9.5pt" style:font-style-complex="normal" style:font-weight-complex="normal"/>
    </style:style>
    <style:style style:name="T90" style:family="text">
      <style:text-properties fo:font-variant="normal" fo:text-transform="none" fo:color="#000000" style:text-line-through-style="none" style:text-line-through-type="none" style:text-position="0% 100%" style:font-name="Carlito1" fo:font-size="9.5pt" fo:letter-spacing="-0.002cm" fo:language="en" fo:country="US" fo:font-style="normal" style:text-underline-style="none" fo:font-weight="normal" style:font-size-asian="9.5pt" style:font-style-asian="normal" style:font-weight-asian="normal" style:font-name-complex="Carlito1" style:font-size-complex="9.5pt" style:font-style-complex="normal" style:font-weight-complex="normal"/>
    </style:style>
    <style:style style:name="T91" style:family="text">
      <style:text-properties fo:font-variant="normal" fo:text-transform="none" fo:color="#ffffff" style:text-line-through-style="none" style:text-line-through-type="none" style:text-position="0% 100%" style:font-name="Arial" fo:font-size="18pt" fo:letter-spacing="-0.034cm" fo:language="en" fo:country="IN"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92" style:family="text">
      <style:text-properties fo:font-variant="normal" fo:text-transform="none" fo:color="#ffffff" style:text-line-through-style="none" style:text-line-through-type="none" style:text-position="0% 100%" style:font-name="Arial" fo:font-size="18pt" fo:letter-spacing="-0.032cm" fo:language="en" fo:country="IN"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93" style:family="text">
      <style:text-properties fo:font-variant="normal" fo:text-transform="none" fo:color="#000000" style:text-line-through-style="none" style:text-line-through-type="none" style:text-position="0% 100%" style:font-name="Times New Roman" fo:font-size="6.5pt" fo:letter-spacing="normal" fo:font-style="normal" style:text-underline-style="none" fo:font-weight="normal" style:font-size-asian="6.5pt" style:font-style-asian="normal" style:font-weight-asian="normal" style:font-name-complex="Times New Roman" style:font-size-complex="6.5pt" style:font-style-complex="normal" style:font-weight-complex="normal"/>
    </style:style>
    <style:style style:name="T94" style:family="text">
      <style:text-properties fo:font-variant="normal" fo:text-transform="none" fo:color="#ff0000" style:text-line-through-style="none" style:text-line-through-type="none" style:text-position="0% 100%" style:font-name="Carlito1" fo:font-size="8.5pt" fo:letter-spacing="-0.004cm" fo:language="en" fo:country="US"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95" style:family="text">
      <style:text-properties fo:font-variant="normal" fo:text-transform="none" fo:color="#000000" style:text-line-through-style="none" style:text-line-through-type="none" style:text-position="0% 100%" style:font-name="Times New Roman" fo:font-size="8.5pt" fo:letter-spacing="normal" fo:font-style="normal" style:text-underline-style="none" fo:font-weight="normal" style:font-size-asian="8.5pt" style:font-style-asian="normal" style:font-weight-asian="normal" style:font-name-complex="Times New Roman" style:font-size-complex="8.5pt" style:font-style-complex="normal" style:font-weight-complex="normal"/>
    </style:style>
    <style:style style:name="T96" style:family="text">
      <style:text-properties fo:font-variant="normal" fo:text-transform="none" fo:color="#000000" style:text-line-through-style="none" style:text-line-through-type="none" style:text-position="0% 100%" style:font-name="Arial" fo:font-size="8.5pt" fo:letter-spacing="-0.004cm" fo:language="en" fo:country="IN" fo:font-style="normal" style:text-underline-style="none" fo:font-weight="normal" style:font-size-asian="8.5pt" style:font-style-asian="normal" style:font-weight-asian="normal" style:font-name-complex="Arial" style:font-size-complex="8.5pt" style:font-style-complex="normal" style:font-weight-complex="normal"/>
    </style:style>
    <style:style style:name="T97" style:family="text">
      <style:text-properties fo:font-variant="normal" fo:text-transform="none" fo:color="#000000" style:text-line-through-style="none" style:text-line-through-type="none" style:text-position="0% 100%" style:font-name="Carlito1" fo:font-size="8.5pt" fo:letter-spacing="-0.004cm" fo:language="en" fo:country="IN"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98" style:family="text">
      <style:text-properties fo:font-variant="normal" fo:text-transform="none" fo:color="#000000" style:text-line-through-style="none" style:text-line-through-type="none" style:text-position="0% 100%" style:font-name="Arial" fo:font-size="8.5pt" fo:letter-spacing="normal" fo:language="en" fo:country="IN" fo:font-style="normal" style:text-underline-style="none" fo:font-weight="normal" style:font-size-asian="8.5pt" style:font-style-asian="normal" style:font-weight-asian="normal" style:font-name-complex="Arial" style:font-size-complex="8.5pt" style:font-style-complex="normal" style:font-weight-complex="normal"/>
    </style:style>
    <style:style style:name="T99" style:family="text">
      <style:text-properties fo:font-variant="normal" fo:text-transform="none" fo:color="#000000" style:text-line-through-style="none" style:text-line-through-type="none" style:text-position="0% 100%" style:font-name="Times New Roman" fo:font-size="9pt" fo:letter-spacing="normal" fo:language="en" fo:country="IN" fo:font-style="normal" style:text-underline-style="none" fo:font-weight="normal" style:font-size-asian="9pt" style:font-style-asian="normal" style:font-weight-asian="normal" style:font-name-complex="Times New Roman" style:font-size-complex="9pt" style:font-style-complex="normal" style:font-weight-complex="normal"/>
    </style:style>
    <style:style style:name="T100" style:family="text">
      <style:text-properties fo:font-variant="normal" fo:text-transform="none" fo:color="#000000" style:text-line-through-style="none" style:text-line-through-type="none" style:text-position="0% 100%" style:font-name="Carlito1" fo:font-size="8.5pt" fo:letter-spacing="0.018cm" fo:language="en" fo:country="IN"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101" style:family="text">
      <style:text-properties fo:font-variant="normal" fo:text-transform="none" fo:color="#000000" style:text-line-through-style="none" style:text-line-through-type="none" style:text-position="0% 100%" style:font-name="Arial" fo:font-size="8.5pt" fo:letter-spacing="0.005cm" fo:language="en" fo:country="IN" fo:font-style="normal" style:text-underline-style="none" fo:font-weight="normal" style:font-size-asian="8.5pt" style:font-style-asian="normal" style:font-weight-asian="normal" style:font-name-complex="Arial" style:font-size-complex="8.5pt" style:font-style-complex="normal" style:font-weight-complex="normal"/>
    </style:style>
    <style:style style:name="T102" style:family="text">
      <style:text-properties fo:font-variant="normal" fo:text-transform="none" fo:color="#000000" style:text-line-through-style="none" style:text-line-through-type="none" style:text-position="0% 100%" style:font-name="Arial" fo:font-size="8.5pt" fo:letter-spacing="normal" fo:language="en" fo:country="US" fo:font-style="normal" style:text-underline-style="none" fo:font-weight="normal" style:font-size-asian="8.5pt" style:font-style-asian="normal" style:font-weight-asian="normal" style:font-name-complex="Arial" style:font-size-complex="8.5pt" style:font-style-complex="normal" style:font-weight-complex="normal"/>
    </style:style>
    <style:style style:name="T103" style:family="text">
      <style:text-properties fo:font-variant="normal" fo:text-transform="none" fo:color="#000000" style:text-line-through-style="none" style:text-line-through-type="none" style:text-position="0% 100%" style:font-name="Calibri" fo:font-size="9pt" fo:letter-spacing="normal" fo:language="en" fo:country="IN" fo:font-style="normal" style:text-underline-style="none" fo:font-weight="normal" style:font-size-asian="9pt" style:font-style-asian="normal" style:font-weight-asian="normal" style:font-name-complex="Carlito1" style:font-size-complex="9pt" style:font-style-complex="normal" style:font-weight-complex="normal"/>
    </style:style>
    <style:style style:name="T104" style:family="text">
      <style:text-properties fo:font-variant="normal" fo:text-transform="none" fo:color="#000000" style:text-line-through-style="none" style:text-line-through-type="none" style:text-position="0% 100%" style:font-name="Carlito1" fo:font-size="8.5pt" fo:letter-spacing="normal"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105" style:family="text">
      <style:text-properties fo:font-variant="normal" fo:text-transform="none" fo:color="#000000" style:text-line-through-style="none" style:text-line-through-type="none" style:text-position="0% 100%" style:font-name="Carlito1" fo:font-size="8.5pt" fo:letter-spacing="-0.005cm" fo:language="en" fo:country="IN"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106" style:family="text">
      <style:text-properties fo:font-variant="normal" fo:text-transform="none" fo:color="#000000" style:text-line-through-style="none" style:text-line-through-type="none" style:text-position="0% 100%" style:font-name="Carlito1" fo:font-size="8.5pt" fo:letter-spacing="-0.009cm" fo:language="en" fo:country="IN"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107" style:family="text">
      <style:text-properties fo:font-variant="normal" fo:text-transform="none" fo:color="#000000" style:text-line-through-style="none" style:text-line-through-type="none" style:text-position="0% 100%" style:font-name="Carlito1" fo:font-size="8.5pt" fo:letter-spacing="0.014cm" fo:language="en" fo:country="IN"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108" style:family="text">
      <style:text-properties fo:font-variant="normal" fo:text-transform="none" fo:color="#000000" style:text-line-through-style="none" style:text-line-through-type="none" style:text-position="0% 100%" style:font-name="Times New Roman" fo:font-size="8pt" fo:letter-spacing="normal" fo:language="en" fo:country="IN" fo:font-style="normal" style:text-underline-style="none" fo:font-weight="normal" style:font-size-asian="8pt" style:font-style-asian="normal" style:font-weight-asian="normal" style:font-name-complex="Times New Roman" style:font-size-complex="8pt" style:font-style-complex="normal" style:font-weight-complex="normal"/>
    </style:style>
    <style:style style:name="T109" style:family="text">
      <style:text-properties fo:font-variant="normal" fo:text-transform="none" fo:color="#000000" style:text-line-through-style="none" style:text-line-through-type="none" style:text-position="0% 100%" style:font-name="Carlito1" fo:font-size="8.5pt" fo:letter-spacing="-0.002cm"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110" style:family="text">
      <style:text-properties fo:font-variant="normal" fo:text-transform="none" fo:color="#000000" style:text-line-through-style="none" style:text-line-through-type="none" style:text-position="0% 100%" style:font-name="Carlito1" fo:font-size="8.5pt" fo:letter-spacing="-0.011cm" fo:language="en" fo:country="IN"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111" style:family="text">
      <style:text-properties fo:font-variant="normal" fo:text-transform="none" fo:color="#000000" style:text-line-through-style="none" style:text-line-through-type="none" style:text-position="0% 100%" style:font-name="Times New Roman" fo:font-size="7pt" fo:letter-spacing="normal" fo:font-style="normal" style:text-underline-style="none" fo:font-weight="normal" style:font-size-asian="7pt" style:font-style-asian="normal" style:font-weight-asian="normal" style:font-name-complex="Times New Roman" style:font-size-complex="7pt" style:font-style-complex="normal" style:font-weight-complex="normal"/>
    </style:style>
    <style:style style:name="T112" style:family="text">
      <style:text-properties fo:font-variant="normal" fo:text-transform="none" fo:color="#808080" style:text-line-through-style="none" style:text-line-through-type="none" style:text-position="0% 100%" style:font-name="Carlito1" fo:font-size="8.5pt" fo:letter-spacing="0.002cm" fo:language="en" fo:country="IN"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113" style:family="text">
      <style:text-properties fo:font-variant="normal" fo:text-transform="none" fo:color="#000000" style:text-line-through-style="none" style:text-line-through-type="none" style:text-position="0% 100%" style:font-name="Arial" fo:font-size="8.5pt" fo:letter-spacing="-0.012cm" fo:language="en" fo:country="US" fo:font-style="normal" style:text-underline-style="none" fo:font-weight="normal" style:font-size-asian="8.5pt" style:font-style-asian="normal" style:font-weight-asian="normal" style:font-name-complex="Arial" style:font-size-complex="8.5pt" style:font-style-complex="normal" style:font-weight-complex="normal"/>
    </style:style>
    <style:style style:name="T114" style:family="text">
      <style:text-properties fo:font-variant="normal" fo:text-transform="none" fo:color="#000000" style:text-line-through-style="none" style:text-line-through-type="none" style:text-position="0% 100%" style:font-name="Times New Roman" fo:font-size="8.5pt" fo:letter-spacing="normal" fo:language="en" fo:country="US" fo:font-style="normal" style:text-underline-style="none" fo:font-weight="normal" style:font-size-asian="8.5pt" style:font-style-asian="normal" style:font-weight-asian="normal" style:font-name-complex="Times New Roman" style:font-size-complex="8.5pt" style:font-style-complex="normal" style:font-weight-complex="normal"/>
    </style:style>
    <style:style style:name="T115" style:family="text">
      <style:text-properties fo:font-variant="normal" fo:text-transform="none" fo:color="#000000" style:text-line-through-style="none" style:text-line-through-type="none" style:text-position="0% 100%" style:font-name="Carlito1" fo:font-size="8.5pt" fo:letter-spacing="0.076cm" fo:language="en" fo:country="IN"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116" style:family="text">
      <style:text-properties fo:font-variant="normal" fo:text-transform="none" fo:color="#000000" style:text-line-through-style="none" style:text-line-through-type="none" style:text-position="0% 100%" style:font-name="Times New Roman" fo:font-size="6.5pt" fo:letter-spacing="normal" fo:language="en" fo:country="IN" fo:font-style="normal" style:text-underline-style="none" fo:font-weight="normal" style:font-size-asian="6.5pt" style:font-style-asian="normal" style:font-weight-asian="normal" style:font-name-complex="Times New Roman" style:font-size-complex="6.5pt" style:font-style-complex="normal" style:font-weight-complex="normal"/>
    </style:style>
    <style:style style:name="T117" style:family="text">
      <style:text-properties fo:font-variant="normal" fo:text-transform="none" fo:color="#808080" style:text-line-through-style="none" style:text-line-through-type="none" style:text-position="0% 100%" style:font-name="Carlito1" fo:font-size="8.5pt" fo:letter-spacing="0.005cm" fo:language="en" fo:country="IN"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118" style:family="text">
      <style:text-properties fo:font-variant="normal" fo:text-transform="none" fo:color="#1a345e" style:text-line-through-style="none" style:text-line-through-type="none" style:text-position="0% 100%" style:font-name="Arial" fo:font-size="11pt" fo:letter-spacing="-0.019cm" fo:language="en" fo:country="US"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T119" style:family="text">
      <style:text-properties fo:font-variant="normal" fo:text-transform="none" fo:color="#000000" style:text-line-through-style="none" style:text-line-through-type="none" style:text-position="0% 100%" style:font-name="Carlito1" fo:font-size="8.5pt" fo:letter-spacing="-0.019cm" fo:language="en" fo:country="US"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120" style:family="text">
      <style:text-properties fo:font-variant="normal" fo:text-transform="none" fo:color="#000000" style:text-line-through-style="none" style:text-line-through-type="none" style:text-position="0% 100%" style:font-name="Carlito1" fo:font-size="8.5pt" fo:letter-spacing="-0.025cm" fo:language="en" fo:country="US"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121" style:family="text">
      <style:text-properties fo:font-variant="normal" fo:text-transform="none" fo:color="#000000" style:text-line-through-style="none" style:text-line-through-type="none" style:text-position="0% 100%" style:font-name="Carlito1" fo:font-size="8.5pt" fo:letter-spacing="-0.026cm" fo:language="en" fo:country="US"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122" style:family="text">
      <style:text-properties fo:font-variant="normal" fo:text-transform="none" fo:color="#ffffff" style:text-line-through-style="none" style:text-line-through-type="none" style:text-position="0% 100%" style:font-name="Arial" fo:font-size="18pt" fo:letter-spacing="-0.03cm" fo:language="en" fo:country="US"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123" style:family="text">
      <style:text-properties fo:font-variant="normal" fo:text-transform="none" fo:color="#ffffff" style:text-line-through-style="none" style:text-line-through-type="none" style:text-position="0% 100%" style:font-name="Arial" fo:font-size="18pt" fo:letter-spacing="-0.034cm" fo:language="en" fo:country="US"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124" style:family="text">
      <style:text-properties fo:font-variant="normal" fo:text-transform="none" fo:color="#ffffff" style:text-line-through-style="none" style:text-line-through-type="none" style:text-position="0% 100%" style:font-name="Arial" fo:font-size="18pt" fo:letter-spacing="-0.032cm" fo:language="en" fo:country="US"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125" style:family="text">
      <style:text-properties fo:font-variant="normal" fo:text-transform="none" fo:color="#1a345e" style:text-line-through-style="none" style:text-line-through-type="none" style:text-position="0% 100%" style:font-name="Arial" fo:font-size="14pt" fo:letter-spacing="-0.026cm" fo:language="en" fo:country="IN"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126" style:family="text">
      <style:text-properties fo:font-variant="normal" fo:text-transform="none" fo:color="#1a345e" style:text-line-through-style="none" style:text-line-through-type="none" style:text-position="0% 100%" style:font-name="Arial" fo:font-size="14pt" fo:letter-spacing="-0.004cm" fo:language="en" fo:country="US"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127" style:family="text">
      <style:text-properties fo:font-variant="normal" fo:text-transform="none" fo:color="#000000" style:text-line-through-style="none" style:text-line-through-type="none" style:text-position="0% 100%" style:font-name="Arial" fo:font-size="14.5pt" fo:letter-spacing="normal" fo:language="en" fo:country="US" fo:font-style="normal" style:text-underline-style="none" fo:font-weight="normal" style:font-size-asian="14.5pt" style:font-style-asian="normal" style:font-weight-asian="normal" style:font-name-complex="Arial" style:font-size-complex="14.5pt" style:font-style-complex="normal" style:font-weight-complex="normal"/>
    </style:style>
    <style:style style:name="T128" style:family="text">
      <style:text-properties fo:font-variant="normal" fo:text-transform="none" fo:color="#1a345e" style:text-line-through-style="none" style:text-line-through-type="none" style:text-position="0% 100%" style:font-name="Arial" fo:font-size="14pt" fo:letter-spacing="-0.021cm" fo:language="en" fo:country="IN"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129" style:family="text">
      <style:text-properties fo:font-variant="normal" fo:text-transform="none" fo:color="#1a345e" style:text-line-through-style="none" style:text-line-through-type="none" style:text-position="0% 100%" style:font-name="Arial" fo:font-size="14pt" fo:letter-spacing="-0.03cm" fo:language="en" fo:country="IN"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130" style:family="text">
      <style:text-properties fo:font-variant="normal" fo:text-transform="none" fo:color="#1a345e" style:text-line-through-style="none" style:text-line-through-type="none" style:text-position="0% 100%" style:font-name="Arial" fo:font-size="14pt" fo:letter-spacing="-0.034cm" fo:language="en" fo:country="IN"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131" style:family="text">
      <style:text-properties fo:font-variant="normal" fo:text-transform="none" fo:color="#1a345e" style:text-line-through-style="none" style:text-line-through-type="none" style:text-position="0% 100%" style:font-name="Arial" fo:font-size="14pt" fo:letter-spacing="-0.018cm" fo:language="en" fo:country="IN"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132" style:family="text">
      <style:text-properties fo:font-variant="normal" fo:text-transform="none" fo:color="#1a345e" style:text-line-through-style="none" style:text-line-through-type="none" style:text-position="0% 100%" style:font-name="Arial" fo:font-size="14pt" fo:letter-spacing="-0.025cm" fo:language="en" fo:country="US"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133" style:family="text">
      <style:text-properties fo:font-variant="normal" fo:text-transform="none" fo:color="#8a8f9c" style:text-line-through-style="none" style:text-line-through-type="none" style:text-position="0% 100%" style:font-name="Arial" fo:font-size="9pt" fo:letter-spacing="-0.03cm" fo:language="en" fo:country="US" fo:font-style="normal" style:text-underline-style="none" fo:font-weight="normal" style:font-size-asian="9pt" style:font-style-asian="normal" style:font-weight-asian="normal" style:font-name-complex="Arial" style:font-size-complex="9pt" style:font-style-complex="normal" style:font-weight-complex="normal"/>
    </style:style>
    <style:style style:name="T134" style:family="text">
      <style:text-properties fo:font-variant="normal" fo:text-transform="none" fo:color="#000000" style:text-line-through-style="none" style:text-line-through-type="none" style:text-position="0% 100%" style:font-name="Carlito1" fo:font-size="8.5pt" fo:letter-spacing="-0.03cm" fo:language="en" fo:country="US" fo:font-style="normal" style:text-underline-style="none" fo:font-weight="bold" style:font-size-asian="8.5pt" style:font-style-asian="normal" style:font-weight-asian="bold" style:font-name-complex="Carlito1" style:font-size-complex="8.5pt" style:font-style-complex="normal" style:font-weight-complex="bold"/>
    </style:style>
    <style:style style:name="T135" style:family="text">
      <style:text-properties fo:font-variant="normal" fo:text-transform="none" fo:color="#000000" style:text-line-through-style="none" style:text-line-through-type="none" style:text-position="0% 100%" style:font-name="Carlito1" fo:font-size="7pt" fo:letter-spacing="normal" fo:language="en" fo:country="US" fo:font-style="normal" style:text-underline-style="none" fo:font-weight="normal" style:font-size-asian="7pt" style:font-style-asian="normal" style:font-weight-asian="normal" style:font-name-complex="Carlito1" style:font-size-complex="7pt" style:font-style-complex="normal" style:font-weight-complex="normal"/>
    </style:style>
    <style:style style:name="T136" style:family="text">
      <style:text-properties fo:font-variant="normal" fo:text-transform="none" fo:color="#000000" style:text-line-through-style="none" style:text-line-through-type="none" style:text-position="0% 100%" style:font-name="Carlito1" fo:font-size="8.5pt" fo:letter-spacing="-0.012cm" fo:language="en" fo:country="US"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137" style:family="text">
      <style:text-properties fo:font-variant="normal" fo:text-transform="none" fo:color="#000000" style:text-line-through-style="none" style:text-line-through-type="none" style:text-position="0% 100%" style:font-name="Carlito1" fo:font-size="6.5pt" fo:letter-spacing="normal" fo:language="en" fo:country="US" fo:font-style="normal" style:text-underline-style="none" fo:font-weight="normal" style:font-size-asian="6.5pt" style:font-style-asian="normal" style:font-weight-asian="normal" style:font-name-complex="Carlito1" style:font-size-complex="6.5pt" style:font-style-complex="normal" style:font-weight-complex="normal"/>
    </style:style>
    <style:style style:name="T138" style:family="text">
      <style:text-properties fo:font-variant="normal" fo:text-transform="none" fo:color="#000000" style:text-line-through-style="none" style:text-line-through-type="none" style:text-position="0% 100%" style:font-name="Carlito1" fo:font-size="8.5pt" fo:letter-spacing="-0.009cm" fo:language="en" fo:country="US"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139" style:family="text">
      <style:text-properties fo:font-variant="normal" fo:text-transform="none" fo:color="#000000" style:text-line-through-style="none" style:text-line-through-type="none" style:text-position="0% 100%" style:font-name="Carlito1" fo:font-size="9.5pt" fo:letter-spacing="normal" fo:language="en" fo:country="US" fo:font-style="normal" style:text-underline-style="none" fo:font-weight="normal" style:font-size-asian="9.5pt" style:font-style-asian="normal" style:font-weight-asian="normal" style:font-name-complex="Carlito1" style:font-size-complex="9.5pt" style:font-style-complex="normal" style:font-weight-complex="normal"/>
    </style:style>
    <style:style style:name="T140" style:family="text">
      <style:text-properties fo:font-variant="normal" fo:text-transform="none" fo:color="#000000" style:text-line-through-style="none" style:text-line-through-type="none" style:text-position="0% 100%" style:font-name="Carlito1" fo:font-size="9.5pt" fo:letter-spacing="0.002cm" fo:language="en" fo:country="US" fo:font-style="normal" style:text-underline-style="none" fo:font-weight="normal" style:font-size-asian="9.5pt" style:font-style-asian="normal" style:font-weight-asian="normal" style:font-name-complex="Carlito1" style:font-size-complex="9.5pt" style:font-style-complex="normal" style:font-weight-complex="normal"/>
    </style:style>
    <style:style style:name="T141" style:family="text">
      <style:text-properties fo:font-variant="normal" fo:text-transform="none" fo:color="#000000" style:text-line-through-style="none" style:text-line-through-type="none" style:text-position="0% 100%" style:font-name="Carlito1" fo:font-size="9.5pt" fo:letter-spacing="-0.011cm" fo:language="en" fo:country="US" fo:font-style="normal" style:text-underline-style="none" fo:font-weight="normal" style:font-size-asian="9.5pt" style:font-style-asian="normal" style:font-weight-asian="normal" style:font-name-complex="Carlito1" style:font-size-complex="9.5pt" style:font-style-complex="normal" style:font-weight-complex="normal"/>
    </style:style>
    <style:style style:name="T142" style:family="text">
      <style:text-properties fo:font-variant="normal" fo:text-transform="none" fo:color="#000000" style:text-line-through-style="none" style:text-line-through-type="none" style:text-position="0% 100%" style:font-name="Carlito1" fo:font-size="8.5pt" fo:letter-spacing="0.037cm" fo:language="en" fo:country="US"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143" style:family="text">
      <style:text-properties fo:font-variant="normal" fo:text-transform="none" fo:color="#000000" style:text-line-through-style="none" style:text-line-through-type="none" style:text-position="0% 100%" style:font-name="Arial" fo:font-size="7.5pt" fo:letter-spacing="normal" fo:language="en" fo:country="US" fo:font-style="normal" style:text-underline-style="none" fo:font-weight="normal" style:font-size-asian="7.5pt" style:font-style-asian="normal" style:font-weight-asian="normal" style:font-name-complex="Arial" style:font-size-complex="7.5pt" style:font-style-complex="normal" style:font-weight-complex="normal"/>
    </style:style>
    <style:style style:name="T144" style:family="text">
      <style:text-properties fo:font-variant="normal" fo:text-transform="none" fo:color="#000000" style:text-line-through-style="none" style:text-line-through-type="none" style:text-position="0% 100%" style:font-name="Carlito1" fo:font-size="8.5pt" fo:letter-spacing="-0.021cm" fo:language="en" fo:country="US" fo:font-style="normal" style:text-underline-style="none" fo:font-weight="bold" style:font-size-asian="8.5pt" style:font-style-asian="normal" style:font-weight-asian="bold" style:font-name-complex="Carlito1" style:font-size-complex="8.5pt" style:font-style-complex="normal" style:font-weight-complex="bold"/>
    </style:style>
    <style:style style:name="T145" style:family="text">
      <style:text-properties fo:font-variant="normal" fo:text-transform="none" fo:color="#000000" style:text-line-through-style="none" style:text-line-through-type="none" style:text-position="0% 100%" style:font-name="Carlito1" fo:font-size="11pt" fo:letter-spacing="normal" fo:language="en" fo:country="US" fo:font-style="normal" style:text-underline-style="none" fo:font-weight="normal" style:font-size-asian="11pt" style:font-style-asian="normal" style:font-weight-asian="normal" style:font-name-complex="Carlito1" style:font-size-complex="11pt" style:font-style-complex="normal" style:font-weight-complex="normal"/>
    </style:style>
    <style:style style:name="T146" style:family="text">
      <style:text-properties fo:font-variant="normal" fo:text-transform="none" fo:color="#000000" style:text-line-through-style="none" style:text-line-through-type="none" style:text-position="0% 100%" style:font-name="Arial" fo:font-size="8.5pt" fo:letter-spacing="-0.004cm" fo:language="en" fo:country="US" fo:font-style="normal" style:text-underline-style="none" fo:font-weight="normal" style:font-size-asian="8.5pt" style:font-style-asian="normal" style:font-weight-asian="normal" style:font-name-complex="Arial" style:font-size-complex="8.5pt" style:font-style-complex="normal" style:font-weight-complex="normal"/>
    </style:style>
    <style:style style:name="T147" style:family="text">
      <style:text-properties fo:font-variant="normal" fo:text-transform="none" fo:color="#000000" style:text-line-through-style="none" style:text-line-through-type="none" style:text-position="0% 100%" style:font-name="Carlito1" fo:font-size="8.5pt" fo:letter-spacing="0.021cm" fo:language="en" fo:country="US"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148" style:family="text">
      <style:text-properties fo:font-variant="normal" fo:text-transform="none" fo:color="#000000" style:text-line-through-style="none" style:text-line-through-type="none" style:text-position="0% 100%" style:font-name="Carlito1" fo:font-size="8.5pt" fo:letter-spacing="-0.028cm" fo:language="en" fo:country="US"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149" style:family="text">
      <style:text-properties fo:font-variant="normal" fo:text-transform="none" fo:color="#000000" style:text-line-through-style="none" style:text-line-through-type="none" style:text-position="0% 100%" style:font-name="Carlito1" fo:font-size="8.5pt" fo:letter-spacing="0.016cm" fo:language="en" fo:country="US"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150" style:family="text">
      <style:text-properties fo:font-variant="normal" fo:text-transform="none" fo:color="#000000" style:text-line-through-style="none" style:text-line-through-type="none" style:text-position="0% 100%" style:font-name="Carlito1" fo:font-size="8.5pt" fo:letter-spacing="-0.018cm" fo:language="en" fo:country="US"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151" style:family="text">
      <style:text-properties fo:font-variant="normal" fo:text-transform="none" fo:color="#000000" style:text-line-through-style="none" style:text-line-through-type="none" style:text-position="0% 100%" style:font-name="Carlito1" fo:font-size="8.5pt" fo:letter-spacing="0.018cm" fo:language="en" fo:country="US"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152" style:family="text">
      <style:text-properties fo:font-variant="normal" fo:text-transform="none" fo:color="#000000" style:text-line-through-style="none" style:text-line-through-type="none" style:text-position="0% 100%" style:font-name="Carlito1" fo:font-size="7.5pt" fo:letter-spacing="normal" fo:language="en" fo:country="US"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153" style:family="text">
      <style:text-properties fo:font-variant="normal" fo:text-transform="none" fo:color="#ffffff" style:text-line-through-style="none" style:text-line-through-type="none" style:text-position="0% 100%" style:font-name="Arial" fo:font-size="18pt" fo:letter-spacing="-0.048cm" fo:language="en" fo:country="US"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154" style:family="text">
      <style:text-properties fo:font-variant="normal" fo:text-transform="none" fo:color="#000000" style:text-line-through-style="none" style:text-line-through-type="none" style:text-position="0% 100%" style:font-name="Arial" fo:font-size="14.5pt" fo:letter-spacing="normal" fo:language="de" fo:country="DE" fo:font-style="normal" style:text-underline-style="none" fo:font-weight="normal" style:font-size-asian="14.5pt" style:font-style-asian="normal" style:font-weight-asian="normal" style:font-name-complex="Arial" style:font-size-complex="14.5pt" style:font-style-complex="normal" style:font-weight-complex="normal"/>
    </style:style>
    <style:style style:name="T155" style:family="text">
      <style:text-properties fo:font-variant="normal" fo:text-transform="none" fo:color="#1a345e" style:text-line-through-style="none" style:text-line-through-type="none" style:text-position="0% 100%" style:font-name="Arial" fo:font-size="14pt" fo:letter-spacing="-0.026cm" fo:language="de" fo:country="DE"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156" style:family="text">
      <style:text-properties fo:font-variant="normal" fo:text-transform="none" fo:color="#000000" style:text-line-through-style="none" style:text-line-through-type="none" style:text-position="0% 100%" style:font-name="Carlito1" fo:font-size="7.5pt" fo:letter-spacing="0.002cm" fo:font-style="normal" style:text-underline-style="none" fo:font-weight="bold" style:font-size-asian="7.5pt" style:font-style-asian="normal" style:font-weight-asian="bold" style:font-name-complex="Carlito1" style:font-size-complex="7.5pt" style:font-style-complex="normal" style:font-weight-complex="bold"/>
    </style:style>
    <style:style style:name="T157" style:family="text">
      <style:text-properties fo:font-variant="normal" fo:text-transform="none" fo:color="#ff0000" style:text-line-through-style="none" style:text-line-through-type="none" style:text-position="0% 100%" style:font-name="Carlito1" fo:font-size="7.5pt" fo:letter-spacing="0.002cm" fo:font-style="normal" style:text-underline-style="none" fo:font-weight="bold" style:font-size-asian="7.5pt" style:font-style-asian="normal" style:font-weight-asian="bold" style:font-name-complex="Carlito1" style:font-size-complex="7.5pt" style:font-style-complex="normal" style:font-weight-complex="bold"/>
    </style:style>
    <style:style style:name="T158" style:family="text">
      <style:text-properties fo:font-variant="normal" fo:text-transform="none" fo:color="#000000" style:text-line-through-style="none" style:text-line-through-type="none" style:text-position="0% 100%" style:font-name="Carlito1" fo:font-size="7.5pt" fo:letter-spacing="normal" fo:font-style="normal" style:text-underline-style="none" fo:font-weight="bold" style:font-size-asian="7.5pt" style:font-style-asian="normal" style:font-weight-asian="bold" style:font-name-complex="Carlito1" style:font-size-complex="7.5pt" style:font-style-complex="normal" style:font-weight-complex="bold"/>
    </style:style>
    <style:style style:name="T159" style:family="text">
      <style:text-properties fo:font-variant="normal" fo:text-transform="none" fo:color="#000000" style:text-line-through-style="none" style:text-line-through-type="none" style:text-position="0% 100%" style:font-name="Carlito1" fo:font-size="7.5pt" fo:letter-spacing="0.004cm" fo:font-style="normal" style:text-underline-style="none" fo:font-weight="bold" style:font-size-asian="7.5pt" style:font-style-asian="normal" style:font-weight-asian="bold" style:font-name-complex="Carlito1" style:font-size-complex="7.5pt" style:font-style-complex="normal" style:font-weight-complex="bold"/>
    </style:style>
    <style:style style:name="T160" style:family="text">
      <style:text-properties fo:font-variant="normal" fo:text-transform="none" fo:color="#000000" style:text-line-through-style="none" style:text-line-through-type="none" style:text-position="0% 100%" style:font-name="Carlito1" fo:font-size="7.5pt" fo:letter-spacing="-0.021cm" fo:font-style="normal" style:text-underline-style="none" fo:font-weight="bold" style:font-size-asian="7.5pt" style:font-style-asian="normal" style:font-weight-asian="bold" style:font-name-complex="Carlito1" style:font-size-complex="7.5pt" style:font-style-complex="normal" style:font-weight-complex="bold"/>
    </style:style>
    <style:style style:name="T161" style:family="text">
      <style:text-properties fo:font-variant="normal" fo:text-transform="none" fo:color="#000000" style:text-line-through-style="none" style:text-line-through-type="none" style:text-position="0% 100%" style:font-name="Times New Roman" fo:font-size="6pt" fo:letter-spacing="normal" fo:font-style="normal" style:text-underline-style="none" fo:font-weight="normal" style:font-size-asian="6pt" style:font-style-asian="normal" style:font-weight-asian="normal" style:font-name-complex="Times New Roman" style:font-size-complex="6pt" style:font-style-complex="normal" style:font-weight-complex="normal"/>
    </style:style>
    <style:style style:name="T162" style:family="text">
      <style:text-properties fo:font-variant="normal" fo:text-transform="none" fo:color="#000000" style:text-line-through-style="none" style:text-line-through-type="none" style:text-position="0% 100%" style:font-name="Carlito1" fo:font-size="7.5pt" fo:letter-spacing="normal"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163" style:family="text">
      <style:text-properties fo:font-variant="normal" fo:text-transform="none" fo:color="#000000" style:text-line-through-style="none" style:text-line-through-type="none" style:text-position="0% 100%" style:font-name="Carlito1" fo:font-size="7.5pt" fo:letter-spacing="-0.002cm"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164" style:family="text">
      <style:text-properties fo:font-variant="normal" fo:text-transform="none" fo:color="#000000" style:text-line-through-style="none" style:text-line-through-type="none" style:text-position="0% 100%" style:font-name="Carlito1" fo:font-size="7.5pt" fo:letter-spacing="-0.025cm"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165" style:family="text">
      <style:text-properties fo:font-variant="normal" fo:text-transform="none" fo:color="#000000" style:text-line-through-style="none" style:text-line-through-type="none" style:text-position="0% 100%" style:font-name="Carlito1" fo:font-size="7.5pt" fo:letter-spacing="0.002cm"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166" style:family="text">
      <style:text-properties fo:font-variant="normal" fo:text-transform="none" fo:color="#000000" style:text-line-through-style="none" style:text-line-through-type="none" style:text-position="0% 100%" style:font-name="Carlito1" fo:font-size="7.5pt" fo:letter-spacing="-0.016cm"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167" style:family="text">
      <style:text-properties fo:font-variant="normal" fo:text-transform="none" fo:color="#000000" style:text-line-through-style="none" style:text-line-through-type="none" style:text-position="0% 100%" style:font-name="Carlito1" fo:font-size="8.5pt" fo:letter-spacing="-0.004cm"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168" style:family="text">
      <style:text-properties fo:font-variant="normal" fo:text-transform="none" fo:color="#000000" style:text-line-through-style="none" style:text-line-through-type="none" style:text-position="0% 100%" style:font-name="Carlito1" fo:font-size="7.5pt" fo:letter-spacing="0.004cm"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169" style:family="text">
      <style:text-properties fo:font-variant="normal" fo:text-transform="none" fo:color="#000000" style:text-line-through-style="none" style:text-line-through-type="none" style:text-position="0% 100%" style:font-name="Carlito1" fo:font-size="7.5pt" fo:letter-spacing="0.007cm"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170" style:family="text">
      <style:text-properties fo:font-variant="normal" fo:text-transform="none" fo:color="#000000" style:text-line-through-style="none" style:text-line-through-type="none" style:text-position="0% 100%" style:font-name="Times New Roman" fo:font-size="7.5pt" fo:letter-spacing="normal" fo:font-style="normal" style:text-underline-style="none" fo:font-weight="normal" style:font-size-asian="7.5pt" style:font-style-asian="normal" style:font-weight-asian="normal" style:font-name-complex="Times New Roman" style:font-size-complex="7.5pt" style:font-style-complex="normal" style:font-weight-complex="normal"/>
    </style:style>
    <style:style style:name="T171" style:family="text">
      <style:text-properties fo:font-variant="normal" fo:text-transform="none" fo:color="#000000" style:text-line-through-style="none" style:text-line-through-type="none" style:text-position="0% 100%" style:font-name="Carlito1" fo:font-size="7.5pt" fo:letter-spacing="0.005cm"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172" style:family="text">
      <style:text-properties fo:font-variant="normal" fo:text-transform="none" fo:color="#000000" style:text-line-through-style="none" style:text-line-through-type="none" style:text-position="0% 100%" style:font-name="Carlito1" fo:font-size="7.5pt" fo:letter-spacing="0.03cm"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173" style:family="text">
      <style:text-properties fo:font-variant="normal" fo:text-transform="none" fo:color="#000000" style:text-line-through-style="none" style:text-line-through-type="none" style:text-position="0% 100%" style:font-name="Arial" fo:font-size="7.5pt" fo:letter-spacing="-0.011cm" fo:font-style="normal" style:text-underline-style="none" fo:font-weight="normal" style:font-size-asian="7.5pt" style:font-style-asian="normal" style:font-weight-asian="normal" style:font-name-complex="Arial" style:font-size-complex="7.5pt" style:font-style-complex="normal" style:font-weight-complex="normal"/>
    </style:style>
    <style:style style:name="T174" style:family="text">
      <style:text-properties fo:font-variant="normal" fo:text-transform="none" fo:color="#000000" style:text-line-through-style="none" style:text-line-through-type="none" style:text-position="0% 100%" style:font-name="Carlito1" fo:font-size="7.5pt" fo:letter-spacing="-0.023cm" fo:font-style="normal" style:text-underline-style="none" fo:font-weight="bold" style:font-size-asian="7.5pt" style:font-style-asian="normal" style:font-weight-asian="bold" style:font-name-complex="Carlito1" style:font-size-complex="7.5pt" style:font-style-complex="normal" style:font-weight-complex="bold"/>
    </style:style>
    <style:style style:name="T175" style:family="text">
      <style:text-properties fo:font-variant="normal" fo:text-transform="none" fo:color="#000000" style:text-line-through-style="none" style:text-line-through-type="none" style:text-position="0% 100%" style:font-name="Carlito1" fo:font-size="7.5pt" fo:letter-spacing="-0.002cm" fo:font-style="normal" style:text-underline-style="none" fo:font-weight="bold" style:font-size-asian="7.5pt" style:font-style-asian="normal" style:font-weight-asian="bold" style:font-name-complex="Carlito1" style:font-size-complex="7.5pt" style:font-style-complex="normal" style:font-weight-complex="bold"/>
    </style:style>
    <style:style style:name="T176" style:family="text">
      <style:text-properties fo:font-variant="normal" fo:text-transform="none" fo:color="#000000" style:text-line-through-style="none" style:text-line-through-type="none" style:text-position="0% 100%" style:font-name="Carlito1" fo:font-size="7.5pt" fo:letter-spacing="-0.009cm" fo:font-style="normal" style:text-underline-style="none" fo:font-weight="bold" style:font-size-asian="7.5pt" style:font-style-asian="normal" style:font-weight-asian="bold" style:font-name-complex="Carlito1" style:font-size-complex="7.5pt" style:font-style-complex="normal" style:font-weight-complex="bold"/>
    </style:style>
    <style:style style:name="T177" style:family="text">
      <style:text-properties fo:font-variant="normal" fo:text-transform="none" fo:color="#000000" style:text-line-through-style="none" style:text-line-through-type="none" style:text-position="0% 100%" style:font-name="Times New Roman" fo:font-size="5.5pt" fo:letter-spacing="normal" fo:font-style="normal" style:text-underline-style="none" fo:font-weight="normal" style:font-size-asian="5.5pt" style:font-style-asian="normal" style:font-weight-asian="normal" style:font-name-complex="Times New Roman" style:font-size-complex="5.5pt" style:font-style-complex="normal" style:font-weight-complex="normal"/>
    </style:style>
    <style:style style:name="T178" style:family="text">
      <style:text-properties fo:font-variant="normal" fo:text-transform="none" fo:color="#000000" style:text-line-through-style="none" style:text-line-through-type="none" style:text-position="0% 100%" style:font-name="Carlito1" fo:font-size="7.5pt" fo:letter-spacing="-0.019cm"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179" style:family="text">
      <style:text-properties fo:font-variant="normal" fo:text-transform="none" fo:color="#000000" style:text-line-through-style="none" style:text-line-through-type="none" style:text-position="0% 100%" style:font-name="Carlito1" fo:font-size="7.5pt" fo:letter-spacing="-0.042cm"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180" style:family="text">
      <style:text-properties fo:font-variant="normal" fo:text-transform="none" fo:color="#000000" style:text-line-through-style="none" style:text-line-through-type="none" style:text-position="0% 100%" style:font-name="Carlito1" fo:font-size="7.5pt" fo:letter-spacing="-0.046cm"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181" style:family="text">
      <style:text-properties fo:font-variant="normal" fo:text-transform="none" fo:color="#000000" style:text-line-through-style="none" style:text-line-through-type="none" style:text-position="0% 100%" style:font-name="Carlito1" fo:font-size="7.5pt" fo:letter-spacing="-0.023cm"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182" style:family="text">
      <style:text-properties fo:font-variant="normal" fo:text-transform="none" fo:color="#000000" style:text-line-through-style="none" style:text-line-through-type="none" style:text-position="0% 100%" style:font-name="Carlito1" fo:font-size="7.5pt" fo:letter-spacing="-0.021cm"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183" style:family="text">
      <style:text-properties fo:font-variant="normal" fo:text-transform="none" fo:color="#000000" style:text-line-through-style="none" style:text-line-through-type="none" style:text-position="0% 100%" style:font-name="Carlito1" fo:font-size="7.5pt" fo:letter-spacing="-0.04cm"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184" style:family="text">
      <style:text-properties fo:font-variant="normal" fo:text-transform="none" fo:color="#000000" style:text-line-through-style="none" style:text-line-through-type="none" style:text-position="0% 100%" style:font-name="Carlito1" fo:font-size="7.5pt" fo:letter-spacing="-0.005cm" fo:font-style="normal" style:text-underline-style="none" fo:font-weight="bold" style:font-size-asian="7.5pt" style:font-style-asian="normal" style:font-weight-asian="bold" style:font-name-complex="Carlito1" style:font-size-complex="7.5pt" style:font-style-complex="normal" style:font-weight-complex="bold"/>
    </style:style>
    <style:style style:name="T185" style:family="text">
      <style:text-properties fo:font-variant="normal" fo:text-transform="none" fo:color="#000000" style:text-line-through-style="none" style:text-line-through-type="none" style:text-position="0% 100%" style:font-name="Carlito1" fo:font-size="7.5pt" fo:letter-spacing="-0.042cm" fo:font-style="normal" style:text-underline-style="none" fo:font-weight="bold" style:font-size-asian="7.5pt" style:font-style-asian="normal" style:font-weight-asian="bold" style:font-name-complex="Carlito1" style:font-size-complex="7.5pt" style:font-style-complex="normal" style:font-weight-complex="bold"/>
    </style:style>
    <style:style style:name="T186" style:family="text">
      <style:text-properties fo:font-variant="normal" fo:text-transform="none" fo:color="#000000" style:text-line-through-style="none" style:text-line-through-type="none" style:text-position="0% 100%" style:font-name="Carlito1" fo:font-size="7.5pt" fo:letter-spacing="-0.011cm" fo:font-style="normal" style:text-underline-style="none" fo:font-weight="bold" style:font-size-asian="7.5pt" style:font-style-asian="normal" style:font-weight-asian="bold" style:font-name-complex="Carlito1" style:font-size-complex="7.5pt" style:font-style-complex="normal" style:font-weight-complex="bold"/>
    </style:style>
    <style:style style:name="T187" style:family="text">
      <style:text-properties fo:font-variant="normal" fo:text-transform="none" fo:color="#000000" style:text-line-through-style="none" style:text-line-through-type="none" style:text-position="0% 100%" style:font-name="Carlito1" fo:font-size="7.5pt" fo:letter-spacing="0.005cm" fo:font-style="normal" style:text-underline-style="none" fo:font-weight="bold" style:font-size-asian="7.5pt" style:font-style-asian="normal" style:font-weight-asian="bold" style:font-name-complex="Carlito1" style:font-size-complex="7.5pt" style:font-style-complex="normal" style:font-weight-complex="bold"/>
    </style:style>
    <style:style style:name="T188" style:family="text">
      <style:text-properties fo:font-variant="normal" fo:text-transform="none" fo:color="#000000" style:text-line-through-style="none" style:text-line-through-type="none" style:text-position="0% 100%" style:font-name="Carlito1" fo:font-size="7.5pt" fo:letter-spacing="0.058cm"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189" style:family="text">
      <style:text-properties fo:font-variant="normal" fo:text-transform="none" fo:color="#000000" style:text-line-through-style="none" style:text-line-through-type="none" style:text-position="0% 100%" style:font-name="Arial" fo:font-size="7.5pt" fo:letter-spacing="normal" fo:font-style="normal" style:text-underline-style="none" fo:font-weight="normal" style:font-size-asian="7.5pt" style:font-style-asian="normal" style:font-weight-asian="normal" style:font-name-complex="Arial" style:font-size-complex="7.5pt" style:font-style-complex="normal" style:font-weight-complex="normal"/>
    </style:style>
    <style:style style:name="T190" style:family="text">
      <style:text-properties fo:font-variant="normal" fo:text-transform="none" fo:color="#000000" style:text-line-through-style="none" style:text-line-through-type="none" style:text-position="0% 100%" style:font-name="Times New Roman" fo:font-size="9.5pt" fo:letter-spacing="normal" fo:font-style="normal" style:text-underline-style="none" fo:font-weight="normal" style:font-size-asian="9.5pt" style:font-style-asian="normal" style:font-weight-asian="normal" style:font-name-complex="Times New Roman" style:font-size-complex="9.5pt" style:font-style-complex="normal" style:font-weight-complex="normal"/>
    </style:style>
    <style:style style:name="T191" style:family="text">
      <style:text-properties fo:font-variant="normal" fo:text-transform="none" fo:color="#000000" style:text-line-through-style="none" style:text-line-through-type="none" style:text-position="0% 100%" style:font-name="Carlito1" fo:font-size="7.5pt" fo:letter-spacing="0.042cm"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192" style:family="text">
      <style:text-properties fo:font-variant="normal" fo:text-transform="none" fo:color="#000000" style:text-line-through-style="none" style:text-line-through-type="none" style:text-position="0% 100%" style:font-name="Carlito1" fo:font-size="7.5pt" fo:letter-spacing="-0.032cm"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193" style:family="text">
      <style:text-properties fo:font-variant="normal" fo:text-transform="none" fo:color="#000000" style:text-line-through-style="none" style:text-line-through-type="none" style:text-position="0% 100%" style:font-name="Arial" fo:font-size="7.5pt" fo:letter-spacing="-0.004cm" fo:font-style="normal" style:text-underline-style="none" fo:font-weight="normal" style:font-size-asian="7.5pt" style:font-style-asian="normal" style:font-weight-asian="normal" style:font-name-complex="Arial" style:font-size-complex="7.5pt" style:font-style-complex="normal" style:font-weight-complex="normal"/>
    </style:style>
    <style:style style:name="T194" style:family="text">
      <style:text-properties fo:font-variant="normal" fo:text-transform="none" fo:color="#000000" style:text-line-through-style="none" style:text-line-through-type="none" style:text-position="0% 100%" style:font-name="Carlito1" fo:font-size="7.5pt" fo:letter-spacing="-0.004cm"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195" style:family="text">
      <style:text-properties fo:font-variant="normal" fo:text-transform="none" fo:color="#000000" style:text-line-through-style="none" style:text-line-through-type="none" style:text-position="0% 100%" style:font-name="Carlito1" fo:font-size="7.5pt" fo:letter-spacing="-0.007cm"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196" style:family="text">
      <style:text-properties fo:font-variant="normal" fo:text-transform="none" fo:color="#000000" style:text-line-through-style="none" style:text-line-through-type="none" style:text-position="0% 100%" style:font-name="Carlito1" fo:font-size="7.5pt" fo:letter-spacing="-0.039cm"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197" style:family="text">
      <style:text-properties fo:font-variant="normal" fo:text-transform="none" fo:color="#808080" style:text-line-through-style="none" style:text-line-through-type="none" style:text-position="0% 100%" style:font-name="Carlito1" fo:font-size="7.5pt" fo:letter-spacing="normal"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19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size-asian="10pt" style:font-style-asian="normal" style:font-weight-asian="normal" style:font-name-complex="Times New Roman" style:font-size-complex="10pt" style:font-style-complex="normal" style:font-weight-complex="normal"/>
    </style:style>
    <style:style style:name="T199" style:family="text">
      <style:text-properties fo:font-variant="normal" fo:text-transform="none" fo:color="#808080" style:text-line-through-style="none" style:text-line-through-type="none" style:text-position="0% 100%" style:font-name="Carlito1" fo:font-size="7.5pt" fo:letter-spacing="0.005cm"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200" style:family="text">
      <style:text-properties fo:font-variant="normal" fo:text-transform="none" fo:color="#1a345e" style:text-line-through-style="none" style:text-line-through-type="none" style:text-position="0% 100%" style:font-name="Arial" fo:font-size="14pt" fo:letter-spacing="-0.028cm" fo:language="en" fo:country="IN"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201" style:family="text">
      <style:text-properties fo:font-variant="normal" fo:text-transform="none" fo:color="#1a345e" style:text-line-through-style="none" style:text-line-through-type="none" style:text-position="0% 100%" style:font-name="Arial" fo:font-size="14pt" fo:letter-spacing="-0.028cm" fo:language="en" fo:country="US"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202" style:family="text">
      <style:text-properties fo:font-variant="normal" fo:text-transform="none" fo:color="#000000" style:text-line-through-style="none" style:text-line-through-type="none" style:text-position="0% 100%" style:font-name="Carlito1" fo:font-size="8.5pt" fo:letter-spacing="-0.016cm" fo:language="en" fo:country="US" fo:font-style="normal" style:text-underline-style="none" fo:font-weight="bold" style:font-size-asian="8.5pt" style:font-style-asian="normal" style:font-weight-asian="bold" style:font-name-complex="Carlito1" style:font-size-complex="8.5pt" style:font-style-complex="normal" style:font-weight-complex="bold"/>
    </style:style>
    <style:style style:name="T203" style:family="text">
      <style:text-properties fo:font-variant="normal" fo:text-transform="none" fo:color="#000000" style:text-line-through-style="none" style:text-line-through-type="none" style:text-position="0% 100%" style:font-name="Carlito1" fo:font-size="9.5pt" fo:letter-spacing="-0.014cm" fo:language="en" fo:country="US" fo:font-style="normal" style:text-underline-style="none" fo:font-weight="normal" style:font-size-asian="9.5pt" style:font-style-asian="normal" style:font-weight-asian="normal" style:font-name-complex="Carlito1" style:font-size-complex="9.5pt" style:font-style-complex="normal" style:font-weight-complex="normal"/>
    </style:style>
    <style:style style:name="T204" style:family="text">
      <style:text-properties fo:font-variant="normal" fo:text-transform="none" fo:color="#000000" style:text-line-through-style="none" style:text-line-through-type="none" style:text-position="0% 100%" style:font-name="Carlito1" fo:font-size="9.5pt" fo:letter-spacing="-0.004cm" fo:language="en" fo:country="US" fo:font-style="normal" style:text-underline-style="none" fo:font-weight="normal" style:font-size-asian="9.5pt" style:font-style-asian="normal" style:font-weight-asian="normal" style:font-name-complex="Carlito1" style:font-size-complex="9.5pt" style:font-style-complex="normal" style:font-weight-complex="normal"/>
    </style:style>
    <style:style style:name="T205" style:family="text">
      <style:text-properties fo:font-variant="normal" fo:text-transform="none" fo:color="#ff0000" style:text-line-through-style="none" style:text-line-through-type="none" style:text-position="0% 100%" style:font-name="Carlito1" fo:font-size="8.5pt" fo:letter-spacing="-0.002cm" fo:language="en" fo:country="US"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206" style:family="text">
      <style:text-properties fo:font-variant="normal" fo:text-transform="none" fo:color="#ff0000" style:text-line-through-style="none" style:text-line-through-type="none" style:text-position="0% 100%" style:font-name="Carlito1" fo:font-size="8.5pt" fo:letter-spacing="0.002cm" fo:language="en" fo:country="US"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207" style:family="text">
      <style:text-properties fo:font-variant="normal" fo:text-transform="none" fo:color="#000000" style:text-line-through-style="none" style:text-line-through-type="none" style:text-position="0% 100%" style:font-name="Carlito1" fo:font-size="8.5pt" fo:letter-spacing="0.012cm" fo:language="en" fo:country="US"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208" style:family="text">
      <style:text-properties fo:font-variant="normal" fo:text-transform="none" fo:color="#1a345e" style:text-line-through-style="none" style:text-line-through-type="none" style:text-position="0% 100%" style:font-name="Arial" fo:font-size="14pt" fo:letter-spacing="-0.074cm" fo:language="en" fo:country="US"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209" style:family="text">
      <style:text-properties fo:font-variant="normal" fo:text-transform="none" fo:color="#1a345e" style:text-line-through-style="none" style:text-line-through-type="none" style:text-position="0% 100%" style:font-name="Arial" fo:font-size="14pt" fo:letter-spacing="-0.056cm" fo:language="en" fo:country="US"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210" style:family="text">
      <style:text-properties fo:font-variant="normal" fo:text-transform="none" fo:color="#1a345e" style:text-line-through-style="none" style:text-line-through-type="none" style:text-position="0% 100%" style:font-name="Arial" fo:font-size="14pt" fo:letter-spacing="-0.035cm" fo:language="en" fo:country="US"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211" style:family="text">
      <style:text-properties fo:font-variant="normal" fo:text-transform="none" fo:color="#1a345e" style:text-line-through-style="none" style:text-line-through-type="none" style:text-position="0% 100%" style:font-name="Arial" fo:font-size="14pt" fo:letter-spacing="-0.004cm" fo:language="de" fo:country="DE"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212" style:family="text">
      <style:text-properties fo:font-variant="normal" fo:text-transform="none" fo:color="#1a345e" style:text-line-through-style="none" style:text-line-through-type="none" style:text-position="0% 100%" style:font-name="Arial" fo:font-size="14pt" fo:letter-spacing="-0.028cm" fo:language="de" fo:country="DE"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213" style:family="text">
      <style:text-properties fo:font-variant="normal" fo:text-transform="none" fo:color="#000000" style:text-line-through-style="none" style:text-line-through-type="none" style:text-position="0% 100%" style:font-name="Carlito1" fo:font-size="7.5pt" fo:letter-spacing="-0.004cm" fo:language="en" fo:country="US"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214" style:family="text">
      <style:text-properties fo:font-variant="normal" fo:text-transform="none" fo:color="#000000" style:text-line-through-style="none" style:text-line-through-type="none" style:text-position="0% 100%" style:font-name="Carlito1" fo:font-size="7.5pt" fo:letter-spacing="0.009cm" fo:language="en" fo:country="US"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215" style:family="text">
      <style:text-properties fo:font-variant="normal" fo:text-transform="none" fo:color="#000000" style:text-line-through-style="none" style:text-line-through-type="none" style:text-position="0% 100%" style:font-name="Carlito1" fo:font-size="7.5pt" fo:letter-spacing="-0.005cm" fo:language="en" fo:country="US"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216" style:family="text">
      <style:text-properties fo:font-variant="normal" fo:text-transform="none" fo:color="#000000" style:text-line-through-style="none" style:text-line-through-type="none" style:text-position="0% 100%" style:font-name="Carlito1" fo:font-size="7.5pt" fo:letter-spacing="0.002cm" fo:language="en" fo:country="US"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217" style:family="text">
      <style:text-properties fo:font-variant="normal" fo:text-transform="none" fo:color="#000000" style:text-line-through-style="none" style:text-line-through-type="none" style:text-position="0% 100%" style:font-name="Carlito1" fo:font-size="7.5pt" fo:letter-spacing="0.005cm" fo:language="en" fo:country="US"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218" style:family="text">
      <style:text-properties fo:font-variant="normal" fo:text-transform="none" fo:color="#000000" style:text-line-through-style="none" style:text-line-through-type="none" style:text-position="0% 100%" style:font-name="Carlito1" fo:font-size="7.5pt" fo:letter-spacing="0.004cm" fo:language="en" fo:country="US" fo:font-style="normal" style:text-underline-style="none" fo:font-weight="bold" style:font-size-asian="7.5pt" style:font-style-asian="normal" style:font-weight-asian="bold" style:font-name-complex="Carlito1" style:font-size-complex="7.5pt" style:font-style-complex="normal" style:font-weight-complex="bold"/>
    </style:style>
    <style:style style:name="T219" style:family="text">
      <style:text-properties fo:font-variant="normal" fo:text-transform="none" fo:color="#000000" style:text-line-through-style="none" style:text-line-through-type="none" style:text-position="0% 100%" style:font-name="Carlito1" fo:font-size="7.5pt" fo:letter-spacing="0.007cm" fo:language="en" fo:country="US"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220" style:family="text">
      <style:text-properties fo:font-variant="normal" fo:text-transform="none" fo:color="#000000" style:text-line-through-style="none" style:text-line-through-type="none" style:text-position="0% 100%" style:font-name="Carlito1" fo:font-size="7.5pt" fo:letter-spacing="0.034cm" fo:language="en" fo:country="US"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221" style:family="text">
      <style:text-properties fo:font-variant="normal" fo:text-transform="none" fo:color="#000000" style:text-line-through-style="none" style:text-line-through-type="none" style:text-position="0% 100%" style:font-name="Carlito1" fo:font-size="7.5pt" fo:letter-spacing="0.002cm" fo:language="en" fo:country="US" fo:font-style="normal" style:text-underline-style="none" fo:font-weight="bold" style:font-size-asian="7.5pt" style:font-style-asian="normal" style:font-weight-asian="bold" style:font-name-complex="Carlito1" style:font-size-complex="7.5pt" style:font-style-complex="normal" style:font-weight-complex="bold"/>
    </style:style>
    <style:style style:name="T222" style:family="text">
      <style:text-properties fo:font-variant="normal" fo:text-transform="none" fo:color="#000000" style:text-line-through-style="none" style:text-line-through-type="none" style:text-position="0% 100%" style:font-name="Arial" fo:font-size="7.5pt" fo:letter-spacing="-0.007cm" fo:language="en" fo:country="US" fo:font-style="normal" style:text-underline-style="none" fo:font-weight="normal" style:font-size-asian="7.5pt" style:font-style-asian="normal" style:font-weight-asian="normal" style:font-name-complex="Arial" style:font-size-complex="7.5pt" style:font-style-complex="normal" style:font-weight-complex="normal"/>
    </style:style>
    <style:style style:name="T223" style:family="text">
      <style:text-properties fo:font-variant="normal" fo:text-transform="none" fo:color="#000000" style:text-line-through-style="none" style:text-line-through-type="none" style:text-position="0% 100%" style:font-name="Carlito1" fo:font-size="7.5pt" fo:letter-spacing="0.004cm" fo:language="en" fo:country="US"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224" style:family="text">
      <style:text-properties fo:font-variant="normal" fo:text-transform="none" fo:color="#000000" style:text-line-through-style="none" style:text-line-through-type="none" style:text-position="0% 100%" style:font-name="Carlito1" fo:font-size="7.5pt" fo:letter-spacing="-0.014cm" fo:language="en" fo:country="US"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225" style:family="text">
      <style:text-properties fo:font-variant="normal" fo:text-transform="none" fo:color="#000000" style:text-line-through-style="none" style:text-line-through-type="none" style:text-position="0% 100%" style:font-name="Carlito1" fo:font-size="7.5pt" fo:letter-spacing="-0.025cm" fo:language="en" fo:country="US"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226" style:family="text">
      <style:text-properties fo:font-variant="normal" fo:text-transform="none" fo:color="#000000" style:text-line-through-style="none" style:text-line-through-type="none" style:text-position="0% 100%" style:font-name="Carlito1" fo:font-size="7.5pt" fo:letter-spacing="-0.012cm" fo:language="en" fo:country="US"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227" style:family="text">
      <style:text-properties fo:font-variant="normal" fo:text-transform="none" fo:color="#000000" style:text-line-through-style="none" style:text-line-through-type="none" style:text-position="0% 100%" style:font-name="Arial" fo:font-size="7.5pt" fo:letter-spacing="-0.011cm" fo:language="en" fo:country="US" fo:font-style="normal" style:text-underline-style="none" fo:font-weight="normal" style:font-size-asian="7.5pt" style:font-style-asian="normal" style:font-weight-asian="normal" style:font-name-complex="Arial" style:font-size-complex="7.5pt" style:font-style-complex="normal" style:font-weight-complex="normal"/>
    </style:style>
    <style:style style:name="T228" style:family="text">
      <style:text-properties fo:font-variant="normal" fo:text-transform="none" fo:color="#000000" style:text-line-through-style="none" style:text-line-through-type="none" style:text-position="0% 100%" style:font-name="Carlito1" fo:font-size="7.5pt" fo:letter-spacing="-0.019cm" fo:language="en" fo:country="US"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229" style:family="text">
      <style:text-properties fo:font-variant="normal" fo:text-transform="none" fo:color="#000000" style:text-line-through-style="none" style:text-line-through-type="none" style:text-position="0% 100%" style:font-name="Carlito1" fo:font-size="7.5pt" fo:letter-spacing="-0.002cm" fo:language="en" fo:country="US"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230" style:family="text">
      <style:text-properties fo:font-variant="normal" fo:text-transform="none" fo:color="#808080" style:text-line-through-style="none" style:text-line-through-type="none" style:text-position="0% 100%" style:font-name="Carlito1" fo:font-size="7.5pt" fo:letter-spacing="0.002cm" fo:language="en" fo:country="US"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231" style:family="text">
      <style:text-properties fo:font-variant="normal" fo:text-transform="none" fo:color="#000000" style:text-line-through-style="none" style:text-line-through-type="none" style:text-position="0% 100%" style:font-name="Carlito1" fo:font-size="7.5pt" fo:letter-spacing="-0.037cm" fo:language="en" fo:country="US"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232" style:family="text">
      <style:text-properties fo:font-variant="normal" fo:text-transform="none" fo:color="#000000" style:text-line-through-style="none" style:text-line-through-type="none" style:text-position="0% 100%" style:font-name="Carlito1" fo:font-size="7.5pt" fo:letter-spacing="-0.035cm" fo:language="en" fo:country="US"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233" style:family="text">
      <style:text-properties fo:font-variant="normal" fo:text-transform="none" fo:color="#000000" style:text-line-through-style="none" style:text-line-through-type="none" style:text-position="0% 100%" style:font-name="Arial" fo:font-size="8pt" fo:letter-spacing="normal" fo:language="en" fo:country="US" fo:font-style="normal" style:text-underline-style="none" fo:font-weight="normal" style:font-size-asian="8pt" style:font-style-asian="normal" style:font-weight-asian="normal" style:font-name-complex="Arial" style:font-size-complex="8pt" style:font-style-complex="normal" style:font-weight-complex="normal"/>
    </style:style>
    <style:style style:name="T234" style:family="text">
      <style:text-properties fo:font-variant="normal" fo:text-transform="none" fo:color="#000000" style:text-line-through-style="none" style:text-line-through-type="none" style:text-position="0% 100%" style:font-name="Carlito1" fo:font-size="7.5pt" fo:letter-spacing="0.06cm" fo:language="en" fo:country="US"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235" style:family="text">
      <style:text-properties fo:font-variant="normal" fo:text-transform="none" fo:color="#808080" style:text-line-through-style="none" style:text-line-through-type="none" style:text-position="0% 100%" style:font-name="Carlito1" fo:font-size="7.5pt" fo:letter-spacing="0.005cm" fo:language="en" fo:country="US"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236" style:family="text">
      <style:text-properties fo:font-variant="normal" fo:text-transform="none" fo:color="#000000" style:text-line-through-style="none" style:text-line-through-type="none" style:text-position="0% 100%" style:font-name="Carlito1" fo:font-size="9pt" fo:letter-spacing="normal" fo:language="en" fo:country="US" fo:font-style="normal" style:text-underline-style="none" fo:font-weight="normal" style:font-size-asian="9pt" style:font-style-asian="normal" style:font-weight-asian="normal" style:font-name-complex="Carlito1" style:font-size-complex="9pt" style:font-style-complex="normal" style:font-weight-complex="normal"/>
    </style:style>
    <style:style style:name="T237" style:family="text">
      <style:text-properties fo:font-variant="normal" fo:text-transform="none" fo:color="#ff0000" style:text-line-through-style="none" style:text-line-through-type="none" style:text-position="7% 58%" style:font-name="Carlito1" fo:font-size="11.3000001907349pt" fo:letter-spacing="0.002cm" fo:language="en" fo:country="US" fo:font-style="normal" style:text-underline-style="none" fo:font-weight="bold" style:font-size-asian="11.3000001907349pt" style:font-style-asian="normal" style:font-weight-asian="bold" style:font-name-complex="Carlito1" style:font-size-complex="11.3000001907349pt" style:font-style-complex="normal" style:font-weight-complex="bold"/>
    </style:style>
    <style:style style:name="T238" style:family="text">
      <style:text-properties fo:font-variant="normal" fo:text-transform="none" fo:color="#000000" style:text-line-through-style="none" style:text-line-through-type="none" style:text-position="7% 58%" style:font-name="Carlito1" fo:font-size="11.3000001907349pt" fo:letter-spacing="0.005cm" fo:language="en" fo:country="US" fo:font-style="normal" style:text-underline-style="none" fo:font-weight="bold" style:font-size-asian="11.3000001907349pt" style:font-style-asian="normal" style:font-weight-asian="bold" style:font-name-complex="Carlito1" style:font-size-complex="11.3000001907349pt" style:font-style-complex="normal" style:font-weight-complex="bold"/>
    </style:style>
    <style:style style:name="T239" style:family="text">
      <style:text-properties fo:font-variant="normal" fo:text-transform="none" fo:color="#000000" style:text-line-through-style="none" style:text-line-through-type="none" style:text-position="7% 58%" style:font-name="Carlito1" fo:font-size="11.3000001907349pt" fo:letter-spacing="normal" fo:language="en" fo:country="US" fo:font-style="normal" style:text-underline-style="none" fo:font-weight="bold" style:font-size-asian="11.3000001907349pt" style:font-style-asian="normal" style:font-weight-asian="bold" style:font-name-complex="Carlito1" style:font-size-complex="11.3000001907349pt" style:font-style-complex="normal" style:font-weight-complex="bold"/>
    </style:style>
    <style:style style:name="T240" style:family="text">
      <style:text-properties fo:font-variant="normal" fo:text-transform="none" fo:color="#000000" style:text-line-through-style="none" style:text-line-through-type="none" style:text-position="7% 58%" style:font-name="Carlito1" fo:font-size="11.3000001907349pt" fo:letter-spacing="0.002cm" fo:language="en" fo:country="US" fo:font-style="normal" style:text-underline-style="none" fo:font-weight="bold" style:font-size-asian="11.3000001907349pt" style:font-style-asian="normal" style:font-weight-asian="bold" style:font-name-complex="Carlito1" style:font-size-complex="11.3000001907349pt" style:font-style-complex="normal" style:font-weight-complex="bold"/>
    </style:style>
    <style:style style:name="T241" style:family="text">
      <style:text-properties fo:font-variant="normal" fo:text-transform="none" fo:color="#000000" style:text-line-through-style="none" style:text-line-through-type="none" style:text-position="7% 58%" style:font-name="Carlito1" fo:font-size="11.3000001907349pt" fo:letter-spacing="-0.011cm" fo:language="en" fo:country="US" fo:font-style="normal" style:text-underline-style="none" fo:font-weight="bold" style:font-size-asian="11.3000001907349pt" style:font-style-asian="normal" style:font-weight-asian="bold" style:font-name-complex="Carlito1" style:font-size-complex="11.3000001907349pt" style:font-style-complex="normal" style:font-weight-complex="bold"/>
    </style:style>
    <style:style style:name="T242" style:family="text">
      <style:text-properties fo:font-variant="normal" fo:text-transform="none" fo:color="#ffffff" style:text-line-through-style="none" style:text-line-through-type="none" style:text-position="0% 100%" style:font-name="Arial" fo:font-size="18pt" fo:letter-spacing="-0.035cm" fo:language="en" fo:country="US"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243" style:family="text">
      <style:text-properties fo:font-variant="normal" fo:text-transform="none" fo:color="#ffffff" style:text-line-through-style="none" style:text-line-through-type="none" style:text-position="0% 100%" style:font-name="Arial" fo:font-size="18pt" fo:letter-spacing="-0.039cm" fo:language="en" fo:country="US"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244" style:family="text">
      <style:text-properties fo:font-variant="normal" fo:text-transform="none" fo:color="#ffffff" style:text-line-through-style="none" style:text-line-through-type="none" style:text-position="0% 100%" style:font-name="Arial" fo:font-size="18pt" fo:letter-spacing="-0.051cm" fo:language="en" fo:country="US"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245" style:family="text">
      <style:text-properties fo:font-variant="normal" fo:text-transform="none" fo:color="#000000" style:text-line-through-style="none" style:text-line-through-type="none" style:text-position="0% 100%" style:font-name="Carlito1" fo:font-size="7.5pt" fo:letter-spacing="-0.018cm" fo:language="en" fo:country="US"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246" style:family="text">
      <style:text-properties fo:font-variant="normal" fo:text-transform="none" fo:color="#000000" style:text-line-through-style="none" style:text-line-through-type="none" style:text-position="0% 100%" style:font-name="Carlito1" fo:font-size="8.5pt" fo:letter-spacing="-0.014cm" fo:language="en" fo:country="US"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247" style:family="text">
      <style:text-properties fo:font-variant="normal" fo:text-transform="none" fo:color="#ff0000" style:text-line-through-style="none" style:text-line-through-type="none" style:text-position="0% 100%" style:font-name="Carlito1" fo:font-size="7.5pt" fo:letter-spacing="0.002cm" fo:language="en" fo:country="US" fo:font-style="normal" style:text-underline-style="none" fo:font-weight="bold" style:font-size-asian="7.5pt" style:font-style-asian="normal" style:font-weight-asian="bold" style:font-name-complex="Carlito1" style:font-size-complex="7.5pt" style:font-style-complex="normal" style:font-weight-complex="bold"/>
    </style:style>
    <style:style style:name="T248" style:family="text">
      <style:text-properties fo:font-variant="normal" fo:text-transform="none" fo:color="#000000" style:text-line-through-style="none" style:text-line-through-type="none" style:text-position="0% 100%" style:font-name="Carlito1" fo:font-size="7.5pt" fo:letter-spacing="normal" fo:language="en" fo:country="US" fo:font-style="normal" style:text-underline-style="none" fo:font-weight="bold" style:font-size-asian="7.5pt" style:font-style-asian="normal" style:font-weight-asian="bold" style:font-name-complex="Carlito1" style:font-size-complex="7.5pt" style:font-style-complex="normal" style:font-weight-complex="bold"/>
    </style:style>
    <style:style style:name="T249" style:family="text">
      <style:text-properties fo:font-variant="normal" fo:text-transform="none" fo:color="#000000" style:text-line-through-style="none" style:text-line-through-type="none" style:text-position="0% 100%" style:font-name="Carlito1" fo:font-size="7.5pt" fo:letter-spacing="-0.005cm" fo:language="en" fo:country="US" fo:font-style="normal" style:text-underline-style="none" fo:font-weight="bold" style:font-size-asian="7.5pt" style:font-style-asian="normal" style:font-weight-asian="bold" style:font-name-complex="Carlito1" style:font-size-complex="7.5pt" style:font-style-complex="normal" style:font-weight-complex="bold"/>
    </style:style>
    <style:style style:name="T250" style:family="text">
      <style:text-properties fo:font-variant="normal" fo:text-transform="none" fo:color="#000000" style:text-line-through-style="none" style:text-line-through-type="none" style:text-position="0% 100%" style:font-name="Carlito1" fo:font-size="7.5pt" fo:letter-spacing="-0.002cm" fo:language="en" fo:country="US" fo:font-style="normal" style:text-underline-style="none" fo:font-weight="bold" style:font-size-asian="7.5pt" style:font-style-asian="normal" style:font-weight-asian="bold" style:font-name-complex="Carlito1" style:font-size-complex="7.5pt" style:font-style-complex="normal" style:font-weight-complex="bold"/>
    </style:style>
    <style:style style:name="T251" style:family="text">
      <style:text-properties fo:font-variant="normal" fo:text-transform="none" fo:color="#000000" style:text-line-through-style="none" style:text-line-through-type="none" style:text-position="0% 100%" style:font-name="Carlito1" fo:font-size="7.5pt" fo:letter-spacing="-0.016cm" fo:language="en" fo:country="US" fo:font-style="normal" style:text-underline-style="none" fo:font-weight="bold" style:font-size-asian="7.5pt" style:font-style-asian="normal" style:font-weight-asian="bold" style:font-name-complex="Carlito1" style:font-size-complex="7.5pt" style:font-style-complex="normal" style:font-weight-complex="bold"/>
    </style:style>
    <style:style style:name="T252" style:family="text">
      <style:text-properties fo:font-variant="normal" fo:text-transform="none" fo:color="#000000" style:text-line-through-style="none" style:text-line-through-type="none" style:text-position="0% 100%" style:font-name="Carlito1" fo:font-size="7.5pt" fo:letter-spacing="0.005cm" fo:language="en" fo:country="US" fo:font-style="normal" style:text-underline-style="none" fo:font-weight="bold" style:font-size-asian="7.5pt" style:font-style-asian="normal" style:font-weight-asian="bold" style:font-name-complex="Carlito1" style:font-size-complex="7.5pt" style:font-style-complex="normal" style:font-weight-complex="bold"/>
    </style:style>
    <style:style style:name="T253" style:family="text">
      <style:text-properties fo:font-variant="normal" fo:text-transform="none" fo:color="#000000" style:text-line-through-style="none" style:text-line-through-type="none" style:text-position="0% 100%" style:font-name="Carlito1" fo:font-size="7.5pt" fo:letter-spacing="-0.019cm" fo:language="en" fo:country="US" fo:font-style="normal" style:text-underline-style="none" fo:font-weight="bold" style:font-size-asian="7.5pt" style:font-style-asian="normal" style:font-weight-asian="bold" style:font-name-complex="Carlito1" style:font-size-complex="7.5pt" style:font-style-complex="normal" style:font-weight-complex="bold"/>
    </style:style>
    <style:style style:name="T254" style:family="text">
      <style:text-properties fo:font-variant="normal" fo:text-transform="none" fo:color="#000000" style:text-line-through-style="none" style:text-line-through-type="none" style:text-position="0% 100%" style:font-name="Carlito1" fo:font-size="7.5pt" fo:letter-spacing="-0.039cm" fo:language="en" fo:country="US"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255" style:family="text">
      <style:text-properties fo:font-variant="normal" fo:text-transform="none" fo:color="#000000" style:text-line-through-style="none" style:text-line-through-type="none" style:text-position="0% 100%" style:font-name="Carlito1" fo:font-size="7.5pt" fo:letter-spacing="-0.042cm" fo:language="en" fo:country="US"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256" style:family="text">
      <style:text-properties fo:font-variant="normal" fo:text-transform="none" fo:color="#000000" style:text-line-through-style="none" style:text-line-through-type="none" style:text-position="0% 100%" style:font-name="Carlito1" fo:font-size="7.5pt" fo:letter-spacing="-0.046cm" fo:language="en" fo:country="US"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257" style:family="text">
      <style:text-properties fo:font-variant="normal" fo:text-transform="none" fo:color="#000000" style:text-line-through-style="none" style:text-line-through-type="none" style:text-position="0% 100%" style:font-name="Carlito1" fo:font-size="7.5pt" fo:letter-spacing="-0.04cm" fo:language="en" fo:country="US"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258" style:family="text">
      <style:text-properties fo:font-variant="normal" fo:text-transform="none" fo:color="#000000" style:text-line-through-style="none" style:text-line-through-type="none" style:text-position="0% 100%" style:font-name="Carlito1" fo:font-size="7.5pt" fo:letter-spacing="-0.034cm" fo:language="en" fo:country="US"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259" style:family="text">
      <style:text-properties fo:font-variant="normal" fo:text-transform="none" fo:color="#000000" style:text-line-through-style="none" style:text-line-through-type="none" style:text-position="0% 100%" style:font-name="Carlito1" fo:font-size="7.5pt" fo:letter-spacing="-0.025cm" fo:language="en" fo:country="US" fo:font-style="normal" style:text-underline-style="none" fo:font-weight="bold" style:font-size-asian="7.5pt" style:font-style-asian="normal" style:font-weight-asian="bold" style:font-name-complex="Carlito1" style:font-size-complex="7.5pt" style:font-style-complex="normal" style:font-weight-complex="bold"/>
    </style:style>
    <style:style style:name="T260" style:family="text">
      <style:text-properties fo:font-variant="normal" fo:text-transform="none" fo:color="#000000" style:text-line-through-style="none" style:text-line-through-type="none" style:text-position="0% 100%" style:font-name="Carlito1" fo:font-size="7.5pt" fo:letter-spacing="-0.023cm" fo:language="en" fo:country="US" fo:font-style="normal" style:text-underline-style="none" fo:font-weight="bold" style:font-size-asian="7.5pt" style:font-style-asian="normal" style:font-weight-asian="bold" style:font-name-complex="Carlito1" style:font-size-complex="7.5pt" style:font-style-complex="normal" style:font-weight-complex="bold"/>
    </style:style>
    <style:style style:name="T261" style:family="text">
      <style:text-properties fo:font-variant="normal" fo:text-transform="none" fo:color="#000000" style:text-line-through-style="none" style:text-line-through-type="none" style:text-position="0% 100%" style:font-name="Carlito1" fo:font-size="7.5pt" fo:letter-spacing="-0.028cm" fo:language="en" fo:country="US" fo:font-style="normal" style:text-underline-style="none" fo:font-weight="bold" style:font-size-asian="7.5pt" style:font-style-asian="normal" style:font-weight-asian="bold" style:font-name-complex="Carlito1" style:font-size-complex="7.5pt" style:font-style-complex="normal" style:font-weight-complex="bold"/>
    </style:style>
    <style:style style:name="T262" style:family="text">
      <style:text-properties fo:font-variant="normal" fo:text-transform="none" fo:color="#000000" style:text-line-through-style="none" style:text-line-through-type="none" style:text-position="0% 100%" style:font-name="Carlito1" fo:font-size="7.5pt" fo:letter-spacing="0.007cm" fo:language="en" fo:country="US" fo:font-style="normal" style:text-underline-style="none" fo:font-weight="bold" style:font-size-asian="7.5pt" style:font-style-asian="normal" style:font-weight-asian="bold" style:font-name-complex="Carlito1" style:font-size-complex="7.5pt" style:font-style-complex="normal" style:font-weight-complex="bold"/>
    </style:style>
    <style:style style:name="T263" style:family="text">
      <style:text-properties fo:font-variant="normal" fo:text-transform="none" fo:color="#000000" style:text-line-through-style="none" style:text-line-through-type="none" style:text-position="0% 100%" style:font-name="Carlito1" fo:font-size="7.5pt" fo:letter-spacing="-0.004cm" fo:language="en" fo:country="US" fo:font-style="normal" style:text-underline-style="none" fo:font-weight="bold" style:font-size-asian="7.5pt" style:font-style-asian="normal" style:font-weight-asian="bold" style:font-name-complex="Carlito1" style:font-size-complex="7.5pt" style:font-style-complex="normal" style:font-weight-complex="bold"/>
    </style:style>
    <style:style style:name="T264" style:family="text">
      <style:text-properties fo:font-variant="normal" fo:text-transform="none" fo:color="#000000" style:text-line-through-style="none" style:text-line-through-type="none" style:text-position="0% 100%" style:font-name="Carlito1" fo:font-size="7.5pt" fo:letter-spacing="-0.014cm" fo:language="en" fo:country="US" fo:font-style="normal" style:text-underline-style="none" fo:font-weight="bold" style:font-size-asian="7.5pt" style:font-style-asian="normal" style:font-weight-asian="bold" style:font-name-complex="Carlito1" style:font-size-complex="7.5pt" style:font-style-complex="normal" style:font-weight-complex="bold"/>
    </style:style>
    <style:style style:name="T265" style:family="text">
      <style:text-properties fo:font-variant="normal" fo:text-transform="none" fo:color="#000000" style:text-line-through-style="none" style:text-line-through-type="none" style:text-position="0% 100%" style:font-name="Carlito1" fo:font-size="8.5pt" fo:letter-spacing="-0.019cm" fo:language="en" fo:country="US" fo:font-style="normal" style:text-underline-style="none" fo:font-weight="bold" style:font-size-asian="8.5pt" style:font-style-asian="normal" style:font-weight-asian="bold" style:font-name-complex="Carlito1" style:font-size-complex="8.5pt" style:font-style-complex="normal" style:font-weight-complex="bold"/>
    </style:style>
    <style:style style:name="T266" style:family="text">
      <style:text-properties fo:font-variant="normal" fo:text-transform="none" fo:color="#000000" style:text-line-through-style="none" style:text-line-through-type="none" style:text-position="0% 100%" style:font-name="Carlito1" fo:font-size="8.5pt" fo:letter-spacing="-0.011cm" fo:language="en" fo:country="US"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267" style:family="text">
      <style:text-properties fo:font-variant="normal" fo:text-transform="none" fo:color="#000000" style:text-line-through-style="none" style:text-line-through-type="none" style:text-position="0% 100%" style:font-name="Carlito1" fo:font-size="9.5pt" fo:letter-spacing="-0.009cm" fo:language="en" fo:country="US" fo:font-style="normal" style:text-underline-style="none" fo:font-weight="normal" style:font-size-asian="9.5pt" style:font-style-asian="normal" style:font-weight-asian="normal" style:font-name-complex="Carlito1" style:font-size-complex="9.5pt" style:font-style-complex="normal" style:font-weight-complex="normal"/>
    </style:style>
    <style:style style:name="T268" style:family="text">
      <style:text-properties fo:font-variant="normal" fo:text-transform="none" fo:color="#000000" style:text-line-through-style="none" style:text-line-through-type="none" style:text-position="0% 100%" style:font-name="Carlito1" fo:font-size="7.5pt" fo:letter-spacing="-0.025cm" fo:font-style="normal" style:text-underline-style="none" fo:font-weight="bold" style:font-size-asian="7.5pt" style:font-style-asian="normal" style:font-weight-asian="bold" style:font-name-complex="Carlito1" style:font-size-complex="7.5pt" style:font-style-complex="normal" style:font-weight-complex="bold"/>
    </style:style>
    <style:style style:name="T269" style:family="text">
      <style:text-properties fo:font-variant="normal" fo:text-transform="none" fo:color="#000000" style:text-line-through-style="none" style:text-line-through-type="none" style:text-position="0% 100%" style:font-name="Carlito1" fo:font-size="7.5pt" fo:letter-spacing="-0.014cm"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270" style:family="text">
      <style:text-properties fo:font-variant="normal" fo:text-transform="none" fo:color="#000000" style:text-line-through-style="none" style:text-line-through-type="none" style:text-position="0% 100%" style:font-name="Carlito1" fo:font-size="7.5pt" fo:letter-spacing="0.032cm"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271" style:family="text">
      <style:text-properties fo:font-variant="normal" fo:text-transform="none" fo:color="#000000" style:text-line-through-style="none" style:text-line-through-type="none" style:text-position="0% 100%" style:font-name="Carlito1" fo:font-size="7.5pt" fo:letter-spacing="-0.028cm"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272" style:family="text">
      <style:text-properties fo:font-variant="normal" fo:text-transform="none" fo:color="#000000" style:text-line-through-style="none" style:text-line-through-type="none" style:text-position="0% 100%" style:font-name="Carlito1" fo:font-size="7.5pt" fo:letter-spacing="-0.044cm"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273" style:family="text">
      <style:text-properties fo:font-variant="normal" fo:text-transform="none" fo:color="#000000" style:text-line-through-style="none" style:text-line-through-type="none" style:text-position="0% 100%" style:font-name="Carlito1" fo:font-size="7.5pt" fo:letter-spacing="-0.03cm" fo:font-style="normal" style:text-underline-style="none" fo:font-weight="bold" style:font-size-asian="7.5pt" style:font-style-asian="normal" style:font-weight-asian="bold" style:font-name-complex="Carlito1" style:font-size-complex="7.5pt" style:font-style-complex="normal" style:font-weight-complex="bold"/>
    </style:style>
    <style:style style:name="T274" style:family="text">
      <style:text-properties fo:font-variant="normal" fo:text-transform="none" fo:color="#000000" style:text-line-through-style="none" style:text-line-through-type="none" style:text-position="0% 100%" style:font-name="Carlito1" fo:font-size="7.5pt" fo:letter-spacing="-0.04cm" fo:font-style="normal" style:text-underline-style="none" fo:font-weight="bold" style:font-size-asian="7.5pt" style:font-style-asian="normal" style:font-weight-asian="bold" style:font-name-complex="Carlito1" style:font-size-complex="7.5pt" style:font-style-complex="normal" style:font-weight-complex="bold"/>
    </style:style>
    <style:style style:name="T275" style:family="text">
      <style:text-properties fo:font-variant="normal" fo:text-transform="none" fo:color="#000000" style:text-line-through-style="none" style:text-line-through-type="none" style:text-position="0% 100%" style:font-name="Carlito1" fo:font-size="7.5pt" fo:letter-spacing="0.044cm"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276" style:family="text">
      <style:text-properties fo:font-variant="normal" fo:text-transform="none" fo:color="#000000" style:text-line-through-style="none" style:text-line-through-type="none" style:text-position="0% 100%" style:font-name="Carlito1" fo:font-size="7.5pt" fo:letter-spacing="-0.018cm" fo:font-style="normal" style:text-underline-style="none" fo:font-weight="normal" style:font-size-asian="7.5pt" style:font-style-asian="normal" style:font-weight-asian="normal" style:font-name-complex="Carlito1" style:font-size-complex="7.5pt" style:font-style-complex="normal" style:font-weight-complex="normal"/>
    </style:style>
    <style:style style:name="T277" style:family="text">
      <style:text-properties fo:font-variant="normal" fo:text-transform="none" fo:color="#1a345e" style:text-line-through-style="none" style:text-line-through-type="none" style:text-position="0% 100%" style:font-name="Arial" fo:font-size="20pt" fo:letter-spacing="-0.03cm" fo:language="en" fo:country="US"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78" style:family="text">
      <style:text-properties fo:font-variant="normal" fo:text-transform="none" fo:color="#1a345e" style:text-line-through-style="none" style:text-line-through-type="none" style:text-position="0% 100%" style:font-name="Arial" fo:font-size="14pt" fo:letter-spacing="-0.021cm" fo:language="en" fo:country="US"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279" style:family="text">
      <style:text-properties fo:font-variant="normal" fo:text-transform="none" fo:color="#ffffff" style:text-line-through-style="none" style:text-line-through-type="none" style:text-position="0% 100%" style:font-name="Arial" fo:font-size="18pt" fo:letter-spacing="-0.03cm" fo:language="en" fo:country="IN" fo:font-style="normal" style:text-underline-style="solid" style:text-underline-width="auto" style:text-underline-color="#ffffff" fo:font-weight="normal" style:font-size-asian="18pt" style:font-style-asian="normal" style:font-weight-asian="normal" style:font-name-complex="Arial" style:font-size-complex="18pt" style:font-style-complex="normal" style:font-weight-complex="normal"/>
    </style:style>
    <style:style style:name="T280" style:family="text">
      <style:text-properties fo:font-variant="normal" fo:text-transform="none" fo:color="#000000" style:text-line-through-style="none" style:text-line-through-type="none" style:text-position="0% 100%" style:font-name="Carlito1" fo:font-size="8.5pt" fo:letter-spacing="0.005cm"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281" style:family="text">
      <style:text-properties fo:font-variant="normal" fo:text-transform="none" fo:color="#000000" style:text-line-through-style="none" style:text-line-through-type="none" style:text-position="0% 100%" style:font-name="Carlito1" fo:font-size="8.5pt" fo:letter-spacing="-0.014cm"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282" style:family="text">
      <style:text-properties fo:font-variant="normal" fo:text-transform="none" fo:color="#000000" style:text-line-through-style="none" style:text-line-through-type="none" style:text-position="0% 100%" style:font-name="Carlito1" fo:font-size="8.5pt" fo:letter-spacing="0.002cm"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283" style:family="text">
      <style:text-properties fo:font-variant="normal" fo:text-transform="none" fo:color="#000000" style:text-line-through-style="none" style:text-line-through-type="none" style:text-position="0% 100%" style:font-name="Carlito1" fo:font-size="8.5pt" fo:letter-spacing="-0.009cm"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284" style:family="text">
      <style:text-properties fo:font-variant="normal" fo:text-transform="none" fo:color="#000000" style:text-line-through-style="none" style:text-line-through-type="none" style:text-position="0% 100%" style:font-name="Carlito1" fo:font-size="8.5pt" fo:letter-spacing="0.004cm"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285" style:family="text">
      <style:text-properties fo:font-variant="normal" fo:text-transform="none" fo:color="#000000" style:text-line-through-style="none" style:text-line-through-type="none" style:text-position="0% 100%" style:font-name="Carlito1" fo:font-size="8.5pt" fo:letter-spacing="-0.007cm"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286" style:family="text">
      <style:text-properties fo:font-variant="normal" fo:text-transform="none" fo:color="#000000" style:text-line-through-style="none" style:text-line-through-type="none" style:text-position="0% 100%" style:font-name="Carlito1" fo:font-size="8.5pt" fo:letter-spacing="-0.021cm"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287" style:family="text">
      <style:text-properties fo:font-variant="normal" fo:text-transform="none" fo:color="#000000" style:text-line-through-style="none" style:text-line-through-type="none" style:text-position="0% 100%" style:font-name="Carlito1" fo:font-size="8.5pt" fo:letter-spacing="-0.016cm"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288" style:family="text">
      <style:text-properties fo:font-variant="normal" fo:text-transform="none" fo:color="#000000" style:text-line-through-style="none" style:text-line-through-type="none" style:text-position="0% 100%" style:font-name="Carlito1" fo:font-size="8.5pt" fo:letter-spacing="-0.011cm"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289" style:family="text">
      <style:text-properties fo:font-variant="normal" fo:text-transform="none" fo:color="#000000" style:text-line-through-style="none" style:text-line-through-type="none" style:text-position="0% 100%" style:font-name="Carlito1" fo:font-size="8.5pt" fo:letter-spacing="-0.005cm"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290" style:family="text">
      <style:text-properties fo:font-variant="normal" fo:text-transform="none" fo:color="#000000" style:text-line-through-style="none" style:text-line-through-type="none" style:text-position="0% 100%" style:font-name="Carlito1" fo:font-size="8.5pt" fo:letter-spacing="-0.012cm" fo:font-style="normal" style:text-underline-style="none" fo:font-weight="normal" style:font-size-asian="8.5pt" style:font-style-asian="normal" style:font-weight-asian="normal" style:font-name-complex="Carlito1" style:font-size-complex="8.5pt" style:font-style-complex="normal" style:font-weight-complex="normal"/>
    </style:style>
    <style:style style:name="T291" style:family="text">
      <style:text-properties fo:font-variant="normal" fo:text-transform="none" fo:color="#1a345e" style:text-line-through-style="none" style:text-line-through-type="none" style:text-position="0% 100%" style:font-name="Arial" fo:font-size="14pt" fo:letter-spacing="-0.025cm"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292" style:family="text">
      <style:text-properties fo:font-variant="normal" fo:text-transform="none" fo:color="#ffffff" style:text-line-through-style="none" style:text-line-through-type="none" style:text-position="0% 100%" style:font-name="Arial" fo:font-size="18pt" fo:letter-spacing="-0.03cm" fo:language="fr" fo:country="FR" fo:font-style="normal" style:text-underline-style="solid" style:text-underline-width="auto" style:text-underline-color="#ffffff" fo:font-weight="normal" style:font-size-asian="18pt" style:font-style-asian="normal" style:font-weight-asian="normal" style:font-name-complex="Arial" style:font-size-complex="18pt" style:font-style-complex="normal" style:font-weight-complex="normal"/>
    </style:style>
    <style:style style:name="T293" style:family="text">
      <style:text-properties fo:font-variant="normal" fo:text-transform="none" fo:color="#000000" style:text-line-through-style="none" style:text-line-through-type="none" style:text-position="0% 100%" style:font-name="Carlito1" fo:font-size="9pt" fo:letter-spacing="0.004cm" fo:font-style="normal" style:text-underline-style="none" fo:font-weight="normal" style:font-size-asian="9pt" style:font-style-asian="normal" style:font-weight-asian="normal" style:font-name-complex="Carlito1" style:font-size-complex="9pt" style:font-style-complex="normal" style:font-weight-complex="normal"/>
    </style:style>
    <style:style style:name="T294" style:family="text">
      <style:text-properties fo:font-variant="normal" fo:text-transform="none" fo:color="#000000" style:text-line-through-style="none" style:text-line-through-type="none" style:text-position="0% 100%" style:font-name="Carlito1" fo:font-size="9pt" fo:letter-spacing="0.002cm" fo:font-style="normal" style:text-underline-style="none" fo:font-weight="normal" style:font-size-asian="9pt" style:font-style-asian="normal" style:font-weight-asian="normal" style:font-name-complex="Carlito1" style:font-size-complex="9pt" style:font-style-complex="normal" style:font-weight-complex="normal"/>
    </style:style>
    <style:style style:name="T295" style:family="text">
      <style:text-properties fo:font-variant="normal" fo:text-transform="none" fo:color="#000000" style:text-line-through-style="none" style:text-line-through-type="none" style:text-position="0% 100%" style:font-name="Carlito1" fo:font-size="9pt" fo:letter-spacing="-0.018cm" fo:font-style="normal" style:text-underline-style="none" fo:font-weight="normal" style:font-size-asian="9pt" style:font-style-asian="normal" style:font-weight-asian="normal" style:font-name-complex="Carlito1" style:font-size-complex="9pt" style:font-style-complex="normal" style:font-weight-complex="normal"/>
    </style:style>
    <style:style style:name="T296" style:family="text">
      <style:text-properties fo:font-variant="normal" fo:text-transform="none" fo:color="#000000" style:text-line-through-style="none" style:text-line-through-type="none" style:text-position="0% 100%" style:font-name="Carlito1" fo:font-size="9pt" fo:letter-spacing="-0.005cm" fo:font-style="normal" style:text-underline-style="none" fo:font-weight="normal" style:font-size-asian="9pt" style:font-style-asian="normal" style:font-weight-asian="normal" style:font-name-complex="Carlito1" style:font-size-complex="9pt" style:font-style-complex="normal" style:font-weight-complex="normal"/>
    </style:style>
    <style:style style:name="T297" style:family="text">
      <style:text-properties fo:font-variant="normal" fo:text-transform="none" fo:color="#000000" style:text-line-through-style="none" style:text-line-through-type="none" style:text-position="0% 100%" style:font-name="Carlito1" fo:font-size="9pt" fo:letter-spacing="0.005cm" fo:language="en" fo:country="US" fo:font-style="normal" style:text-underline-style="none" fo:font-weight="normal" style:font-size-asian="9pt" style:font-style-asian="normal" style:font-weight-asian="normal" style:font-name-complex="Carlito1" style:font-size-complex="9pt" style:font-style-complex="normal" style:font-weight-complex="normal"/>
    </style:style>
    <style:style style:name="T298" style:family="text">
      <style:text-properties fo:font-variant="normal" fo:text-transform="none" fo:color="#50c2eb" style:text-line-through-style="none" style:text-line-through-type="none" style:text-position="0% 100%" style:font-name="Carlito1" fo:font-size="9pt" fo:letter-spacing="0.007cm" fo:font-style="normal" style:text-underline-style="none" fo:font-weight="normal" style:font-size-asian="9pt" style:font-style-asian="normal" style:font-weight-asian="normal" style:font-name-complex="Carlito1" style:font-size-complex="9pt" style:font-style-complex="normal" style:font-weight-complex="normal"/>
    </style:style>
    <style:style style:name="T299" style:family="text">
      <style:text-properties fo:font-variant="normal" fo:text-transform="none" fo:color="#2a2a2a" style:text-line-through-style="none" style:text-line-through-type="none" style:text-position="0% 100%" style:font-name="Carlito1" fo:font-size="9pt" fo:letter-spacing="0.007cm" fo:font-style="normal" style:text-underline-style="none" fo:font-weight="normal" style:font-size-asian="9pt" style:font-style-asian="normal" style:font-weight-asian="normal" style:font-name-complex="Carlito1" style:font-size-complex="9pt" style:font-style-complex="normal" style:font-weight-complex="normal"/>
    </style:style>
    <style:style style:name="T300" style:family="text">
      <style:text-properties fo:font-variant="normal" fo:text-transform="none" fo:color="#50c2eb" style:text-line-through-style="none" style:text-line-through-type="none" style:text-position="0% 100%" style:font-name="Carlito1" fo:font-size="9pt" fo:letter-spacing="0.005cm" fo:font-style="normal" style:text-underline-style="none" fo:font-weight="normal" style:font-size-asian="9pt" style:font-style-asian="normal" style:font-weight-asian="normal" style:font-name-complex="Carlito1" style:font-size-complex="9pt" style:font-style-complex="normal" style:font-weight-complex="normal"/>
    </style:style>
    <style:style style:name="T301" style:family="text">
      <style:text-properties fo:font-variant="normal" fo:text-transform="none" fo:color="#2a2a2a" style:text-line-through-style="none" style:text-line-through-type="none" style:text-position="0% 100%" style:font-name="Carlito1" fo:font-size="9pt" fo:letter-spacing="0.005cm" fo:font-style="normal" style:text-underline-style="none" fo:font-weight="normal" style:font-size-asian="9pt" style:font-style-asian="normal" style:font-weight-asian="normal" style:font-name-complex="Carlito1" style:font-size-complex="9pt" style:font-style-complex="normal" style:font-weight-complex="normal"/>
    </style:style>
    <style:style style:name="T302" style:family="text">
      <style:text-properties fo:font-variant="normal" fo:text-transform="none" fo:color="#50c2eb" style:text-line-through-style="none" style:text-line-through-type="none" style:text-position="0% 100%" style:font-name="Carlito1" fo:font-size="9pt" fo:letter-spacing="0.004cm" fo:font-style="normal" style:text-underline-style="none" fo:font-weight="normal" style:font-size-asian="9pt" style:font-style-asian="normal" style:font-weight-asian="normal" style:font-name-complex="Carlito1" style:font-size-complex="9pt" style:font-style-complex="normal" style:font-weight-complex="normal"/>
    </style:style>
    <style:style style:name="T303" style:family="text">
      <style:text-properties fo:font-variant="normal" fo:text-transform="none" fo:color="#2a2a2a" style:text-line-through-style="none" style:text-line-through-type="none" style:text-position="0% 100%" style:font-name="Carlito1" fo:font-size="9pt" fo:letter-spacing="0.009cm" fo:font-style="normal" style:text-underline-style="none" fo:font-weight="normal" style:font-size-asian="9pt" style:font-style-asian="normal" style:font-weight-asian="normal" style:font-name-complex="Carlito1" style:font-size-complex="9pt" style:font-style-complex="normal" style:font-weight-complex="normal"/>
    </style:style>
    <style:style style:name="T304" style:family="text">
      <style:text-properties fo:font-variant="normal" fo:text-transform="none" fo:color="#2a2a2a" style:text-line-through-style="none" style:text-line-through-type="none" style:text-position="0% 100%" style:font-name="Carlito1" fo:font-size="9pt" fo:letter-spacing="-0.016cm" fo:font-style="normal" style:text-underline-style="none" fo:font-weight="normal" style:font-size-asian="9pt" style:font-style-asian="normal" style:font-weight-asian="normal" style:font-name-complex="Carlito1" style:font-size-complex="9pt" style:font-style-complex="normal" style:font-weight-complex="normal"/>
    </style:style>
    <style:style style:name="T305" style:family="text">
      <style:text-properties fo:font-variant="normal" fo:text-transform="none" fo:color="#2a2a2a" style:text-line-through-style="none" style:text-line-through-type="none" style:text-position="0% 100%" style:font-name="Carlito1" fo:font-size="9pt" fo:letter-spacing="0.004cm" fo:font-style="normal" style:text-underline-style="none" fo:font-weight="normal" style:font-size-asian="9pt" style:font-style-asian="normal" style:font-weight-asian="normal" style:font-name-complex="Carlito1" style:font-size-complex="9pt" style:font-style-complex="normal" style:font-weight-complex="normal"/>
    </style:style>
    <style:style style:name="T306" style:family="text">
      <style:text-properties fo:font-variant="normal" fo:text-transform="none" fo:color="#000000" style:text-line-through-style="none" style:text-line-through-type="none" style:text-position="0% 100%" style:font-name="Carlito1" fo:font-size="9pt" fo:letter-spacing="-0.021cm" fo:font-style="normal" style:text-underline-style="none" fo:font-weight="normal" style:font-size-asian="9pt" style:font-style-asian="normal" style:font-weight-asian="normal" style:font-name-complex="Carlito1" style:font-size-complex="9pt" style:font-style-complex="normal" style:font-weight-complex="normal"/>
    </style:style>
    <style:style style:name="T307" style:family="text">
      <style:text-properties fo:font-variant="normal" fo:text-transform="none" fo:color="#000000" style:text-line-through-style="none" style:text-line-through-type="none" style:text-position="0% 100%" style:font-name="Carlito1" fo:font-size="9pt" fo:letter-spacing="0.005cm" fo:font-style="normal" style:text-underline-style="none" fo:font-weight="normal" style:font-size-asian="9pt" style:font-style-asian="normal" style:font-weight-asian="normal" style:font-name-complex="Carlito1" style:font-size-complex="9pt" style:font-style-complex="normal" style:font-weight-complex="normal"/>
    </style:style>
    <style:style style:name="T308" style:family="text">
      <style:text-properties fo:font-variant="normal" fo:text-transform="none" fo:color="#000000" style:text-line-through-style="none" style:text-line-through-type="none" style:text-position="0% 100%" style:font-name="Carlito1" fo:font-size="9pt" fo:letter-spacing="-0.025cm" fo:font-style="normal" style:text-underline-style="none" fo:font-weight="normal" style:font-size-asian="9pt" style:font-style-asian="normal" style:font-weight-asian="normal" style:font-name-complex="Carlito1" style:font-size-complex="9pt" style:font-style-complex="normal" style:font-weight-complex="normal"/>
    </style:style>
    <style:style style:name="T309" style:family="text">
      <style:text-properties fo:font-variant="normal" fo:text-transform="none" fo:color="#000000" style:text-line-through-style="none" style:text-line-through-type="none" style:text-position="0% 100%" style:font-name="Carlito1" fo:font-size="9pt" fo:letter-spacing="-0.002cm" fo:font-style="normal" style:text-underline-style="none" fo:font-weight="normal" style:font-size-asian="9pt" style:font-style-asian="normal" style:font-weight-asian="normal" style:font-name-complex="Carlito1" style:font-size-complex="9pt" style:font-style-complex="normal" style:font-weight-complex="normal"/>
    </style:style>
    <style:style style:name="T310" style:family="text">
      <style:text-properties fo:font-variant="normal" fo:text-transform="none" fo:color="#000000" style:text-line-through-style="none" style:text-line-through-type="none" style:text-position="0% 100%" style:font-name="Arial" fo:font-size="9pt" fo:letter-spacing="0.012cm" fo:font-style="normal" style:text-underline-style="none" fo:font-weight="normal" style:font-size-asian="9pt" style:font-style-asian="normal" style:font-weight-asian="normal" style:font-name-complex="Arial" style:font-size-complex="9pt" style:font-style-complex="normal" style:font-weight-complex="normal"/>
    </style:style>
    <style:style style:name="T311" style:family="text">
      <style:text-properties fo:font-variant="normal" fo:text-transform="none" fo:color="#000000" style:text-line-through-style="none" style:text-line-through-type="none" style:text-position="0% 100%" style:font-name="Arial" fo:font-size="9pt" fo:letter-spacing="0.005cm" fo:font-style="normal" style:text-underline-style="none" fo:font-weight="normal" style:font-size-asian="9pt" style:font-style-asian="normal" style:font-weight-asian="normal" style:font-name-complex="Arial" style:font-size-complex="9pt" style:font-style-complex="normal" style:font-weight-complex="normal"/>
    </style:style>
    <style:style style:name="T312" style:family="text">
      <style:text-properties fo:font-variant="normal" fo:text-transform="none" fo:color="#000000" style:text-line-through-style="none" style:text-line-through-type="none" style:text-position="0% 100%" style:font-name="Carlito1" fo:font-size="9pt" fo:letter-spacing="0.007cm" fo:font-style="normal" style:text-underline-style="none" fo:font-weight="normal" style:font-size-asian="9pt" style:font-style-asian="normal" style:font-weight-asian="normal" style:font-name-complex="Carlito1" style:font-size-complex="9pt" style:font-style-complex="normal" style:font-weight-complex="normal"/>
    </style:style>
    <style:style style:name="T313" style:family="text">
      <style:text-properties fo:font-variant="normal" fo:text-transform="none" fo:color="#000000" style:text-line-through-style="none" style:text-line-through-type="none" style:text-position="0% 100%" style:font-name="Carlito1" fo:font-size="9pt" fo:letter-spacing="-0.011cm" fo:font-style="normal" style:text-underline-style="none" fo:font-weight="normal" style:font-size-asian="9pt" style:font-style-asian="normal" style:font-weight-asian="normal" style:font-name-complex="Carlito1" style:font-size-complex="9pt" style:font-style-complex="normal" style:font-weight-complex="normal"/>
    </style:style>
    <style:style style:name="T314" style:family="text">
      <style:text-properties fo:font-variant="normal" fo:text-transform="none" fo:color="#000000" style:text-line-through-style="none" style:text-line-through-type="none" style:text-position="0% 100%" style:font-name="Carlito1" fo:font-size="9pt" fo:letter-spacing="-0.014cm" fo:font-style="normal" style:text-underline-style="none" fo:font-weight="normal" style:font-size-asian="9pt" style:font-style-asian="normal" style:font-weight-asian="normal" style:font-name-complex="Carlito1" style:font-size-complex="9pt" style:font-style-complex="normal" style:font-weight-complex="normal"/>
    </style:style>
    <style:style style:name="T315" style:family="text">
      <style:text-properties fo:font-variant="normal" fo:text-transform="none" fo:color="#000000" style:text-line-through-style="none" style:text-line-through-type="none" style:text-position="0% 100%" style:font-name="Carlito1" fo:font-size="9pt" fo:letter-spacing="normal" fo:font-style="normal" style:text-underline-style="none" fo:font-weight="normal" style:font-size-asian="9pt" style:font-style-asian="normal" style:font-weight-asian="normal" style:font-name-complex="Carlito1" style:font-size-complex="9pt" style:font-style-complex="normal" style:font-weight-complex="normal"/>
    </style:style>
    <style:style style:name="T316" style:family="text">
      <style:text-properties fo:font-variant="normal" fo:text-transform="none" fo:color="#000000" style:text-line-through-style="none" style:text-line-through-type="none" style:text-position="0% 100%" style:font-name="Carlito1" fo:font-size="9pt" fo:letter-spacing="-0.004cm" fo:font-style="normal" style:text-underline-style="none" fo:font-weight="normal" style:font-size-asian="9pt" style:font-style-asian="normal" style:font-weight-asian="normal" style:font-name-complex="Carlito1" style:font-size-complex="9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1a345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e3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8a8f9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f2b4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1a345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8a8f9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50c2e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11">
        <draw:custom-shape draw:name="object 2" draw:style-name="gr1" draw:text-style-name="P1" draw:layer="layout" svg:width="3.233cm" svg:height="0.774cm" svg:x="29.426cm" svg:y="0.741cm">
          <text:p text:style-name="P5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2" draw:text-style-name="P5" draw:layer="layout" svg:width="20.787cm" svg:height="2.63cm" svg:x="0.802cm" svg:y="0.715cm">
          <text:p text:style-name="P2"><text:span text:style-name="T1">TCO CALCULATORUSER MANUAL</text:span></text:p>
          <text:p text:style-name="P3"><text:span text:style-name="T2"/></text:p>
          <text:p text:style-name="P4"><text:span text:style-name="T3">Table of cont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
          <draw:custom-shape draw:name="object 5" draw:style-name="gr3" draw:text-style-name="P6" draw:layer="layout" svg:width="1.231cm" svg:height="0.978cm" svg:x="1.016cm" svg:y="7.848cm">
            <text:p text:style-name="P5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4" draw:text-style-name="P7" draw:layer="layout" svg:width="1.366cm" svg:height="1.616cm" svg:x="0.944cm" svg:y="7.607cm">
            <text:p text:style-name="P5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5" draw:text-style-name="P8" draw:layer="layout" svg:width="0.999cm" svg:height="0.77cm" svg:x="1.063cm" svg:y="7.87cm">
            <text:p text:style-name="P50"/>
            <draw:enhanced-geometry draw:mirror-horizontal="false" draw:mirror-vertical="false" drawooo:sub-view-size="360045 277494" draw:text-areas="0 0 ?f0 ?f1" svg:viewBox="0 0 0 0" draw:type="ooxml-non-primitive" draw:enhanced-path="M 359663 0 L 0 0 0 277367 359663 277367 359663 0 Z N">
              <draw:equation draw:name="f0" draw:formula="logwidth"/>
              <draw:equation draw:name="f1" draw:formula="logheight"/>
            </draw:enhanced-geometry>
          </draw:custom-shape>
          <draw:custom-shape draw:name="object 8" draw:style-name="gr6" draw:text-style-name="P9" draw:layer="layout" svg:width="1.282cm" svg:height="1.053cm" svg:x="0.982cm" svg:y="6.596cm">
            <text:p text:style-name="P5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7" draw:text-style-name="P10" draw:layer="layout" svg:width="1.366cm" svg:height="1.616cm" svg:x="0.936cm" svg:y="6.405cm">
            <text:p text:style-name="P5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5" draw:text-style-name="P8" draw:layer="layout" svg:width="0.999cm" svg:height="0.77cm" svg:x="1.054cm" svg:y="6.668cm">
            <text:p text:style-name="P50"/>
            <draw:enhanced-geometry draw:mirror-horizontal="false" draw:mirror-vertical="false" drawooo:sub-view-size="360045 277494" draw:text-areas="0 0 ?f0 ?f1" svg:viewBox="0 0 0 0" draw:type="ooxml-non-primitive" draw:enhanced-path="M 359664 0 L 0 0 0 277367 359664 277367 359664 0 Z N">
              <draw:equation draw:name="f0" draw:formula="logwidth"/>
              <draw:equation draw:name="f1" draw:formula="logheight"/>
            </draw:enhanced-geometry>
          </draw:custom-shape>
          <draw:custom-shape draw:name="object 11" draw:style-name="gr8" draw:text-style-name="P11" draw:layer="layout" svg:width="1.231cm" svg:height="0.978cm" svg:x="1.007cm" svg:y="10.126cm">
            <text:p text:style-name="P5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9" draw:text-style-name="P12" draw:layer="layout" svg:width="1.366cm" svg:height="1.616cm" svg:x="0.936cm" svg:y="9.881cm">
            <text:p text:style-name="P5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5" draw:text-style-name="P8" draw:layer="layout" svg:width="0.999cm" svg:height="0.77cm" svg:x="1.054cm" svg:y="10.147cm">
            <text:p text:style-name="P50"/>
            <draw:enhanced-geometry draw:mirror-horizontal="false" draw:mirror-vertical="false" drawooo:sub-view-size="360045 277495" draw:text-areas="0 0 ?f0 ?f1" svg:viewBox="0 0 0 0" draw:type="ooxml-non-primitive" draw:enhanced-path="M 359664 0 L 0 0 0 277368 359664 277368 359664 0 Z N">
              <draw:equation draw:name="f0" draw:formula="logwidth"/>
              <draw:equation draw:name="f1" draw:formula="logheight"/>
            </draw:enhanced-geometry>
          </draw:custom-shape>
          <draw:custom-shape draw:name="object 14" draw:style-name="gr10" draw:text-style-name="P13" draw:layer="layout" svg:width="1.282cm" svg:height="1.053cm" svg:x="0.982cm" svg:y="9cm">
            <text:p text:style-name="P5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11" draw:text-style-name="P14" draw:layer="layout" svg:width="1.366cm" svg:height="1.616cm" svg:x="0.936cm" svg:y="8.81cm">
            <text:p text:style-name="P5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5" draw:text-style-name="P8" draw:layer="layout" svg:width="0.999cm" svg:height="0.77cm" svg:x="1.054cm" svg:y="9.072cm">
            <text:p text:style-name="P50"/>
            <draw:enhanced-geometry draw:mirror-horizontal="false" draw:mirror-vertical="false" drawooo:sub-view-size="360045 277495" draw:text-areas="0 0 ?f0 ?f1" svg:viewBox="0 0 0 0" draw:type="ooxml-non-primitive" draw:enhanced-path="M 359664 0 L 0 0 0 277367 359664 277367 359664 0 Z N">
              <draw:equation draw:name="f0" draw:formula="logwidth"/>
              <draw:equation draw:name="f1" draw:formula="logheight"/>
            </draw:enhanced-geometry>
          </draw:custom-shape>
          <draw:custom-shape draw:name="object 17" draw:style-name="gr12" draw:text-style-name="P15" draw:layer="layout" svg:width="1.282cm" svg:height="1.053cm" svg:x="0.982cm" svg:y="5.393cm">
            <text:p text:style-name="P5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13" draw:text-style-name="P16" draw:layer="layout" svg:width="1.231cm" svg:height="0.978cm" svg:x="1.007cm" svg:y="4.241cm">
            <text:p text:style-name="P5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14" draw:text-style-name="P17" draw:layer="layout" svg:width="1.366cm" svg:height="1.616cm" svg:x="0.936cm" svg:y="4.001cm">
            <text:p text:style-name="P5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15" draw:text-style-name="P18" draw:layer="layout" svg:width="1.366cm" svg:height="1.616cm" svg:x="0.936cm" svg:y="5.199cm">
            <text:p text:style-name="P5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 draw:style-name="gr16" draw:text-style-name="P19" draw:layer="layout" svg:width="1.282cm" svg:height="1.057cm" svg:x="0.982cm" svg:y="11.273cm">
            <text:p text:style-name="P5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17" draw:text-style-name="P20" draw:layer="layout" svg:width="1.366cm" svg:height="1.616cm" svg:x="0.936cm" svg:y="11.083cm">
            <text:p text:style-name="P5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18" draw:text-style-name="P21" draw:layer="layout" svg:width="1.282cm" svg:height="1.053cm" svg:x="0.982cm" svg:y="12.467cm">
            <text:p text:style-name="P5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19" draw:text-style-name="P22" draw:layer="layout" svg:width="1.366cm" svg:height="1.616cm" svg:x="0.936cm" svg:y="12.277cm">
            <text:p text:style-name="P5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20" draw:text-style-name="P23" draw:layer="layout" svg:width="1.282cm" svg:height="1.053cm" svg:x="0.982cm" svg:y="13.665cm">
            <text:p text:style-name="P5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 draw:style-name="gr21" draw:text-style-name="P24" draw:layer="layout" svg:width="1.366cm" svg:height="1.616cm" svg:x="0.936cm" svg:y="13.475cm">
            <text:p text:style-name="P5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 draw:style-name="gr22" draw:text-style-name="P25" draw:layer="layout" svg:width="1.282cm" svg:height="1.053cm" svg:x="0.982cm" svg:y="14.842cm">
            <text:p text:style-name="P5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 draw:style-name="gr23" draw:text-style-name="P26" draw:layer="layout" svg:width="1.688cm" svg:height="1.616cm" svg:x="0.779cm" svg:y="14.652cm">
            <text:p text:style-name="P5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bject 29" draw:style-name="gr5" draw:text-style-name="P8" draw:layer="layout" svg:width="0.999cm" svg:height="0.77cm" svg:x="1.054cm" svg:y="4.263cm">
          <text:p text:style-name="P50"/>
          <draw:enhanced-geometry draw:mirror-horizontal="false" draw:mirror-vertical="false" drawooo:sub-view-size="360045 277494" draw:text-areas="0 0 ?f0 ?f1" svg:viewBox="0 0 0 0" draw:type="ooxml-non-primitive" draw:enhanced-path="M 359664 0 L 0 0 0 277367 359664 277367 359664 0 Z N">
            <draw:equation draw:name="f0" draw:formula="logwidth"/>
            <draw:equation draw:name="f1" draw:formula="logheight"/>
          </draw:enhanced-geometry>
        </draw:custom-shape>
        <draw:custom-shape draw:name="object 30" draw:style-name="gr5" draw:text-style-name="P8" draw:layer="layout" svg:width="0.999cm" svg:height="0.77cm" svg:x="1.054cm" svg:y="5.465cm">
          <text:p text:style-name="P50"/>
          <draw:enhanced-geometry draw:mirror-horizontal="false" draw:mirror-vertical="false" drawooo:sub-view-size="360045 277494" draw:text-areas="0 0 ?f0 ?f1" svg:viewBox="0 0 0 0" draw:type="ooxml-non-primitive" draw:enhanced-path="M 359664 0 L 0 0 0 277367 359664 277367 359664 0 Z N">
            <draw:equation draw:name="f0" draw:formula="logwidth"/>
            <draw:equation draw:name="f1" draw:formula="logheight"/>
          </draw:enhanced-geometry>
        </draw:custom-shape>
        <draw:g draw:name="object 31">
          <draw:custom-shape draw:name="object 32" draw:style-name="gr24" draw:text-style-name="P27" draw:layer="layout" svg:width="1.173cm" svg:height="0.978cm" svg:x="1.007cm" svg:y="16.708cm">
            <text:p text:style-name="P5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3" draw:style-name="gr25" draw:text-style-name="P28" draw:layer="layout" svg:width="1.383cm" svg:height="1.616cm" svg:x="0.897cm" svg:y="16.468cm">
            <text:p text:style-name="P5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bject 34" draw:style-name="gr5" draw:text-style-name="P8" draw:layer="layout" svg:width="0.939cm" svg:height="0.77cm" svg:x="1.054cm" svg:y="16.73cm">
          <text:p text:style-name="P50"/>
          <draw:enhanced-geometry draw:mirror-horizontal="false" draw:mirror-vertical="false" drawooo:sub-view-size="338455 277495" draw:text-areas="0 0 ?f0 ?f1" svg:viewBox="0 0 0 0" draw:type="ooxml-non-primitive" draw:enhanced-path="M 338327 0 L 0 0 0 277367 338327 277367 338327 0 Z N">
            <draw:equation draw:name="f0" draw:formula="logwidth"/>
            <draw:equation draw:name="f1" draw:formula="logheight"/>
          </draw:enhanced-geometry>
        </draw:custom-shape>
        <draw:custom-shape draw:name="object 35" draw:style-name="gr26" draw:text-style-name="P5" draw:layer="layout" svg:width="29.246cm" svg:height="0.001cm" svg:x="0.656cm" svg:y="3.713cm">
          <text:p text:style-name="P50"/>
          <draw:enhanced-geometry draw:mirror-horizontal="false" draw:mirror-vertical="false" drawooo:sub-view-size="10528935 0" draw:text-areas="0 0 ?f0 ?f1" svg:viewBox="0 0 0 0" draw:type="ooxml-non-primitive" draw:enhanced-path="M 0 0 L 10528554 0 N">
            <draw:equation draw:name="f0" draw:formula="logwidth"/>
            <draw:equation draw:name="f1" draw:formula="logheight"/>
          </draw:enhanced-geometry>
        </draw:custom-shape>
        <draw:custom-shape draw:name="object 36" draw:style-name="gr5" draw:text-style-name="P8" draw:layer="layout" svg:width="0.999cm" svg:height="0.775cm" svg:x="1.054cm" svg:y="11.345cm">
          <text:p text:style-name="P50"/>
          <draw:enhanced-geometry draw:mirror-horizontal="false" draw:mirror-vertical="false" drawooo:sub-view-size="360045 279400" draw:text-areas="0 0 ?f0 ?f1" svg:viewBox="0 0 0 0" draw:type="ooxml-non-primitive" draw:enhanced-path="M 359664 0 L 0 0 0 278891 359664 278891 359664 0 Z N">
            <draw:equation draw:name="f0" draw:formula="logwidth"/>
            <draw:equation draw:name="f1" draw:formula="logheight"/>
          </draw:enhanced-geometry>
        </draw:custom-shape>
        <draw:custom-shape draw:name="object 37" draw:style-name="gr5" draw:text-style-name="P8" draw:layer="layout" svg:width="0.999cm" svg:height="0.77cm" svg:x="1.054cm" svg:y="12.539cm">
          <text:p text:style-name="P50"/>
          <draw:enhanced-geometry draw:mirror-horizontal="false" draw:mirror-vertical="false" drawooo:sub-view-size="360045 277495" draw:text-areas="0 0 ?f0 ?f1" svg:viewBox="0 0 0 0" draw:type="ooxml-non-primitive" draw:enhanced-path="M 359664 0 L 0 0 0 277368 359664 277368 359664 0 Z N">
            <draw:equation draw:name="f0" draw:formula="logwidth"/>
            <draw:equation draw:name="f1" draw:formula="logheight"/>
          </draw:enhanced-geometry>
        </draw:custom-shape>
        <draw:custom-shape draw:name="object 38" draw:style-name="gr5" draw:text-style-name="P8" draw:layer="layout" svg:width="0.999cm" svg:height="0.77cm" svg:x="1.054cm" svg:y="13.737cm">
          <text:p text:style-name="P50"/>
          <draw:enhanced-geometry draw:mirror-horizontal="false" draw:mirror-vertical="false" drawooo:sub-view-size="360045 277495" draw:text-areas="0 0 ?f0 ?f1" svg:viewBox="0 0 0 0" draw:type="ooxml-non-primitive" draw:enhanced-path="M 359664 0 L 0 0 0 277368 359664 277368 359664 0 Z N">
            <draw:equation draw:name="f0" draw:formula="logwidth"/>
            <draw:equation draw:name="f1" draw:formula="logheight"/>
          </draw:enhanced-geometry>
        </draw:custom-shape>
        <draw:custom-shape draw:name="object 39" draw:style-name="gr5" draw:text-style-name="P8" draw:layer="layout" svg:width="0.999cm" svg:height="0.77cm" svg:x="1.054cm" svg:y="14.914cm">
          <text:p text:style-name="P50"/>
          <draw:enhanced-geometry draw:mirror-horizontal="false" draw:mirror-vertical="false" drawooo:sub-view-size="360045 277495" draw:text-areas="0 0 ?f0 ?f1" svg:viewBox="0 0 0 0" draw:type="ooxml-non-primitive" draw:enhanced-path="M 359664 0 L 0 0 0 277368 359664 277368 359664 0 Z N">
            <draw:equation draw:name="f0" draw:formula="logwidth"/>
            <draw:equation draw:name="f1" draw:formula="logheight"/>
          </draw:enhanced-geometry>
        </draw:custom-shape>
        <draw:frame draw:name="object 40" draw:style-name="standard" draw:layer="layout" svg:width="31.843cm" svg:height="17.016cm" svg:x="1.054cm" svg:y="4.263cm">
          <table:table>
            <table:table-column table:style-name="co1"/>
            <table:table-column table:style-name="co2"/>
            <table:table-column table:style-name="co3"/>
            <table:table-row table:style-name="ro1" table:default-cell-style-name="ce2">
              <table:table-cell table:style-name="ce1">
                <text:p text:style-name="P29"><text:span text:style-name="T4">1</text:span></text:p>
              </table:table-cell>
              <table:table-cell>
                <text:p text:style-name="P30"><text:span text:style-name="T5">Overview of input masks</text:span></text:p>
              </table:table-cell>
              <table:table-cell>
                <text:p text:style-name="P31"><text:span text:style-name="T6">page</text:span><text:span text:style-name="T7"> </text:span><text:span text:style-name="T8">3</text:span></text:p>
              </table:table-cell>
            </table:table-row>
            <table:table-row table:style-name="ro2" table:default-cell-style-name="ce1">
              <table:table-cell/>
              <table:table-cell/>
              <table:table-cell/>
            </table:table-row>
            <table:table-row table:style-name="ro3" table:default-cell-style-name="ce3">
              <table:table-cell table:style-name="ce1">
                <text:p text:style-name="P32"><text:span text:style-name="T4">2</text:span></text:p>
              </table:table-cell>
              <table:table-cell>
                <text:p text:style-name="P33"><text:span text:style-name="T9">Chapter 1 Input masks master data start year, period of use, energy costs and infrastructure charges</text:span></text:p>
              </table:table-cell>
              <table:table-cell>
                <text:p text:style-name="P34"><text:span text:style-name="T6">page</text:span><text:span text:style-name="T7"> </text:span><text:span text:style-name="T8">4</text:span></text:p>
              </table:table-cell>
            </table:table-row>
            <table:table-row table:style-name="ro2" table:default-cell-style-name="ce1">
              <table:table-cell/>
              <table:table-cell/>
              <table:table-cell/>
            </table:table-row>
            <table:table-row table:style-name="ro4" table:default-cell-style-name="ce4">
              <table:table-cell table:style-name="ce1">
                <text:p text:style-name="P35"><text:span text:style-name="T4">3</text:span></text:p>
              </table:table-cell>
              <table:table-cell>
                <text:p text:style-name="P36"><text:span text:style-name="T9">Chapter 2.1 - 2.3 Input for masks additional costs, toll route share, other information for BEV trucks</text:span></text:p>
              </table:table-cell>
              <table:table-cell>
                <text:p text:style-name="P37"><text:span text:style-name="T6">page</text:span><text:span text:style-name="T7"> </text:span><text:span text:style-name="T8">5</text:span></text:p>
              </table:table-cell>
            </table:table-row>
            <table:table-row table:style-name="ro2" table:default-cell-style-name="ce1">
              <table:table-cell/>
              <table:table-cell/>
              <table:table-cell/>
            </table:table-row>
            <table:table-row table:style-name="ro4" table:default-cell-style-name="ce4">
              <table:table-cell table:style-name="ce1">
                <text:p text:style-name="P38"><text:span text:style-name="T4">4</text:span></text:p>
              </table:table-cell>
              <table:table-cell>
                <text:p text:style-name="P39"><text:span text:style-name="T10">Chapter 2.4 Output fields for battery trucks TCO depreciation and TCO from operation</text:span></text:p>
              </table:table-cell>
              <table:table-cell>
                <text:p text:style-name="P40"><text:span text:style-name="T11">page</text:span><text:span text:style-name="T12"> </text:span><text:span text:style-name="T13">6</text:span></text:p>
              </table:table-cell>
            </table:table-row>
            <table:table-row table:style-name="ro2" table:default-cell-style-name="ce1">
              <table:table-cell/>
              <table:table-cell/>
              <table:table-cell/>
            </table:table-row>
            <table:table-row table:style-name="ro4" table:default-cell-style-name="ce4">
              <table:table-cell table:style-name="ce1">
                <text:p text:style-name="P35"><text:span text:style-name="T4">5</text:span></text:p>
              </table:table-cell>
              <table:table-cell>
                <text:p text:style-name="P36"><text:span text:style-name="T9">Chapter 3.1 - 3.3 Input for masks additional costs, toll route share, other information for diesel trucks</text:span></text:p>
              </table:table-cell>
              <table:table-cell>
                <text:p text:style-name="P37"><text:span text:style-name="T6">page</text:span><text:span text:style-name="T7"> </text:span><text:span text:style-name="T14">7</text:span></text:p>
              </table:table-cell>
            </table:table-row>
            <table:table-row table:style-name="ro2" table:default-cell-style-name="ce1">
              <table:table-cell/>
              <table:table-cell/>
              <table:table-cell/>
            </table:table-row>
            <table:table-row table:style-name="ro4" table:default-cell-style-name="ce4">
              <table:table-cell table:style-name="ce1">
                <text:p text:style-name="P35"><text:span text:style-name="T4">6</text:span></text:p>
              </table:table-cell>
              <table:table-cell>
                <text:p text:style-name="P36"><text:span text:style-name="T10">Chapter 3.4 Output fields for diesel trucks TCO depreciation and TCO from operation</text:span></text:p>
              </table:table-cell>
              <table:table-cell>
                <text:p text:style-name="P37"><text:span text:style-name="T11">page</text:span><text:span text:style-name="T12"> </text:span><text:span text:style-name="T13">8th</text:span></text:p>
              </table:table-cell>
            </table:table-row>
            <table:table-row table:style-name="ro2" table:default-cell-style-name="ce1">
              <table:table-cell/>
              <table:table-cell/>
              <table:table-cell/>
            </table:table-row>
            <table:table-row table:style-name="ro5" table:default-cell-style-name="ce5">
              <table:table-cell table:style-name="ce1">
                <text:p text:style-name="P41"><text:span text:style-name="T4">7</text:span></text:p>
              </table:table-cell>
              <table:table-cell>
                <text:p text:style-name="P42"><text:span text:style-name="T9">Chapter 4.1 - 4.3 Input for masks additional costs, toll route share, others for FCEV trucks</text:span></text:p>
              </table:table-cell>
              <table:table-cell>
                <text:p text:style-name="P43"><text:span text:style-name="T6">page</text:span><text:span text:style-name="T7"> </text:span><text:span text:style-name="T8">9</text:span></text:p>
              </table:table-cell>
            </table:table-row>
            <table:table-row table:style-name="ro2" table:default-cell-style-name="ce1">
              <table:table-cell/>
              <table:table-cell/>
              <table:table-cell/>
            </table:table-row>
            <table:table-row table:style-name="ro5" table:default-cell-style-name="ce5">
              <table:table-cell table:style-name="ce1">
                <text:p text:style-name="P41"><text:span text:style-name="T4">8th</text:span></text:p>
              </table:table-cell>
              <table:table-cell>
                <text:p text:style-name="P42"><text:span text:style-name="T10">Chapter 4.4 Output fields for FCEV Trucks TCO depreciation and TCO from operation</text:span></text:p>
              </table:table-cell>
              <table:table-cell>
                <text:p text:style-name="P43"><text:span text:style-name="T6">page</text:span><text:span text:style-name="T15"> </text:span><text:span text:style-name="T8">10</text:span></text:p>
              </table:table-cell>
            </table:table-row>
            <table:table-row table:style-name="ro2" table:default-cell-style-name="ce1">
              <table:table-cell/>
              <table:table-cell/>
              <table:table-cell/>
            </table:table-row>
            <table:table-row table:style-name="ro5" table:default-cell-style-name="ce5">
              <table:table-cell table:style-name="ce1">
                <text:p text:style-name="P41"><text:span text:style-name="T4">9</text:span></text:p>
              </table:table-cell>
              <table:table-cell>
                <text:p text:style-name="P42"><text:span text:style-name="T10">Chapter 5 Output graphics Starting investment and operating costs for all 3 drive types</text:span></text:p>
              </table:table-cell>
              <table:table-cell>
                <text:p text:style-name="P43"><text:span text:style-name="T6">page</text:span><text:span text:style-name="T15"> </text:span><text:span text:style-name="T8">11</text:span></text:p>
              </table:table-cell>
            </table:table-row>
            <table:table-row table:style-name="ro2" table:default-cell-style-name="ce1">
              <table:table-cell/>
              <table:table-cell/>
              <table:table-cell/>
            </table:table-row>
            <table:table-row table:style-name="ro1" table:default-cell-style-name="ce2">
              <table:table-cell table:style-name="ce1">
                <text:p text:style-name="P44"><text:span text:style-name="T16">10</text:span></text:p>
              </table:table-cell>
              <table:table-cell>
                <text:p text:style-name="P30"><text:span text:style-name="T10">Chapter 6 Configuring the Product and Policy Calculation Tables</text:span></text:p>
              </table:table-cell>
              <table:table-cell>
                <text:p text:style-name="P31"><text:span text:style-name="T6">page</text:span><text:span text:style-name="T15"> </text:span><text:span text:style-name="T17">12</text:span></text:p>
              </table:table-cell>
            </table:table-row>
            <table:table-row table:style-name="ro2" table:default-cell-style-name="ce1">
              <table:table-cell/>
              <table:table-cell/>
              <table:table-cell/>
            </table:table-row>
            <table:table-row table:style-name="ro6" table:default-cell-style-name="ce1">
              <table:table-cell>
                <text:p text:style-name="P45"><text:span text:style-name="T4">C</text:span></text:p>
              </table:table-cell>
              <table:table-cell table:style-name="ce6">
                <text:p text:style-name="P46"><text:span text:style-name="T8">Disclaimer</text:span></text:p>
              </table:table-cell>
              <table:table-cell/>
            </table:table-row>
            <table:table-row table:style-name="ro7" table:default-cell-style-name="ce1">
              <table:table-cell>
                <text:p text:style-name="P47"><text:span text:style-name="T18"/></text:p>
                <text:p text:style-name="P48"><text:span text:style-name="T19">September 29, 2023</text:span></text:p>
              </table:table-cell>
              <table:table-cell/>
              <table:table-cell>
                <text:p text:style-name="P47"><text:span text:style-name="T18"/></text:p>
                <text:p text:style-name="P49"><text:span text:style-name="T20">Page:</text:span><text:span text:style-name="T21"> </text:span><text:span text:style-name="T22">2</text:span></text:p>
              </table:table-cell>
            </table:table-row>
          </table:table>
          <draw:image xlink:href="Pictures/TablePreview1.svm" xlink:type="simple" xlink:show="embed" xlink:actuate="onLoad"/>
        </draw:frame>
        <draw:custom-shape draw:name="ODT_ATTR_LBL_SHAPE" draw:style-name="gr27" draw:text-style-name="P51" draw:layer="layout" svg:width="12.72cm" svg:height="0.674cm" svg:x="0.584cm" svg:y="0cm">
          <text:p text:style-name="P50"><text:span text:style-name="T23">Translated from German to English - </text:span><text:span text:style-name="T24"><text:a xlink:href="https://www.onlinedoctranslator.com/en/?utm_source=onlinedoctranslator&amp;utm_medium=pptx&amp;utm_campaign=attribution" xlink:type="simple">www.onlinedoctranslator.co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DT_ATTR_LBL_LOGO" draw:style-name="gr28" draw:text-style-name="P52" draw:layer="layout" svg:width="0.877cm" svg:height="0.498cm" svg:x="0cm" svg:y="0.1cm">
          <draw:image xlink:href="Pictures/100002010000004E0000002CAB7BFD6064C36809.png" xlink:type="simple" xlink:show="embed" xlink:actuate="onLoad" loext:mime-type="image/png">
            <text:p/>
          </draw:image>
        </draw:frame>
        <presentation:notes draw:style-name="dp2">
          <draw:page-thumbnail draw:style-name="gr29" draw:layer="layout" svg:width="19.798cm" svg:height="11.136cm" svg:x="0.6cm" svg:y="2.257cm" draw:page-number="1" presentation:class="page"/>
          <draw:frame presentation:style-name="pr1" draw:text-style-name="P53" draw:layer="layout" svg:width="16.799cm" svg:height="13.364cm" svg:x="2.1cm" svg:y="14.107cm" presentation:class="notes" presentation:placeholder="true">
            <draw:text-box/>
          </draw:frame>
        </presentation:notes>
      </draw:page>
      <draw:page draw:name="OPERATING INSTRUCTIONS TCO CALCULATOR V30-NEW_DESIGN (OVERVIEW)" draw:style-name="dp1" draw:master-page-name="Title_20_and_20_Content" presentation:presentation-page-layout-name="AL1T11">
        <draw:frame draw:name="object 2" presentation:style-name="pr2" draw:text-style-name="P55" draw:layer="layout" svg:width="26.689cm" svg:height="3.216cm" svg:x="0.615cm" svg:y="0.582cm" presentation:class="title" presentation:user-transformed="true">
          <draw:text-box>
            <text:p text:style-name="P54"><text:span text:style-name="T25">OPERATING INSTRUCTIONS TCO CALCULATOR V30-NEW_DESIGN (OVERVIEW)</text:span></text:p>
          </draw:text-box>
        </draw:frame>
        <draw:custom-shape draw:name="object 3" draw:style-name="gr30" draw:text-style-name="P5" draw:layer="layout" svg:width="1.511cm" svg:height="0.619cm" svg:x="1.054cm" svg:y="18.21cm">
          <text:p text:style-name="P56"><text:span text:style-name="T26">29</text:span><text:span text:style-name="T27">.0</text:span><text:span text:style-name="T26">9</text:span><text:span text:style-name="T27">.2</text:span><text:span text:style-name="T26">0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31" draw:text-style-name="P5" draw:layer="layout" svg:width="13.182cm" svg:height="0.43cm" svg:x="10.373cm" svg:y="18.092cm">
          <text:p text:style-name="P57"><text:span text:style-name="T28">MOSOLF</text:span><text:span text:style-name="T29">|</text:span><text:span text:style-name="T30">20230929_TCO_Calculator</text:span><text:span text:style-name="T26">_new_design_v30_operating instructions_4.pptx</text:span><text:span text:style-name="T29">|</text:span><text:span text:style-name="T31"> </text:span><text:span text:style-name="T32">mag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31" draw:text-style-name="P5" draw:layer="layout" svg:width="1.041cm" svg:height="0.809cm" svg:x="31.803cm" svg:y="18.092cm">
          <text:p text:style-name="P57"><text:span text:style-name="T33">Page:</text:span><text:span text:style-name="T34"> </text:span><text:span text:style-name="T26">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32" draw:text-style-name="P58" draw:layer="layout" svg:width="1.669cm" svg:height="3.086cm" svg:x="11.348cm" svg:y="3.627cm">
          <text:p text:style-name="P50"/>
          <draw:enhanced-geometry draw:mirror-horizontal="false" draw:mirror-vertical="false" drawooo:sub-view-size="601345 1111250 601345 1111250" draw:text-areas="0 0 ?f0 ?f1" svg:viewBox="0 0 0 0" draw:type="ooxml-non-primitive" draw:enhanced-path="M 601281 989368 L 0 989368 0 1110729 601281 1110729 601281 989368 Z N M 601281 0 L 0 0 0 121589 601281 121589 601281 0 Z N">
            <draw:equation draw:name="f0" draw:formula="logwidth"/>
            <draw:equation draw:name="f1" draw:formula="logheight"/>
          </draw:enhanced-geometry>
        </draw:custom-shape>
        <draw:custom-shape draw:name="object 7" draw:style-name="gr32" draw:text-style-name="P58" draw:layer="layout" svg:width="1.669cm" svg:height="1.687cm" svg:x="19.942cm" svg:y="5.026cm">
          <text:p text:style-name="P50"/>
          <draw:enhanced-geometry draw:mirror-horizontal="false" draw:mirror-vertical="false" drawooo:sub-view-size="601345 607694 601345 607694" draw:text-areas="0 0 ?f0 ?f1" svg:viewBox="0 0 0 0" draw:type="ooxml-non-primitive" draw:enhanced-path="M 601281 485978 L 0 485978 0 607339 601281 607339 601281 485978 Z N M 601281 0 L 0 0 0 121551 601281 121551 601281 0 Z N">
            <draw:equation draw:name="f0" draw:formula="logwidth"/>
            <draw:equation draw:name="f1" draw:formula="logheight"/>
          </draw:enhanced-geometry>
        </draw:custom-shape>
        <draw:custom-shape draw:name="object 8" draw:style-name="gr32" draw:text-style-name="P58" draw:layer="layout" svg:width="1.671cm" svg:height="3.086cm" svg:x="28.616cm" svg:y="3.627cm">
          <text:p text:style-name="P50"/>
          <draw:enhanced-geometry draw:mirror-horizontal="false" draw:mirror-vertical="false" drawooo:sub-view-size="601979 1111250 601979 1111250" draw:text-areas="0 0 ?f0 ?f1" svg:viewBox="0 0 0 0" draw:type="ooxml-non-primitive" draw:enhanced-path="M 601472 989368 L 0 989368 0 1110729 601472 1110729 601472 989368 Z N M 601472 0 L 0 0 0 121589 601472 121589 601472 0 Z N">
            <draw:equation draw:name="f0" draw:formula="logwidth"/>
            <draw:equation draw:name="f1" draw:formula="logheight"/>
          </draw:enhanced-geometry>
        </draw:custom-shape>
        <draw:g draw:name="object 9">
          <draw:custom-shape draw:name="object 10" draw:style-name="gr32" draw:text-style-name="P58" draw:layer="layout" svg:width="1.669cm" svg:height="0.338cm" svg:x="11.348cm" svg:y="9.333cm">
            <text:p text:style-name="P50"/>
            <draw:enhanced-geometry draw:mirror-horizontal="false" draw:mirror-vertical="false" drawooo:sub-view-size="601345 121920" draw:text-areas="0 0 ?f0 ?f1" svg:viewBox="0 0 0 0" draw:type="ooxml-non-primitive" draw:enhanced-path="M 0 121552 L 601281 121552 601281 0 0 0 0 121552 Z N">
              <draw:equation draw:name="f0" draw:formula="logwidth"/>
              <draw:equation draw:name="f1" draw:formula="logheight"/>
            </draw:enhanced-geometry>
          </draw:custom-shape>
          <draw:custom-shape draw:name="object 11" draw:style-name="gr33" draw:text-style-name="P5" draw:layer="layout" svg:width="0.08cm" svg:height="0.001cm" svg:x="11.372cm" svg:y="9.357cm">
            <text:p text:style-name="P50"/>
            <draw:enhanced-geometry draw:mirror-horizontal="false" draw:mirror-vertical="false" drawooo:sub-view-size="29210 0" draw:text-areas="0 0 ?f0 ?f1" svg:viewBox="0 0 0 0" draw:type="ooxml-non-primitive" draw:enhanced-path="M 0 0 L 28898 0 N">
              <draw:equation draw:name="f0" draw:formula="logwidth"/>
              <draw:equation draw:name="f1" draw:formula="logheight"/>
            </draw:enhanced-geometry>
          </draw:custom-shape>
          <draw:custom-shape draw:name="object 12" draw:style-name="gr34" draw:text-style-name="P59" draw:layer="layout" svg:width="0.096cm" svg:height="0.017cm" svg:x="11.364cm" svg:y="9.349cm">
            <text:p text:style-name="P50"/>
            <draw:enhanced-geometry draw:mirror-horizontal="false" draw:mirror-vertical="false" drawooo:sub-view-size="34925 6350" draw:text-areas="0 0 ?f0 ?f1" svg:viewBox="0 0 0 0" draw:type="ooxml-non-primitive" draw:enhanced-path="M 34678 0 L 0 0 0 5779 34678 5779 34678 0 Z N">
              <draw:equation draw:name="f0" draw:formula="logwidth"/>
              <draw:equation draw:name="f1" draw:formula="logheight"/>
            </draw:enhanced-geometry>
          </draw:custom-shape>
          <draw:custom-shape draw:name="object 13" draw:style-name="gr33" draw:text-style-name="P5" draw:layer="layout" svg:width="0.064cm" svg:height="0.001cm" svg:x="11.372cm" svg:y="9.373cm">
            <text:p text:style-name="P50"/>
            <draw:enhanced-geometry draw:mirror-horizontal="false" draw:mirror-vertical="false" drawooo:sub-view-size="23495 0" draw:text-areas="0 0 ?f0 ?f1" svg:viewBox="0 0 0 0" draw:type="ooxml-non-primitive" draw:enhanced-path="M 0 0 L 23118 0 N">
              <draw:equation draw:name="f0" draw:formula="logwidth"/>
              <draw:equation draw:name="f1" draw:formula="logheight"/>
            </draw:enhanced-geometry>
          </draw:custom-shape>
          <draw:custom-shape draw:name="object 14" draw:style-name="gr34" draw:text-style-name="P59" draw:layer="layout" svg:width="0.08cm" svg:height="0.017cm" svg:x="11.364cm" svg:y="9.365cm">
            <text:p text:style-name="P50"/>
            <draw:enhanced-geometry draw:mirror-horizontal="false" draw:mirror-vertical="false" drawooo:sub-view-size="29210 6350" draw:text-areas="0 0 ?f0 ?f1" svg:viewBox="0 0 0 0" draw:type="ooxml-non-primitive" draw:enhanced-path="M 28898 0 L 0 0 0 5779 28898 5779 28898 0 Z N">
              <draw:equation draw:name="f0" draw:formula="logwidth"/>
              <draw:equation draw:name="f1" draw:formula="logheight"/>
            </draw:enhanced-geometry>
          </draw:custom-shape>
          <draw:custom-shape draw:name="object 15" draw:style-name="gr33" draw:text-style-name="P5" draw:layer="layout" svg:width="0.048cm" svg:height="0.001cm" svg:x="11.372cm" svg:y="9.389cm">
            <text:p text:style-name="P50"/>
            <draw:enhanced-geometry draw:mirror-horizontal="false" draw:mirror-vertical="false" drawooo:sub-view-size="17779 0" draw:text-areas="0 0 ?f0 ?f1" svg:viewBox="0 0 0 0" draw:type="ooxml-non-primitive" draw:enhanced-path="M 0 0 L 17339 0 N">
              <draw:equation draw:name="f0" draw:formula="logwidth"/>
              <draw:equation draw:name="f1" draw:formula="logheight"/>
            </draw:enhanced-geometry>
          </draw:custom-shape>
          <draw:custom-shape draw:name="object 16" draw:style-name="gr34" draw:text-style-name="P59" draw:layer="layout" svg:width="0.064cm" svg:height="0.017cm" svg:x="11.364cm" svg:y="9.381cm">
            <text:p text:style-name="P50"/>
            <draw:enhanced-geometry draw:mirror-horizontal="false" draw:mirror-vertical="false" drawooo:sub-view-size="23495 6350" draw:text-areas="0 0 ?f0 ?f1" svg:viewBox="0 0 0 0" draw:type="ooxml-non-primitive" draw:enhanced-path="M 23118 0 L 0 0 0 5779 23118 5779 23118 0 Z N">
              <draw:equation draw:name="f0" draw:formula="logwidth"/>
              <draw:equation draw:name="f1" draw:formula="logheight"/>
            </draw:enhanced-geometry>
          </draw:custom-shape>
          <draw:custom-shape draw:name="object 17" draw:style-name="gr33" draw:text-style-name="P5" draw:layer="layout" svg:width="0.033cm" svg:height="0.001cm" svg:x="11.372cm" svg:y="9.405cm">
            <text:p text:style-name="P50"/>
            <draw:enhanced-geometry draw:mirror-horizontal="false" draw:mirror-vertical="false" drawooo:sub-view-size="12064 0" draw:text-areas="0 0 ?f0 ?f1" svg:viewBox="0 0 0 0" draw:type="ooxml-non-primitive" draw:enhanced-path="M 0 0 L 11559 0 N">
              <draw:equation draw:name="f0" draw:formula="logwidth"/>
              <draw:equation draw:name="f1" draw:formula="logheight"/>
            </draw:enhanced-geometry>
          </draw:custom-shape>
          <draw:custom-shape draw:name="object 18" draw:style-name="gr34" draw:text-style-name="P59" draw:layer="layout" svg:width="0.048cm" svg:height="0.017cm" svg:x="11.364cm" svg:y="9.397cm">
            <text:p text:style-name="P50"/>
            <draw:enhanced-geometry draw:mirror-horizontal="false" draw:mirror-vertical="false" drawooo:sub-view-size="17779 6350" draw:text-areas="0 0 ?f0 ?f1" svg:viewBox="0 0 0 0" draw:type="ooxml-non-primitive" draw:enhanced-path="M 17339 0 L 0 0 0 5779 17339 5779 17339 0 Z N">
              <draw:equation draw:name="f0" draw:formula="logwidth"/>
              <draw:equation draw:name="f1" draw:formula="logheight"/>
            </draw:enhanced-geometry>
          </draw:custom-shape>
          <draw:custom-shape draw:name="object 19" draw:style-name="gr33" draw:text-style-name="P5" draw:layer="layout" svg:width="0.017cm" svg:height="0.001cm" svg:x="11.372cm" svg:y="9.421cm">
            <text:p text:style-name="P50"/>
            <draw:enhanced-geometry draw:mirror-horizontal="false" draw:mirror-vertical="false" drawooo:sub-view-size="6350 0" draw:text-areas="0 0 ?f0 ?f1" svg:viewBox="0 0 0 0" draw:type="ooxml-non-primitive" draw:enhanced-path="M 0 0 L 5779 0 N">
              <draw:equation draw:name="f0" draw:formula="logwidth"/>
              <draw:equation draw:name="f1" draw:formula="logheight"/>
            </draw:enhanced-geometry>
          </draw:custom-shape>
          <draw:custom-shape draw:name="object 20" draw:style-name="gr34" draw:text-style-name="P59" draw:layer="layout" svg:width="0.033cm" svg:height="0.033cm" svg:x="11.364cm" svg:y="9.413cm">
            <text:p text:style-name="P50"/>
            <draw:enhanced-geometry draw:mirror-horizontal="false" draw:mirror-vertical="false" drawooo:sub-view-size="12064 12064" draw:text-areas="0 0 ?f0 ?f1" svg:viewBox="0 0 0 0" draw:type="ooxml-non-primitive" draw:enhanced-path="M 11557 0 L 0 0 0 5778 0 11557 5778 11557 5778 5778 11557 5778 11557 0 Z N">
              <draw:equation draw:name="f0" draw:formula="logwidth"/>
              <draw:equation draw:name="f1" draw:formula="logheight"/>
            </draw:enhanced-geometry>
          </draw:custom-shape>
          <draw:custom-shape draw:name="object 21" draw:style-name="gr32" draw:text-style-name="P58" draw:layer="layout" svg:width="1.669cm" svg:height="4.435cm" svg:x="11.348cm" svg:y="10.007cm">
            <text:p text:style-name="P50"/>
            <draw:enhanced-geometry draw:mirror-horizontal="false" draw:mirror-vertical="false" drawooo:sub-view-size="601345 1597025 601345 1597025 601345 1597025 601345 1597025 601345 1597025" draw:text-areas="0 0 ?f0 ?f1" svg:viewBox="0 0 0 0" draw:type="ooxml-non-primitive" draw:enhanced-path="M 601281 1475384 L 0 1475384 0 1596707 601281 1596707 601281 1475384 Z N M 601281 989368 L 0 989368 0 1110919 601281 1110919 601281 989368 Z N M 601281 503313 L 0 503313 0 624903 601281 624903 601281 503313 Z N M 601281 260400 L 0 260400 0 381800 601281 381800 601281 260400 Z N M 601281 0 L 0 0 0 121513 601281 121513 601281 0 Z N">
              <draw:equation draw:name="f0" draw:formula="logwidth"/>
              <draw:equation draw:name="f1" draw:formula="logheight"/>
            </draw:enhanced-geometry>
          </draw:custom-shape>
        </draw:g>
        <draw:g draw:name="object 22">
          <draw:custom-shape draw:name="object 23" draw:style-name="gr32" draw:text-style-name="P58" draw:layer="layout" svg:width="1.669cm" svg:height="0.338cm" svg:x="19.942cm" svg:y="9.333cm">
            <text:p text:style-name="P50"/>
            <draw:enhanced-geometry draw:mirror-horizontal="false" draw:mirror-vertical="false" drawooo:sub-view-size="601345 121920" draw:text-areas="0 0 ?f0 ?f1" svg:viewBox="0 0 0 0" draw:type="ooxml-non-primitive" draw:enhanced-path="M 0 121552 L 601281 121552 601281 0 0 0 0 121552 Z N">
              <draw:equation draw:name="f0" draw:formula="logwidth"/>
              <draw:equation draw:name="f1" draw:formula="logheight"/>
            </draw:enhanced-geometry>
          </draw:custom-shape>
          <draw:custom-shape draw:name="object 24" draw:style-name="gr33" draw:text-style-name="P5" draw:layer="layout" svg:width="0.08cm" svg:height="0.001cm" svg:x="19.966cm" svg:y="9.357cm">
            <text:p text:style-name="P50"/>
            <draw:enhanced-geometry draw:mirror-horizontal="false" draw:mirror-vertical="false" drawooo:sub-view-size="29209 0" draw:text-areas="0 0 ?f0 ?f1" svg:viewBox="0 0 0 0" draw:type="ooxml-non-primitive" draw:enhanced-path="M 0 0 L 28898 0 N">
              <draw:equation draw:name="f0" draw:formula="logwidth"/>
              <draw:equation draw:name="f1" draw:formula="logheight"/>
            </draw:enhanced-geometry>
          </draw:custom-shape>
          <draw:custom-shape draw:name="object 25" draw:style-name="gr34" draw:text-style-name="P59" draw:layer="layout" svg:width="0.096cm" svg:height="0.017cm" svg:x="19.958cm" svg:y="9.349cm">
            <text:p text:style-name="P50"/>
            <draw:enhanced-geometry draw:mirror-horizontal="false" draw:mirror-vertical="false" drawooo:sub-view-size="34925 6350" draw:text-areas="0 0 ?f0 ?f1" svg:viewBox="0 0 0 0" draw:type="ooxml-non-primitive" draw:enhanced-path="M 34678 0 L 0 0 0 5779 34678 5779 34678 0 Z N">
              <draw:equation draw:name="f0" draw:formula="logwidth"/>
              <draw:equation draw:name="f1" draw:formula="logheight"/>
            </draw:enhanced-geometry>
          </draw:custom-shape>
          <draw:custom-shape draw:name="object 26" draw:style-name="gr33" draw:text-style-name="P5" draw:layer="layout" svg:width="0.064cm" svg:height="0.001cm" svg:x="19.966cm" svg:y="9.373cm">
            <text:p text:style-name="P50"/>
            <draw:enhanced-geometry draw:mirror-horizontal="false" draw:mirror-vertical="false" drawooo:sub-view-size="23495 0" draw:text-areas="0 0 ?f0 ?f1" svg:viewBox="0 0 0 0" draw:type="ooxml-non-primitive" draw:enhanced-path="M 0 0 L 23118 0 N">
              <draw:equation draw:name="f0" draw:formula="logwidth"/>
              <draw:equation draw:name="f1" draw:formula="logheight"/>
            </draw:enhanced-geometry>
          </draw:custom-shape>
          <draw:custom-shape draw:name="object 27" draw:style-name="gr34" draw:text-style-name="P59" draw:layer="layout" svg:width="0.08cm" svg:height="0.017cm" svg:x="19.958cm" svg:y="9.365cm">
            <text:p text:style-name="P50"/>
            <draw:enhanced-geometry draw:mirror-horizontal="false" draw:mirror-vertical="false" drawooo:sub-view-size="29209 6350" draw:text-areas="0 0 ?f0 ?f1" svg:viewBox="0 0 0 0" draw:type="ooxml-non-primitive" draw:enhanced-path="M 28898 0 L 0 0 0 5779 28898 5779 28898 0 Z N">
              <draw:equation draw:name="f0" draw:formula="logwidth"/>
              <draw:equation draw:name="f1" draw:formula="logheight"/>
            </draw:enhanced-geometry>
          </draw:custom-shape>
          <draw:custom-shape draw:name="object 28" draw:style-name="gr33" draw:text-style-name="P5" draw:layer="layout" svg:width="0.048cm" svg:height="0.001cm" svg:x="19.966cm" svg:y="9.389cm">
            <text:p text:style-name="P50"/>
            <draw:enhanced-geometry draw:mirror-horizontal="false" draw:mirror-vertical="false" drawooo:sub-view-size="17779 0" draw:text-areas="0 0 ?f0 ?f1" svg:viewBox="0 0 0 0" draw:type="ooxml-non-primitive" draw:enhanced-path="M 0 0 L 17339 0 N">
              <draw:equation draw:name="f0" draw:formula="logwidth"/>
              <draw:equation draw:name="f1" draw:formula="logheight"/>
            </draw:enhanced-geometry>
          </draw:custom-shape>
          <draw:custom-shape draw:name="object 29" draw:style-name="gr34" draw:text-style-name="P59" draw:layer="layout" svg:width="0.064cm" svg:height="0.017cm" svg:x="19.958cm" svg:y="9.381cm">
            <text:p text:style-name="P50"/>
            <draw:enhanced-geometry draw:mirror-horizontal="false" draw:mirror-vertical="false" drawooo:sub-view-size="23495 6350" draw:text-areas="0 0 ?f0 ?f1" svg:viewBox="0 0 0 0" draw:type="ooxml-non-primitive" draw:enhanced-path="M 23118 0 L 0 0 0 5779 23118 5779 23118 0 Z N">
              <draw:equation draw:name="f0" draw:formula="logwidth"/>
              <draw:equation draw:name="f1" draw:formula="logheight"/>
            </draw:enhanced-geometry>
          </draw:custom-shape>
          <draw:custom-shape draw:name="object 30" draw:style-name="gr33" draw:text-style-name="P5" draw:layer="layout" svg:width="0.033cm" svg:height="0.001cm" svg:x="19.966cm" svg:y="9.405cm">
            <text:p text:style-name="P50"/>
            <draw:enhanced-geometry draw:mirror-horizontal="false" draw:mirror-vertical="false" drawooo:sub-view-size="12065 0" draw:text-areas="0 0 ?f0 ?f1" svg:viewBox="0 0 0 0" draw:type="ooxml-non-primitive" draw:enhanced-path="M 0 0 L 11559 0 N">
              <draw:equation draw:name="f0" draw:formula="logwidth"/>
              <draw:equation draw:name="f1" draw:formula="logheight"/>
            </draw:enhanced-geometry>
          </draw:custom-shape>
          <draw:custom-shape draw:name="object 31" draw:style-name="gr34" draw:text-style-name="P59" draw:layer="layout" svg:width="0.048cm" svg:height="0.017cm" svg:x="19.958cm" svg:y="9.397cm">
            <text:p text:style-name="P50"/>
            <draw:enhanced-geometry draw:mirror-horizontal="false" draw:mirror-vertical="false" drawooo:sub-view-size="17779 6350" draw:text-areas="0 0 ?f0 ?f1" svg:viewBox="0 0 0 0" draw:type="ooxml-non-primitive" draw:enhanced-path="M 17339 0 L 0 0 0 5779 17339 5779 17339 0 Z N">
              <draw:equation draw:name="f0" draw:formula="logwidth"/>
              <draw:equation draw:name="f1" draw:formula="logheight"/>
            </draw:enhanced-geometry>
          </draw:custom-shape>
          <draw:custom-shape draw:name="object 32" draw:style-name="gr33" draw:text-style-name="P5" draw:layer="layout" svg:width="0.017cm" svg:height="0.001cm" svg:x="19.966cm" svg:y="9.421cm">
            <text:p text:style-name="P50"/>
            <draw:enhanced-geometry draw:mirror-horizontal="false" draw:mirror-vertical="false" drawooo:sub-view-size="6350 0" draw:text-areas="0 0 ?f0 ?f1" svg:viewBox="0 0 0 0" draw:type="ooxml-non-primitive" draw:enhanced-path="M 0 0 L 5779 0 N">
              <draw:equation draw:name="f0" draw:formula="logwidth"/>
              <draw:equation draw:name="f1" draw:formula="logheight"/>
            </draw:enhanced-geometry>
          </draw:custom-shape>
          <draw:custom-shape draw:name="object 33" draw:style-name="gr34" draw:text-style-name="P59" draw:layer="layout" svg:width="0.033cm" svg:height="0.033cm" svg:x="19.958cm" svg:y="9.413cm">
            <text:p text:style-name="P50"/>
            <draw:enhanced-geometry draw:mirror-horizontal="false" draw:mirror-vertical="false" drawooo:sub-view-size="12065 12064" draw:text-areas="0 0 ?f0 ?f1" svg:viewBox="0 0 0 0" draw:type="ooxml-non-primitive" draw:enhanced-path="M 11569 0 L 0 0 0 5778 0 11557 5778 11557 5778 5778 11569 5778 11569 0 Z N">
              <draw:equation draw:name="f0" draw:formula="logwidth"/>
              <draw:equation draw:name="f1" draw:formula="logheight"/>
            </draw:enhanced-geometry>
          </draw:custom-shape>
          <draw:custom-shape draw:name="object 34" draw:style-name="gr32" draw:text-style-name="P58" draw:layer="layout" svg:width="1.669cm" svg:height="4.435cm" svg:x="19.942cm" svg:y="10.007cm">
            <text:p text:style-name="P50"/>
            <draw:enhanced-geometry draw:mirror-horizontal="false" draw:mirror-vertical="false" drawooo:sub-view-size="601345 1597025 601345 1597025 601345 1597025 601345 1597025 601345 1597025" draw:text-areas="0 0 ?f0 ?f1" svg:viewBox="0 0 0 0" draw:type="ooxml-non-primitive" draw:enhanced-path="M 601281 1475384 L 0 1475384 0 1596707 601281 1596707 601281 1475384 Z N M 601281 989368 L 0 989368 0 1110919 601281 1110919 601281 989368 Z N M 601281 503313 L 0 503313 0 624903 601281 624903 601281 503313 Z N M 601281 260400 L 0 260400 0 381800 601281 381800 601281 260400 Z N M 601281 0 L 0 0 0 121513 601281 121513 601281 0 Z N">
              <draw:equation draw:name="f0" draw:formula="logwidth"/>
              <draw:equation draw:name="f1" draw:formula="logheight"/>
            </draw:enhanced-geometry>
          </draw:custom-shape>
        </draw:g>
        <draw:g draw:name="object 35">
          <draw:custom-shape draw:name="object 36" draw:style-name="gr32" draw:text-style-name="P58" draw:layer="layout" svg:width="1.671cm" svg:height="0.338cm" svg:x="28.616cm" svg:y="9.333cm">
            <text:p text:style-name="P50"/>
            <draw:enhanced-geometry draw:mirror-horizontal="false" draw:mirror-vertical="false" drawooo:sub-view-size="601979 121920" draw:text-areas="0 0 ?f0 ?f1" svg:viewBox="0 0 0 0" draw:type="ooxml-non-primitive" draw:enhanced-path="M 0 121552 L 601474 121552 601474 0 0 0 0 121552 Z N">
              <draw:equation draw:name="f0" draw:formula="logwidth"/>
              <draw:equation draw:name="f1" draw:formula="logheight"/>
            </draw:enhanced-geometry>
          </draw:custom-shape>
          <draw:custom-shape draw:name="object 37" draw:style-name="gr32" draw:text-style-name="P58" draw:layer="layout" svg:width="1.671cm" svg:height="4.435cm" svg:x="28.616cm" svg:y="10.007cm">
            <text:p text:style-name="P50"/>
            <draw:enhanced-geometry draw:mirror-horizontal="false" draw:mirror-vertical="false" drawooo:sub-view-size="601979 1597025 601979 1597025 601979 1597025 601979 1597025 601979 1597025" draw:text-areas="0 0 ?f0 ?f1" svg:viewBox="0 0 0 0" draw:type="ooxml-non-primitive" draw:enhanced-path="M 601472 1475384 L 0 1475384 0 1596707 601472 1596707 601472 1475384 Z N M 601472 989368 L 0 989368 0 1110919 601472 1110919 601472 989368 Z N M 601472 503313 L 0 503313 0 624903 601472 624903 601472 503313 Z N M 601472 260400 L 0 260400 0 381800 601472 381800 601472 260400 Z N M 601472 0 L 0 0 0 121513 601472 121513 601472 0 Z N">
              <draw:equation draw:name="f0" draw:formula="logwidth"/>
              <draw:equation draw:name="f1" draw:formula="logheight"/>
            </draw:enhanced-geometry>
          </draw:custom-shape>
        </draw:g>
        <draw:g draw:name="object 38">
          <draw:custom-shape draw:name="object 39" draw:style-name="gr32" draw:text-style-name="P58" draw:layer="layout" svg:width="1.669cm" svg:height="6.718cm" svg:x="3.783cm" svg:y="2.953cm">
            <text:p text:style-name="P50"/>
            <draw:enhanced-geometry draw:mirror-horizontal="false" draw:mirror-vertical="false" drawooo:sub-view-size="601344 2418715 601344 2418715 601344 2418715 601344 2418715 601344 2418715" draw:text-areas="0 0 ?f0 ?f1" svg:viewBox="0 0 0 0" draw:type="ooxml-non-primitive" draw:enhanced-path="M 601281 2296782 L 0 2296782 0 2418334 601281 2418334 601281 2296782 Z N M 601281 1810804 L 0 1810804 0 1932355 601281 1932355 601281 1810804 Z N M 601281 1232281 L 0 1232281 0 1353642 601281 1353642 601281 1232281 Z N M 601281 989177 L 0 989177 0 1110767 601281 1110767 601281 989177 Z N M 601281 0 L 0 0 0 121399 601281 121399 601281 0 Z N">
              <draw:equation draw:name="f0" draw:formula="logwidth"/>
              <draw:equation draw:name="f1" draw:formula="logheight"/>
            </draw:enhanced-geometry>
          </draw:custom-shape>
          <draw:custom-shape draw:name="object 40" draw:style-name="gr32" draw:text-style-name="P58" draw:layer="layout" svg:width="1.669cm" svg:height="5.497cm" svg:x="3.783cm" svg:y="10.007cm">
            <text:p text:style-name="P50"/>
            <draw:enhanced-geometry draw:mirror-horizontal="false" draw:mirror-vertical="false" drawooo:sub-view-size="601344 1979295 601344 1979295 601344 1979295 601344 1979295 601344 1979295" draw:text-areas="0 0 ?f0 ?f1" svg:viewBox="0 0 0 0" draw:type="ooxml-non-primitive" draw:enhanced-path="M 601281 1834032 L 0 1834032 0 1978698 601281 1978698 601281 1834032 Z N M 601281 1232268 L 0 1232268 0 1475384 601281 1475384 601281 1232268 Z N M 601281 989368 L 0 989368 0 1110919 601281 1110919 601281 989368 Z N M 601281 260400 L 0 260400 0 381800 601281 381800 601281 260400 Z N M 601281 0 L 0 0 0 121513 601281 121513 601281 0 Z N">
              <draw:equation draw:name="f0" draw:formula="logwidth"/>
              <draw:equation draw:name="f1" draw:formula="logheight"/>
            </draw:enhanced-geometry>
          </draw:custom-shape>
        </draw:g>
        <draw:custom-shape draw:name="object 41" draw:style-name="gr30" draw:text-style-name="P5" draw:layer="layout" svg:width="7.166cm" svg:height="0.577cm" svg:x="7.605cm" svg:y="2.129cm">
          <text:p text:style-name="P60"><text:span text:style-name="T35">Digital twin 1</text:span><text:span text:style-name="T36">(BEV</text:span><text:span text:style-name="T37">Truck)</text:span><text:span text:style-name="T36">/ Basic costs</text:span><text:span text:style-name="T38"> </text:span><text:span text:style-name="T37">tech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2" draw:style-name="gr30" draw:text-style-name="P5" draw:layer="layout" svg:width="7.469cm" svg:height="0.577cm" svg:x="16.199cm" svg:y="2.129cm">
          <text:p text:style-name="P60"><text:span text:style-name="T35">Digital twin 2</text:span><text:span text:style-name="T39">(Diesel</text:span><text:span text:style-name="T37">Truck)</text:span><text:span text:style-name="T36">/ Basic costs</text:span><text:span text:style-name="T40"> </text:span><text:span text:style-name="T37">tech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3" draw:style-name="gr30" draw:text-style-name="P5" draw:layer="layout" svg:width="7.294cm" svg:height="0.577cm" svg:x="24.889cm" svg:y="2.129cm">
          <text:p text:style-name="P60"><text:span text:style-name="T35">Digital twin 3</text:span><text:span text:style-name="T36">(FCEV</text:span><text:span text:style-name="T37">Truck)</text:span><text:span text:style-name="T36">/ Basic costs</text:span><text:span text:style-name="T38"> </text:span><text:span text:style-name="T37">tech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4" draw:style-name="gr30" draw:text-style-name="P5" draw:layer="layout" svg:width="1.622cm" svg:height="0.577cm" svg:x="0.763cm" svg:y="4.684cm">
          <text:p text:style-name="P60"><text:span text:style-name="T41">N</text:span><text:span text:style-name="T40">u</text:span><text:span text:style-name="T42">tze</text:span><text:span text:style-name="T43">r</text:span><text:span text:style-name="T40">d</text:span><text:span text:style-name="T44">a</text:span><text:span text:style-name="T42">te</text:span><text:span text:style-name="T36">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5" draw:style-name="gr30" draw:text-style-name="P5" draw:layer="layout" svg:width="5.599cm" svg:height="1.006cm" svg:x="8.631cm" svg:y="4.298cm">
          <text:p text:style-name="P61"><text:span text:style-name="T45">[km]</text:span><text:span text:style-name="T46">50</text:span><text:span text:style-name="T47">km</text:span></text:p>
          <text:p text:style-name="P62"><text:span text:style-name="T48"/></text:p>
          <text:p text:style-name="P63"><text:span text:style-name="T49">c</text:span><text:span text:style-name="T50">H</text:span><text:span text:style-name="T49"> </text:span><text:span text:style-name="T46">150.0</text:span><text:span text:style-name="T50">0</text:span><text:span text:style-name="T49"> </text:span><text:span text:style-name="T51">k</text:span><text:span text:style-name="T45">W</text:span><text:span text:style-name="T49">H</text:span><text:span text:style-name="T52">/</text:span><text:span text:style-name="T46">10</text:span><text:span text:style-name="T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6" draw:style-name="gr30" draw:text-style-name="P5" draw:layer="layout" svg:width="5.481cm" svg:height="1.006cm" svg:x="17.225cm" svg:y="4.298cm">
          <text:p text:style-name="P64"><text:span text:style-name="T45">[km]</text:span><text:span text:style-name="T46">100</text:span><text:span text:style-name="T47">km</text:span></text:p>
          <text:p text:style-name="P65"><text:span text:style-name="T48"/></text:p>
          <text:p text:style-name="P66"><text:span text:style-name="T49">c</text:span><text:span text:style-name="T50">H</text:span><text:span text:style-name="T52"> </text:span><text:span text:style-name="T45">[</text:span><text:span text:style-name="T51">k</text:span><text:span text:style-name="T45">W</text:span><text:span text:style-name="T49">H</text:span><text:span text:style-name="T52">/</text:span><text:span text:style-name="T46">100</text:span><text:span text:style-name="T51">k</text:span><text:span text:style-name="T49">m</text:span><text:span text:style-name="T50">]</text:span><text:span text:style-name="T49"> </text:span><text:span text:style-name="T46">31.0</text:span><text:span text:style-name="T50">0</text:span><text:span text:style-name="T49"> </text:span><text:span text:style-name="T52">l/</text:span><text:span text:style-name="T46">100</text:span><text:span text:style-name="T51">k</text:span><text:span text:style-name="T45">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7" draw:style-name="gr30" draw:text-style-name="P5" draw:layer="layout" svg:width="5.456cm" svg:height="1.006cm" svg:x="25.899cm" svg:y="4.298cm">
          <text:p text:style-name="P61"><text:span text:style-name="T45">[km]</text:span><text:span text:style-name="T46">50</text:span><text:span text:style-name="T47">km</text:span></text:p>
          <text:p text:style-name="P62"><text:span text:style-name="T48"/></text:p>
          <text:p text:style-name="P67"><text:span text:style-name="T49">c</text:span><text:span text:style-name="T50">H</text:span><text:span text:style-name="T49"> </text:span><text:span text:style-name="T46">10.0</text:span><text:span text:style-name="T50">0</text:span><text:span text:style-name="T49"> </text:span><text:span text:style-name="T51">k</text:span><text:span text:style-name="T50">G</text:span><text:span text:style-name="T53">/</text:span><text:span text:style-name="T46">100</text:span><text:span text:style-name="T50">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8" draw:style-name="gr30" draw:text-style-name="P5" draw:layer="layout" svg:width="5.167cm" svg:height="0.29cm" svg:x="8.68cm" svg:y="8.011cm">
          <text:p text:style-name="P68"><text:span text:style-name="T49">O</text:span><text:span text:style-name="T47">s</text:span><text:span text:style-name="T52">t</text:span><text:span text:style-name="T54">e</text:span><text:span text:style-name="T50">n</text:span><text:span text:style-name="T49"> </text:span><text:span text:style-name="T46">33</text:span><text:span text:style-name="T50">.</text:span><text:span text:style-name="T46">00</text:span><text:span text:style-name="T50">0</text:span><text:span text:style-name="T49"> </text:span><text:span text:style-name="T55">€</text:span><text:span text:style-name="T52">/</text:span><text:span text:style-name="T49">J</text:span><text:span text:style-name="T56">a</text:span><text:span text:style-name="T49">M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9" draw:style-name="gr30" draw:text-style-name="P5" draw:layer="layout" svg:width="5.007cm" svg:height="0.29cm" svg:x="17.435cm" svg:y="8.011cm">
          <text:p text:style-name="P69"><text:span text:style-name="T47">s</text:span><text:span text:style-name="T52">t</text:span><text:span text:style-name="T54">e</text:span><text:span text:style-name="T50">n</text:span><text:span text:style-name="T52"> </text:span><text:span text:style-name="T54">i</text:span><text:span text:style-name="T49">nc</text:span><text:span text:style-name="T54">l</text:span><text:span text:style-name="T49">.</text:span><text:span text:style-name="T56">C</text:span><text:span text:style-name="T47">O</text:span><text:span text:style-name="T50">2</text:span><text:span text:style-name="T49"> </text:span><text:span text:style-name="T46">51</text:span><text:span text:style-name="T50">.</text:span><text:span text:style-name="T46">40</text:span><text:span text:style-name="T50">0</text:span><text:span text:style-name="T49"> </text:span><text:span text:style-name="T55">€</text:span><text:span text:style-name="T52">/</text:span><text:span text:style-name="T49">J</text:span><text:span text:style-name="T56">a</text:span><text:span text:style-name="T49">M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0" draw:style-name="gr30" draw:text-style-name="P5" draw:layer="layout" svg:width="5.312cm" svg:height="0.29cm" svg:x="25.804cm" svg:y="8.011cm">
          <text:p text:style-name="P70"><text:span text:style-name="T51">k</text:span><text:span text:style-name="T49">O</text:span><text:span text:style-name="T47">s</text:span><text:span text:style-name="T52">t</text:span><text:span text:style-name="T54">e</text:span><text:span text:style-name="T50">n</text:span><text:span text:style-name="T49"> </text:span><text:span text:style-name="T46">128</text:span><text:span text:style-name="T50">.</text:span><text:span text:style-name="T46">50</text:span><text:span text:style-name="T50">0</text:span><text:span text:style-name="T49"> </text:span><text:span text:style-name="T55">€</text:span><text:span text:style-name="T52">/</text:span><text:span text:style-name="T49">J</text:span><text:span text:style-name="T56">a</text:span><text:span text:style-name="T49">M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1" draw:style-name="gr35" draw:text-style-name="P71" draw:layer="layout" svg:width="5.998cm" svg:height="14.821cm" svg:x="0.62cm" svg:y="2.102cm">
          <text:p text:style-name="P50"/>
          <draw:enhanced-geometry draw:mirror-horizontal="false" draw:mirror-vertical="false" drawooo:sub-view-size="2159635 5335905" draw:text-areas="0 0 ?f0 ?f1" svg:viewBox="0 0 0 0" draw:type="ooxml-non-primitive" draw:enhanced-path="M 2159508 0 L 0 0 0 5335524 2159508 5335524 2159508 0 Z N">
            <draw:equation draw:name="f0" draw:formula="logwidth"/>
            <draw:equation draw:name="f1" draw:formula="logheight"/>
          </draw:enhanced-geometry>
        </draw:custom-shape>
        <draw:g draw:name="object 52">
          <draw:custom-shape draw:name="object 53" draw:style-name="gr35" draw:text-style-name="P71" draw:layer="layout" svg:width="7.869cm" svg:height="4cm" svg:x="7.571cm" svg:y="2.974cm">
            <text:p text:style-name="P50"/>
            <draw:enhanced-geometry draw:mirror-horizontal="false" draw:mirror-vertical="false" drawooo:sub-view-size="2833370 1440180" draw:text-areas="0 0 ?f0 ?f1" svg:viewBox="0 0 0 0" draw:type="ooxml-non-primitive" draw:enhanced-path="M 0 1440179 L 2833116 1440179 2833116 0 0 0 0 1440179 Z N">
              <draw:equation draw:name="f0" draw:formula="logwidth"/>
              <draw:equation draw:name="f1" draw:formula="logheight"/>
            </draw:enhanced-geometry>
          </draw:custom-shape>
          <draw:custom-shape draw:name="object 54" draw:style-name="gr36" draw:text-style-name="P72" draw:layer="layout" svg:width="5.643cm" svg:height="0.854cm" svg:x="8.683cm" svg:y="4.352cm">
            <text:p text:style-name="P50"/>
            <draw:enhanced-geometry draw:mirror-horizontal="false" draw:mirror-vertical="false" drawooo:sub-view-size="2032000 307975" draw:text-areas="0 0 ?f0 ?f1" svg:viewBox="0 0 0 0" draw:type="ooxml-non-primitive" draw:enhanced-path="M 2031492 0 L 0 0 0 307848 2031492 307848 2031492 0 Z N">
              <draw:equation draw:name="f0" draw:formula="logwidth"/>
              <draw:equation draw:name="f1" draw:formula="logheight"/>
            </draw:enhanced-geometry>
          </draw:custom-shape>
          <draw:custom-shape draw:name="object 55" draw:style-name="gr37" draw:text-style-name="P5" draw:layer="layout" svg:width="5.643cm" svg:height="0.854cm" svg:x="8.683cm" svg:y="4.352cm">
            <text:p text:style-name="P50"/>
            <draw:enhanced-geometry draw:mirror-horizontal="false" draw:mirror-vertical="false" drawooo:sub-view-size="2032000 307975" draw:text-areas="0 0 ?f0 ?f1" svg:viewBox="0 0 0 0" draw:type="ooxml-non-primitive" draw:enhanced-path="M 0 307848 L 2031492 307848 2031492 0 0 0 0 307848 Z N">
              <draw:equation draw:name="f0" draw:formula="logwidth"/>
              <draw:equation draw:name="f1" draw:formula="logheight"/>
            </draw:enhanced-geometry>
          </draw:custom-shape>
        </draw:g>
        <draw:g draw:name="object 56">
          <draw:custom-shape draw:name="object 57" draw:style-name="gr35" draw:text-style-name="P71" draw:layer="layout" svg:width="7.869cm" svg:height="8.326cm" svg:x="7.571cm" svg:y="7.173cm">
            <text:p text:style-name="P50"/>
            <draw:enhanced-geometry draw:mirror-horizontal="false" draw:mirror-vertical="false" drawooo:sub-view-size="2833370 2997835" draw:text-areas="0 0 ?f0 ?f1" svg:viewBox="0 0 0 0" draw:type="ooxml-non-primitive" draw:enhanced-path="M 0 2997708 L 2833116 2997708 2833116 0 0 0 0 2997708 Z N">
              <draw:equation draw:name="f0" draw:formula="logwidth"/>
              <draw:equation draw:name="f1" draw:formula="logheight"/>
            </draw:enhanced-geometry>
          </draw:custom-shape>
          <draw:custom-shape draw:name="object 58" draw:style-name="gr36" draw:text-style-name="P72" draw:layer="layout" svg:width="5.643cm" svg:height="0.854cm" svg:x="8.683cm" svg:y="7.95cm">
            <text:p text:style-name="P50"/>
            <draw:enhanced-geometry draw:mirror-horizontal="false" draw:mirror-vertical="false" drawooo:sub-view-size="2032000 307975" draw:text-areas="0 0 ?f0 ?f1" svg:viewBox="0 0 0 0" draw:type="ooxml-non-primitive" draw:enhanced-path="M 2031492 0 L 0 0 0 307848 2031492 307848 2031492 0 Z N">
              <draw:equation draw:name="f0" draw:formula="logwidth"/>
              <draw:equation draw:name="f1" draw:formula="logheight"/>
            </draw:enhanced-geometry>
          </draw:custom-shape>
          <draw:custom-shape draw:name="object 59" draw:style-name="gr37" draw:text-style-name="P5" draw:layer="layout" svg:width="5.643cm" svg:height="0.854cm" svg:x="8.683cm" svg:y="7.95cm">
            <text:p text:style-name="P50"/>
            <draw:enhanced-geometry draw:mirror-horizontal="false" draw:mirror-vertical="false" drawooo:sub-view-size="2032000 307975" draw:text-areas="0 0 ?f0 ?f1" svg:viewBox="0 0 0 0" draw:type="ooxml-non-primitive" draw:enhanced-path="M 0 307848 L 2031492 307848 2031492 0 0 0 0 307848 Z N">
              <draw:equation draw:name="f0" draw:formula="logwidth"/>
              <draw:equation draw:name="f1" draw:formula="logheight"/>
            </draw:enhanced-geometry>
          </draw:custom-shape>
        </draw:g>
        <draw:g draw:name="object 60">
          <draw:custom-shape draw:name="object 61" draw:style-name="gr35" draw:text-style-name="P71" draw:layer="layout" svg:width="7.866cm" svg:height="4cm" svg:x="16.118cm" svg:y="2.974cm">
            <text:p text:style-name="P50"/>
            <draw:enhanced-geometry draw:mirror-horizontal="false" draw:mirror-vertical="false" drawooo:sub-view-size="2832100 1440180" draw:text-areas="0 0 ?f0 ?f1" svg:viewBox="0 0 0 0" draw:type="ooxml-non-primitive" draw:enhanced-path="M 0 1440179 L 2831592 1440179 2831592 0 0 0 0 1440179 Z N">
              <draw:equation draw:name="f0" draw:formula="logwidth"/>
              <draw:equation draw:name="f1" draw:formula="logheight"/>
            </draw:enhanced-geometry>
          </draw:custom-shape>
          <draw:custom-shape draw:name="object 62" draw:style-name="gr36" draw:text-style-name="P72" draw:layer="layout" svg:width="5.638cm" svg:height="0.854cm" svg:x="17.225cm" svg:y="4.352cm">
            <text:p text:style-name="P50"/>
            <draw:enhanced-geometry draw:mirror-horizontal="false" draw:mirror-vertical="false" drawooo:sub-view-size="2030095 307975" draw:text-areas="0 0 ?f0 ?f1" svg:viewBox="0 0 0 0" draw:type="ooxml-non-primitive" draw:enhanced-path="M 2029968 0 L 0 0 0 307848 2029968 307848 2029968 0 Z N">
              <draw:equation draw:name="f0" draw:formula="logwidth"/>
              <draw:equation draw:name="f1" draw:formula="logheight"/>
            </draw:enhanced-geometry>
          </draw:custom-shape>
          <draw:custom-shape draw:name="object 63" draw:style-name="gr37" draw:text-style-name="P5" draw:layer="layout" svg:width="5.638cm" svg:height="0.854cm" svg:x="17.225cm" svg:y="4.352cm">
            <text:p text:style-name="P50"/>
            <draw:enhanced-geometry draw:mirror-horizontal="false" draw:mirror-vertical="false" drawooo:sub-view-size="2030095 307975" draw:text-areas="0 0 ?f0 ?f1" svg:viewBox="0 0 0 0" draw:type="ooxml-non-primitive" draw:enhanced-path="M 0 307848 L 2029968 307848 2029968 0 0 0 0 307848 Z N">
              <draw:equation draw:name="f0" draw:formula="logwidth"/>
              <draw:equation draw:name="f1" draw:formula="logheight"/>
            </draw:enhanced-geometry>
          </draw:custom-shape>
        </draw:g>
        <draw:g draw:name="object 64">
          <draw:custom-shape draw:name="object 65" draw:style-name="gr35" draw:text-style-name="P71" draw:layer="layout" svg:width="7.866cm" svg:height="8.326cm" svg:x="16.118cm" svg:y="7.173cm">
            <text:p text:style-name="P50"/>
            <draw:enhanced-geometry draw:mirror-horizontal="false" draw:mirror-vertical="false" drawooo:sub-view-size="2832100 2997835" draw:text-areas="0 0 ?f0 ?f1" svg:viewBox="0 0 0 0" draw:type="ooxml-non-primitive" draw:enhanced-path="M 0 2997708 L 2831592 2997708 2831592 0 0 0 0 2997708 Z N">
              <draw:equation draw:name="f0" draw:formula="logwidth"/>
              <draw:equation draw:name="f1" draw:formula="logheight"/>
            </draw:enhanced-geometry>
          </draw:custom-shape>
          <draw:custom-shape draw:name="object 66" draw:style-name="gr36" draw:text-style-name="P72" draw:layer="layout" svg:width="5.638cm" svg:height="0.854cm" svg:x="17.391cm" svg:y="7.95cm">
            <text:p text:style-name="P50"/>
            <draw:enhanced-geometry draw:mirror-horizontal="false" draw:mirror-vertical="false" drawooo:sub-view-size="2030095 307975" draw:text-areas="0 0 ?f0 ?f1" svg:viewBox="0 0 0 0" draw:type="ooxml-non-primitive" draw:enhanced-path="M 2029967 0 L 0 0 0 307848 2029967 307848 2029967 0 Z N">
              <draw:equation draw:name="f0" draw:formula="logwidth"/>
              <draw:equation draw:name="f1" draw:formula="logheight"/>
            </draw:enhanced-geometry>
          </draw:custom-shape>
          <draw:custom-shape draw:name="object 67" draw:style-name="gr37" draw:text-style-name="P5" draw:layer="layout" svg:width="5.638cm" svg:height="0.854cm" svg:x="17.391cm" svg:y="7.95cm">
            <text:p text:style-name="P50"/>
            <draw:enhanced-geometry draw:mirror-horizontal="false" draw:mirror-vertical="false" drawooo:sub-view-size="2030095 307975" draw:text-areas="0 0 ?f0 ?f1" svg:viewBox="0 0 0 0" draw:type="ooxml-non-primitive" draw:enhanced-path="M 0 307848 L 2029967 307848 2029967 0 0 0 0 307848 Z N">
              <draw:equation draw:name="f0" draw:formula="logwidth"/>
              <draw:equation draw:name="f1" draw:formula="logheight"/>
            </draw:enhanced-geometry>
          </draw:custom-shape>
        </draw:g>
        <draw:g draw:name="object 68">
          <draw:custom-shape draw:name="object 69" draw:style-name="gr35" draw:text-style-name="P71" draw:layer="layout" svg:width="7.869cm" svg:height="4cm" svg:x="24.784cm" svg:y="2.974cm">
            <text:p text:style-name="P50"/>
            <draw:enhanced-geometry draw:mirror-horizontal="false" draw:mirror-vertical="false" drawooo:sub-view-size="2833370 1440180" draw:text-areas="0 0 ?f0 ?f1" svg:viewBox="0 0 0 0" draw:type="ooxml-non-primitive" draw:enhanced-path="M 0 1440179 L 2833116 1440179 2833116 0 0 0 0 1440179 Z N">
              <draw:equation draw:name="f0" draw:formula="logwidth"/>
              <draw:equation draw:name="f1" draw:formula="logheight"/>
            </draw:enhanced-geometry>
          </draw:custom-shape>
          <draw:custom-shape draw:name="object 70" draw:style-name="gr36" draw:text-style-name="P72" draw:layer="layout" svg:width="5.643cm" svg:height="0.854cm" svg:x="25.84cm" svg:y="4.352cm">
            <text:p text:style-name="P50"/>
            <draw:enhanced-geometry draw:mirror-horizontal="false" draw:mirror-vertical="false" drawooo:sub-view-size="2032000 307975" draw:text-areas="0 0 ?f0 ?f1" svg:viewBox="0 0 0 0" draw:type="ooxml-non-primitive" draw:enhanced-path="M 2031492 0 L 0 0 0 307848 2031492 307848 2031492 0 Z N">
              <draw:equation draw:name="f0" draw:formula="logwidth"/>
              <draw:equation draw:name="f1" draw:formula="logheight"/>
            </draw:enhanced-geometry>
          </draw:custom-shape>
          <draw:custom-shape draw:name="object 71" draw:style-name="gr37" draw:text-style-name="P5" draw:layer="layout" svg:width="5.643cm" svg:height="0.854cm" svg:x="25.84cm" svg:y="4.352cm">
            <text:p text:style-name="P50"/>
            <draw:enhanced-geometry draw:mirror-horizontal="false" draw:mirror-vertical="false" drawooo:sub-view-size="2032000 307975" draw:text-areas="0 0 ?f0 ?f1" svg:viewBox="0 0 0 0" draw:type="ooxml-non-primitive" draw:enhanced-path="M 0 307848 L 2031492 307848 2031492 0 0 0 0 307848 Z N">
              <draw:equation draw:name="f0" draw:formula="logwidth"/>
              <draw:equation draw:name="f1" draw:formula="logheight"/>
            </draw:enhanced-geometry>
          </draw:custom-shape>
        </draw:g>
        <draw:custom-shape draw:name="object 72" draw:style-name="gr38" draw:text-style-name="P5" draw:layer="layout" svg:width="23.304cm" svg:height="0.63cm" svg:x="7.79cm" svg:y="2.174cm">
          <text:p text:style-name="P73"><text:span text:style-name="T57">Input fields</text:span><text:span text:style-name="T58">for</text:span><text:span text:style-name="T59"> </text:span><text:span text:style-name="T60">battery</text:span><text:span text:style-name="T61"> </text:span><text:span text:style-name="T62">Trucks</text:span><text:span text:style-name="T57">Input fields</text:span><text:span text:style-name="T58">for</text:span><text:span text:style-name="T63">Diesel</text:span><text:span text:style-name="T59"> </text:span><text:span text:style-name="T62">Trucks</text:span><text:span text:style-name="T57">Input fields</text:span><text:span text:style-name="T58">for</text:span><text:span text:style-name="T64">FCELL</text:span><text:span text:style-name="T65"> </text:span><text:span text:style-name="T62">Truc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73">
          <draw:custom-shape draw:name="object 74" draw:style-name="gr35" draw:text-style-name="P71" draw:layer="layout" svg:width="7.869cm" svg:height="8.326cm" svg:x="24.784cm" svg:y="7.173cm">
            <text:p text:style-name="P50"/>
            <draw:enhanced-geometry draw:mirror-horizontal="false" draw:mirror-vertical="false" drawooo:sub-view-size="2833370 2997835" draw:text-areas="0 0 ?f0 ?f1" svg:viewBox="0 0 0 0" draw:type="ooxml-non-primitive" draw:enhanced-path="M 0 2997708 L 2833116 2997708 2833116 0 0 0 0 2997708 Z N">
              <draw:equation draw:name="f0" draw:formula="logwidth"/>
              <draw:equation draw:name="f1" draw:formula="logheight"/>
            </draw:enhanced-geometry>
          </draw:custom-shape>
          <draw:custom-shape draw:name="object 75" draw:style-name="gr36" draw:text-style-name="P72" draw:layer="layout" svg:width="5.638cm" svg:height="0.854cm" svg:x="25.9cm" svg:y="7.976cm">
            <text:p text:style-name="P50"/>
            <draw:enhanced-geometry draw:mirror-horizontal="false" draw:mirror-vertical="false" drawooo:sub-view-size="2030095 307975" draw:text-areas="0 0 ?f0 ?f1" svg:viewBox="0 0 0 0" draw:type="ooxml-non-primitive" draw:enhanced-path="M 2029968 0 L 0 0 0 307848 2029968 307848 2029968 0 Z N">
              <draw:equation draw:name="f0" draw:formula="logwidth"/>
              <draw:equation draw:name="f1" draw:formula="logheight"/>
            </draw:enhanced-geometry>
          </draw:custom-shape>
          <draw:custom-shape draw:name="object 76" draw:style-name="gr37" draw:text-style-name="P5" draw:layer="layout" svg:width="5.638cm" svg:height="0.854cm" svg:x="25.9cm" svg:y="7.976cm">
            <text:p text:style-name="P50"/>
            <draw:enhanced-geometry draw:mirror-horizontal="false" draw:mirror-vertical="false" drawooo:sub-view-size="2030095 307975" draw:text-areas="0 0 ?f0 ?f1" svg:viewBox="0 0 0 0" draw:type="ooxml-non-primitive" draw:enhanced-path="M 0 307848 L 2029968 307848 2029968 0 0 0 0 307848 Z N">
              <draw:equation draw:name="f0" draw:formula="logwidth"/>
              <draw:equation draw:name="f1" draw:formula="logheight"/>
            </draw:enhanced-geometry>
          </draw:custom-shape>
        </draw:g>
        <draw:frame draw:name="object 77" draw:style-name="standard" draw:layer="layout" svg:width="32.039cm" svg:height="32.616cm" svg:x="0.608cm" svg:y="2.071cm">
          <table:table>
            <table:table-column table:style-name="co4"/>
            <table:table-column table:style-name="co5"/>
            <table:table-column table:style-name="co6"/>
            <table:table-column table:style-name="co7"/>
            <table:table-column table:style-name="co8"/>
            <table:table-column table:style-name="co9"/>
            <table:table-column table:style-name="co10"/>
            <table:table-column table:style-name="co11"/>
            <table:table-column table:style-name="co12"/>
            <table:table-column table:style-name="co13"/>
            <table:table-row table:style-name="ro8" table:default-cell-style-name="standard">
              <table:table-cell table:style-name="ce7" table:number-columns-spanned="4">
                <text:p text:style-name="P74"><text:span text:style-name="T66">Calendar dates</text:span></text:p>
              </table:table-cell>
              <table:covered-table-cell/>
              <table:covered-table-cell/>
              <table:covered-table-cell/>
              <table:table-cell table:style-name="ce8"/>
              <table:table-cell table:style-name="ce9"/>
              <table:table-cell table:style-name="ce10"/>
              <table:table-cell table:style-name="ce11"/>
              <table:table-cell table:style-name="ce12"/>
              <table:table-cell table:style-name="ce13"/>
            </table:table-row>
            <table:table-row table:style-name="ro2" table:default-cell-style-name="standard">
              <table:table-cell table:style-name="ce14" table:number-columns-spanned="4" table:number-rows-spanned="5">
                <text:p text:style-name="P75"><text:span text:style-name="T67"/></text:p>
                <text:p text:style-name="P76"><text:span text:style-name="T68">Base year </text:span><text:span text:style-name="T69">2030</text:span></text:p>
                <text:p text:style-name="P77"><text:span text:style-name="T70"/></text:p>
                <text:p text:style-name="P76"><text:span text:style-name="T71">Exchange year </text:span><text:span text:style-name="T69">2034</text:span></text:p>
              </table:table-cell>
              <table:covered-table-cell/>
              <table:covered-table-cell/>
              <table:covered-table-cell/>
              <table:table-cell table:style-name="ce8"/>
              <table:table-cell table:style-name="ce15"/>
              <table:table-cell table:style-name="ce10"/>
              <table:table-cell table:style-name="ce16"/>
              <table:table-cell table:style-name="ce12"/>
              <table:table-cell table:style-name="ce17"/>
            </table:table-row>
            <table:table-row table:style-name="ro2" table:default-cell-style-name="standard">
              <table:covered-table-cell/>
              <table:covered-table-cell/>
              <table:covered-table-cell/>
              <table:covered-table-cell/>
              <table:table-cell table:style-name="ce8"/>
              <table:table-cell table:style-name="ce18" table:number-rows-spanned="13">
                <text:p text:style-name="P78"><text:span text:style-name="T72">Drive power </text:span><text:span text:style-name="T73">400</text:span><text:span text:style-name="T74">kW</text:span></text:p>
                <text:p text:style-name="P79"><text:span text:style-name="T75">Range [km]</text:span><text:span text:style-name="T68"> </text:span><text:span text:style-name="T73">30</text:span><text:span text:style-name="T68">0</text:span><text:span text:style-name="T73">km</text:span><text:span text:style-name="T68">reserve</text:span></text:p>
                <text:p text:style-name="P80"><text:span text:style-name="T76">Chapter </text:span><text:span text:style-name="T77">2.1</text:span><text:span text:style-name="T78">a</text:span><text:span text:style-name="T79">nd</text:span><text:span text:style-name="T80"> </text:span><text:span text:style-name="T78">2.2</text:span></text:p>
                <text:p text:style-name="P81"><text:span text:style-name="T71">Consumption </text:span><text:span text:style-name="T73">km</text:span></text:p>
                <text:p text:style-name="P82"><text:span text:style-name="T81"/></text:p>
                <text:p text:style-name="P83"><text:span text:style-name="T82">Costs / Truck m. F.</text:span><text:span text:style-name="T83"> </text:span><text:span text:style-name="T73">108,385.61</text:span><text:span text:style-name="T84"> </text:span><text:span text:style-name="T85">€</text:span></text:p>
                <text:p text:style-name="P84"><text:span text:style-name="T82">Depreciation in 5 years </text:span><text:span text:style-name="T73">100</text:span><text:span text:style-name="T86">%</text:span></text:p>
              </table:table-cell>
              <table:table-cell table:style-name="ce10"/>
              <table:table-cell table:style-name="ce19" table:number-rows-spanned="13">
                <text:p text:style-name="P85"><text:span text:style-name="T72">Drive power </text:span><text:span text:style-name="T73">400</text:span><text:span text:style-name="T74">kW</text:span></text:p>
                <text:p text:style-name="P86"><text:span text:style-name="T75">Range [km]</text:span><text:span text:style-name="T68"> </text:span><text:span text:style-name="T73">100</text:span><text:span text:style-name="T68">0</text:span><text:span text:style-name="T73">km</text:span><text:span text:style-name="T68">reserve</text:span></text:p>
                <text:p text:style-name="P87"><text:span text:style-name="T76">Chapter </text:span><text:span text:style-name="T77">3.1</text:span><text:span text:style-name="T78">a</text:span><text:span text:style-name="T79">nd</text:span><text:span text:style-name="T80"> </text:span><text:span text:style-name="T78">3.2</text:span></text:p>
                <text:p text:style-name="P88"><text:span text:style-name="T71">Consumption</text:span></text:p>
                <text:p text:style-name="P89"><text:span text:style-name="T81"/></text:p>
                <text:p text:style-name="P90"><text:span text:style-name="T82">Cost / truck </text:span><text:span text:style-name="T73">97,356</text:span><text:span text:style-name="T85">€</text:span></text:p>
                <text:p text:style-name="P91"><text:span text:style-name="T82">Depreciation </text:span><text:span text:style-name="T83">in</text:span><text:span text:style-name="T87"> </text:span><text:span text:style-name="T88">5</text:span><text:span text:style-name="T89"> </text:span><text:span text:style-name="T90">years </text:span><text:span text:style-name="T46">80</text:span><text:span text:style-name="T45">%</text:span></text:p>
              </table:table-cell>
              <table:table-cell table:style-name="ce12"/>
              <table:table-cell table:style-name="ce19" table:number-rows-spanned="13">
                <text:p text:style-name="P92"><text:span text:style-name="T72">Drive power </text:span><text:span text:style-name="T73">400</text:span><text:span text:style-name="T74">kW</text:span></text:p>
                <text:p text:style-name="P93"><text:span text:style-name="T75">Range [km]</text:span><text:span text:style-name="T68"> </text:span><text:span text:style-name="T73">30</text:span><text:span text:style-name="T68">0</text:span><text:span text:style-name="T73">km</text:span><text:span text:style-name="T68">reserve</text:span></text:p>
                <text:p text:style-name="P94"><text:span text:style-name="T76">Chapter </text:span><text:span text:style-name="T77">4.1</text:span><text:span text:style-name="T78">a</text:span><text:span text:style-name="T79">nd</text:span><text:span text:style-name="T80"> </text:span><text:span text:style-name="T78">4.2</text:span></text:p>
                <text:p text:style-name="P95"><text:span text:style-name="T71">Consumption </text:span><text:span text:style-name="T86">m</text:span></text:p>
                <text:p text:style-name="P96"><text:span text:style-name="T81"/></text:p>
                <text:p text:style-name="P97"><text:span text:style-name="T82">Cost / truck</text:span><text:span text:style-name="T83">m.</text:span><text:span text:style-name="T82"> </text:span><text:span text:style-name="T83">F</text:span><text:span text:style-name="T73">146,868.20</text:span><text:span text:style-name="T84"> </text:span><text:span text:style-name="T85">€</text:span></text:p>
                <text:p text:style-name="P98"><text:span text:style-name="T82">Depreciation </text:span><text:span text:style-name="T83">in</text:span><text:span text:style-name="T87"> </text:span><text:span text:style-name="T88">5</text:span><text:span text:style-name="T89"> </text:span><text:span text:style-name="T90">years </text:span><text:span text:style-name="T46">100</text:span><text:span text:style-name="T45">%</text:span></text:p>
              </table:table-cell>
            </table:table-row>
            <table:table-row table:style-name="ro2" table:default-cell-style-name="standard">
              <table:covered-table-cell/>
              <table:covered-table-cell/>
              <table:covered-table-cell/>
              <table:covered-table-cell/>
              <table:table-cell table:style-name="ce8"/>
              <table:covered-table-cell/>
              <table:table-cell table:style-name="ce10"/>
              <table:covered-table-cell/>
              <table:table-cell table:style-name="ce12"/>
              <table:covered-table-cell/>
            </table:table-row>
            <table:table-row table:style-name="ro2" table:default-cell-style-name="standard">
              <table:covered-table-cell/>
              <table:covered-table-cell/>
              <table:covered-table-cell/>
              <table:covered-table-cell/>
              <table:table-cell table:style-name="ce8"/>
              <table:covered-table-cell/>
              <table:table-cell table:style-name="ce10"/>
              <table:covered-table-cell/>
              <table:table-cell table:style-name="ce12"/>
              <table:covered-table-cell/>
            </table:table-row>
            <table:table-row table:style-name="ro2" table:default-cell-style-name="standard">
              <table:covered-table-cell/>
              <table:covered-table-cell/>
              <table:covered-table-cell/>
              <table:covered-table-cell/>
              <table:table-cell table:style-name="ce8"/>
              <table:covered-table-cell/>
              <table:table-cell table:style-name="ce10"/>
              <table:covered-table-cell/>
              <table:table-cell table:style-name="ce12"/>
              <table:covered-table-cell/>
            </table:table-row>
            <table:table-row table:style-name="ro2" table:default-cell-style-name="standard">
              <table:table-cell table:style-name="ce20"/>
              <table:table-cell table:style-name="ce20"/>
              <table:table-cell table:style-name="ce21" table:number-columns-spanned="2"/>
              <table:covered-table-cell/>
              <table:table-cell table:style-name="ce22"/>
              <table:covered-table-cell/>
              <table:table-cell table:style-name="ce10"/>
              <table:covered-table-cell/>
              <table:table-cell table:style-name="ce12"/>
              <table:covered-table-cell/>
            </table:table-row>
            <table:table-row table:style-name="ro9" table:default-cell-style-name="standard">
              <table:table-cell table:style-name="ce23" table:number-columns-spanned="4">
                <text:p text:style-name="P99"><text:span text:style-name="T76">Chapter</text:span><text:span text:style-name="T91"> </text:span><text:span text:style-name="T92">1</text:span></text:p>
              </table:table-cell>
              <table:covered-table-cell/>
              <table:covered-table-cell/>
              <table:covered-table-cell/>
              <table:table-cell table:style-name="ce24"/>
              <table:covered-table-cell/>
              <table:table-cell table:style-name="ce10"/>
              <table:covered-table-cell/>
              <table:table-cell table:style-name="ce12"/>
              <table:covered-table-cell/>
            </table:table-row>
            <table:table-row table:style-name="ro2" table:default-cell-style-name="standard">
              <table:table-cell table:style-name="ce25"/>
              <table:table-cell table:style-name="ce25"/>
              <table:table-cell table:style-name="ce26"/>
              <table:table-cell table:style-name="ce27" table:number-rows-spanned="2"/>
              <table:table-cell table:style-name="ce22" table:number-rows-spanned="2"/>
              <table:covered-table-cell/>
              <table:table-cell table:style-name="ce10" table:number-rows-spanned="2"/>
              <table:covered-table-cell/>
              <table:table-cell table:style-name="ce12" table:number-rows-spanned="2"/>
              <table:covered-table-cell/>
            </table:table-row>
            <table:table-row table:style-name="ro2" table:default-cell-style-name="standard">
              <table:table-cell table:style-name="ce20"/>
              <table:table-cell table:style-name="ce20"/>
              <table:table-cell table:style-name="ce28"/>
              <table:covered-table-cell/>
              <table:covered-table-cell/>
              <table:covered-table-cell/>
              <table:covered-table-cell/>
              <table:covered-table-cell/>
              <table:covered-table-cell/>
              <table:covered-table-cell/>
            </table:table-row>
            <table:table-row table:style-name="ro2" table:default-cell-style-name="standard">
              <table:table-cell table:style-name="ce29" table:number-columns-spanned="4" table:number-rows-spanned="5">
                <text:p text:style-name="P100"><text:span text:style-name="T93"/></text:p>
                <text:p text:style-name="P101"><text:span text:style-name="T68">Duration of use </text:span><text:span text:style-name="T71">5 years</text:span></text:p>
                <text:p text:style-name="P102"><text:span text:style-name="T70"/></text:p>
                <text:p text:style-name="P103"><text:span text:style-name="T68">Mileage/year </text:span><text:span text:style-name="T73">100,000</text:span><text:span text:style-name="T74">km</text:span></text:p>
              </table:table-cell>
              <table:covered-table-cell/>
              <table:covered-table-cell/>
              <table:covered-table-cell/>
              <table:table-cell table:style-name="ce8"/>
              <table:covered-table-cell/>
              <table:table-cell table:style-name="ce10"/>
              <table:covered-table-cell/>
              <table:table-cell table:style-name="ce12"/>
              <table:covered-table-cell/>
            </table:table-row>
            <table:table-row table:style-name="ro2" table:default-cell-style-name="standard">
              <table:covered-table-cell/>
              <table:covered-table-cell/>
              <table:covered-table-cell/>
              <table:covered-table-cell/>
              <table:table-cell table:style-name="ce8"/>
              <table:covered-table-cell/>
              <table:table-cell table:style-name="ce10"/>
              <table:covered-table-cell/>
              <table:table-cell table:style-name="ce12"/>
              <table:covered-table-cell/>
            </table:table-row>
            <table:table-row table:style-name="ro2" table:default-cell-style-name="standard">
              <table:covered-table-cell/>
              <table:covered-table-cell/>
              <table:covered-table-cell/>
              <table:covered-table-cell/>
              <table:table-cell table:style-name="ce8"/>
              <table:covered-table-cell/>
              <table:table-cell table:style-name="ce10"/>
              <table:covered-table-cell/>
              <table:table-cell table:style-name="ce12"/>
              <table:covered-table-cell/>
            </table:table-row>
            <table:table-row table:style-name="ro2" table:default-cell-style-name="standard">
              <table:covered-table-cell/>
              <table:covered-table-cell/>
              <table:covered-table-cell/>
              <table:covered-table-cell/>
              <table:table-cell table:style-name="ce8"/>
              <table:covered-table-cell/>
              <table:table-cell table:style-name="ce10"/>
              <table:covered-table-cell/>
              <table:table-cell table:style-name="ce12"/>
              <table:covered-table-cell/>
            </table:table-row>
            <table:table-row table:style-name="ro2" table:default-cell-style-name="standard">
              <table:covered-table-cell/>
              <table:covered-table-cell/>
              <table:covered-table-cell/>
              <table:covered-table-cell/>
              <table:table-cell table:style-name="ce8"/>
              <table:covered-table-cell/>
              <table:table-cell table:style-name="ce10"/>
              <table:covered-table-cell/>
              <table:table-cell table:style-name="ce12"/>
              <table:covered-table-cell/>
            </table:table-row>
            <table:table-row table:style-name="ro10" table:default-cell-style-name="standard">
              <table:table-cell table:style-name="ce30" table:number-columns-spanned="4">
                <text:p text:style-name="P104"><text:span text:style-name="T66">Energy data</text:span></text:p>
              </table:table-cell>
              <table:covered-table-cell/>
              <table:covered-table-cell/>
              <table:covered-table-cell/>
              <table:table-cell table:style-name="ce8"/>
              <table:table-cell table:style-name="ce31">
                <text:p text:style-name="P105"><text:span text:style-name="T35">Digital twin 1 (BEV truck) operating costs</text:span></text:p>
              </table:table-cell>
              <table:table-cell table:style-name="ce10"/>
              <table:table-cell table:style-name="ce32">
                <text:p text:style-name="P106"><text:span text:style-name="T94">Digital twin 2 (diesel truck) operating costs</text:span></text:p>
              </table:table-cell>
              <table:table-cell table:style-name="ce12"/>
              <table:table-cell table:style-name="ce33">
                <text:p text:style-name="P107"><text:span text:style-name="T35">Digital Twin 3 (FCEV truck) operating costs</text:span></text:p>
              </table:table-cell>
            </table:table-row>
            <table:table-row table:style-name="ro2" table:default-cell-style-name="standard">
              <table:table-cell table:style-name="ce34" table:number-columns-spanned="4" table:number-rows-spanned="11">
                <text:p text:style-name="P108"><text:span text:style-name="T95"/></text:p>
                <text:p text:style-name="P109"><text:span text:style-name="T71">Fuel costs </text:span><text:span text:style-name="T86">1.60</text:span><text:span text:style-name="T96">€</text:span><text:span text:style-name="T97">/l</text:span></text:p>
                <text:p text:style-name="P110"><text:span text:style-name="T70"/></text:p>
                <text:p text:style-name="P111"><text:span text:style-name="T86">CO2 costs</text:span><text:span text:style-name="T68"> </text:span><text:span text:style-name="T73">85.00</text:span><text:span text:style-name="T96">€</text:span><text:span text:style-name="T97">/t</text:span></text:p>
                <text:p text:style-name="P112"><text:span text:style-name="T81"/></text:p>
                <text:p text:style-name="P109"><text:span text:style-name="T68">Ad Blue costs </text:span><text:span text:style-name="T86">1.00</text:span><text:span text:style-name="T96">€</text:span><text:span text:style-name="T97">/l</text:span></text:p>
                <text:p text:style-name="P110"><text:span text:style-name="T70"/></text:p>
                <text:p text:style-name="P109"><text:span text:style-name="T68">electricity costs </text:span><text:span text:style-name="T86">0.22</text:span><text:span text:style-name="T98">€</text:span><text:span text:style-name="T68">/kWh</text:span></text:p>
                <text:p text:style-name="P113"><text:span text:style-name="T99"/></text:p>
                <text:p text:style-name="P111"><text:span text:style-name="T86">H2 costs</text:span><text:span text:style-name="T68"> </text:span><text:span text:style-name="T73">12.85</text:span><text:span text:style-name="T98">€</text:span><text:span text:style-name="T68">/kg</text:span></text:p>
              </table:table-cell>
              <table:covered-table-cell/>
              <table:covered-table-cell/>
              <table:covered-table-cell/>
              <table:table-cell table:style-name="ce8"/>
              <table:table-cell table:style-name="ce35" table:number-rows-spanned="23">
                <text:p text:style-name="P108"><text:span text:style-name="T95"/></text:p>
                <text:p text:style-name="P114"><text:span text:style-name="T72">Energyk</text:span></text:p>
                <text:p text:style-name="P115"><text:span text:style-name="T76">Chapter</text:span><text:span text:style-name="T91"> </text:span><text:span text:style-name="T77">2.3</text:span></text:p>
                <text:p text:style-name="P116"><text:span text:style-name="T71">CO2 costs on electricity</text:span></text:p>
                <text:p text:style-name="P117"><text:span text:style-name="T68">maintenance </text:span><text:span text:style-name="T73">2,000.00</text:span><text:span text:style-name="T100"> </text:span><text:span text:style-name="T96">€</text:span><text:span text:style-name="T97">/Year</text:span></text:p>
                <text:p text:style-name="P118"><text:span text:style-name="T72">Wheels/Tires</text:span><text:span text:style-name="T97"> </text:span><text:span text:style-name="T73">14,150.00</text:span><text:span text:style-name="T96">€</text:span><text:span text:style-name="T97">/Year </text:span><text:span text:style-name="T86">Steer</text:span><text:span text:style-name="T68"> </text:span><text:span text:style-name="T86">0.0</text:span><text:span text:style-name="T68">0</text:span><text:span text:style-name="T101">€</text:span><text:span text:style-name="T75">/</text:span><text:span text:style-name="T72">J</text:span><text:span text:style-name="T97">a</text:span><text:span text:style-name="T72">Mr</text:span></text:p>
                <text:p text:style-name="P119"><text:span text:style-name="T71">Insurance </text:span><text:span text:style-name="T73">4,560.00</text:span><text:span text:style-name="T100"> </text:span><text:span text:style-name="T96">€</text:span><text:span text:style-name="T97">/Year</text:span></text:p>
                <text:p text:style-name="P120"><text:span text:style-name="T70"/></text:p>
                <text:p text:style-name="P121"><text:span text:style-name="T49">Great </text:span><text:span text:style-name="T50">0</text:span><text:span text:style-name="T102">€</text:span><text:span text:style-name="T49">/km</text:span></text:p>
                <text:p text:style-name="P122"><text:span text:style-name="T103">Route share for great</text:span><text:span text:style-name="T68"> </text:span><text:span text:style-name="T73">70</text:span><text:span text:style-name="T86">%</text:span><text:span text:style-name="T97">CO2 compensation</text:span><text:span text:style-name="T68"> </text:span><text:span text:style-name="T101">€</text:span><text:span text:style-name="T75">/</text:span><text:span text:style-name="T72">J</text:span><text:span text:style-name="T97">a</text:span><text:span text:style-name="T72">Mr </text:span><text:span text:style-name="T68">Miscellaneous </text:span><text:span text:style-name="T71">0</text:span><text:span text:style-name="T98">€</text:span><text:span text:style-name="T68">/km</text:span></text:p>
              </table:table-cell>
              <table:table-cell table:style-name="ce10"/>
              <table:table-cell table:style-name="ce36" table:number-rows-spanned="23">
                <text:p text:style-name="P108"><text:span text:style-name="T95"/></text:p>
                <text:p text:style-name="P123"><text:span text:style-name="T104">Energy co</text:span></text:p>
                <text:p text:style-name="P124"><text:span text:style-name="T76">Chapter</text:span><text:span text:style-name="T91"> </text:span><text:span text:style-name="T77">3.3</text:span></text:p>
                <text:p text:style-name="P125"><text:span text:style-name="T71">CO2 costs</text:span><text:span text:style-name="T105"> </text:span><text:span text:style-name="T68">on diesel</text:span><text:span text:style-name="T86">7,062</text:span><text:span text:style-name="T96">€</text:span><text:span text:style-name="T97">/Year</text:span></text:p>
                <text:p text:style-name="P126"><text:span text:style-name="T81"/></text:p>
                <text:p text:style-name="P127"><text:span text:style-name="T68">maintenance</text:span><text:span text:style-name="T73">5,000.00</text:span><text:span text:style-name="T100"> </text:span><text:span text:style-name="T96">€</text:span><text:span text:style-name="T97">/Year</text:span></text:p>
                <text:p text:style-name="P128"><text:span text:style-name="T70"/></text:p>
                <text:p text:style-name="P129"><text:span text:style-name="T72">Wheels</text:span><text:span text:style-name="T71">/</text:span><text:span text:style-name="T106"> </text:span><text:span text:style-name="T97">Tires</text:span><text:span text:style-name="T73">14,150.00</text:span><text:span text:style-name="T107"> </text:span><text:span text:style-name="T96">€</text:span><text:span text:style-name="T97">/Year</text:span></text:p>
                <text:p text:style-name="P130"><text:span text:style-name="T99"/></text:p>
                <text:p text:style-name="P131"><text:span text:style-name="T68">Steer</text:span><text:span text:style-name="T73">929.00</text:span><text:span text:style-name="T96">€</text:span><text:span text:style-name="T97">/Year</text:span></text:p>
                <text:p text:style-name="P132"><text:span text:style-name="T81"/></text:p>
                <text:p text:style-name="P127"><text:span text:style-name="T71">Insurance</text:span><text:span text:style-name="T73">4,560.00</text:span><text:span text:style-name="T100"> </text:span><text:span text:style-name="T96">€</text:span><text:span text:style-name="T97">/Year</text:span></text:p>
                <text:p text:style-name="P128"><text:span text:style-name="T70"/></text:p>
                <text:p text:style-name="P133"><text:span text:style-name="T68">toll</text:span><text:span text:style-name="T86">0.35</text:span><text:span text:style-name="T98">€</text:span><text:span text:style-name="T68">/km</text:span></text:p>
                <text:p text:style-name="P134"><text:span text:style-name="T108"/></text:p>
                <text:p text:style-name="P135"><text:span text:style-name="T72">Route share</text:span><text:span text:style-name="T75"> </text:span><text:span text:style-name="T71">for</text:span><text:span text:style-name="T73"> </text:span><text:span text:style-name="T68">toll</text:span><text:span text:style-name="T73">70</text:span><text:span text:style-name="T86">%</text:span></text:p>
                <text:p text:style-name="P136"><text:span text:style-name="T70"/></text:p>
                <text:p text:style-name="P137"><text:span text:style-name="T86">CO2</text:span><text:span text:style-name="T68">compensation</text:span><text:span text:style-name="T73">15</text:span><text:span text:style-name="T96">€</text:span><text:span text:style-name="T97">/t</text:span></text:p>
                <text:p text:style-name="P136"><text:span text:style-name="T70"/></text:p>
                <text:p text:style-name="P138"><text:span text:style-name="T68">Miscellaneous</text:span><text:span text:style-name="T71">0</text:span><text:span text:style-name="T98">€</text:span><text:span text:style-name="T68">/km</text:span></text:p>
              </table:table-cell>
              <table:table-cell table:style-name="ce12"/>
              <table:table-cell table:style-name="ce37" table:number-rows-spanned="23">
                <text:p text:style-name="P108"><text:span text:style-name="T95"/></text:p>
                <text:p text:style-name="P139"><text:span text:style-name="T109">energy</text:span></text:p>
                <text:p text:style-name="P140"><text:span text:style-name="T76">Chapter</text:span><text:span text:style-name="T91"> </text:span><text:span text:style-name="T77">4.3</text:span></text:p>
                <text:p text:style-name="P141"><text:span text:style-name="T71">CO2 costs</text:span><text:span text:style-name="T68">on</text:span><text:span text:style-name="T110"> </text:span><text:span text:style-name="T86">H2</text:span></text:p>
                <text:p text:style-name="P142"><text:span text:style-name="T81"/></text:p>
                <text:p text:style-name="P143"><text:span text:style-name="T68">maintenance</text:span><text:span text:style-name="T73">5,000.00</text:span><text:span text:style-name="T100"> </text:span><text:span text:style-name="T96">€</text:span><text:span text:style-name="T97">/Year</text:span></text:p>
                <text:p text:style-name="P144"><text:span text:style-name="T72">Wheels</text:span><text:span text:style-name="T71">/</text:span><text:span text:style-name="T106"> </text:span><text:span text:style-name="T97">Tires</text:span><text:span text:style-name="T73">14,150.00</text:span><text:span text:style-name="T96">€</text:span><text:span text:style-name="T97">/Year</text:span><text:span text:style-name="T86">S</text:span><text:span text:style-name="T75">t</text:span><text:span text:style-name="T106">e</text:span><text:span text:style-name="T72">u</text:span><text:span text:style-name="T106">e</text:span><text:span text:style-name="T73">r</text:span><text:span text:style-name="T68">n</text:span><text:span text:style-name="T86">0.0</text:span><text:span text:style-name="T68">0</text:span><text:span text:style-name="T101">€</text:span><text:span text:style-name="T75">/</text:span><text:span text:style-name="T72">J</text:span><text:span text:style-name="T97">a</text:span><text:span text:style-name="T72">Mr</text:span></text:p>
                <text:p text:style-name="P145"><text:span text:style-name="T71">Insurance</text:span><text:span text:style-name="T73">4,560.00</text:span><text:span text:style-name="T100"> </text:span><text:span text:style-name="T96">€</text:span><text:span text:style-name="T97">/Year</text:span></text:p>
                <text:p text:style-name="P146"><text:span text:style-name="T70"/></text:p>
                <text:p text:style-name="P147"><text:span text:style-name="T68">toll</text:span><text:span text:style-name="T71">0</text:span><text:span text:style-name="T98">€</text:span><text:span text:style-name="T68">/km</text:span></text:p>
                <text:p text:style-name="P148"><text:span text:style-name="T72">Route share</text:span><text:span text:style-name="T75"> </text:span><text:span text:style-name="T71">for</text:span><text:span text:style-name="T73"> </text:span><text:span text:style-name="T68">toll</text:span><text:span text:style-name="T73">70</text:span><text:span text:style-name="T86">%</text:span><text:span text:style-name="T97">C</text:span><text:span text:style-name="T73">O</text:span><text:span text:style-name="T68">2 K</text:span><text:span text:style-name="T72">O</text:span><text:span text:style-name="T105">m</text:span><text:span text:style-name="T72">p</text:span><text:span text:style-name="T106">e</text:span><text:span text:style-name="T72">n</text:span><text:span text:style-name="T69">s</text:span><text:span text:style-name="T97">a</text:span><text:span text:style-name="T75">ti</text:span><text:span text:style-name="T72">O</text:span><text:span text:style-name="T68">n</text:span><text:span text:style-name="T101">€</text:span><text:span text:style-name="T75">/</text:span><text:span text:style-name="T72">J</text:span><text:span text:style-name="T97">a</text:span><text:span text:style-name="T72">Mr</text:span><text:span text:style-name="T68">Miscellaneous</text:span><text:span text:style-name="T71">0</text:span><text:span text:style-name="T98">€</text:span><text:span text:style-name="T68">/km</text:span></text:p>
              </table:table-cell>
            </table:table-row>
            <table:table-row table:style-name="ro2" table:default-cell-style-name="standard">
              <table:covered-table-cell/>
              <table:covered-table-cell/>
              <table:covered-table-cell/>
              <table:covered-table-cell/>
              <table:table-cell table:style-name="ce8"/>
              <table:covered-table-cell/>
              <table:table-cell table:style-name="ce10"/>
              <table:covered-table-cell/>
              <table:table-cell table:style-name="ce12"/>
              <table:covered-table-cell/>
            </table:table-row>
            <table:table-row table:style-name="ro2" table:default-cell-style-name="standard">
              <table:covered-table-cell/>
              <table:covered-table-cell/>
              <table:covered-table-cell/>
              <table:covered-table-cell/>
              <table:table-cell table:style-name="ce8"/>
              <table:covered-table-cell/>
              <table:table-cell table:style-name="ce10"/>
              <table:covered-table-cell/>
              <table:table-cell table:style-name="ce12"/>
              <table:covered-table-cell/>
            </table:table-row>
            <table:table-row table:style-name="ro2" table:default-cell-style-name="standard">
              <table:covered-table-cell/>
              <table:covered-table-cell/>
              <table:covered-table-cell/>
              <table:covered-table-cell/>
              <table:table-cell table:style-name="ce8"/>
              <table:covered-table-cell/>
              <table:table-cell table:style-name="ce10"/>
              <table:covered-table-cell/>
              <table:table-cell table:style-name="ce12"/>
              <table:covered-table-cell/>
            </table:table-row>
            <table:table-row table:style-name="ro2" table:default-cell-style-name="standard">
              <table:covered-table-cell/>
              <table:covered-table-cell/>
              <table:covered-table-cell/>
              <table:covered-table-cell/>
              <table:table-cell table:style-name="ce8"/>
              <table:covered-table-cell/>
              <table:table-cell table:style-name="ce10"/>
              <table:covered-table-cell/>
              <table:table-cell table:style-name="ce12"/>
              <table:covered-table-cell/>
            </table:table-row>
            <table:table-row table:style-name="ro2" table:default-cell-style-name="standard">
              <table:covered-table-cell/>
              <table:covered-table-cell/>
              <table:covered-table-cell/>
              <table:covered-table-cell/>
              <table:table-cell table:style-name="ce8"/>
              <table:covered-table-cell/>
              <table:table-cell table:style-name="ce10"/>
              <table:covered-table-cell/>
              <table:table-cell table:style-name="ce12"/>
              <table:covered-table-cell/>
            </table:table-row>
            <table:table-row table:style-name="ro2" table:default-cell-style-name="standard">
              <table:covered-table-cell/>
              <table:covered-table-cell/>
              <table:covered-table-cell/>
              <table:covered-table-cell/>
              <table:table-cell table:style-name="ce8"/>
              <table:covered-table-cell/>
              <table:table-cell table:style-name="ce10"/>
              <table:covered-table-cell/>
              <table:table-cell table:style-name="ce12"/>
              <table:covered-table-cell/>
            </table:table-row>
            <table:table-row table:style-name="ro2" table:default-cell-style-name="standard">
              <table:covered-table-cell/>
              <table:covered-table-cell/>
              <table:covered-table-cell/>
              <table:covered-table-cell/>
              <table:table-cell table:style-name="ce8"/>
              <table:covered-table-cell/>
              <table:table-cell table:style-name="ce10"/>
              <table:covered-table-cell/>
              <table:table-cell table:style-name="ce12"/>
              <table:covered-table-cell/>
            </table:table-row>
            <table:table-row table:style-name="ro2" table:default-cell-style-name="standard">
              <table:covered-table-cell/>
              <table:covered-table-cell/>
              <table:covered-table-cell/>
              <table:covered-table-cell/>
              <table:table-cell table:style-name="ce8"/>
              <table:covered-table-cell/>
              <table:table-cell table:style-name="ce10"/>
              <table:covered-table-cell/>
              <table:table-cell table:style-name="ce12"/>
              <table:covered-table-cell/>
            </table:table-row>
            <table:table-row table:style-name="ro2" table:default-cell-style-name="standard">
              <table:covered-table-cell/>
              <table:covered-table-cell/>
              <table:covered-table-cell/>
              <table:covered-table-cell/>
              <table:table-cell table:style-name="ce8"/>
              <table:covered-table-cell/>
              <table:table-cell table:style-name="ce10"/>
              <table:covered-table-cell/>
              <table:table-cell table:style-name="ce12"/>
              <table:covered-table-cell/>
            </table:table-row>
            <table:table-row table:style-name="ro2" table:default-cell-style-name="standard">
              <table:covered-table-cell/>
              <table:covered-table-cell/>
              <table:covered-table-cell/>
              <table:covered-table-cell/>
              <table:table-cell table:style-name="ce8"/>
              <table:covered-table-cell/>
              <table:table-cell table:style-name="ce10"/>
              <table:covered-table-cell/>
              <table:table-cell table:style-name="ce12"/>
              <table:covered-table-cell/>
            </table:table-row>
            <table:table-row table:style-name="ro2" table:default-cell-style-name="standard">
              <table:table-cell table:style-name="ce38"/>
              <table:table-cell table:style-name="ce39"/>
              <table:table-cell table:style-name="ce40" table:number-columns-spanned="2"/>
              <table:covered-table-cell/>
              <table:table-cell table:style-name="ce8"/>
              <table:covered-table-cell/>
              <table:table-cell table:style-name="ce10"/>
              <table:covered-table-cell/>
              <table:table-cell table:style-name="ce12"/>
              <table:covered-table-cell/>
            </table:table-row>
            <table:table-row table:style-name="ro11" table:default-cell-style-name="standard">
              <table:table-cell table:style-name="ce41" table:number-columns-spanned="4">
                <text:p text:style-name="P149"><text:span text:style-name="T66">Infrastructure data</text:span></text:p>
              </table:table-cell>
              <table:covered-table-cell/>
              <table:covered-table-cell/>
              <table:covered-table-cell/>
              <table:table-cell table:style-name="ce8"/>
              <table:covered-table-cell/>
              <table:table-cell table:style-name="ce10"/>
              <table:covered-table-cell/>
              <table:table-cell table:style-name="ce12"/>
              <table:covered-table-cell/>
            </table:table-row>
            <table:table-row table:style-name="ro2" table:default-cell-style-name="standard">
              <table:table-cell table:style-name="ce38"/>
              <table:table-cell table:style-name="ce39"/>
              <table:table-cell table:style-name="ce40" table:number-columns-spanned="2"/>
              <table:covered-table-cell/>
              <table:table-cell table:style-name="ce8"/>
              <table:covered-table-cell/>
              <table:table-cell table:style-name="ce10"/>
              <table:covered-table-cell/>
              <table:table-cell table:style-name="ce12"/>
              <table:covered-table-cell/>
            </table:table-row>
            <table:table-row table:style-name="ro2" table:default-cell-style-name="standard">
              <table:table-cell table:style-name="ce42" table:number-columns-spanned="4" table:number-rows-spanned="13">
                <text:p text:style-name="P75"><text:span text:style-name="T111"/></text:p>
                <text:p text:style-name="P150"><text:span text:style-name="T68">Total electrical costs</text:span><text:span text:style-name="T72"> </text:span><text:span text:style-name="T73">523,000</text:span><text:span text:style-name="T85">€</text:span></text:p>
                <text:p text:style-name="P151"><text:span text:style-name="T70"/></text:p>
                <text:p text:style-name="P152"><text:span text:style-name="T86">150kW outlets</text:span><text:span text:style-name="T72"> </text:span><text:span text:style-name="T71">3</text:span><text:span text:style-name="T112">6</text:span></text:p>
                <text:p text:style-name="P153"><text:span text:style-name="T86">350kW outlets</text:span><text:span text:style-name="T72"> </text:span><text:span text:style-name="T71">1</text:span><text:span text:style-name="T112">5</text:span></text:p>
                <text:p text:style-name="P154"><text:span text:style-name="T103">apportionment years</text:span><text:span text:style-name="T68"> </text:span><text:span text:style-name="T69">10</text:span></text:p>
                <text:p text:style-name="P155"><text:span text:style-name="T49">Surcharge by truckmF.</text:span><text:span text:style-name="T50"> </text:span><text:span text:style-name="T45">4,755</text:span><text:span text:style-name="T113">€</text:span></text:p>
                <text:p text:style-name="P156"><text:span text:style-name="T114"/></text:p>
                <text:p text:style-name="P157"><text:span text:style-name="T68">Total costs H2</text:span><text:span text:style-name="T86"> </text:span><text:span text:style-name="T73">1,000,000</text:span><text:span text:style-name="T115"> </text:span><text:span text:style-name="T85">€</text:span></text:p>
                <text:p text:style-name="P158"><text:span text:style-name="T116"/></text:p>
                <text:p text:style-name="P159"><text:span text:style-name="T97">apportionment years</text:span><text:span text:style-name="T68"> </text:span><text:span text:style-name="T73">1</text:span><text:span text:style-name="T68">0</text:span><text:span text:style-name="T117">12</text:span></text:p>
                <text:p text:style-name="P159"><text:span text:style-name="T49">Surcharge by truck H2mF</text:span><text:span text:style-name="T50">.</text:span><text:span text:style-name="T45">8,333</text:span><text:span text:style-name="T113">€</text:span></text:p>
              </table:table-cell>
              <table:covered-table-cell/>
              <table:covered-table-cell/>
              <table:covered-table-cell/>
              <table:table-cell table:style-name="ce8"/>
              <table:covered-table-cell/>
              <table:table-cell table:style-name="ce10"/>
              <table:covered-table-cell/>
              <table:table-cell table:style-name="ce12"/>
              <table:covered-table-cell/>
            </table:table-row>
            <table:table-row table:style-name="ro2" table:default-cell-style-name="standard">
              <table:covered-table-cell/>
              <table:covered-table-cell/>
              <table:covered-table-cell/>
              <table:covered-table-cell/>
              <table:table-cell table:style-name="ce8"/>
              <table:covered-table-cell/>
              <table:table-cell table:style-name="ce10"/>
              <table:covered-table-cell/>
              <table:table-cell table:style-name="ce12"/>
              <table:covered-table-cell/>
            </table:table-row>
            <table:table-row table:style-name="ro2" table:default-cell-style-name="standard">
              <table:covered-table-cell/>
              <table:covered-table-cell/>
              <table:covered-table-cell/>
              <table:covered-table-cell/>
              <table:table-cell table:style-name="ce8"/>
              <table:covered-table-cell/>
              <table:table-cell table:style-name="ce10"/>
              <table:covered-table-cell/>
              <table:table-cell table:style-name="ce12"/>
              <table:covered-table-cell/>
            </table:table-row>
            <table:table-row table:style-name="ro2" table:default-cell-style-name="standard">
              <table:covered-table-cell/>
              <table:covered-table-cell/>
              <table:covered-table-cell/>
              <table:covered-table-cell/>
              <table:table-cell table:style-name="ce8"/>
              <table:covered-table-cell/>
              <table:table-cell table:style-name="ce10"/>
              <table:covered-table-cell/>
              <table:table-cell table:style-name="ce12"/>
              <table:covered-table-cell/>
            </table:table-row>
            <table:table-row table:style-name="ro2" table:default-cell-style-name="standard">
              <table:covered-table-cell/>
              <table:covered-table-cell/>
              <table:covered-table-cell/>
              <table:covered-table-cell/>
              <table:table-cell table:style-name="ce8"/>
              <table:covered-table-cell/>
              <table:table-cell table:style-name="ce10"/>
              <table:covered-table-cell/>
              <table:table-cell table:style-name="ce12"/>
              <table:covered-table-cell/>
            </table:table-row>
            <table:table-row table:style-name="ro2" table:default-cell-style-name="standard">
              <table:covered-table-cell/>
              <table:covered-table-cell/>
              <table:covered-table-cell/>
              <table:covered-table-cell/>
              <table:table-cell table:style-name="ce8"/>
              <table:covered-table-cell/>
              <table:table-cell table:style-name="ce10"/>
              <table:covered-table-cell/>
              <table:table-cell table:style-name="ce12"/>
              <table:covered-table-cell/>
            </table:table-row>
            <table:table-row table:style-name="ro2" table:default-cell-style-name="standard">
              <table:covered-table-cell/>
              <table:covered-table-cell/>
              <table:covered-table-cell/>
              <table:covered-table-cell/>
              <table:table-cell table:style-name="ce8"/>
              <table:covered-table-cell/>
              <table:table-cell table:style-name="ce10"/>
              <table:covered-table-cell/>
              <table:table-cell table:style-name="ce12"/>
              <table:covered-table-cell/>
            </table:table-row>
            <table:table-row table:style-name="ro2" table:default-cell-style-name="standard">
              <table:covered-table-cell/>
              <table:covered-table-cell/>
              <table:covered-table-cell/>
              <table:covered-table-cell/>
              <table:table-cell table:style-name="ce8"/>
              <table:covered-table-cell/>
              <table:table-cell table:style-name="ce10"/>
              <table:covered-table-cell/>
              <table:table-cell table:style-name="ce12"/>
              <table:covered-table-cell/>
            </table:table-row>
            <table:table-row table:style-name="ro2" table:default-cell-style-name="standard">
              <table:covered-table-cell/>
              <table:covered-table-cell/>
              <table:covered-table-cell/>
              <table:covered-table-cell/>
              <table:table-cell table:style-name="ce8"/>
              <table:covered-table-cell/>
              <table:table-cell table:style-name="ce10"/>
              <table:covered-table-cell/>
              <table:table-cell table:style-name="ce12"/>
              <table:covered-table-cell/>
            </table:table-row>
            <table:table-row table:style-name="ro2" table:default-cell-style-name="standard">
              <table:covered-table-cell/>
              <table:covered-table-cell/>
              <table:covered-table-cell/>
              <table:covered-table-cell/>
              <table:table-cell table:style-name="ce8"/>
              <table:table-cell table:style-name="ce43" table:number-rows-spanned="4">
                <text:p text:style-name="P160"><text:span text:style-name="T57">Input fields for battery trucks additional costs, tolls, CO2 taxes</text:span></text:p>
              </table:table-cell>
              <table:table-cell table:style-name="ce10"/>
              <table:table-cell table:style-name="ce44" table:number-rows-spanned="4">
                <text:p text:style-name="P161"><text:span text:style-name="T57">Input fields for diesel trucks additional costs, tolls, CO2 taxes</text:span></text:p>
              </table:table-cell>
              <table:table-cell table:style-name="ce12"/>
              <table:table-cell table:style-name="ce44" table:number-rows-spanned="4">
                <text:p text:style-name="P162"><text:span text:style-name="T57">Input fields for FCELL Trucks additional costs, tolls, CO2 taxes</text:span></text:p>
              </table:table-cell>
            </table:table-row>
            <table:table-row table:style-name="ro2" table:default-cell-style-name="standard">
              <table:covered-table-cell/>
              <table:covered-table-cell/>
              <table:covered-table-cell/>
              <table:covered-table-cell/>
              <table:table-cell table:style-name="ce8"/>
              <table:covered-table-cell/>
              <table:table-cell table:style-name="ce10"/>
              <table:covered-table-cell/>
              <table:table-cell table:style-name="ce12"/>
              <table:covered-table-cell/>
            </table:table-row>
            <table:table-row table:style-name="ro2" table:default-cell-style-name="standard">
              <table:covered-table-cell/>
              <table:covered-table-cell/>
              <table:covered-table-cell/>
              <table:covered-table-cell/>
              <table:table-cell table:style-name="ce8"/>
              <table:covered-table-cell/>
              <table:table-cell table:style-name="ce10"/>
              <table:covered-table-cell/>
              <table:table-cell table:style-name="ce12"/>
              <table:covered-table-cell/>
            </table:table-row>
            <table:table-row table:style-name="ro2" table:default-cell-style-name="standard">
              <table:covered-table-cell/>
              <table:covered-table-cell/>
              <table:covered-table-cell/>
              <table:covered-table-cell/>
              <table:table-cell table:style-name="ce8"/>
              <table:covered-table-cell/>
              <table:table-cell table:style-name="ce10"/>
              <table:covered-table-cell/>
              <table:table-cell table:style-name="ce12"/>
              <table:covered-table-cell/>
            </table:table-row>
            <table:table-row table:style-name="ro12" table:default-cell-style-name="standard">
              <table:table-cell table:style-name="ce45" table:number-columns-spanned="4">
                <text:p text:style-name="P163"><text:span text:style-name="T118">Input fields for start year, period of use, energy costs and infrastructure levy</text:span></text:p>
              </table:table-cell>
              <table:covered-table-cell/>
              <table:covered-table-cell/>
              <table:covered-table-cell/>
              <table:table-cell table:style-name="ce46" table:number-columns-spanned="6"/>
              <table:covered-table-cell/>
              <table:covered-table-cell/>
              <table:covered-table-cell/>
              <table:covered-table-cell/>
              <table:covered-table-cell/>
            </table:table-row>
          </table:table>
          <draw:image xlink:href="Pictures/TablePreview2.svm" xlink:type="simple" xlink:show="embed" xlink:actuate="onLoad"/>
        </draw:frame>
        <presentation:notes draw:style-name="dp2">
          <draw:page-thumbnail draw:style-name="gr29" draw:layer="layout" svg:width="19.798cm" svg:height="11.136cm" svg:x="0.6cm" svg:y="2.257cm" draw:page-number="2" presentation:class="page"/>
          <draw:frame presentation:style-name="pr3" draw:text-style-name="P53" draw:layer="layout" svg:width="16.799cm" svg:height="13.364cm" svg:x="2.1cm" svg:y="14.107cm" presentation:class="notes" presentation:placeholder="true">
            <draw:text-box/>
          </draw:frame>
        </presentation:notes>
      </draw:page>
      <draw:page draw:name="OPERATING INSTRUCTIONS TCO CALCULATOR V30-NEW_DESIGN (OVERVIEW)" draw:style-name="dp1" draw:master-page-name="Title_20_and_20_Content" presentation:presentation-page-layout-name="AL1T11">
        <draw:frame draw:name="object 2" presentation:style-name="pr2" draw:text-style-name="P55" draw:layer="layout" svg:width="26.587cm" svg:height="3.216cm" svg:x="0.615cm" svg:y="0.582cm" presentation:class="title" presentation:user-transformed="true">
          <draw:text-box>
            <text:p text:style-name="P54"><text:span text:style-name="T25">OPERATING INSTRUCTIONS TCO CALCULATOR V30-NEW_DESIGN (OVERVIEW)</text:span></text:p>
          </draw:text-box>
        </draw:frame>
        <draw:g draw:name="object 3">
          <draw:custom-shape draw:name="object 4" draw:style-name="gr39" draw:text-style-name="P164" draw:layer="layout" svg:width="5.942cm" svg:height="0.385cm" svg:x="0.715cm" svg:y="2.133cm">
            <text:p text:style-name="P50"/>
            <draw:enhanced-geometry draw:mirror-horizontal="false" draw:mirror-vertical="false" drawooo:sub-view-size="2139315 139065" draw:text-areas="0 0 ?f0 ?f1" svg:viewBox="0 0 0 0" draw:type="ooxml-non-primitive" draw:enhanced-path="M 2138802 0 L 0 0 0 138922 2089214 138922 2138802 16091 2138802 0 Z N">
              <draw:equation draw:name="f0" draw:formula="logwidth"/>
              <draw:equation draw:name="f1" draw:formula="logheight"/>
            </draw:enhanced-geometry>
          </draw:custom-shape>
          <draw:custom-shape draw:name="object 5" draw:style-name="gr40" draw:text-style-name="P165" draw:layer="layout" svg:width="5.765cm" svg:height="1.703cm" svg:x="0.715cm" svg:y="2.615cm">
            <text:p text:style-name="P50"/>
            <draw:enhanced-geometry draw:mirror-horizontal="false" draw:mirror-vertical="false" drawooo:sub-view-size="2075814 613410 2075814 613410" draw:text-areas="0 0 ?f0 ?f1" svg:viewBox="0 0 0 0" draw:type="ooxml-non-primitive" draw:enhanced-path="M 1876679 491832 L 0 491832 0 613384 1827606 613384 1876679 491832 Z N M 2075230 0 L 0 0 0 127330 1699336 127330 1699336 242951 0 242951 0 370243 0 491794 1876691 491794 1925739 370281 1974824 248691 1977148 242951 2023821 127330 2026158 121551 2075230 0 Z N">
              <draw:equation draw:name="f0" draw:formula="logwidth"/>
              <draw:equation draw:name="f1" draw:formula="logheight"/>
            </draw:enhanced-geometry>
          </draw:custom-shape>
          <draw:custom-shape draw:name="object 6" draw:style-name="gr39" draw:text-style-name="P164" draw:layer="layout" svg:width="4.947cm" svg:height="0.401cm" svg:x="0.715cm" svg:y="4.64cm">
            <text:p text:style-name="P50"/>
            <draw:enhanced-geometry draw:mirror-horizontal="false" draw:mirror-vertical="false" drawooo:sub-view-size="1781175 144780" draw:text-areas="0 0 ?f0 ?f1" svg:viewBox="0 0 0 0" draw:type="ooxml-non-primitive" draw:enhanced-path="M 1780950 0 L 0 0 0 144668 1722545 144668 1780950 0 Z N">
              <draw:equation draw:name="f0" draw:formula="logwidth"/>
              <draw:equation draw:name="f1" draw:formula="logheight"/>
            </draw:enhanced-geometry>
          </draw:custom-shape>
          <draw:custom-shape draw:name="object 7" draw:style-name="gr40" draw:text-style-name="P165" draw:layer="layout" svg:width="4.656cm" svg:height="0.354cm" svg:x="0.715cm" svg:y="5.363cm">
            <text:p text:style-name="P50"/>
            <draw:enhanced-geometry draw:mirror-horizontal="false" draw:mirror-vertical="false" drawooo:sub-view-size="1676400 127635" draw:text-areas="0 0 ?f0 ?f1" svg:viewBox="0 0 0 0" draw:type="ooxml-non-primitive" draw:enhanced-path="M 1675790 0 L 0 0 0 127138 1624462 127138 1675790 0 Z N">
              <draw:equation draw:name="f0" draw:formula="logwidth"/>
              <draw:equation draw:name="f1" draw:formula="logheight"/>
            </draw:enhanced-geometry>
          </draw:custom-shape>
          <draw:custom-shape draw:name="object 8" draw:style-name="gr32" draw:text-style-name="P58" draw:layer="layout" svg:width="1.452cm" svg:height="0.354cm" svg:x="3.782cm" svg:y="5.7cm">
            <text:p text:style-name="P50"/>
            <draw:enhanced-geometry draw:mirror-horizontal="false" draw:mirror-vertical="false" drawooo:sub-view-size="523239 127635" draw:text-areas="0 0 ?f0 ?f1" svg:viewBox="0 0 0 0" draw:type="ooxml-non-primitive" draw:enhanced-path="M 522706 0 L 0 0 0 127331 471300 127331 522706 0 Z N">
              <draw:equation draw:name="f0" draw:formula="logwidth"/>
              <draw:equation draw:name="f1" draw:formula="logheight"/>
            </draw:enhanced-geometry>
          </draw:custom-shape>
          <draw:custom-shape draw:name="object 9" draw:style-name="gr40" draw:text-style-name="P165" draw:layer="layout" svg:width="4.382cm" svg:height="0.354cm" svg:x="0.715cm" svg:y="6.038cm">
            <text:p text:style-name="P50"/>
            <draw:enhanced-geometry draw:mirror-horizontal="false" draw:mirror-vertical="false" drawooo:sub-view-size="1577975 127635" draw:text-areas="0 0 ?f0 ?f1" svg:viewBox="0 0 0 0" draw:type="ooxml-non-primitive" draw:enhanced-path="M 1577722 0 L 0 0 0 127331 1526316 127331 1577722 0 Z N">
              <draw:equation draw:name="f0" draw:formula="logwidth"/>
              <draw:equation draw:name="f1" draw:formula="logheight"/>
            </draw:enhanced-geometry>
          </draw:custom-shape>
          <draw:custom-shape draw:name="object 10" draw:style-name="gr32" draw:text-style-name="P58" draw:layer="layout" svg:width="1.179cm" svg:height="0.354cm" svg:x="3.782cm" svg:y="6.376cm">
            <text:p text:style-name="P50"/>
            <draw:enhanced-geometry draw:mirror-horizontal="false" draw:mirror-vertical="false" drawooo:sub-view-size="424814 127635" draw:text-areas="0 0 ?f0 ?f1" svg:viewBox="0 0 0 0" draw:type="ooxml-non-primitive" draw:enhanced-path="M 424561 0 L 0 0 0 127331 373155 127331 424561 0 Z N">
              <draw:equation draw:name="f0" draw:formula="logwidth"/>
              <draw:equation draw:name="f1" draw:formula="logheight"/>
            </draw:enhanced-geometry>
          </draw:custom-shape>
          <draw:custom-shape draw:name="object 11" draw:style-name="gr40" draw:text-style-name="P165" draw:layer="layout" svg:width="4.111cm" svg:height="0.354cm" svg:x="0.715cm" svg:y="6.713cm">
            <text:p text:style-name="P50"/>
            <draw:enhanced-geometry draw:mirror-horizontal="false" draw:mirror-vertical="false" drawooo:sub-view-size="1480185 127635" draw:text-areas="0 0 ?f0 ?f1" svg:viewBox="0 0 0 0" draw:type="ooxml-non-primitive" draw:enhanced-path="M 1479670 0 L 0 0 0 127331 1428264 127331 1479670 0 Z N">
              <draw:equation draw:name="f0" draw:formula="logwidth"/>
              <draw:equation draw:name="f1" draw:formula="logheight"/>
            </draw:enhanced-geometry>
          </draw:custom-shape>
          <draw:custom-shape draw:name="object 12" draw:style-name="gr39" draw:text-style-name="P164" draw:layer="layout" svg:width="3.934cm" svg:height="0.401cm" svg:x="0.715cm" svg:y="7.147cm">
            <text:p text:style-name="P50"/>
            <draw:enhanced-geometry draw:mirror-horizontal="false" draw:mirror-vertical="false" drawooo:sub-view-size="1416685 144780" draw:text-areas="0 0 ?f0 ?f1" svg:viewBox="0 0 0 0" draw:type="ooxml-non-primitive" draw:enhanced-path="M 1416583 0 L 0 0 0 144668 1358178 144668 1416583 0 Z N">
              <draw:equation draw:name="f0" draw:formula="logwidth"/>
              <draw:equation draw:name="f1" draw:formula="logheight"/>
            </draw:enhanced-geometry>
          </draw:custom-shape>
          <draw:custom-shape draw:name="object 13" draw:style-name="gr40" draw:text-style-name="P165" draw:layer="layout" svg:width="3.733cm" svg:height="0.354cm" svg:x="0.715cm" svg:y="7.645cm">
            <text:p text:style-name="P50"/>
            <draw:enhanced-geometry draw:mirror-horizontal="false" draw:mirror-vertical="false" drawooo:sub-view-size="1344295 127635" draw:text-areas="0 0 ?f0 ?f1" svg:viewBox="0 0 0 0" draw:type="ooxml-non-primitive" draw:enhanced-path="M 1344195 0 L 0 0 0 127331 1292790 127331 1344195 0 Z N">
              <draw:equation draw:name="f0" draw:formula="logwidth"/>
              <draw:equation draw:name="f1" draw:formula="logheight"/>
            </draw:enhanced-geometry>
          </draw:custom-shape>
          <draw:custom-shape draw:name="object 14" draw:style-name="gr32" draw:text-style-name="P58" draw:layer="layout" svg:width="0.53cm" svg:height="0.354cm" svg:x="3.782cm" svg:y="7.983cm">
            <text:p text:style-name="P50"/>
            <draw:enhanced-geometry draw:mirror-horizontal="false" draw:mirror-vertical="false" drawooo:sub-view-size="191134 127635" draw:text-areas="0 0 ?f0 ?f1" svg:viewBox="0 0 0 0" draw:type="ooxml-non-primitive" draw:enhanced-path="M 191003 0 L 0 0 0 127331 139597 127331 191003 0 Z N">
              <draw:equation draw:name="f0" draw:formula="logwidth"/>
              <draw:equation draw:name="f1" draw:formula="logheight"/>
            </draw:enhanced-geometry>
          </draw:custom-shape>
          <draw:custom-shape draw:name="object 15" draw:style-name="gr40" draw:text-style-name="P165" draw:layer="layout" svg:width="3.462cm" svg:height="3.102cm" svg:x="0.715cm" svg:y="8.32cm">
            <text:p text:style-name="P50"/>
            <draw:enhanced-geometry draw:mirror-horizontal="false" draw:mirror-vertical="false" drawooo:sub-view-size="1246505 1116964" draw:text-areas="0 0 ?f0 ?f1" svg:viewBox="0 0 0 0" draw:type="ooxml-non-primitive" draw:enhanced-path="M 1246035 0 L 0 0 0 364426 0 370243 0 1116507 795286 1116507 844372 994918 846696 989177 893368 873556 895705 867778 949426 734707 951776 728891 998512 613117 1000836 607377 1047508 491756 1049845 485978 1096568 370243 1098918 364426 1246035 0 Z N">
              <draw:equation draw:name="f0" draw:formula="logwidth"/>
              <draw:equation draw:name="f1" draw:formula="logheight"/>
            </draw:enhanced-geometry>
          </draw:custom-shape>
          <draw:custom-shape draw:name="object 16" draw:style-name="gr39" draw:text-style-name="P164" draw:layer="layout" svg:width="2.079cm" svg:height="0.354cm" svg:x="0.715cm" svg:y="11.743cm">
            <text:p text:style-name="P50"/>
            <draw:enhanced-geometry draw:mirror-horizontal="false" draw:mirror-vertical="false" drawooo:sub-view-size="748665 127635" draw:text-areas="0 0 ?f0 ?f1" svg:viewBox="0 0 0 0" draw:type="ooxml-non-primitive" draw:enhanced-path="M 748542 0 L 0 0 0 127331 697136 127331 748542 0 Z N">
              <draw:equation draw:name="f0" draw:formula="logwidth"/>
              <draw:equation draw:name="f1" draw:formula="logheight"/>
            </draw:enhanced-geometry>
          </draw:custom-shape>
          <draw:custom-shape draw:name="object 17" draw:style-name="gr40" draw:text-style-name="P165" draw:layer="layout" svg:width="1.807cm" svg:height="4.476cm" svg:x="0.715cm" svg:y="12.418cm">
            <text:p text:style-name="P50"/>
            <draw:enhanced-geometry draw:mirror-horizontal="false" draw:mirror-vertical="false" drawooo:sub-view-size="650875 1611629" draw:text-areas="0 0 ?f0 ?f1" svg:viewBox="0 0 0 0" draw:type="ooxml-non-primitive" draw:enhanced-path="M 650494 0 L 0 0 0 121602 0 127342 0 1611261 199656 1116711 201993 1110932 258064 972045 260400 966266 353860 734745 402856 613397 405193 607618 501002 370281 503339 364502 549998 248932 552335 243154 599084 127342 601408 121602 650494 0 Z N">
              <draw:equation draw:name="f0" draw:formula="logwidth"/>
              <draw:equation draw:name="f1" draw:formula="logheight"/>
            </draw:enhanced-geometry>
          </draw:custom-shape>
        </draw:g>
        <draw:custom-shape draw:name="object 18" draw:style-name="gr41" draw:text-style-name="P5" draw:layer="layout" svg:width="5.892cm" svg:height="0.402cm" svg:x="0.687cm" svg:y="2.049cm">
          <text:p text:style-name="P166"><text:span text:style-name="T36">Calendar da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42" draw:text-style-name="P71" draw:layer="layout" svg:width="3.107cm" svg:height="0.303cm" svg:x="0.687cm" svg:y="2.953cm">
          <text:p text:style-name="P167"><text:span text:style-name="T49">Base ye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43" draw:text-style-name="P58" draw:layer="layout" svg:width="1.669cm" svg:height="0.303cm" svg:x="3.782cm" svg:y="2.953cm">
          <text:p text:style-name="P168"><text:span text:style-name="T51">2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 draw:style-name="gr41" draw:text-style-name="P5" draw:layer="layout" svg:width="1.428cm" svg:height="0.76cm" svg:x="0.727cm" svg:y="3.528cm">
          <text:p text:style-name="P169"><text:span text:style-name="T53">T</text:span><text:span text:style-name="T56">a</text:span><text:span text:style-name="T49">u</text:span><text:span text:style-name="T47">s</text:span><text:span text:style-name="T50">ch</text:span><text:span text:style-name="T46">j</text:span><text:span text:style-name="T56">a</text:span><text:span text:style-name="T49">M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41" draw:text-style-name="P5" draw:layer="layout" svg:width="0.712cm" svg:height="0.76cm" svg:x="4.26cm" svg:y="3.528cm">
          <text:p text:style-name="P169"><text:span text:style-name="T51">20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41" draw:text-style-name="P5" draw:layer="layout" svg:width="1.692cm" svg:height="0.76cm" svg:x="0.727cm" svg:y="4.572cm">
          <text:p text:style-name="P169"><text:span text:style-name="T39">User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42" draw:text-style-name="P71" draw:layer="layout" svg:width="3.107cm" svg:height="0.303cm" svg:x="0.687cm" svg:y="5.7cm">
          <text:p text:style-name="P167"><text:span text:style-name="T49">Duration of u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41" draw:text-style-name="P5" draw:layer="layout" svg:width="0.225cm" svg:height="0.402cm" svg:x="4.501cm" svg:y="5.601cm">
          <text:p text:style-name="P169"><text:span text:style-name="T5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 draw:style-name="gr42" draw:text-style-name="P71" draw:layer="layout" svg:width="3.107cm" svg:height="0.303cm" svg:x="0.687cm" svg:y="6.376cm">
          <text:p text:style-name="P167"><text:span text:style-name="T49">Mileage/ye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 draw:style-name="gr41" draw:text-style-name="P5" draw:layer="layout" svg:width="0.946cm" svg:height="0.76cm" svg:x="4.067cm" svg:y="6.276cm">
          <text:p text:style-name="P169"><text:span text:style-name="T45">1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 draw:style-name="gr41" draw:text-style-name="P5" draw:layer="layout" svg:width="1.773cm" svg:height="0.76cm" svg:x="0.727cm" svg:y="7.079cm">
          <text:p text:style-name="P169"><text:span text:style-name="T36">Energ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 draw:style-name="gr42" draw:text-style-name="P71" draw:layer="layout" svg:width="3.107cm" svg:height="0.319cm" svg:x="0.687cm" svg:y="7.983cm">
          <text:p text:style-name="P170"><text:span text:style-name="T50">Fuel co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 draw:style-name="gr41" draw:text-style-name="P5" draw:layer="layout" svg:width="1.512cm" svg:height="0.402cm" svg:x="0.727cm" svg:y="8.574cm">
          <text:p text:style-name="P169"><text:span text:style-name="T45">CO2</text:span><text:span text:style-name="T119"> </text:span><text:span text:style-name="T49">C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 draw:style-name="gr41" draw:text-style-name="P5" draw:layer="layout" svg:width="1.93cm" svg:height="0.402cm" svg:x="0.727cm" svg:y="9.233cm">
          <text:p text:style-name="P169"><text:span text:style-name="T49">Ad Blue</text:span><text:span text:style-name="T120"> </text:span><text:span text:style-name="T49">c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2" draw:style-name="gr41" draw:text-style-name="P5" draw:layer="layout" svg:width="1.657cm" svg:height="0.76cm" svg:x="0.727cm" svg:y="9.908cm">
          <text:p text:style-name="P169"><text:span text:style-name="T49">electricity co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3" draw:style-name="gr41" draw:text-style-name="P5" draw:layer="layout" svg:width="1.336cm" svg:height="0.402cm" svg:x="0.727cm" svg:y="10.647cm">
          <text:p text:style-name="P169"><text:span text:style-name="T45">H2</text:span><text:span text:style-name="T119"> </text:span><text:span text:style-name="T49">C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4" draw:style-name="gr41" draw:text-style-name="P5" draw:layer="layout" svg:width="2.116cm" svg:height="0.76cm" svg:x="0.727cm" svg:y="11.643cm">
          <text:p text:style-name="P169"><text:span text:style-name="T37">Infrastructur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5" draw:style-name="gr41" draw:text-style-name="P5" draw:layer="layout" svg:width="1.698cm" svg:height="0.402cm" svg:x="0.727cm" svg:y="12.672cm">
          <text:p text:style-name="P169"><text:span text:style-name="T49">Total c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6" draw:style-name="gr41" draw:text-style-name="P5" draw:layer="layout" svg:width="1.465cm" svg:height="2.11cm" svg:x="0.727cm" svg:y="13.347cm">
          <text:p text:style-name="P171"><text:span text:style-name="T45">150</text:span><text:span text:style-name="T46">kW</text:span><text:span text:style-name="T121"> </text:span><text:span text:style-name="T45">Ou</text:span></text:p>
          <text:p text:style-name="P172"><text:span text:style-name="T45">350</text:span><text:span text:style-name="T46">kW</text:span><text:span text:style-name="T119"> </text:span><text:span text:style-name="T45">O</text:span></text:p>
          <text:p text:style-name="P173"><text:span text:style-name="T49">Around</text:span><text:span text:style-name="T54">l</text:span><text:span text:style-name="T56">a</text:span><text:span text:style-name="T50">G</text:span><text:span text:style-name="T52">e</text:span><text:span text:style-name="T49">j</text:span><text:span text:style-name="T56">lev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7" draw:style-name="gr41" draw:text-style-name="P5" draw:layer="layout" svg:width="0.682cm" svg:height="0.76cm" svg:x="0.727cm" svg:y="15.082cm">
          <text:p text:style-name="P169"><text:span text:style-name="T45">G</text:span><text:span text:style-name="T54">e</text:span><text:span text:style-name="T47">s</text:span><text:span text:style-name="T50">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8" draw:style-name="gr44" draw:text-style-name="P5" draw:layer="layout" svg:width="0.507cm" svg:height="1.23cm" svg:x="0.727cm" svg:y="15.722cm">
          <text:p text:style-name="P174"><text:span text:style-name="T49">U</text:span><text:span text:style-name="T50">m</text:span><text:span text:style-name="T45">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9">
          <draw:custom-shape draw:name="object 40" draw:style-name="gr45" draw:text-style-name="P175" draw:layer="layout" svg:width="5.942cm" svg:height="0.017cm" svg:x="0.715cm" svg:y="2.117cm">
            <text:p text:style-name="P50"/>
            <draw:enhanced-geometry draw:mirror-horizontal="false" draw:mirror-vertical="false" drawooo:sub-view-size="2139315 6350" draw:text-areas="0 0 ?f0 ?f1" svg:viewBox="0 0 0 0" draw:type="ooxml-non-primitive" draw:enhanced-path="M 0 5779 L 2138802 5779 2138802 0 0 0 0 5779 Z N">
              <draw:equation draw:name="f0" draw:formula="logwidth"/>
              <draw:equation draw:name="f1" draw:formula="logheight"/>
            </draw:enhanced-geometry>
          </draw:custom-shape>
          <draw:custom-shape draw:name="object 41" draw:style-name="gr46" draw:text-style-name="P176" draw:layer="layout" svg:width="0.017cm" svg:height="0.017cm" svg:x="6.664cm" svg:y="2.117cm">
            <text:p text:style-name="P50"/>
            <draw:enhanced-geometry draw:mirror-horizontal="false" draw:mirror-vertical="false" drawooo:sub-view-size="6350 6350" draw:text-areas="0 0 ?f0 ?f1" svg:viewBox="0 0 0 0" draw:type="ooxml-non-primitive" draw:enhanced-path="M 5965 0 L 0 0 0 5779 3632 5779 5965 0 Z N">
              <draw:equation draw:name="f0" draw:formula="logwidth"/>
              <draw:equation draw:name="f1" draw:formula="logheight"/>
            </draw:enhanced-geometry>
          </draw:custom-shape>
          <draw:custom-shape draw:name="object 42" draw:style-name="gr46" draw:text-style-name="P176" draw:layer="layout" svg:width="0.024cm" svg:height="0.017cm" svg:x="6.656cm" svg:y="2.117cm">
            <text:p text:style-name="P50"/>
            <draw:enhanced-geometry draw:mirror-horizontal="false" draw:mirror-vertical="false" drawooo:sub-view-size="8889 6350" draw:text-areas="0 0 ?f0 ?f1" svg:viewBox="0 0 0 0" draw:type="ooxml-non-primitive" draw:enhanced-path="M 8831 0 L 0 0 0 5779 6498 5779 8831 0 Z N">
              <draw:equation draw:name="f0" draw:formula="logwidth"/>
              <draw:equation draw:name="f1" draw:formula="logheight"/>
            </draw:enhanced-geometry>
          </draw:custom-shape>
          <draw:custom-shape draw:name="object 43" draw:style-name="gr45" draw:text-style-name="P175" draw:layer="layout" svg:width="5.957cm" svg:height="0.401cm" svg:x="0.699cm" svg:y="2.117cm">
            <text:p text:style-name="P50"/>
            <draw:enhanced-geometry draw:mirror-horizontal="false" draw:mirror-vertical="false" drawooo:sub-view-size="2145030 144780 2145030 144780" draw:text-areas="0 0 ?f0 ?f1" svg:viewBox="0 0 0 0" draw:type="ooxml-non-primitive" draw:enhanced-path="M 2099652 133146 L 5765 133146 5765 0 0 0 0 144703 5765 144703 2094979 144703 2099652 133146 Z N M 2144572 5816 L 2133015 5816 2133015 50495 2144572 21869 2144572 5816 Z N">
              <draw:equation draw:name="f0" draw:formula="logwidth"/>
              <draw:equation draw:name="f1" draw:formula="logheight"/>
            </draw:enhanced-geometry>
          </draw:custom-shape>
          <draw:custom-shape draw:name="object 44" draw:style-name="gr46" draw:text-style-name="P176" draw:layer="layout" svg:width="0.017cm" svg:height="0.064cm" svg:x="0.699cm" svg:y="2.527cm">
            <text:p text:style-name="P50"/>
            <draw:enhanced-geometry draw:mirror-horizontal="false" draw:mirror-vertical="false" drawooo:sub-view-size="6350 23494" draw:text-areas="0 0 ?f0 ?f1" svg:viewBox="0 0 0 0" draw:type="ooxml-non-primitive" draw:enhanced-path="M 5777 0 L 0 0 0 23116 5777 23116 5777 0 Z N">
              <draw:equation draw:name="f0" draw:formula="logwidth"/>
              <draw:equation draw:name="f1" draw:formula="logheight"/>
            </draw:enhanced-geometry>
          </draw:custom-shape>
          <draw:custom-shape draw:name="object 45" draw:style-name="gr46" draw:text-style-name="P176" draw:layer="layout" svg:width="0.017cm" svg:height="0.08cm" svg:x="0.699cm" svg:y="2.519cm">
            <text:p text:style-name="P50"/>
            <draw:enhanced-geometry draw:mirror-horizontal="false" draw:mirror-vertical="false" drawooo:sub-view-size="6350 29209" draw:text-areas="0 0 ?f0 ?f1" svg:viewBox="0 0 0 0" draw:type="ooxml-non-primitive" draw:enhanced-path="M 5777 0 L 0 0 0 28895 5777 28895 5777 0 Z N">
              <draw:equation draw:name="f0" draw:formula="logwidth"/>
              <draw:equation draw:name="f1" draw:formula="logheight"/>
            </draw:enhanced-geometry>
          </draw:custom-shape>
          <draw:custom-shape draw:name="object 46" draw:style-name="gr46" draw:text-style-name="P176" draw:layer="layout" svg:width="0.017cm" svg:height="0.064cm" svg:x="3.781cm" svg:y="2.527cm">
            <text:p text:style-name="P50"/>
            <draw:enhanced-geometry draw:mirror-horizontal="false" draw:mirror-vertical="false" drawooo:sub-view-size="6350 23494" draw:text-areas="0 0 ?f0 ?f1" svg:viewBox="0 0 0 0" draw:type="ooxml-non-primitive" draw:enhanced-path="M 5777 0 L 0 0 0 23116 5777 23116 5777 0 Z N">
              <draw:equation draw:name="f0" draw:formula="logwidth"/>
              <draw:equation draw:name="f1" draw:formula="logheight"/>
            </draw:enhanced-geometry>
          </draw:custom-shape>
          <draw:custom-shape draw:name="object 47" draw:style-name="gr46" draw:text-style-name="P176" draw:layer="layout" svg:width="1.669cm" svg:height="0.08cm" svg:x="3.781cm" svg:y="2.519cm">
            <text:p text:style-name="P50"/>
            <draw:enhanced-geometry draw:mirror-horizontal="false" draw:mirror-vertical="false" drawooo:sub-view-size="601344 29209 601344 29209" draw:text-areas="0 0 ?f0 ?f1" svg:viewBox="0 0 0 0" draw:type="ooxml-non-primitive" draw:enhanced-path="M 5778 0 L 0 0 0 28892 5778 28892 5778 0 Z N M 601040 0 L 595223 0 595223 28892 601040 28892 601040 0 Z N">
              <draw:equation draw:name="f0" draw:formula="logwidth"/>
              <draw:equation draw:name="f1" draw:formula="logheight"/>
            </draw:enhanced-geometry>
          </draw:custom-shape>
          <draw:custom-shape draw:name="object 48" draw:style-name="gr45" draw:text-style-name="P175" draw:layer="layout" svg:width="5.786cm" svg:height="1.719cm" svg:x="0.699cm" svg:y="2.599cm">
            <text:p text:style-name="P50"/>
            <draw:enhanced-geometry draw:mirror-horizontal="false" draw:mirror-vertical="false" drawooo:sub-view-size="2083435 619125" draw:text-areas="0 0 ?f0 ?f1" svg:viewBox="0 0 0 0" draw:type="ooxml-non-primitive" draw:enhanced-path="M 2083320 0 L 5765 0 0 0 0 619125 5765 619125 1833372 619125 1838109 607377 5765 607377 5765 11557 2078647 11557 2083320 0 Z N">
              <draw:equation draw:name="f0" draw:formula="logwidth"/>
              <draw:equation draw:name="f1" draw:formula="logheight"/>
            </draw:enhanced-geometry>
          </draw:custom-shape>
          <draw:custom-shape draw:name="object 49" draw:style-name="gr46" draw:text-style-name="P176" draw:layer="layout" svg:width="0.017cm" svg:height="0.288cm" svg:x="0.699cm" svg:y="4.327cm">
            <text:p text:style-name="P50"/>
            <draw:enhanced-geometry draw:mirror-horizontal="false" draw:mirror-vertical="false" drawooo:sub-view-size="6350 104139" draw:text-areas="0 0 ?f0 ?f1" svg:viewBox="0 0 0 0" draw:type="ooxml-non-primitive" draw:enhanced-path="M 5777 0 L 0 0 0 104022 5777 104022 5777 0 Z N">
              <draw:equation draw:name="f0" draw:formula="logwidth"/>
              <draw:equation draw:name="f1" draw:formula="logheight"/>
            </draw:enhanced-geometry>
          </draw:custom-shape>
          <draw:custom-shape draw:name="object 50" draw:style-name="gr46" draw:text-style-name="P176" draw:layer="layout" svg:width="0.017cm" svg:height="0.304cm" svg:x="0.699cm" svg:y="4.319cm">
            <text:p text:style-name="P50"/>
            <draw:enhanced-geometry draw:mirror-horizontal="false" draw:mirror-vertical="false" drawooo:sub-view-size="6350 109855" draw:text-areas="0 0 ?f0 ?f1" svg:viewBox="0 0 0 0" draw:type="ooxml-non-primitive" draw:enhanced-path="M 5777 0 L 0 0 0 109801 5777 109801 5777 0 Z N">
              <draw:equation draw:name="f0" draw:formula="logwidth"/>
              <draw:equation draw:name="f1" draw:formula="logheight"/>
            </draw:enhanced-geometry>
          </draw:custom-shape>
          <draw:custom-shape draw:name="object 51" draw:style-name="gr46" draw:text-style-name="P176" draw:layer="layout" svg:width="0.017cm" svg:height="0.288cm" svg:x="3.781cm" svg:y="4.327cm">
            <text:p text:style-name="P50"/>
            <draw:enhanced-geometry draw:mirror-horizontal="false" draw:mirror-vertical="false" drawooo:sub-view-size="6350 104139" draw:text-areas="0 0 ?f0 ?f1" svg:viewBox="0 0 0 0" draw:type="ooxml-non-primitive" draw:enhanced-path="M 5777 0 L 0 0 0 104022 5777 104022 5777 0 Z N">
              <draw:equation draw:name="f0" draw:formula="logwidth"/>
              <draw:equation draw:name="f1" draw:formula="logheight"/>
            </draw:enhanced-geometry>
          </draw:custom-shape>
          <draw:custom-shape draw:name="object 52" draw:style-name="gr46" draw:text-style-name="P176" draw:layer="layout" svg:width="0.017cm" svg:height="0.304cm" svg:x="3.782cm" svg:y="4.319cm">
            <text:p text:style-name="P50"/>
            <draw:enhanced-geometry draw:mirror-horizontal="false" draw:mirror-vertical="false" drawooo:sub-view-size="6350 109855" draw:text-areas="0 0 ?f0 ?f1" svg:viewBox="0 0 0 0" draw:type="ooxml-non-primitive" draw:enhanced-path="M 5777 0 L 0 0 0 109801 5777 109801 5777 0 Z N">
              <draw:equation draw:name="f0" draw:formula="logwidth"/>
              <draw:equation draw:name="f1" draw:formula="logheight"/>
            </draw:enhanced-geometry>
          </draw:custom-shape>
          <draw:custom-shape draw:name="object 53" draw:style-name="gr46" draw:text-style-name="P176" draw:layer="layout" svg:width="0.017cm" svg:height="0.288cm" svg:x="5.435cm" svg:y="4.327cm">
            <text:p text:style-name="P50"/>
            <draw:enhanced-geometry draw:mirror-horizontal="false" draw:mirror-vertical="false" drawooo:sub-view-size="6350 104139" draw:text-areas="0 0 ?f0 ?f1" svg:viewBox="0 0 0 0" draw:type="ooxml-non-primitive" draw:enhanced-path="M 5777 0 L 0 0 0 104022 5777 104022 5777 0 Z N">
              <draw:equation draw:name="f0" draw:formula="logwidth"/>
              <draw:equation draw:name="f1" draw:formula="logheight"/>
            </draw:enhanced-geometry>
          </draw:custom-shape>
          <draw:custom-shape draw:name="object 54" draw:style-name="gr46" draw:text-style-name="P176" draw:layer="layout" svg:width="0.017cm" svg:height="0.304cm" svg:x="5.435cm" svg:y="4.319cm">
            <text:p text:style-name="P50"/>
            <draw:enhanced-geometry draw:mirror-horizontal="false" draw:mirror-vertical="false" drawooo:sub-view-size="6350 109855" draw:text-areas="0 0 ?f0 ?f1" svg:viewBox="0 0 0 0" draw:type="ooxml-non-primitive" draw:enhanced-path="M 5777 0 L 0 0 0 109801 5777 109801 5777 0 Z N">
              <draw:equation draw:name="f0" draw:formula="logwidth"/>
              <draw:equation draw:name="f1" draw:formula="logheight"/>
            </draw:enhanced-geometry>
          </draw:custom-shape>
          <draw:custom-shape draw:name="object 55" draw:style-name="gr45" draw:text-style-name="P175" draw:layer="layout" svg:width="4.97cm" svg:height="0.417cm" svg:x="0.699cm" svg:y="4.624cm">
            <text:p text:style-name="P50"/>
            <draw:enhanced-geometry draw:mirror-horizontal="false" draw:mirror-vertical="false" drawooo:sub-view-size="1789430 150494" draw:text-areas="0 0 ?f0 ?f1" svg:viewBox="0 0 0 0" draw:type="ooxml-non-primitive" draw:enhanced-path="M 1789036 38 L 5765 38 0 0 0 150444 5765 150444 1728317 150444 1732978 138887 5765 138887 5765 11595 1784375 11595 1789036 38 Z N">
              <draw:equation draw:name="f0" draw:formula="logwidth"/>
              <draw:equation draw:name="f1" draw:formula="logheight"/>
            </draw:enhanced-geometry>
          </draw:custom-shape>
          <draw:custom-shape draw:name="object 56" draw:style-name="gr46" draw:text-style-name="P176" draw:layer="layout" svg:width="0.017cm" svg:height="0.29cm" svg:x="0.699cm" svg:y="5.05cm">
            <text:p text:style-name="P50"/>
            <draw:enhanced-geometry draw:mirror-horizontal="false" draw:mirror-vertical="false" drawooo:sub-view-size="6350 104775" draw:text-areas="0 0 ?f0 ?f1" svg:viewBox="0 0 0 0" draw:type="ooxml-non-primitive" draw:enhanced-path="M 5777 0 L 0 0 0 104176 5777 104176 5777 0 Z N">
              <draw:equation draw:name="f0" draw:formula="logwidth"/>
              <draw:equation draw:name="f1" draw:formula="logheight"/>
            </draw:enhanced-geometry>
          </draw:custom-shape>
          <draw:custom-shape draw:name="object 57" draw:style-name="gr46" draw:text-style-name="P176" draw:layer="layout" svg:width="0.017cm" svg:height="0.306cm" svg:x="0.699cm" svg:y="5.042cm">
            <text:p text:style-name="P50"/>
            <draw:enhanced-geometry draw:mirror-horizontal="false" draw:mirror-vertical="false" drawooo:sub-view-size="6350 110489" draw:text-areas="0 0 ?f0 ?f1" svg:viewBox="0 0 0 0" draw:type="ooxml-non-primitive" draw:enhanced-path="M 5777 0 L 0 0 0 109994 5777 109994 5777 0 Z N">
              <draw:equation draw:name="f0" draw:formula="logwidth"/>
              <draw:equation draw:name="f1" draw:formula="logheight"/>
            </draw:enhanced-geometry>
          </draw:custom-shape>
          <draw:custom-shape draw:name="object 58" draw:style-name="gr46" draw:text-style-name="P176" draw:layer="layout" svg:width="0.017cm" svg:height="0.29cm" svg:x="3.781cm" svg:y="5.05cm">
            <text:p text:style-name="P50"/>
            <draw:enhanced-geometry draw:mirror-horizontal="false" draw:mirror-vertical="false" drawooo:sub-view-size="6350 104775" draw:text-areas="0 0 ?f0 ?f1" svg:viewBox="0 0 0 0" draw:type="ooxml-non-primitive" draw:enhanced-path="M 5777 0 L 0 0 0 104176 5777 104176 5777 0 Z N">
              <draw:equation draw:name="f0" draw:formula="logwidth"/>
              <draw:equation draw:name="f1" draw:formula="logheight"/>
            </draw:enhanced-geometry>
          </draw:custom-shape>
          <draw:custom-shape draw:name="object 59" draw:style-name="gr46" draw:text-style-name="P176" draw:layer="layout" svg:width="1.669cm" svg:height="0.306cm" svg:x="3.781cm" svg:y="5.042cm">
            <text:p text:style-name="P50"/>
            <draw:enhanced-geometry draw:mirror-horizontal="false" draw:mirror-vertical="false" drawooo:sub-view-size="601344 110489 601344 110489" draw:text-areas="0 0 ?f0 ?f1" svg:viewBox="0 0 0 0" draw:type="ooxml-non-primitive" draw:enhanced-path="M 5778 0 L 0 0 0 109994 5778 109994 5778 0 Z N M 601040 0 L 595223 0 595223 57454 601040 57454 601040 0 Z N">
              <draw:equation draw:name="f0" draw:formula="logwidth"/>
              <draw:equation draw:name="f1" draw:formula="logheight"/>
            </draw:enhanced-geometry>
          </draw:custom-shape>
          <draw:custom-shape draw:name="object 60" draw:style-name="gr45" draw:text-style-name="P175" draw:layer="layout" svg:width="4.677cm" svg:height="1.719cm" svg:x="0.699cm" svg:y="5.347cm">
            <text:p text:style-name="P50"/>
            <draw:enhanced-geometry draw:mirror-horizontal="false" draw:mirror-vertical="false" drawooo:sub-view-size="1684020 619125" draw:text-areas="0 0 ?f0 ?f1" svg:viewBox="0 0 0 0" draw:type="ooxml-non-primitive" draw:enhanced-path="M 1683893 38 L 5765 38 0 0 0 618934 5765 618934 1434033 618934 1438706 607377 5765 607377 5765 11595 1679232 11595 1683893 38 Z N">
              <draw:equation draw:name="f0" draw:formula="logwidth"/>
              <draw:equation draw:name="f1" draw:formula="logheight"/>
            </draw:enhanced-geometry>
          </draw:custom-shape>
          <draw:custom-shape draw:name="object 61" draw:style-name="gr46" draw:text-style-name="P176" draw:layer="layout" svg:width="0.017cm" svg:height="0.048cm" svg:x="0.699cm" svg:y="7.075cm">
            <text:p text:style-name="P50"/>
            <draw:enhanced-geometry draw:mirror-horizontal="false" draw:mirror-vertical="false" drawooo:sub-view-size="6350 17780" draw:text-areas="0 0 ?f0 ?f1" svg:viewBox="0 0 0 0" draw:type="ooxml-non-primitive" draw:enhanced-path="M 5777 0 L 0 0 0 17337 5777 17337 5777 0 Z N">
              <draw:equation draw:name="f0" draw:formula="logwidth"/>
              <draw:equation draw:name="f1" draw:formula="logheight"/>
            </draw:enhanced-geometry>
          </draw:custom-shape>
          <draw:custom-shape draw:name="object 62" draw:style-name="gr46" draw:text-style-name="P176" draw:layer="layout" svg:width="0.017cm" svg:height="0.064cm" svg:x="0.699cm" svg:y="7.066cm">
            <text:p text:style-name="P50"/>
            <draw:enhanced-geometry draw:mirror-horizontal="false" draw:mirror-vertical="false" drawooo:sub-view-size="6350 23494" draw:text-areas="0 0 ?f0 ?f1" svg:viewBox="0 0 0 0" draw:type="ooxml-non-primitive" draw:enhanced-path="M 5777 0 L 0 0 0 23116 5777 23116 5777 0 Z N">
              <draw:equation draw:name="f0" draw:formula="logwidth"/>
              <draw:equation draw:name="f1" draw:formula="logheight"/>
            </draw:enhanced-geometry>
          </draw:custom-shape>
          <draw:custom-shape draw:name="object 63" draw:style-name="gr46" draw:text-style-name="P176" draw:layer="layout" svg:width="0.017cm" svg:height="0.048cm" svg:x="3.781cm" svg:y="7.075cm">
            <text:p text:style-name="P50"/>
            <draw:enhanced-geometry draw:mirror-horizontal="false" draw:mirror-vertical="false" drawooo:sub-view-size="6350 17780" draw:text-areas="0 0 ?f0 ?f1" svg:viewBox="0 0 0 0" draw:type="ooxml-non-primitive" draw:enhanced-path="M 5777 0 L 0 0 0 17337 5777 17337 5777 0 Z N">
              <draw:equation draw:name="f0" draw:formula="logwidth"/>
              <draw:equation draw:name="f1" draw:formula="logheight"/>
            </draw:enhanced-geometry>
          </draw:custom-shape>
          <draw:custom-shape draw:name="object 64" draw:style-name="gr46" draw:text-style-name="P176" draw:layer="layout" svg:width="0.017cm" svg:height="0.064cm" svg:x="3.782cm" svg:y="7.066cm">
            <text:p text:style-name="P50"/>
            <draw:enhanced-geometry draw:mirror-horizontal="false" draw:mirror-vertical="false" drawooo:sub-view-size="6350 23494" draw:text-areas="0 0 ?f0 ?f1" svg:viewBox="0 0 0 0" draw:type="ooxml-non-primitive" draw:enhanced-path="M 5777 0 L 0 0 0 23116 5777 23116 5777 0 Z N">
              <draw:equation draw:name="f0" draw:formula="logwidth"/>
              <draw:equation draw:name="f1" draw:formula="logheight"/>
            </draw:enhanced-geometry>
          </draw:custom-shape>
          <draw:custom-shape draw:name="object 65" draw:style-name="gr45" draw:text-style-name="P175" draw:layer="layout" svg:width="3.957cm" svg:height="0.417cm" svg:x="0.699cm" svg:y="7.131cm">
            <text:p text:style-name="P50"/>
            <draw:enhanced-geometry draw:mirror-horizontal="false" draw:mirror-vertical="false" drawooo:sub-view-size="1424939 150494" draw:text-areas="0 0 ?f0 ?f1" svg:viewBox="0 0 0 0" draw:type="ooxml-non-primitive" draw:enhanced-path="M 1424698 0 L 5765 0 0 38 0 150482 5765 150482 1363954 150482 1368615 138925 5765 138925 5765 11557 1420037 11557 1424698 0 Z N">
              <draw:equation draw:name="f0" draw:formula="logwidth"/>
              <draw:equation draw:name="f1" draw:formula="logheight"/>
            </draw:enhanced-geometry>
          </draw:custom-shape>
          <draw:custom-shape draw:name="object 66" draw:style-name="gr46" draw:text-style-name="P176" draw:layer="layout" svg:width="0.017cm" svg:height="0.08cm" svg:x="0.699cm" svg:y="7.549cm">
            <text:p text:style-name="P50"/>
            <draw:enhanced-geometry draw:mirror-horizontal="false" draw:mirror-vertical="false" drawooo:sub-view-size="6350 29210" draw:text-areas="0 0 ?f0 ?f1" svg:viewBox="0 0 0 0" draw:type="ooxml-non-primitive" draw:enhanced-path="M 0 28895 L 5777 28895 5777 0 0 0 0 28895 Z N">
              <draw:equation draw:name="f0" draw:formula="logwidth"/>
              <draw:equation draw:name="f1" draw:formula="logheight"/>
            </draw:enhanced-geometry>
          </draw:custom-shape>
          <draw:custom-shape draw:name="object 67" draw:style-name="gr46" draw:text-style-name="P176" draw:layer="layout" svg:width="0.017cm" svg:height="0.064cm" svg:x="3.781cm" svg:y="7.557cm">
            <text:p text:style-name="P50"/>
            <draw:enhanced-geometry draw:mirror-horizontal="false" draw:mirror-vertical="false" drawooo:sub-view-size="6350 23494" draw:text-areas="0 0 ?f0 ?f1" svg:viewBox="0 0 0 0" draw:type="ooxml-non-primitive" draw:enhanced-path="M 5777 0 L 0 0 0 23116 5777 23116 5777 0 Z N">
              <draw:equation draw:name="f0" draw:formula="logwidth"/>
              <draw:equation draw:name="f1" draw:formula="logheight"/>
            </draw:enhanced-geometry>
          </draw:custom-shape>
          <draw:custom-shape draw:name="object 68" draw:style-name="gr46" draw:text-style-name="P176" draw:layer="layout" svg:width="0.017cm" svg:height="0.08cm" svg:x="3.782cm" svg:y="7.549cm">
            <text:p text:style-name="P50"/>
            <draw:enhanced-geometry draw:mirror-horizontal="false" draw:mirror-vertical="false" drawooo:sub-view-size="6350 29210" draw:text-areas="0 0 ?f0 ?f1" svg:viewBox="0 0 0 0" draw:type="ooxml-non-primitive" draw:enhanced-path="M 5777 0 L 0 0 0 28895 5777 28895 5777 0 Z N">
              <draw:equation draw:name="f0" draw:formula="logwidth"/>
              <draw:equation draw:name="f1" draw:formula="logheight"/>
            </draw:enhanced-geometry>
          </draw:custom-shape>
          <draw:custom-shape draw:name="object 69" draw:style-name="gr45" draw:text-style-name="P175" draw:layer="layout" svg:width="3.756cm" svg:height="3.793cm" svg:x="0.699cm" svg:y="7.629cm">
            <text:p text:style-name="P50"/>
            <draw:enhanced-geometry draw:mirror-horizontal="false" draw:mirror-vertical="false" drawooo:sub-view-size="1352550 1365885" draw:text-areas="0 0 ?f0 ?f1" svg:viewBox="0 0 0 0" draw:type="ooxml-non-primitive" draw:enhanced-path="M 1352283 0 L 5765 0 0 0 0 1365389 5765 1365389 801052 1365389 805713 1353832 5765 1353832 5765 11557 1347622 11557 1352283 0 Z N">
              <draw:equation draw:name="f0" draw:formula="logwidth"/>
              <draw:equation draw:name="f1" draw:formula="logheight"/>
            </draw:enhanced-geometry>
          </draw:custom-shape>
          <draw:custom-shape draw:name="object 70" draw:style-name="gr46" draw:text-style-name="P176" draw:layer="layout" svg:width="0.017cm" svg:height="0.29cm" svg:x="0.699cm" svg:y="11.43cm">
            <text:p text:style-name="P50"/>
            <draw:enhanced-geometry draw:mirror-horizontal="false" draw:mirror-vertical="false" drawooo:sub-view-size="6350 104775" draw:text-areas="0 0 ?f0 ?f1" svg:viewBox="0 0 0 0" draw:type="ooxml-non-primitive" draw:enhanced-path="M 5777 0 L 0 0 0 104253 5777 104253 5777 0 Z N">
              <draw:equation draw:name="f0" draw:formula="logwidth"/>
              <draw:equation draw:name="f1" draw:formula="logheight"/>
            </draw:enhanced-geometry>
          </draw:custom-shape>
          <draw:custom-shape draw:name="object 71" draw:style-name="gr46" draw:text-style-name="P176" draw:layer="layout" svg:width="0.017cm" svg:height="0.306cm" svg:x="0.699cm" svg:y="11.422cm">
            <text:p text:style-name="P50"/>
            <draw:enhanced-geometry draw:mirror-horizontal="false" draw:mirror-vertical="false" drawooo:sub-view-size="6350 110489" draw:text-areas="0 0 ?f0 ?f1" svg:viewBox="0 0 0 0" draw:type="ooxml-non-primitive" draw:enhanced-path="M 5777 0 L 0 0 0 109994 5777 109994 5777 0 Z N">
              <draw:equation draw:name="f0" draw:formula="logwidth"/>
              <draw:equation draw:name="f1" draw:formula="logheight"/>
            </draw:enhanced-geometry>
          </draw:custom-shape>
          <draw:custom-shape draw:name="object 72" draw:style-name="gr45" draw:text-style-name="P175" draw:layer="layout" svg:width="2.102cm" svg:height="0.369cm" svg:x="0.699cm" svg:y="11.727cm">
            <text:p text:style-name="P50"/>
            <draw:enhanced-geometry draw:mirror-horizontal="false" draw:mirror-vertical="false" drawooo:sub-view-size="756919 133350" draw:text-areas="0 0 ?f0 ?f1" svg:viewBox="0 0 0 0" draw:type="ooxml-non-primitive" draw:enhanced-path="M 756666 0 L 5765 0 0 38 0 133146 5765 133146 702906 133146 707656 121386 5765 121386 5765 11557 751992 11557 756666 0 Z N">
              <draw:equation draw:name="f0" draw:formula="logwidth"/>
              <draw:equation draw:name="f1" draw:formula="logheight"/>
            </draw:enhanced-geometry>
          </draw:custom-shape>
          <draw:custom-shape draw:name="object 73" draw:style-name="gr46" draw:text-style-name="P176" draw:layer="layout" svg:width="0.017cm" svg:height="0.288cm" svg:x="0.699cm" svg:y="12.105cm">
            <text:p text:style-name="P50"/>
            <draw:enhanced-geometry draw:mirror-horizontal="false" draw:mirror-vertical="false" drawooo:sub-view-size="6350 104139" draw:text-areas="0 0 ?f0 ?f1" svg:viewBox="0 0 0 0" draw:type="ooxml-non-primitive" draw:enhanced-path="M 5777 0 L 0 0 0 104022 5777 104022 5777 0 Z N">
              <draw:equation draw:name="f0" draw:formula="logwidth"/>
              <draw:equation draw:name="f1" draw:formula="logheight"/>
            </draw:enhanced-geometry>
          </draw:custom-shape>
          <draw:custom-shape draw:name="object 74" draw:style-name="gr46" draw:text-style-name="P176" draw:layer="layout" svg:width="0.017cm" svg:height="0.304cm" svg:x="0.699cm" svg:y="12.097cm">
            <text:p text:style-name="P50"/>
            <draw:enhanced-geometry draw:mirror-horizontal="false" draw:mirror-vertical="false" drawooo:sub-view-size="6350 109854" draw:text-areas="0 0 ?f0 ?f1" svg:viewBox="0 0 0 0" draw:type="ooxml-non-primitive" draw:enhanced-path="M 5777 0 L 0 0 0 109801 5777 109801 5777 0 Z N">
              <draw:equation draw:name="f0" draw:formula="logwidth"/>
              <draw:equation draw:name="f1" draw:formula="logheight"/>
            </draw:enhanced-geometry>
          </draw:custom-shape>
          <draw:custom-shape draw:name="object 75" draw:style-name="gr45" draw:text-style-name="P175" draw:layer="layout" svg:width="1.83cm" svg:height="4.532cm" svg:x="0.699cm" svg:y="12.402cm">
            <text:p text:style-name="P50"/>
            <draw:enhanced-geometry draw:mirror-horizontal="false" draw:mirror-vertical="false" drawooo:sub-view-size="659130 1631950" draw:text-areas="0 0 ?f0 ?f1" svg:viewBox="0 0 0 0" draw:type="ooxml-non-primitive" draw:enhanced-path="M 658583 63 L 5765 63 0 0 0 1631365 5765 1617065 5765 11633 653910 11633 658583 63 Z N">
              <draw:equation draw:name="f0" draw:formula="logwidth"/>
              <draw:equation draw:name="f1" draw:formula="logheight"/>
            </draw:enhanced-geometry>
          </draw:custom-shape>
          <draw:custom-shape draw:name="object 76" draw:style-name="gr35" draw:text-style-name="P71" draw:layer="layout" svg:width="5.998cm" svg:height="14.821cm" svg:x="0.62cm" svg:y="2.102cm">
            <text:p text:style-name="P50"/>
            <draw:enhanced-geometry draw:mirror-horizontal="false" draw:mirror-vertical="false" drawooo:sub-view-size="2159635 5335905" draw:text-areas="0 0 ?f0 ?f1" svg:viewBox="0 0 0 0" draw:type="ooxml-non-primitive" draw:enhanced-path="M 2159508 0 L 0 0 0 5335524 2159508 5335524 2159508 0 Z N">
              <draw:equation draw:name="f0" draw:formula="logwidth"/>
              <draw:equation draw:name="f1" draw:formula="logheight"/>
            </draw:enhanced-geometry>
          </draw:custom-shape>
          <draw:custom-shape draw:name="object 77" draw:style-name="gr47" draw:text-style-name="P5" draw:layer="layout" svg:width="5.998cm" svg:height="14.821cm" svg:x="0.62cm" svg:y="2.102cm">
            <text:p text:style-name="P50"/>
            <draw:enhanced-geometry draw:mirror-horizontal="false" draw:mirror-vertical="false" drawooo:sub-view-size="2159635 5335905" draw:text-areas="0 0 ?f0 ?f1" svg:viewBox="0 0 0 0" draw:type="ooxml-non-primitive" draw:enhanced-path="M 0 5335524 L 2159508 5335524 2159508 0 0 0 0 5335524 Z N">
              <draw:equation draw:name="f0" draw:formula="logwidth"/>
              <draw:equation draw:name="f1" draw:formula="logheight"/>
            </draw:enhanced-geometry>
          </draw:custom-shape>
        </draw:g>
        <draw:custom-shape draw:name="object 78" draw:style-name="gr48" draw:text-style-name="P72" draw:layer="layout" svg:width="5.643cm" svg:height="1.185cm" svg:x="10.342cm" svg:y="2.1cm">
          <text:p text:style-name="P177"><text:span text:style-name="T122">Chapter</text:span><text:span text:style-name="T123"> </text:span><text:span text:style-name="T12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9" draw:style-name="gr49" draw:text-style-name="P165" draw:layer="layout" svg:width="5.553cm" svg:height="3.676cm" svg:x="10.353cm" svg:y="4.456cm">
          <text:p text:style-name="P178"><text:span text:style-name="T125">Input fields</text:span><text:span text:style-name="T62"> </text:span><text:span text:style-name="T126">fOr:</text:span></text:p>
          <text:p text:style-name="P179"><text:span text:style-name="T127"/></text:p>
          <text:p text:style-name="P180"><text:span text:style-name="T60">Start Year </text:span><text:span text:style-name="T57">Duration of Use</text:span><text:span text:style-name="T125">Annual driving dist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0" draw:style-name="gr36" draw:text-style-name="P72" draw:layer="layout" svg:width="4.784cm" svg:height="3.961cm" svg:x="5.582cm" svg:y="3.342cm">
          <text:p text:style-name="P50"/>
          <draw:enhanced-geometry draw:mirror-horizontal="false" draw:mirror-vertical="false" drawooo:sub-view-size="1722754 1426210 1722754 1426210 1722754 1426210" draw:text-areas="0 0 ?f0 ?f1" svg:viewBox="0 0 0 0" draw:type="ooxml-non-primitive" draw:enhanced-path="M 1696085 1170559 L 93484 919784 93789 917829 97917 891540 16764 917448 86106 966851 90525 938593 1693037 1189355 1696085 1170559 Z N M 1716659 1407414 L 93446 1134071 93802 1131951 98171 1105916 16764 1130808 85598 1180973 90309 1152855 1713484 1426210 1716659 1407414 Z N M 1722501 939419 L 71272 28473 74650 22352 85090 3429 0 0 48260 70231 62115 45097 1713357 956056 1722501 939419 Z N">
            <draw:equation draw:name="f0" draw:formula="logwidth"/>
            <draw:equation draw:name="f1" draw:formula="logheight"/>
          </draw:enhanced-geometry>
        </draw:custom-shape>
        <draw:custom-shape draw:name="object 81" draw:style-name="gr50" draw:text-style-name="P165" draw:layer="layout" svg:width="5.562cm" svg:height="3.674cm" svg:x="10.344cm" svg:y="8.1cm">
          <text:p text:style-name="P181"><text:span text:style-name="T125">Input fields for</text:span><text:span text:style-name="T126">:</text:span></text:p>
          <text:p text:style-name="P179"><text:span text:style-name="T127"/></text:p>
          <text:p text:style-name="P182"><text:span text:style-name="T128">Diesel fuel costs</text:span></text:p>
          <text:p text:style-name="P182"><text:span text:style-name="T129">Ad Blue costs</text:span><text:span text:style-name="T63"> </text:span><text:span text:style-name="T129">Electricity costs</text:span></text:p>
          <text:p text:style-name="P183"><text:span text:style-name="T130">H2 co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2" draw:style-name="gr36" draw:text-style-name="P72" draw:layer="layout" svg:width="4.772cm" svg:height="3.527cm" svg:x="5.582cm" svg:y="8.142cm">
          <text:p text:style-name="P50"/>
          <draw:enhanced-geometry draw:mirror-horizontal="false" draw:mirror-vertical="false" drawooo:sub-view-size="1718310 1270000 1718310 1270000 1718310 1270000 1718310 1270000" draw:text-areas="0 0 ?f0 ?f1" svg:viewBox="0 0 0 0" draw:type="ooxml-non-primitive" draw:enhanced-path="M 1716659 1250823 L 93446 977480 93802 975360 98171 949325 16764 974217 85598 1024382 90309 996264 1713484 1269619 1716659 1250823 Z N M 1716659 999363 L 93446 726020 93802 723900 98171 697865 16764 722757 85598 772922 90309 744804 1713484 1018159 1716659 999363 Z N M 1716659 747903 L 93446 474560 93802 472440 98171 446405 16764 471297 85598 521462 90309 493344 1713484 766699 1716659 747903 Z N M 1717929 529590 L 75666 27355 76809 23622 84074 0 0 14097 61722 72771 70091 45516 1712341 547751 1717929 529590 Z N">
            <draw:equation draw:name="f0" draw:formula="logwidth"/>
            <draw:equation draw:name="f1" draw:formula="logheight"/>
          </draw:enhanced-geometry>
        </draw:custom-shape>
        <draw:custom-shape draw:name="object 83" draw:style-name="gr51" draw:text-style-name="P165" draw:layer="layout" svg:width="5.562cm" svg:height="4.86cm" svg:x="10.344cm" svg:y="12.541cm">
          <text:p text:style-name="P184"><text:span text:style-name="T125">Input fields for</text:span><text:span text:style-name="T126">:</text:span></text:p>
          <text:p text:style-name="P179"><text:span text:style-name="T127"/></text:p>
          <text:p text:style-name="P185"><text:span text:style-name="T60">Infrastructure costs for electric charging stations</text:span></text:p>
          <text:p text:style-name="P182"><text:span text:style-name="T131">Infrastructure costs hydrogen filling s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4" draw:style-name="gr36" draw:text-style-name="P72" draw:layer="layout" svg:width="4.721cm" svg:height="3.336cm" svg:x="5.628cm" svg:y="12.828cm">
          <text:p text:style-name="P50"/>
          <draw:enhanced-geometry draw:mirror-horizontal="false" draw:mirror-vertical="false" drawooo:sub-view-size="1699895 1201420 1699895 1201420" draw:text-areas="0 0 ?f0 ?f1" svg:viewBox="0 0 0 0" draw:type="ooxml-non-primitive" draw:enhanced-path="M 1699895 1182116 L 76682 908773 77038 906653 81407 880618 0 905510 68834 955675 73545 927557 1696720 1200899 1699895 1182116 Z N M 1699895 426974 L 99136 27736 99898 24638 106045 0 22860 18542 87630 73914 94513 46266 1695323 445389 1699895 426974 Z N">
            <draw:equation draw:name="f0" draw:formula="logwidth"/>
            <draw:equation draw:name="f1" draw:formula="logheight"/>
          </draw:enhanced-geometry>
        </draw:custom-shape>
        <draw:custom-shape draw:name="object 85" draw:style-name="gr49" draw:text-style-name="P165" draw:layer="layout" svg:width="13.639cm" svg:height="6.089cm" svg:x="19.175cm" svg:y="4.456cm">
          <text:p text:style-name="P178"><text:span text:style-name="T132">General information:</text:span></text:p>
          <text:p text:style-name="P178"><text:span text:style-name="T132"/></text:p>
          <text:p text:style-name="P178"><text:span text:style-name="T132">Only fill in the yellow fields for your needs.</text:span></text:p>
          <text:p text:style-name="P178"><text:span text:style-name="T132"/></text:p>
          <text:p text:style-name="P178"><text:span text:style-name="T132">All gray fields will be filled automatically or are already filled</text:span></text:p>
          <text:p text:style-name="P178"><text:span text:style-name="T132">prefilled.</text:span></text:p>
          <text:p text:style-name="P178"><text:span text:style-name="T132"/></text:p>
          <text:p text:style-name="P178"><text:span text:style-name="T132">The calculations and tables in the background can only be changed by the master 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87" presentation:style-name="pr4" draw:text-style-name="P187" draw:layer="layout" svg:width="1.581cm" svg:height="11.049cm" svg:x="1.019cm" svg:y="18.174cm" presentation:class="date-time" presentation:user-transformed="true">
          <draw:text-box>
            <text:p text:style-name="P186"><text:span text:style-name="T26">September 29, 2023</text:span></text:p>
          </draw:text-box>
        </draw:frame>
        <draw:frame draw:name="object 88" presentation:style-name="pr4" draw:text-style-name="P187" draw:layer="layout" svg:width="13.182cm" svg:height="11.049cm" svg:x="10.373cm" svg:y="18.174cm" presentation:class="footer" presentation:user-transformed="true">
          <draw:text-box>
            <text:p text:style-name="P186"><text:span text:style-name="T28">MOSOLF</text:span><text:span text:style-name="T29">|</text:span><text:span text:style-name="T30">20230929_TCO_Calculator</text:span><text:span text:style-name="T26">_new_design_v30_operating instructions_4.pptx</text:span><text:span text:style-name="T29">|</text:span><text:span text:style-name="T31"> </text:span><text:span text:style-name="T32">magility</text:span></text:p>
          </draw:text-box>
        </draw:frame>
        <draw:frame draw:name="object 89" presentation:style-name="pr4" draw:text-style-name="P187" draw:layer="layout" svg:width="1.283cm" svg:height="11.049cm" svg:x="31.634cm" svg:y="18.174cm" presentation:class="page-number" presentation:user-transformed="true">
          <draw:text-box>
            <text:p text:style-name="P186"><text:span text:style-name="T33">Page:</text:span><text:span text:style-name="T133"> </text:span><text:span text:style-name="T26"><text:page-number>&lt;number&gt;</text:page-number></text:span></text:p>
          </draw:text-box>
        </draw:frame>
        <draw:custom-shape draw:name="object 86" draw:style-name="gr50" draw:text-style-name="P165" draw:layer="layout" svg:width="13.639cm" svg:height="1.278cm" svg:x="19.175cm" svg:y="2.123cm">
          <text:p text:style-name="P188"><text:span text:style-name="T57">Input fields for start year, period of use, energy costs and infrastructure lev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9" draw:layer="layout" svg:width="19.798cm" svg:height="11.136cm" svg:x="0.6cm" svg:y="2.257cm" draw:page-number="3" presentation:class="page"/>
          <draw:frame presentation:style-name="pr3" draw:text-style-name="P53" draw:layer="layout" svg:width="16.799cm" svg:height="13.364cm" svg:x="2.1cm" svg:y="14.107cm" presentation:class="notes" presentation:placeholder="true">
            <draw:text-box/>
          </draw:frame>
        </presentation:notes>
      </draw:page>
      <draw:page draw:name="TCO CALCULATOR V30-NEW_DESIGN (OVERVIEW)" draw:style-name="dp1" draw:master-page-name="Title_20_and_20_Content" presentation:presentation-page-layout-name="AL1T11">
        <draw:frame draw:name="object 2" presentation:style-name="pr2" draw:text-style-name="P55" draw:layer="layout" svg:width="24.644cm" svg:height="3.216cm" svg:x="0.615cm" svg:y="0.582cm" presentation:class="title" presentation:user-transformed="true">
          <draw:text-box>
            <text:p text:style-name="P54"><text:span text:style-name="T25">TCO CALCULATOR V30-NEW_DESIGN (OVERVIEW)</text:span></text:p>
          </draw:text-box>
        </draw:frame>
        <draw:g draw:name="object 3">
          <draw:custom-shape draw:name="object 4" draw:style-name="gr40" draw:text-style-name="P165" draw:layer="layout" svg:width="7.866cm" svg:height="1.366cm" svg:x="0.699cm" svg:y="2.615cm">
            <text:p text:style-name="P50"/>
            <draw:enhanced-geometry draw:mirror-horizontal="false" draw:mirror-vertical="false" drawooo:sub-view-size="2832100 492125" draw:text-areas="0 0 ?f0 ?f1" svg:viewBox="0 0 0 0" draw:type="ooxml-non-primitive" draw:enhanced-path="M 2831528 0 L 0 0 0 121551 0 127330 0 491794 1364805 491794 1364805 370281 2831528 370281 2831528 364464 2831528 248691 2831528 242951 2831528 127330 2831528 121551 2831528 0 Z N">
              <draw:equation draw:name="f0" draw:formula="logwidth"/>
              <draw:equation draw:name="f1" draw:formula="logheight"/>
            </draw:enhanced-geometry>
          </draw:custom-shape>
          <draw:custom-shape draw:name="object 5" draw:style-name="gr32" draw:text-style-name="P58" draw:layer="layout" svg:width="1.669cm" svg:height="0.338cm" svg:x="4.474cm" svg:y="3.627cm">
            <text:p text:style-name="P50"/>
            <draw:enhanced-geometry draw:mirror-horizontal="false" draw:mirror-vertical="false" drawooo:sub-view-size="601344 121919" draw:text-areas="0 0 ?f0 ?f1" svg:viewBox="0 0 0 0" draw:type="ooxml-non-primitive" draw:enhanced-path="M 0 121590 L 601041 121590 601041 0 0 0 0 121590 Z N">
              <draw:equation draw:name="f0" draw:formula="logwidth"/>
              <draw:equation draw:name="f1" draw:formula="logheight"/>
            </draw:enhanced-geometry>
          </draw:custom-shape>
          <draw:custom-shape draw:name="object 6" draw:style-name="gr40" draw:text-style-name="P165" draw:layer="layout" svg:width="7.866cm" svg:height="3.439cm" svg:x="0.699cm" svg:y="3.627cm">
            <text:p text:style-name="P50"/>
            <draw:enhanced-geometry draw:mirror-horizontal="false" draw:mirror-vertical="false" drawooo:sub-view-size="2832100 1238250" draw:text-areas="0 0 ?f0 ?f1" svg:viewBox="0 0 0 0" draw:type="ooxml-non-primitive" draw:enhanced-path="M 2831528 0 L 1954288 0 1954288 121589 1954288 995184 1954288 1110729 1364805 1110729 1364805 995184 1954288 995184 1954288 121589 0 121589 0 243141 0 248920 0 1238059 2831528 1238059 2831528 121589 2831528 0 Z N">
              <draw:equation draw:name="f0" draw:formula="logwidth"/>
              <draw:equation draw:name="f1" draw:formula="logheight"/>
            </draw:enhanced-geometry>
          </draw:custom-shape>
          <draw:custom-shape draw:name="object 7" draw:style-name="gr52" draw:text-style-name="P189" draw:layer="layout" svg:width="7.866cm" svg:height="0.401cm" svg:x="0.699cm" svg:y="7.147cm">
            <text:p text:style-name="P50"/>
            <draw:enhanced-geometry draw:mirror-horizontal="false" draw:mirror-vertical="false" drawooo:sub-view-size="2832100 144780" draw:text-areas="0 0 ?f0 ?f1" svg:viewBox="0 0 0 0" draw:type="ooxml-non-primitive" draw:enhanced-path="M 0 0 L 0 144668 2831539 144668 2831539 0 0 0 Z N">
              <draw:equation draw:name="f0" draw:formula="logwidth"/>
              <draw:equation draw:name="f1" draw:formula="logheight"/>
            </draw:enhanced-geometry>
          </draw:custom-shape>
          <draw:custom-shape draw:name="object 8" draw:style-name="gr40" draw:text-style-name="P165" draw:layer="layout" svg:width="7.866cm" svg:height="2.042cm" svg:x="0.699cm" svg:y="7.645cm">
            <text:p text:style-name="P50"/>
            <draw:enhanced-geometry draw:mirror-horizontal="false" draw:mirror-vertical="false" drawooo:sub-view-size="2832100 735329" draw:text-areas="0 0 ?f0 ?f1" svg:viewBox="0 0 0 0" draw:type="ooxml-non-primitive" draw:enhanced-path="M 2831528 0 L 0 0 0 121589 0 127330 0 734898 1364805 734898 1364805 613384 2831528 613384 2831528 607568 2831528 248920 2831528 243141 2831528 127330 2831528 121589 2831528 0 Z N">
              <draw:equation draw:name="f0" draw:formula="logwidth"/>
              <draw:equation draw:name="f1" draw:formula="logheight"/>
            </draw:enhanced-geometry>
          </draw:custom-shape>
          <draw:custom-shape draw:name="object 9" draw:style-name="gr32" draw:text-style-name="P58" draw:layer="layout" svg:width="1.669cm" svg:height="0.338cm" svg:x="4.474cm" svg:y="9.333cm">
            <text:p text:style-name="P50"/>
            <draw:enhanced-geometry draw:mirror-horizontal="false" draw:mirror-vertical="false" drawooo:sub-view-size="601344 121920" draw:text-areas="0 0 ?f0 ?f1" svg:viewBox="0 0 0 0" draw:type="ooxml-non-primitive" draw:enhanced-path="M 0 121552 L 601041 121552 601041 0 0 0 0 121552 Z N">
              <draw:equation draw:name="f0" draw:formula="logwidth"/>
              <draw:equation draw:name="f1" draw:formula="logheight"/>
            </draw:enhanced-geometry>
          </draw:custom-shape>
          <draw:custom-shape draw:name="object 10" draw:style-name="gr40" draw:text-style-name="P165" draw:layer="layout" svg:width="2.437cm" svg:height="0.354cm" svg:x="6.127cm" svg:y="9.333cm">
            <text:p text:style-name="P50"/>
            <draw:enhanced-geometry draw:mirror-horizontal="false" draw:mirror-vertical="false" drawooo:sub-view-size="877569 127635" draw:text-areas="0 0 ?f0 ?f1" svg:viewBox="0 0 0 0" draw:type="ooxml-non-primitive" draw:enhanced-path="M 0 127331 L 877239 127331 877239 0 0 0 0 127331 Z N">
              <draw:equation draw:name="f0" draw:formula="logwidth"/>
              <draw:equation draw:name="f1" draw:formula="logheight"/>
            </draw:enhanced-geometry>
          </draw:custom-shape>
          <draw:custom-shape draw:name="object 11" draw:style-name="gr33" draw:text-style-name="P5" draw:layer="layout" svg:width="0.08cm" svg:height="0.001cm" svg:x="4.498cm" svg:y="9.357cm">
            <text:p text:style-name="P50"/>
            <draw:enhanced-geometry draw:mirror-horizontal="false" draw:mirror-vertical="false" drawooo:sub-view-size="29210 0" draw:text-areas="0 0 ?f0 ?f1" svg:viewBox="0 0 0 0" draw:type="ooxml-non-primitive" draw:enhanced-path="M 0 0 L 28886 0 N">
              <draw:equation draw:name="f0" draw:formula="logwidth"/>
              <draw:equation draw:name="f1" draw:formula="logheight"/>
            </draw:enhanced-geometry>
          </draw:custom-shape>
          <draw:custom-shape draw:name="object 12" draw:style-name="gr34" draw:text-style-name="P59" draw:layer="layout" svg:width="0.096cm" svg:height="0.017cm" svg:x="4.49cm" svg:y="9.349cm">
            <text:p text:style-name="P50"/>
            <draw:enhanced-geometry draw:mirror-horizontal="false" draw:mirror-vertical="false" drawooo:sub-view-size="34925 6350" draw:text-areas="0 0 ?f0 ?f1" svg:viewBox="0 0 0 0" draw:type="ooxml-non-primitive" draw:enhanced-path="M 34664 0 L 0 0 0 5779 34664 5779 34664 0 Z N">
              <draw:equation draw:name="f0" draw:formula="logwidth"/>
              <draw:equation draw:name="f1" draw:formula="logheight"/>
            </draw:enhanced-geometry>
          </draw:custom-shape>
          <draw:custom-shape draw:name="object 13" draw:style-name="gr33" draw:text-style-name="P5" draw:layer="layout" svg:width="0.064cm" svg:height="0.001cm" svg:x="4.498cm" svg:y="9.373cm">
            <text:p text:style-name="P50"/>
            <draw:enhanced-geometry draw:mirror-horizontal="false" draw:mirror-vertical="false" drawooo:sub-view-size="23494 0" draw:text-areas="0 0 ?f0 ?f1" svg:viewBox="0 0 0 0" draw:type="ooxml-non-primitive" draw:enhanced-path="M 0 0 L 23109 0 N">
              <draw:equation draw:name="f0" draw:formula="logwidth"/>
              <draw:equation draw:name="f1" draw:formula="logheight"/>
            </draw:enhanced-geometry>
          </draw:custom-shape>
          <draw:custom-shape draw:name="object 14" draw:style-name="gr34" draw:text-style-name="P59" draw:layer="layout" svg:width="0.08cm" svg:height="0.017cm" svg:x="4.49cm" svg:y="9.365cm">
            <text:p text:style-name="P50"/>
            <draw:enhanced-geometry draw:mirror-horizontal="false" draw:mirror-vertical="false" drawooo:sub-view-size="29210 6350" draw:text-areas="0 0 ?f0 ?f1" svg:viewBox="0 0 0 0" draw:type="ooxml-non-primitive" draw:enhanced-path="M 28886 0 L 0 0 0 5779 28886 5779 28886 0 Z N">
              <draw:equation draw:name="f0" draw:formula="logwidth"/>
              <draw:equation draw:name="f1" draw:formula="logheight"/>
            </draw:enhanced-geometry>
          </draw:custom-shape>
          <draw:custom-shape draw:name="object 15" draw:style-name="gr33" draw:text-style-name="P5" draw:layer="layout" svg:width="0.048cm" svg:height="0.001cm" svg:x="4.498cm" svg:y="9.389cm">
            <text:p text:style-name="P50"/>
            <draw:enhanced-geometry draw:mirror-horizontal="false" draw:mirror-vertical="false" drawooo:sub-view-size="17780 0" draw:text-areas="0 0 ?f0 ?f1" svg:viewBox="0 0 0 0" draw:type="ooxml-non-primitive" draw:enhanced-path="M 0 0 L 17332 0 N">
              <draw:equation draw:name="f0" draw:formula="logwidth"/>
              <draw:equation draw:name="f1" draw:formula="logheight"/>
            </draw:enhanced-geometry>
          </draw:custom-shape>
          <draw:custom-shape draw:name="object 16" draw:style-name="gr34" draw:text-style-name="P59" draw:layer="layout" svg:width="0.064cm" svg:height="0.017cm" svg:x="4.49cm" svg:y="9.381cm">
            <text:p text:style-name="P50"/>
            <draw:enhanced-geometry draw:mirror-horizontal="false" draw:mirror-vertical="false" drawooo:sub-view-size="23494 6350" draw:text-areas="0 0 ?f0 ?f1" svg:viewBox="0 0 0 0" draw:type="ooxml-non-primitive" draw:enhanced-path="M 23109 0 L 0 0 0 5779 23109 5779 23109 0 Z N">
              <draw:equation draw:name="f0" draw:formula="logwidth"/>
              <draw:equation draw:name="f1" draw:formula="logheight"/>
            </draw:enhanced-geometry>
          </draw:custom-shape>
          <draw:custom-shape draw:name="object 17" draw:style-name="gr33" draw:text-style-name="P5" draw:layer="layout" svg:width="0.033cm" svg:height="0.001cm" svg:x="4.498cm" svg:y="9.405cm">
            <text:p text:style-name="P50"/>
            <draw:enhanced-geometry draw:mirror-horizontal="false" draw:mirror-vertical="false" drawooo:sub-view-size="12064 0" draw:text-areas="0 0 ?f0 ?f1" svg:viewBox="0 0 0 0" draw:type="ooxml-non-primitive" draw:enhanced-path="M 0 0 L 11554 0 N">
              <draw:equation draw:name="f0" draw:formula="logwidth"/>
              <draw:equation draw:name="f1" draw:formula="logheight"/>
            </draw:enhanced-geometry>
          </draw:custom-shape>
          <draw:custom-shape draw:name="object 18" draw:style-name="gr34" draw:text-style-name="P59" draw:layer="layout" svg:width="0.048cm" svg:height="0.017cm" svg:x="4.49cm" svg:y="9.397cm">
            <text:p text:style-name="P50"/>
            <draw:enhanced-geometry draw:mirror-horizontal="false" draw:mirror-vertical="false" drawooo:sub-view-size="17780 6350" draw:text-areas="0 0 ?f0 ?f1" svg:viewBox="0 0 0 0" draw:type="ooxml-non-primitive" draw:enhanced-path="M 17332 0 L 0 0 0 5779 17332 5779 17332 0 Z N">
              <draw:equation draw:name="f0" draw:formula="logwidth"/>
              <draw:equation draw:name="f1" draw:formula="logheight"/>
            </draw:enhanced-geometry>
          </draw:custom-shape>
          <draw:custom-shape draw:name="object 19" draw:style-name="gr33" draw:text-style-name="P5" draw:layer="layout" svg:width="0.017cm" svg:height="0.001cm" svg:x="4.498cm" svg:y="9.421cm">
            <text:p text:style-name="P50"/>
            <draw:enhanced-geometry draw:mirror-horizontal="false" draw:mirror-vertical="false" drawooo:sub-view-size="6350 0" draw:text-areas="0 0 ?f0 ?f1" svg:viewBox="0 0 0 0" draw:type="ooxml-non-primitive" draw:enhanced-path="M 0 0 L 5777 0 N">
              <draw:equation draw:name="f0" draw:formula="logwidth"/>
              <draw:equation draw:name="f1" draw:formula="logheight"/>
            </draw:enhanced-geometry>
          </draw:custom-shape>
          <draw:custom-shape draw:name="object 20" draw:style-name="gr34" draw:text-style-name="P59" draw:layer="layout" svg:width="0.033cm" svg:height="0.033cm" svg:x="4.49cm" svg:y="9.413cm">
            <text:p text:style-name="P50"/>
            <draw:enhanced-geometry draw:mirror-horizontal="false" draw:mirror-vertical="false" drawooo:sub-view-size="12064 12064" draw:text-areas="0 0 ?f0 ?f1" svg:viewBox="0 0 0 0" draw:type="ooxml-non-primitive" draw:enhanced-path="M 11557 0 L 0 0 0 5778 0 11557 5778 11557 5778 5778 11557 5778 11557 0 Z N">
              <draw:equation draw:name="f0" draw:formula="logwidth"/>
              <draw:equation draw:name="f1" draw:formula="logheight"/>
            </draw:enhanced-geometry>
          </draw:custom-shape>
          <draw:custom-shape draw:name="object 21" draw:style-name="gr40" draw:text-style-name="P165" draw:layer="layout" svg:width="7.866cm" svg:height="0.69cm" svg:x="0.699cm" svg:y="9.67cm">
            <text:p text:style-name="P50"/>
            <draw:enhanced-geometry draw:mirror-horizontal="false" draw:mirror-vertical="false" drawooo:sub-view-size="2832100 248920" draw:text-areas="0 0 ?f0 ?f1" svg:viewBox="0 0 0 0" draw:type="ooxml-non-primitive" draw:enhanced-path="M 2831528 0 L 0 0 0 121399 0 127139 0 248729 1364805 248729 1364805 127139 2831528 127139 2831528 121399 2831528 0 Z N">
              <draw:equation draw:name="f0" draw:formula="logwidth"/>
              <draw:equation draw:name="f1" draw:formula="logheight"/>
            </draw:enhanced-geometry>
          </draw:custom-shape>
          <draw:custom-shape draw:name="object 22" draw:style-name="gr32" draw:text-style-name="P58" draw:layer="layout" svg:width="1.669cm" svg:height="0.338cm" svg:x="4.474cm" svg:y="10.007cm">
            <text:p text:style-name="P50"/>
            <draw:enhanced-geometry draw:mirror-horizontal="false" draw:mirror-vertical="false" drawooo:sub-view-size="601344 121920" draw:text-areas="0 0 ?f0 ?f1" svg:viewBox="0 0 0 0" draw:type="ooxml-non-primitive" draw:enhanced-path="M 0 121513 L 601041 121513 601041 0 0 0 0 121513 Z N">
              <draw:equation draw:name="f0" draw:formula="logwidth"/>
              <draw:equation draw:name="f1" draw:formula="logheight"/>
            </draw:enhanced-geometry>
          </draw:custom-shape>
          <draw:custom-shape draw:name="object 23" draw:style-name="gr40" draw:text-style-name="P165" draw:layer="layout" svg:width="7.866cm" svg:height="1.077cm" svg:x="0.699cm" svg:y="10.007cm">
            <text:p text:style-name="P50"/>
            <draw:enhanced-geometry draw:mirror-horizontal="false" draw:mirror-vertical="false" drawooo:sub-view-size="2832100 387985" draw:text-areas="0 0 ?f0 ?f1" svg:viewBox="0 0 0 0" draw:type="ooxml-non-primitive" draw:enhanced-path="M 2831528 0 L 1954288 0 1954288 121513 0 121513 0 260400 0 266179 0 387540 1364805 387540 1364805 266179 2831528 266179 2831528 260400 2831528 127330 2831528 121513 2831528 0 Z N">
              <draw:equation draw:name="f0" draw:formula="logwidth"/>
              <draw:equation draw:name="f1" draw:formula="logheight"/>
            </draw:enhanced-geometry>
          </draw:custom-shape>
          <draw:custom-shape draw:name="object 24" draw:style-name="gr32" draw:text-style-name="P58" draw:layer="layout" svg:width="1.669cm" svg:height="0.338cm" svg:x="4.474cm" svg:y="10.731cm">
            <text:p text:style-name="P50"/>
            <draw:enhanced-geometry draw:mirror-horizontal="false" draw:mirror-vertical="false" drawooo:sub-view-size="601344 121920" draw:text-areas="0 0 ?f0 ?f1" svg:viewBox="0 0 0 0" draw:type="ooxml-non-primitive" draw:enhanced-path="M 0 121397 L 601041 121397 601041 0 0 0 0 121397 Z N">
              <draw:equation draw:name="f0" draw:formula="logwidth"/>
              <draw:equation draw:name="f1" draw:formula="logheight"/>
            </draw:enhanced-geometry>
          </draw:custom-shape>
          <draw:custom-shape draw:name="object 25" draw:style-name="gr40" draw:text-style-name="P165" draw:layer="layout" svg:width="7.866cm" svg:height="1.029cm" svg:x="0.699cm" svg:y="10.731cm">
            <text:p text:style-name="P50"/>
            <draw:enhanced-geometry draw:mirror-horizontal="false" draw:mirror-vertical="false" drawooo:sub-view-size="2832100 370839" draw:text-areas="0 0 ?f0 ?f1" svg:viewBox="0 0 0 0" draw:type="ooxml-non-primitive" draw:enhanced-path="M 2831528 0 L 1954288 0 1954288 121399 0 121399 0 242912 0 248729 0 370243 1364805 370243 1364805 248729 2831528 248729 2831528 242912 2831528 127139 2831528 121399 2831528 0 Z N">
              <draw:equation draw:name="f0" draw:formula="logwidth"/>
              <draw:equation draw:name="f1" draw:formula="logheight"/>
            </draw:enhanced-geometry>
          </draw:custom-shape>
          <draw:custom-shape draw:name="object 26" draw:style-name="gr32" draw:text-style-name="P58" draw:layer="layout" svg:width="1.669cm" svg:height="0.338cm" svg:x="4.474cm" svg:y="11.405cm">
            <text:p text:style-name="P50"/>
            <draw:enhanced-geometry draw:mirror-horizontal="false" draw:mirror-vertical="false" drawooo:sub-view-size="601344 121920" draw:text-areas="0 0 ?f0 ?f1" svg:viewBox="0 0 0 0" draw:type="ooxml-non-primitive" draw:enhanced-path="M 0 121590 L 601041 121590 601041 0 0 0 0 121590 Z N">
              <draw:equation draw:name="f0" draw:formula="logwidth"/>
              <draw:equation draw:name="f1" draw:formula="logheight"/>
            </draw:enhanced-geometry>
          </draw:custom-shape>
          <draw:custom-shape draw:name="object 27" draw:style-name="gr40" draw:text-style-name="P165" draw:layer="layout" svg:width="7.866cm" svg:height="1.703cm" svg:x="0.699cm" svg:y="11.406cm">
            <text:p text:style-name="P50"/>
            <draw:enhanced-geometry draw:mirror-horizontal="false" draw:mirror-vertical="false" drawooo:sub-view-size="2832100 613410" draw:text-areas="0 0 ?f0 ?f1" svg:viewBox="0 0 0 0" draw:type="ooxml-non-primitive" draw:enhanced-path="M 2831528 0 L 1954288 0 1954288 121589 0 121589 0 613384 1364805 613384 1364805 491794 2831528 491794 2831528 486054 2831528 121589 2831528 0 Z N">
              <draw:equation draw:name="f0" draw:formula="logwidth"/>
              <draw:equation draw:name="f1" draw:formula="logheight"/>
            </draw:enhanced-geometry>
          </draw:custom-shape>
          <draw:custom-shape draw:name="object 28" draw:style-name="gr32" draw:text-style-name="P58" draw:layer="layout" svg:width="1.669cm" svg:height="0.338cm" svg:x="4.474cm" svg:y="12.756cm">
            <text:p text:style-name="P50"/>
            <draw:enhanced-geometry draw:mirror-horizontal="false" draw:mirror-vertical="false" drawooo:sub-view-size="601344 121920" draw:text-areas="0 0 ?f0 ?f1" svg:viewBox="0 0 0 0" draw:type="ooxml-non-primitive" draw:enhanced-path="M 0 121552 L 601041 121552 601041 0 0 0 0 121552 Z N">
              <draw:equation draw:name="f0" draw:formula="logwidth"/>
              <draw:equation draw:name="f1" draw:formula="logheight"/>
            </draw:enhanced-geometry>
          </draw:custom-shape>
          <draw:custom-shape draw:name="object 29" draw:style-name="gr40" draw:text-style-name="P165" draw:layer="layout" svg:width="7.866cm" svg:height="1.703cm" svg:x="0.699cm" svg:y="12.756cm">
            <text:p text:style-name="P50"/>
            <draw:enhanced-geometry draw:mirror-horizontal="false" draw:mirror-vertical="false" drawooo:sub-view-size="2832100 613410" draw:text-areas="0 0 ?f0 ?f1" svg:viewBox="0 0 0 0" draw:type="ooxml-non-primitive" draw:enhanced-path="M 2831528 0 L 1954288 0 1954288 121551 0 121551 0 613143 1364805 613143 1364805 491794 2831528 491794 2831528 486016 2831528 248678 2831528 242900 2831528 127330 2831528 121551 2831528 0 Z N">
              <draw:equation draw:name="f0" draw:formula="logwidth"/>
              <draw:equation draw:name="f1" draw:formula="logheight"/>
            </draw:enhanced-geometry>
          </draw:custom-shape>
          <draw:custom-shape draw:name="object 30" draw:style-name="gr32" draw:text-style-name="P58" draw:layer="layout" svg:width="1.669cm" svg:height="0.338cm" svg:x="4.474cm" svg:y="14.106cm">
            <text:p text:style-name="P50"/>
            <draw:enhanced-geometry draw:mirror-horizontal="false" draw:mirror-vertical="false" drawooo:sub-view-size="601344 121920" draw:text-areas="0 0 ?f0 ?f1" svg:viewBox="0 0 0 0" draw:type="ooxml-non-primitive" draw:enhanced-path="M 0 121328 L 601041 121328 601041 0 0 0 0 121328 Z N">
              <draw:equation draw:name="f0" draw:formula="logwidth"/>
              <draw:equation draw:name="f1" draw:formula="logheight"/>
            </draw:enhanced-geometry>
          </draw:custom-shape>
          <draw:custom-shape draw:name="object 31" draw:style-name="gr40" draw:text-style-name="P165" draw:layer="layout" svg:width="7.866cm" svg:height="2.828cm" svg:x="0.699cm" svg:y="14.106cm">
            <text:p text:style-name="P50"/>
            <draw:enhanced-geometry draw:mirror-horizontal="false" draw:mirror-vertical="false" drawooo:sub-view-size="2832100 1018539" draw:text-areas="0 0 ?f0 ?f1" svg:viewBox="0 0 0 0" draw:type="ooxml-non-primitive" draw:enhanced-path="M 2831528 0 L 1954288 0 1954288 121323 0 121323 0 1017955 2831528 1017955 2831528 121323 2831528 0 Z N">
              <draw:equation draw:name="f0" draw:formula="logwidth"/>
              <draw:equation draw:name="f1" draw:formula="logheight"/>
            </draw:enhanced-geometry>
          </draw:custom-shape>
        </draw:g>
        <draw:custom-shape draw:name="object 32" draw:style-name="gr42" draw:text-style-name="P71" draw:layer="layout" svg:width="7.787cm" svg:height="0.517cm" svg:x="0.74cm" svg:y="2.158cm">
          <text:p text:style-name="P190"><text:span text:style-name="T35">Digital twin 1</text:span><text:span text:style-name="T36">(BEV</text:span><text:span text:style-name="T37">Truck)</text:span><text:span text:style-name="T36">/ Basic costs</text:span><text:span text:style-name="T134"> </text:span><text:span text:style-name="T37">tech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3" draw:style-name="gr41" draw:text-style-name="P5" draw:layer="layout" svg:width="7.037cm" svg:height="2.442cm" svg:x="0.748cm" svg:y="2.853cm">
          <text:p text:style-name="P191"><text:span text:style-name="T56">Drive power</text:span><text:span text:style-name="T46">400</text:span><text:span text:style-name="T47">kW</text:span></text:p>
          <text:p text:style-name="P192"><text:span text:style-name="T135"/></text:p>
          <text:p text:style-name="P193"><text:span text:style-name="T56">Range</text:span><text:span text:style-name="T136"> </text:span><text:span text:style-name="T50">[km]</text:span><text:span text:style-name="T46">300</text:span><text:span text:style-name="T51">km</text:span></text:p>
          <text:p text:style-name="P194"><text:span text:style-name="T137"/></text:p>
          <text:p text:style-name="P195"><text:span text:style-name="T49">reserve</text:span><text:span text:style-name="T138"> </text:span><text:span text:style-name="T50">[km]</text:span><text:span text:style-name="T46">50</text:span><text:span text:style-name="T51">km</text:span></text:p>
          <text:p text:style-name="P196"><text:span text:style-name="T48"/></text:p>
          <text:p text:style-name="P197"><text:span text:style-name="T50">consumption</text:span><text:span text:style-name="T46">150.00</text:span><text:span text:style-name="T45">kWh/100k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4" draw:style-name="gr38" draw:text-style-name="P5" draw:layer="layout" svg:width="2.765cm" svg:height="0.44cm" svg:x="0.748cm" svg:y="5.569cm">
          <text:p text:style-name="P198"><text:span text:style-name="T90">Cost</text:span><text:span text:style-name="T139">/</text:span><text:span text:style-name="T90">truck</text:span><text:span text:style-name="T140">m.</text:span><text:span text:style-name="T141"> </text:span><text:span text:style-name="T140">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5" draw:style-name="gr38" draw:text-style-name="P5" draw:layer="layout" svg:width="3.467cm" svg:height="0.84cm" svg:x="0.748cm" svg:y="6.244cm">
          <text:p text:style-name="P198"><text:span text:style-name="T90">depreciation</text:span><text:span text:style-name="T140">in</text:span><text:span text:style-name="T139">5</text:span><text:span text:style-name="T141"> </text:span><text:span text:style-name="T90">yea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6" draw:style-name="gr41" draw:text-style-name="P5" draw:layer="layout" svg:width="1.971cm" svg:height="1.449cm" svg:x="4.474cm" svg:y="5.601cm">
          <text:p text:style-name="P199"><text:span text:style-name="T46">108,385.61</text:span><text:span text:style-name="T142"> </text:span><text:span text:style-name="T113">€</text:span></text:p>
          <text:p text:style-name="P200"><text:span text:style-name="T143"/></text:p>
          <text:p text:style-name="P201"><text:span text:style-name="T51">10</text:span><text:span text:style-name="T50">0</text:span><text:span text:style-name="T49"> </text:span><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7" draw:style-name="gr41" draw:text-style-name="P5" draw:layer="layout" svg:width="7.794cm" svg:height="1.245cm" svg:x="0.732cm" svg:y="7.047cm">
          <text:p text:style-name="P202"><text:span text:style-name="T35">Digital twin 1</text:span><text:span text:style-name="T36">(BEV</text:span><text:span text:style-name="T37">Truck)</text:span><text:span text:style-name="T144"> </text:span><text:span text:style-name="T39">operating cost</text:span></text:p>
          <text:p text:style-name="P203"><text:span text:style-name="T145"/></text:p>
          <text:p text:style-name="P204"><text:span text:style-name="T49">Energy costs</text:span><text:span text:style-name="T45">33,000</text:span><text:span text:style-name="T146">€</text:span><text:span text:style-name="T53">/Ye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8" draw:style-name="gr41" draw:text-style-name="P5" draw:layer="layout" svg:width="2.797cm" svg:height="1.413cm" svg:x="0.748cm" svg:y="8.574cm">
          <text:p text:style-name="P202"><text:span text:style-name="T50">CO2 costs</text:span><text:span text:style-name="T49">on</text:span><text:span text:style-name="T121"> </text:span><text:span text:style-name="T50">Electricity</text:span></text:p>
          <text:p text:style-name="P205"><text:span text:style-name="T137"/></text:p>
          <text:p text:style-name="P206"><text:span text:style-name="T49">mainte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9" draw:style-name="gr41" draw:text-style-name="P5" draw:layer="layout" svg:width="2.26cm" svg:height="0.76cm" svg:x="4.746cm" svg:y="9.233cm">
          <text:p text:style-name="P202"><text:span text:style-name="T46">2,000.00</text:span><text:span text:style-name="T147"> </text:span><text:span text:style-name="T146">€</text:span><text:span text:style-name="T53">/Ye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0" draw:style-name="gr41" draw:text-style-name="P5" draw:layer="layout" svg:width="1.768cm" svg:height="0.76cm" svg:x="0.748cm" svg:y="9.908cm">
          <text:p text:style-name="P202"><text:span text:style-name="T56">Wheels</text:span><text:span text:style-name="T50">/</text:span><text:span text:style-name="T148"> </text:span><text:span text:style-name="T53">Ti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1" draw:style-name="gr41" draw:text-style-name="P5" draw:layer="layout" svg:width="2.341cm" svg:height="0.76cm" svg:x="4.666cm" svg:y="9.908cm">
          <text:p text:style-name="P202"><text:span text:style-name="T46">14,150.00</text:span><text:span text:style-name="T149"> </text:span><text:span text:style-name="T146">€</text:span><text:span text:style-name="T53">/Ye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2" draw:style-name="gr41" draw:text-style-name="P5" draw:layer="layout" svg:width="0.997cm" svg:height="0.76cm" svg:x="0.748cm" svg:y="10.647cm">
          <text:p text:style-name="P202"><text:span text:style-name="T46">S</text:span><text:span text:style-name="T52">t</text:span><text:span text:style-name="T54">e</text:span><text:span text:style-name="T49">u</text:span><text:span text:style-name="T54">e</text:span><text:span text:style-name="T51">r</text:span><text:span text:style-name="T50">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3" draw:style-name="gr41" draw:text-style-name="P5" draw:layer="layout" svg:width="1.973cm" svg:height="0.402cm" svg:x="5.035cm" svg:y="10.647cm">
          <text:p text:style-name="P207"><text:span text:style-name="T45">0.00</text:span><text:span text:style-name="T146">€</text:span><text:span text:style-name="T53">/Ye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4" draw:style-name="gr41" draw:text-style-name="P5" draw:layer="layout" svg:width="1.669cm" svg:height="0.402cm" svg:x="0.748cm" svg:y="11.306cm">
          <text:p text:style-name="P202"><text:span text:style-name="T49">Insur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5" draw:style-name="gr41" draw:text-style-name="P5" draw:layer="layout" svg:width="0.699cm" svg:height="0.76cm" svg:x="0.748cm" svg:y="11.981cm">
          <text:p text:style-name="P202"><text:span text:style-name="T56">Ma</text:span><text:span text:style-name="T49">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6" draw:style-name="gr41" draw:text-style-name="P5" draw:layer="layout" svg:width="2.943cm" svg:height="0.402cm" svg:x="0.748cm" svg:y="12.672cm">
          <text:p text:style-name="P202"><text:span text:style-name="T56">Route share</text:span><text:span text:style-name="T50">for</text:span><text:span text:style-name="T150"> </text:span><text:span text:style-name="T56">to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7" draw:style-name="gr41" draw:text-style-name="P5" draw:layer="layout" svg:width="2.408cm" svg:height="0.76cm" svg:x="0.748cm" svg:y="13.347cm">
          <text:p text:style-name="P202"><text:span text:style-name="T45">CO2</text:span><text:span text:style-name="T138"> </text:span><text:span text:style-name="T56">compen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8" draw:style-name="gr41" draw:text-style-name="P5" draw:layer="layout" svg:width="1.197cm" svg:height="0.76cm" svg:x="0.748cm" svg:y="14.022cm">
          <text:p text:style-name="P202"><text:span text:style-name="T49">Miscellaneo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9" draw:style-name="gr41" draw:text-style-name="P5" draw:layer="layout" svg:width="2.26cm" svg:height="3.455cm" svg:x="4.746cm" svg:y="11.306cm">
          <text:p text:style-name="P208"><text:span text:style-name="T46">4,560.00</text:span><text:span text:style-name="T151"> </text:span><text:span text:style-name="T146">€</text:span><text:span text:style-name="T53">/Year</text:span></text:p>
          <text:p text:style-name="P209"><text:span text:style-name="T135"/></text:p>
          <text:p text:style-name="P210"><text:span text:style-name="T50">0</text:span><text:span text:style-name="T55">€</text:span><text:span text:style-name="T52">/</text:span><text:span text:style-name="T51">km</text:span></text:p>
          <text:p text:style-name="P211"><text:span text:style-name="T152"/></text:p>
          <text:p text:style-name="P212"><text:span text:style-name="T46">70</text:span><text:span text:style-name="T45">%</text:span></text:p>
          <text:p text:style-name="P213"><text:span text:style-name="T135"/></text:p>
          <text:p text:style-name="P214"><text:span text:style-name="T55">€</text:span><text:span text:style-name="T52">/</text:span><text:span text:style-name="T49">J</text:span><text:span text:style-name="T56">a</text:span><text:span text:style-name="T49">Mr</text:span></text:p>
          <text:p text:style-name="P215"><text:span text:style-name="T135"/></text:p>
          <text:p text:style-name="P216"><text:span text:style-name="T50">0</text:span><text:span text:style-name="T102">€</text:span><text:span text:style-name="T49">/k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50">
          <draw:custom-shape draw:name="object 51" draw:style-name="gr53" draw:text-style-name="P5" draw:layer="layout" svg:width="5.442cm" svg:height="0.001cm" svg:x="0.692cm" svg:y="2.125cm">
            <text:p text:style-name="P50"/>
            <draw:enhanced-geometry draw:mirror-horizontal="false" draw:mirror-vertical="false" drawooo:sub-view-size="1959610 0 1959610 0 1959610 0" draw:text-areas="0 0 ?f0 ?f1" svg:viewBox="0 0 0 0" draw:type="ooxml-non-primitive" draw:enhanced-path="M 0 0 L 0 0 N M 1364235 0 L 1364235 0 N M 1959538 0 L 1959538 0 N">
              <draw:equation draw:name="f0" draw:formula="logwidth"/>
              <draw:equation draw:name="f1" draw:formula="logheight"/>
            </draw:enhanced-geometry>
          </draw:custom-shape>
          <draw:custom-shape draw:name="object 52" draw:style-name="gr45" draw:text-style-name="P175" draw:layer="layout" svg:width="7.866cm" svg:height="0.401cm" svg:x="0.699cm" svg:y="2.117cm">
            <text:p text:style-name="P50"/>
            <draw:enhanced-geometry draw:mirror-horizontal="false" draw:mirror-vertical="false" drawooo:sub-view-size="2832100 144780" draw:text-areas="0 0 ?f0 ?f1" svg:viewBox="0 0 0 0" draw:type="ooxml-non-primitive" draw:enhanced-path="M 2831528 0 L 571 0 0 0 0 144703 571 144703 2827223 144703 2831528 144703 2831528 133146 2831528 5816 2827223 5816 2827223 133146 571 133146 571 5778 2831528 5778 2831528 0 Z N">
              <draw:equation draw:name="f0" draw:formula="logwidth"/>
              <draw:equation draw:name="f1" draw:formula="logheight"/>
            </draw:enhanced-geometry>
          </draw:custom-shape>
          <draw:custom-shape draw:name="object 53" draw:style-name="gr53" draw:text-style-name="P5" draw:layer="layout" svg:width="0.001cm" svg:height="0.064cm" svg:x="0.692cm" svg:y="2.527cm">
            <text:p text:style-name="P50"/>
            <draw:enhanced-geometry draw:mirror-horizontal="false" draw:mirror-vertical="false" drawooo:sub-view-size="0 23494" draw:text-areas="0 0 ?f0 ?f1" svg:viewBox="0 0 0 0" draw:type="ooxml-non-primitive" draw:enhanced-path="M 0 0 L 0 23116 N">
              <draw:equation draw:name="f0" draw:formula="logwidth"/>
              <draw:equation draw:name="f1" draw:formula="logheight"/>
            </draw:enhanced-geometry>
          </draw:custom-shape>
          <draw:custom-shape draw:name="object 54" draw:style-name="gr46" draw:text-style-name="P176" draw:layer="layout" svg:width="0.001cm" svg:height="0.08cm" svg:x="0.699cm" svg:y="2.519cm">
            <text:p text:style-name="P50"/>
            <draw:enhanced-geometry draw:mirror-horizontal="false" draw:mirror-vertical="false" drawooo:sub-view-size="635 29209" draw:text-areas="0 0 ?f0 ?f1" svg:viewBox="0 0 0 0" draw:type="ooxml-non-primitive" draw:enhanced-path="M 577 0 L 0 0 0 28895 577 28895 577 0 Z N">
              <draw:equation draw:name="f0" draw:formula="logwidth"/>
              <draw:equation draw:name="f1" draw:formula="logheight"/>
            </draw:enhanced-geometry>
          </draw:custom-shape>
          <draw:custom-shape draw:name="object 55" draw:style-name="gr53" draw:text-style-name="P5" draw:layer="layout" svg:width="0.001cm" svg:height="0.08cm" svg:x="4.482cm" svg:y="2.519cm">
            <text:p text:style-name="P50"/>
            <draw:enhanced-geometry draw:mirror-horizontal="false" draw:mirror-vertical="false" drawooo:sub-view-size="0 29209" draw:text-areas="0 0 ?f0 ?f1" svg:viewBox="0 0 0 0" draw:type="ooxml-non-primitive" draw:enhanced-path="M 0 0 L 0 28895 N">
              <draw:equation draw:name="f0" draw:formula="logwidth"/>
              <draw:equation draw:name="f1" draw:formula="logheight"/>
            </draw:enhanced-geometry>
          </draw:custom-shape>
          <draw:custom-shape draw:name="object 56" draw:style-name="gr53" draw:text-style-name="P5" draw:layer="layout" svg:width="0.001cm" svg:height="0.08cm" svg:x="6.135cm" svg:y="2.519cm">
            <text:p text:style-name="P50"/>
            <draw:enhanced-geometry draw:mirror-horizontal="false" draw:mirror-vertical="false" drawooo:sub-view-size="0 29209" draw:text-areas="0 0 ?f0 ?f1" svg:viewBox="0 0 0 0" draw:type="ooxml-non-primitive" draw:enhanced-path="M 0 0 L 0 28895 N">
              <draw:equation draw:name="f0" draw:formula="logwidth"/>
              <draw:equation draw:name="f1" draw:formula="logheight"/>
            </draw:enhanced-geometry>
          </draw:custom-shape>
          <draw:custom-shape draw:name="object 57" draw:style-name="gr45" draw:text-style-name="P175" draw:layer="layout" svg:width="7.866cm" svg:height="4.467cm" svg:x="0.699cm" svg:y="2.599cm">
            <text:p text:style-name="P50"/>
            <draw:enhanced-geometry draw:mirror-horizontal="false" draw:mirror-vertical="false" drawooo:sub-view-size="2832100 1608455" draw:text-areas="0 0 ?f0 ?f1" svg:viewBox="0 0 0 0" draw:type="ooxml-non-primitive" draw:enhanced-path="M 2831528 76 L 2827223 76 2827223 11633 2827223 1596783 571 1596783 571 11633 2827223 11633 2827223 76 571 76 0 0 0 1608340 571 1608340 2827223 1608340 2831528 1608340 2831528 1596783 2831528 11633 2831528 76 Z N">
              <draw:equation draw:name="f0" draw:formula="logwidth"/>
              <draw:equation draw:name="f1" draw:formula="logheight"/>
            </draw:enhanced-geometry>
          </draw:custom-shape>
          <draw:custom-shape draw:name="object 58" draw:style-name="gr53" draw:text-style-name="P5" draw:layer="layout" svg:width="0.001cm" svg:height="0.048cm" svg:x="0.692cm" svg:y="7.075cm">
            <text:p text:style-name="P50"/>
            <draw:enhanced-geometry draw:mirror-horizontal="false" draw:mirror-vertical="false" drawooo:sub-view-size="0 17780" draw:text-areas="0 0 ?f0 ?f1" svg:viewBox="0 0 0 0" draw:type="ooxml-non-primitive" draw:enhanced-path="M 0 0 L 0 17337 N">
              <draw:equation draw:name="f0" draw:formula="logwidth"/>
              <draw:equation draw:name="f1" draw:formula="logheight"/>
            </draw:enhanced-geometry>
          </draw:custom-shape>
          <draw:custom-shape draw:name="object 59" draw:style-name="gr46" draw:text-style-name="P176" draw:layer="layout" svg:width="0.001cm" svg:height="0.064cm" svg:x="0.699cm" svg:y="7.066cm">
            <text:p text:style-name="P50"/>
            <draw:enhanced-geometry draw:mirror-horizontal="false" draw:mirror-vertical="false" drawooo:sub-view-size="635 23494" draw:text-areas="0 0 ?f0 ?f1" svg:viewBox="0 0 0 0" draw:type="ooxml-non-primitive" draw:enhanced-path="M 577 0 L 0 0 0 23116 577 23116 577 0 Z N">
              <draw:equation draw:name="f0" draw:formula="logwidth"/>
              <draw:equation draw:name="f1" draw:formula="logheight"/>
            </draw:enhanced-geometry>
          </draw:custom-shape>
          <draw:custom-shape draw:name="object 60" draw:style-name="gr53" draw:text-style-name="P5" draw:layer="layout" svg:width="0.001cm" svg:height="0.064cm" svg:x="4.482cm" svg:y="7.066cm">
            <text:p text:style-name="P50"/>
            <draw:enhanced-geometry draw:mirror-horizontal="false" draw:mirror-vertical="false" drawooo:sub-view-size="0 23494" draw:text-areas="0 0 ?f0 ?f1" svg:viewBox="0 0 0 0" draw:type="ooxml-non-primitive" draw:enhanced-path="M 0 0 L 0 23116 N">
              <draw:equation draw:name="f0" draw:formula="logwidth"/>
              <draw:equation draw:name="f1" draw:formula="logheight"/>
            </draw:enhanced-geometry>
          </draw:custom-shape>
          <draw:custom-shape draw:name="object 61" draw:style-name="gr53" draw:text-style-name="P5" draw:layer="layout" svg:width="0.001cm" svg:height="0.064cm" svg:x="6.135cm" svg:y="7.066cm">
            <text:p text:style-name="P50"/>
            <draw:enhanced-geometry draw:mirror-horizontal="false" draw:mirror-vertical="false" drawooo:sub-view-size="0 23494" draw:text-areas="0 0 ?f0 ?f1" svg:viewBox="0 0 0 0" draw:type="ooxml-non-primitive" draw:enhanced-path="M 0 0 L 0 23116 N">
              <draw:equation draw:name="f0" draw:formula="logwidth"/>
              <draw:equation draw:name="f1" draw:formula="logheight"/>
            </draw:enhanced-geometry>
          </draw:custom-shape>
          <draw:custom-shape draw:name="object 62" draw:style-name="gr45" draw:text-style-name="P175" draw:layer="layout" svg:width="7.866cm" svg:height="0.417cm" svg:x="0.699cm" svg:y="7.131cm">
            <text:p text:style-name="P50"/>
            <draw:enhanced-geometry draw:mirror-horizontal="false" draw:mirror-vertical="false" drawooo:sub-view-size="2832100 150494" draw:text-areas="0 0 ?f0 ?f1" svg:viewBox="0 0 0 0" draw:type="ooxml-non-primitive" draw:enhanced-path="M 2831528 0 L 571 0 0 38 0 150482 571 150482 2827223 150482 2831528 150482 2831528 138925 2831528 11595 2827223 11595 2827223 138925 571 138925 571 11557 2831528 11557 2831528 0 Z N">
              <draw:equation draw:name="f0" draw:formula="logwidth"/>
              <draw:equation draw:name="f1" draw:formula="logheight"/>
            </draw:enhanced-geometry>
          </draw:custom-shape>
          <draw:custom-shape draw:name="object 63" draw:style-name="gr53" draw:text-style-name="P5" draw:layer="layout" svg:width="0.001cm" svg:height="0.064cm" svg:x="0.692cm" svg:y="7.557cm">
            <text:p text:style-name="P50"/>
            <draw:enhanced-geometry draw:mirror-horizontal="false" draw:mirror-vertical="false" drawooo:sub-view-size="0 23494" draw:text-areas="0 0 ?f0 ?f1" svg:viewBox="0 0 0 0" draw:type="ooxml-non-primitive" draw:enhanced-path="M 0 0 L 0 23116 N">
              <draw:equation draw:name="f0" draw:formula="logwidth"/>
              <draw:equation draw:name="f1" draw:formula="logheight"/>
            </draw:enhanced-geometry>
          </draw:custom-shape>
          <draw:custom-shape draw:name="object 64" draw:style-name="gr46" draw:text-style-name="P176" draw:layer="layout" svg:width="0.001cm" svg:height="0.08cm" svg:x="0.699cm" svg:y="7.549cm">
            <text:p text:style-name="P50"/>
            <draw:enhanced-geometry draw:mirror-horizontal="false" draw:mirror-vertical="false" drawooo:sub-view-size="635 29210" draw:text-areas="0 0 ?f0 ?f1" svg:viewBox="0 0 0 0" draw:type="ooxml-non-primitive" draw:enhanced-path="M 577 0 L 0 0 0 28895 577 28895 577 0 Z N">
              <draw:equation draw:name="f0" draw:formula="logwidth"/>
              <draw:equation draw:name="f1" draw:formula="logheight"/>
            </draw:enhanced-geometry>
          </draw:custom-shape>
          <draw:custom-shape draw:name="object 65" draw:style-name="gr53" draw:text-style-name="P5" draw:layer="layout" svg:width="0.001cm" svg:height="0.08cm" svg:x="4.482cm" svg:y="7.549cm">
            <text:p text:style-name="P50"/>
            <draw:enhanced-geometry draw:mirror-horizontal="false" draw:mirror-vertical="false" drawooo:sub-view-size="0 29210" draw:text-areas="0 0 ?f0 ?f1" svg:viewBox="0 0 0 0" draw:type="ooxml-non-primitive" draw:enhanced-path="M 0 0 L 0 28895 N">
              <draw:equation draw:name="f0" draw:formula="logwidth"/>
              <draw:equation draw:name="f1" draw:formula="logheight"/>
            </draw:enhanced-geometry>
          </draw:custom-shape>
          <draw:custom-shape draw:name="object 66" draw:style-name="gr53" draw:text-style-name="P5" draw:layer="layout" svg:width="0.001cm" svg:height="0.08cm" svg:x="6.135cm" svg:y="7.549cm">
            <text:p text:style-name="P50"/>
            <draw:enhanced-geometry draw:mirror-horizontal="false" draw:mirror-vertical="false" drawooo:sub-view-size="0 29210" draw:text-areas="0 0 ?f0 ?f1" svg:viewBox="0 0 0 0" draw:type="ooxml-non-primitive" draw:enhanced-path="M 0 0 L 0 28895 N">
              <draw:equation draw:name="f0" draw:formula="logwidth"/>
              <draw:equation draw:name="f1" draw:formula="logheight"/>
            </draw:enhanced-geometry>
          </draw:custom-shape>
          <draw:custom-shape draw:name="object 67" draw:style-name="gr45" draw:text-style-name="P175" draw:layer="layout" svg:width="7.866cm" svg:height="9.305cm" svg:x="0.699cm" svg:y="7.629cm">
            <text:p text:style-name="P50"/>
            <draw:enhanced-geometry draw:mirror-horizontal="false" draw:mirror-vertical="false" drawooo:sub-view-size="2832100 3350260" draw:text-areas="0 0 ?f0 ?f1" svg:viewBox="0 0 0 0" draw:type="ooxml-non-primitive" draw:enhanced-path="M 2831528 76 L 2827223 76 2827223 11633 2827223 3338195 571 3338195 571 11633 2827223 11633 2827223 76 571 76 0 0 0 3349675 571 3349675 2827223 3349675 2831528 3349675 2831528 3338195 2831528 11633 2831528 76 Z N">
              <draw:equation draw:name="f0" draw:formula="logwidth"/>
              <draw:equation draw:name="f1" draw:formula="logheight"/>
            </draw:enhanced-geometry>
          </draw:custom-shape>
          <draw:custom-shape draw:name="object 68" draw:style-name="gr35" draw:text-style-name="P71" draw:layer="layout" svg:width="7.866cm" svg:height="4.855cm" svg:x="0.701cm" svg:y="2.119cm">
            <text:p text:style-name="P50"/>
            <draw:enhanced-geometry draw:mirror-horizontal="false" draw:mirror-vertical="false" drawooo:sub-view-size="2832100 1748155" draw:text-areas="0 0 ?f0 ?f1" svg:viewBox="0 0 0 0" draw:type="ooxml-non-primitive" draw:enhanced-path="M 2831591 0 L 0 0 0 1748027 2831591 1748027 2831591 0 Z N">
              <draw:equation draw:name="f0" draw:formula="logwidth"/>
              <draw:equation draw:name="f1" draw:formula="logheight"/>
            </draw:enhanced-geometry>
          </draw:custom-shape>
          <draw:custom-shape draw:name="object 69" draw:style-name="gr47" draw:text-style-name="P5" draw:layer="layout" svg:width="7.866cm" svg:height="4.855cm" svg:x="0.701cm" svg:y="2.119cm">
            <text:p text:style-name="P50"/>
            <draw:enhanced-geometry draw:mirror-horizontal="false" draw:mirror-vertical="false" drawooo:sub-view-size="2832100 1748155" draw:text-areas="0 0 ?f0 ?f1" svg:viewBox="0 0 0 0" draw:type="ooxml-non-primitive" draw:enhanced-path="M 0 1748027 L 2831591 1748027 2831591 0 0 0 0 1748027 Z N">
              <draw:equation draw:name="f0" draw:formula="logwidth"/>
              <draw:equation draw:name="f1" draw:formula="logheight"/>
            </draw:enhanced-geometry>
          </draw:custom-shape>
          <draw:custom-shape draw:name="object 70" draw:style-name="gr35" draw:text-style-name="P71" draw:layer="layout" svg:width="7.866cm" svg:height="9.762cm" svg:x="0.701cm" svg:y="7.173cm">
            <text:p text:style-name="P50"/>
            <draw:enhanced-geometry draw:mirror-horizontal="false" draw:mirror-vertical="false" drawooo:sub-view-size="2832100 3514725" draw:text-areas="0 0 ?f0 ?f1" svg:viewBox="0 0 0 0" draw:type="ooxml-non-primitive" draw:enhanced-path="M 2831591 0 L 0 0 0 3514344 2831591 3514344 2831591 0 Z N">
              <draw:equation draw:name="f0" draw:formula="logwidth"/>
              <draw:equation draw:name="f1" draw:formula="logheight"/>
            </draw:enhanced-geometry>
          </draw:custom-shape>
          <draw:custom-shape draw:name="object 71" draw:style-name="gr47" draw:text-style-name="P5" draw:layer="layout" svg:width="7.866cm" svg:height="9.762cm" svg:x="0.701cm" svg:y="7.173cm">
            <text:p text:style-name="P50"/>
            <draw:enhanced-geometry draw:mirror-horizontal="false" draw:mirror-vertical="false" drawooo:sub-view-size="2832100 3514725" draw:text-areas="0 0 ?f0 ?f1" svg:viewBox="0 0 0 0" draw:type="ooxml-non-primitive" draw:enhanced-path="M 0 3514344 L 2831591 3514344 2831591 0 0 0 0 3514344 Z N">
              <draw:equation draw:name="f0" draw:formula="logwidth"/>
              <draw:equation draw:name="f1" draw:formula="logheight"/>
            </draw:enhanced-geometry>
          </draw:custom-shape>
        </draw:g>
        <draw:custom-shape draw:name="object 72" draw:style-name="gr54" draw:text-style-name="P165" draw:layer="layout" svg:width="13.639cm" svg:height="1.369cm" svg:x="19.175cm" svg:y="2.148cm">
          <text:p text:style-name="P217"><text:span text:style-name="T57">Input fields for battery trucks</text:span></text:p>
          <text:p text:style-name="P217"><text:span text:style-name="T57">Additional costs, toll route share, oth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3" draw:style-name="gr55" draw:text-style-name="P72" draw:layer="layout" svg:width="6.823cm" svg:height="0.767cm" svg:x="11.328cm" svg:y="2.117cm">
          <text:p text:style-name="P218"><text:span text:style-name="T122">Chapter </text:span><text:span text:style-name="T78">2.1</text:span><text:span text:style-name="T79">and</text:span><text:span text:style-name="T153"> </text:span><text:span text:style-name="T78">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4" draw:style-name="gr56" draw:text-style-name="P72" draw:layer="layout" svg:width="6.823cm" svg:height="0.768cm" svg:x="11.328cm" svg:y="7.781cm">
          <text:p text:style-name="P219"><text:span text:style-name="T122">Chapter</text:span><text:span text:style-name="T123"> </text:span><text:span text:style-name="T78">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5" draw:style-name="gr54" draw:text-style-name="P165" draw:layer="layout" svg:width="6.823cm" svg:height="3.108cm" svg:x="11.331cm" svg:y="3.342cm">
          <text:p text:style-name="P220"><text:span text:style-name="T125">Input fields for</text:span><text:span text:style-name="T126">:</text:span></text:p>
          <text:p text:style-name="P221"><text:span text:style-name="T154"/></text:p>
          <text:p text:style-name="P222"><text:span text:style-name="T155">range</text:span></text:p>
          <text:p text:style-name="P179"><text:span text:style-name="T154"/></text:p>
          <text:p text:style-name="P223"><text:span text:style-name="T57">Depreciation time for the tru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6" draw:style-name="gr36" draw:text-style-name="P72" draw:layer="layout" svg:width="5.151cm" svg:height="2.797cm" svg:x="6.183cm" svg:y="3.798cm">
          <text:p text:style-name="P50"/>
          <draw:enhanced-geometry draw:mirror-horizontal="false" draw:mirror-vertical="false" drawooo:sub-view-size="1854835 1007110 1854835 1007110" draw:text-areas="0 0 ?f0 ?f1" svg:viewBox="0 0 0 0" draw:type="ooxml-non-primitive" draw:enhanced-path="M 1853692 828294 L 1852168 809244 75133 959434 72771 931037 0 975360 79121 1006983 76822 979551 76733 978496 1853692 828294 Z N M 1854835 398526 L 76555 27990 77089 25400 82423 0 0 21717 66802 74549 72669 46545 1851025 417195 1854835 398526 Z N">
            <draw:equation draw:name="f0" draw:formula="logwidth"/>
            <draw:equation draw:name="f1" draw:formula="logheight"/>
          </draw:enhanced-geometry>
        </draw:custom-shape>
        <draw:custom-shape draw:name="object 77" draw:style-name="gr50" draw:text-style-name="P165" draw:layer="layout" svg:width="6.823cm" svg:height="6.633cm" svg:x="11.331cm" svg:y="8.901cm">
          <text:p text:style-name="P224"><text:span text:style-name="T57">Input fields</text:span><text:span text:style-name="T62"> </text:span><text:span text:style-name="T126">fOr:</text:span></text:p>
          <text:p text:style-name="P221"><text:span text:style-name="T127"/></text:p>
          <text:p text:style-name="P225"><text:span text:style-name="T57">Maintenance costs per year</text:span></text:p>
          <text:p text:style-name="P225"><text:span text:style-name="T57">Wheels / tires per year</text:span></text:p>
          <text:p text:style-name="P225"><text:span text:style-name="T57">Taxes per year</text:span></text:p>
          <text:p text:style-name="P225"><text:span text:style-name="T57">Insurance per year</text:span></text:p>
          <text:p text:style-name="P225"><text:span text:style-name="T57">Great per km from table</text:span></text:p>
          <text:p text:style-name="P225"><text:span text:style-name="T57">Distance share for great</text:span></text:p>
          <text:p text:style-name="P225"><text:span text:style-name="T57">CO2 compensation from table Other per k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8" draw:style-name="gr36" draw:text-style-name="P72" draw:layer="layout" svg:width="5.151cm" svg:height="5.317cm" svg:x="6.183cm" svg:y="9.395cm">
          <text:p text:style-name="P50"/>
          <draw:enhanced-geometry draw:mirror-horizontal="false" draw:mirror-vertical="false" drawooo:sub-view-size="1854835 1914525 1854835 1914525 1854835 1914525 1854835 1914525 1854835 1914525 1854835 1914525" draw:text-areas="0 0 ?f0 ?f1" svg:viewBox="0 0 0 0" draw:type="ooxml-non-primitive" draw:enhanced-path="M 1853819 1895348 L 76758 1740877 76860 1739773 79248 1712341 0 1743710 72644 1788287 75120 1759800 1852168 1914398 1853819 1895348 Z N M 1854073 1469517 L 76746 1257160 76923 1255649 80137 1228725 0 1257554 71120 1304417 74485 1276070 1851787 1488440 1854073 1469517 Z N M 1854200 1010031 L 76809 761860 77050 760095 80772 733552 0 760730 70231 808990 74180 780656 1851660 1028827 1854200 1010031 Z N M 1854454 797052 L 76733 504596 77063 502539 81407 476377 0 501650 68961 551561 73621 523405 1851406 815848 1854454 797052 Z N M 1854708 595884 L 76657 255143 77127 252730 82042 227076 0 250190 67691 302006 73063 273926 1851152 614680 1854708 595884 Z N M 1854708 368808 L 76657 28067 77127 25654 82042 0 0 23114 67691 74930 73063 46850 1851152 387604 1854708 368808 Z N">
            <draw:equation draw:name="f0" draw:formula="logwidth"/>
            <draw:equation draw:name="f1" draw:formula="logheight"/>
          </draw:enhanced-geometry>
        </draw:custom-shape>
        <draw:custom-shape draw:name="object 79" draw:style-name="gr49" draw:text-style-name="P165" draw:layer="layout" svg:width="13.639cm" svg:height="6.089cm" svg:x="19.175cm" svg:y="4.456cm">
          <text:p text:style-name="P178"><text:span text:style-name="T132">General information:</text:span></text:p>
          <text:p text:style-name="P178"><text:span text:style-name="T132"/></text:p>
          <text:p text:style-name="P178"><text:span text:style-name="T132">Only fill in the yellow fields for your needs.</text:span></text:p>
          <text:p text:style-name="P178"><text:span text:style-name="T132"/></text:p>
          <text:p text:style-name="P178"><text:span text:style-name="T132">All gray fields will be filled automatically or are already filled</text:span></text:p>
          <text:p text:style-name="P178"><text:span text:style-name="T132">prefilled.</text:span></text:p>
          <text:p text:style-name="P178"><text:span text:style-name="T132"/></text:p>
          <text:p text:style-name="P178"><text:span text:style-name="T132">The calculations and tables in the background can only be changed by the master 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80" presentation:style-name="pr4" draw:text-style-name="P187" draw:layer="layout" svg:width="1.581cm" svg:height="11.049cm" svg:x="1.019cm" svg:y="18.174cm" presentation:class="date-time" presentation:user-transformed="true">
          <draw:text-box>
            <text:p text:style-name="P186"><text:span text:style-name="T26">September 29, 2023</text:span></text:p>
          </draw:text-box>
        </draw:frame>
        <draw:frame draw:name="object 81" presentation:style-name="pr4" draw:text-style-name="P187" draw:layer="layout" svg:width="13.182cm" svg:height="11.049cm" svg:x="10.373cm" svg:y="18.174cm" presentation:class="footer" presentation:user-transformed="true">
          <draw:text-box>
            <text:p text:style-name="P186"><text:span text:style-name="T28">MOSOLF</text:span><text:span text:style-name="T29">|</text:span><text:span text:style-name="T30">20230929_TCO_Calculator</text:span><text:span text:style-name="T26">_new_design_v30_operating instructions_4.pptx</text:span><text:span text:style-name="T29">|</text:span><text:span text:style-name="T31"> </text:span><text:span text:style-name="T32">magility</text:span></text:p>
          </draw:text-box>
        </draw:frame>
        <draw:frame draw:name="object 82" presentation:style-name="pr4" draw:text-style-name="P187" draw:layer="layout" svg:width="1.283cm" svg:height="11.049cm" svg:x="31.634cm" svg:y="18.174cm" presentation:class="page-number" presentation:user-transformed="true">
          <draw:text-box>
            <text:p text:style-name="P186"><text:span text:style-name="T33">Page:</text:span><text:span text:style-name="T133"> </text:span><text:span text:style-name="T26"><text:page-number>&lt;number&gt;</text:page-number></text:span></text:p>
          </draw:text-box>
        </draw:frame>
        <presentation:notes draw:style-name="dp2">
          <draw:page-thumbnail draw:style-name="gr29" draw:layer="layout" svg:width="19.798cm" svg:height="11.136cm" svg:x="0.6cm" svg:y="2.257cm" draw:page-number="4" presentation:class="page"/>
          <draw:frame presentation:style-name="pr3" draw:text-style-name="P53" draw:layer="layout" svg:width="16.799cm" svg:height="13.364cm" svg:x="2.1cm" svg:y="14.107cm" presentation:class="notes" presentation:placeholder="true">
            <draw:text-box/>
          </draw:frame>
        </presentation:notes>
      </draw:page>
      <draw:page draw:name="OPERATING INSTRUCTIONS TCO CALCULATOR V30-NEW_DESIGN (OVERVIEW)" draw:style-name="dp1" draw:master-page-name="Title_20_and_20_Content" presentation:presentation-page-layout-name="AL1T11">
        <draw:frame draw:name="object 2" presentation:style-name="pr2" draw:text-style-name="P55" draw:layer="layout" svg:width="26.469cm" svg:height="3.216cm" svg:x="0.615cm" svg:y="0.582cm" presentation:class="title" presentation:user-transformed="true">
          <draw:text-box>
            <text:p text:style-name="P54"><text:span text:style-name="T25">OPERATING INSTRUCTIONS TCO CALCULATOR V30-NEW_DESIGN (OVERVIEW)</text:span></text:p>
          </draw:text-box>
        </draw:frame>
        <draw:g draw:name="object 3">
          <draw:custom-shape draw:name="object 4" draw:style-name="gr57" draw:text-style-name="P5" draw:layer="layout" svg:width="0.071cm" svg:height="0.001cm" svg:x="12.022cm" svg:y="16.54cm">
            <text:p text:style-name="P50"/>
            <draw:enhanced-geometry draw:mirror-horizontal="false" draw:mirror-vertical="false" drawooo:sub-view-size="26035 0" draw:text-areas="0 0 ?f0 ?f1" svg:viewBox="0 0 0 0" draw:type="ooxml-non-primitive" draw:enhanced-path="M 0 0 L 25609 0 N">
              <draw:equation draw:name="f0" draw:formula="logwidth"/>
              <draw:equation draw:name="f1" draw:formula="logheight"/>
            </draw:enhanced-geometry>
          </draw:custom-shape>
          <draw:custom-shape draw:name="object 5" draw:style-name="gr58" draw:text-style-name="P226" draw:layer="layout" svg:width="0.085cm" svg:height="0.015cm" svg:x="12.015cm" svg:y="16.533cm">
            <text:p text:style-name="P50"/>
            <draw:enhanced-geometry draw:mirror-horizontal="false" draw:mirror-vertical="false" drawooo:sub-view-size="31114 5714" draw:text-areas="0 0 ?f0 ?f1" svg:viewBox="0 0 0 0" draw:type="ooxml-non-primitive" draw:enhanced-path="M 30731 0 L 0 0 0 5122 30731 5122 30731 0 Z N">
              <draw:equation draw:name="f0" draw:formula="logwidth"/>
              <draw:equation draw:name="f1" draw:formula="logheight"/>
            </draw:enhanced-geometry>
          </draw:custom-shape>
          <draw:custom-shape draw:name="object 6" draw:style-name="gr57" draw:text-style-name="P5" draw:layer="layout" svg:width="0.057cm" svg:height="0.001cm" svg:x="12.036cm" svg:y="16.555cm">
            <text:p text:style-name="P50"/>
            <draw:enhanced-geometry draw:mirror-horizontal="false" draw:mirror-vertical="false" drawooo:sub-view-size="20954 0" draw:text-areas="0 0 ?f0 ?f1" svg:viewBox="0 0 0 0" draw:type="ooxml-non-primitive" draw:enhanced-path="M 0 0 L 20487 0 N">
              <draw:equation draw:name="f0" draw:formula="logwidth"/>
              <draw:equation draw:name="f1" draw:formula="logheight"/>
            </draw:enhanced-geometry>
          </draw:custom-shape>
          <draw:custom-shape draw:name="object 7" draw:style-name="gr58" draw:text-style-name="P226" draw:layer="layout" svg:width="0.071cm" svg:height="0.015cm" svg:x="12.029cm" svg:y="16.547cm">
            <text:p text:style-name="P50"/>
            <draw:enhanced-geometry draw:mirror-horizontal="false" draw:mirror-vertical="false" drawooo:sub-view-size="26035 5714" draw:text-areas="0 0 ?f0 ?f1" svg:viewBox="0 0 0 0" draw:type="ooxml-non-primitive" draw:enhanced-path="M 25609 0 L 0 0 0 5122 25609 5122 25609 0 Z N">
              <draw:equation draw:name="f0" draw:formula="logwidth"/>
              <draw:equation draw:name="f1" draw:formula="logheight"/>
            </draw:enhanced-geometry>
          </draw:custom-shape>
          <draw:custom-shape draw:name="object 8" draw:style-name="gr57" draw:text-style-name="P5" draw:layer="layout" svg:width="0.043cm" svg:height="0.001cm" svg:x="12.051cm" svg:y="16.569cm">
            <text:p text:style-name="P50"/>
            <draw:enhanced-geometry draw:mirror-horizontal="false" draw:mirror-vertical="false" drawooo:sub-view-size="15875 0" draw:text-areas="0 0 ?f0 ?f1" svg:viewBox="0 0 0 0" draw:type="ooxml-non-primitive" draw:enhanced-path="M 0 0 L 15365 0 N">
              <draw:equation draw:name="f0" draw:formula="logwidth"/>
              <draw:equation draw:name="f1" draw:formula="logheight"/>
            </draw:enhanced-geometry>
          </draw:custom-shape>
          <draw:custom-shape draw:name="object 9" draw:style-name="gr58" draw:text-style-name="P226" draw:layer="layout" svg:width="0.057cm" svg:height="0.015cm" svg:x="12.044cm" svg:y="16.562cm">
            <text:p text:style-name="P50"/>
            <draw:enhanced-geometry draw:mirror-horizontal="false" draw:mirror-vertical="false" drawooo:sub-view-size="20954 5714" draw:text-areas="0 0 ?f0 ?f1" svg:viewBox="0 0 0 0" draw:type="ooxml-non-primitive" draw:enhanced-path="M 20487 0 L 0 0 0 5122 20487 5122 20487 0 Z N">
              <draw:equation draw:name="f0" draw:formula="logwidth"/>
              <draw:equation draw:name="f1" draw:formula="logheight"/>
            </draw:enhanced-geometry>
          </draw:custom-shape>
          <draw:custom-shape draw:name="object 10" draw:style-name="gr57" draw:text-style-name="P5" draw:layer="layout" svg:width="0.029cm" svg:height="0.001cm" svg:x="12.065cm" svg:y="16.583cm">
            <text:p text:style-name="P50"/>
            <draw:enhanced-geometry draw:mirror-horizontal="false" draw:mirror-vertical="false" drawooo:sub-view-size="10795 0" draw:text-areas="0 0 ?f0 ?f1" svg:viewBox="0 0 0 0" draw:type="ooxml-non-primitive" draw:enhanced-path="M 0 0 L 10243 0 N">
              <draw:equation draw:name="f0" draw:formula="logwidth"/>
              <draw:equation draw:name="f1" draw:formula="logheight"/>
            </draw:enhanced-geometry>
          </draw:custom-shape>
          <draw:custom-shape draw:name="object 11" draw:style-name="gr58" draw:text-style-name="P226" draw:layer="layout" svg:width="0.043cm" svg:height="0.015cm" svg:x="12.058cm" svg:y="16.576cm">
            <text:p text:style-name="P50"/>
            <draw:enhanced-geometry draw:mirror-horizontal="false" draw:mirror-vertical="false" drawooo:sub-view-size="15875 5714" draw:text-areas="0 0 ?f0 ?f1" svg:viewBox="0 0 0 0" draw:type="ooxml-non-primitive" draw:enhanced-path="M 15365 0 L 0 0 0 5122 15365 5122 15365 0 Z N">
              <draw:equation draw:name="f0" draw:formula="logwidth"/>
              <draw:equation draw:name="f1" draw:formula="logheight"/>
            </draw:enhanced-geometry>
          </draw:custom-shape>
          <draw:custom-shape draw:name="object 12" draw:style-name="gr57" draw:text-style-name="P5" draw:layer="layout" svg:width="0.015cm" svg:height="0.001cm" svg:x="12.079cm" svg:y="16.597cm">
            <text:p text:style-name="P50"/>
            <draw:enhanced-geometry draw:mirror-horizontal="false" draw:mirror-vertical="false" drawooo:sub-view-size="5714 0" draw:text-areas="0 0 ?f0 ?f1" svg:viewBox="0 0 0 0" draw:type="ooxml-non-primitive" draw:enhanced-path="M 0 0 L 5121 0 N">
              <draw:equation draw:name="f0" draw:formula="logwidth"/>
              <draw:equation draw:name="f1" draw:formula="logheight"/>
            </draw:enhanced-geometry>
          </draw:custom-shape>
          <draw:custom-shape draw:name="object 13" draw:style-name="gr58" draw:text-style-name="P226" draw:layer="layout" svg:width="0.029cm" svg:height="0.029cm" svg:x="12.072cm" svg:y="16.59cm">
            <text:p text:style-name="P50"/>
            <draw:enhanced-geometry draw:mirror-horizontal="false" draw:mirror-vertical="false" drawooo:sub-view-size="10795 10795" draw:text-areas="0 0 ?f0 ?f1" svg:viewBox="0 0 0 0" draw:type="ooxml-non-primitive" draw:enhanced-path="M 10248 0 L 0 0 0 5130 5118 5130 5118 10248 10248 10248 10248 5130 10248 0 Z N">
              <draw:equation draw:name="f0" draw:formula="logwidth"/>
              <draw:equation draw:name="f1" draw:formula="logheight"/>
            </draw:enhanced-geometry>
          </draw:custom-shape>
        </draw:g>
        <draw:g draw:name="object 14">
          <draw:custom-shape draw:name="object 15" draw:style-name="gr46" draw:text-style-name="P176" draw:layer="layout" svg:width="0.008cm" svg:height="0.015cm" svg:x="13.987cm" svg:y="2.962cm">
            <text:p text:style-name="P50"/>
            <draw:enhanced-geometry draw:mirror-horizontal="false" draw:mirror-vertical="false" drawooo:sub-view-size="3175 5715"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16" draw:style-name="gr46" draw:text-style-name="P176" draw:layer="layout" svg:width="0.015cm" svg:height="0.015cm" svg:x="13.98cm" svg:y="2.962cm">
            <text:p text:style-name="P50"/>
            <draw:enhanced-geometry draw:mirror-horizontal="false" draw:mirror-vertical="false" drawooo:sub-view-size="5714 5715"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17">
          <draw:custom-shape draw:name="object 18" draw:style-name="gr46" draw:text-style-name="P176" draw:layer="layout" svg:width="0.008cm" svg:height="0.015cm" svg:x="13.987cm" svg:y="3.261cm">
            <text:p text:style-name="P50"/>
            <draw:enhanced-geometry draw:mirror-horizontal="false" draw:mirror-vertical="false" drawooo:sub-view-size="3175 5715"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19" draw:style-name="gr46" draw:text-style-name="P176" draw:layer="layout" svg:width="0.015cm" svg:height="0.015cm" svg:x="13.98cm" svg:y="3.261cm">
            <text:p text:style-name="P50"/>
            <draw:enhanced-geometry draw:mirror-horizontal="false" draw:mirror-vertical="false" drawooo:sub-view-size="5714 5715"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20">
          <draw:custom-shape draw:name="object 21" draw:style-name="gr46" draw:text-style-name="P176" draw:layer="layout" svg:width="0.008cm" svg:height="0.015cm" svg:x="13.987cm" svg:y="3.56cm">
            <text:p text:style-name="P50"/>
            <draw:enhanced-geometry draw:mirror-horizontal="false" draw:mirror-vertical="false" drawooo:sub-view-size="3175 5715"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22" draw:style-name="gr46" draw:text-style-name="P176" draw:layer="layout" svg:width="0.015cm" svg:height="0.015cm" svg:x="13.98cm" svg:y="3.56cm">
            <text:p text:style-name="P50"/>
            <draw:enhanced-geometry draw:mirror-horizontal="false" draw:mirror-vertical="false" drawooo:sub-view-size="5714 5715"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23">
          <draw:custom-shape draw:name="object 24" draw:style-name="gr46" draw:text-style-name="P176" draw:layer="layout" svg:width="0.008cm" svg:height="0.015cm" svg:x="13.987cm" svg:y="3.859cm">
            <text:p text:style-name="P50"/>
            <draw:enhanced-geometry draw:mirror-horizontal="false" draw:mirror-vertical="false" drawooo:sub-view-size="3175 5715"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25" draw:style-name="gr46" draw:text-style-name="P176" draw:layer="layout" svg:width="0.015cm" svg:height="0.015cm" svg:x="13.98cm" svg:y="3.859cm">
            <text:p text:style-name="P50"/>
            <draw:enhanced-geometry draw:mirror-horizontal="false" draw:mirror-vertical="false" drawooo:sub-view-size="5714 5715"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26">
          <draw:custom-shape draw:name="object 27" draw:style-name="gr46" draw:text-style-name="P176" draw:layer="layout" svg:width="0.008cm" svg:height="0.015cm" svg:x="13.987cm" svg:y="4.158cm">
            <text:p text:style-name="P50"/>
            <draw:enhanced-geometry draw:mirror-horizontal="false" draw:mirror-vertical="false" drawooo:sub-view-size="3175 5715"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28" draw:style-name="gr46" draw:text-style-name="P176" draw:layer="layout" svg:width="0.015cm" svg:height="0.015cm" svg:x="13.98cm" svg:y="4.158cm">
            <text:p text:style-name="P50"/>
            <draw:enhanced-geometry draw:mirror-horizontal="false" draw:mirror-vertical="false" drawooo:sub-view-size="5714 5715" draw:text-areas="0 0 ?f0 ?f1" svg:viewBox="0 0 0 0" draw:type="ooxml-non-primitive" draw:enhanced-path="M 0 5293 L 5531 5293 5531 0 0 0 0 5293 Z N">
              <draw:equation draw:name="f0" draw:formula="logwidth"/>
              <draw:equation draw:name="f1" draw:formula="logheight"/>
            </draw:enhanced-geometry>
          </draw:custom-shape>
        </draw:g>
        <draw:g draw:name="object 29">
          <draw:custom-shape draw:name="object 30" draw:style-name="gr46" draw:text-style-name="P176" draw:layer="layout" svg:width="0.008cm" svg:height="0.015cm" svg:x="13.987cm" svg:y="4.457cm">
            <text:p text:style-name="P50"/>
            <draw:enhanced-geometry draw:mirror-horizontal="false" draw:mirror-vertical="false" drawooo:sub-view-size="3175 5715"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31" draw:style-name="gr46" draw:text-style-name="P176" draw:layer="layout" svg:width="0.015cm" svg:height="0.015cm" svg:x="13.98cm" svg:y="4.457cm">
            <text:p text:style-name="P50"/>
            <draw:enhanced-geometry draw:mirror-horizontal="false" draw:mirror-vertical="false" drawooo:sub-view-size="5714 5715"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32">
          <draw:custom-shape draw:name="object 33" draw:style-name="gr46" draw:text-style-name="P176" draw:layer="layout" svg:width="0.008cm" svg:height="0.015cm" svg:x="13.987cm" svg:y="4.799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34" draw:style-name="gr46" draw:text-style-name="P176" draw:layer="layout" svg:width="0.015cm" svg:height="0.015cm" svg:x="13.98cm" svg:y="4.799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35">
          <draw:custom-shape draw:name="object 36" draw:style-name="gr46" draw:text-style-name="P176" draw:layer="layout" svg:width="0.008cm" svg:height="0.015cm" svg:x="13.987cm" svg:y="5.098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37" draw:style-name="gr46" draw:text-style-name="P176" draw:layer="layout" svg:width="0.015cm" svg:height="0.015cm" svg:x="13.98cm" svg:y="5.098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38">
          <draw:custom-shape draw:name="object 39" draw:style-name="gr46" draw:text-style-name="P176" draw:layer="layout" svg:width="0.008cm" svg:height="0.015cm" svg:x="13.987cm" svg:y="5.397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40" draw:style-name="gr46" draw:text-style-name="P176" draw:layer="layout" svg:width="0.015cm" svg:height="0.015cm" svg:x="13.98cm" svg:y="5.397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41">
          <draw:custom-shape draw:name="object 42" draw:style-name="gr46" draw:text-style-name="P176" draw:layer="layout" svg:width="0.008cm" svg:height="0.015cm" svg:x="13.987cm" svg:y="5.696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43" draw:style-name="gr46" draw:text-style-name="P176" draw:layer="layout" svg:width="0.015cm" svg:height="0.015cm" svg:x="13.98cm" svg:y="5.696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44">
          <draw:custom-shape draw:name="object 45" draw:style-name="gr46" draw:text-style-name="P176" draw:layer="layout" svg:width="0.008cm" svg:height="0.015cm" svg:x="13.987cm" svg:y="5.996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46" draw:style-name="gr46" draw:text-style-name="P176" draw:layer="layout" svg:width="0.015cm" svg:height="0.015cm" svg:x="13.98cm" svg:y="5.995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47">
          <draw:custom-shape draw:name="object 48" draw:style-name="gr46" draw:text-style-name="P176" draw:layer="layout" svg:width="0.008cm" svg:height="0.015cm" svg:x="13.987cm" svg:y="6.294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49" draw:style-name="gr46" draw:text-style-name="P176" draw:layer="layout" svg:width="0.015cm" svg:height="0.015cm" svg:x="13.98cm" svg:y="6.294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50">
          <draw:custom-shape draw:name="object 51" draw:style-name="gr46" draw:text-style-name="P176" draw:layer="layout" svg:width="0.008cm" svg:height="0.015cm" svg:x="13.987cm" svg:y="7.832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52" draw:style-name="gr46" draw:text-style-name="P176" draw:layer="layout" svg:width="0.015cm" svg:height="0.015cm" svg:x="13.98cm" svg:y="7.833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53">
          <draw:custom-shape draw:name="object 54" draw:style-name="gr46" draw:text-style-name="P176" draw:layer="layout" svg:width="0.008cm" svg:height="0.015cm" svg:x="13.987cm" svg:y="8.131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55" draw:style-name="gr46" draw:text-style-name="P176" draw:layer="layout" svg:width="0.015cm" svg:height="0.015cm" svg:x="13.98cm" svg:y="8.131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56">
          <draw:custom-shape draw:name="object 57" draw:style-name="gr46" draw:text-style-name="P176" draw:layer="layout" svg:width="0.008cm" svg:height="0.015cm" svg:x="13.987cm" svg:y="8.431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58" draw:style-name="gr46" draw:text-style-name="P176" draw:layer="layout" svg:width="0.015cm" svg:height="0.015cm" svg:x="13.98cm" svg:y="8.431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59">
          <draw:custom-shape draw:name="object 60" draw:style-name="gr46" draw:text-style-name="P176" draw:layer="layout" svg:width="0.008cm" svg:height="0.015cm" svg:x="13.987cm" svg:y="8.73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61" draw:style-name="gr46" draw:text-style-name="P176" draw:layer="layout" svg:width="0.015cm" svg:height="0.015cm" svg:x="13.98cm" svg:y="8.729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62">
          <draw:custom-shape draw:name="object 63" draw:style-name="gr46" draw:text-style-name="P176" draw:layer="layout" svg:width="0.008cm" svg:height="0.015cm" svg:x="13.987cm" svg:y="9.029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64" draw:style-name="gr46" draw:text-style-name="P176" draw:layer="layout" svg:width="0.015cm" svg:height="0.015cm" svg:x="13.98cm" svg:y="9.029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65">
          <draw:custom-shape draw:name="object 66" draw:style-name="gr46" draw:text-style-name="P176" draw:layer="layout" svg:width="0.008cm" svg:height="0.015cm" svg:x="13.987cm" svg:y="9.328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67" draw:style-name="gr46" draw:text-style-name="P176" draw:layer="layout" svg:width="0.015cm" svg:height="0.015cm" svg:x="13.98cm" svg:y="9.328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68">
          <draw:custom-shape draw:name="object 69" draw:style-name="gr46" draw:text-style-name="P176" draw:layer="layout" svg:width="0.008cm" svg:height="0.015cm" svg:x="13.987cm" svg:y="9.627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70" draw:style-name="gr46" draw:text-style-name="P176" draw:layer="layout" svg:width="0.015cm" svg:height="0.015cm" svg:x="13.98cm" svg:y="9.627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71">
          <draw:custom-shape draw:name="object 72" draw:style-name="gr46" draw:text-style-name="P176" draw:layer="layout" svg:width="0.008cm" svg:height="0.015cm" svg:x="13.987cm" svg:y="9.926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73" draw:style-name="gr46" draw:text-style-name="P176" draw:layer="layout" svg:width="0.015cm" svg:height="0.015cm" svg:x="13.98cm" svg:y="9.926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74">
          <draw:custom-shape draw:name="object 75" draw:style-name="gr46" draw:text-style-name="P176" draw:layer="layout" svg:width="0.008cm" svg:height="0.015cm" svg:x="13.987cm" svg:y="10.268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76" draw:style-name="gr46" draw:text-style-name="P176" draw:layer="layout" svg:width="0.015cm" svg:height="0.015cm" svg:x="13.98cm" svg:y="10.268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77">
          <draw:custom-shape draw:name="object 78" draw:style-name="gr46" draw:text-style-name="P176" draw:layer="layout" svg:width="0.008cm" svg:height="0.015cm" svg:x="13.987cm" svg:y="10.566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79" draw:style-name="gr46" draw:text-style-name="P176" draw:layer="layout" svg:width="0.015cm" svg:height="0.015cm" svg:x="13.98cm" svg:y="10.567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80">
          <draw:custom-shape draw:name="object 81" draw:style-name="gr46" draw:text-style-name="P176" draw:layer="layout" svg:width="0.008cm" svg:height="0.015cm" svg:x="13.987cm" svg:y="10.866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82" draw:style-name="gr46" draw:text-style-name="P176" draw:layer="layout" svg:width="0.015cm" svg:height="0.015cm" svg:x="13.98cm" svg:y="10.866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83">
          <draw:custom-shape draw:name="object 84" draw:style-name="gr46" draw:text-style-name="P176" draw:layer="layout" svg:width="0.008cm" svg:height="0.015cm" svg:x="13.987cm" svg:y="11.165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85" draw:style-name="gr46" draw:text-style-name="P176" draw:layer="layout" svg:width="0.015cm" svg:height="0.015cm" svg:x="13.98cm" svg:y="11.165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86">
          <draw:custom-shape draw:name="object 87" draw:style-name="gr46" draw:text-style-name="P176" draw:layer="layout" svg:width="0.008cm" svg:height="0.015cm" svg:x="13.987cm" svg:y="11.464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88" draw:style-name="gr46" draw:text-style-name="P176" draw:layer="layout" svg:width="0.015cm" svg:height="0.015cm" svg:x="13.98cm" svg:y="11.464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89">
          <draw:custom-shape draw:name="object 90" draw:style-name="gr46" draw:text-style-name="P176" draw:layer="layout" svg:width="0.008cm" svg:height="0.015cm" svg:x="13.987cm" svg:y="11.763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91" draw:style-name="gr46" draw:text-style-name="P176" draw:layer="layout" svg:width="0.015cm" svg:height="0.015cm" svg:x="13.98cm" svg:y="11.763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92">
          <draw:custom-shape draw:name="object 93" draw:style-name="gr46" draw:text-style-name="P176" draw:layer="layout" svg:width="0.008cm" svg:height="0.015cm" svg:x="13.987cm" svg:y="12.062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94" draw:style-name="gr46" draw:text-style-name="P176" draw:layer="layout" svg:width="0.015cm" svg:height="0.015cm" svg:x="13.98cm" svg:y="12.062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95">
          <draw:custom-shape draw:name="object 96" draw:style-name="gr46" draw:text-style-name="P176" draw:layer="layout" svg:width="0.008cm" svg:height="0.015cm" svg:x="13.987cm" svg:y="12.361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97" draw:style-name="gr46" draw:text-style-name="P176" draw:layer="layout" svg:width="0.015cm" svg:height="0.015cm" svg:x="13.98cm" svg:y="12.361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98">
          <draw:custom-shape draw:name="object 99" draw:style-name="gr46" draw:text-style-name="P176" draw:layer="layout" svg:width="0.008cm" svg:height="0.015cm" svg:x="13.987cm" svg:y="12.66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100" draw:style-name="gr46" draw:text-style-name="P176" draw:layer="layout" svg:width="0.015cm" svg:height="0.015cm" svg:x="13.98cm" svg:y="12.66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101">
          <draw:custom-shape draw:name="object 102" draw:style-name="gr46" draw:text-style-name="P176" draw:layer="layout" svg:width="0.008cm" svg:height="0.015cm" svg:x="13.987cm" svg:y="12.959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103" draw:style-name="gr46" draw:text-style-name="P176" draw:layer="layout" svg:width="0.015cm" svg:height="0.015cm" svg:x="13.98cm" svg:y="12.959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104">
          <draw:custom-shape draw:name="object 105" draw:style-name="gr46" draw:text-style-name="P176" draw:layer="layout" svg:width="0.008cm" svg:height="0.015cm" svg:x="13.987cm" svg:y="13.258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106" draw:style-name="gr46" draw:text-style-name="P176" draw:layer="layout" svg:width="0.015cm" svg:height="0.015cm" svg:x="13.98cm" svg:y="13.258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107">
          <draw:custom-shape draw:name="object 108" draw:style-name="gr46" draw:text-style-name="P176" draw:layer="layout" svg:width="0.008cm" svg:height="0.015cm" svg:x="13.987cm" svg:y="13.557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109" draw:style-name="gr46" draw:text-style-name="P176" draw:layer="layout" svg:width="0.015cm" svg:height="0.015cm" svg:x="13.98cm" svg:y="13.557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110">
          <draw:custom-shape draw:name="object 111" draw:style-name="gr46" draw:text-style-name="P176" draw:layer="layout" svg:width="0.008cm" svg:height="0.015cm" svg:x="13.987cm" svg:y="13.856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112" draw:style-name="gr46" draw:text-style-name="P176" draw:layer="layout" svg:width="0.015cm" svg:height="0.015cm" svg:x="13.98cm" svg:y="13.856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113">
          <draw:custom-shape draw:name="object 114" draw:style-name="gr46" draw:text-style-name="P176" draw:layer="layout" svg:width="0.008cm" svg:height="0.015cm" svg:x="13.987cm" svg:y="14.212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115" draw:style-name="gr46" draw:text-style-name="P176" draw:layer="layout" svg:width="0.015cm" svg:height="0.015cm" svg:x="13.98cm" svg:y="14.212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116">
          <draw:custom-shape draw:name="object 117" draw:style-name="gr46" draw:text-style-name="P176" draw:layer="layout" svg:width="0.008cm" svg:height="0.015cm" svg:x="13.987cm" svg:y="14.568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118" draw:style-name="gr46" draw:text-style-name="P176" draw:layer="layout" svg:width="0.015cm" svg:height="0.015cm" svg:x="13.98cm" svg:y="14.568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119">
          <draw:custom-shape draw:name="object 120" draw:style-name="gr46" draw:text-style-name="P176" draw:layer="layout" svg:width="0.008cm" svg:height="0.015cm" svg:x="13.987cm" svg:y="14.867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121" draw:style-name="gr46" draw:text-style-name="P176" draw:layer="layout" svg:width="0.015cm" svg:height="0.015cm" svg:x="13.98cm" svg:y="14.867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122">
          <draw:custom-shape draw:name="object 123" draw:style-name="gr46" draw:text-style-name="P176" draw:layer="layout" svg:width="0.008cm" svg:height="0.015cm" svg:x="13.987cm" svg:y="15.166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124" draw:style-name="gr46" draw:text-style-name="P176" draw:layer="layout" svg:width="0.015cm" svg:height="0.015cm" svg:x="13.98cm" svg:y="15.166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125">
          <draw:custom-shape draw:name="object 126" draw:style-name="gr46" draw:text-style-name="P176" draw:layer="layout" svg:width="0.008cm" svg:height="0.015cm" svg:x="13.987cm" svg:y="15.522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127" draw:style-name="gr46" draw:text-style-name="P176" draw:layer="layout" svg:width="0.015cm" svg:height="0.015cm" svg:x="13.98cm" svg:y="15.522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128">
          <draw:custom-shape draw:name="object 129" draw:style-name="gr46" draw:text-style-name="P176" draw:layer="layout" svg:width="0.008cm" svg:height="0.015cm" svg:x="13.987cm" svg:y="15.807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130" draw:style-name="gr46" draw:text-style-name="P176" draw:layer="layout" svg:width="0.015cm" svg:height="0.015cm" svg:x="13.98cm" svg:y="15.807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131">
          <draw:custom-shape draw:name="object 132" draw:style-name="gr46" draw:text-style-name="P176" draw:layer="layout" svg:width="0.008cm" svg:height="0.015cm" svg:x="13.987cm" svg:y="16.163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133" draw:style-name="gr46" draw:text-style-name="P176" draw:layer="layout" svg:width="0.015cm" svg:height="0.015cm" svg:x="13.98cm" svg:y="16.163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134">
          <draw:custom-shape draw:name="object 135" draw:style-name="gr46" draw:text-style-name="P176" draw:layer="layout" svg:width="0.008cm" svg:height="0.015cm" svg:x="13.987cm" svg:y="16.519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136" draw:style-name="gr46" draw:text-style-name="P176" draw:layer="layout" svg:width="0.015cm" svg:height="0.015cm" svg:x="13.98cm" svg:y="16.519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137">
          <draw:custom-shape draw:name="object 138" draw:style-name="gr46" draw:text-style-name="P176" draw:layer="layout" svg:width="0.008cm" svg:height="0.015cm" svg:x="13.987cm" svg:y="16.875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139" draw:style-name="gr46" draw:text-style-name="P176" draw:layer="layout" svg:width="0.015cm" svg:height="0.015cm" svg:x="13.98cm" svg:y="16.875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140">
          <draw:custom-shape draw:name="object 141" draw:style-name="gr46" draw:text-style-name="P176" draw:layer="layout" svg:width="0.008cm" svg:height="0.015cm" svg:x="13.987cm" svg:y="17.231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142" draw:style-name="gr46" draw:text-style-name="P176" draw:layer="layout" svg:width="0.015cm" svg:height="0.015cm" svg:x="13.98cm" svg:y="17.231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g draw:name="object 143">
          <draw:custom-shape draw:name="object 144" draw:style-name="gr46" draw:text-style-name="P176" draw:layer="layout" svg:width="0.008cm" svg:height="0.015cm" svg:x="13.987cm" svg:y="17.587cm">
            <text:p text:style-name="P50"/>
            <draw:enhanced-geometry draw:mirror-horizontal="false" draw:mirror-vertical="false" drawooo:sub-view-size="3175 5714" draw:text-areas="0 0 ?f0 ?f1" svg:viewBox="0 0 0 0" draw:type="ooxml-non-primitive" draw:enhanced-path="M 0 5122 L 2936 5122 2936 0 0 0 0 5122 Z N">
              <draw:equation draw:name="f0" draw:formula="logwidth"/>
              <draw:equation draw:name="f1" draw:formula="logheight"/>
            </draw:enhanced-geometry>
          </draw:custom-shape>
          <draw:custom-shape draw:name="object 145" draw:style-name="gr46" draw:text-style-name="P176" draw:layer="layout" svg:width="0.015cm" svg:height="0.015cm" svg:x="13.98cm" svg:y="17.587cm">
            <text:p text:style-name="P50"/>
            <draw:enhanced-geometry draw:mirror-horizontal="false" draw:mirror-vertical="false" drawooo:sub-view-size="5714 5714" draw:text-areas="0 0 ?f0 ?f1" svg:viewBox="0 0 0 0" draw:type="ooxml-non-primitive" draw:enhanced-path="M 0 5122 L 5531 5122 5531 0 0 0 0 5122 Z N">
              <draw:equation draw:name="f0" draw:formula="logwidth"/>
              <draw:equation draw:name="f1" draw:formula="logheight"/>
            </draw:enhanced-geometry>
          </draw:custom-shape>
        </draw:g>
        <draw:frame draw:name="object 146" draw:style-name="standard" draw:layer="layout" svg:width="13.254cm" svg:height="35.802cm" svg:x="0.699cm" svg:y="1.976cm">
          <table:table>
            <table:table-column table:style-name="co14"/>
            <table:table-column table:style-name="co15"/>
            <table:table-column table:style-name="co16"/>
            <table:table-column table:style-name="co17"/>
            <table:table-column table:style-name="co18"/>
            <table:table-column table:style-name="co15"/>
            <table:table-column table:style-name="co19"/>
            <table:table-row table:style-name="ro13" table:default-cell-style-name="standard">
              <table:table-cell table:style-name="ce47" table:number-columns-spanned="3">
                <text:p text:style-name="P227"><text:span text:style-name="T156">Calendar dates</text:span></text:p>
              </table:table-cell>
              <table:covered-table-cell/>
              <table:covered-table-cell/>
              <table:table-cell table:style-name="ce48"/>
              <table:table-cell table:style-name="ce49" table:number-columns-spanned="3">
                <text:p text:style-name="P228"><text:span text:style-name="T157">Digital twin 1</text:span><text:span text:style-name="T156">(BEV</text:span><text:span text:style-name="T158">Truck)</text:span><text:span text:style-name="T156">/ Base</text:span><text:span text:style-name="T159">Cost</text:span><text:span text:style-name="T160"> </text:span><text:span text:style-name="T158">technology</text:span></text:p>
              </table:table-cell>
              <table:covered-table-cell/>
              <table:covered-table-cell/>
            </table:table-row>
            <table:table-row table:style-name="ro2" table:default-cell-style-name="ce50">
              <table:table-cell/>
              <table:table-cell/>
              <table:table-cell/>
              <table:table-cell table:style-name="ce51"/>
              <table:table-cell/>
              <table:table-cell/>
              <table:table-cell/>
            </table:table-row>
            <table:table-row table:style-name="ro2">
              <table:table-cell table:style-name="ce52"/>
              <table:table-cell table:style-name="ce53"/>
              <table:table-cell table:style-name="ce54"/>
              <table:table-cell table:style-name="ce48"/>
              <table:table-cell table:style-name="ce55" table:number-rows-spanned="13">
                <text:p text:style-name="P229"><text:span text:style-name="T161"/></text:p>
                <text:p text:style-name="P230"><text:span text:style-name="T162">Drive power</text:span></text:p>
                <text:p text:style-name="P231"><text:span text:style-name="T163">Range</text:span><text:span text:style-name="T164"> </text:span><text:span text:style-name="T165">[km] Reserve</text:span><text:span text:style-name="T166"> </text:span><text:span text:style-name="T165">[km]</text:span></text:p>
                <text:p text:style-name="P232"><text:span text:style-name="T67"/></text:p>
                <text:p text:style-name="P233"><text:span text:style-name="T165">consumption</text:span></text:p>
                <text:p text:style-name="P234"><text:span text:style-name="T167">Cost</text:span><text:span text:style-name="T109">/</text:span><text:span text:style-name="T167">truck</text:span><text:span text:style-name="T104">m.f.</text:span><text:span text:style-name="T167">depreciation</text:span><text:span text:style-name="T104">in</text:span><text:span text:style-name="T109">5</text:span><text:span text:style-name="T167">years</text:span></text:p>
              </table:table-cell>
              <table:table-cell table:style-name="ce56" table:number-columns-spanned="2" table:number-rows-spanned="13">
                <text:p text:style-name="P229"><text:span text:style-name="T161"/></text:p>
                <text:p text:style-name="P235"><text:span text:style-name="T168">400</text:span><text:span text:style-name="T169">kW</text:span></text:p>
                <text:p text:style-name="P236"><text:span text:style-name="T93"/></text:p>
                <text:p text:style-name="P235"><text:span text:style-name="T168">300</text:span><text:span text:style-name="T169">km</text:span></text:p>
                <text:p text:style-name="P237"><text:span text:style-name="T93"/></text:p>
                <text:p text:style-name="P238"><text:span text:style-name="T168">50</text:span><text:span text:style-name="T169">km</text:span></text:p>
                <text:p text:style-name="P236"><text:span text:style-name="T170"/></text:p>
                <text:p text:style-name="P239"><text:span text:style-name="T171">150.00</text:span><text:span text:style-name="T168">kWh/100km</text:span></text:p>
                <text:p text:style-name="P240"><text:span text:style-name="T111"/></text:p>
                <text:p text:style-name="P241"><text:span text:style-name="T171">108,386</text:span><text:span text:style-name="T172"> </text:span><text:span text:style-name="T173">€</text:span></text:p>
                <text:p text:style-name="P242"><text:span text:style-name="T93"/></text:p>
                <text:p text:style-name="P243"><text:span text:style-name="T168">10</text:span><text:span text:style-name="T162">0%</text:span></text:p>
              </table:table-cell>
              <table:covered-table-cell table:style-name="standard"/>
            </table:table-row>
            <table:table-row table:style-name="ro14" table:default-cell-style-name="standard">
              <table:table-cell table:style-name="ce57">
                <text:p text:style-name="P244"><text:span text:style-name="T165">Base year</text:span></text:p>
              </table:table-cell>
              <table:table-cell table:style-name="ce58">
                <text:p text:style-name="P245"><text:span text:style-name="T171">2030</text:span></text:p>
              </table:table-cell>
              <table:table-cell table:style-name="ce59"/>
              <table:table-cell table:style-name="ce48"/>
              <table:covered-table-cell/>
              <table:covered-table-cell/>
              <table:covered-table-cell/>
            </table:table-row>
            <table:table-row table:style-name="ro2" table:default-cell-style-name="standard">
              <table:table-cell table:style-name="ce57"/>
              <table:table-cell table:style-name="ce58"/>
              <table:table-cell table:style-name="ce59"/>
              <table:table-cell table:style-name="ce48"/>
              <table:covered-table-cell/>
              <table:covered-table-cell/>
              <table:covered-table-cell/>
            </table:table-row>
            <table:table-row table:style-name="ro2" table:default-cell-style-name="standard">
              <table:table-cell table:style-name="ce60" table:number-rows-spanned="2">
                <text:p text:style-name="P244"><text:span text:style-name="T165">Exchange year</text:span></text:p>
              </table:table-cell>
              <table:table-cell table:style-name="ce61" table:number-rows-spanned="2">
                <text:p text:style-name="P246"><text:span text:style-name="T171">2034</text:span></text:p>
              </table:table-cell>
              <table:table-cell table:style-name="ce62" table:number-rows-spanned="2"/>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ce50">
              <table:table-cell/>
              <table:table-cell/>
              <table:table-cell/>
              <table:table-cell table:style-name="ce63"/>
              <table:covered-table-cell table:style-name="standard"/>
              <table:covered-table-cell table:style-name="standard"/>
              <table:covered-table-cell table:style-name="standard"/>
            </table:table-row>
            <table:table-row table:style-name="ro15" table:default-cell-style-name="standard">
              <table:table-cell table:style-name="ce64" table:number-columns-spanned="3">
                <text:p text:style-name="P227"><text:span text:style-name="T159">User data</text:span></text:p>
              </table:table-cell>
              <table:covered-table-cell/>
              <table:covered-table-cell/>
              <table:table-cell table:style-name="ce48"/>
              <table:covered-table-cell/>
              <table:covered-table-cell/>
              <table:covered-table-cell/>
            </table:table-row>
            <table:table-row table:style-name="ro2" table:default-cell-style-name="ce50">
              <table:table-cell/>
              <table:table-cell/>
              <table:table-cell/>
              <table:table-cell table:style-name="ce63"/>
              <table:covered-table-cell table:style-name="standard"/>
              <table:covered-table-cell table:style-name="standard"/>
              <table:covered-table-cell table:style-name="standard"/>
            </table:table-row>
            <table:table-row table:style-name="ro2" table:default-cell-style-name="standard">
              <table:table-cell table:style-name="ce52"/>
              <table:table-cell table:style-name="ce53"/>
              <table:table-cell table:style-name="ce54"/>
              <table:table-cell table:style-name="ce48"/>
              <table:covered-table-cell/>
              <table:covered-table-cell/>
              <table:covered-table-cell/>
            </table:table-row>
            <table:table-row table:style-name="ro14" table:default-cell-style-name="standard">
              <table:table-cell table:style-name="ce57">
                <text:p text:style-name="P244"><text:span text:style-name="T162">Duration of use</text:span></text:p>
              </table:table-cell>
              <table:table-cell table:style-name="ce58">
                <text:p text:style-name="P245"><text:span text:style-name="T162">5</text:span></text:p>
              </table:table-cell>
              <table:table-cell table:style-name="ce59">
                <text:p text:style-name="P244"><text:span text:style-name="T165">Years</text:span></text:p>
              </table:table-cell>
              <table:table-cell table:style-name="ce48"/>
              <table:covered-table-cell/>
              <table:covered-table-cell/>
              <table:covered-table-cell/>
            </table:table-row>
            <table:table-row table:style-name="ro2" table:default-cell-style-name="standard">
              <table:table-cell table:style-name="ce57"/>
              <table:table-cell table:style-name="ce58"/>
              <table:table-cell table:style-name="ce59"/>
              <table:table-cell table:style-name="ce48"/>
              <table:covered-table-cell/>
              <table:covered-table-cell/>
              <table:covered-table-cell/>
            </table:table-row>
            <table:table-row table:style-name="ro2" table:default-cell-style-name="standard">
              <table:table-cell table:style-name="ce60" table:number-rows-spanned="2">
                <text:p text:style-name="P244"><text:span text:style-name="T162">Mileage/year</text:span></text:p>
              </table:table-cell>
              <table:table-cell table:style-name="ce61" table:number-rows-spanned="2">
                <text:p text:style-name="P247"><text:span text:style-name="T171">100,000</text:span></text:p>
              </table:table-cell>
              <table:table-cell table:style-name="ce62" table:number-rows-spanned="2">
                <text:p text:style-name="P244"><text:span text:style-name="T169">km</text:span></text:p>
              </table: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ce50">
              <table:table-cell/>
              <table:table-cell/>
              <table:table-cell/>
              <table:table-cell table:style-name="ce51"/>
              <table:table-cell/>
              <table:table-cell/>
              <table:table-cell/>
            </table:table-row>
            <table:table-row table:style-name="ro15" table:default-cell-style-name="standard">
              <table:table-cell table:style-name="ce64" table:number-columns-spanned="3">
                <text:p text:style-name="P227"><text:span text:style-name="T156">Energy data</text:span></text:p>
              </table:table-cell>
              <table:covered-table-cell/>
              <table:covered-table-cell/>
              <table:table-cell table:style-name="ce48"/>
              <table:table-cell table:style-name="ce65" table:number-columns-spanned="3">
                <text:p text:style-name="P248"><text:span text:style-name="T157">Digital twin 1</text:span><text:span text:style-name="T156">(BEV</text:span><text:span text:style-name="T158">Truck)</text:span><text:span text:style-name="T156">/</text:span><text:span text:style-name="T158">TCO</text:span><text:span text:style-name="T174"> </text:span><text:span text:style-name="T156">calculation</text:span></text:p>
              </table:table-cell>
              <table:covered-table-cell/>
              <table:covered-table-cell/>
            </table:table-row>
            <table:table-row table:style-name="ro2" table:default-cell-style-name="ce50">
              <table:table-cell/>
              <table:table-cell/>
              <table:table-cell/>
              <table:table-cell table:style-name="ce51"/>
              <table:table-cell/>
              <table:table-cell/>
              <table:table-cell/>
            </table:table-row>
            <table:table-row table:style-name="ro2">
              <table:table-cell table:style-name="ce52"/>
              <table:table-cell table:style-name="ce53"/>
              <table:table-cell table:style-name="ce54"/>
              <table:table-cell table:style-name="ce48"/>
              <table:table-cell table:style-name="ce66" table:number-rows-spanned="33">
                <text:p text:style-name="P249"><text:span text:style-name="T165">depreciation etc.</text:span><text:span text:style-name="T164"> </text:span><text:span text:style-name="T162">Duration</text:span><text:span text:style-name="T158">TCO</text:span><text:span text:style-name="T175">out of</text:span><text:span text:style-name="T159">Loss of value</text:span><text:span text:style-name="T158">TCO</text:span><text:span text:style-name="T175">out of</text:span><text:span text:style-name="T176"> </text:span><text:span text:style-name="T156">Infrastructure</text:span></text:p>
                <text:p text:style-name="P250"><text:span text:style-name="T177"/></text:p>
                <text:p text:style-name="P251"><text:span text:style-name="T162">TCO</text:span><text:span text:style-name="T165">/</text:span><text:span text:style-name="T171">km</text:span><text:span text:style-name="T178"> </text:span><text:span text:style-name="T162">Energy costs</text:span></text:p>
                <text:p text:style-name="P252"><text:span text:style-name="T162">TCO</text:span><text:span text:style-name="T165">/</text:span><text:span text:style-name="T171">km</text:span><text:span text:style-name="T168">CO2</text:span><text:span text:style-name="T179"> </text:span><text:span text:style-name="T162">Cost TCO</text:span><text:span text:style-name="T165">/</text:span><text:span text:style-name="T171">km</text:span><text:span text:style-name="T164"> </text:span><text:span text:style-name="T162">maintenance</text:span></text:p>
                <text:p text:style-name="P253"><text:span text:style-name="T162">TCO</text:span><text:span text:style-name="T165">/</text:span><text:span text:style-name="T171">km</text:span><text:span text:style-name="T180"> </text:span><text:span text:style-name="T163">Wheels</text:span><text:span text:style-name="T165">/</text:span><text:span text:style-name="T163">Tires</text:span><text:span text:style-name="T162">TCO</text:span><text:span text:style-name="T165">/</text:span><text:span text:style-name="T171">km</text:span><text:span text:style-name="T181"> </text:span><text:span text:style-name="T162">Steer</text:span></text:p>
                <text:p text:style-name="P254"><text:span text:style-name="T162">TCO</text:span><text:span text:style-name="T165">/</text:span><text:span text:style-name="T171">km</text:span><text:span text:style-name="T182"> </text:span><text:span text:style-name="T165">Insurance</text:span></text:p>
                <text:p text:style-name="P255"><text:span text:style-name="T93"/></text:p>
                <text:p text:style-name="P256"><text:span text:style-name="T162">TCO</text:span><text:span text:style-name="T165">/</text:span><text:span text:style-name="T171">km</text:span><text:span text:style-name="T178"> </text:span><text:span text:style-name="T162">toll</text:span></text:p>
                <text:p text:style-name="P257"><text:span text:style-name="T162">TCO</text:span><text:span text:style-name="T165">/</text:span><text:span text:style-name="T171">km</text:span><text:span text:style-name="T168">CO2</text:span><text:span text:style-name="T183"> </text:span><text:span text:style-name="T162">TCO compensation</text:span><text:span text:style-name="T165">/</text:span><text:span text:style-name="T171">km</text:span><text:span text:style-name="T178"> </text:span><text:span text:style-name="T162">Miscellaneous</text:span></text:p>
                <text:p text:style-name="P258"><text:span text:style-name="T158">TCO total</text:span><text:span text:style-name="T159">operating cost</text:span><text:span text:style-name="T158">TCO</text:span><text:span text:style-name="T156">In total</text:span><text:span text:style-name="T184"> </text:span><text:span text:style-name="T158">total</text:span></text:p>
                <text:p text:style-name="P259"><text:span text:style-name="T156">CO2 balance /</text:span><text:span text:style-name="T158">THG</text:span><text:span text:style-name="T159">Market value</text:span><text:span text:style-name="T156">/</text:span><text:span text:style-name="T185"> </text:span><text:span text:style-name="T156">J</text:span><text:span text:style-name="T158">THG</text:span><text:span text:style-name="T159">Market value</text:span><text:span text:style-name="T186"> </text:span><text:span text:style-name="T187">Operating time</text:span></text:p>
              </table:table-cell>
              <table:table-cell table:style-name="ce67" table:number-columns-spanned="2" table:number-rows-spanned="33">
                <text:p text:style-name="P229"><text:span text:style-name="T161"/></text:p>
                <text:p text:style-name="P260"><text:span text:style-name="T171">108,386</text:span><text:span text:style-name="T188"> </text:span><text:span text:style-name="T173">€</text:span></text:p>
                <text:p text:style-name="P261"><text:span text:style-name="T93"/></text:p>
                <text:p text:style-name="P262"><text:span text:style-name="T159">0.217</text:span><text:span text:style-name="T156">€/km</text:span></text:p>
                <text:p text:style-name="P263"><text:span text:style-name="T93"/></text:p>
                <text:p text:style-name="P264"><text:span text:style-name="T159">0.010</text:span><text:span text:style-name="T156">€/km</text:span></text:p>
                <text:p text:style-name="P240"><text:span text:style-name="T111"/></text:p>
                <text:p text:style-name="P262"><text:span text:style-name="T168">0.330</text:span><text:span text:style-name="T189">€</text:span><text:span text:style-name="T162">/km</text:span></text:p>
                <text:p text:style-name="P265"><text:span text:style-name="T111"/></text:p>
                <text:p text:style-name="P265"><text:span text:style-name="T111"/></text:p>
                <text:p text:style-name="P266"><text:span text:style-name="T67"/></text:p>
                <text:p text:style-name="P262"><text:span text:style-name="T168">0.020</text:span><text:span text:style-name="T189">€</text:span><text:span text:style-name="T162">/km</text:span></text:p>
                <text:p text:style-name="P236"><text:span text:style-name="T93"/></text:p>
                <text:p text:style-name="P262"><text:span text:style-name="T168">0.142</text:span><text:span text:style-name="T189">€</text:span><text:span text:style-name="T162">/km</text:span></text:p>
                <text:p text:style-name="P240"><text:span text:style-name="T111"/></text:p>
                <text:p text:style-name="P262"><text:span text:style-name="T168">0.000</text:span><text:span text:style-name="T189">€</text:span><text:span text:style-name="T162">/km</text:span></text:p>
                <text:p text:style-name="P263"><text:span text:style-name="T93"/></text:p>
                <text:p text:style-name="P264"><text:span text:style-name="T168">0.046</text:span><text:span text:style-name="T189">€</text:span><text:span text:style-name="T162">/km</text:span></text:p>
                <text:p text:style-name="P263"><text:span text:style-name="T93"/></text:p>
                <text:p text:style-name="P262"><text:span text:style-name="T168">0.000</text:span><text:span text:style-name="T189">€</text:span><text:span text:style-name="T162">/km</text:span></text:p>
                <text:p text:style-name="P267"><text:span text:style-name="T67"/></text:p>
                <text:p text:style-name="P262"><text:span text:style-name="T168">0.000</text:span><text:span text:style-name="T189">€</text:span><text:span text:style-name="T162">/km</text:span></text:p>
                <text:p text:style-name="P266"><text:span text:style-name="T67"/></text:p>
                <text:p text:style-name="P262"><text:span text:style-name="T168">0.000</text:span><text:span text:style-name="T189">€</text:span><text:span text:style-name="T162">/km</text:span></text:p>
                <text:p text:style-name="P267"><text:span text:style-name="T67"/></text:p>
                <text:p text:style-name="P262"><text:span text:style-name="T159">0.537</text:span><text:span text:style-name="T156">€/km</text:span></text:p>
                <text:p text:style-name="P268"><text:span text:style-name="T170"/></text:p>
                <text:p text:style-name="P262"><text:span text:style-name="T159">0.763</text:span><text:span text:style-name="T156">€/km</text:span></text:p>
                <text:p text:style-name="P269"><text:span text:style-name="T190"/></text:p>
                <text:p text:style-name="P239"><text:span text:style-name="T171">33,730</text:span><text:span text:style-name="T175">€/year</text:span></text:p>
                <text:p text:style-name="P269"><text:span text:style-name="T190"/></text:p>
                <text:p text:style-name="P270"><text:span text:style-name="T171">168,652</text:span><text:span text:style-name="T191"> </text:span><text:span text:style-name="T187">€/operating time</text:span></text:p>
              </table:table-cell>
              <table:covered-table-cell table:style-name="standard"/>
            </table:table-row>
            <table:table-row table:style-name="ro2" table:default-cell-style-name="standard">
              <table:table-cell table:style-name="ce60" table:number-rows-spanned="10">
                <text:p text:style-name="P244"><text:span text:style-name="T165">Fuel costs</text:span></text:p>
                <text:p text:style-name="P142"><text:span text:style-name="T93"/></text:p>
                <text:p text:style-name="P271"><text:span text:style-name="T168">CO2</text:span><text:span text:style-name="T162">Cost</text:span></text:p>
                <text:p text:style-name="P272"><text:span text:style-name="T162">Ad Blue</text:span><text:span text:style-name="T192"> </text:span><text:span text:style-name="T165">cost electricity costs</text:span></text:p>
                <text:p text:style-name="P273"><text:span text:style-name="T177"/></text:p>
                <text:p text:style-name="P274"><text:span text:style-name="T168">H2</text:span><text:span text:style-name="T162">Cost</text:span></text:p>
              </table:table-cell>
              <table:table-cell table:style-name="ce61" table:number-rows-spanned="10">
                <text:p text:style-name="P275"><text:span text:style-name="T168">1.60</text:span></text:p>
                <text:p text:style-name="P142"><text:span text:style-name="T93"/></text:p>
                <text:p text:style-name="P276"><text:span text:style-name="T168">0.23</text:span></text:p>
                <text:p text:style-name="P261"><text:span text:style-name="T93"/></text:p>
                <text:p text:style-name="P276"><text:span text:style-name="T168">1.00</text:span></text:p>
                <text:p text:style-name="P277"><text:span text:style-name="T111"/></text:p>
                <text:p text:style-name="P276"><text:span text:style-name="T168">0.22</text:span></text:p>
                <text:p text:style-name="P108"><text:span text:style-name="T170"/></text:p>
                <text:p text:style-name="P278"><text:span text:style-name="T168">12.85</text:span></text:p>
              </table:table-cell>
              <table:table-cell table:style-name="ce62" table:number-rows-spanned="10">
                <text:p text:style-name="P244"><text:span text:style-name="T193">€</text:span><text:span text:style-name="T194">/l</text:span></text:p>
                <text:p text:style-name="P142"><text:span text:style-name="T93"/></text:p>
                <text:p text:style-name="P271"><text:span text:style-name="T193">€</text:span><text:span text:style-name="T194">/l</text:span></text:p>
                <text:p text:style-name="P261"><text:span text:style-name="T93"/></text:p>
                <text:p text:style-name="P271"><text:span text:style-name="T193">€</text:span><text:span text:style-name="T194">/l</text:span></text:p>
                <text:p text:style-name="P277"><text:span text:style-name="T111"/></text:p>
                <text:p text:style-name="P271"><text:span text:style-name="T189">€</text:span><text:span text:style-name="T162">/kWh</text:span></text:p>
                <text:p text:style-name="P108"><text:span text:style-name="T170"/></text:p>
                <text:p text:style-name="P271"><text:span text:style-name="T189">€</text:span><text:span text:style-name="T162">/kg</text:span></text:p>
              </table: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ce50">
              <table:table-cell/>
              <table:table-cell/>
              <table:table-cell/>
              <table:table-cell table:style-name="ce63"/>
              <table:covered-table-cell table:style-name="standard"/>
              <table:covered-table-cell table:style-name="standard"/>
              <table:covered-table-cell table:style-name="standard"/>
            </table:table-row>
            <table:table-row table:style-name="ro16" table:default-cell-style-name="standard">
              <table:table-cell table:style-name="ce64" table:number-columns-spanned="3">
                <text:p text:style-name="P279"><text:span text:style-name="T156">Infrastructure data</text:span></text:p>
              </table:table-cell>
              <table:covered-table-cell/>
              <table:covered-table-cell/>
              <table:table-cell table:style-name="ce48"/>
              <table:covered-table-cell/>
              <table:covered-table-cell/>
              <table:covered-table-cell/>
            </table:table-row>
            <table:table-row table:style-name="ro2" table:default-cell-style-name="ce50">
              <table:table-cell/>
              <table:table-cell/>
              <table:table-cell/>
              <table:table-cell table:style-name="ce63"/>
              <table:covered-table-cell table:style-name="standard"/>
              <table:covered-table-cell table:style-name="standard"/>
              <table:covered-table-cell table:style-name="standard"/>
            </table:table-row>
            <table:table-row table:style-name="ro2" table:default-cell-style-name="standard">
              <table:table-cell table:style-name="ce52"/>
              <table:table-cell table:style-name="ce53"/>
              <table:table-cell table:style-name="ce54"/>
              <table:table-cell table:style-name="ce48"/>
              <table:covered-table-cell/>
              <table:covered-table-cell/>
              <table:covered-table-cell/>
            </table:table-row>
            <table:table-row table:style-name="ro2" table:default-cell-style-name="standard">
              <table:table-cell table:style-name="ce57" table:number-rows-spanned="13">
                <text:p text:style-name="P280"><text:span text:style-name="T162">total cost</text:span><text:span text:style-name="T195"> </text:span><text:span text:style-name="T162">Electric</text:span></text:p>
                <text:p text:style-name="P142"><text:span text:style-name="T93"/></text:p>
                <text:p text:style-name="P271"><text:span text:style-name="T168">150</text:span><text:span text:style-name="T171">kW</text:span><text:span text:style-name="T195"> </text:span><text:span text:style-name="T163">outlets</text:span></text:p>
                <text:p text:style-name="P281"><text:span text:style-name="T168">350</text:span><text:span text:style-name="T171">kW</text:span><text:span text:style-name="T163">outlets</text:span><text:span text:style-name="T162">Contribution years apportionment</text:span><text:span text:style-name="T168">ever</text:span><text:span text:style-name="T162">truck</text:span><text:span text:style-name="T196"> </text:span><text:span text:style-name="T165">mF</text:span></text:p>
                <text:p text:style-name="P282"><text:span text:style-name="T162">total cost</text:span><text:span text:style-name="T166"> </text:span><text:span text:style-name="T168">H2</text:span><text:span text:style-name="T162">apportionment years</text:span></text:p>
              </table:table-cell>
              <table:table-cell table:style-name="ce58" table:number-rows-spanned="13">
                <text:p text:style-name="P283"><text:span text:style-name="T171">523,000</text:span></text:p>
                <text:p text:style-name="P142"><text:span text:style-name="T93"/></text:p>
                <text:p text:style-name="P284"><text:span text:style-name="T162">3</text:span></text:p>
                <text:p text:style-name="P261"><text:span text:style-name="T93"/></text:p>
                <text:p text:style-name="P284"><text:span text:style-name="T162">1</text:span></text:p>
                <text:p text:style-name="P285"><text:span text:style-name="T67"/></text:p>
                <text:p text:style-name="P284"><text:span text:style-name="T171">10</text:span></text:p>
                <text:p text:style-name="P285"><text:span text:style-name="T67"/></text:p>
                <text:p text:style-name="P286"><text:span text:style-name="T168">4,755</text:span></text:p>
                <text:p text:style-name="P285"><text:span text:style-name="T67"/></text:p>
                <text:p text:style-name="P284"><text:span text:style-name="T171">1,000,000</text:span></text:p>
                <text:p text:style-name="P287"><text:span text:style-name="T170"/></text:p>
                <text:p text:style-name="P288"><text:span text:style-name="T171">10</text:span></text:p>
              </table:table-cell>
              <table:table-cell table:style-name="ce59" table:number-rows-spanned="13">
                <text:p text:style-name="P280"><text:span text:style-name="T189">€</text:span></text:p>
                <text:p text:style-name="P142"><text:span text:style-name="T93"/></text:p>
                <text:p text:style-name="P271"><text:span text:style-name="T197">6</text:span></text:p>
                <text:p text:style-name="P261"><text:span text:style-name="T93"/></text:p>
                <text:p text:style-name="P271"><text:span text:style-name="T197">5</text:span></text:p>
                <text:p text:style-name="P47"><text:span text:style-name="T111"/></text:p>
                <text:p text:style-name="P47"><text:span text:style-name="T111"/></text:p>
                <text:p text:style-name="P261"><text:span text:style-name="T198"/></text:p>
                <text:p text:style-name="P289"><text:span text:style-name="T189">€</text:span></text:p>
                <text:p text:style-name="P285"><text:span text:style-name="T67"/></text:p>
                <text:p text:style-name="P271"><text:span text:style-name="T189">€</text:span></text:p>
                <text:p text:style-name="P287"><text:span text:style-name="T170"/></text:p>
                <text:p text:style-name="P116"><text:span text:style-name="T199">12</text:span></text:p>
              </table: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table-cell table:style-name="ce57"/>
              <table:table-cell table:style-name="ce58"/>
              <table:table-cell table:style-name="ce59"/>
              <table:table-cell table:style-name="ce48"/>
              <table:covered-table-cell/>
              <table:covered-table-cell/>
              <table:covered-table-cell/>
            </table:table-row>
            <table:table-row table:style-name="ro17" table:default-cell-style-name="standard">
              <table:table-cell table:style-name="ce68">
                <text:p text:style-name="P290"><text:span text:style-name="T162">levy</text:span><text:span text:style-name="T168">ever</text:span><text:span text:style-name="T162">truck</text:span><text:span text:style-name="T168">H2</text:span><text:span text:style-name="T192"> </text:span><text:span text:style-name="T165">mF</text:span></text:p>
              </table:table-cell>
              <table:table-cell table:style-name="ce69">
                <text:p text:style-name="P291"><text:span text:style-name="T168">8,333</text:span></text:p>
              </table:table-cell>
              <table:table-cell table:style-name="ce70">
                <text:p text:style-name="P290"><text:span text:style-name="T189">€</text:span></text:p>
              </table:table-cell>
              <table:table-cell table:style-name="ce48"/>
              <table:covered-table-cell/>
              <table:covered-table-cell/>
              <table:covered-table-cell/>
            </table:table-row>
            <table:table-row table:style-name="ro2" table:default-cell-style-name="standard">
              <table:table-cell table:style-name="ce57"/>
              <table:table-cell table:style-name="ce58"/>
              <table:table-cell table:style-name="ce59"/>
              <table:table-cell table:style-name="ce48"/>
              <table:covered-table-cell/>
              <table:covered-table-cell/>
              <table:covered-table-cell/>
            </table:table-row>
            <table:table-row table:style-name="ro2" table:default-cell-style-name="standard">
              <table:table-cell table:style-name="ce57" table:number-rows-spanned="2"/>
              <table:table-cell table:style-name="ce58" table:number-rows-spanned="2"/>
              <table:table-cell table:style-name="ce59" table:number-rows-spanned="2"/>
              <table:table-cell table:style-name="ce48"/>
              <table:covered-table-cell/>
              <table:covered-table-cell/>
              <table:covered-table-cell/>
            </table:table-row>
            <table:table-row table:style-name="ro2" table:default-cell-style-name="standard">
              <table:covered-table-cell/>
              <table:covered-table-cell/>
              <table:covered-table-cell/>
              <table:table-cell table:style-name="ce71"/>
              <table:covered-table-cell/>
              <table:covered-table-cell/>
              <table:covered-table-cell/>
            </table:table-row>
          </table:table>
          <draw:image xlink:href="Pictures/TablePreview3.svm" xlink:type="simple" xlink:show="embed" xlink:actuate="onLoad"/>
        </draw:frame>
        <draw:frame draw:name="object 150" presentation:style-name="pr4" draw:text-style-name="P187" draw:layer="layout" svg:width="1.581cm" svg:height="11.049cm" svg:x="1.019cm" svg:y="18.174cm" presentation:class="date-time" presentation:user-transformed="true">
          <draw:text-box>
            <text:p text:style-name="P186"><text:span text:style-name="T26">September 29, 2023</text:span></text:p>
          </draw:text-box>
        </draw:frame>
        <draw:frame draw:name="object 151" presentation:style-name="pr4" draw:text-style-name="P187" draw:layer="layout" svg:width="13.182cm" svg:height="11.049cm" svg:x="10.373cm" svg:y="18.174cm" presentation:class="footer" presentation:user-transformed="true">
          <draw:text-box>
            <text:p text:style-name="P186"><text:span text:style-name="T28">MOSOLF</text:span><text:span text:style-name="T29">|</text:span><text:span text:style-name="T30">20230929_TCO_Calculator</text:span><text:span text:style-name="T26">_new_design_v30_operating instructions_4.pptx</text:span><text:span text:style-name="T29">|</text:span><text:span text:style-name="T31"> </text:span><text:span text:style-name="T32">magility</text:span></text:p>
          </draw:text-box>
        </draw:frame>
        <draw:frame draw:name="object 152" presentation:style-name="pr4" draw:text-style-name="P187" draw:layer="layout" svg:width="1.283cm" svg:height="11.049cm" svg:x="31.634cm" svg:y="18.174cm" presentation:class="page-number" presentation:user-transformed="true">
          <draw:text-box>
            <text:p text:style-name="P186"><text:span text:style-name="T33">Page:</text:span><text:span text:style-name="T133"> </text:span><text:span text:style-name="T26"><text:page-number>&lt;number&gt;</text:page-number></text:span></text:p>
          </draw:text-box>
        </draw:frame>
        <draw:custom-shape draw:name="object 147" draw:style-name="gr59" draw:text-style-name="P71" draw:layer="layout" svg:width="9.242cm" svg:height="11.89cm" svg:x="15.958cm" svg:y="4.65cm">
          <text:p text:style-name="P292"><text:span text:style-name="T200">Output fields for:</text:span></text:p>
          <text:p text:style-name="P292"><text:span text:style-name="T200"/></text:p>
          <text:p text:style-name="P292"><text:span text:style-name="T200">Depreciation over term TCO from loss of value</text:span></text:p>
          <text:p text:style-name="P292"><text:span text:style-name="T200">TCO from infrastructure</text:span></text:p>
          <text:p text:style-name="P292"><text:span text:style-name="T200"/></text:p>
          <text:p text:style-name="P292"><text:span text:style-name="T200">TCO energy costs / km TCO CO2 costs / km</text:span></text:p>
          <text:p text:style-name="P292"><text:span text:style-name="T200">TCO maintenance costs / km TCO wheels/tires costs / km TCO taxes / km</text:span></text:p>
          <text:p text:style-name="P292"><text:span text:style-name="T200">TCO insurance costs / km</text:span></text:p>
          <text:p text:style-name="P292"><text:span text:style-name="T200">TCO toll costs / km</text:span></text:p>
          <text:p text:style-name="P292"><text:span text:style-name="T200">TCO CO2 compensation costs / km TCO other / km</text:span></text:p>
          <text:p text:style-name="P292"><text:span text:style-name="T200"/></text:p>
          <text:p text:style-name="P292"><text:span text:style-name="T200">TCO total operating costs/km</text:span></text:p>
          <text:p text:style-name="P292"><text:span text:style-name="T200">Total TCO</text:span></text:p>
          <text:p text:style-name="P292"><text:span text:style-name="T200"/></text:p>
          <text:p text:style-name="P292"><text:span text:style-name="T200">CO2 balance GHG market value in €/year</text:span></text:p>
          <text:p text:style-name="P292"><text:span text:style-name="T200">CO2 balance GHG market value in €/operating 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8" draw:style-name="gr60" draw:text-style-name="P165" draw:layer="layout" svg:width="9.242cm" svg:height="1.371cm" svg:x="15.958cm" svg:y="2.093cm">
          <text:p text:style-name="P224"><text:span text:style-name="T201">Output fields for battery trucks</text:span></text:p>
          <text:p text:style-name="P224"><text:span text:style-name="T201">TCO depreciation and TCO from ope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9" draw:style-name="gr61" draw:text-style-name="P294" draw:layer="layout" svg:width="5.643cm" svg:height="1.367cm" svg:x="25.942cm" svg:y="2.091cm">
          <text:p text:style-name="P293"><text:span text:style-name="T76">Chapter 2.4</text:span></text:p>
          <text:p text:style-name="P293"><text:span text:style-name="T76">BEV truc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9" draw:layer="layout" svg:width="19.798cm" svg:height="11.136cm" svg:x="0.6cm" svg:y="2.257cm" draw:page-number="5" presentation:class="page"/>
          <draw:frame presentation:style-name="pr3" draw:text-style-name="P53" draw:layer="layout" svg:width="16.799cm" svg:height="13.364cm" svg:x="2.1cm" svg:y="14.107cm" presentation:class="notes" presentation:placeholder="true">
            <draw:text-box/>
          </draw:frame>
        </presentation:notes>
      </draw:page>
      <draw:page draw:name="OPERATING INSTRUCTIONS TCO CALCULATOR V30-NEW_DESIGN (OVERVIEW)" draw:style-name="dp1" draw:master-page-name="Title_20_and_20_Content" presentation:presentation-page-layout-name="AL1T11">
        <draw:frame draw:name="object 2" presentation:style-name="pr2" draw:text-style-name="P55" draw:layer="layout" svg:width="27.516cm" svg:height="3.216cm" svg:x="0.615cm" svg:y="0.582cm" presentation:class="title" presentation:user-transformed="true">
          <draw:text-box>
            <text:p text:style-name="P54"><text:span text:style-name="T25">OPERATING INSTRUCTIONS TCO CALCULATOR V30-NEW_DESIGN (OVERVIEW)</text:span></text:p>
          </draw:text-box>
        </draw:frame>
        <draw:g draw:name="object 3">
          <draw:custom-shape draw:name="object 4" draw:style-name="gr40" draw:text-style-name="P165" draw:layer="layout" svg:width="7.831cm" svg:height="4.114cm" svg:x="0.734cm" svg:y="2.615cm">
            <text:p text:style-name="P50"/>
            <draw:enhanced-geometry draw:mirror-horizontal="false" draw:mirror-vertical="false" drawooo:sub-view-size="2819400 1481455" draw:text-areas="0 0 ?f0 ?f1" svg:viewBox="0 0 0 0" draw:type="ooxml-non-primitive" draw:enhanced-path="M 2818828 0 L 1959470 0 1959470 873594 1959470 989406 1370012 989406 1370012 873594 1959470 873594 1959470 0 0 0 0 121551 0 127330 0 1481162 1370012 1481162 1370012 1359649 2818828 1359649 2818828 1353832 2818828 121551 2818828 0 Z N">
              <draw:equation draw:name="f0" draw:formula="logwidth"/>
              <draw:equation draw:name="f1" draw:formula="logheight"/>
            </draw:enhanced-geometry>
          </draw:custom-shape>
          <draw:custom-shape draw:name="object 5" draw:style-name="gr32" draw:text-style-name="P58" draw:layer="layout" svg:width="1.669cm" svg:height="0.338cm" svg:x="4.523cm" svg:y="6.376cm">
            <text:p text:style-name="P50"/>
            <draw:enhanced-geometry draw:mirror-horizontal="false" draw:mirror-vertical="false" drawooo:sub-view-size="601344 121919" draw:text-areas="0 0 ?f0 ?f1" svg:viewBox="0 0 0 0" draw:type="ooxml-non-primitive" draw:enhanced-path="M 0 121359 L 601041 121359 601041 0 0 0 0 121359 Z N">
              <draw:equation draw:name="f0" draw:formula="logwidth"/>
              <draw:equation draw:name="f1" draw:formula="logheight"/>
            </draw:enhanced-geometry>
          </draw:custom-shape>
          <draw:custom-shape draw:name="object 6" draw:style-name="gr40" draw:text-style-name="P165" draw:layer="layout" svg:width="7.831cm" svg:height="0.69cm" svg:x="0.734cm" svg:y="6.376cm">
            <text:p text:style-name="P50"/>
            <draw:enhanced-geometry draw:mirror-horizontal="false" draw:mirror-vertical="false" drawooo:sub-view-size="2819400 248919" draw:text-areas="0 0 ?f0 ?f1" svg:viewBox="0 0 0 0" draw:type="ooxml-non-primitive" draw:enhanced-path="M 2818828 0 L 1959470 0 1959470 121361 0 121361 0 248691 2818828 248691 2818828 127330 2818828 121361 2818828 0 Z N">
              <draw:equation draw:name="f0" draw:formula="logwidth"/>
              <draw:equation draw:name="f1" draw:formula="logheight"/>
            </draw:enhanced-geometry>
          </draw:custom-shape>
          <draw:custom-shape draw:name="object 7" draw:style-name="gr62" draw:text-style-name="P295" draw:layer="layout" svg:width="7.831cm" svg:height="0.401cm" svg:x="0.734cm" svg:y="7.147cm">
            <text:p text:style-name="P50"/>
            <draw:enhanced-geometry draw:mirror-horizontal="false" draw:mirror-vertical="false" drawooo:sub-view-size="2819400 144780" draw:text-areas="0 0 ?f0 ?f1" svg:viewBox="0 0 0 0" draw:type="ooxml-non-primitive" draw:enhanced-path="M 0 144668 L 2818829 144668 2818829 0 0 0 0 144668 Z N">
              <draw:equation draw:name="f0" draw:formula="logwidth"/>
              <draw:equation draw:name="f1" draw:formula="logheight"/>
            </draw:enhanced-geometry>
          </draw:custom-shape>
          <draw:custom-shape draw:name="object 8" draw:style-name="gr40" draw:text-style-name="P165" draw:layer="layout" svg:width="7.831cm" svg:height="2.042cm" svg:x="0.734cm" svg:y="7.645cm">
            <text:p text:style-name="P50"/>
            <draw:enhanced-geometry draw:mirror-horizontal="false" draw:mirror-vertical="false" drawooo:sub-view-size="2819400 735329" draw:text-areas="0 0 ?f0 ?f1" svg:viewBox="0 0 0 0" draw:type="ooxml-non-primitive" draw:enhanced-path="M 2818828 0 L 0 0 0 121589 0 127330 0 734898 1370012 734898 1370012 613384 2818828 613384 2818828 607568 2818828 248920 2818828 243141 2818828 127330 2818828 121589 2818828 0 Z N">
              <draw:equation draw:name="f0" draw:formula="logwidth"/>
              <draw:equation draw:name="f1" draw:formula="logheight"/>
            </draw:enhanced-geometry>
          </draw:custom-shape>
          <draw:custom-shape draw:name="object 9" draw:style-name="gr32" draw:text-style-name="P58" draw:layer="layout" svg:width="1.669cm" svg:height="0.338cm" svg:x="4.523cm" svg:y="9.333cm">
            <text:p text:style-name="P50"/>
            <draw:enhanced-geometry draw:mirror-horizontal="false" draw:mirror-vertical="false" drawooo:sub-view-size="601344 121920" draw:text-areas="0 0 ?f0 ?f1" svg:viewBox="0 0 0 0" draw:type="ooxml-non-primitive" draw:enhanced-path="M 0 121552 L 601041 121552 601041 0 0 0 0 121552 Z N">
              <draw:equation draw:name="f0" draw:formula="logwidth"/>
              <draw:equation draw:name="f1" draw:formula="logheight"/>
            </draw:enhanced-geometry>
          </draw:custom-shape>
          <draw:custom-shape draw:name="object 10" draw:style-name="gr40" draw:text-style-name="P165" draw:layer="layout" svg:width="2.387cm" svg:height="0.354cm" svg:x="6.177cm" svg:y="9.333cm">
            <text:p text:style-name="P50"/>
            <draw:enhanced-geometry draw:mirror-horizontal="false" draw:mirror-vertical="false" drawooo:sub-view-size="859789 127635" draw:text-areas="0 0 ?f0 ?f1" svg:viewBox="0 0 0 0" draw:type="ooxml-non-primitive" draw:enhanced-path="M 0 127331 L 859368 127331 859368 0 0 0 0 127331 Z N">
              <draw:equation draw:name="f0" draw:formula="logwidth"/>
              <draw:equation draw:name="f1" draw:formula="logheight"/>
            </draw:enhanced-geometry>
          </draw:custom-shape>
          <draw:custom-shape draw:name="object 11" draw:style-name="gr33" draw:text-style-name="P5" draw:layer="layout" svg:width="0.08cm" svg:height="0.001cm" svg:x="4.548cm" svg:y="9.357cm">
            <text:p text:style-name="P50"/>
            <draw:enhanced-geometry draw:mirror-horizontal="false" draw:mirror-vertical="false" drawooo:sub-view-size="29210 0" draw:text-areas="0 0 ?f0 ?f1" svg:viewBox="0 0 0 0" draw:type="ooxml-non-primitive" draw:enhanced-path="M 0 0 L 28886 0 N">
              <draw:equation draw:name="f0" draw:formula="logwidth"/>
              <draw:equation draw:name="f1" draw:formula="logheight"/>
            </draw:enhanced-geometry>
          </draw:custom-shape>
          <draw:custom-shape draw:name="object 12" draw:style-name="gr34" draw:text-style-name="P59" draw:layer="layout" svg:width="0.096cm" svg:height="0.017cm" svg:x="4.539cm" svg:y="9.349cm">
            <text:p text:style-name="P50"/>
            <draw:enhanced-geometry draw:mirror-horizontal="false" draw:mirror-vertical="false" drawooo:sub-view-size="34925 6350" draw:text-areas="0 0 ?f0 ?f1" svg:viewBox="0 0 0 0" draw:type="ooxml-non-primitive" draw:enhanced-path="M 34664 0 L 0 0 0 5779 34664 5779 34664 0 Z N">
              <draw:equation draw:name="f0" draw:formula="logwidth"/>
              <draw:equation draw:name="f1" draw:formula="logheight"/>
            </draw:enhanced-geometry>
          </draw:custom-shape>
          <draw:custom-shape draw:name="object 13" draw:style-name="gr33" draw:text-style-name="P5" draw:layer="layout" svg:width="0.064cm" svg:height="0.001cm" svg:x="4.548cm" svg:y="9.373cm">
            <text:p text:style-name="P50"/>
            <draw:enhanced-geometry draw:mirror-horizontal="false" draw:mirror-vertical="false" drawooo:sub-view-size="23494 0" draw:text-areas="0 0 ?f0 ?f1" svg:viewBox="0 0 0 0" draw:type="ooxml-non-primitive" draw:enhanced-path="M 0 0 L 23109 0 N">
              <draw:equation draw:name="f0" draw:formula="logwidth"/>
              <draw:equation draw:name="f1" draw:formula="logheight"/>
            </draw:enhanced-geometry>
          </draw:custom-shape>
          <draw:custom-shape draw:name="object 14" draw:style-name="gr34" draw:text-style-name="P59" draw:layer="layout" svg:width="0.08cm" svg:height="0.017cm" svg:x="4.539cm" svg:y="9.365cm">
            <text:p text:style-name="P50"/>
            <draw:enhanced-geometry draw:mirror-horizontal="false" draw:mirror-vertical="false" drawooo:sub-view-size="29210 6350" draw:text-areas="0 0 ?f0 ?f1" svg:viewBox="0 0 0 0" draw:type="ooxml-non-primitive" draw:enhanced-path="M 28886 0 L 0 0 0 5779 28886 5779 28886 0 Z N">
              <draw:equation draw:name="f0" draw:formula="logwidth"/>
              <draw:equation draw:name="f1" draw:formula="logheight"/>
            </draw:enhanced-geometry>
          </draw:custom-shape>
          <draw:custom-shape draw:name="object 15" draw:style-name="gr33" draw:text-style-name="P5" draw:layer="layout" svg:width="0.048cm" svg:height="0.001cm" svg:x="4.548cm" svg:y="9.389cm">
            <text:p text:style-name="P50"/>
            <draw:enhanced-geometry draw:mirror-horizontal="false" draw:mirror-vertical="false" drawooo:sub-view-size="17780 0" draw:text-areas="0 0 ?f0 ?f1" svg:viewBox="0 0 0 0" draw:type="ooxml-non-primitive" draw:enhanced-path="M 0 0 L 17332 0 N">
              <draw:equation draw:name="f0" draw:formula="logwidth"/>
              <draw:equation draw:name="f1" draw:formula="logheight"/>
            </draw:enhanced-geometry>
          </draw:custom-shape>
          <draw:custom-shape draw:name="object 16" draw:style-name="gr34" draw:text-style-name="P59" draw:layer="layout" svg:width="0.064cm" svg:height="0.017cm" svg:x="4.539cm" svg:y="9.381cm">
            <text:p text:style-name="P50"/>
            <draw:enhanced-geometry draw:mirror-horizontal="false" draw:mirror-vertical="false" drawooo:sub-view-size="23494 6350" draw:text-areas="0 0 ?f0 ?f1" svg:viewBox="0 0 0 0" draw:type="ooxml-non-primitive" draw:enhanced-path="M 23109 0 L 0 0 0 5779 23109 5779 23109 0 Z N">
              <draw:equation draw:name="f0" draw:formula="logwidth"/>
              <draw:equation draw:name="f1" draw:formula="logheight"/>
            </draw:enhanced-geometry>
          </draw:custom-shape>
          <draw:custom-shape draw:name="object 17" draw:style-name="gr33" draw:text-style-name="P5" draw:layer="layout" svg:width="0.033cm" svg:height="0.001cm" svg:x="4.548cm" svg:y="9.405cm">
            <text:p text:style-name="P50"/>
            <draw:enhanced-geometry draw:mirror-horizontal="false" draw:mirror-vertical="false" drawooo:sub-view-size="12064 0" draw:text-areas="0 0 ?f0 ?f1" svg:viewBox="0 0 0 0" draw:type="ooxml-non-primitive" draw:enhanced-path="M 0 0 L 11554 0 N">
              <draw:equation draw:name="f0" draw:formula="logwidth"/>
              <draw:equation draw:name="f1" draw:formula="logheight"/>
            </draw:enhanced-geometry>
          </draw:custom-shape>
          <draw:custom-shape draw:name="object 18" draw:style-name="gr34" draw:text-style-name="P59" draw:layer="layout" svg:width="0.048cm" svg:height="0.017cm" svg:x="4.539cm" svg:y="9.397cm">
            <text:p text:style-name="P50"/>
            <draw:enhanced-geometry draw:mirror-horizontal="false" draw:mirror-vertical="false" drawooo:sub-view-size="17780 6350" draw:text-areas="0 0 ?f0 ?f1" svg:viewBox="0 0 0 0" draw:type="ooxml-non-primitive" draw:enhanced-path="M 17332 0 L 0 0 0 5779 17332 5779 17332 0 Z N">
              <draw:equation draw:name="f0" draw:formula="logwidth"/>
              <draw:equation draw:name="f1" draw:formula="logheight"/>
            </draw:enhanced-geometry>
          </draw:custom-shape>
          <draw:custom-shape draw:name="object 19" draw:style-name="gr33" draw:text-style-name="P5" draw:layer="layout" svg:width="0.017cm" svg:height="0.001cm" svg:x="4.548cm" svg:y="9.421cm">
            <text:p text:style-name="P50"/>
            <draw:enhanced-geometry draw:mirror-horizontal="false" draw:mirror-vertical="false" drawooo:sub-view-size="6350 0" draw:text-areas="0 0 ?f0 ?f1" svg:viewBox="0 0 0 0" draw:type="ooxml-non-primitive" draw:enhanced-path="M 0 0 L 5777 0 N">
              <draw:equation draw:name="f0" draw:formula="logwidth"/>
              <draw:equation draw:name="f1" draw:formula="logheight"/>
            </draw:enhanced-geometry>
          </draw:custom-shape>
          <draw:custom-shape draw:name="object 20" draw:style-name="gr34" draw:text-style-name="P59" draw:layer="layout" svg:width="0.033cm" svg:height="0.033cm" svg:x="4.539cm" svg:y="9.413cm">
            <text:p text:style-name="P50"/>
            <draw:enhanced-geometry draw:mirror-horizontal="false" draw:mirror-vertical="false" drawooo:sub-view-size="12064 12064" draw:text-areas="0 0 ?f0 ?f1" svg:viewBox="0 0 0 0" draw:type="ooxml-non-primitive" draw:enhanced-path="M 11557 0 L 0 0 0 5778 0 11557 5778 11557 5778 5778 11557 5778 11557 0 Z N">
              <draw:equation draw:name="f0" draw:formula="logwidth"/>
              <draw:equation draw:name="f1" draw:formula="logheight"/>
            </draw:enhanced-geometry>
          </draw:custom-shape>
          <draw:custom-shape draw:name="object 21" draw:style-name="gr40" draw:text-style-name="P165" draw:layer="layout" svg:width="7.831cm" svg:height="0.69cm" svg:x="0.734cm" svg:y="9.67cm">
            <text:p text:style-name="P50"/>
            <draw:enhanced-geometry draw:mirror-horizontal="false" draw:mirror-vertical="false" drawooo:sub-view-size="2819400 248920" draw:text-areas="0 0 ?f0 ?f1" svg:viewBox="0 0 0 0" draw:type="ooxml-non-primitive" draw:enhanced-path="M 2818828 0 L 0 0 0 121399 0 127139 0 248729 1370012 248729 1370012 127139 2818828 127139 2818828 121399 2818828 0 Z N">
              <draw:equation draw:name="f0" draw:formula="logwidth"/>
              <draw:equation draw:name="f1" draw:formula="logheight"/>
            </draw:enhanced-geometry>
          </draw:custom-shape>
          <draw:custom-shape draw:name="object 22" draw:style-name="gr32" draw:text-style-name="P58" draw:layer="layout" svg:width="1.669cm" svg:height="0.338cm" svg:x="4.523cm" svg:y="10.007cm">
            <text:p text:style-name="P50"/>
            <draw:enhanced-geometry draw:mirror-horizontal="false" draw:mirror-vertical="false" drawooo:sub-view-size="601344 121920" draw:text-areas="0 0 ?f0 ?f1" svg:viewBox="0 0 0 0" draw:type="ooxml-non-primitive" draw:enhanced-path="M 0 121513 L 601041 121513 601041 0 0 0 0 121513 Z N">
              <draw:equation draw:name="f0" draw:formula="logwidth"/>
              <draw:equation draw:name="f1" draw:formula="logheight"/>
            </draw:enhanced-geometry>
          </draw:custom-shape>
          <draw:custom-shape draw:name="object 23" draw:style-name="gr40" draw:text-style-name="P165" draw:layer="layout" svg:width="7.831cm" svg:height="1.077cm" svg:x="0.734cm" svg:y="10.007cm">
            <text:p text:style-name="P50"/>
            <draw:enhanced-geometry draw:mirror-horizontal="false" draw:mirror-vertical="false" drawooo:sub-view-size="2819400 387985" draw:text-areas="0 0 ?f0 ?f1" svg:viewBox="0 0 0 0" draw:type="ooxml-non-primitive" draw:enhanced-path="M 2818828 0 L 1959470 0 1959470 121513 0 121513 0 260400 0 266179 0 387540 1370012 387540 1370012 266179 2818828 266179 2818828 260400 2818828 127330 2818828 121513 2818828 0 Z N">
              <draw:equation draw:name="f0" draw:formula="logwidth"/>
              <draw:equation draw:name="f1" draw:formula="logheight"/>
            </draw:enhanced-geometry>
          </draw:custom-shape>
          <draw:custom-shape draw:name="object 24" draw:style-name="gr32" draw:text-style-name="P58" draw:layer="layout" svg:width="1.669cm" svg:height="0.338cm" svg:x="4.523cm" svg:y="10.731cm">
            <text:p text:style-name="P50"/>
            <draw:enhanced-geometry draw:mirror-horizontal="false" draw:mirror-vertical="false" drawooo:sub-view-size="601344 121920" draw:text-areas="0 0 ?f0 ?f1" svg:viewBox="0 0 0 0" draw:type="ooxml-non-primitive" draw:enhanced-path="M 0 121397 L 601041 121397 601041 0 0 0 0 121397 Z N">
              <draw:equation draw:name="f0" draw:formula="logwidth"/>
              <draw:equation draw:name="f1" draw:formula="logheight"/>
            </draw:enhanced-geometry>
          </draw:custom-shape>
          <draw:custom-shape draw:name="object 25" draw:style-name="gr40" draw:text-style-name="P165" draw:layer="layout" svg:width="7.831cm" svg:height="1.029cm" svg:x="0.734cm" svg:y="10.731cm">
            <text:p text:style-name="P50"/>
            <draw:enhanced-geometry draw:mirror-horizontal="false" draw:mirror-vertical="false" drawooo:sub-view-size="2819400 370839" draw:text-areas="0 0 ?f0 ?f1" svg:viewBox="0 0 0 0" draw:type="ooxml-non-primitive" draw:enhanced-path="M 2818828 0 L 1959470 0 1959470 121399 0 121399 0 242912 0 248729 0 370243 1370012 370243 1370012 248729 2818828 248729 2818828 242912 2818828 127139 2818828 121399 2818828 0 Z N">
              <draw:equation draw:name="f0" draw:formula="logwidth"/>
              <draw:equation draw:name="f1" draw:formula="logheight"/>
            </draw:enhanced-geometry>
          </draw:custom-shape>
          <draw:custom-shape draw:name="object 26" draw:style-name="gr32" draw:text-style-name="P58" draw:layer="layout" svg:width="1.669cm" svg:height="0.338cm" svg:x="4.523cm" svg:y="11.405cm">
            <text:p text:style-name="P50"/>
            <draw:enhanced-geometry draw:mirror-horizontal="false" draw:mirror-vertical="false" drawooo:sub-view-size="601344 121920" draw:text-areas="0 0 ?f0 ?f1" svg:viewBox="0 0 0 0" draw:type="ooxml-non-primitive" draw:enhanced-path="M 0 121590 L 601041 121590 601041 0 0 0 0 121590 Z N">
              <draw:equation draw:name="f0" draw:formula="logwidth"/>
              <draw:equation draw:name="f1" draw:formula="logheight"/>
            </draw:enhanced-geometry>
          </draw:custom-shape>
          <draw:custom-shape draw:name="object 27" draw:style-name="gr40" draw:text-style-name="P165" draw:layer="layout" svg:width="7.831cm" svg:height="1.703cm" svg:x="0.734cm" svg:y="11.406cm">
            <text:p text:style-name="P50"/>
            <draw:enhanced-geometry draw:mirror-horizontal="false" draw:mirror-vertical="false" drawooo:sub-view-size="2819400 613410" draw:text-areas="0 0 ?f0 ?f1" svg:viewBox="0 0 0 0" draw:type="ooxml-non-primitive" draw:enhanced-path="M 2818828 0 L 1959470 0 1959470 121589 0 121589 0 613384 1370012 613384 1370012 491794 2818828 491794 2818828 486054 2818828 121589 2818828 0 Z N">
              <draw:equation draw:name="f0" draw:formula="logwidth"/>
              <draw:equation draw:name="f1" draw:formula="logheight"/>
            </draw:enhanced-geometry>
          </draw:custom-shape>
          <draw:custom-shape draw:name="object 28" draw:style-name="gr32" draw:text-style-name="P58" draw:layer="layout" svg:width="1.669cm" svg:height="0.338cm" svg:x="4.523cm" svg:y="12.756cm">
            <text:p text:style-name="P50"/>
            <draw:enhanced-geometry draw:mirror-horizontal="false" draw:mirror-vertical="false" drawooo:sub-view-size="601344 121920" draw:text-areas="0 0 ?f0 ?f1" svg:viewBox="0 0 0 0" draw:type="ooxml-non-primitive" draw:enhanced-path="M 0 121552 L 601041 121552 601041 0 0 0 0 121552 Z N">
              <draw:equation draw:name="f0" draw:formula="logwidth"/>
              <draw:equation draw:name="f1" draw:formula="logheight"/>
            </draw:enhanced-geometry>
          </draw:custom-shape>
          <draw:custom-shape draw:name="object 29" draw:style-name="gr40" draw:text-style-name="P165" draw:layer="layout" svg:width="7.831cm" svg:height="4.178cm" svg:x="0.734cm" svg:y="12.756cm">
            <text:p text:style-name="P50"/>
            <draw:enhanced-geometry draw:mirror-horizontal="false" draw:mirror-vertical="false" drawooo:sub-view-size="2819400 1504314" draw:text-areas="0 0 ?f0 ?f1" svg:viewBox="0 0 0 0" draw:type="ooxml-non-primitive" draw:enhanced-path="M 2818828 0 L 1959470 0 1959470 121551 1959470 491794 1959470 607339 1370012 607339 1370012 491794 1959470 491794 1959470 121551 0 121551 0 242900 0 248678 0 1503972 2818828 1503972 2818828 121551 2818828 0 Z N">
              <draw:equation draw:name="f0" draw:formula="logwidth"/>
              <draw:equation draw:name="f1" draw:formula="logheight"/>
            </draw:enhanced-geometry>
          </draw:custom-shape>
        </draw:g>
        <draw:custom-shape draw:name="object 30" draw:style-name="gr42" draw:text-style-name="P71" draw:layer="layout" svg:width="7.776cm" svg:height="0.517cm" svg:x="0.75cm" svg:y="2.158cm">
          <text:p text:style-name="P296"><text:span text:style-name="T35">Digital twin 2</text:span><text:span text:style-name="T39">(Diesel</text:span><text:span text:style-name="T37">Truck)</text:span><text:span text:style-name="T36">/ Basic costs</text:span><text:span text:style-name="T202"> </text:span><text:span text:style-name="T37">tech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 draw:style-name="gr41" draw:text-style-name="P5" draw:layer="layout" svg:width="6.524cm" svg:height="2.535cm" svg:x="0.798cm" svg:y="2.853cm">
          <text:p text:style-name="P191"><text:span text:style-name="T56">Drive power</text:span><text:span text:style-name="T46">400</text:span><text:span text:style-name="T47">kW</text:span></text:p>
          <text:p text:style-name="P192"><text:span text:style-name="T135"/></text:p>
          <text:p text:style-name="P297"><text:span text:style-name="T56">Range</text:span><text:span text:style-name="T136"> </text:span><text:span text:style-name="T50">[km]</text:span><text:span text:style-name="T46">1000</text:span><text:span text:style-name="T51">km</text:span></text:p>
          <text:p text:style-name="P298"><text:span text:style-name="T49">reserve</text:span><text:span text:style-name="T138"> </text:span><text:span text:style-name="T50">[km]</text:span><text:span text:style-name="T46">100</text:span><text:span text:style-name="T51">km</text:span><text:span text:style-name="T45">v</text:span><text:span text:style-name="T54">e</text:span><text:span text:style-name="T51">r</text:span><text:span text:style-name="T49">b</text:span><text:span text:style-name="T51">r</text:span><text:span text:style-name="T56">a</text:span><text:span text:style-name="T49">etc</text:span><text:span text:style-name="T50">H</text:span><text:span text:style-name="T52"> </text:span><text:span text:style-name="T50">[</text:span><text:span text:style-name="T51">k</text:span><text:span text:style-name="T45">W</text:span><text:span text:style-name="T49">H</text:span><text:span text:style-name="T52">/</text:span><text:span text:style-name="T46">100</text:span><text:span text:style-name="T51">k</text:span><text:span text:style-name="T49">m]</text:span><text:span text:style-name="T46">31.0</text:span><text:span text:style-name="T50">0</text:span><text:span text:style-name="T49"> </text:span><text:span text:style-name="T54">l/</text:span><text:span text:style-name="T46">100</text:span><text:span text:style-name="T51">k</text:span><text:span text:style-name="T45">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2" draw:style-name="gr38" draw:text-style-name="P5" draw:layer="layout" svg:width="1.999cm" svg:height="0.44cm" svg:x="0.798cm" svg:y="5.569cm">
          <text:p text:style-name="P198"><text:span text:style-name="T90">Cost</text:span><text:span text:style-name="T139">/</text:span><text:span text:style-name="T203"> </text:span><text:span text:style-name="T204">tru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3" draw:style-name="gr38" draw:text-style-name="P5" draw:layer="layout" svg:width="3.467cm" svg:height="0.84cm" svg:x="0.798cm" svg:y="6.244cm">
          <text:p text:style-name="P198"><text:span text:style-name="T90">depreciation</text:span><text:span text:style-name="T140">in</text:span><text:span text:style-name="T139">5</text:span><text:span text:style-name="T141"> </text:span><text:span text:style-name="T90">yea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4" draw:style-name="gr41" draw:text-style-name="P5" draw:layer="layout" svg:width="1.571cm" svg:height="1.091cm" svg:x="4.925cm" svg:y="5.601cm">
          <text:p text:style-name="P299"><text:span text:style-name="T45">97,356</text:span><text:span text:style-name="T113">€</text:span></text:p>
          <text:p text:style-name="P300"><text:span text:style-name="T143"/></text:p>
          <text:p text:style-name="P301"><text:span text:style-name="T51">8th</text:span><text:span text:style-name="T50">0</text:span><text:span text:style-name="T49"> </text:span><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5" draw:style-name="gr41" draw:text-style-name="P5" draw:layer="layout" svg:width="7.776cm" svg:height="7.998cm" svg:x="0.75cm" svg:y="7.047cm">
          <text:p text:style-name="P302"><text:span text:style-name="T94">Digital</text:span><text:span text:style-name="T205">twin</text:span><text:span text:style-name="T206">2</text:span><text:span text:style-name="T49">(Diesel</text:span><text:span text:style-name="T45">Truck)</text:span><text:span text:style-name="T54"> </text:span><text:span text:style-name="T49">operating cost</text:span></text:p>
          <text:p text:style-name="P303"><text:span text:style-name="T53">E</text:span><text:span text:style-name="T49">n</text:span><text:span text:style-name="T54">e</text:span><text:span text:style-name="T51">r</text:span><text:span text:style-name="T50">G</text:span><text:span text:style-name="T54">ie</text:span><text:span text:style-name="T51">k</text:span><text:span text:style-name="T49">O</text:span><text:span text:style-name="T47">s</text:span><text:span text:style-name="T52">t</text:span><text:span text:style-name="T54">e</text:span><text:span text:style-name="T50">n</text:span><text:span text:style-name="T52"> </text:span><text:span text:style-name="T54">i</text:span><text:span text:style-name="T49">nc</text:span><text:span text:style-name="T54">l</text:span><text:span text:style-name="T49">.</text:span><text:span text:style-name="T56">C</text:span><text:span text:style-name="T47">O</text:span><text:span text:style-name="T50">2</text:span><text:span text:style-name="T49"> </text:span><text:span text:style-name="T46">51</text:span><text:span text:style-name="T50">.</text:span><text:span text:style-name="T46">40</text:span><text:span text:style-name="T50">0</text:span><text:span text:style-name="T49"> </text:span><text:span text:style-name="T55">€</text:span><text:span text:style-name="T52">/</text:span><text:span text:style-name="T49">J</text:span><text:span text:style-name="T56">a</text:span><text:span text:style-name="T49">Mr</text:span><text:span text:style-name="T56">C</text:span><text:span text:style-name="T47">O</text:span><text:span text:style-name="T46">2</text:span><text:span text:style-name="T50">-K</text:span><text:span text:style-name="T49">O</text:span><text:span text:style-name="T47">s</text:span><text:span text:style-name="T52">t</text:span><text:span text:style-name="T54">e</text:span><text:span text:style-name="T50">n</text:span><text:span text:style-name="T52"> </text:span><text:span text:style-name="T56">a</text:span><text:span text:style-name="T49">uf</text:span><text:span text:style-name="T56"> </text:span><text:span text:style-name="T46">D</text:span><text:span text:style-name="T54">ie</text:span><text:span text:style-name="T47">s</text:span><text:span text:style-name="T54">e</text:span><text:span text:style-name="T49">l</text:span><text:span text:style-name="T46">7</text:span><text:span text:style-name="T50">.</text:span><text:span text:style-name="T46">06</text:span><text:span text:style-name="T50">2</text:span><text:span text:style-name="T49"> </text:span><text:span text:style-name="T55">€</text:span><text:span text:style-name="T52">/</text:span><text:span text:style-name="T49">J</text:span><text:span text:style-name="T56">a</text:span><text:span text:style-name="T49">Mr</text:span></text:p>
          <text:p text:style-name="P304"><text:span text:style-name="T137"/></text:p>
          <text:p text:style-name="P305"><text:span text:style-name="T49">maintenance</text:span><text:span text:style-name="T46">5,000.00</text:span><text:span text:style-name="T151"> </text:span><text:span text:style-name="T146">€</text:span><text:span text:style-name="T53">/Year</text:span></text:p>
          <text:p text:style-name="P306"><text:span text:style-name="T135"/></text:p>
          <text:p text:style-name="P307"><text:span text:style-name="T56">Wheels</text:span><text:span text:style-name="T50">/</text:span><text:span text:style-name="T138"> </text:span><text:span text:style-name="T53">Tires</text:span><text:span text:style-name="T46">14,150.00</text:span><text:span text:style-name="T207"> </text:span><text:span text:style-name="T146">€</text:span><text:span text:style-name="T53">/Year</text:span></text:p>
          <text:p text:style-name="P308"><text:span text:style-name="T49"/></text:p>
          <text:p text:style-name="P309"><text:span text:style-name="T49">Steer</text:span><text:span text:style-name="T46">929.00</text:span><text:span text:style-name="T146">€</text:span><text:span text:style-name="T53">/Year</text:span></text:p>
          <text:p text:style-name="P310"><text:span text:style-name="T137"/></text:p>
          <text:p text:style-name="P311"><text:span text:style-name="T50">Insurance</text:span><text:span text:style-name="T46">4,560.00</text:span><text:span text:style-name="T151"> </text:span><text:span text:style-name="T146">€</text:span><text:span text:style-name="T53">/Year</text:span></text:p>
          <text:p text:style-name="P312"><text:span text:style-name="T135"/></text:p>
          <text:p text:style-name="P313"><text:span text:style-name="T49">toll</text:span><text:span text:style-name="T45">0.35</text:span><text:span text:style-name="T102">€</text:span><text:span text:style-name="T49">/km</text:span></text:p>
          <text:p text:style-name="P314"><text:span text:style-name="T152"/></text:p>
          <text:p text:style-name="P315"><text:span text:style-name="T56">Route share</text:span><text:span text:style-name="T138"> </text:span><text:span text:style-name="T50">for</text:span><text:span text:style-name="T46"> </text:span><text:span text:style-name="T49">toll</text:span><text:span text:style-name="T46">70</text:span><text:span text:style-name="T45">%</text:span></text:p>
          <text:p text:style-name="P316"><text:span text:style-name="T135"/></text:p>
          <text:p text:style-name="P317"><text:span text:style-name="T45">CO2</text:span><text:span text:style-name="T49">compensation</text:span><text:span text:style-name="T46">15</text:span><text:span text:style-name="T146">€</text:span><text:span text:style-name="T53">/t</text:span></text:p>
          <text:p text:style-name="P316"><text:span text:style-name="T135"/></text:p>
          <text:p text:style-name="P318"><text:span text:style-name="T49">Miscellaneous</text:span><text:span text:style-name="T50">0</text:span><text:span text:style-name="T102">€</text:span><text:span text:style-name="T49">/k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6">
          <draw:custom-shape draw:name="object 37" draw:style-name="gr46" draw:text-style-name="P176" draw:layer="layout" svg:width="0.011cm" svg:height="0.017cm" svg:x="0.699cm" svg:y="2.503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38" draw:style-name="gr46" draw:text-style-name="P176" draw:layer="layout" svg:width="0.018cm" svg:height="0.017cm" svg:x="0.699cm" svg:y="2.503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39" draw:style-name="gr46" draw:text-style-name="P176" draw:layer="layout" svg:width="0.011cm" svg:height="0.017cm" svg:x="0.699cm" svg:y="2.117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40" draw:style-name="gr46" draw:text-style-name="P176" draw:layer="layout" svg:width="0.018cm" svg:height="0.017cm" svg:x="0.699cm" svg:y="2.117cm">
            <text:p text:style-name="P50"/>
            <draw:enhanced-geometry draw:mirror-horizontal="false" draw:mirror-vertical="false" drawooo:sub-view-size="6985 6350" draw:text-areas="0 0 ?f0 ?f1" svg:viewBox="0 0 0 0" draw:type="ooxml-non-primitive" draw:enhanced-path="M 0 5778 L 6932 5778 6932 0 0 0 0 5778 Z N">
              <draw:equation draw:name="f0" draw:formula="logwidth"/>
              <draw:equation draw:name="f1" draw:formula="logheight"/>
            </draw:enhanced-geometry>
          </draw:custom-shape>
          <draw:custom-shape draw:name="object 41" draw:style-name="gr53" draw:text-style-name="P5" draw:layer="layout" svg:width="0.001cm" svg:height="0.001cm" svg:x="0.742cm" svg:y="2.125cm">
            <text:p text:style-name="P50"/>
            <draw:enhanced-geometry draw:mirror-horizontal="false" draw:mirror-vertical="false" draw:text-areas="0 0 ?f0 ?f1" svg:viewBox="0 0 0 0" draw:type="ooxml-non-primitive" draw:enhanced-path="M 0 0 L 0 0 N">
              <draw:equation draw:name="f0" draw:formula="logwidth"/>
              <draw:equation draw:name="f1" draw:formula="logheight"/>
            </draw:enhanced-geometry>
          </draw:custom-shape>
          <draw:custom-shape draw:name="object 42" draw:style-name="gr45" draw:text-style-name="P175" draw:layer="layout" svg:width="7.847cm" svg:height="0.401cm" svg:x="0.718cm" svg:y="2.117cm">
            <text:p text:style-name="P50"/>
            <draw:enhanced-geometry draw:mirror-horizontal="false" draw:mirror-vertical="false" drawooo:sub-view-size="2825115 144780" draw:text-areas="0 0 ?f0 ?f1" svg:viewBox="0 0 0 0" draw:type="ooxml-non-primitive" draw:enhanced-path="M 2824607 0 L 11557 0 0 0 0 144703 11557 144703 11557 5778 2824607 5778 2824607 0 Z N">
              <draw:equation draw:name="f0" draw:formula="logwidth"/>
              <draw:equation draw:name="f1" draw:formula="logheight"/>
            </draw:enhanced-geometry>
          </draw:custom-shape>
          <draw:custom-shape draw:name="object 43" draw:style-name="gr53" draw:text-style-name="P5" draw:layer="layout" svg:width="1.654cm" svg:height="0.001cm" svg:x="4.531cm" svg:y="2.125cm">
            <text:p text:style-name="P50"/>
            <draw:enhanced-geometry draw:mirror-horizontal="false" draw:mirror-vertical="false" drawooo:sub-view-size="595630 0 595630 0" draw:text-areas="0 0 ?f0 ?f1" svg:viewBox="0 0 0 0" draw:type="ooxml-non-primitive" draw:enhanced-path="M 0 0 L 0 0 N M 595225 0 L 595225 0 N">
              <draw:equation draw:name="f0" draw:formula="logwidth"/>
              <draw:equation draw:name="f1" draw:formula="logheight"/>
            </draw:enhanced-geometry>
          </draw:custom-shape>
          <draw:custom-shape draw:name="object 44" draw:style-name="gr45" draw:text-style-name="P175" draw:layer="layout" svg:width="7.813cm" svg:height="0.033cm" svg:x="0.75cm" svg:y="2.487cm">
            <text:p text:style-name="P50"/>
            <draw:enhanced-geometry draw:mirror-horizontal="false" draw:mirror-vertical="false" drawooo:sub-view-size="2813050 12065" draw:text-areas="0 0 ?f0 ?f1" svg:viewBox="0 0 0 0" draw:type="ooxml-non-primitive" draw:enhanced-path="M 0 11558 L 2813052 11558 2813052 0 0 0 0 11558 Z N">
              <draw:equation draw:name="f0" draw:formula="logwidth"/>
              <draw:equation draw:name="f1" draw:formula="logheight"/>
            </draw:enhanced-geometry>
          </draw:custom-shape>
          <draw:custom-shape draw:name="object 45" draw:style-name="gr46" draw:text-style-name="P176" draw:layer="layout" svg:width="0.011cm" svg:height="0.017cm" svg:x="0.699cm" svg:y="2.615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46" draw:style-name="gr46" draw:text-style-name="P176" draw:layer="layout" svg:width="0.018cm" svg:height="0.017cm" svg:x="0.699cm" svg:y="2.615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47" draw:style-name="gr53" draw:text-style-name="P5" draw:layer="layout" svg:width="0.001cm" svg:height="0.08cm" svg:x="0.742cm" svg:y="2.519cm">
            <text:p text:style-name="P50"/>
            <draw:enhanced-geometry draw:mirror-horizontal="false" draw:mirror-vertical="false" drawooo:sub-view-size="0 29209" draw:text-areas="0 0 ?f0 ?f1" svg:viewBox="0 0 0 0" draw:type="ooxml-non-primitive" draw:enhanced-path="M 0 0 L 0 28895 N">
              <draw:equation draw:name="f0" draw:formula="logwidth"/>
              <draw:equation draw:name="f1" draw:formula="logheight"/>
            </draw:enhanced-geometry>
          </draw:custom-shape>
          <draw:custom-shape draw:name="object 48" draw:style-name="gr53" draw:text-style-name="P5" draw:layer="layout" svg:width="0.001cm" svg:height="0.08cm" svg:x="4.531cm" svg:y="2.519cm">
            <text:p text:style-name="P50"/>
            <draw:enhanced-geometry draw:mirror-horizontal="false" draw:mirror-vertical="false" drawooo:sub-view-size="0 29209" draw:text-areas="0 0 ?f0 ?f1" svg:viewBox="0 0 0 0" draw:type="ooxml-non-primitive" draw:enhanced-path="M 0 0 L 0 28895 N">
              <draw:equation draw:name="f0" draw:formula="logwidth"/>
              <draw:equation draw:name="f1" draw:formula="logheight"/>
            </draw:enhanced-geometry>
          </draw:custom-shape>
          <draw:custom-shape draw:name="object 49" draw:style-name="gr53" draw:text-style-name="P5" draw:layer="layout" svg:width="0.001cm" svg:height="0.08cm" svg:x="6.185cm" svg:y="2.519cm">
            <text:p text:style-name="P50"/>
            <draw:enhanced-geometry draw:mirror-horizontal="false" draw:mirror-vertical="false" drawooo:sub-view-size="0 29209" draw:text-areas="0 0 ?f0 ?f1" svg:viewBox="0 0 0 0" draw:type="ooxml-non-primitive" draw:enhanced-path="M 0 0 L 0 28895 N">
              <draw:equation draw:name="f0" draw:formula="logwidth"/>
              <draw:equation draw:name="f1" draw:formula="logheight"/>
            </draw:enhanced-geometry>
          </draw:custom-shape>
          <draw:custom-shape draw:name="object 50" draw:style-name="gr45" draw:text-style-name="P175" draw:layer="layout" svg:width="7.813cm" svg:height="0.033cm" svg:x="0.75cm" svg:y="2.599cm">
            <text:p text:style-name="P50"/>
            <draw:enhanced-geometry draw:mirror-horizontal="false" draw:mirror-vertical="false" drawooo:sub-view-size="2813050 12065" draw:text-areas="0 0 ?f0 ?f1" svg:viewBox="0 0 0 0" draw:type="ooxml-non-primitive" draw:enhanced-path="M 0 11558 L 2813052 11558 2813052 0 0 0 0 11558 Z N">
              <draw:equation draw:name="f0" draw:formula="logwidth"/>
              <draw:equation draw:name="f1" draw:formula="logheight"/>
            </draw:enhanced-geometry>
          </draw:custom-shape>
          <draw:custom-shape draw:name="object 51" draw:style-name="gr46" draw:text-style-name="P176" draw:layer="layout" svg:width="0.011cm" svg:height="0.017cm" svg:x="0.699cm" svg:y="2.953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52" draw:style-name="gr46" draw:text-style-name="P176" draw:layer="layout" svg:width="0.018cm" svg:height="0.017cm" svg:x="0.699cm" svg:y="2.953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53" draw:style-name="gr46" draw:text-style-name="P176" draw:layer="layout" svg:width="0.011cm" svg:height="0.017cm" svg:x="0.699cm" svg:y="3.29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54" draw:style-name="gr46" draw:text-style-name="P176" draw:layer="layout" svg:width="0.018cm" svg:height="0.017cm" svg:x="0.699cm" svg:y="3.29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55" draw:style-name="gr46" draw:text-style-name="P176" draw:layer="layout" svg:width="0.011cm" svg:height="0.017cm" svg:x="0.699cm" svg:y="3.627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56" draw:style-name="gr46" draw:text-style-name="P176" draw:layer="layout" svg:width="0.018cm" svg:height="0.017cm" svg:x="0.699cm" svg:y="3.627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57" draw:style-name="gr46" draw:text-style-name="P176" draw:layer="layout" svg:width="0.011cm" svg:height="0.017cm" svg:x="0.699cm" svg:y="3.965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58" draw:style-name="gr46" draw:text-style-name="P176" draw:layer="layout" svg:width="0.018cm" svg:height="0.017cm" svg:x="0.699cm" svg:y="3.965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59" draw:style-name="gr46" draw:text-style-name="P176" draw:layer="layout" svg:width="0.011cm" svg:height="0.017cm" svg:x="0.699cm" svg:y="4.303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60" draw:style-name="gr46" draw:text-style-name="P176" draw:layer="layout" svg:width="0.018cm" svg:height="0.017cm" svg:x="0.699cm" svg:y="4.303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61" draw:style-name="gr46" draw:text-style-name="P176" draw:layer="layout" svg:width="0.011cm" svg:height="0.017cm" svg:x="0.699cm" svg:y="4.64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62" draw:style-name="gr46" draw:text-style-name="P176" draw:layer="layout" svg:width="0.018cm" svg:height="0.017cm" svg:x="0.699cm" svg:y="4.64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63" draw:style-name="gr46" draw:text-style-name="P176" draw:layer="layout" svg:width="0.011cm" svg:height="0.017cm" svg:x="0.699cm" svg:y="5.026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64" draw:style-name="gr46" draw:text-style-name="P176" draw:layer="layout" svg:width="0.018cm" svg:height="0.017cm" svg:x="0.699cm" svg:y="5.026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65" draw:style-name="gr46" draw:text-style-name="P176" draw:layer="layout" svg:width="0.011cm" svg:height="0.017cm" svg:x="0.699cm" svg:y="5.363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66" draw:style-name="gr46" draw:text-style-name="P176" draw:layer="layout" svg:width="0.018cm" svg:height="0.017cm" svg:x="0.699cm" svg:y="5.363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67" draw:style-name="gr46" draw:text-style-name="P176" draw:layer="layout" svg:width="0.011cm" svg:height="0.017cm" svg:x="0.699cm" svg:y="5.7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68" draw:style-name="gr46" draw:text-style-name="P176" draw:layer="layout" svg:width="0.018cm" svg:height="0.017cm" svg:x="0.699cm" svg:y="5.7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69" draw:style-name="gr46" draw:text-style-name="P176" draw:layer="layout" svg:width="0.011cm" svg:height="0.017cm" svg:x="0.699cm" svg:y="6.038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70" draw:style-name="gr46" draw:text-style-name="P176" draw:layer="layout" svg:width="0.018cm" svg:height="0.017cm" svg:x="0.699cm" svg:y="6.038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71" draw:style-name="gr46" draw:text-style-name="P176" draw:layer="layout" svg:width="0.011cm" svg:height="0.017cm" svg:x="0.699cm" svg:y="6.376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72" draw:style-name="gr46" draw:text-style-name="P176" draw:layer="layout" svg:width="0.018cm" svg:height="0.017cm" svg:x="0.699cm" svg:y="6.376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73" draw:style-name="gr46" draw:text-style-name="P176" draw:layer="layout" svg:width="0.011cm" svg:height="0.017cm" svg:x="0.699cm" svg:y="6.713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74" draw:style-name="gr46" draw:text-style-name="P176" draw:layer="layout" svg:width="0.018cm" svg:height="0.017cm" svg:x="0.699cm" svg:y="6.713cm">
            <text:p text:style-name="P50"/>
            <draw:enhanced-geometry draw:mirror-horizontal="false" draw:mirror-vertical="false" drawooo:sub-view-size="6985 6350" draw:text-areas="0 0 ?f0 ?f1" svg:viewBox="0 0 0 0" draw:type="ooxml-non-primitive" draw:enhanced-path="M 6932 0 L 0 0 0 5971 6932 5971 6932 0 Z N">
              <draw:equation draw:name="f0" draw:formula="logwidth"/>
              <draw:equation draw:name="f1" draw:formula="logheight"/>
            </draw:enhanced-geometry>
          </draw:custom-shape>
          <draw:custom-shape draw:name="object 75" draw:style-name="gr46" draw:text-style-name="P176" draw:layer="layout" svg:width="0.011cm" svg:height="0.017cm" svg:x="0.699cm" svg:y="7.05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76" draw:style-name="gr46" draw:text-style-name="P176" draw:layer="layout" svg:width="0.018cm" svg:height="0.017cm" svg:x="0.699cm" svg:y="7.05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77" draw:style-name="gr45" draw:text-style-name="P175" draw:layer="layout" svg:width="7.847cm" svg:height="4.467cm" svg:x="0.718cm" svg:y="2.599cm">
            <text:p text:style-name="P50"/>
            <draw:enhanced-geometry draw:mirror-horizontal="false" draw:mirror-vertical="false" drawooo:sub-view-size="2825115 1608455" draw:text-areas="0 0 ?f0 ?f1" svg:viewBox="0 0 0 0" draw:type="ooxml-non-primitive" draw:enhanced-path="M 2824607 1596783 L 11557 1596783 11557 0 0 0 0 1608340 11557 1608340 2824607 1608340 2824607 1596783 Z N">
              <draw:equation draw:name="f0" draw:formula="logwidth"/>
              <draw:equation draw:name="f1" draw:formula="logheight"/>
            </draw:enhanced-geometry>
          </draw:custom-shape>
          <draw:custom-shape draw:name="object 78" draw:style-name="gr46" draw:text-style-name="P176" draw:layer="layout" svg:width="0.011cm" svg:height="0.017cm" svg:x="0.699cm" svg:y="7.147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79" draw:style-name="gr46" draw:text-style-name="P176" draw:layer="layout" svg:width="0.018cm" svg:height="0.017cm" svg:x="0.699cm" svg:y="7.147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80" draw:style-name="gr53" draw:text-style-name="P5" draw:layer="layout" svg:width="0.001cm" svg:height="0.064cm" svg:x="0.742cm" svg:y="7.066cm">
            <text:p text:style-name="P50"/>
            <draw:enhanced-geometry draw:mirror-horizontal="false" draw:mirror-vertical="false" drawooo:sub-view-size="0 23494" draw:text-areas="0 0 ?f0 ?f1" svg:viewBox="0 0 0 0" draw:type="ooxml-non-primitive" draw:enhanced-path="M 0 0 L 0 23116 N">
              <draw:equation draw:name="f0" draw:formula="logwidth"/>
              <draw:equation draw:name="f1" draw:formula="logheight"/>
            </draw:enhanced-geometry>
          </draw:custom-shape>
          <draw:custom-shape draw:name="object 81" draw:style-name="gr45" draw:text-style-name="P175" draw:layer="layout" svg:width="7.813cm" svg:height="0.033cm" svg:x="0.75cm" svg:y="7.131cm">
            <text:p text:style-name="P50"/>
            <draw:enhanced-geometry draw:mirror-horizontal="false" draw:mirror-vertical="false" drawooo:sub-view-size="2813050 12064" draw:text-areas="0 0 ?f0 ?f1" svg:viewBox="0 0 0 0" draw:type="ooxml-non-primitive" draw:enhanced-path="M 0 11558 L 2813052 11558 2813052 0 0 0 0 11558 Z N">
              <draw:equation draw:name="f0" draw:formula="logwidth"/>
              <draw:equation draw:name="f1" draw:formula="logheight"/>
            </draw:enhanced-geometry>
          </draw:custom-shape>
          <draw:custom-shape draw:name="object 82" draw:style-name="gr46" draw:text-style-name="P176" draw:layer="layout" svg:width="0.011cm" svg:height="0.017cm" svg:x="0.699cm" svg:y="7.532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83" draw:style-name="gr46" draw:text-style-name="P176" draw:layer="layout" svg:width="0.018cm" svg:height="0.017cm" svg:x="0.699cm" svg:y="7.533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84" draw:style-name="gr45" draw:text-style-name="P175" draw:layer="layout" svg:width="0.033cm" svg:height="0.417cm" svg:x="0.718cm" svg:y="7.131cm">
            <text:p text:style-name="P50"/>
            <draw:enhanced-geometry draw:mirror-horizontal="false" draw:mirror-vertical="false" drawooo:sub-view-size="12064 150494" draw:text-areas="0 0 ?f0 ?f1" svg:viewBox="0 0 0 0" draw:type="ooxml-non-primitive" draw:enhanced-path="M 11554 0 L 0 0 0 150447 11554 150447 11554 0 Z N">
              <draw:equation draw:name="f0" draw:formula="logwidth"/>
              <draw:equation draw:name="f1" draw:formula="logheight"/>
            </draw:enhanced-geometry>
          </draw:custom-shape>
          <draw:custom-shape draw:name="object 85" draw:style-name="gr53" draw:text-style-name="P5" draw:layer="layout" svg:width="0.001cm" svg:height="0.064cm" svg:x="4.531cm" svg:y="7.066cm">
            <text:p text:style-name="P50"/>
            <draw:enhanced-geometry draw:mirror-horizontal="false" draw:mirror-vertical="false" drawooo:sub-view-size="0 23494" draw:text-areas="0 0 ?f0 ?f1" svg:viewBox="0 0 0 0" draw:type="ooxml-non-primitive" draw:enhanced-path="M 0 0 L 0 23116 N">
              <draw:equation draw:name="f0" draw:formula="logwidth"/>
              <draw:equation draw:name="f1" draw:formula="logheight"/>
            </draw:enhanced-geometry>
          </draw:custom-shape>
          <draw:custom-shape draw:name="object 86" draw:style-name="gr53" draw:text-style-name="P5" draw:layer="layout" svg:width="0.001cm" svg:height="0.064cm" svg:x="6.185cm" svg:y="7.066cm">
            <text:p text:style-name="P50"/>
            <draw:enhanced-geometry draw:mirror-horizontal="false" draw:mirror-vertical="false" drawooo:sub-view-size="0 23494" draw:text-areas="0 0 ?f0 ?f1" svg:viewBox="0 0 0 0" draw:type="ooxml-non-primitive" draw:enhanced-path="M 0 0 L 0 23116 N">
              <draw:equation draw:name="f0" draw:formula="logwidth"/>
              <draw:equation draw:name="f1" draw:formula="logheight"/>
            </draw:enhanced-geometry>
          </draw:custom-shape>
          <draw:custom-shape draw:name="object 87" draw:style-name="gr45" draw:text-style-name="P175" draw:layer="layout" svg:width="7.813cm" svg:height="0.033cm" svg:x="0.75cm" svg:y="7.517cm">
            <text:p text:style-name="P50"/>
            <draw:enhanced-geometry draw:mirror-horizontal="false" draw:mirror-vertical="false" drawooo:sub-view-size="2813050 12064" draw:text-areas="0 0 ?f0 ?f1" svg:viewBox="0 0 0 0" draw:type="ooxml-non-primitive" draw:enhanced-path="M 0 11558 L 2813052 11558 2813052 0 0 0 0 11558 Z N">
              <draw:equation draw:name="f0" draw:formula="logwidth"/>
              <draw:equation draw:name="f1" draw:formula="logheight"/>
            </draw:enhanced-geometry>
          </draw:custom-shape>
          <draw:custom-shape draw:name="object 88" draw:style-name="gr46" draw:text-style-name="P176" draw:layer="layout" svg:width="0.011cm" svg:height="0.017cm" svg:x="0.699cm" svg:y="7.645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89" draw:style-name="gr46" draw:text-style-name="P176" draw:layer="layout" svg:width="0.018cm" svg:height="0.017cm" svg:x="0.699cm" svg:y="7.645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90" draw:style-name="gr53" draw:text-style-name="P5" draw:layer="layout" svg:width="0.001cm" svg:height="0.08cm" svg:x="0.742cm" svg:y="7.549cm">
            <text:p text:style-name="P50"/>
            <draw:enhanced-geometry draw:mirror-horizontal="false" draw:mirror-vertical="false" drawooo:sub-view-size="0 29210" draw:text-areas="0 0 ?f0 ?f1" svg:viewBox="0 0 0 0" draw:type="ooxml-non-primitive" draw:enhanced-path="M 0 0 L 0 28895 N">
              <draw:equation draw:name="f0" draw:formula="logwidth"/>
              <draw:equation draw:name="f1" draw:formula="logheight"/>
            </draw:enhanced-geometry>
          </draw:custom-shape>
          <draw:custom-shape draw:name="object 91" draw:style-name="gr53" draw:text-style-name="P5" draw:layer="layout" svg:width="0.001cm" svg:height="0.08cm" svg:x="4.531cm" svg:y="7.549cm">
            <text:p text:style-name="P50"/>
            <draw:enhanced-geometry draw:mirror-horizontal="false" draw:mirror-vertical="false" drawooo:sub-view-size="0 29210" draw:text-areas="0 0 ?f0 ?f1" svg:viewBox="0 0 0 0" draw:type="ooxml-non-primitive" draw:enhanced-path="M 0 0 L 0 28895 N">
              <draw:equation draw:name="f0" draw:formula="logwidth"/>
              <draw:equation draw:name="f1" draw:formula="logheight"/>
            </draw:enhanced-geometry>
          </draw:custom-shape>
          <draw:custom-shape draw:name="object 92" draw:style-name="gr53" draw:text-style-name="P5" draw:layer="layout" svg:width="0.001cm" svg:height="0.08cm" svg:x="6.185cm" svg:y="7.549cm">
            <text:p text:style-name="P50"/>
            <draw:enhanced-geometry draw:mirror-horizontal="false" draw:mirror-vertical="false" drawooo:sub-view-size="0 29210" draw:text-areas="0 0 ?f0 ?f1" svg:viewBox="0 0 0 0" draw:type="ooxml-non-primitive" draw:enhanced-path="M 0 0 L 0 28895 N">
              <draw:equation draw:name="f0" draw:formula="logwidth"/>
              <draw:equation draw:name="f1" draw:formula="logheight"/>
            </draw:enhanced-geometry>
          </draw:custom-shape>
          <draw:custom-shape draw:name="object 93" draw:style-name="gr45" draw:text-style-name="P175" draw:layer="layout" svg:width="7.813cm" svg:height="0.033cm" svg:x="0.75cm" svg:y="7.629cm">
            <text:p text:style-name="P50"/>
            <draw:enhanced-geometry draw:mirror-horizontal="false" draw:mirror-vertical="false" drawooo:sub-view-size="2813050 12064" draw:text-areas="0 0 ?f0 ?f1" svg:viewBox="0 0 0 0" draw:type="ooxml-non-primitive" draw:enhanced-path="M 0 11558 L 2813052 11558 2813052 0 0 0 0 11558 Z N">
              <draw:equation draw:name="f0" draw:formula="logwidth"/>
              <draw:equation draw:name="f1" draw:formula="logheight"/>
            </draw:enhanced-geometry>
          </draw:custom-shape>
          <draw:custom-shape draw:name="object 94" draw:style-name="gr46" draw:text-style-name="P176" draw:layer="layout" svg:width="0.011cm" svg:height="0.017cm" svg:x="0.699cm" svg:y="7.983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95" draw:style-name="gr46" draw:text-style-name="P176" draw:layer="layout" svg:width="0.018cm" svg:height="0.017cm" svg:x="0.699cm" svg:y="7.982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96" draw:style-name="gr46" draw:text-style-name="P176" draw:layer="layout" svg:width="0.011cm" svg:height="0.017cm" svg:x="0.699cm" svg:y="8.32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97" draw:style-name="gr46" draw:text-style-name="P176" draw:layer="layout" svg:width="0.018cm" svg:height="0.017cm" svg:x="0.699cm" svg:y="8.32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98" draw:style-name="gr46" draw:text-style-name="P176" draw:layer="layout" svg:width="0.011cm" svg:height="0.017cm" svg:x="0.699cm" svg:y="8.657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99" draw:style-name="gr46" draw:text-style-name="P176" draw:layer="layout" svg:width="0.018cm" svg:height="0.017cm" svg:x="0.699cm" svg:y="8.657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100" draw:style-name="gr46" draw:text-style-name="P176" draw:layer="layout" svg:width="0.011cm" svg:height="0.017cm" svg:x="0.699cm" svg:y="8.995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101" draw:style-name="gr46" draw:text-style-name="P176" draw:layer="layout" svg:width="0.018cm" svg:height="0.017cm" svg:x="0.699cm" svg:y="8.995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102" draw:style-name="gr46" draw:text-style-name="P176" draw:layer="layout" svg:width="0.011cm" svg:height="0.017cm" svg:x="0.699cm" svg:y="9.333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103" draw:style-name="gr46" draw:text-style-name="P176" draw:layer="layout" svg:width="0.018cm" svg:height="0.017cm" svg:x="0.699cm" svg:y="9.333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104" draw:style-name="gr46" draw:text-style-name="P176" draw:layer="layout" svg:width="0.011cm" svg:height="0.017cm" svg:x="0.699cm" svg:y="9.67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105" draw:style-name="gr46" draw:text-style-name="P176" draw:layer="layout" svg:width="0.018cm" svg:height="0.017cm" svg:x="0.699cm" svg:y="9.67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106" draw:style-name="gr46" draw:text-style-name="P176" draw:layer="layout" svg:width="0.011cm" svg:height="0.017cm" svg:x="0.699cm" svg:y="10.007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107" draw:style-name="gr46" draw:text-style-name="P176" draw:layer="layout" svg:width="0.018cm" svg:height="0.017cm" svg:x="0.699cm" svg:y="10.007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108" draw:style-name="gr46" draw:text-style-name="P176" draw:layer="layout" svg:width="0.011cm" svg:height="0.017cm" svg:x="0.699cm" svg:y="10.345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109" draw:style-name="gr46" draw:text-style-name="P176" draw:layer="layout" svg:width="0.018cm" svg:height="0.017cm" svg:x="0.699cm" svg:y="10.345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110" draw:style-name="gr46" draw:text-style-name="P176" draw:layer="layout" svg:width="0.011cm" svg:height="0.017cm" svg:x="0.699cm" svg:y="10.731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111" draw:style-name="gr46" draw:text-style-name="P176" draw:layer="layout" svg:width="0.018cm" svg:height="0.017cm" svg:x="0.699cm" svg:y="10.731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112" draw:style-name="gr46" draw:text-style-name="P176" draw:layer="layout" svg:width="0.011cm" svg:height="0.017cm" svg:x="0.699cm" svg:y="11.068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113" draw:style-name="gr46" draw:text-style-name="P176" draw:layer="layout" svg:width="0.018cm" svg:height="0.017cm" svg:x="0.699cm" svg:y="11.068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114" draw:style-name="gr46" draw:text-style-name="P176" draw:layer="layout" svg:width="0.011cm" svg:height="0.017cm" svg:x="0.699cm" svg:y="11.405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115" draw:style-name="gr46" draw:text-style-name="P176" draw:layer="layout" svg:width="0.018cm" svg:height="0.017cm" svg:x="0.699cm" svg:y="11.406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116" draw:style-name="gr46" draw:text-style-name="P176" draw:layer="layout" svg:width="0.011cm" svg:height="0.017cm" svg:x="0.699cm" svg:y="11.743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117" draw:style-name="gr46" draw:text-style-name="P176" draw:layer="layout" svg:width="0.018cm" svg:height="0.017cm" svg:x="0.699cm" svg:y="11.743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118" draw:style-name="gr46" draw:text-style-name="P176" draw:layer="layout" svg:width="0.011cm" svg:height="0.017cm" svg:x="0.699cm" svg:y="12.08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119" draw:style-name="gr46" draw:text-style-name="P176" draw:layer="layout" svg:width="0.018cm" svg:height="0.017cm" svg:x="0.699cm" svg:y="12.08cm">
            <text:p text:style-name="P50"/>
            <draw:enhanced-geometry draw:mirror-horizontal="false" draw:mirror-vertical="false" drawooo:sub-view-size="6985 6350" draw:text-areas="0 0 ?f0 ?f1" svg:viewBox="0 0 0 0" draw:type="ooxml-non-primitive" draw:enhanced-path="M 6932 0 L 0 0 0 5971 6932 5971 6932 0 Z N">
              <draw:equation draw:name="f0" draw:formula="logwidth"/>
              <draw:equation draw:name="f1" draw:formula="logheight"/>
            </draw:enhanced-geometry>
          </draw:custom-shape>
          <draw:custom-shape draw:name="object 120" draw:style-name="gr46" draw:text-style-name="P176" draw:layer="layout" svg:width="0.011cm" svg:height="0.017cm" svg:x="0.699cm" svg:y="12.418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121" draw:style-name="gr46" draw:text-style-name="P176" draw:layer="layout" svg:width="0.018cm" svg:height="0.017cm" svg:x="0.699cm" svg:y="12.418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122" draw:style-name="gr46" draw:text-style-name="P176" draw:layer="layout" svg:width="0.011cm" svg:height="0.017cm" svg:x="0.699cm" svg:y="12.756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123" draw:style-name="gr46" draw:text-style-name="P176" draw:layer="layout" svg:width="0.018cm" svg:height="0.017cm" svg:x="0.699cm" svg:y="12.756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124" draw:style-name="gr46" draw:text-style-name="P176" draw:layer="layout" svg:width="0.011cm" svg:height="0.017cm" svg:x="0.699cm" svg:y="13.093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125" draw:style-name="gr46" draw:text-style-name="P176" draw:layer="layout" svg:width="0.018cm" svg:height="0.017cm" svg:x="0.699cm" svg:y="13.093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126" draw:style-name="gr46" draw:text-style-name="P176" draw:layer="layout" svg:width="0.011cm" svg:height="0.017cm" svg:x="0.699cm" svg:y="13.43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127" draw:style-name="gr46" draw:text-style-name="P176" draw:layer="layout" svg:width="0.018cm" svg:height="0.017cm" svg:x="0.699cm" svg:y="13.43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128" draw:style-name="gr46" draw:text-style-name="P176" draw:layer="layout" svg:width="0.011cm" svg:height="0.017cm" svg:x="0.699cm" svg:y="13.768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129" draw:style-name="gr46" draw:text-style-name="P176" draw:layer="layout" svg:width="0.018cm" svg:height="0.017cm" svg:x="0.699cm" svg:y="13.768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130" draw:style-name="gr46" draw:text-style-name="P176" draw:layer="layout" svg:width="0.011cm" svg:height="0.017cm" svg:x="0.699cm" svg:y="14.106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131" draw:style-name="gr46" draw:text-style-name="P176" draw:layer="layout" svg:width="0.018cm" svg:height="0.017cm" svg:x="0.699cm" svg:y="14.106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132" draw:style-name="gr46" draw:text-style-name="P176" draw:layer="layout" svg:width="0.011cm" svg:height="0.017cm" svg:x="0.699cm" svg:y="14.443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133" draw:style-name="gr46" draw:text-style-name="P176" draw:layer="layout" svg:width="0.018cm" svg:height="0.017cm" svg:x="0.699cm" svg:y="14.443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134" draw:style-name="gr46" draw:text-style-name="P176" draw:layer="layout" svg:width="0.011cm" svg:height="0.017cm" svg:x="0.699cm" svg:y="14.78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135" draw:style-name="gr46" draw:text-style-name="P176" draw:layer="layout" svg:width="0.018cm" svg:height="0.017cm" svg:x="0.699cm" svg:y="14.78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136" draw:style-name="gr46" draw:text-style-name="P176" draw:layer="layout" svg:width="0.011cm" svg:height="0.017cm" svg:x="0.699cm" svg:y="15.102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137" draw:style-name="gr46" draw:text-style-name="P176" draw:layer="layout" svg:width="0.018cm" svg:height="0.017cm" svg:x="0.699cm" svg:y="15.102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138" draw:style-name="gr46" draw:text-style-name="P176" draw:layer="layout" svg:width="0.011cm" svg:height="0.017cm" svg:x="0.699cm" svg:y="15.504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139" draw:style-name="gr46" draw:text-style-name="P176" draw:layer="layout" svg:width="0.018cm" svg:height="0.017cm" svg:x="0.699cm" svg:y="15.504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140" draw:style-name="gr46" draw:text-style-name="P176" draw:layer="layout" svg:width="0.011cm" svg:height="0.017cm" svg:x="0.699cm" svg:y="15.841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141" draw:style-name="gr46" draw:text-style-name="P176" draw:layer="layout" svg:width="0.018cm" svg:height="0.017cm" svg:x="0.699cm" svg:y="15.841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142" draw:style-name="gr46" draw:text-style-name="P176" draw:layer="layout" svg:width="0.011cm" svg:height="0.017cm" svg:x="0.699cm" svg:y="16.179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143" draw:style-name="gr46" draw:text-style-name="P176" draw:layer="layout" svg:width="0.018cm" svg:height="0.017cm" svg:x="0.699cm" svg:y="16.179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144" draw:style-name="gr46" draw:text-style-name="P176" draw:layer="layout" svg:width="0.011cm" svg:height="0.017cm" svg:x="0.699cm" svg:y="16.58cm">
            <text:p text:style-name="P50"/>
            <draw:enhanced-geometry draw:mirror-horizontal="false" draw:mirror-vertical="false" drawooo:sub-view-size="4445 6350" draw:text-areas="0 0 ?f0 ?f1" svg:viewBox="0 0 0 0" draw:type="ooxml-non-primitive" draw:enhanced-path="M 4044 0 L 0 0 0 5779 4044 5779 4044 0 Z N">
              <draw:equation draw:name="f0" draw:formula="logwidth"/>
              <draw:equation draw:name="f1" draw:formula="logheight"/>
            </draw:enhanced-geometry>
          </draw:custom-shape>
          <draw:custom-shape draw:name="object 145" draw:style-name="gr46" draw:text-style-name="P176" draw:layer="layout" svg:width="0.018cm" svg:height="0.017cm" svg:x="0.699cm" svg:y="16.58cm">
            <text:p text:style-name="P50"/>
            <draw:enhanced-geometry draw:mirror-horizontal="false" draw:mirror-vertical="false" drawooo:sub-view-size="6985 6350" draw:text-areas="0 0 ?f0 ?f1" svg:viewBox="0 0 0 0" draw:type="ooxml-non-primitive" draw:enhanced-path="M 6932 0 L 0 0 0 5779 6932 5779 6932 0 Z N">
              <draw:equation draw:name="f0" draw:formula="logwidth"/>
              <draw:equation draw:name="f1" draw:formula="logheight"/>
            </draw:enhanced-geometry>
          </draw:custom-shape>
          <draw:custom-shape draw:name="object 146" draw:style-name="gr46" draw:text-style-name="P176" draw:layer="layout" svg:width="0.011cm" svg:height="0.015cm" svg:x="0.699cm" svg:y="16.918cm">
            <text:p text:style-name="P50"/>
            <draw:enhanced-geometry draw:mirror-horizontal="false" draw:mirror-vertical="false" drawooo:sub-view-size="4445 5714" draw:text-areas="0 0 ?f0 ?f1" svg:viewBox="0 0 0 0" draw:type="ooxml-non-primitive" draw:enhanced-path="M 4044 5696 L 4044 0 0 0 0 5696 4044 5696 Z N">
              <draw:equation draw:name="f0" draw:formula="logwidth"/>
              <draw:equation draw:name="f1" draw:formula="logheight"/>
            </draw:enhanced-geometry>
          </draw:custom-shape>
          <draw:custom-shape draw:name="object 147" draw:style-name="gr46" draw:text-style-name="P176" draw:layer="layout" svg:width="0.018cm" svg:height="0.015cm" svg:x="0.699cm" svg:y="16.918cm">
            <text:p text:style-name="P50"/>
            <draw:enhanced-geometry draw:mirror-horizontal="false" draw:mirror-vertical="false" drawooo:sub-view-size="6985 5714" draw:text-areas="0 0 ?f0 ?f1" svg:viewBox="0 0 0 0" draw:type="ooxml-non-primitive" draw:enhanced-path="M 6932 5696 L 6932 0 0 0 0 5696 6932 5696 Z N">
              <draw:equation draw:name="f0" draw:formula="logwidth"/>
              <draw:equation draw:name="f1" draw:formula="logheight"/>
            </draw:enhanced-geometry>
          </draw:custom-shape>
          <draw:custom-shape draw:name="object 148" draw:style-name="gr45" draw:text-style-name="P175" draw:layer="layout" svg:width="7.847cm" svg:height="9.305cm" svg:x="0.718cm" svg:y="7.629cm">
            <text:p text:style-name="P50"/>
            <draw:enhanced-geometry draw:mirror-horizontal="false" draw:mirror-vertical="false" drawooo:sub-view-size="2825115 3350260" draw:text-areas="0 0 ?f0 ?f1" svg:viewBox="0 0 0 0" draw:type="ooxml-non-primitive" draw:enhanced-path="M 2824607 3338195 L 11557 3338195 11557 0 0 0 0 3349752 11557 3349752 2824607 3349675 2824607 3338195 Z N">
              <draw:equation draw:name="f0" draw:formula="logwidth"/>
              <draw:equation draw:name="f1" draw:formula="logheight"/>
            </draw:enhanced-geometry>
          </draw:custom-shape>
          <draw:custom-shape draw:name="object 149" draw:style-name="gr35" draw:text-style-name="P71" draw:layer="layout" svg:width="7.866cm" svg:height="4.855cm" svg:x="0.701cm" svg:y="2.119cm">
            <text:p text:style-name="P50"/>
            <draw:enhanced-geometry draw:mirror-horizontal="false" draw:mirror-vertical="false" drawooo:sub-view-size="2832100 1748155" draw:text-areas="0 0 ?f0 ?f1" svg:viewBox="0 0 0 0" draw:type="ooxml-non-primitive" draw:enhanced-path="M 2831591 0 L 0 0 0 1748027 2831591 1748027 2831591 0 Z N">
              <draw:equation draw:name="f0" draw:formula="logwidth"/>
              <draw:equation draw:name="f1" draw:formula="logheight"/>
            </draw:enhanced-geometry>
          </draw:custom-shape>
          <draw:custom-shape draw:name="object 150" draw:style-name="gr47" draw:text-style-name="P5" draw:layer="layout" svg:width="7.866cm" svg:height="4.855cm" svg:x="0.701cm" svg:y="2.119cm">
            <text:p text:style-name="P50"/>
            <draw:enhanced-geometry draw:mirror-horizontal="false" draw:mirror-vertical="false" drawooo:sub-view-size="2832100 1748155" draw:text-areas="0 0 ?f0 ?f1" svg:viewBox="0 0 0 0" draw:type="ooxml-non-primitive" draw:enhanced-path="M 0 1748027 L 2831591 1748027 2831591 0 0 0 0 1748027 Z N">
              <draw:equation draw:name="f0" draw:formula="logwidth"/>
              <draw:equation draw:name="f1" draw:formula="logheight"/>
            </draw:enhanced-geometry>
          </draw:custom-shape>
          <draw:custom-shape draw:name="object 151" draw:style-name="gr35" draw:text-style-name="P71" draw:layer="layout" svg:width="7.866cm" svg:height="9.762cm" svg:x="0.701cm" svg:y="7.173cm">
            <text:p text:style-name="P50"/>
            <draw:enhanced-geometry draw:mirror-horizontal="false" draw:mirror-vertical="false" drawooo:sub-view-size="2832100 3514725" draw:text-areas="0 0 ?f0 ?f1" svg:viewBox="0 0 0 0" draw:type="ooxml-non-primitive" draw:enhanced-path="M 2831591 0 L 0 0 0 3514344 2831591 3514344 2831591 0 Z N">
              <draw:equation draw:name="f0" draw:formula="logwidth"/>
              <draw:equation draw:name="f1" draw:formula="logheight"/>
            </draw:enhanced-geometry>
          </draw:custom-shape>
          <draw:custom-shape draw:name="object 152" draw:style-name="gr47" draw:text-style-name="P5" draw:layer="layout" svg:width="7.866cm" svg:height="9.762cm" svg:x="0.701cm" svg:y="7.173cm">
            <text:p text:style-name="P50"/>
            <draw:enhanced-geometry draw:mirror-horizontal="false" draw:mirror-vertical="false" drawooo:sub-view-size="2832100 3514725" draw:text-areas="0 0 ?f0 ?f1" svg:viewBox="0 0 0 0" draw:type="ooxml-non-primitive" draw:enhanced-path="M 0 3514344 L 2831591 3514344 2831591 0 0 0 0 3514344 Z N">
              <draw:equation draw:name="f0" draw:formula="logwidth"/>
              <draw:equation draw:name="f1" draw:formula="logheight"/>
            </draw:enhanced-geometry>
          </draw:custom-shape>
        </draw:g>
        <draw:custom-shape draw:name="object 153" draw:style-name="gr54" draw:text-style-name="P165" draw:layer="layout" svg:width="13.639cm" svg:height="1.277cm" svg:x="19.175cm" svg:y="2.148cm">
          <text:p text:style-name="P217"><text:span text:style-name="T57">Input fields</text:span><text:span text:style-name="T58">for</text:span><text:span text:style-name="T63">Diesel</text:span><text:span text:style-name="T208"> </text:span><text:span text:style-name="T62">Trucks</text:span></text:p>
          <text:p text:style-name="P319"><text:span text:style-name="T201">Extra costs,</text:span><text:span text:style-name="T60">toll route share,</text:span><text:span text:style-name="T209"> </text:span><text:span text:style-name="T210">Miscellaneo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4" draw:style-name="gr55" draw:text-style-name="P72" draw:layer="layout" svg:width="6.823cm" svg:height="0.767cm" svg:x="11.328cm" svg:y="2.117cm">
          <text:p text:style-name="P218"><text:span text:style-name="T122">Chapter </text:span><text:span text:style-name="T78">3.1</text:span><text:span text:style-name="T79">and</text:span><text:span text:style-name="T153"> </text:span><text:span text:style-name="T78">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5" draw:style-name="gr56" draw:text-style-name="P72" draw:layer="layout" svg:width="6.823cm" svg:height="0.768cm" svg:x="11.328cm" svg:y="7.781cm">
          <text:p text:style-name="P219"><text:span text:style-name="T122">Chapter</text:span><text:span text:style-name="T123"> </text:span><text:span text:style-name="T78">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6" draw:style-name="gr54" draw:text-style-name="P165" draw:layer="layout" svg:width="6.823cm" svg:height="3.108cm" svg:x="11.331cm" svg:y="3.342cm">
          <text:p text:style-name="P220"><text:span text:style-name="T155">Input fields for</text:span><text:span text:style-name="T211">:</text:span></text:p>
          <text:p text:style-name="P221"><text:span text:style-name="T154"/></text:p>
          <text:p text:style-name="P222"><text:span text:style-name="T212">Consumption</text:span></text:p>
          <text:p text:style-name="P179"><text:span text:style-name="T154"/></text:p>
          <text:p text:style-name="P223"><text:span text:style-name="T57">Depreciation time for the tru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7" draw:style-name="gr36" draw:text-style-name="P72" draw:layer="layout" svg:width="5.15cm" svg:height="1.692cm" svg:x="6.183cm" svg:y="4.903cm">
          <text:p text:style-name="P50"/>
          <draw:enhanced-geometry draw:mirror-horizontal="false" draw:mirror-vertical="false" drawooo:sub-view-size="1854200 609600 1854200 609600" draw:text-areas="0 0 ?f0 ?f1" svg:viewBox="0 0 0 0" draw:type="ooxml-non-primitive" draw:enhanced-path="M 1853438 19050 L 1852422 0 75666 86766 74295 58293 0 100076 77978 134366 76619 106426 76593 105816 1853438 19050 Z N M 1853692 430530 L 1852168 411480 75133 561670 72771 533273 0 577596 79121 609219 76822 581787 76733 580732 1853692 430530 Z N">
            <draw:equation draw:name="f0" draw:formula="logwidth"/>
            <draw:equation draw:name="f1" draw:formula="logheight"/>
          </draw:enhanced-geometry>
        </draw:custom-shape>
        <draw:custom-shape draw:name="object 158" draw:style-name="gr50" draw:text-style-name="P165" draw:layer="layout" svg:width="6.823cm" svg:height="6.633cm" svg:x="11.331cm" svg:y="8.901cm">
          <text:p text:style-name="P224"><text:span text:style-name="T125">Input fields for</text:span><text:span text:style-name="T126">:</text:span></text:p>
          <text:p text:style-name="P221"><text:span text:style-name="T127"/></text:p>
          <text:p text:style-name="P225"><text:span text:style-name="T57">Maintenance costs per year</text:span></text:p>
          <text:p text:style-name="P225"><text:span text:style-name="T57">Wheels / tires per year</text:span></text:p>
          <text:p text:style-name="P225"><text:span text:style-name="T57">Taxes per year</text:span></text:p>
          <text:p text:style-name="P225"><text:span text:style-name="T57">Insurance per year</text:span></text:p>
          <text:p text:style-name="P225"><text:span text:style-name="T57">Great per km from table</text:span></text:p>
          <text:p text:style-name="P225"><text:span text:style-name="T57">Distance share for great</text:span></text:p>
          <text:p text:style-name="P225"><text:span text:style-name="T57">CO2 compensation from table Other per k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9" draw:style-name="gr36" draw:text-style-name="P72" draw:layer="layout" svg:width="5.151cm" svg:height="5.317cm" svg:x="6.183cm" svg:y="9.395cm">
          <text:p text:style-name="P50"/>
          <draw:enhanced-geometry draw:mirror-horizontal="false" draw:mirror-vertical="false" drawooo:sub-view-size="1854835 1914525 1854835 1914525 1854835 1914525 1854835 1914525 1854835 1914525 1854835 1914525" draw:text-areas="0 0 ?f0 ?f1" svg:viewBox="0 0 0 0" draw:type="ooxml-non-primitive" draw:enhanced-path="M 1853819 1895348 L 76758 1740877 76860 1739773 79248 1712341 0 1743710 72644 1788287 75120 1759800 1852168 1914398 1853819 1895348 Z N M 1854073 1469517 L 76746 1257160 76923 1255649 80137 1228725 0 1257554 71120 1304417 74485 1276070 1851787 1488440 1854073 1469517 Z N M 1854200 1010031 L 76809 761860 77050 760095 80772 733552 0 760730 70231 808990 74180 780656 1851660 1028827 1854200 1010031 Z N M 1854454 797052 L 76733 504596 77063 502539 81407 476377 0 501650 68961 551561 73621 523405 1851406 815848 1854454 797052 Z N M 1854708 595884 L 76657 255143 77127 252730 82042 227076 0 250190 67691 302006 73063 273926 1851152 614680 1854708 595884 Z N M 1854708 368808 L 76657 28067 77127 25654 82042 0 0 23114 67691 74930 73063 46850 1851152 387604 1854708 368808 Z N">
            <draw:equation draw:name="f0" draw:formula="logwidth"/>
            <draw:equation draw:name="f1" draw:formula="logheight"/>
          </draw:enhanced-geometry>
        </draw:custom-shape>
        <draw:custom-shape draw:name="object 160" draw:style-name="gr49" draw:text-style-name="P165" draw:layer="layout" svg:width="13.639cm" svg:height="6.089cm" svg:x="19.175cm" svg:y="4.456cm">
          <text:p text:style-name="P178"><text:span text:style-name="T132">General information:</text:span></text:p>
          <text:p text:style-name="P178"><text:span text:style-name="T132"/></text:p>
          <text:p text:style-name="P178"><text:span text:style-name="T132">Only fill in the yellow fields for your needs.</text:span></text:p>
          <text:p text:style-name="P178"><text:span text:style-name="T132"/></text:p>
          <text:p text:style-name="P178"><text:span text:style-name="T132">All gray fields will be filled automatically or are already filled</text:span></text:p>
          <text:p text:style-name="P178"><text:span text:style-name="T132">prefilled.</text:span></text:p>
          <text:p text:style-name="P178"><text:span text:style-name="T132"/></text:p>
          <text:p text:style-name="P178"><text:span text:style-name="T132">The calculations and tables in the background can only be changed by the master 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61" presentation:style-name="pr4" draw:text-style-name="P187" draw:layer="layout" svg:width="1.581cm" svg:height="11.049cm" svg:x="1.019cm" svg:y="18.174cm" presentation:class="date-time" presentation:user-transformed="true">
          <draw:text-box>
            <text:p text:style-name="P186"><text:span text:style-name="T26">September 29, 2023</text:span></text:p>
          </draw:text-box>
        </draw:frame>
        <draw:frame draw:name="object 162" presentation:style-name="pr4" draw:text-style-name="P187" draw:layer="layout" svg:width="13.182cm" svg:height="11.049cm" svg:x="10.373cm" svg:y="18.174cm" presentation:class="footer" presentation:user-transformed="true">
          <draw:text-box>
            <text:p text:style-name="P186"><text:span text:style-name="T28">MOSOLF</text:span><text:span text:style-name="T29">|</text:span><text:span text:style-name="T30">20230929_TCO_Calculator</text:span><text:span text:style-name="T26">_new_design_v30_operating instructions_4.pptx</text:span><text:span text:style-name="T29">|</text:span><text:span text:style-name="T31"> </text:span><text:span text:style-name="T32">magility</text:span></text:p>
          </draw:text-box>
        </draw:frame>
        <draw:frame draw:name="object 163" presentation:style-name="pr4" draw:text-style-name="P187" draw:layer="layout" svg:width="1.283cm" svg:height="11.049cm" svg:x="31.634cm" svg:y="18.174cm" presentation:class="page-number" presentation:user-transformed="true">
          <draw:text-box>
            <text:p text:style-name="P186"><text:span text:style-name="T33">Page:</text:span><text:span text:style-name="T133"> </text:span><text:span text:style-name="T26"><text:page-number>&lt;number&gt;</text:page-number></text:span></text:p>
          </draw:text-box>
        </draw:frame>
        <presentation:notes draw:style-name="dp2">
          <draw:page-thumbnail draw:style-name="gr29" draw:layer="layout" svg:width="19.798cm" svg:height="11.136cm" svg:x="0.6cm" svg:y="2.257cm" draw:page-number="6" presentation:class="page"/>
          <draw:frame presentation:style-name="pr3" draw:text-style-name="P53" draw:layer="layout" svg:width="16.799cm" svg:height="13.364cm" svg:x="2.1cm" svg:y="14.107cm" presentation:class="notes" presentation:placeholder="true">
            <draw:text-box/>
          </draw:frame>
        </presentation:notes>
      </draw:page>
      <draw:page draw:name="OPERATING INSTRUCTIONS TCO CALCULATOR V30-NEW_DESIGN (OVERVIEW)" draw:style-name="dp1" draw:master-page-name="Title_20_and_20_Content" presentation:presentation-page-layout-name="AL1T11">
        <draw:frame draw:name="object 2" presentation:style-name="pr2" draw:text-style-name="P55" draw:layer="layout" svg:width="27.52cm" svg:height="3.216cm" svg:x="0.615cm" svg:y="0.582cm" presentation:class="title" presentation:user-transformed="true">
          <draw:text-box>
            <text:p text:style-name="P54"><text:span text:style-name="T25">OPERATING INSTRUCTIONS TCO CALCULATOR V30-NEW_DESIGN (OVERVIEW)</text:span></text:p>
          </draw:text-box>
        </draw:frame>
        <draw:g draw:name="object 3">
          <draw:custom-shape draw:name="object 4" draw:style-name="gr39" draw:text-style-name="P164" draw:layer="layout" svg:width="5.365cm" svg:height="0.355cm" svg:x="0.713cm" svg:y="2.022cm">
            <text:p text:style-name="P50"/>
            <draw:enhanced-geometry draw:mirror-horizontal="false" draw:mirror-vertical="false" drawooo:sub-view-size="1931670 128269" draw:text-areas="0 0 ?f0 ?f1" svg:viewBox="0 0 0 0" draw:type="ooxml-non-primitive" draw:enhanced-path="M 1931173 0 L 0 0 0 128234 1931173 128234 1931173 0 Z N">
              <draw:equation draw:name="f0" draw:formula="logwidth"/>
              <draw:equation draw:name="f1" draw:formula="logheight"/>
            </draw:enhanced-geometry>
          </draw:custom-shape>
          <draw:custom-shape draw:name="object 5" draw:style-name="gr52" draw:text-style-name="P189" draw:layer="layout" svg:width="0.022cm" svg:height="0.355cm" svg:x="6.873cm" svg:y="2.022cm">
            <text:p text:style-name="P50"/>
            <draw:enhanced-geometry draw:mirror-horizontal="false" draw:mirror-vertical="false" drawooo:sub-view-size="8255 128269" draw:text-areas="0 0 ?f0 ?f1" svg:viewBox="0 0 0 0" draw:type="ooxml-non-primitive" draw:enhanced-path="M 0 128234 L 8136 128234 8136 0 0 0 0 128234 Z N">
              <draw:equation draw:name="f0" draw:formula="logwidth"/>
              <draw:equation draw:name="f1" draw:formula="logheight"/>
            </draw:enhanced-geometry>
          </draw:custom-shape>
          <draw:custom-shape draw:name="object 6" draw:style-name="gr40" draw:text-style-name="P165" draw:layer="layout" svg:width="6.183cm" svg:height="3.945cm" svg:x="0.713cm" svg:y="2.663cm">
            <text:p text:style-name="P50"/>
            <draw:enhanced-geometry draw:mirror-horizontal="false" draw:mirror-vertical="false" drawooo:sub-view-size="2226310 1420495 2226310 1420495" draw:text-areas="0 0 ?f0 ?f1" svg:viewBox="0 0 0 0" draw:type="ooxml-non-primitive" draw:enhanced-path="M 1931174 0 L 0 0 0 543509 1931174 543509 1931174 0 Z N M 2226018 0 L 2217877 0 2217877 538213 2217877 543509 2217877 1420139 2226018 1420139 2226018 538213 2226018 0 Z N">
              <draw:equation draw:name="f0" draw:formula="logwidth"/>
              <draw:equation draw:name="f1" draw:formula="logheight"/>
            </draw:enhanced-geometry>
          </draw:custom-shape>
          <draw:custom-shape draw:name="object 7" draw:style-name="gr39" draw:text-style-name="P164" draw:layer="layout" svg:width="5.365cm" svg:height="0.355cm" svg:x="0.713cm" svg:y="4.457cm">
            <text:p text:style-name="P50"/>
            <draw:enhanced-geometry draw:mirror-horizontal="false" draw:mirror-vertical="false" drawooo:sub-view-size="1931670 128269" draw:text-areas="0 0 ?f0 ?f1" svg:viewBox="0 0 0 0" draw:type="ooxml-non-primitive" draw:enhanced-path="M 1931173 0 L 0 0 0 128234 1931173 128234 1931173 0 Z N">
              <draw:equation draw:name="f0" draw:formula="logwidth"/>
              <draw:equation draw:name="f1" draw:formula="logheight"/>
            </draw:enhanced-geometry>
          </draw:custom-shape>
          <draw:custom-shape draw:name="object 8" draw:style-name="gr40" draw:text-style-name="P165" draw:layer="layout" svg:width="5.365cm" svg:height="1.509cm" svg:x="0.713cm" svg:y="5.098cm">
            <text:p text:style-name="P50"/>
            <draw:enhanced-geometry draw:mirror-horizontal="false" draw:mirror-vertical="false" drawooo:sub-view-size="1931670 543560" draw:text-areas="0 0 ?f0 ?f1" svg:viewBox="0 0 0 0" draw:type="ooxml-non-primitive" draw:enhanced-path="M 1931173 0 L 0 0 0 543502 1931173 543502 1931173 0 Z N">
              <draw:equation draw:name="f0" draw:formula="logwidth"/>
              <draw:equation draw:name="f1" draw:formula="logheight"/>
            </draw:enhanced-geometry>
          </draw:custom-shape>
          <draw:custom-shape draw:name="object 9" draw:style-name="gr39" draw:text-style-name="P164" draw:layer="layout" svg:width="5.365cm" svg:height="0.355cm" svg:x="0.713cm" svg:y="6.892cm">
            <text:p text:style-name="P50"/>
            <draw:enhanced-geometry draw:mirror-horizontal="false" draw:mirror-vertical="false" drawooo:sub-view-size="1931670 128269" draw:text-areas="0 0 ?f0 ?f1" svg:viewBox="0 0 0 0" draw:type="ooxml-non-primitive" draw:enhanced-path="M 1931173 0 L 0 0 0 128234 1931173 128234 1931173 0 Z N">
              <draw:equation draw:name="f0" draw:formula="logwidth"/>
              <draw:equation draw:name="f1" draw:formula="logheight"/>
            </draw:enhanced-geometry>
          </draw:custom-shape>
          <draw:custom-shape draw:name="object 10" draw:style-name="gr52" draw:text-style-name="P189" draw:layer="layout" svg:width="0.022cm" svg:height="0.355cm" svg:x="6.873cm" svg:y="6.892cm">
            <text:p text:style-name="P50"/>
            <draw:enhanced-geometry draw:mirror-horizontal="false" draw:mirror-vertical="false" drawooo:sub-view-size="8255 128269" draw:text-areas="0 0 ?f0 ?f1" svg:viewBox="0 0 0 0" draw:type="ooxml-non-primitive" draw:enhanced-path="M 0 128234 L 8136 128234 8136 0 0 0 0 128234 Z N">
              <draw:equation draw:name="f0" draw:formula="logwidth"/>
              <draw:equation draw:name="f1" draw:formula="logheight"/>
            </draw:enhanced-geometry>
          </draw:custom-shape>
          <draw:custom-shape draw:name="object 11" draw:style-name="gr40" draw:text-style-name="P165" draw:layer="layout" svg:width="6.183cm" svg:height="10.302cm" svg:x="0.713cm" svg:y="7.533cm">
            <text:p text:style-name="P50"/>
            <draw:enhanced-geometry draw:mirror-horizontal="false" draw:mirror-vertical="false" drawooo:sub-view-size="2226310 3709035 2226310 3709035" draw:text-areas="0 0 ?f0 ?f1" svg:viewBox="0 0 0 0" draw:type="ooxml-non-primitive" draw:enhanced-path="M 1931174 0 L 0 0 0 1204823 1931174 1204823 1931174 0 Z N M 2226018 0 L 2217877 0 2217877 1199705 2217877 1204823 2217877 3708654 2226018 3708654 2226018 1199705 2226018 0 Z N">
              <draw:equation draw:name="f0" draw:formula="logwidth"/>
              <draw:equation draw:name="f1" draw:formula="logheight"/>
            </draw:enhanced-geometry>
          </draw:custom-shape>
          <draw:custom-shape draw:name="object 12" draw:style-name="gr39" draw:text-style-name="P164" draw:layer="layout" svg:width="5.365cm" svg:height="0.313cm" svg:x="0.713cm" svg:y="11.165cm">
            <text:p text:style-name="P50"/>
            <draw:enhanced-geometry draw:mirror-horizontal="false" draw:mirror-vertical="false" drawooo:sub-view-size="1931670 113029" draw:text-areas="0 0 ?f0 ?f1" svg:viewBox="0 0 0 0" draw:type="ooxml-non-primitive" draw:enhanced-path="M 1931173 0 L 0 0 0 112866 1931173 112866 1931173 0 Z N">
              <draw:equation draw:name="f0" draw:formula="logwidth"/>
              <draw:equation draw:name="f1" draw:formula="logheight"/>
            </draw:enhanced-geometry>
          </draw:custom-shape>
          <draw:custom-shape draw:name="object 13" draw:style-name="gr40" draw:text-style-name="P165" draw:layer="layout" svg:width="5.365cm" svg:height="6.072cm" svg:x="0.713cm" svg:y="11.763cm">
            <text:p text:style-name="P50"/>
            <draw:enhanced-geometry draw:mirror-horizontal="false" draw:mirror-vertical="false" drawooo:sub-view-size="1931670 2186304" draw:text-areas="0 0 ?f0 ?f1" svg:viewBox="0 0 0 0" draw:type="ooxml-non-primitive" draw:enhanced-path="M 1931174 0 L 0 0 0 1840509 0 1845627 0 2186025 1931174 2186025 1931174 1845627 1931174 1840509 1931174 0 Z N">
              <draw:equation draw:name="f0" draw:formula="logwidth"/>
              <draw:equation draw:name="f1" draw:formula="logheight"/>
            </draw:enhanced-geometry>
          </draw:custom-shape>
        </draw:g>
        <draw:custom-shape draw:name="object 14" draw:style-name="gr41" draw:text-style-name="P5" draw:layer="layout" svg:width="1.16cm" svg:height="0.676cm" svg:x="0.72cm" svg:y="2.87cm">
          <text:p text:style-name="P169"><text:span text:style-name="T213">b</text:span><text:span text:style-name="T152">a</text:span><text:span text:style-name="T214">s</text:span><text:span text:style-name="T215">i</text:span><text:span text:style-name="T214">s</text:span><text:span text:style-name="T216">-</text:span><text:span text:style-name="T152">Ye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41" draw:text-style-name="P5" draw:layer="layout" svg:width="0.639cm" svg:height="0.676cm" svg:x="3.95cm" svg:y="2.87cm">
          <text:p text:style-name="P169"><text:span text:style-name="T217">2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41" draw:text-style-name="P5" draw:layer="layout" svg:width="1.273cm" svg:height="0.676cm" svg:x="0.72cm" svg:y="3.468cm">
          <text:p text:style-name="P169"><text:span text:style-name="T216">Exchange ye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41" draw:text-style-name="P5" draw:layer="layout" svg:width="0.639cm" svg:height="0.676cm" svg:x="3.95cm" svg:y="3.468cm">
          <text:p text:style-name="P169"><text:span text:style-name="T217">20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41" draw:text-style-name="P5" draw:layer="layout" svg:width="1.507cm" svg:height="0.676cm" svg:x="0.72cm" svg:y="4.394cm">
          <text:p text:style-name="P169"><text:span text:style-name="T218">User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41" draw:text-style-name="P5" draw:layer="layout" svg:width="1.742cm" svg:height="0.676cm" svg:x="0.72cm" svg:y="5.305cm">
          <text:p text:style-name="P169"><text:span text:style-name="T152">Duration of u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41" draw:text-style-name="P5" draw:layer="layout" svg:width="0.207cm" svg:height="0.36cm" svg:x="4.164cm" svg:y="5.305cm">
          <text:p text:style-name="P169"><text:span text:style-name="T21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 draw:style-name="gr41" draw:text-style-name="P5" draw:layer="layout" svg:width="0.66cm" svg:height="0.676cm" svg:x="5.017cm" svg:y="5.305cm">
          <text:p text:style-name="P169"><text:span text:style-name="T152">Yep</text:span><text:span text:style-name="T219">r</text:span><text:span text:style-name="T216">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41" draw:text-style-name="P5" draw:layer="layout" svg:width="1.969cm" svg:height="0.36cm" svg:x="0.72cm" svg:y="5.903cm">
          <text:p text:style-name="P169"><text:span text:style-name="T152">Mileage/ye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41" draw:text-style-name="P5" draw:layer="layout" svg:width="1.657cm" svg:height="0.676cm" svg:x="3.779cm" svg:y="5.903cm">
          <text:p text:style-name="P169"><text:span text:style-name="T217">100,000</text:span><text:span text:style-name="T220"> </text:span><text:span text:style-name="T219">k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41" draw:text-style-name="P5" draw:layer="layout" svg:width="1.578cm" svg:height="0.676cm" svg:x="0.72cm" svg:y="6.829cm">
          <text:p text:style-name="P169"><text:span text:style-name="T221">Energ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41" draw:text-style-name="P5" draw:layer="layout" svg:width="1.86cm" svg:height="0.36cm" svg:x="0.72cm" svg:y="7.74cm">
          <text:p text:style-name="P169"><text:span text:style-name="T216">Fuel co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 draw:style-name="gr41" draw:text-style-name="P5" draw:layer="layout" svg:width="0.562cm" svg:height="0.676cm" svg:x="3.993cm" svg:y="7.74cm">
          <text:p text:style-name="P169"><text:span text:style-name="T217">1</text:span><text:span text:style-name="T216">,</text:span><text:span text:style-name="T217">6</text:span><text:span text:style-name="T21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 draw:style-name="gr41" draw:text-style-name="P5" draw:layer="layout" svg:width="0.375cm" svg:height="0.36cm" svg:x="5.017cm" svg:y="7.74cm">
          <text:p text:style-name="P169"><text:span text:style-name="T222">€</text:span><text:span text:style-name="T213">/</text:span><text:span text:style-name="T152">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 draw:style-name="gr41" draw:text-style-name="P5" draw:layer="layout" svg:width="1.348cm" svg:height="0.36cm" svg:x="0.72cm" svg:y="8.338cm">
          <text:p text:style-name="P169"><text:span text:style-name="T223">CO2</text:span><text:span text:style-name="T224"> </text:span><text:span text:style-name="T152">C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 draw:style-name="gr41" draw:text-style-name="P5" draw:layer="layout" svg:width="0.562cm" svg:height="0.676cm" svg:x="3.993cm" svg:y="8.338cm">
          <text:p text:style-name="P169"><text:span text:style-name="T217">0</text:span><text:span text:style-name="T216">,</text:span><text:span text:style-name="T217">2</text:span><text:span text:style-name="T216">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 draw:style-name="gr41" draw:text-style-name="P5" draw:layer="layout" svg:width="0.375cm" svg:height="0.36cm" svg:x="5.017cm" svg:y="8.338cm">
          <text:p text:style-name="P169"><text:span text:style-name="T222">€</text:span><text:span text:style-name="T213">/</text:span><text:span text:style-name="T152">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 draw:style-name="gr41" draw:text-style-name="P5" draw:layer="layout" svg:width="1.719cm" svg:height="0.36cm" svg:x="0.72cm" svg:y="8.937cm">
          <text:p text:style-name="P169"><text:span text:style-name="T152">Ad Blue</text:span><text:span text:style-name="T225"> </text:span><text:span text:style-name="T216">c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2" draw:style-name="gr41" draw:text-style-name="P5" draw:layer="layout" svg:width="0.562cm" svg:height="0.676cm" svg:x="3.993cm" svg:y="8.937cm">
          <text:p text:style-name="P169"><text:span text:style-name="T217">1</text:span><text:span text:style-name="T216">,</text:span><text:span text:style-name="T217">0</text:span><text:span text:style-name="T21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3" draw:style-name="gr41" draw:text-style-name="P5" draw:layer="layout" svg:width="0.375cm" svg:height="0.36cm" svg:x="5.017cm" svg:y="8.937cm">
          <text:p text:style-name="P169"><text:span text:style-name="T222">€</text:span><text:span text:style-name="T213">/</text:span><text:span text:style-name="T152">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4" draw:style-name="gr41" draw:text-style-name="P5" draw:layer="layout" svg:width="1.477cm" svg:height="0.676cm" svg:x="0.72cm" svg:y="9.549cm">
          <text:p text:style-name="P169"><text:span text:style-name="T217">S</text:span><text:span text:style-name="T213">t</text:span><text:span text:style-name="T217">r</text:span><text:span text:style-name="T152">om</text:span><text:span text:style-name="T217">k</text:span><text:span text:style-name="T152">O</text:span><text:span text:style-name="T214">s</text:span><text:span text:style-name="T213">t</text:span><text:span text:style-name="T215">e</text:span><text:span text:style-name="T216">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5" draw:style-name="gr41" draw:text-style-name="P5" draw:layer="layout" svg:width="0.562cm" svg:height="0.676cm" svg:x="3.993cm" svg:y="9.549cm">
          <text:p text:style-name="P169"><text:span text:style-name="T217">0</text:span><text:span text:style-name="T216">,</text:span><text:span text:style-name="T217">2</text:span><text:span text:style-name="T21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6" draw:style-name="gr41" draw:text-style-name="P5" draw:layer="layout" svg:width="0.823cm" svg:height="0.676cm" svg:x="5.017cm" svg:y="9.549cm">
          <text:p text:style-name="P169"><text:span text:style-name="T222">€</text:span><text:span text:style-name="T213">/</text:span><text:span text:style-name="T217">k</text:span><text:span text:style-name="T223">W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7" draw:style-name="gr41" draw:text-style-name="P5" draw:layer="layout" svg:width="1.193cm" svg:height="0.36cm" svg:x="0.72cm" svg:y="10.175cm">
          <text:p text:style-name="P169"><text:span text:style-name="T223">H2</text:span><text:span text:style-name="T224"> </text:span><text:span text:style-name="T152">C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8" draw:style-name="gr41" draw:text-style-name="P5" draw:layer="layout" svg:width="0.705cm" svg:height="0.676cm" svg:x="3.921cm" svg:y="10.175cm">
          <text:p text:style-name="P169"><text:span text:style-name="T223">12.8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9" draw:style-name="gr41" draw:text-style-name="P5" draw:layer="layout" svg:width="0.572cm" svg:height="0.676cm" svg:x="5.017cm" svg:y="10.175cm">
          <text:p text:style-name="P169"><text:span text:style-name="T222">€</text:span><text:span text:style-name="T213">/</text:span><text:span text:style-name="T217">k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0" draw:style-name="gr41" draw:text-style-name="P5" draw:layer="layout" svg:width="2.176cm" svg:height="0.676cm" svg:x="0.72cm" svg:y="11.072cm">
          <text:p text:style-name="P169"><text:span text:style-name="T221">Infrastructur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1" draw:style-name="gr41" draw:text-style-name="P5" draw:layer="layout" svg:width="2.474cm" svg:height="0.36cm" svg:x="0.72cm" svg:y="11.984cm">
          <text:p text:style-name="P169"><text:span text:style-name="T152">total cost</text:span><text:span text:style-name="T226"> </text:span><text:span text:style-name="T152">Electr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2" draw:style-name="gr41" draw:text-style-name="P5" draw:layer="layout" svg:width="1.445cm" svg:height="0.36cm" svg:x="3.779cm" svg:y="11.984cm">
          <text:p text:style-name="P169"><text:span text:style-name="T217">523,000</text:span><text:span text:style-name="T220"> </text:span><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3" draw:style-name="gr41" draw:text-style-name="P5" draw:layer="layout" svg:width="1.768cm" svg:height="0.676cm" svg:x="0.72cm" svg:y="12.582cm">
          <text:p text:style-name="P169"><text:span text:style-name="T223">150</text:span><text:span text:style-name="T217">kW</text:span><text:span text:style-name="T228"> </text:span><text:span text:style-name="T229">outle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4" draw:style-name="gr41" draw:text-style-name="P5" draw:layer="layout" svg:width="0.207cm" svg:height="0.36cm" svg:x="4.164cm" svg:y="12.582cm">
          <text:p text:style-name="P169"><text:span text:style-name="T216">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5" draw:style-name="gr41" draw:text-style-name="P5" draw:layer="layout" svg:width="0.207cm" svg:height="0.36cm" svg:x="5.017cm" svg:y="12.582cm">
          <text:p text:style-name="P169"><text:span text:style-name="T230">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6" draw:style-name="gr41" draw:text-style-name="P5" draw:layer="layout" svg:width="1.768cm" svg:height="0.676cm" svg:x="0.72cm" svg:y="13.18cm">
          <text:p text:style-name="P169"><text:span text:style-name="T223">350</text:span><text:span text:style-name="T217">kW</text:span><text:span text:style-name="T228"> </text:span><text:span text:style-name="T229">outle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7" draw:style-name="gr41" draw:text-style-name="P5" draw:layer="layout" svg:width="0.207cm" svg:height="0.36cm" svg:x="4.164cm" svg:y="13.18cm">
          <text:p text:style-name="P169"><text:span text:style-name="T21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8" draw:style-name="gr41" draw:text-style-name="P5" draw:layer="layout" svg:width="0.207cm" svg:height="0.36cm" svg:x="5.017cm" svg:y="13.18cm">
          <text:p text:style-name="P169"><text:span text:style-name="T23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9" draw:style-name="gr41" draw:text-style-name="P5" draw:layer="layout" svg:width="1.47cm" svg:height="0.993cm" svg:x="0.72cm" svg:y="13.835cm">
          <text:p text:style-name="P169"><text:span text:style-name="T152">apportionment yea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0" draw:style-name="gr41" draw:text-style-name="P5" draw:layer="layout" svg:width="0.355cm" svg:height="0.676cm" svg:x="4.093cm" svg:y="13.835cm">
          <text:p text:style-name="P169"><text:span text:style-name="T217">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1" draw:style-name="gr41" draw:text-style-name="P5" draw:layer="layout" svg:width="2.356cm" svg:height="0.676cm" svg:x="0.72cm" svg:y="14.49cm">
          <text:p text:style-name="P169"><text:span text:style-name="T152">levy</text:span><text:span text:style-name="T223">ever</text:span><text:span text:style-name="T152">truck</text:span><text:span text:style-name="T231"> </text:span><text:span text:style-name="T216">m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2" draw:style-name="gr41" draw:text-style-name="P5" draw:layer="layout" svg:width="2.012cm" svg:height="0.36cm" svg:x="0.72cm" svg:y="15.145cm">
          <text:p text:style-name="P169"><text:span text:style-name="T152">total cost</text:span><text:span text:style-name="T226"> </text:span><text:span text:style-name="T223">H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3" draw:style-name="gr41" draw:text-style-name="P5" draw:layer="layout" svg:width="1.47cm" svg:height="0.993cm" svg:x="0.72cm" svg:y="15.786cm">
          <text:p text:style-name="P169"><text:span text:style-name="T152">apportionment yea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4" draw:style-name="gr41" draw:text-style-name="P5" draw:layer="layout" svg:width="2.726cm" svg:height="0.676cm" svg:x="0.72cm" svg:y="16.498cm">
          <text:p text:style-name="P169"><text:span text:style-name="T152">levy</text:span><text:span text:style-name="T223">ever</text:span><text:span text:style-name="T152">truck</text:span><text:span text:style-name="T223">H2</text:span><text:span text:style-name="T232"> </text:span><text:span text:style-name="T216">m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5" draw:style-name="gr41" draw:text-style-name="P5" draw:layer="layout" svg:width="1.706cm" svg:height="2.705cm" svg:x="3.665cm" svg:y="14.49cm">
          <text:p text:style-name="P320"><text:span text:style-name="T223">4,755</text:span><text:span text:style-name="T227">€</text:span></text:p>
          <text:p text:style-name="P321"><text:span text:style-name="T233"/></text:p>
          <text:p text:style-name="P322"><text:span text:style-name="T217">1,000,000</text:span><text:span text:style-name="T234"> </text:span><text:span text:style-name="T227">€</text:span></text:p>
          <text:p text:style-name="P323"><text:span text:style-name="T143"/></text:p>
          <text:p text:style-name="P324"><text:span text:style-name="T217">1</text:span><text:span text:style-name="T216">0</text:span><text:span text:style-name="T152"> </text:span><text:span text:style-name="T235">12</text:span></text:p>
          <text:p text:style-name="P325"><text:span text:style-name="T236"/></text:p>
          <text:p text:style-name="P326"><text:span text:style-name="T217">8th</text:span><text:span text:style-name="T216">.</text:span><text:span text:style-name="T217">33</text:span><text:span text:style-name="T216">3</text:span><text:span text:style-name="T152"> </text:span><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56">
          <draw:custom-shape draw:name="object 57" draw:style-name="gr46" draw:text-style-name="P176" draw:layer="layout" svg:width="0.015cm" svg:height="0.057cm" svg:x="0.699cm" svg:y="1.943cm">
            <text:p text:style-name="P50"/>
            <draw:enhanced-geometry draw:mirror-horizontal="false" draw:mirror-vertical="false" drawooo:sub-view-size="5714 20954" draw:text-areas="0 0 ?f0 ?f1" svg:viewBox="0 0 0 0" draw:type="ooxml-non-primitive" draw:enhanced-path="M 0 20786 L 5119 20786 5119 0 0 0 0 20786 Z N">
              <draw:equation draw:name="f0" draw:formula="logwidth"/>
              <draw:equation draw:name="f1" draw:formula="logheight"/>
            </draw:enhanced-geometry>
          </draw:custom-shape>
          <draw:custom-shape draw:name="object 58" draw:style-name="gr46" draw:text-style-name="P176" draw:layer="layout" svg:width="0.015cm" svg:height="0.064cm" svg:x="0.699cm" svg:y="1.943cm">
            <text:p text:style-name="P50"/>
            <draw:enhanced-geometry draw:mirror-horizontal="false" draw:mirror-vertical="false" drawooo:sub-view-size="5714 23495" draw:text-areas="0 0 ?f0 ?f1" svg:viewBox="0 0 0 0" draw:type="ooxml-non-primitive" draw:enhanced-path="M 0 23382 L 5119 23382 5119 0 0 0 0 23382 Z N">
              <draw:equation draw:name="f0" draw:formula="logwidth"/>
              <draw:equation draw:name="f1" draw:formula="logheight"/>
            </draw:enhanced-geometry>
          </draw:custom-shape>
          <draw:custom-shape draw:name="object 59" draw:style-name="gr46" draw:text-style-name="P176" draw:layer="layout" svg:width="0.015cm" svg:height="0.057cm" svg:x="3.53cm" svg:y="1.943cm">
            <text:p text:style-name="P50"/>
            <draw:enhanced-geometry draw:mirror-horizontal="false" draw:mirror-vertical="false" drawooo:sub-view-size="5715 20954" draw:text-areas="0 0 ?f0 ?f1" svg:viewBox="0 0 0 0" draw:type="ooxml-non-primitive" draw:enhanced-path="M 0 20786 L 5119 20786 5119 0 0 0 0 20786 Z N">
              <draw:equation draw:name="f0" draw:formula="logwidth"/>
              <draw:equation draw:name="f1" draw:formula="logheight"/>
            </draw:enhanced-geometry>
          </draw:custom-shape>
          <draw:custom-shape draw:name="object 60" draw:style-name="gr46" draw:text-style-name="P176" draw:layer="layout" svg:width="0.015cm" svg:height="0.064cm" svg:x="3.53cm" svg:y="1.943cm">
            <text:p text:style-name="P50"/>
            <draw:enhanced-geometry draw:mirror-horizontal="false" draw:mirror-vertical="false" drawooo:sub-view-size="5715 23495" draw:text-areas="0 0 ?f0 ?f1" svg:viewBox="0 0 0 0" draw:type="ooxml-non-primitive" draw:enhanced-path="M 0 23382 L 5119 23382 5119 0 0 0 0 23382 Z N">
              <draw:equation draw:name="f0" draw:formula="logwidth"/>
              <draw:equation draw:name="f1" draw:formula="logheight"/>
            </draw:enhanced-geometry>
          </draw:custom-shape>
          <draw:custom-shape draw:name="object 61" draw:style-name="gr46" draw:text-style-name="P176" draw:layer="layout" svg:width="0.015cm" svg:height="0.057cm" svg:x="4.995cm" svg:y="1.943cm">
            <text:p text:style-name="P50"/>
            <draw:enhanced-geometry draw:mirror-horizontal="false" draw:mirror-vertical="false" drawooo:sub-view-size="5714 20954" draw:text-areas="0 0 ?f0 ?f1" svg:viewBox="0 0 0 0" draw:type="ooxml-non-primitive" draw:enhanced-path="M 0 20786 L 5119 20786 5119 0 0 0 0 20786 Z N">
              <draw:equation draw:name="f0" draw:formula="logwidth"/>
              <draw:equation draw:name="f1" draw:formula="logheight"/>
            </draw:enhanced-geometry>
          </draw:custom-shape>
          <draw:custom-shape draw:name="object 62" draw:style-name="gr46" draw:text-style-name="P176" draw:layer="layout" svg:width="0.015cm" svg:height="0.064cm" svg:x="4.995cm" svg:y="1.943cm">
            <text:p text:style-name="P50"/>
            <draw:enhanced-geometry draw:mirror-horizontal="false" draw:mirror-vertical="false" drawooo:sub-view-size="5714 23495" draw:text-areas="0 0 ?f0 ?f1" svg:viewBox="0 0 0 0" draw:type="ooxml-non-primitive" draw:enhanced-path="M 0 23382 L 5290 23382 5290 0 0 0 0 23382 Z N">
              <draw:equation draw:name="f0" draw:formula="logwidth"/>
              <draw:equation draw:name="f1" draw:formula="logheight"/>
            </draw:enhanced-geometry>
          </draw:custom-shape>
          <draw:custom-shape draw:name="object 63" draw:style-name="gr45" draw:text-style-name="P175" draw:layer="layout" svg:width="5.365cm" svg:height="0.029cm" svg:x="0.713cm" svg:y="2.008cm">
            <text:p text:style-name="P50"/>
            <draw:enhanced-geometry draw:mirror-horizontal="false" draw:mirror-vertical="false" drawooo:sub-view-size="1931670 10795" draw:text-areas="0 0 ?f0 ?f1" svg:viewBox="0 0 0 0" draw:type="ooxml-non-primitive" draw:enhanced-path="M 1931173 0 L 0 0 0 10245 1931173 10245 1931173 0 Z N">
              <draw:equation draw:name="f0" draw:formula="logwidth"/>
              <draw:equation draw:name="f1" draw:formula="logheight"/>
            </draw:enhanced-geometry>
          </draw:custom-shape>
          <draw:custom-shape draw:name="object 64" draw:style-name="gr46" draw:text-style-name="P176" draw:layer="layout" svg:width="0.015cm" svg:height="0.057cm" svg:x="6.063cm" svg:y="1.943cm">
            <text:p text:style-name="P50"/>
            <draw:enhanced-geometry draw:mirror-horizontal="false" draw:mirror-vertical="false" drawooo:sub-view-size="5714 20954" draw:text-areas="0 0 ?f0 ?f1" svg:viewBox="0 0 0 0" draw:type="ooxml-non-primitive" draw:enhanced-path="M 0 20786 L 5119 20786 5119 0 0 0 0 20786 Z N">
              <draw:equation draw:name="f0" draw:formula="logwidth"/>
              <draw:equation draw:name="f1" draw:formula="logheight"/>
            </draw:enhanced-geometry>
          </draw:custom-shape>
          <draw:custom-shape draw:name="object 65" draw:style-name="gr46" draw:text-style-name="P176" draw:layer="layout" svg:width="0.015cm" svg:height="0.064cm" svg:x="6.063cm" svg:y="1.943cm">
            <text:p text:style-name="P50"/>
            <draw:enhanced-geometry draw:mirror-horizontal="false" draw:mirror-vertical="false" drawooo:sub-view-size="5714 23495" draw:text-areas="0 0 ?f0 ?f1" svg:viewBox="0 0 0 0" draw:type="ooxml-non-primitive" draw:enhanced-path="M 0 23382 L 5119 23382 5119 0 0 0 0 23382 Z N">
              <draw:equation draw:name="f0" draw:formula="logwidth"/>
              <draw:equation draw:name="f1" draw:formula="logheight"/>
            </draw:enhanced-geometry>
          </draw:custom-shape>
          <draw:custom-shape draw:name="object 66" draw:style-name="gr63" draw:text-style-name="P5" draw:layer="layout" svg:width="0.768cm" svg:height="0.001cm" svg:x="6.084cm" svg:y="2.029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67" draw:style-name="gr46" draw:text-style-name="P176" draw:layer="layout" svg:width="0.782cm" svg:height="0.015cm" svg:x="6.077cm" svg:y="2.022cm">
            <text:p text:style-name="P50"/>
            <draw:enhanced-geometry draw:mirror-horizontal="false" draw:mirror-vertical="false" drawooo:sub-view-size="281939 5715"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68" draw:style-name="gr46" draw:text-style-name="P176" draw:layer="layout" svg:width="0.015cm" svg:height="0.057cm" svg:x="6.873cm" svg:y="1.943cm">
            <text:p text:style-name="P50"/>
            <draw:enhanced-geometry draw:mirror-horizontal="false" draw:mirror-vertical="false" drawooo:sub-view-size="5714 20954" draw:text-areas="0 0 ?f0 ?f1" svg:viewBox="0 0 0 0" draw:type="ooxml-non-primitive" draw:enhanced-path="M 0 20786 L 5119 20786 5119 0 0 0 0 20786 Z N">
              <draw:equation draw:name="f0" draw:formula="logwidth"/>
              <draw:equation draw:name="f1" draw:formula="logheight"/>
            </draw:enhanced-geometry>
          </draw:custom-shape>
          <draw:custom-shape draw:name="object 69" draw:style-name="gr46" draw:text-style-name="P176" draw:layer="layout" svg:width="0.015cm" svg:height="0.064cm" svg:x="6.873cm" svg:y="1.943cm">
            <text:p text:style-name="P50"/>
            <draw:enhanced-geometry draw:mirror-horizontal="false" draw:mirror-vertical="false" drawooo:sub-view-size="5714 23495" draw:text-areas="0 0 ?f0 ?f1" svg:viewBox="0 0 0 0" draw:type="ooxml-non-primitive" draw:enhanced-path="M 0 23382 L 5119 23382 5119 0 0 0 0 23382 Z N">
              <draw:equation draw:name="f0" draw:formula="logwidth"/>
              <draw:equation draw:name="f1" draw:formula="logheight"/>
            </draw:enhanced-geometry>
          </draw:custom-shape>
          <draw:custom-shape draw:name="object 70" draw:style-name="gr45" draw:text-style-name="P175" draw:layer="layout" svg:width="6.197cm" svg:height="0.369cm" svg:x="0.699cm" svg:y="2.008cm">
            <text:p text:style-name="P50"/>
            <draw:enhanced-geometry draw:mirror-horizontal="false" draw:mirror-vertical="false" drawooo:sub-view-size="2231390 133350 2231390 133350" draw:text-areas="0 0 ?f0 ?f1" svg:viewBox="0 0 0 0" draw:type="ooxml-non-primitive" draw:enhanced-path="M 1936292 10248 L 1926043 10248 1926043 122936 5118 122936 5118 0 0 0 0 133350 5118 133350 1926043 133350 1936292 133350 1936292 122936 1936292 10248 Z N M 2231136 38 L 2228113 38 2228113 10274 2231136 10274 2231136 38 Z N">
              <draw:equation draw:name="f0" draw:formula="logwidth"/>
              <draw:equation draw:name="f1" draw:formula="logheight"/>
            </draw:enhanced-geometry>
          </draw:custom-shape>
          <draw:custom-shape draw:name="object 71" draw:style-name="gr63" draw:text-style-name="P5" draw:layer="layout" svg:width="0.768cm" svg:height="0.001cm" svg:x="6.084cm" svg:y="2.371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72" draw:style-name="gr46" draw:text-style-name="P176" draw:layer="layout" svg:width="0.782cm" svg:height="0.015cm" svg:x="6.077cm" svg:y="2.364cm">
            <text:p text:style-name="P50"/>
            <draw:enhanced-geometry draw:mirror-horizontal="false" draw:mirror-vertical="false" drawooo:sub-view-size="281939 5715"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73" draw:style-name="gr45" draw:text-style-name="P175" draw:layer="layout" svg:width="0.036cm" svg:height="0.369cm" svg:x="6.859cm" svg:y="2.008cm">
            <text:p text:style-name="P50"/>
            <draw:enhanced-geometry draw:mirror-horizontal="false" draw:mirror-vertical="false" drawooo:sub-view-size="13335 133350" draw:text-areas="0 0 ?f0 ?f1" svg:viewBox="0 0 0 0" draw:type="ooxml-non-primitive" draw:enhanced-path="M 13258 122936 L 10236 122936 10236 0 0 0 0 133350 10236 133350 13258 133350 13258 122936 Z N">
              <draw:equation draw:name="f0" draw:formula="logwidth"/>
              <draw:equation draw:name="f1" draw:formula="logheight"/>
            </draw:enhanced-geometry>
          </draw:custom-shape>
          <draw:custom-shape draw:name="object 74" draw:style-name="gr63" draw:text-style-name="P5" draw:layer="layout" svg:width="0.001cm" svg:height="0.257cm" svg:x="0.706cm" svg:y="2.386cm">
            <text:p text:style-name="P50"/>
            <draw:enhanced-geometry draw:mirror-horizontal="false" draw:mirror-vertical="false" drawooo:sub-view-size="0 92709" draw:text-areas="0 0 ?f0 ?f1" svg:viewBox="0 0 0 0" draw:type="ooxml-non-primitive" draw:enhanced-path="M 0 0 L 0 92205 N">
              <draw:equation draw:name="f0" draw:formula="logwidth"/>
              <draw:equation draw:name="f1" draw:formula="logheight"/>
            </draw:enhanced-geometry>
          </draw:custom-shape>
          <draw:custom-shape draw:name="object 75" draw:style-name="gr46" draw:text-style-name="P176" draw:layer="layout" svg:width="0.015cm" svg:height="0.271cm" svg:x="0.698cm" svg:y="2.378cm">
            <text:p text:style-name="P50"/>
            <draw:enhanced-geometry draw:mirror-horizontal="false" draw:mirror-vertical="false" drawooo:sub-view-size="5714 97790" draw:text-areas="0 0 ?f0 ?f1" svg:viewBox="0 0 0 0" draw:type="ooxml-non-primitive" draw:enhanced-path="M 5119 0 L 0 0 0 97328 5119 97328 5119 0 Z N">
              <draw:equation draw:name="f0" draw:formula="logwidth"/>
              <draw:equation draw:name="f1" draw:formula="logheight"/>
            </draw:enhanced-geometry>
          </draw:custom-shape>
          <draw:custom-shape draw:name="object 76" draw:style-name="gr63" draw:text-style-name="P5" draw:layer="layout" svg:width="0.001cm" svg:height="0.257cm" svg:x="3.537cm" svg:y="2.386cm">
            <text:p text:style-name="P50"/>
            <draw:enhanced-geometry draw:mirror-horizontal="false" draw:mirror-vertical="false" drawooo:sub-view-size="0 92709" draw:text-areas="0 0 ?f0 ?f1" svg:viewBox="0 0 0 0" draw:type="ooxml-non-primitive" draw:enhanced-path="M 0 0 L 0 92205 N">
              <draw:equation draw:name="f0" draw:formula="logwidth"/>
              <draw:equation draw:name="f1" draw:formula="logheight"/>
            </draw:enhanced-geometry>
          </draw:custom-shape>
          <draw:custom-shape draw:name="object 77" draw:style-name="gr46" draw:text-style-name="P176" draw:layer="layout" svg:width="0.015cm" svg:height="0.271cm" svg:x="3.53cm" svg:y="2.378cm">
            <text:p text:style-name="P50"/>
            <draw:enhanced-geometry draw:mirror-horizontal="false" draw:mirror-vertical="false" drawooo:sub-view-size="5715 97790" draw:text-areas="0 0 ?f0 ?f1" svg:viewBox="0 0 0 0" draw:type="ooxml-non-primitive" draw:enhanced-path="M 5119 0 L 0 0 0 97328 5119 97328 5119 0 Z N">
              <draw:equation draw:name="f0" draw:formula="logwidth"/>
              <draw:equation draw:name="f1" draw:formula="logheight"/>
            </draw:enhanced-geometry>
          </draw:custom-shape>
          <draw:custom-shape draw:name="object 78" draw:style-name="gr63" draw:text-style-name="P5" draw:layer="layout" svg:width="0.001cm" svg:height="0.257cm" svg:x="5.003cm" svg:y="2.386cm">
            <text:p text:style-name="P50"/>
            <draw:enhanced-geometry draw:mirror-horizontal="false" draw:mirror-vertical="false" drawooo:sub-view-size="0 92709" draw:text-areas="0 0 ?f0 ?f1" svg:viewBox="0 0 0 0" draw:type="ooxml-non-primitive" draw:enhanced-path="M 0 0 L 0 92205 N">
              <draw:equation draw:name="f0" draw:formula="logwidth"/>
              <draw:equation draw:name="f1" draw:formula="logheight"/>
            </draw:enhanced-geometry>
          </draw:custom-shape>
          <draw:custom-shape draw:name="object 79" draw:style-name="gr46" draw:text-style-name="P176" draw:layer="layout" svg:width="0.015cm" svg:height="0.271cm" svg:x="4.995cm" svg:y="2.378cm">
            <text:p text:style-name="P50"/>
            <draw:enhanced-geometry draw:mirror-horizontal="false" draw:mirror-vertical="false" drawooo:sub-view-size="5714 97790" draw:text-areas="0 0 ?f0 ?f1" svg:viewBox="0 0 0 0" draw:type="ooxml-non-primitive" draw:enhanced-path="M 5290 0 L 0 0 0 97328 5290 97328 5290 0 Z N">
              <draw:equation draw:name="f0" draw:formula="logwidth"/>
              <draw:equation draw:name="f1" draw:formula="logheight"/>
            </draw:enhanced-geometry>
          </draw:custom-shape>
          <draw:custom-shape draw:name="object 80" draw:style-name="gr45" draw:text-style-name="P175" draw:layer="layout" svg:width="5.365cm" svg:height="0.029cm" svg:x="0.713cm" svg:y="2.649cm">
            <text:p text:style-name="P50"/>
            <draw:enhanced-geometry draw:mirror-horizontal="false" draw:mirror-vertical="false" drawooo:sub-view-size="1931670 10794" draw:text-areas="0 0 ?f0 ?f1" svg:viewBox="0 0 0 0" draw:type="ooxml-non-primitive" draw:enhanced-path="M 1931173 0 L 0 0 0 10245 1931173 10245 1931173 0 Z N">
              <draw:equation draw:name="f0" draw:formula="logwidth"/>
              <draw:equation draw:name="f1" draw:formula="logheight"/>
            </draw:enhanced-geometry>
          </draw:custom-shape>
          <draw:custom-shape draw:name="object 81" draw:style-name="gr63" draw:text-style-name="P5" draw:layer="layout" svg:width="0.001cm" svg:height="0.257cm" svg:x="6.07cm" svg:y="2.386cm">
            <text:p text:style-name="P50"/>
            <draw:enhanced-geometry draw:mirror-horizontal="false" draw:mirror-vertical="false" drawooo:sub-view-size="0 92709" draw:text-areas="0 0 ?f0 ?f1" svg:viewBox="0 0 0 0" draw:type="ooxml-non-primitive" draw:enhanced-path="M 0 0 L 0 92205 N">
              <draw:equation draw:name="f0" draw:formula="logwidth"/>
              <draw:equation draw:name="f1" draw:formula="logheight"/>
            </draw:enhanced-geometry>
          </draw:custom-shape>
          <draw:custom-shape draw:name="object 82" draw:style-name="gr46" draw:text-style-name="P176" draw:layer="layout" svg:width="0.015cm" svg:height="0.271cm" svg:x="6.063cm" svg:y="2.378cm">
            <text:p text:style-name="P50"/>
            <draw:enhanced-geometry draw:mirror-horizontal="false" draw:mirror-vertical="false" drawooo:sub-view-size="5714 97790" draw:text-areas="0 0 ?f0 ?f1" svg:viewBox="0 0 0 0" draw:type="ooxml-non-primitive" draw:enhanced-path="M 5119 0 L 0 0 0 97328 5119 97328 5119 0 Z N">
              <draw:equation draw:name="f0" draw:formula="logwidth"/>
              <draw:equation draw:name="f1" draw:formula="logheight"/>
            </draw:enhanced-geometry>
          </draw:custom-shape>
          <draw:custom-shape draw:name="object 83" draw:style-name="gr63" draw:text-style-name="P5" draw:layer="layout" svg:width="0.768cm" svg:height="0.001cm" svg:x="6.084cm" svg:y="2.67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84" draw:style-name="gr46" draw:text-style-name="P176" draw:layer="layout" svg:width="0.782cm" svg:height="0.015cm" svg:x="6.077cm" svg:y="2.663cm">
            <text:p text:style-name="P50"/>
            <draw:enhanced-geometry draw:mirror-horizontal="false" draw:mirror-vertical="false" drawooo:sub-view-size="281939 5715"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85" draw:style-name="gr63" draw:text-style-name="P5" draw:layer="layout" svg:width="0.001cm" svg:height="0.257cm" svg:x="6.881cm" svg:y="2.386cm">
            <text:p text:style-name="P50"/>
            <draw:enhanced-geometry draw:mirror-horizontal="false" draw:mirror-vertical="false" drawooo:sub-view-size="0 92709" draw:text-areas="0 0 ?f0 ?f1" svg:viewBox="0 0 0 0" draw:type="ooxml-non-primitive" draw:enhanced-path="M 0 0 L 0 92205 N">
              <draw:equation draw:name="f0" draw:formula="logwidth"/>
              <draw:equation draw:name="f1" draw:formula="logheight"/>
            </draw:enhanced-geometry>
          </draw:custom-shape>
          <draw:custom-shape draw:name="object 86" draw:style-name="gr46" draw:text-style-name="P176" draw:layer="layout" svg:width="0.015cm" svg:height="0.271cm" svg:x="6.873cm" svg:y="2.378cm">
            <text:p text:style-name="P50"/>
            <draw:enhanced-geometry draw:mirror-horizontal="false" draw:mirror-vertical="false" drawooo:sub-view-size="5714 97790" draw:text-areas="0 0 ?f0 ?f1" svg:viewBox="0 0 0 0" draw:type="ooxml-non-primitive" draw:enhanced-path="M 5119 0 L 0 0 0 97328 5119 97328 5119 0 Z N">
              <draw:equation draw:name="f0" draw:formula="logwidth"/>
              <draw:equation draw:name="f1" draw:formula="logheight"/>
            </draw:enhanced-geometry>
          </draw:custom-shape>
          <draw:custom-shape draw:name="object 87" draw:style-name="gr45" draw:text-style-name="P175" draw:layer="layout" svg:width="0.008cm" svg:height="0.029cm" svg:x="6.888cm" svg:y="2.649cm">
            <text:p text:style-name="P50"/>
            <draw:enhanced-geometry draw:mirror-horizontal="false" draw:mirror-vertical="false" drawooo:sub-view-size="3175 10794" draw:text-areas="0 0 ?f0 ?f1" svg:viewBox="0 0 0 0" draw:type="ooxml-non-primitive" draw:enhanced-path="M 0 10245 L 3016 10245 3016 0 0 0 0 10245 Z N">
              <draw:equation draw:name="f0" draw:formula="logwidth"/>
              <draw:equation draw:name="f1" draw:formula="logheight"/>
            </draw:enhanced-geometry>
          </draw:custom-shape>
          <draw:custom-shape draw:name="object 88" draw:style-name="gr63" draw:text-style-name="P5" draw:layer="layout" svg:width="0.768cm" svg:height="0.001cm" svg:x="6.084cm" svg:y="2.969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89" draw:style-name="gr46" draw:text-style-name="P176" draw:layer="layout" svg:width="0.782cm" svg:height="0.015cm" svg:x="6.077cm" svg:y="2.962cm">
            <text:p text:style-name="P50"/>
            <draw:enhanced-geometry draw:mirror-horizontal="false" draw:mirror-vertical="false" drawooo:sub-view-size="281939 5715"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90" draw:style-name="gr63" draw:text-style-name="P5" draw:layer="layout" svg:width="0.768cm" svg:height="0.001cm" svg:x="6.084cm" svg:y="3.268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91" draw:style-name="gr46" draw:text-style-name="P176" draw:layer="layout" svg:width="0.782cm" svg:height="0.015cm" svg:x="6.077cm" svg:y="3.261cm">
            <text:p text:style-name="P50"/>
            <draw:enhanced-geometry draw:mirror-horizontal="false" draw:mirror-vertical="false" drawooo:sub-view-size="281939 5715"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92" draw:style-name="gr63" draw:text-style-name="P5" draw:layer="layout" svg:width="0.768cm" svg:height="0.001cm" svg:x="6.084cm" svg:y="3.568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93" draw:style-name="gr46" draw:text-style-name="P176" draw:layer="layout" svg:width="0.782cm" svg:height="0.015cm" svg:x="6.077cm" svg:y="3.56cm">
            <text:p text:style-name="P50"/>
            <draw:enhanced-geometry draw:mirror-horizontal="false" draw:mirror-vertical="false" drawooo:sub-view-size="281939 5715"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94" draw:style-name="gr63" draw:text-style-name="P5" draw:layer="layout" svg:width="0.768cm" svg:height="0.001cm" svg:x="6.084cm" svg:y="3.866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95" draw:style-name="gr46" draw:text-style-name="P176" draw:layer="layout" svg:width="0.782cm" svg:height="0.015cm" svg:x="6.077cm" svg:y="3.859cm">
            <text:p text:style-name="P50"/>
            <draw:enhanced-geometry draw:mirror-horizontal="false" draw:mirror-vertical="false" drawooo:sub-view-size="281939 5715"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96" draw:style-name="gr45" draw:text-style-name="P175" draw:layer="layout" svg:width="5.379cm" svg:height="1.523cm" svg:x="0.699cm" svg:y="2.649cm">
            <text:p text:style-name="P50"/>
            <draw:enhanced-geometry draw:mirror-horizontal="false" draw:mirror-vertical="false" drawooo:sub-view-size="1936750 548640" draw:text-areas="0 0 ?f0 ?f1" svg:viewBox="0 0 0 0" draw:type="ooxml-non-primitive" draw:enhanced-path="M 1936292 10248 L 1926043 10248 1926043 538213 5118 538213 5118 0 0 0 0 548627 5118 548627 1926043 548627 1936292 548627 1936292 538213 1936292 10248 Z N">
              <draw:equation draw:name="f0" draw:formula="logwidth"/>
              <draw:equation draw:name="f1" draw:formula="logheight"/>
            </draw:enhanced-geometry>
          </draw:custom-shape>
          <draw:custom-shape draw:name="object 97" draw:style-name="gr63" draw:text-style-name="P5" draw:layer="layout" svg:width="0.768cm" svg:height="0.001cm" svg:x="6.084cm" svg:y="4.165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98" draw:style-name="gr46" draw:text-style-name="P176" draw:layer="layout" svg:width="0.782cm" svg:height="0.015cm" svg:x="6.077cm" svg:y="4.158cm">
            <text:p text:style-name="P50"/>
            <draw:enhanced-geometry draw:mirror-horizontal="false" draw:mirror-vertical="false" drawooo:sub-view-size="281939 5715" draw:text-areas="0 0 ?f0 ?f1" svg:viewBox="0 0 0 0" draw:type="ooxml-non-primitive" draw:enhanced-path="M 281586 0 L 0 0 0 5293 281586 5293 281586 0 Z N">
              <draw:equation draw:name="f0" draw:formula="logwidth"/>
              <draw:equation draw:name="f1" draw:formula="logheight"/>
            </draw:enhanced-geometry>
          </draw:custom-shape>
          <draw:custom-shape draw:name="object 99" draw:style-name="gr63" draw:text-style-name="P5" draw:layer="layout" svg:width="0.001cm" svg:height="0.257cm" svg:x="0.706cm" svg:y="4.18cm">
            <text:p text:style-name="P50"/>
            <draw:enhanced-geometry draw:mirror-horizontal="false" draw:mirror-vertical="false" drawooo:sub-view-size="0 92709" draw:text-areas="0 0 ?f0 ?f1" svg:viewBox="0 0 0 0" draw:type="ooxml-non-primitive" draw:enhanced-path="M 0 0 L 0 92205 N">
              <draw:equation draw:name="f0" draw:formula="logwidth"/>
              <draw:equation draw:name="f1" draw:formula="logheight"/>
            </draw:enhanced-geometry>
          </draw:custom-shape>
          <draw:custom-shape draw:name="object 100" draw:style-name="gr46" draw:text-style-name="P176" draw:layer="layout" svg:width="0.015cm" svg:height="0.271cm" svg:x="0.698cm" svg:y="4.173cm">
            <text:p text:style-name="P50"/>
            <draw:enhanced-geometry draw:mirror-horizontal="false" draw:mirror-vertical="false" drawooo:sub-view-size="5714 97790" draw:text-areas="0 0 ?f0 ?f1" svg:viewBox="0 0 0 0" draw:type="ooxml-non-primitive" draw:enhanced-path="M 5119 0 L 0 0 0 97328 5119 97328 5119 0 Z N">
              <draw:equation draw:name="f0" draw:formula="logwidth"/>
              <draw:equation draw:name="f1" draw:formula="logheight"/>
            </draw:enhanced-geometry>
          </draw:custom-shape>
          <draw:custom-shape draw:name="object 101" draw:style-name="gr63" draw:text-style-name="P5" draw:layer="layout" svg:width="0.001cm" svg:height="0.257cm" svg:x="3.537cm" svg:y="4.18cm">
            <text:p text:style-name="P50"/>
            <draw:enhanced-geometry draw:mirror-horizontal="false" draw:mirror-vertical="false" drawooo:sub-view-size="0 92709" draw:text-areas="0 0 ?f0 ?f1" svg:viewBox="0 0 0 0" draw:type="ooxml-non-primitive" draw:enhanced-path="M 0 0 L 0 92205 N">
              <draw:equation draw:name="f0" draw:formula="logwidth"/>
              <draw:equation draw:name="f1" draw:formula="logheight"/>
            </draw:enhanced-geometry>
          </draw:custom-shape>
          <draw:custom-shape draw:name="object 102" draw:style-name="gr46" draw:text-style-name="P176" draw:layer="layout" svg:width="0.015cm" svg:height="0.271cm" svg:x="3.53cm" svg:y="4.173cm">
            <text:p text:style-name="P50"/>
            <draw:enhanced-geometry draw:mirror-horizontal="false" draw:mirror-vertical="false" drawooo:sub-view-size="5715 97790" draw:text-areas="0 0 ?f0 ?f1" svg:viewBox="0 0 0 0" draw:type="ooxml-non-primitive" draw:enhanced-path="M 5119 0 L 0 0 0 97328 5119 97328 5119 0 Z N">
              <draw:equation draw:name="f0" draw:formula="logwidth"/>
              <draw:equation draw:name="f1" draw:formula="logheight"/>
            </draw:enhanced-geometry>
          </draw:custom-shape>
          <draw:custom-shape draw:name="object 103" draw:style-name="gr63" draw:text-style-name="P5" draw:layer="layout" svg:width="0.001cm" svg:height="0.257cm" svg:x="5.003cm" svg:y="4.18cm">
            <text:p text:style-name="P50"/>
            <draw:enhanced-geometry draw:mirror-horizontal="false" draw:mirror-vertical="false" drawooo:sub-view-size="0 92709" draw:text-areas="0 0 ?f0 ?f1" svg:viewBox="0 0 0 0" draw:type="ooxml-non-primitive" draw:enhanced-path="M 0 0 L 0 92205 N">
              <draw:equation draw:name="f0" draw:formula="logwidth"/>
              <draw:equation draw:name="f1" draw:formula="logheight"/>
            </draw:enhanced-geometry>
          </draw:custom-shape>
          <draw:custom-shape draw:name="object 104" draw:style-name="gr46" draw:text-style-name="P176" draw:layer="layout" svg:width="0.015cm" svg:height="0.271cm" svg:x="4.995cm" svg:y="4.173cm">
            <text:p text:style-name="P50"/>
            <draw:enhanced-geometry draw:mirror-horizontal="false" draw:mirror-vertical="false" drawooo:sub-view-size="5714 97790" draw:text-areas="0 0 ?f0 ?f1" svg:viewBox="0 0 0 0" draw:type="ooxml-non-primitive" draw:enhanced-path="M 5290 0 L 0 0 0 97328 5290 97328 5290 0 Z N">
              <draw:equation draw:name="f0" draw:formula="logwidth"/>
              <draw:equation draw:name="f1" draw:formula="logheight"/>
            </draw:enhanced-geometry>
          </draw:custom-shape>
          <draw:custom-shape draw:name="object 105" draw:style-name="gr45" draw:text-style-name="P175" draw:layer="layout" svg:width="5.365cm" svg:height="0.029cm" svg:x="0.713cm" svg:y="4.443cm">
            <text:p text:style-name="P50"/>
            <draw:enhanced-geometry draw:mirror-horizontal="false" draw:mirror-vertical="false" drawooo:sub-view-size="1931670 10794" draw:text-areas="0 0 ?f0 ?f1" svg:viewBox="0 0 0 0" draw:type="ooxml-non-primitive" draw:enhanced-path="M 1931173 0 L 0 0 0 10245 1931173 10245 1931173 0 Z N">
              <draw:equation draw:name="f0" draw:formula="logwidth"/>
              <draw:equation draw:name="f1" draw:formula="logheight"/>
            </draw:enhanced-geometry>
          </draw:custom-shape>
          <draw:custom-shape draw:name="object 106" draw:style-name="gr63" draw:text-style-name="P5" draw:layer="layout" svg:width="0.001cm" svg:height="0.257cm" svg:x="6.07cm" svg:y="4.18cm">
            <text:p text:style-name="P50"/>
            <draw:enhanced-geometry draw:mirror-horizontal="false" draw:mirror-vertical="false" drawooo:sub-view-size="0 92709" draw:text-areas="0 0 ?f0 ?f1" svg:viewBox="0 0 0 0" draw:type="ooxml-non-primitive" draw:enhanced-path="M 0 0 L 0 92205 N">
              <draw:equation draw:name="f0" draw:formula="logwidth"/>
              <draw:equation draw:name="f1" draw:formula="logheight"/>
            </draw:enhanced-geometry>
          </draw:custom-shape>
          <draw:custom-shape draw:name="object 107" draw:style-name="gr46" draw:text-style-name="P176" draw:layer="layout" svg:width="0.015cm" svg:height="0.271cm" svg:x="6.063cm" svg:y="4.173cm">
            <text:p text:style-name="P50"/>
            <draw:enhanced-geometry draw:mirror-horizontal="false" draw:mirror-vertical="false" drawooo:sub-view-size="5714 97790" draw:text-areas="0 0 ?f0 ?f1" svg:viewBox="0 0 0 0" draw:type="ooxml-non-primitive" draw:enhanced-path="M 5119 0 L 0 0 0 97328 5119 97328 5119 0 Z N">
              <draw:equation draw:name="f0" draw:formula="logwidth"/>
              <draw:equation draw:name="f1" draw:formula="logheight"/>
            </draw:enhanced-geometry>
          </draw:custom-shape>
          <draw:custom-shape draw:name="object 108" draw:style-name="gr63" draw:text-style-name="P5" draw:layer="layout" svg:width="0.768cm" svg:height="0.001cm" svg:x="6.084cm" svg:y="4.464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109" draw:style-name="gr46" draw:text-style-name="P176" draw:layer="layout" svg:width="0.782cm" svg:height="0.015cm" svg:x="6.077cm" svg:y="4.457cm">
            <text:p text:style-name="P50"/>
            <draw:enhanced-geometry draw:mirror-horizontal="false" draw:mirror-vertical="false" drawooo:sub-view-size="281939 5715"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110" draw:style-name="gr45" draw:text-style-name="P175" draw:layer="layout" svg:width="5.379cm" svg:height="0.369cm" svg:x="0.699cm" svg:y="4.443cm">
            <text:p text:style-name="P50"/>
            <draw:enhanced-geometry draw:mirror-horizontal="false" draw:mirror-vertical="false" drawooo:sub-view-size="1936750 133350" draw:text-areas="0 0 ?f0 ?f1" svg:viewBox="0 0 0 0" draw:type="ooxml-non-primitive" draw:enhanced-path="M 1936292 10236 L 1926043 10236 1926043 123113 5118 123113 5118 0 0 0 0 133350 5118 133350 1926043 133350 1936292 133350 1936292 123113 1936292 10236 Z N">
              <draw:equation draw:name="f0" draw:formula="logwidth"/>
              <draw:equation draw:name="f1" draw:formula="logheight"/>
            </draw:enhanced-geometry>
          </draw:custom-shape>
          <draw:custom-shape draw:name="object 111" draw:style-name="gr63" draw:text-style-name="P5" draw:layer="layout" svg:width="0.768cm" svg:height="0.001cm" svg:x="6.084cm" svg:y="4.806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112" draw:style-name="gr46" draw:text-style-name="P176" draw:layer="layout" svg:width="0.782cm" svg:height="0.015cm" svg:x="6.077cm" svg:y="4.799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113" draw:style-name="gr63" draw:text-style-name="P5" draw:layer="layout" svg:width="0.001cm" svg:height="0.257cm" svg:x="0.706cm" svg:y="4.821cm">
            <text:p text:style-name="P50"/>
            <draw:enhanced-geometry draw:mirror-horizontal="false" draw:mirror-vertical="false" drawooo:sub-view-size="0 92710" draw:text-areas="0 0 ?f0 ?f1" svg:viewBox="0 0 0 0" draw:type="ooxml-non-primitive" draw:enhanced-path="M 0 0 L 0 92205 N">
              <draw:equation draw:name="f0" draw:formula="logwidth"/>
              <draw:equation draw:name="f1" draw:formula="logheight"/>
            </draw:enhanced-geometry>
          </draw:custom-shape>
          <draw:custom-shape draw:name="object 114" draw:style-name="gr46" draw:text-style-name="P176" draw:layer="layout" svg:width="0.015cm" svg:height="0.271cm" svg:x="0.698cm" svg:y="4.813cm">
            <text:p text:style-name="P50"/>
            <draw:enhanced-geometry draw:mirror-horizontal="false" draw:mirror-vertical="false" drawooo:sub-view-size="5714 97789" draw:text-areas="0 0 ?f0 ?f1" svg:viewBox="0 0 0 0" draw:type="ooxml-non-primitive" draw:enhanced-path="M 5119 0 L 0 0 0 97328 5119 97328 5119 0 Z N">
              <draw:equation draw:name="f0" draw:formula="logwidth"/>
              <draw:equation draw:name="f1" draw:formula="logheight"/>
            </draw:enhanced-geometry>
          </draw:custom-shape>
          <draw:custom-shape draw:name="object 115" draw:style-name="gr63" draw:text-style-name="P5" draw:layer="layout" svg:width="0.001cm" svg:height="0.257cm" svg:x="3.537cm" svg:y="4.821cm">
            <text:p text:style-name="P50"/>
            <draw:enhanced-geometry draw:mirror-horizontal="false" draw:mirror-vertical="false" drawooo:sub-view-size="0 92710" draw:text-areas="0 0 ?f0 ?f1" svg:viewBox="0 0 0 0" draw:type="ooxml-non-primitive" draw:enhanced-path="M 0 0 L 0 92205 N">
              <draw:equation draw:name="f0" draw:formula="logwidth"/>
              <draw:equation draw:name="f1" draw:formula="logheight"/>
            </draw:enhanced-geometry>
          </draw:custom-shape>
          <draw:custom-shape draw:name="object 116" draw:style-name="gr46" draw:text-style-name="P176" draw:layer="layout" svg:width="0.015cm" svg:height="0.271cm" svg:x="3.53cm" svg:y="4.813cm">
            <text:p text:style-name="P50"/>
            <draw:enhanced-geometry draw:mirror-horizontal="false" draw:mirror-vertical="false" drawooo:sub-view-size="5715 97789" draw:text-areas="0 0 ?f0 ?f1" svg:viewBox="0 0 0 0" draw:type="ooxml-non-primitive" draw:enhanced-path="M 5119 0 L 0 0 0 97328 5119 97328 5119 0 Z N">
              <draw:equation draw:name="f0" draw:formula="logwidth"/>
              <draw:equation draw:name="f1" draw:formula="logheight"/>
            </draw:enhanced-geometry>
          </draw:custom-shape>
          <draw:custom-shape draw:name="object 117" draw:style-name="gr63" draw:text-style-name="P5" draw:layer="layout" svg:width="0.001cm" svg:height="0.257cm" svg:x="5.003cm" svg:y="4.821cm">
            <text:p text:style-name="P50"/>
            <draw:enhanced-geometry draw:mirror-horizontal="false" draw:mirror-vertical="false" drawooo:sub-view-size="0 92710" draw:text-areas="0 0 ?f0 ?f1" svg:viewBox="0 0 0 0" draw:type="ooxml-non-primitive" draw:enhanced-path="M 0 0 L 0 92205 N">
              <draw:equation draw:name="f0" draw:formula="logwidth"/>
              <draw:equation draw:name="f1" draw:formula="logheight"/>
            </draw:enhanced-geometry>
          </draw:custom-shape>
          <draw:custom-shape draw:name="object 118" draw:style-name="gr46" draw:text-style-name="P176" draw:layer="layout" svg:width="0.015cm" svg:height="0.271cm" svg:x="4.995cm" svg:y="4.813cm">
            <text:p text:style-name="P50"/>
            <draw:enhanced-geometry draw:mirror-horizontal="false" draw:mirror-vertical="false" drawooo:sub-view-size="5714 97789" draw:text-areas="0 0 ?f0 ?f1" svg:viewBox="0 0 0 0" draw:type="ooxml-non-primitive" draw:enhanced-path="M 5290 0 L 0 0 0 97328 5290 97328 5290 0 Z N">
              <draw:equation draw:name="f0" draw:formula="logwidth"/>
              <draw:equation draw:name="f1" draw:formula="logheight"/>
            </draw:enhanced-geometry>
          </draw:custom-shape>
          <draw:custom-shape draw:name="object 119" draw:style-name="gr45" draw:text-style-name="P175" draw:layer="layout" svg:width="5.365cm" svg:height="0.029cm" svg:x="0.713cm" svg:y="5.084cm">
            <text:p text:style-name="P50"/>
            <draw:enhanced-geometry draw:mirror-horizontal="false" draw:mirror-vertical="false" drawooo:sub-view-size="1931670 10794" draw:text-areas="0 0 ?f0 ?f1" svg:viewBox="0 0 0 0" draw:type="ooxml-non-primitive" draw:enhanced-path="M 1931173 0 L 0 0 0 10245 1931173 10245 1931173 0 Z N">
              <draw:equation draw:name="f0" draw:formula="logwidth"/>
              <draw:equation draw:name="f1" draw:formula="logheight"/>
            </draw:enhanced-geometry>
          </draw:custom-shape>
          <draw:custom-shape draw:name="object 120" draw:style-name="gr63" draw:text-style-name="P5" draw:layer="layout" svg:width="0.001cm" svg:height="0.257cm" svg:x="6.07cm" svg:y="4.821cm">
            <text:p text:style-name="P50"/>
            <draw:enhanced-geometry draw:mirror-horizontal="false" draw:mirror-vertical="false" drawooo:sub-view-size="0 92710" draw:text-areas="0 0 ?f0 ?f1" svg:viewBox="0 0 0 0" draw:type="ooxml-non-primitive" draw:enhanced-path="M 0 0 L 0 92205 N">
              <draw:equation draw:name="f0" draw:formula="logwidth"/>
              <draw:equation draw:name="f1" draw:formula="logheight"/>
            </draw:enhanced-geometry>
          </draw:custom-shape>
          <draw:custom-shape draw:name="object 121" draw:style-name="gr46" draw:text-style-name="P176" draw:layer="layout" svg:width="0.015cm" svg:height="0.271cm" svg:x="6.063cm" svg:y="4.813cm">
            <text:p text:style-name="P50"/>
            <draw:enhanced-geometry draw:mirror-horizontal="false" draw:mirror-vertical="false" drawooo:sub-view-size="5714 97789" draw:text-areas="0 0 ?f0 ?f1" svg:viewBox="0 0 0 0" draw:type="ooxml-non-primitive" draw:enhanced-path="M 5119 0 L 0 0 0 97328 5119 97328 5119 0 Z N">
              <draw:equation draw:name="f0" draw:formula="logwidth"/>
              <draw:equation draw:name="f1" draw:formula="logheight"/>
            </draw:enhanced-geometry>
          </draw:custom-shape>
          <draw:custom-shape draw:name="object 122" draw:style-name="gr63" draw:text-style-name="P5" draw:layer="layout" svg:width="0.768cm" svg:height="0.001cm" svg:x="6.084cm" svg:y="5.105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123" draw:style-name="gr46" draw:text-style-name="P176" draw:layer="layout" svg:width="0.782cm" svg:height="0.015cm" svg:x="6.077cm" svg:y="5.098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124" draw:style-name="gr63" draw:text-style-name="P5" draw:layer="layout" svg:width="0.768cm" svg:height="0.001cm" svg:x="6.084cm" svg:y="5.404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125" draw:style-name="gr46" draw:text-style-name="P176" draw:layer="layout" svg:width="0.782cm" svg:height="0.015cm" svg:x="6.077cm" svg:y="5.397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126" draw:style-name="gr63" draw:text-style-name="P5" draw:layer="layout" svg:width="0.768cm" svg:height="0.001cm" svg:x="6.084cm" svg:y="5.703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127" draw:style-name="gr46" draw:text-style-name="P176" draw:layer="layout" svg:width="0.782cm" svg:height="0.015cm" svg:x="6.077cm" svg:y="5.696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128" draw:style-name="gr63" draw:text-style-name="P5" draw:layer="layout" svg:width="0.768cm" svg:height="0.001cm" svg:x="6.084cm" svg:y="6.003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129" draw:style-name="gr46" draw:text-style-name="P176" draw:layer="layout" svg:width="0.782cm" svg:height="0.015cm" svg:x="6.077cm" svg:y="5.995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130" draw:style-name="gr63" draw:text-style-name="P5" draw:layer="layout" svg:width="0.768cm" svg:height="0.001cm" svg:x="6.084cm" svg:y="6.302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131" draw:style-name="gr46" draw:text-style-name="P176" draw:layer="layout" svg:width="0.782cm" svg:height="0.015cm" svg:x="6.077cm" svg:y="6.294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132" draw:style-name="gr45" draw:text-style-name="P175" draw:layer="layout" svg:width="5.379cm" svg:height="1.523cm" svg:x="0.699cm" svg:y="5.084cm">
            <text:p text:style-name="P50"/>
            <draw:enhanced-geometry draw:mirror-horizontal="false" draw:mirror-vertical="false" drawooo:sub-view-size="1936750 548639" draw:text-areas="0 0 ?f0 ?f1" svg:viewBox="0 0 0 0" draw:type="ooxml-non-primitive" draw:enhanced-path="M 1936292 10236 L 1926043 10236 1926043 538378 5118 538378 5118 0 0 0 0 548614 5118 548614 1926043 548614 1936292 548614 1936292 538378 1936292 10236 Z N">
              <draw:equation draw:name="f0" draw:formula="logwidth"/>
              <draw:equation draw:name="f1" draw:formula="logheight"/>
            </draw:enhanced-geometry>
          </draw:custom-shape>
          <draw:custom-shape draw:name="object 133" draw:style-name="gr63" draw:text-style-name="P5" draw:layer="layout" svg:width="0.768cm" svg:height="0.001cm" svg:x="6.084cm" svg:y="6.601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134" draw:style-name="gr46" draw:text-style-name="P176" draw:layer="layout" svg:width="0.782cm" svg:height="0.015cm" svg:x="6.077cm" svg:y="6.594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135" draw:style-name="gr45" draw:text-style-name="P175" draw:layer="layout" svg:width="0.036cm" svg:height="3.959cm" svg:x="6.859cm" svg:y="2.649cm">
            <text:p text:style-name="P50"/>
            <draw:enhanced-geometry draw:mirror-horizontal="false" draw:mirror-vertical="false" drawooo:sub-view-size="13335 1425575" draw:text-areas="0 0 ?f0 ?f1" svg:viewBox="0 0 0 0" draw:type="ooxml-non-primitive" draw:enhanced-path="M 13258 1415059 L 10236 1415059 10236 0 0 0 0 1425295 10236 1425295 13258 1425295 13258 1415059 Z N">
              <draw:equation draw:name="f0" draw:formula="logwidth"/>
              <draw:equation draw:name="f1" draw:formula="logheight"/>
            </draw:enhanced-geometry>
          </draw:custom-shape>
          <draw:custom-shape draw:name="object 136" draw:style-name="gr63" draw:text-style-name="P5" draw:layer="layout" svg:width="0.001cm" svg:height="0.257cm" svg:x="0.706cm" svg:y="6.615cm">
            <text:p text:style-name="P50"/>
            <draw:enhanced-geometry draw:mirror-horizontal="false" draw:mirror-vertical="false" drawooo:sub-view-size="0 92710" draw:text-areas="0 0 ?f0 ?f1" svg:viewBox="0 0 0 0" draw:type="ooxml-non-primitive" draw:enhanced-path="M 0 0 L 0 92205 N">
              <draw:equation draw:name="f0" draw:formula="logwidth"/>
              <draw:equation draw:name="f1" draw:formula="logheight"/>
            </draw:enhanced-geometry>
          </draw:custom-shape>
          <draw:custom-shape draw:name="object 137" draw:style-name="gr46" draw:text-style-name="P176" draw:layer="layout" svg:width="0.015cm" svg:height="0.271cm" svg:x="0.698cm" svg:y="6.608cm">
            <text:p text:style-name="P50"/>
            <draw:enhanced-geometry draw:mirror-horizontal="false" draw:mirror-vertical="false" drawooo:sub-view-size="5714 97789" draw:text-areas="0 0 ?f0 ?f1" svg:viewBox="0 0 0 0" draw:type="ooxml-non-primitive" draw:enhanced-path="M 5119 0 L 0 0 0 97328 5119 97328 5119 0 Z N">
              <draw:equation draw:name="f0" draw:formula="logwidth"/>
              <draw:equation draw:name="f1" draw:formula="logheight"/>
            </draw:enhanced-geometry>
          </draw:custom-shape>
          <draw:custom-shape draw:name="object 138" draw:style-name="gr63" draw:text-style-name="P5" draw:layer="layout" svg:width="0.001cm" svg:height="0.257cm" svg:x="3.537cm" svg:y="6.615cm">
            <text:p text:style-name="P50"/>
            <draw:enhanced-geometry draw:mirror-horizontal="false" draw:mirror-vertical="false" drawooo:sub-view-size="0 92710" draw:text-areas="0 0 ?f0 ?f1" svg:viewBox="0 0 0 0" draw:type="ooxml-non-primitive" draw:enhanced-path="M 0 0 L 0 92205 N">
              <draw:equation draw:name="f0" draw:formula="logwidth"/>
              <draw:equation draw:name="f1" draw:formula="logheight"/>
            </draw:enhanced-geometry>
          </draw:custom-shape>
          <draw:custom-shape draw:name="object 139" draw:style-name="gr46" draw:text-style-name="P176" draw:layer="layout" svg:width="0.015cm" svg:height="0.271cm" svg:x="3.53cm" svg:y="6.608cm">
            <text:p text:style-name="P50"/>
            <draw:enhanced-geometry draw:mirror-horizontal="false" draw:mirror-vertical="false" drawooo:sub-view-size="5715 97789" draw:text-areas="0 0 ?f0 ?f1" svg:viewBox="0 0 0 0" draw:type="ooxml-non-primitive" draw:enhanced-path="M 5119 0 L 0 0 0 97328 5119 97328 5119 0 Z N">
              <draw:equation draw:name="f0" draw:formula="logwidth"/>
              <draw:equation draw:name="f1" draw:formula="logheight"/>
            </draw:enhanced-geometry>
          </draw:custom-shape>
          <draw:custom-shape draw:name="object 140" draw:style-name="gr63" draw:text-style-name="P5" draw:layer="layout" svg:width="0.001cm" svg:height="0.257cm" svg:x="5.003cm" svg:y="6.615cm">
            <text:p text:style-name="P50"/>
            <draw:enhanced-geometry draw:mirror-horizontal="false" draw:mirror-vertical="false" drawooo:sub-view-size="0 92710" draw:text-areas="0 0 ?f0 ?f1" svg:viewBox="0 0 0 0" draw:type="ooxml-non-primitive" draw:enhanced-path="M 0 0 L 0 92205 N">
              <draw:equation draw:name="f0" draw:formula="logwidth"/>
              <draw:equation draw:name="f1" draw:formula="logheight"/>
            </draw:enhanced-geometry>
          </draw:custom-shape>
          <draw:custom-shape draw:name="object 141" draw:style-name="gr46" draw:text-style-name="P176" draw:layer="layout" svg:width="0.015cm" svg:height="0.271cm" svg:x="4.995cm" svg:y="6.608cm">
            <text:p text:style-name="P50"/>
            <draw:enhanced-geometry draw:mirror-horizontal="false" draw:mirror-vertical="false" drawooo:sub-view-size="5714 97789" draw:text-areas="0 0 ?f0 ?f1" svg:viewBox="0 0 0 0" draw:type="ooxml-non-primitive" draw:enhanced-path="M 5290 0 L 0 0 0 97328 5290 97328 5290 0 Z N">
              <draw:equation draw:name="f0" draw:formula="logwidth"/>
              <draw:equation draw:name="f1" draw:formula="logheight"/>
            </draw:enhanced-geometry>
          </draw:custom-shape>
          <draw:custom-shape draw:name="object 142" draw:style-name="gr45" draw:text-style-name="P175" draw:layer="layout" svg:width="5.365cm" svg:height="0.029cm" svg:x="0.713cm" svg:y="6.878cm">
            <text:p text:style-name="P50"/>
            <draw:enhanced-geometry draw:mirror-horizontal="false" draw:mirror-vertical="false" drawooo:sub-view-size="1931670 10794" draw:text-areas="0 0 ?f0 ?f1" svg:viewBox="0 0 0 0" draw:type="ooxml-non-primitive" draw:enhanced-path="M 1931173 0 L 0 0 0 10245 1931173 10245 1931173 0 Z N">
              <draw:equation draw:name="f0" draw:formula="logwidth"/>
              <draw:equation draw:name="f1" draw:formula="logheight"/>
            </draw:enhanced-geometry>
          </draw:custom-shape>
          <draw:custom-shape draw:name="object 143" draw:style-name="gr63" draw:text-style-name="P5" draw:layer="layout" svg:width="0.001cm" svg:height="0.257cm" svg:x="6.07cm" svg:y="6.615cm">
            <text:p text:style-name="P50"/>
            <draw:enhanced-geometry draw:mirror-horizontal="false" draw:mirror-vertical="false" drawooo:sub-view-size="0 92710" draw:text-areas="0 0 ?f0 ?f1" svg:viewBox="0 0 0 0" draw:type="ooxml-non-primitive" draw:enhanced-path="M 0 0 L 0 92205 N">
              <draw:equation draw:name="f0" draw:formula="logwidth"/>
              <draw:equation draw:name="f1" draw:formula="logheight"/>
            </draw:enhanced-geometry>
          </draw:custom-shape>
          <draw:custom-shape draw:name="object 144" draw:style-name="gr46" draw:text-style-name="P176" draw:layer="layout" svg:width="0.015cm" svg:height="0.271cm" svg:x="6.063cm" svg:y="6.608cm">
            <text:p text:style-name="P50"/>
            <draw:enhanced-geometry draw:mirror-horizontal="false" draw:mirror-vertical="false" drawooo:sub-view-size="5714 97789" draw:text-areas="0 0 ?f0 ?f1" svg:viewBox="0 0 0 0" draw:type="ooxml-non-primitive" draw:enhanced-path="M 5119 0 L 0 0 0 97328 5119 97328 5119 0 Z N">
              <draw:equation draw:name="f0" draw:formula="logwidth"/>
              <draw:equation draw:name="f1" draw:formula="logheight"/>
            </draw:enhanced-geometry>
          </draw:custom-shape>
          <draw:custom-shape draw:name="object 145" draw:style-name="gr63" draw:text-style-name="P5" draw:layer="layout" svg:width="0.768cm" svg:height="0.001cm" svg:x="6.084cm" svg:y="6.9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146" draw:style-name="gr46" draw:text-style-name="P176" draw:layer="layout" svg:width="0.782cm" svg:height="0.015cm" svg:x="6.077cm" svg:y="6.892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147" draw:style-name="gr63" draw:text-style-name="P5" draw:layer="layout" svg:width="0.001cm" svg:height="0.257cm" svg:x="6.881cm" svg:y="6.615cm">
            <text:p text:style-name="P50"/>
            <draw:enhanced-geometry draw:mirror-horizontal="false" draw:mirror-vertical="false" drawooo:sub-view-size="0 92710" draw:text-areas="0 0 ?f0 ?f1" svg:viewBox="0 0 0 0" draw:type="ooxml-non-primitive" draw:enhanced-path="M 0 0 L 0 92205 N">
              <draw:equation draw:name="f0" draw:formula="logwidth"/>
              <draw:equation draw:name="f1" draw:formula="logheight"/>
            </draw:enhanced-geometry>
          </draw:custom-shape>
          <draw:custom-shape draw:name="object 148" draw:style-name="gr46" draw:text-style-name="P176" draw:layer="layout" svg:width="0.015cm" svg:height="0.271cm" svg:x="6.873cm" svg:y="6.608cm">
            <text:p text:style-name="P50"/>
            <draw:enhanced-geometry draw:mirror-horizontal="false" draw:mirror-vertical="false" drawooo:sub-view-size="5714 97789" draw:text-areas="0 0 ?f0 ?f1" svg:viewBox="0 0 0 0" draw:type="ooxml-non-primitive" draw:enhanced-path="M 5119 0 L 0 0 0 97328 5119 97328 5119 0 Z N">
              <draw:equation draw:name="f0" draw:formula="logwidth"/>
              <draw:equation draw:name="f1" draw:formula="logheight"/>
            </draw:enhanced-geometry>
          </draw:custom-shape>
          <draw:custom-shape draw:name="object 149" draw:style-name="gr45" draw:text-style-name="P175" draw:layer="layout" svg:width="6.197cm" svg:height="0.371cm" svg:x="0.699cm" svg:y="6.878cm">
            <text:p text:style-name="P50"/>
            <draw:enhanced-geometry draw:mirror-horizontal="false" draw:mirror-vertical="false" drawooo:sub-view-size="2231390 133985 2231390 133985" draw:text-areas="0 0 ?f0 ?f1" svg:viewBox="0 0 0 0" draw:type="ooxml-non-primitive" draw:enhanced-path="M 1936292 10248 L 1926043 10248 1926043 123113 5118 123113 5118 0 0 0 0 133362 5118 133362 1926043 133362 1936292 133362 1936292 123113 1936292 10248 Z N M 2231136 38 L 2228113 38 2228113 10287 2231136 10287 2231136 38 Z N">
              <draw:equation draw:name="f0" draw:formula="logwidth"/>
              <draw:equation draw:name="f1" draw:formula="logheight"/>
            </draw:enhanced-geometry>
          </draw:custom-shape>
          <draw:custom-shape draw:name="object 150" draw:style-name="gr63" draw:text-style-name="P5" draw:layer="layout" svg:width="0.768cm" svg:height="0.001cm" svg:x="6.084cm" svg:y="7.242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151" draw:style-name="gr46" draw:text-style-name="P176" draw:layer="layout" svg:width="0.782cm" svg:height="0.015cm" svg:x="6.077cm" svg:y="7.234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152" draw:style-name="gr45" draw:text-style-name="P175" draw:layer="layout" svg:width="0.036cm" svg:height="0.371cm" svg:x="6.859cm" svg:y="6.878cm">
            <text:p text:style-name="P50"/>
            <draw:enhanced-geometry draw:mirror-horizontal="false" draw:mirror-vertical="false" drawooo:sub-view-size="13335 133985" draw:text-areas="0 0 ?f0 ?f1" svg:viewBox="0 0 0 0" draw:type="ooxml-non-primitive" draw:enhanced-path="M 13258 123113 L 10236 123113 10236 0 0 0 0 133362 10236 133362 13258 133362 13258 123113 Z N">
              <draw:equation draw:name="f0" draw:formula="logwidth"/>
              <draw:equation draw:name="f1" draw:formula="logheight"/>
            </draw:enhanced-geometry>
          </draw:custom-shape>
          <draw:custom-shape draw:name="object 153" draw:style-name="gr63" draw:text-style-name="P5" draw:layer="layout" svg:width="0.001cm" svg:height="0.257cm" svg:x="0.706cm" svg:y="7.256cm">
            <text:p text:style-name="P50"/>
            <draw:enhanced-geometry draw:mirror-horizontal="false" draw:mirror-vertical="false" drawooo:sub-view-size="0 92710" draw:text-areas="0 0 ?f0 ?f1" svg:viewBox="0 0 0 0" draw:type="ooxml-non-primitive" draw:enhanced-path="M 0 0 L 0 92205 N">
              <draw:equation draw:name="f0" draw:formula="logwidth"/>
              <draw:equation draw:name="f1" draw:formula="logheight"/>
            </draw:enhanced-geometry>
          </draw:custom-shape>
          <draw:custom-shape draw:name="object 154" draw:style-name="gr46" draw:text-style-name="P176" draw:layer="layout" svg:width="0.015cm" svg:height="0.271cm" svg:x="0.698cm" svg:y="7.249cm">
            <text:p text:style-name="P50"/>
            <draw:enhanced-geometry draw:mirror-horizontal="false" draw:mirror-vertical="false" drawooo:sub-view-size="5714 97789" draw:text-areas="0 0 ?f0 ?f1" svg:viewBox="0 0 0 0" draw:type="ooxml-non-primitive" draw:enhanced-path="M 5119 0 L 0 0 0 97328 5119 97328 5119 0 Z N">
              <draw:equation draw:name="f0" draw:formula="logwidth"/>
              <draw:equation draw:name="f1" draw:formula="logheight"/>
            </draw:enhanced-geometry>
          </draw:custom-shape>
          <draw:custom-shape draw:name="object 155" draw:style-name="gr63" draw:text-style-name="P5" draw:layer="layout" svg:width="0.001cm" svg:height="0.257cm" svg:x="3.537cm" svg:y="7.256cm">
            <text:p text:style-name="P50"/>
            <draw:enhanced-geometry draw:mirror-horizontal="false" draw:mirror-vertical="false" drawooo:sub-view-size="0 92710" draw:text-areas="0 0 ?f0 ?f1" svg:viewBox="0 0 0 0" draw:type="ooxml-non-primitive" draw:enhanced-path="M 0 0 L 0 92205 N">
              <draw:equation draw:name="f0" draw:formula="logwidth"/>
              <draw:equation draw:name="f1" draw:formula="logheight"/>
            </draw:enhanced-geometry>
          </draw:custom-shape>
          <draw:custom-shape draw:name="object 156" draw:style-name="gr46" draw:text-style-name="P176" draw:layer="layout" svg:width="0.015cm" svg:height="0.271cm" svg:x="3.53cm" svg:y="7.249cm">
            <text:p text:style-name="P50"/>
            <draw:enhanced-geometry draw:mirror-horizontal="false" draw:mirror-vertical="false" drawooo:sub-view-size="5715 97789" draw:text-areas="0 0 ?f0 ?f1" svg:viewBox="0 0 0 0" draw:type="ooxml-non-primitive" draw:enhanced-path="M 5119 0 L 0 0 0 97328 5119 97328 5119 0 Z N">
              <draw:equation draw:name="f0" draw:formula="logwidth"/>
              <draw:equation draw:name="f1" draw:formula="logheight"/>
            </draw:enhanced-geometry>
          </draw:custom-shape>
          <draw:custom-shape draw:name="object 157" draw:style-name="gr63" draw:text-style-name="P5" draw:layer="layout" svg:width="0.001cm" svg:height="0.257cm" svg:x="5.003cm" svg:y="7.256cm">
            <text:p text:style-name="P50"/>
            <draw:enhanced-geometry draw:mirror-horizontal="false" draw:mirror-vertical="false" drawooo:sub-view-size="0 92710" draw:text-areas="0 0 ?f0 ?f1" svg:viewBox="0 0 0 0" draw:type="ooxml-non-primitive" draw:enhanced-path="M 0 0 L 0 92205 N">
              <draw:equation draw:name="f0" draw:formula="logwidth"/>
              <draw:equation draw:name="f1" draw:formula="logheight"/>
            </draw:enhanced-geometry>
          </draw:custom-shape>
          <draw:custom-shape draw:name="object 158" draw:style-name="gr46" draw:text-style-name="P176" draw:layer="layout" svg:width="0.015cm" svg:height="0.271cm" svg:x="4.995cm" svg:y="7.249cm">
            <text:p text:style-name="P50"/>
            <draw:enhanced-geometry draw:mirror-horizontal="false" draw:mirror-vertical="false" drawooo:sub-view-size="5714 97789" draw:text-areas="0 0 ?f0 ?f1" svg:viewBox="0 0 0 0" draw:type="ooxml-non-primitive" draw:enhanced-path="M 5290 0 L 0 0 0 97328 5290 97328 5290 0 Z N">
              <draw:equation draw:name="f0" draw:formula="logwidth"/>
              <draw:equation draw:name="f1" draw:formula="logheight"/>
            </draw:enhanced-geometry>
          </draw:custom-shape>
          <draw:custom-shape draw:name="object 159" draw:style-name="gr45" draw:text-style-name="P175" draw:layer="layout" svg:width="5.365cm" svg:height="0.029cm" svg:x="0.713cm" svg:y="7.519cm">
            <text:p text:style-name="P50"/>
            <draw:enhanced-geometry draw:mirror-horizontal="false" draw:mirror-vertical="false" drawooo:sub-view-size="1931670 10794" draw:text-areas="0 0 ?f0 ?f1" svg:viewBox="0 0 0 0" draw:type="ooxml-non-primitive" draw:enhanced-path="M 1931173 0 L 0 0 0 10245 1931173 10245 1931173 0 Z N">
              <draw:equation draw:name="f0" draw:formula="logwidth"/>
              <draw:equation draw:name="f1" draw:formula="logheight"/>
            </draw:enhanced-geometry>
          </draw:custom-shape>
          <draw:custom-shape draw:name="object 160" draw:style-name="gr63" draw:text-style-name="P5" draw:layer="layout" svg:width="0.001cm" svg:height="0.257cm" svg:x="6.07cm" svg:y="7.256cm">
            <text:p text:style-name="P50"/>
            <draw:enhanced-geometry draw:mirror-horizontal="false" draw:mirror-vertical="false" drawooo:sub-view-size="0 92710" draw:text-areas="0 0 ?f0 ?f1" svg:viewBox="0 0 0 0" draw:type="ooxml-non-primitive" draw:enhanced-path="M 0 0 L 0 92205 N">
              <draw:equation draw:name="f0" draw:formula="logwidth"/>
              <draw:equation draw:name="f1" draw:formula="logheight"/>
            </draw:enhanced-geometry>
          </draw:custom-shape>
          <draw:custom-shape draw:name="object 161" draw:style-name="gr46" draw:text-style-name="P176" draw:layer="layout" svg:width="0.015cm" svg:height="0.271cm" svg:x="6.063cm" svg:y="7.249cm">
            <text:p text:style-name="P50"/>
            <draw:enhanced-geometry draw:mirror-horizontal="false" draw:mirror-vertical="false" drawooo:sub-view-size="5714 97789" draw:text-areas="0 0 ?f0 ?f1" svg:viewBox="0 0 0 0" draw:type="ooxml-non-primitive" draw:enhanced-path="M 5119 0 L 0 0 0 97328 5119 97328 5119 0 Z N">
              <draw:equation draw:name="f0" draw:formula="logwidth"/>
              <draw:equation draw:name="f1" draw:formula="logheight"/>
            </draw:enhanced-geometry>
          </draw:custom-shape>
          <draw:custom-shape draw:name="object 162" draw:style-name="gr63" draw:text-style-name="P5" draw:layer="layout" svg:width="0.768cm" svg:height="0.001cm" svg:x="6.084cm" svg:y="7.54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163" draw:style-name="gr46" draw:text-style-name="P176" draw:layer="layout" svg:width="0.782cm" svg:height="0.015cm" svg:x="6.077cm" svg:y="7.533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164" draw:style-name="gr63" draw:text-style-name="P5" draw:layer="layout" svg:width="0.001cm" svg:height="0.257cm" svg:x="6.881cm" svg:y="7.256cm">
            <text:p text:style-name="P50"/>
            <draw:enhanced-geometry draw:mirror-horizontal="false" draw:mirror-vertical="false" drawooo:sub-view-size="0 92710" draw:text-areas="0 0 ?f0 ?f1" svg:viewBox="0 0 0 0" draw:type="ooxml-non-primitive" draw:enhanced-path="M 0 0 L 0 92205 N">
              <draw:equation draw:name="f0" draw:formula="logwidth"/>
              <draw:equation draw:name="f1" draw:formula="logheight"/>
            </draw:enhanced-geometry>
          </draw:custom-shape>
          <draw:custom-shape draw:name="object 165" draw:style-name="gr46" draw:text-style-name="P176" draw:layer="layout" svg:width="0.015cm" svg:height="0.271cm" svg:x="6.873cm" svg:y="7.249cm">
            <text:p text:style-name="P50"/>
            <draw:enhanced-geometry draw:mirror-horizontal="false" draw:mirror-vertical="false" drawooo:sub-view-size="5714 97789" draw:text-areas="0 0 ?f0 ?f1" svg:viewBox="0 0 0 0" draw:type="ooxml-non-primitive" draw:enhanced-path="M 5119 0 L 0 0 0 97328 5119 97328 5119 0 Z N">
              <draw:equation draw:name="f0" draw:formula="logwidth"/>
              <draw:equation draw:name="f1" draw:formula="logheight"/>
            </draw:enhanced-geometry>
          </draw:custom-shape>
          <draw:custom-shape draw:name="object 166" draw:style-name="gr45" draw:text-style-name="P175" draw:layer="layout" svg:width="0.008cm" svg:height="0.029cm" svg:x="6.888cm" svg:y="7.519cm">
            <text:p text:style-name="P50"/>
            <draw:enhanced-geometry draw:mirror-horizontal="false" draw:mirror-vertical="false" drawooo:sub-view-size="3175 10794" draw:text-areas="0 0 ?f0 ?f1" svg:viewBox="0 0 0 0" draw:type="ooxml-non-primitive" draw:enhanced-path="M 0 10245 L 3016 10245 3016 0 0 0 0 10245 Z N">
              <draw:equation draw:name="f0" draw:formula="logwidth"/>
              <draw:equation draw:name="f1" draw:formula="logheight"/>
            </draw:enhanced-geometry>
          </draw:custom-shape>
          <draw:custom-shape draw:name="object 167" draw:style-name="gr63" draw:text-style-name="P5" draw:layer="layout" svg:width="0.768cm" svg:height="0.001cm" svg:x="6.084cm" svg:y="7.84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168" draw:style-name="gr46" draw:text-style-name="P176" draw:layer="layout" svg:width="0.782cm" svg:height="0.015cm" svg:x="6.077cm" svg:y="7.833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169" draw:style-name="gr63" draw:text-style-name="P5" draw:layer="layout" svg:width="0.768cm" svg:height="0.001cm" svg:x="6.084cm" svg:y="8.138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170" draw:style-name="gr46" draw:text-style-name="P176" draw:layer="layout" svg:width="0.782cm" svg:height="0.015cm" svg:x="6.077cm" svg:y="8.131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171" draw:style-name="gr63" draw:text-style-name="P5" draw:layer="layout" svg:width="0.768cm" svg:height="0.001cm" svg:x="6.084cm" svg:y="8.438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172" draw:style-name="gr46" draw:text-style-name="P176" draw:layer="layout" svg:width="0.782cm" svg:height="0.015cm" svg:x="6.077cm" svg:y="8.431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173" draw:style-name="gr63" draw:text-style-name="P5" draw:layer="layout" svg:width="0.768cm" svg:height="0.001cm" svg:x="6.084cm" svg:y="8.737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174" draw:style-name="gr46" draw:text-style-name="P176" draw:layer="layout" svg:width="0.782cm" svg:height="0.015cm" svg:x="6.077cm" svg:y="8.729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175" draw:style-name="gr63" draw:text-style-name="P5" draw:layer="layout" svg:width="0.768cm" svg:height="0.001cm" svg:x="6.084cm" svg:y="9.036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176" draw:style-name="gr46" draw:text-style-name="P176" draw:layer="layout" svg:width="0.782cm" svg:height="0.015cm" svg:x="6.077cm" svg:y="9.029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177" draw:style-name="gr63" draw:text-style-name="P5" draw:layer="layout" svg:width="0.768cm" svg:height="0.001cm" svg:x="6.084cm" svg:y="9.335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178" draw:style-name="gr46" draw:text-style-name="P176" draw:layer="layout" svg:width="0.782cm" svg:height="0.015cm" svg:x="6.077cm" svg:y="9.328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179" draw:style-name="gr63" draw:text-style-name="P5" draw:layer="layout" svg:width="0.768cm" svg:height="0.001cm" svg:x="6.084cm" svg:y="9.634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180" draw:style-name="gr46" draw:text-style-name="P176" draw:layer="layout" svg:width="0.782cm" svg:height="0.015cm" svg:x="6.077cm" svg:y="9.627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181" draw:style-name="gr63" draw:text-style-name="P5" draw:layer="layout" svg:width="0.768cm" svg:height="0.001cm" svg:x="6.084cm" svg:y="9.933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182" draw:style-name="gr46" draw:text-style-name="P176" draw:layer="layout" svg:width="0.782cm" svg:height="0.015cm" svg:x="6.077cm" svg:y="9.926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183" draw:style-name="gr63" draw:text-style-name="P5" draw:layer="layout" svg:width="0.768cm" svg:height="0.001cm" svg:x="6.084cm" svg:y="10.275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184" draw:style-name="gr46" draw:text-style-name="P176" draw:layer="layout" svg:width="0.782cm" svg:height="0.015cm" svg:x="6.077cm" svg:y="10.268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185" draw:style-name="gr63" draw:text-style-name="P5" draw:layer="layout" svg:width="0.768cm" svg:height="0.001cm" svg:x="6.084cm" svg:y="10.574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186" draw:style-name="gr46" draw:text-style-name="P176" draw:layer="layout" svg:width="0.782cm" svg:height="0.015cm" svg:x="6.077cm" svg:y="10.567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187" draw:style-name="gr45" draw:text-style-name="P175" draw:layer="layout" svg:width="5.379cm" svg:height="3.361cm" svg:x="0.699cm" svg:y="7.519cm">
            <text:p text:style-name="P50"/>
            <draw:enhanced-geometry draw:mirror-horizontal="false" draw:mirror-vertical="false" drawooo:sub-view-size="1936750 1210310" draw:text-areas="0 0 ?f0 ?f1" svg:viewBox="0 0 0 0" draw:type="ooxml-non-primitive" draw:enhanced-path="M 1936292 10236 L 1926043 10236 1926043 1199692 5118 1199692 5118 0 0 0 0 1209941 5118 1209941 1926043 1209941 1936292 1209941 1936292 1199692 1936292 10236 Z N">
              <draw:equation draw:name="f0" draw:formula="logwidth"/>
              <draw:equation draw:name="f1" draw:formula="logheight"/>
            </draw:enhanced-geometry>
          </draw:custom-shape>
          <draw:custom-shape draw:name="object 188" draw:style-name="gr63" draw:text-style-name="P5" draw:layer="layout" svg:width="0.768cm" svg:height="0.001cm" svg:x="6.084cm" svg:y="10.873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189" draw:style-name="gr46" draw:text-style-name="P176" draw:layer="layout" svg:width="0.782cm" svg:height="0.015cm" svg:x="6.077cm" svg:y="10.866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190" draw:style-name="gr63" draw:text-style-name="P5" draw:layer="layout" svg:width="0.001cm" svg:height="0.257cm" svg:x="0.706cm" svg:y="10.887cm">
            <text:p text:style-name="P50"/>
            <draw:enhanced-geometry draw:mirror-horizontal="false" draw:mirror-vertical="false" drawooo:sub-view-size="0 92710" draw:text-areas="0 0 ?f0 ?f1" svg:viewBox="0 0 0 0" draw:type="ooxml-non-primitive" draw:enhanced-path="M 0 0 L 0 92205 N">
              <draw:equation draw:name="f0" draw:formula="logwidth"/>
              <draw:equation draw:name="f1" draw:formula="logheight"/>
            </draw:enhanced-geometry>
          </draw:custom-shape>
          <draw:custom-shape draw:name="object 191" draw:style-name="gr46" draw:text-style-name="P176" draw:layer="layout" svg:width="0.015cm" svg:height="0.271cm" svg:x="0.698cm" svg:y="10.88cm">
            <text:p text:style-name="P50"/>
            <draw:enhanced-geometry draw:mirror-horizontal="false" draw:mirror-vertical="false" drawooo:sub-view-size="5714 97789" draw:text-areas="0 0 ?f0 ?f1" svg:viewBox="0 0 0 0" draw:type="ooxml-non-primitive" draw:enhanced-path="M 5119 0 L 0 0 0 97328 5119 97328 5119 0 Z N">
              <draw:equation draw:name="f0" draw:formula="logwidth"/>
              <draw:equation draw:name="f1" draw:formula="logheight"/>
            </draw:enhanced-geometry>
          </draw:custom-shape>
          <draw:custom-shape draw:name="object 192" draw:style-name="gr63" draw:text-style-name="P5" draw:layer="layout" svg:width="0.001cm" svg:height="0.257cm" svg:x="3.537cm" svg:y="10.887cm">
            <text:p text:style-name="P50"/>
            <draw:enhanced-geometry draw:mirror-horizontal="false" draw:mirror-vertical="false" drawooo:sub-view-size="0 92710" draw:text-areas="0 0 ?f0 ?f1" svg:viewBox="0 0 0 0" draw:type="ooxml-non-primitive" draw:enhanced-path="M 0 0 L 0 92205 N">
              <draw:equation draw:name="f0" draw:formula="logwidth"/>
              <draw:equation draw:name="f1" draw:formula="logheight"/>
            </draw:enhanced-geometry>
          </draw:custom-shape>
          <draw:custom-shape draw:name="object 193" draw:style-name="gr46" draw:text-style-name="P176" draw:layer="layout" svg:width="0.015cm" svg:height="0.271cm" svg:x="3.53cm" svg:y="10.88cm">
            <text:p text:style-name="P50"/>
            <draw:enhanced-geometry draw:mirror-horizontal="false" draw:mirror-vertical="false" drawooo:sub-view-size="5715 97789" draw:text-areas="0 0 ?f0 ?f1" svg:viewBox="0 0 0 0" draw:type="ooxml-non-primitive" draw:enhanced-path="M 5119 0 L 0 0 0 97328 5119 97328 5119 0 Z N">
              <draw:equation draw:name="f0" draw:formula="logwidth"/>
              <draw:equation draw:name="f1" draw:formula="logheight"/>
            </draw:enhanced-geometry>
          </draw:custom-shape>
          <draw:custom-shape draw:name="object 194" draw:style-name="gr63" draw:text-style-name="P5" draw:layer="layout" svg:width="0.001cm" svg:height="0.257cm" svg:x="5.003cm" svg:y="10.887cm">
            <text:p text:style-name="P50"/>
            <draw:enhanced-geometry draw:mirror-horizontal="false" draw:mirror-vertical="false" drawooo:sub-view-size="0 92710" draw:text-areas="0 0 ?f0 ?f1" svg:viewBox="0 0 0 0" draw:type="ooxml-non-primitive" draw:enhanced-path="M 0 0 L 0 92205 N">
              <draw:equation draw:name="f0" draw:formula="logwidth"/>
              <draw:equation draw:name="f1" draw:formula="logheight"/>
            </draw:enhanced-geometry>
          </draw:custom-shape>
          <draw:custom-shape draw:name="object 195" draw:style-name="gr46" draw:text-style-name="P176" draw:layer="layout" svg:width="0.015cm" svg:height="0.271cm" svg:x="4.995cm" svg:y="10.88cm">
            <text:p text:style-name="P50"/>
            <draw:enhanced-geometry draw:mirror-horizontal="false" draw:mirror-vertical="false" drawooo:sub-view-size="5714 97789" draw:text-areas="0 0 ?f0 ?f1" svg:viewBox="0 0 0 0" draw:type="ooxml-non-primitive" draw:enhanced-path="M 5290 0 L 0 0 0 97328 5290 97328 5290 0 Z N">
              <draw:equation draw:name="f0" draw:formula="logwidth"/>
              <draw:equation draw:name="f1" draw:formula="logheight"/>
            </draw:enhanced-geometry>
          </draw:custom-shape>
          <draw:custom-shape draw:name="object 196" draw:style-name="gr45" draw:text-style-name="P175" draw:layer="layout" svg:width="5.365cm" svg:height="0.029cm" svg:x="0.713cm" svg:y="11.15cm">
            <text:p text:style-name="P50"/>
            <draw:enhanced-geometry draw:mirror-horizontal="false" draw:mirror-vertical="false" drawooo:sub-view-size="1931670 10795" draw:text-areas="0 0 ?f0 ?f1" svg:viewBox="0 0 0 0" draw:type="ooxml-non-primitive" draw:enhanced-path="M 1931173 0 L 0 0 0 10245 1931173 10245 1931173 0 Z N">
              <draw:equation draw:name="f0" draw:formula="logwidth"/>
              <draw:equation draw:name="f1" draw:formula="logheight"/>
            </draw:enhanced-geometry>
          </draw:custom-shape>
          <draw:custom-shape draw:name="object 197" draw:style-name="gr63" draw:text-style-name="P5" draw:layer="layout" svg:width="0.001cm" svg:height="0.257cm" svg:x="6.07cm" svg:y="10.887cm">
            <text:p text:style-name="P50"/>
            <draw:enhanced-geometry draw:mirror-horizontal="false" draw:mirror-vertical="false" drawooo:sub-view-size="0 92710" draw:text-areas="0 0 ?f0 ?f1" svg:viewBox="0 0 0 0" draw:type="ooxml-non-primitive" draw:enhanced-path="M 0 0 L 0 92205 N">
              <draw:equation draw:name="f0" draw:formula="logwidth"/>
              <draw:equation draw:name="f1" draw:formula="logheight"/>
            </draw:enhanced-geometry>
          </draw:custom-shape>
          <draw:custom-shape draw:name="object 198" draw:style-name="gr46" draw:text-style-name="P176" draw:layer="layout" svg:width="0.015cm" svg:height="0.271cm" svg:x="6.063cm" svg:y="10.88cm">
            <text:p text:style-name="P50"/>
            <draw:enhanced-geometry draw:mirror-horizontal="false" draw:mirror-vertical="false" drawooo:sub-view-size="5714 97789" draw:text-areas="0 0 ?f0 ?f1" svg:viewBox="0 0 0 0" draw:type="ooxml-non-primitive" draw:enhanced-path="M 5119 0 L 0 0 0 97328 5119 97328 5119 0 Z N">
              <draw:equation draw:name="f0" draw:formula="logwidth"/>
              <draw:equation draw:name="f1" draw:formula="logheight"/>
            </draw:enhanced-geometry>
          </draw:custom-shape>
          <draw:custom-shape draw:name="object 199" draw:style-name="gr63" draw:text-style-name="P5" draw:layer="layout" svg:width="0.768cm" svg:height="0.001cm" svg:x="6.084cm" svg:y="11.172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200" draw:style-name="gr46" draw:text-style-name="P176" draw:layer="layout" svg:width="0.782cm" svg:height="0.015cm" svg:x="6.077cm" svg:y="11.165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201" draw:style-name="gr45" draw:text-style-name="P175" draw:layer="layout" svg:width="5.379cm" svg:height="0.327cm" svg:x="0.699cm" svg:y="11.15cm">
            <text:p text:style-name="P50"/>
            <draw:enhanced-geometry draw:mirror-horizontal="false" draw:mirror-vertical="false" drawooo:sub-view-size="1936750 118110" draw:text-areas="0 0 ?f0 ?f1" svg:viewBox="0 0 0 0" draw:type="ooxml-non-primitive" draw:enhanced-path="M 1936292 10248 L 1926043 10248 1926043 107746 5118 107746 5118 0 0 0 0 117995 5118 117995 1926043 117995 1936292 117995 1936292 107746 1936292 10248 Z N">
              <draw:equation draw:name="f0" draw:formula="logwidth"/>
              <draw:equation draw:name="f1" draw:formula="logheight"/>
            </draw:enhanced-geometry>
          </draw:custom-shape>
          <draw:custom-shape draw:name="object 202" draw:style-name="gr63" draw:text-style-name="P5" draw:layer="layout" svg:width="0.768cm" svg:height="0.001cm" svg:x="6.084cm" svg:y="11.471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203" draw:style-name="gr46" draw:text-style-name="P176" draw:layer="layout" svg:width="0.782cm" svg:height="0.015cm" svg:x="6.077cm" svg:y="11.464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204" draw:style-name="gr63" draw:text-style-name="P5" draw:layer="layout" svg:width="0.001cm" svg:height="0.257cm" svg:x="0.706cm" svg:y="11.485cm">
            <text:p text:style-name="P50"/>
            <draw:enhanced-geometry draw:mirror-horizontal="false" draw:mirror-vertical="false" drawooo:sub-view-size="0 92710" draw:text-areas="0 0 ?f0 ?f1" svg:viewBox="0 0 0 0" draw:type="ooxml-non-primitive" draw:enhanced-path="M 0 0 L 0 92205 N">
              <draw:equation draw:name="f0" draw:formula="logwidth"/>
              <draw:equation draw:name="f1" draw:formula="logheight"/>
            </draw:enhanced-geometry>
          </draw:custom-shape>
          <draw:custom-shape draw:name="object 205" draw:style-name="gr46" draw:text-style-name="P176" draw:layer="layout" svg:width="0.015cm" svg:height="0.271cm" svg:x="0.698cm" svg:y="11.478cm">
            <text:p text:style-name="P50"/>
            <draw:enhanced-geometry draw:mirror-horizontal="false" draw:mirror-vertical="false" drawooo:sub-view-size="5714 97789" draw:text-areas="0 0 ?f0 ?f1" svg:viewBox="0 0 0 0" draw:type="ooxml-non-primitive" draw:enhanced-path="M 5119 0 L 0 0 0 97328 5119 97328 5119 0 Z N">
              <draw:equation draw:name="f0" draw:formula="logwidth"/>
              <draw:equation draw:name="f1" draw:formula="logheight"/>
            </draw:enhanced-geometry>
          </draw:custom-shape>
          <draw:custom-shape draw:name="object 206" draw:style-name="gr63" draw:text-style-name="P5" draw:layer="layout" svg:width="0.001cm" svg:height="0.257cm" svg:x="3.537cm" svg:y="11.485cm">
            <text:p text:style-name="P50"/>
            <draw:enhanced-geometry draw:mirror-horizontal="false" draw:mirror-vertical="false" drawooo:sub-view-size="0 92710" draw:text-areas="0 0 ?f0 ?f1" svg:viewBox="0 0 0 0" draw:type="ooxml-non-primitive" draw:enhanced-path="M 0 0 L 0 92205 N">
              <draw:equation draw:name="f0" draw:formula="logwidth"/>
              <draw:equation draw:name="f1" draw:formula="logheight"/>
            </draw:enhanced-geometry>
          </draw:custom-shape>
          <draw:custom-shape draw:name="object 207" draw:style-name="gr46" draw:text-style-name="P176" draw:layer="layout" svg:width="0.015cm" svg:height="0.271cm" svg:x="3.53cm" svg:y="11.478cm">
            <text:p text:style-name="P50"/>
            <draw:enhanced-geometry draw:mirror-horizontal="false" draw:mirror-vertical="false" drawooo:sub-view-size="5715 97789" draw:text-areas="0 0 ?f0 ?f1" svg:viewBox="0 0 0 0" draw:type="ooxml-non-primitive" draw:enhanced-path="M 5119 0 L 0 0 0 97328 5119 97328 5119 0 Z N">
              <draw:equation draw:name="f0" draw:formula="logwidth"/>
              <draw:equation draw:name="f1" draw:formula="logheight"/>
            </draw:enhanced-geometry>
          </draw:custom-shape>
          <draw:custom-shape draw:name="object 208" draw:style-name="gr63" draw:text-style-name="P5" draw:layer="layout" svg:width="0.001cm" svg:height="0.257cm" svg:x="5.003cm" svg:y="11.485cm">
            <text:p text:style-name="P50"/>
            <draw:enhanced-geometry draw:mirror-horizontal="false" draw:mirror-vertical="false" drawooo:sub-view-size="0 92710" draw:text-areas="0 0 ?f0 ?f1" svg:viewBox="0 0 0 0" draw:type="ooxml-non-primitive" draw:enhanced-path="M 0 0 L 0 92205 N">
              <draw:equation draw:name="f0" draw:formula="logwidth"/>
              <draw:equation draw:name="f1" draw:formula="logheight"/>
            </draw:enhanced-geometry>
          </draw:custom-shape>
          <draw:custom-shape draw:name="object 209" draw:style-name="gr46" draw:text-style-name="P176" draw:layer="layout" svg:width="0.015cm" svg:height="0.271cm" svg:x="4.995cm" svg:y="11.478cm">
            <text:p text:style-name="P50"/>
            <draw:enhanced-geometry draw:mirror-horizontal="false" draw:mirror-vertical="false" drawooo:sub-view-size="5714 97789" draw:text-areas="0 0 ?f0 ?f1" svg:viewBox="0 0 0 0" draw:type="ooxml-non-primitive" draw:enhanced-path="M 5290 0 L 0 0 0 97328 5290 97328 5290 0 Z N">
              <draw:equation draw:name="f0" draw:formula="logwidth"/>
              <draw:equation draw:name="f1" draw:formula="logheight"/>
            </draw:enhanced-geometry>
          </draw:custom-shape>
          <draw:custom-shape draw:name="object 210" draw:style-name="gr45" draw:text-style-name="P175" draw:layer="layout" svg:width="5.365cm" svg:height="0.029cm" svg:x="0.713cm" svg:y="11.748cm">
            <text:p text:style-name="P50"/>
            <draw:enhanced-geometry draw:mirror-horizontal="false" draw:mirror-vertical="false" drawooo:sub-view-size="1931670 10795" draw:text-areas="0 0 ?f0 ?f1" svg:viewBox="0 0 0 0" draw:type="ooxml-non-primitive" draw:enhanced-path="M 1931173 0 L 0 0 0 10245 1931173 10245 1931173 0 Z N">
              <draw:equation draw:name="f0" draw:formula="logwidth"/>
              <draw:equation draw:name="f1" draw:formula="logheight"/>
            </draw:enhanced-geometry>
          </draw:custom-shape>
          <draw:custom-shape draw:name="object 211" draw:style-name="gr63" draw:text-style-name="P5" draw:layer="layout" svg:width="0.001cm" svg:height="0.257cm" svg:x="6.07cm" svg:y="11.485cm">
            <text:p text:style-name="P50"/>
            <draw:enhanced-geometry draw:mirror-horizontal="false" draw:mirror-vertical="false" drawooo:sub-view-size="0 92710" draw:text-areas="0 0 ?f0 ?f1" svg:viewBox="0 0 0 0" draw:type="ooxml-non-primitive" draw:enhanced-path="M 0 0 L 0 92205 N">
              <draw:equation draw:name="f0" draw:formula="logwidth"/>
              <draw:equation draw:name="f1" draw:formula="logheight"/>
            </draw:enhanced-geometry>
          </draw:custom-shape>
          <draw:custom-shape draw:name="object 212" draw:style-name="gr46" draw:text-style-name="P176" draw:layer="layout" svg:width="0.015cm" svg:height="0.271cm" svg:x="6.063cm" svg:y="11.478cm">
            <text:p text:style-name="P50"/>
            <draw:enhanced-geometry draw:mirror-horizontal="false" draw:mirror-vertical="false" drawooo:sub-view-size="5714 97789" draw:text-areas="0 0 ?f0 ?f1" svg:viewBox="0 0 0 0" draw:type="ooxml-non-primitive" draw:enhanced-path="M 5119 0 L 0 0 0 97328 5119 97328 5119 0 Z N">
              <draw:equation draw:name="f0" draw:formula="logwidth"/>
              <draw:equation draw:name="f1" draw:formula="logheight"/>
            </draw:enhanced-geometry>
          </draw:custom-shape>
          <draw:custom-shape draw:name="object 213" draw:style-name="gr63" draw:text-style-name="P5" draw:layer="layout" svg:width="0.768cm" svg:height="0.001cm" svg:x="6.084cm" svg:y="11.77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214" draw:style-name="gr46" draw:text-style-name="P176" draw:layer="layout" svg:width="0.782cm" svg:height="0.015cm" svg:x="6.077cm" svg:y="11.763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215" draw:style-name="gr63" draw:text-style-name="P5" draw:layer="layout" svg:width="0.768cm" svg:height="0.001cm" svg:x="6.084cm" svg:y="12.069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216" draw:style-name="gr46" draw:text-style-name="P176" draw:layer="layout" svg:width="0.782cm" svg:height="0.015cm" svg:x="6.077cm" svg:y="12.062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217" draw:style-name="gr63" draw:text-style-name="P5" draw:layer="layout" svg:width="0.768cm" svg:height="0.001cm" svg:x="6.084cm" svg:y="12.368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218" draw:style-name="gr46" draw:text-style-name="P176" draw:layer="layout" svg:width="0.782cm" svg:height="0.015cm" svg:x="6.077cm" svg:y="12.361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219" draw:style-name="gr63" draw:text-style-name="P5" draw:layer="layout" svg:width="0.768cm" svg:height="0.001cm" svg:x="6.084cm" svg:y="12.667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220" draw:style-name="gr46" draw:text-style-name="P176" draw:layer="layout" svg:width="0.782cm" svg:height="0.015cm" svg:x="6.077cm" svg:y="12.66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221" draw:style-name="gr63" draw:text-style-name="P5" draw:layer="layout" svg:width="0.768cm" svg:height="0.001cm" svg:x="6.084cm" svg:y="12.966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222" draw:style-name="gr46" draw:text-style-name="P176" draw:layer="layout" svg:width="0.782cm" svg:height="0.015cm" svg:x="6.077cm" svg:y="12.959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223" draw:style-name="gr63" draw:text-style-name="P5" draw:layer="layout" svg:width="0.768cm" svg:height="0.001cm" svg:x="6.084cm" svg:y="13.265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224" draw:style-name="gr46" draw:text-style-name="P176" draw:layer="layout" svg:width="0.782cm" svg:height="0.015cm" svg:x="6.077cm" svg:y="13.258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225" draw:style-name="gr63" draw:text-style-name="P5" draw:layer="layout" svg:width="0.768cm" svg:height="0.001cm" svg:x="6.084cm" svg:y="13.564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226" draw:style-name="gr46" draw:text-style-name="P176" draw:layer="layout" svg:width="0.782cm" svg:height="0.015cm" svg:x="6.077cm" svg:y="13.557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227" draw:style-name="gr63" draw:text-style-name="P5" draw:layer="layout" svg:width="0.768cm" svg:height="0.001cm" svg:x="6.084cm" svg:y="13.863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228" draw:style-name="gr46" draw:text-style-name="P176" draw:layer="layout" svg:width="0.782cm" svg:height="0.015cm" svg:x="6.077cm" svg:y="13.856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229" draw:style-name="gr63" draw:text-style-name="P5" draw:layer="layout" svg:width="0.768cm" svg:height="0.001cm" svg:x="6.084cm" svg:y="14.219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230" draw:style-name="gr46" draw:text-style-name="P176" draw:layer="layout" svg:width="0.782cm" svg:height="0.015cm" svg:x="6.077cm" svg:y="14.212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231" draw:style-name="gr63" draw:text-style-name="P5" draw:layer="layout" svg:width="0.768cm" svg:height="0.001cm" svg:x="6.084cm" svg:y="14.575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232" draw:style-name="gr46" draw:text-style-name="P176" draw:layer="layout" svg:width="0.782cm" svg:height="0.015cm" svg:x="6.077cm" svg:y="14.568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233" draw:style-name="gr63" draw:text-style-name="P5" draw:layer="layout" svg:width="0.768cm" svg:height="0.001cm" svg:x="6.084cm" svg:y="14.874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234" draw:style-name="gr46" draw:text-style-name="P176" draw:layer="layout" svg:width="0.782cm" svg:height="0.015cm" svg:x="6.077cm" svg:y="14.867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235" draw:style-name="gr63" draw:text-style-name="P5" draw:layer="layout" svg:width="0.768cm" svg:height="0.001cm" svg:x="6.084cm" svg:y="15.173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236" draw:style-name="gr46" draw:text-style-name="P176" draw:layer="layout" svg:width="0.782cm" svg:height="0.015cm" svg:x="6.077cm" svg:y="15.166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237" draw:style-name="gr63" draw:text-style-name="P5" draw:layer="layout" svg:width="0.768cm" svg:height="0.001cm" svg:x="6.084cm" svg:y="15.529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238" draw:style-name="gr46" draw:text-style-name="P176" draw:layer="layout" svg:width="0.782cm" svg:height="0.015cm" svg:x="6.077cm" svg:y="15.522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239" draw:style-name="gr63" draw:text-style-name="P5" draw:layer="layout" svg:width="0.768cm" svg:height="0.001cm" svg:x="6.084cm" svg:y="15.814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240" draw:style-name="gr46" draw:text-style-name="P176" draw:layer="layout" svg:width="0.782cm" svg:height="0.015cm" svg:x="6.077cm" svg:y="15.807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241" draw:style-name="gr63" draw:text-style-name="P5" draw:layer="layout" svg:width="0.768cm" svg:height="0.001cm" svg:x="6.084cm" svg:y="16.17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242" draw:style-name="gr46" draw:text-style-name="P176" draw:layer="layout" svg:width="0.782cm" svg:height="0.015cm" svg:x="6.077cm" svg:y="16.163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243" draw:style-name="gr63" draw:text-style-name="P5" draw:layer="layout" svg:width="0.768cm" svg:height="0.001cm" svg:x="6.084cm" svg:y="16.526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244" draw:style-name="gr46" draw:text-style-name="P176" draw:layer="layout" svg:width="0.782cm" svg:height="0.015cm" svg:x="6.077cm" svg:y="16.519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245" draw:style-name="gr63" draw:text-style-name="P5" draw:layer="layout" svg:width="0.768cm" svg:height="0.001cm" svg:x="6.084cm" svg:y="16.882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246" draw:style-name="gr46" draw:text-style-name="P176" draw:layer="layout" svg:width="0.782cm" svg:height="0.015cm" svg:x="6.077cm" svg:y="16.875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247" draw:style-name="gr63" draw:text-style-name="P5" draw:layer="layout" svg:width="0.768cm" svg:height="0.001cm" svg:x="6.084cm" svg:y="17.238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248" draw:style-name="gr46" draw:text-style-name="P176" draw:layer="layout" svg:width="0.782cm" svg:height="0.015cm" svg:x="6.077cm" svg:y="17.231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249" draw:style-name="gr63" draw:text-style-name="P5" draw:layer="layout" svg:width="0.768cm" svg:height="0.001cm" svg:x="6.084cm" svg:y="17.594cm">
            <text:p text:style-name="P50"/>
            <draw:enhanced-geometry draw:mirror-horizontal="false" draw:mirror-vertical="false" drawooo:sub-view-size="276860 0" draw:text-areas="0 0 ?f0 ?f1" svg:viewBox="0 0 0 0" draw:type="ooxml-non-primitive" draw:enhanced-path="M 0 0 L 276467 0 N">
              <draw:equation draw:name="f0" draw:formula="logwidth"/>
              <draw:equation draw:name="f1" draw:formula="logheight"/>
            </draw:enhanced-geometry>
          </draw:custom-shape>
          <draw:custom-shape draw:name="object 250" draw:style-name="gr46" draw:text-style-name="P176" draw:layer="layout" svg:width="0.782cm" svg:height="0.015cm" svg:x="6.077cm" svg:y="17.587cm">
            <text:p text:style-name="P50"/>
            <draw:enhanced-geometry draw:mirror-horizontal="false" draw:mirror-vertical="false" drawooo:sub-view-size="281939 5714" draw:text-areas="0 0 ?f0 ?f1" svg:viewBox="0 0 0 0" draw:type="ooxml-non-primitive" draw:enhanced-path="M 281586 0 L 0 0 0 5122 281586 5122 281586 0 Z N">
              <draw:equation draw:name="f0" draw:formula="logwidth"/>
              <draw:equation draw:name="f1" draw:formula="logheight"/>
            </draw:enhanced-geometry>
          </draw:custom-shape>
          <draw:custom-shape draw:name="object 251" draw:style-name="gr45" draw:text-style-name="P175" draw:layer="layout" svg:width="6.188cm" svg:height="10.316cm" svg:x="0.699cm" svg:y="7.519cm">
            <text:p text:style-name="P50"/>
            <draw:enhanced-geometry draw:mirror-horizontal="false" draw:mirror-vertical="false" drawooo:sub-view-size="2228215 3714115 2228215 3714115 2228215 3714115" draw:text-areas="0 0 ?f0 ?f1" svg:viewBox="0 0 0 0" draw:type="ooxml-non-primitive" draw:enhanced-path="M 5118 1522628 L 0 1522628 0 3713810 5118 3713810 5118 1522628 Z N M 1936292 1532877 L 1926043 1532877 1926043 3713810 1936292 3713810 1936292 1532877 Z N M 2228113 0 L 2217877 0 2217877 3713810 2228113 3713810 2228113 0 Z N">
              <draw:equation draw:name="f0" draw:formula="logwidth"/>
              <draw:equation draw:name="f1" draw:formula="logheight"/>
            </draw:enhanced-geometry>
          </draw:custom-shape>
          <draw:custom-shape draw:name="object 252" draw:style-name="gr62" draw:text-style-name="P295" draw:layer="layout" svg:width="7.056cm" svg:height="0.355cm" svg:x="6.896cm" svg:y="2.022cm">
            <text:p text:style-name="P50"/>
            <draw:enhanced-geometry draw:mirror-horizontal="false" draw:mirror-vertical="false" drawooo:sub-view-size="2540635 128269" draw:text-areas="0 0 ?f0 ?f1" svg:viewBox="0 0 0 0" draw:type="ooxml-non-primitive" draw:enhanced-path="M 2540629 0 L 0 0 0 128234 2540629 128234 2540629 0 Z N">
              <draw:equation draw:name="f0" draw:formula="logwidth"/>
              <draw:equation draw:name="f1" draw:formula="logheight"/>
            </draw:enhanced-geometry>
          </draw:custom-shape>
          <draw:custom-shape draw:name="object 253" draw:style-name="gr40" draw:text-style-name="P165" draw:layer="layout" svg:width="7.056cm" svg:height="3.945cm" svg:x="6.896cm" svg:y="2.663cm">
            <text:p text:style-name="P50"/>
            <draw:enhanced-geometry draw:mirror-horizontal="false" draw:mirror-vertical="false" drawooo:sub-view-size="2540635 1420495" draw:text-areas="0 0 ?f0 ?f1" svg:viewBox="0 0 0 0" draw:type="ooxml-non-primitive" draw:enhanced-path="M 2540622 0 L 0 0 0 538213 0 543509 0 1420139 2540622 1420139 2540622 538213 2540622 0 Z N">
              <draw:equation draw:name="f0" draw:formula="logwidth"/>
              <draw:equation draw:name="f1" draw:formula="logheight"/>
            </draw:enhanced-geometry>
          </draw:custom-shape>
          <draw:custom-shape draw:name="object 254" draw:style-name="gr62" draw:text-style-name="P295" draw:layer="layout" svg:width="7.056cm" svg:height="0.355cm" svg:x="6.896cm" svg:y="6.892cm">
            <text:p text:style-name="P50"/>
            <draw:enhanced-geometry draw:mirror-horizontal="false" draw:mirror-vertical="false" drawooo:sub-view-size="2540635 128269" draw:text-areas="0 0 ?f0 ?f1" svg:viewBox="0 0 0 0" draw:type="ooxml-non-primitive" draw:enhanced-path="M 2540630 0 L 0 0 0 128234 2540630 128234 2540630 0 Z N">
              <draw:equation draw:name="f0" draw:formula="logwidth"/>
              <draw:equation draw:name="f1" draw:formula="logheight"/>
            </draw:enhanced-geometry>
          </draw:custom-shape>
          <draw:custom-shape draw:name="object 255" draw:style-name="gr40" draw:text-style-name="P165" draw:layer="layout" svg:width="7.056cm" svg:height="9.356cm" svg:x="6.896cm" svg:y="7.533cm">
            <text:p text:style-name="P50"/>
            <draw:enhanced-geometry draw:mirror-horizontal="false" draw:mirror-vertical="false" drawooo:sub-view-size="2540635 3368675" draw:text-areas="0 0 ?f0 ?f1" svg:viewBox="0 0 0 0" draw:type="ooxml-non-primitive" draw:enhanced-path="M 2540622 0 L 0 0 0 1199705 0 1204823 0 3368256 2540622 3368256 2540622 1199705 2540622 0 Z N">
              <draw:equation draw:name="f0" draw:formula="logwidth"/>
              <draw:equation draw:name="f1" draw:formula="logheight"/>
            </draw:enhanced-geometry>
          </draw:custom-shape>
          <draw:custom-shape draw:name="object 256" draw:style-name="gr40" draw:text-style-name="P165" draw:layer="layout" svg:width="7.056cm" svg:height="0.96cm" svg:x="6.896cm" svg:y="16.875cm">
            <text:p text:style-name="P50"/>
            <draw:enhanced-geometry draw:mirror-horizontal="false" draw:mirror-vertical="false" drawooo:sub-view-size="2540635 346075" draw:text-areas="0 0 ?f0 ?f1" svg:viewBox="0 0 0 0" draw:type="ooxml-non-primitive" draw:enhanced-path="M 0 345528 L 2540630 345528 2540630 0 0 0 0 345528 Z N">
              <draw:equation draw:name="f0" draw:formula="logwidth"/>
              <draw:equation draw:name="f1" draw:formula="logheight"/>
            </draw:enhanced-geometry>
          </draw:custom-shape>
        </draw:g>
        <draw:custom-shape draw:name="object 257" draw:style-name="gr41" draw:text-style-name="P5" draw:layer="layout" svg:width="12.969cm" svg:height="0.516cm" svg:x="0.65cm" svg:y="1.959cm">
          <text:p text:style-name="P327"><text:span text:style-name="T221">Calendar dates</text:span><text:span text:style-name="T237">Digital twin 2</text:span><text:span text:style-name="T238">(Diesel</text:span><text:span text:style-name="T239">Truck)</text:span><text:span text:style-name="T240">/</text:span><text:span text:style-name="T238">Basic costs</text:span><text:span text:style-name="T241"> </text:span><text:span text:style-name="T239">tech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8" draw:style-name="gr59" draw:text-style-name="P71" draw:layer="layout" svg:width="9.242cm" svg:height="11.89cm" svg:x="15.958cm" svg:y="4.65cm">
          <text:p text:style-name="P292"><text:span text:style-name="T200">Output fields for:</text:span></text:p>
          <text:p text:style-name="P292"><text:span text:style-name="T200"/></text:p>
          <text:p text:style-name="P292"><text:span text:style-name="T200">Depreciation over term TCO from loss of value</text:span></text:p>
          <text:p text:style-name="P292"><text:span text:style-name="T200">TCO from infrastructure</text:span></text:p>
          <text:p text:style-name="P292"><text:span text:style-name="T200"/></text:p>
          <text:p text:style-name="P292"><text:span text:style-name="T200">TCO energy costs / km TCO CO2 costs / km</text:span></text:p>
          <text:p text:style-name="P292"><text:span text:style-name="T200">TCO maintenance costs / km TCO wheels/tires costs / km TCO taxes / km</text:span></text:p>
          <text:p text:style-name="P292"><text:span text:style-name="T200">TCO insurance costs / km</text:span></text:p>
          <text:p text:style-name="P292"><text:span text:style-name="T200">TCO toll costs / km</text:span></text:p>
          <text:p text:style-name="P292"><text:span text:style-name="T200">TCO CO2 compensation costs / km TCO other / km</text:span></text:p>
          <text:p text:style-name="P292"><text:span text:style-name="T200"/></text:p>
          <text:p text:style-name="P292"><text:span text:style-name="T200">TCO total operating costs/km</text:span></text:p>
          <text:p text:style-name="P292"><text:span text:style-name="T200">Total TCO</text:span></text:p>
          <text:p text:style-name="P292"><text:span text:style-name="T200"/></text:p>
          <text:p text:style-name="P292"><text:span text:style-name="T200">CO2 balance GHG market value in €/year</text:span></text:p>
          <text:p text:style-name="P292"><text:span text:style-name="T200">CO2 balance GHG market value in €/operating 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9" draw:style-name="gr60" draw:text-style-name="P165" draw:layer="layout" svg:width="9.242cm" svg:height="1.371cm" svg:x="15.958cm" svg:y="2.093cm">
          <text:p text:style-name="P224"><text:span text:style-name="T201">Output fields for diesel trucks</text:span></text:p>
          <text:p text:style-name="P224"><text:span text:style-name="T201">TCO depreciation and TCO from ope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0" draw:style-name="gr61" draw:text-style-name="P294" draw:layer="layout" svg:width="5.643cm" svg:height="1.447cm" svg:x="25.942cm" svg:y="2.091cm">
          <text:p text:style-name="P293"><text:span text:style-name="T122">Chapter</text:span><text:span text:style-name="T242"> </text:span><text:span text:style-name="T78">3.4</text:span></text:p>
          <text:p text:style-name="P328"><text:span text:style-name="T243">Diesel</text:span><text:span text:style-name="T123"> </text:span><text:span text:style-name="T244">Truc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1" draw:style-name="gr41" draw:text-style-name="P5" draw:layer="layout" svg:width="1.848cm" svg:height="0.36cm" svg:x="6.868cm" svg:y="2.87cm">
          <text:p text:style-name="P169"><text:span text:style-name="T152">Drive pow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2" draw:style-name="gr41" draw:text-style-name="P5" draw:layer="layout" svg:width="0.498cm" svg:height="0.676cm" svg:x="11.098cm" svg:y="2.87cm">
          <text:p text:style-name="P169"><text:span text:style-name="T217">4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3" draw:style-name="gr41" draw:text-style-name="P5" draw:layer="layout" svg:width="0.444cm" svg:height="0.676cm" svg:x="12.095cm" svg:y="2.87cm">
          <text:p text:style-name="P169"><text:span text:style-name="T219">k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4" draw:style-name="gr41" draw:text-style-name="P5" draw:layer="layout" svg:width="1.819cm" svg:height="0.36cm" svg:x="6.868cm" svg:y="3.468cm">
          <text:p text:style-name="P169"><text:span text:style-name="T229">Range</text:span><text:span text:style-name="T228"> </text:span><text:span text:style-name="T216">[k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5" draw:style-name="gr41" draw:text-style-name="P5" draw:layer="layout" svg:width="0.639cm" svg:height="0.676cm" svg:x="11.027cm" svg:y="3.468cm">
          <text:p text:style-name="P169"><text:span text:style-name="T217">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6" draw:style-name="gr41" draw:text-style-name="P5" draw:layer="layout" svg:width="0.421cm" svg:height="0.676cm" svg:x="12.095cm" svg:y="3.468cm">
          <text:p text:style-name="P169"><text:span text:style-name="T219">k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7" draw:style-name="gr41" draw:text-style-name="P5" draw:layer="layout" svg:width="1.505cm" svg:height="0.676cm" svg:x="6.868cm" svg:y="4.052cm">
          <text:p text:style-name="P169"><text:span text:style-name="T216">reserve</text:span><text:span text:style-name="T225"> </text:span><text:span text:style-name="T216">[k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8" draw:style-name="gr41" draw:text-style-name="P5" draw:layer="layout" svg:width="0.498cm" svg:height="0.676cm" svg:x="11.098cm" svg:y="4.052cm">
          <text:p text:style-name="P169"><text:span text:style-name="T217">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9" draw:style-name="gr41" draw:text-style-name="P5" draw:layer="layout" svg:width="0.421cm" svg:height="0.676cm" svg:x="12.095cm" svg:y="4.052cm">
          <text:p text:style-name="P169"><text:span text:style-name="T219">k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0" draw:style-name="gr41" draw:text-style-name="P5" draw:layer="layout" svg:width="2.827cm" svg:height="0.676cm" svg:x="6.868cm" svg:y="4.693cm">
          <text:p text:style-name="P169"><text:span text:style-name="T216">consumption</text:span><text:span text:style-name="T245"> </text:span><text:span text:style-name="T223">[kWh/100k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1" draw:style-name="gr41" draw:text-style-name="P5" draw:layer="layout" svg:width="0.705cm" svg:height="0.676cm" svg:x="10.998cm" svg:y="4.693cm">
          <text:p text:style-name="P169"><text:span text:style-name="T223">3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2" draw:style-name="gr41" draw:text-style-name="P5" draw:layer="layout" svg:width="0.997cm" svg:height="0.676cm" svg:x="12.095cm" svg:y="4.693cm">
          <text:p text:style-name="P169"><text:span text:style-name="T216">l/100k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3" draw:style-name="gr44" draw:text-style-name="P5" draw:layer="layout" svg:width="1.814cm" svg:height="0.395cm" svg:x="6.868cm" svg:y="5.276cm">
          <text:p text:style-name="P329"><text:span text:style-name="T53">Cost</text:span><text:span text:style-name="T56">/</text:span><text:span text:style-name="T246"> </text:span><text:span text:style-name="T53">tru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4" draw:style-name="gr41" draw:text-style-name="P5" draw:layer="layout" svg:width="1.375cm" svg:height="0.36cm" svg:x="10.927cm" svg:y="5.305cm">
          <text:p text:style-name="P330"><text:span text:style-name="T217">97</text:span><text:span text:style-name="T216">.</text:span><text:span text:style-name="T217">35</text:span><text:span text:style-name="T216">6</text:span><text:span text:style-name="T152"> </text:span><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5" draw:style-name="gr44" draw:text-style-name="P5" draw:layer="layout" svg:width="3.114cm" svg:height="0.753cm" svg:x="6.868cm" svg:y="5.874cm">
          <text:p text:style-name="P329"><text:span text:style-name="T53">depreciation</text:span><text:span text:style-name="T49">in</text:span><text:span text:style-name="T56">5</text:span><text:span text:style-name="T50"> </text:span><text:span text:style-name="T53">yea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6" draw:style-name="gr41" draw:text-style-name="P5" draw:layer="layout" svg:width="0.355cm" svg:height="0.676cm" svg:x="11.169cm" svg:y="5.903cm">
          <text:p text:style-name="P169"><text:span text:style-name="T217">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7" draw:style-name="gr41" draw:text-style-name="P5" draw:layer="layout" svg:width="0.264cm" svg:height="0.36cm" svg:x="12.095cm" svg:y="5.903cm">
          <text:p text:style-name="P169"><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8" draw:style-name="gr41" draw:text-style-name="P5" draw:layer="layout" svg:width="6.695cm" svg:height="0.676cm" svg:x="6.854cm" svg:y="6.8cm">
          <text:p text:style-name="P169"><text:span text:style-name="T247">Digital twin 2</text:span><text:span text:style-name="T218">(Diesel</text:span><text:span text:style-name="T248">Truck)</text:span><text:span text:style-name="T221">/</text:span><text:span text:style-name="T218">Basic costs</text:span><text:span text:style-name="T249"> </text:span><text:span text:style-name="T248">tech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9" draw:style-name="gr41" draw:text-style-name="P5" draw:layer="layout" svg:width="2.767cm" svg:height="0.676cm" svg:x="6.868cm" svg:y="7.74cm">
          <text:p text:style-name="P169"><text:span text:style-name="T216">depreciation etc.</text:span><text:span text:style-name="T228"> </text:span><text:span text:style-name="T152">Du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0" draw:style-name="gr41" draw:text-style-name="P5" draw:layer="layout" svg:width="1.375cm" svg:height="0.36cm" svg:x="10.927cm" svg:y="7.74cm">
          <text:p text:style-name="P330"><text:span text:style-name="T217">77</text:span><text:span text:style-name="T216">.</text:span><text:span text:style-name="T217">88</text:span><text:span text:style-name="T216">5</text:span><text:span text:style-name="T152"> </text:span><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1" draw:style-name="gr41" draw:text-style-name="P5" draw:layer="layout" svg:width="2.396cm" svg:height="0.676cm" svg:x="6.868cm" svg:y="8.338cm">
          <text:p text:style-name="P169"><text:span text:style-name="T248">TCO</text:span><text:span text:style-name="T250">out of</text:span><text:span text:style-name="T251"> </text:span><text:span text:style-name="T218">Loss of 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2" draw:style-name="gr41" draw:text-style-name="P5" draw:layer="layout" svg:width="0.562cm" svg:height="0.676cm" svg:x="11.069cm" svg:y="8.338cm">
          <text:p text:style-name="P169"><text:span text:style-name="T252">0</text:span><text:span text:style-name="T248">,</text:span><text:span text:style-name="T252">1</text:span><text:span text:style-name="T22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3" draw:style-name="gr41" draw:text-style-name="P5" draw:layer="layout" svg:width="0.673cm" svg:height="0.676cm" svg:x="12.095cm" svg:y="8.338cm">
          <text:p text:style-name="P169"><text:span text:style-name="T252">€</text:span><text:span text:style-name="T250">/</text:span><text:span text:style-name="T221">k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4" draw:style-name="gr41" draw:text-style-name="P5" draw:layer="layout" svg:width="2.47cm" svg:height="0.676cm" svg:x="6.868cm" svg:y="8.937cm">
          <text:p text:style-name="P169"><text:span text:style-name="T248">TCO</text:span><text:span text:style-name="T250">out of</text:span><text:span text:style-name="T253"> </text:span><text:span text:style-name="T221">Infrastru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5" draw:style-name="gr41" draw:text-style-name="P5" draw:layer="layout" svg:width="0.562cm" svg:height="0.676cm" svg:x="11.069cm" svg:y="8.937cm">
          <text:p text:style-name="P169"><text:span text:style-name="T252">0</text:span><text:span text:style-name="T248">,</text:span><text:span text:style-name="T252">0</text:span><text:span text:style-name="T2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6" draw:style-name="gr41" draw:text-style-name="P5" draw:layer="layout" svg:width="0.673cm" svg:height="0.676cm" svg:x="12.095cm" svg:y="8.937cm">
          <text:p text:style-name="P169"><text:span text:style-name="T252">€</text:span><text:span text:style-name="T250">/</text:span><text:span text:style-name="T221">k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7" draw:style-name="gr41" draw:text-style-name="P5" draw:layer="layout" svg:width="2.689cm" svg:height="0.676cm" svg:x="6.868cm" svg:y="9.549cm">
          <text:p text:style-name="P169"><text:span text:style-name="T152">TCO</text:span><text:span text:style-name="T216">/</text:span><text:span text:style-name="T217">km</text:span><text:span text:style-name="T232"> </text:span><text:span text:style-name="T152">Energy co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8" draw:style-name="gr41" draw:text-style-name="P5" draw:layer="layout" svg:width="0.705cm" svg:height="0.676cm" svg:x="10.998cm" svg:y="9.549cm">
          <text:p text:style-name="P169"><text:span text:style-name="T223">0.5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9" draw:style-name="gr41" draw:text-style-name="P5" draw:layer="layout" svg:width="0.662cm" svg:height="0.676cm" svg:x="12.095cm" svg:y="9.549cm">
          <text:p text:style-name="P169"><text:span text:style-name="T222">€</text:span><text:span text:style-name="T213">/</text:span><text:span text:style-name="T219">k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0" draw:style-name="gr41" draw:text-style-name="P5" draw:layer="layout" svg:width="2.417cm" svg:height="0.36cm" svg:x="6.868cm" svg:y="10.175cm">
          <text:p text:style-name="P169"><text:span text:style-name="T152">TCO</text:span><text:span text:style-name="T216">/</text:span><text:span text:style-name="T217">km</text:span><text:span text:style-name="T223">CO2</text:span><text:span text:style-name="T254"> </text:span><text:span text:style-name="T152">C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1" draw:style-name="gr41" draw:text-style-name="P5" draw:layer="layout" svg:width="0.705cm" svg:height="0.676cm" svg:x="10.998cm" svg:y="10.175cm">
          <text:p text:style-name="P169"><text:span text:style-name="T223">0.0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2" draw:style-name="gr41" draw:text-style-name="P5" draw:layer="layout" svg:width="0.662cm" svg:height="0.676cm" svg:x="12.095cm" svg:y="10.175cm">
          <text:p text:style-name="P169"><text:span text:style-name="T222">€</text:span><text:span text:style-name="T213">/</text:span><text:span text:style-name="T219">k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3" draw:style-name="gr41" draw:text-style-name="P5" draw:layer="layout" svg:width="2.103cm" svg:height="0.676cm" svg:x="6.868cm" svg:y="10.774cm">
          <text:p text:style-name="P169"><text:span text:style-name="T152">TCO</text:span><text:span text:style-name="T216">/</text:span><text:span text:style-name="T217">km</text:span><text:span text:style-name="T255"> </text:span><text:span text:style-name="T216">mainte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4" draw:style-name="gr41" draw:text-style-name="P5" draw:layer="layout" svg:width="0.705cm" svg:height="0.676cm" svg:x="10.998cm" svg:y="10.774cm">
          <text:p text:style-name="P169"><text:span text:style-name="T223">0.0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5" draw:style-name="gr41" draw:text-style-name="P5" draw:layer="layout" svg:width="0.662cm" svg:height="0.676cm" svg:x="12.095cm" svg:y="10.774cm">
          <text:p text:style-name="P169"><text:span text:style-name="T222">€</text:span><text:span text:style-name="T213">/</text:span><text:span text:style-name="T219">k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6" draw:style-name="gr41" draw:text-style-name="P5" draw:layer="layout" svg:width="2.677cm" svg:height="0.676cm" svg:x="6.868cm" svg:y="11.372cm">
          <text:p text:style-name="P169"><text:span text:style-name="T152">TCO</text:span><text:span text:style-name="T216">/</text:span><text:span text:style-name="T217">km</text:span><text:span text:style-name="T229">Wheels</text:span><text:span text:style-name="T216">/</text:span><text:span text:style-name="T256"> </text:span><text:span text:style-name="T229">Ti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7" draw:style-name="gr41" draw:text-style-name="P5" draw:layer="layout" svg:width="0.705cm" svg:height="0.676cm" svg:x="10.998cm" svg:y="11.372cm">
          <text:p text:style-name="P169"><text:span text:style-name="T223">0.1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8" draw:style-name="gr41" draw:text-style-name="P5" draw:layer="layout" svg:width="0.662cm" svg:height="0.676cm" svg:x="12.095cm" svg:y="11.372cm">
          <text:p text:style-name="P169"><text:span text:style-name="T222">€</text:span><text:span text:style-name="T213">/</text:span><text:span text:style-name="T219">k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9" draw:style-name="gr41" draw:text-style-name="P5" draw:layer="layout" svg:width="1.99cm" svg:height="0.36cm" svg:x="6.868cm" svg:y="11.984cm">
          <text:p text:style-name="P169"><text:span text:style-name="T152">TCO</text:span><text:span text:style-name="T216">/</text:span><text:span text:style-name="T217">km</text:span><text:span text:style-name="T254"> </text:span><text:span text:style-name="T152">Ste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0" draw:style-name="gr41" draw:text-style-name="P5" draw:layer="layout" svg:width="0.705cm" svg:height="0.676cm" svg:x="10.998cm" svg:y="11.984cm">
          <text:p text:style-name="P169"><text:span text:style-name="T223">0.00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1" draw:style-name="gr41" draw:text-style-name="P5" draw:layer="layout" svg:width="0.662cm" svg:height="0.676cm" svg:x="12.095cm" svg:y="11.984cm">
          <text:p text:style-name="P169"><text:span text:style-name="T222">€</text:span><text:span text:style-name="T213">/</text:span><text:span text:style-name="T219">k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2" draw:style-name="gr41" draw:text-style-name="P5" draw:layer="layout" svg:width="2.587cm" svg:height="0.36cm" svg:x="6.868cm" svg:y="12.582cm">
          <text:p text:style-name="P169"><text:span text:style-name="T152">TCO</text:span><text:span text:style-name="T216">/</text:span><text:span text:style-name="T217">km</text:span><text:span text:style-name="T257"> </text:span><text:span text:style-name="T216">Insur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3" draw:style-name="gr41" draw:text-style-name="P5" draw:layer="layout" svg:width="0.705cm" svg:height="0.676cm" svg:x="10.998cm" svg:y="12.582cm">
          <text:p text:style-name="P169"><text:span text:style-name="T223">0.04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4" draw:style-name="gr41" draw:text-style-name="P5" draw:layer="layout" svg:width="0.662cm" svg:height="0.676cm" svg:x="12.095cm" svg:y="12.582cm">
          <text:p text:style-name="P169"><text:span text:style-name="T222">€</text:span><text:span text:style-name="T213">/</text:span><text:span text:style-name="T219">k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5" draw:style-name="gr41" draw:text-style-name="P5" draw:layer="layout" svg:width="1.726cm" svg:height="0.36cm" svg:x="6.868cm" svg:y="13.18cm">
          <text:p text:style-name="P169"><text:span text:style-name="T152">TCO</text:span><text:span text:style-name="T216">/</text:span><text:span text:style-name="T217">km</text:span><text:span text:style-name="T254"> </text:span><text:span text:style-name="T152">to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6" draw:style-name="gr41" draw:text-style-name="P5" draw:layer="layout" svg:width="0.705cm" svg:height="0.676cm" svg:x="10.998cm" svg:y="13.18cm">
          <text:p text:style-name="P169"><text:span text:style-name="T223">0.2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7" draw:style-name="gr41" draw:text-style-name="P5" draw:layer="layout" svg:width="0.662cm" svg:height="0.676cm" svg:x="12.095cm" svg:y="13.18cm">
          <text:p text:style-name="P169"><text:span text:style-name="T222">€</text:span><text:span text:style-name="T213">/</text:span><text:span text:style-name="T219">k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8" draw:style-name="gr41" draw:text-style-name="P5" draw:layer="layout" svg:width="3.243cm" svg:height="0.676cm" svg:x="6.868cm" svg:y="13.835cm">
          <text:p text:style-name="P169"><text:span text:style-name="T152">TCO</text:span><text:span text:style-name="T216">/</text:span><text:span text:style-name="T217">km</text:span><text:span text:style-name="T223">CO2</text:span><text:span text:style-name="T231"> </text:span><text:span text:style-name="T152">compen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9" draw:style-name="gr41" draw:text-style-name="P5" draw:layer="layout" svg:width="0.705cm" svg:height="0.676cm" svg:x="10.998cm" svg:y="13.835cm">
          <text:p text:style-name="P169"><text:span text:style-name="T223">0.0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0" draw:style-name="gr41" draw:text-style-name="P5" draw:layer="layout" svg:width="0.662cm" svg:height="0.676cm" svg:x="12.095cm" svg:y="13.835cm">
          <text:p text:style-name="P169"><text:span text:style-name="T222">€</text:span><text:span text:style-name="T213">/</text:span><text:span text:style-name="T219">k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1" draw:style-name="gr41" draw:text-style-name="P5" draw:layer="layout" svg:width="2.169cm" svg:height="0.676cm" svg:x="6.868cm" svg:y="14.49cm">
          <text:p text:style-name="P169"><text:span text:style-name="T152">TCO</text:span><text:span text:style-name="T216">/</text:span><text:span text:style-name="T217">km</text:span><text:span text:style-name="T258"> </text:span><text:span text:style-name="T152">Miscellaneo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2" draw:style-name="gr41" draw:text-style-name="P5" draw:layer="layout" svg:width="0.705cm" svg:height="0.676cm" svg:x="10.998cm" svg:y="14.49cm">
          <text:p text:style-name="P169"><text:span text:style-name="T223">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3" draw:style-name="gr41" draw:text-style-name="P5" draw:layer="layout" svg:width="0.662cm" svg:height="0.676cm" svg:x="12.095cm" svg:y="14.49cm">
          <text:p text:style-name="P169"><text:span text:style-name="T222">€</text:span><text:span text:style-name="T213">/</text:span><text:span text:style-name="T219">k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4" draw:style-name="gr41" draw:text-style-name="P5" draw:layer="layout" svg:width="3.216cm" svg:height="0.676cm" svg:x="6.868cm" svg:y="15.145cm">
          <text:p text:style-name="P169"><text:span text:style-name="T248">TCO total</text:span><text:span text:style-name="T259"> </text:span><text:span text:style-name="T252">operating c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5" draw:style-name="gr41" draw:text-style-name="P5" draw:layer="layout" svg:width="0.705cm" svg:height="0.676cm" svg:x="10.998cm" svg:y="15.145cm">
          <text:p text:style-name="P169"><text:span text:style-name="T252">1</text:span><text:span text:style-name="T248">,</text:span><text:span text:style-name="T252">08</text:span><text:span text:style-name="T22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6" draw:style-name="gr41" draw:text-style-name="P5" draw:layer="layout" svg:width="0.673cm" svg:height="0.676cm" svg:x="12.095cm" svg:y="15.145cm">
          <text:p text:style-name="P169"><text:span text:style-name="T252">€</text:span><text:span text:style-name="T250">/</text:span><text:span text:style-name="T221">k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7" draw:style-name="gr41" draw:text-style-name="P5" draw:layer="layout" svg:width="2.341cm" svg:height="0.676cm" svg:x="6.868cm" svg:y="15.786cm">
          <text:p text:style-name="P169"><text:span text:style-name="T248">TCO</text:span><text:span text:style-name="T221">In total</text:span><text:span text:style-name="T260"> </text:span><text:span text:style-name="T248">to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8" draw:style-name="gr41" draw:text-style-name="P5" draw:layer="layout" svg:width="0.705cm" svg:height="0.676cm" svg:x="10.998cm" svg:y="15.786cm">
          <text:p text:style-name="P169"><text:span text:style-name="T252">1</text:span><text:span text:style-name="T248">,</text:span><text:span text:style-name="T252">24</text:span><text:span text:style-name="T22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9" draw:style-name="gr41" draw:text-style-name="P5" draw:layer="layout" svg:width="0.673cm" svg:height="0.676cm" svg:x="12.095cm" svg:y="15.786cm">
          <text:p text:style-name="P169"><text:span text:style-name="T252">€</text:span><text:span text:style-name="T250">/</text:span><text:span text:style-name="T221">k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20" draw:style-name="gr41" draw:text-style-name="P5" draw:layer="layout" svg:width="2.229cm" svg:height="0.676cm" svg:x="6.868cm" svg:y="16.498cm">
          <text:p text:style-name="P169"><text:span text:style-name="T221">CO2 balance per</text:span><text:span text:style-name="T261"> </text:span><text:span text:style-name="T250">Ye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21" draw:style-name="gr41" draw:text-style-name="P5" draw:layer="layout" svg:width="0.705cm" svg:height="0.993cm" svg:x="10.998cm" svg:y="16.498cm">
          <text:p text:style-name="P169"><text:span text:style-name="T252">83</text:span><text:span text:style-name="T248">,</text:span><text:span text:style-name="T252">0</text:span><text:span text:style-name="T221">8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22" draw:style-name="gr41" draw:text-style-name="P5" draw:layer="layout" svg:width="0.736cm" svg:height="0.676cm" svg:x="12.095cm" svg:y="16.498cm">
          <text:p text:style-name="P169"><text:span text:style-name="T262">t</text:span><text:span text:style-name="T250">/</text:span><text:span text:style-name="T263">J</text:span><text:span text:style-name="T249">a</text:span><text:span text:style-name="T250">H</text:span><text:span text:style-name="T221">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23" draw:style-name="gr41" draw:text-style-name="P5" draw:layer="layout" svg:width="2.722cm" svg:height="0.676cm" svg:x="6.868cm" svg:y="17.21cm">
          <text:p text:style-name="P169"><text:span text:style-name="T221">CO2 balance</text:span><text:span text:style-name="T264"> </text:span><text:span text:style-name="T252">Operating 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24" draw:style-name="gr41" draw:text-style-name="P5" draw:layer="layout" svg:width="0.846cm" svg:height="0.676cm" svg:x="10.927cm" svg:y="17.21cm">
          <text:p text:style-name="P169"><text:span text:style-name="T218">415.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25" draw:style-name="gr41" draw:text-style-name="P5" draw:layer="layout" svg:width="1.669cm" svg:height="0.994cm" svg:x="12.095cm" svg:y="17.21cm">
          <text:p text:style-name="P169"><text:span text:style-name="T262">t</text:span><text:span text:style-name="T250">/</text:span><text:span text:style-name="T252">b</text:span><text:span text:style-name="T262">et</text:span><text:span text:style-name="T218">ri</text:span><text:span text:style-name="T262">e</text:span><text:span text:style-name="T250">b</text:span><text:span text:style-name="T262">sze</text:span><text:span text:style-name="T218">i</text:span><text:span text:style-name="T221">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26">
          <draw:custom-shape draw:name="object 327" draw:style-name="gr45" draw:text-style-name="P175" draw:layer="layout" svg:width="7.056cm" svg:height="0.029cm" svg:x="6.896cm" svg:y="2.008cm">
            <text:p text:style-name="P50"/>
            <draw:enhanced-geometry draw:mirror-horizontal="false" draw:mirror-vertical="false" drawooo:sub-view-size="2540635 10795" draw:text-areas="0 0 ?f0 ?f1" svg:viewBox="0 0 0 0" draw:type="ooxml-non-primitive" draw:enhanced-path="M 2540629 0 L 0 0 0 10245 2540629 10245 2540629 0 Z N">
              <draw:equation draw:name="f0" draw:formula="logwidth"/>
              <draw:equation draw:name="f1" draw:formula="logheight"/>
            </draw:enhanced-geometry>
          </draw:custom-shape>
          <draw:custom-shape draw:name="object 328" draw:style-name="gr46" draw:text-style-name="P176" draw:layer="layout" svg:width="0.015cm" svg:height="0.057cm" svg:x="13.939cm" svg:y="1.943cm">
            <text:p text:style-name="P50"/>
            <draw:enhanced-geometry draw:mirror-horizontal="false" draw:mirror-vertical="false" drawooo:sub-view-size="5714 20954" draw:text-areas="0 0 ?f0 ?f1" svg:viewBox="0 0 0 0" draw:type="ooxml-non-primitive" draw:enhanced-path="M 0 20786 L 5124 20786 5124 0 0 0 0 20786 Z N">
              <draw:equation draw:name="f0" draw:formula="logwidth"/>
              <draw:equation draw:name="f1" draw:formula="logheight"/>
            </draw:enhanced-geometry>
          </draw:custom-shape>
          <draw:custom-shape draw:name="object 329" draw:style-name="gr46" draw:text-style-name="P176" draw:layer="layout" svg:width="0.015cm" svg:height="0.064cm" svg:x="13.939cm" svg:y="1.943cm">
            <text:p text:style-name="P50"/>
            <draw:enhanced-geometry draw:mirror-horizontal="false" draw:mirror-vertical="false" drawooo:sub-view-size="5714 23495" draw:text-areas="0 0 ?f0 ?f1" svg:viewBox="0 0 0 0" draw:type="ooxml-non-primitive" draw:enhanced-path="M 0 23382 L 5124 23382 5124 0 0 0 0 23382 Z N">
              <draw:equation draw:name="f0" draw:formula="logwidth"/>
              <draw:equation draw:name="f1" draw:formula="logheight"/>
            </draw:enhanced-geometry>
          </draw:custom-shape>
          <draw:custom-shape draw:name="object 330" draw:style-name="gr46" draw:text-style-name="P176" draw:layer="layout" svg:width="0.043cm" svg:height="0.015cm" svg:x="13.961cm" svg:y="2.022cm">
            <text:p text:style-name="P50"/>
            <draw:enhanced-geometry draw:mirror-horizontal="false" draw:mirror-vertical="false" drawooo:sub-view-size="15875 5715"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331" draw:style-name="gr46" draw:text-style-name="P176" draw:layer="layout" svg:width="0.05cm" svg:height="0.015cm" svg:x="13.953cm" svg:y="2.022cm">
            <text:p text:style-name="P50"/>
            <draw:enhanced-geometry draw:mirror-horizontal="false" draw:mirror-vertical="false" drawooo:sub-view-size="18414 5715" draw:text-areas="0 0 ?f0 ?f1" svg:viewBox="0 0 0 0" draw:type="ooxml-non-primitive" draw:enhanced-path="M 0 5122 L 18166 5122 18166 0 0 0 0 5122 Z N">
              <draw:equation draw:name="f0" draw:formula="logwidth"/>
              <draw:equation draw:name="f1" draw:formula="logheight"/>
            </draw:enhanced-geometry>
          </draw:custom-shape>
          <draw:custom-shape draw:name="object 332" draw:style-name="gr46" draw:text-style-name="P176" draw:layer="layout" svg:width="0.015cm" svg:height="0.057cm" svg:x="10.606cm" svg:y="1.943cm">
            <text:p text:style-name="P50"/>
            <draw:enhanced-geometry draw:mirror-horizontal="false" draw:mirror-vertical="false" drawooo:sub-view-size="5714 20954" draw:text-areas="0 0 ?f0 ?f1" svg:viewBox="0 0 0 0" draw:type="ooxml-non-primitive" draw:enhanced-path="M 0 20786 L 5124 20786 5124 0 0 0 0 20786 Z N">
              <draw:equation draw:name="f0" draw:formula="logwidth"/>
              <draw:equation draw:name="f1" draw:formula="logheight"/>
            </draw:enhanced-geometry>
          </draw:custom-shape>
          <draw:custom-shape draw:name="object 333" draw:style-name="gr46" draw:text-style-name="P176" draw:layer="layout" svg:width="0.015cm" svg:height="0.064cm" svg:x="10.606cm" svg:y="1.943cm">
            <text:p text:style-name="P50"/>
            <draw:enhanced-geometry draw:mirror-horizontal="false" draw:mirror-vertical="false" drawooo:sub-view-size="5714 23495" draw:text-areas="0 0 ?f0 ?f1" svg:viewBox="0 0 0 0" draw:type="ooxml-non-primitive" draw:enhanced-path="M 0 23382 L 5124 23382 5124 0 0 0 0 23382 Z N">
              <draw:equation draw:name="f0" draw:formula="logwidth"/>
              <draw:equation draw:name="f1" draw:formula="logheight"/>
            </draw:enhanced-geometry>
          </draw:custom-shape>
          <draw:custom-shape draw:name="object 334" draw:style-name="gr46" draw:text-style-name="P176" draw:layer="layout" svg:width="0.015cm" svg:height="0.057cm" svg:x="12.073cm" svg:y="1.943cm">
            <text:p text:style-name="P50"/>
            <draw:enhanced-geometry draw:mirror-horizontal="false" draw:mirror-vertical="false" drawooo:sub-view-size="5714 20954" draw:text-areas="0 0 ?f0 ?f1" svg:viewBox="0 0 0 0" draw:type="ooxml-non-primitive" draw:enhanced-path="M 0 20786 L 5124 20786 5124 0 0 0 0 20786 Z N">
              <draw:equation draw:name="f0" draw:formula="logwidth"/>
              <draw:equation draw:name="f1" draw:formula="logheight"/>
            </draw:enhanced-geometry>
          </draw:custom-shape>
          <draw:custom-shape draw:name="object 335" draw:style-name="gr46" draw:text-style-name="P176" draw:layer="layout" svg:width="0.015cm" svg:height="0.064cm" svg:x="12.073cm" svg:y="1.943cm">
            <text:p text:style-name="P50"/>
            <draw:enhanced-geometry draw:mirror-horizontal="false" draw:mirror-vertical="false" drawooo:sub-view-size="5714 23495" draw:text-areas="0 0 ?f0 ?f1" svg:viewBox="0 0 0 0" draw:type="ooxml-non-primitive" draw:enhanced-path="M 0 23382 L 5124 23382 5124 0 0 0 0 23382 Z N">
              <draw:equation draw:name="f0" draw:formula="logwidth"/>
              <draw:equation draw:name="f1" draw:formula="logheight"/>
            </draw:enhanced-geometry>
          </draw:custom-shape>
          <draw:custom-shape draw:name="object 336" draw:style-name="gr45" draw:text-style-name="P175" draw:layer="layout" svg:width="7.056cm" svg:height="0.341cm" svg:x="6.896cm" svg:y="2.036cm">
            <text:p text:style-name="P50"/>
            <draw:enhanced-geometry draw:mirror-horizontal="false" draw:mirror-vertical="false" drawooo:sub-view-size="2540635 123190" draw:text-areas="0 0 ?f0 ?f1" svg:viewBox="0 0 0 0" draw:type="ooxml-non-primitive" draw:enhanced-path="M 2540622 0 L 2530373 0 2530373 112687 0 112687 0 123101 2530373 123101 2540622 123101 2540622 112687 2540622 0 Z N">
              <draw:equation draw:name="f0" draw:formula="logwidth"/>
              <draw:equation draw:name="f1" draw:formula="logheight"/>
            </draw:enhanced-geometry>
          </draw:custom-shape>
          <draw:custom-shape draw:name="object 337" draw:style-name="gr46" draw:text-style-name="P176" draw:layer="layout" svg:width="0.043cm" svg:height="0.015cm" svg:x="13.961cm" svg:y="2.364cm">
            <text:p text:style-name="P50"/>
            <draw:enhanced-geometry draw:mirror-horizontal="false" draw:mirror-vertical="false" drawooo:sub-view-size="15875 5715"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338" draw:style-name="gr46" draw:text-style-name="P176" draw:layer="layout" svg:width="0.05cm" svg:height="0.015cm" svg:x="13.953cm" svg:y="2.364cm">
            <text:p text:style-name="P50"/>
            <draw:enhanced-geometry draw:mirror-horizontal="false" draw:mirror-vertical="false" drawooo:sub-view-size="18414 5715" draw:text-areas="0 0 ?f0 ?f1" svg:viewBox="0 0 0 0" draw:type="ooxml-non-primitive" draw:enhanced-path="M 0 5122 L 18166 5122 18166 0 0 0 0 5122 Z N">
              <draw:equation draw:name="f0" draw:formula="logwidth"/>
              <draw:equation draw:name="f1" draw:formula="logheight"/>
            </draw:enhanced-geometry>
          </draw:custom-shape>
          <draw:custom-shape draw:name="object 339" draw:style-name="gr63" draw:text-style-name="P5" draw:layer="layout" svg:width="0.001cm" svg:height="0.257cm" svg:x="10.613cm" svg:y="2.386cm">
            <text:p text:style-name="P50"/>
            <draw:enhanced-geometry draw:mirror-horizontal="false" draw:mirror-vertical="false" drawooo:sub-view-size="0 92709" draw:text-areas="0 0 ?f0 ?f1" svg:viewBox="0 0 0 0" draw:type="ooxml-non-primitive" draw:enhanced-path="M 0 0 L 0 92205 N">
              <draw:equation draw:name="f0" draw:formula="logwidth"/>
              <draw:equation draw:name="f1" draw:formula="logheight"/>
            </draw:enhanced-geometry>
          </draw:custom-shape>
          <draw:custom-shape draw:name="object 340" draw:style-name="gr46" draw:text-style-name="P176" draw:layer="layout" svg:width="0.015cm" svg:height="0.271cm" svg:x="10.606cm" svg:y="2.378cm">
            <text:p text:style-name="P50"/>
            <draw:enhanced-geometry draw:mirror-horizontal="false" draw:mirror-vertical="false" drawooo:sub-view-size="5714 97790" draw:text-areas="0 0 ?f0 ?f1" svg:viewBox="0 0 0 0" draw:type="ooxml-non-primitive" draw:enhanced-path="M 5124 0 L 0 0 0 97328 5124 97328 5124 0 Z N">
              <draw:equation draw:name="f0" draw:formula="logwidth"/>
              <draw:equation draw:name="f1" draw:formula="logheight"/>
            </draw:enhanced-geometry>
          </draw:custom-shape>
          <draw:custom-shape draw:name="object 341" draw:style-name="gr63" draw:text-style-name="P5" draw:layer="layout" svg:width="0.001cm" svg:height="0.257cm" svg:x="12.081cm" svg:y="2.386cm">
            <text:p text:style-name="P50"/>
            <draw:enhanced-geometry draw:mirror-horizontal="false" draw:mirror-vertical="false" drawooo:sub-view-size="0 92709" draw:text-areas="0 0 ?f0 ?f1" svg:viewBox="0 0 0 0" draw:type="ooxml-non-primitive" draw:enhanced-path="M 0 0 L 0 92205 N">
              <draw:equation draw:name="f0" draw:formula="logwidth"/>
              <draw:equation draw:name="f1" draw:formula="logheight"/>
            </draw:enhanced-geometry>
          </draw:custom-shape>
          <draw:custom-shape draw:name="object 342" draw:style-name="gr46" draw:text-style-name="P176" draw:layer="layout" svg:width="0.015cm" svg:height="0.271cm" svg:x="12.073cm" svg:y="2.378cm">
            <text:p text:style-name="P50"/>
            <draw:enhanced-geometry draw:mirror-horizontal="false" draw:mirror-vertical="false" drawooo:sub-view-size="5714 97790" draw:text-areas="0 0 ?f0 ?f1" svg:viewBox="0 0 0 0" draw:type="ooxml-non-primitive" draw:enhanced-path="M 5124 0 L 0 0 0 97328 5124 97328 5124 0 Z N">
              <draw:equation draw:name="f0" draw:formula="logwidth"/>
              <draw:equation draw:name="f1" draw:formula="logheight"/>
            </draw:enhanced-geometry>
          </draw:custom-shape>
          <draw:custom-shape draw:name="object 343" draw:style-name="gr45" draw:text-style-name="P175" draw:layer="layout" svg:width="7.056cm" svg:height="0.029cm" svg:x="6.896cm" svg:y="2.649cm">
            <text:p text:style-name="P50"/>
            <draw:enhanced-geometry draw:mirror-horizontal="false" draw:mirror-vertical="false" drawooo:sub-view-size="2540635 10794" draw:text-areas="0 0 ?f0 ?f1" svg:viewBox="0 0 0 0" draw:type="ooxml-non-primitive" draw:enhanced-path="M 2540630 0 L 0 0 0 10245 2540630 10245 2540630 0 Z N">
              <draw:equation draw:name="f0" draw:formula="logwidth"/>
              <draw:equation draw:name="f1" draw:formula="logheight"/>
            </draw:enhanced-geometry>
          </draw:custom-shape>
          <draw:custom-shape draw:name="object 344" draw:style-name="gr63" draw:text-style-name="P5" draw:layer="layout" svg:width="0.001cm" svg:height="0.257cm" svg:x="13.946cm" svg:y="2.386cm">
            <text:p text:style-name="P50"/>
            <draw:enhanced-geometry draw:mirror-horizontal="false" draw:mirror-vertical="false" drawooo:sub-view-size="0 92709" draw:text-areas="0 0 ?f0 ?f1" svg:viewBox="0 0 0 0" draw:type="ooxml-non-primitive" draw:enhanced-path="M 0 0 L 0 92205 N">
              <draw:equation draw:name="f0" draw:formula="logwidth"/>
              <draw:equation draw:name="f1" draw:formula="logheight"/>
            </draw:enhanced-geometry>
          </draw:custom-shape>
          <draw:custom-shape draw:name="object 345" draw:style-name="gr46" draw:text-style-name="P176" draw:layer="layout" svg:width="0.015cm" svg:height="0.271cm" svg:x="13.939cm" svg:y="2.378cm">
            <text:p text:style-name="P50"/>
            <draw:enhanced-geometry draw:mirror-horizontal="false" draw:mirror-vertical="false" drawooo:sub-view-size="5714 97790" draw:text-areas="0 0 ?f0 ?f1" svg:viewBox="0 0 0 0" draw:type="ooxml-non-primitive" draw:enhanced-path="M 5124 0 L 0 0 0 97328 5124 97328 5124 0 Z N">
              <draw:equation draw:name="f0" draw:formula="logwidth"/>
              <draw:equation draw:name="f1" draw:formula="logheight"/>
            </draw:enhanced-geometry>
          </draw:custom-shape>
          <draw:custom-shape draw:name="object 346" draw:style-name="gr46" draw:text-style-name="P176" draw:layer="layout" svg:width="0.043cm" svg:height="0.015cm" svg:x="13.961cm" svg:y="2.663cm">
            <text:p text:style-name="P50"/>
            <draw:enhanced-geometry draw:mirror-horizontal="false" draw:mirror-vertical="false" drawooo:sub-view-size="15875 5715"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347" draw:style-name="gr46" draw:text-style-name="P176" draw:layer="layout" svg:width="0.05cm" svg:height="0.015cm" svg:x="13.953cm" svg:y="2.663cm">
            <text:p text:style-name="P50"/>
            <draw:enhanced-geometry draw:mirror-horizontal="false" draw:mirror-vertical="false" drawooo:sub-view-size="18414 5715" draw:text-areas="0 0 ?f0 ?f1" svg:viewBox="0 0 0 0" draw:type="ooxml-non-primitive" draw:enhanced-path="M 0 5122 L 18166 5122 18166 0 0 0 0 5122 Z N">
              <draw:equation draw:name="f0" draw:formula="logwidth"/>
              <draw:equation draw:name="f1" draw:formula="logheight"/>
            </draw:enhanced-geometry>
          </draw:custom-shape>
          <draw:custom-shape draw:name="object 348" draw:style-name="gr46" draw:text-style-name="P176" draw:layer="layout" svg:width="0.043cm" svg:height="0.015cm" svg:x="13.961cm" svg:y="2.962cm">
            <text:p text:style-name="P50"/>
            <draw:enhanced-geometry draw:mirror-horizontal="false" draw:mirror-vertical="false" drawooo:sub-view-size="15875 5715"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349" draw:style-name="gr46" draw:text-style-name="P176" draw:layer="layout" svg:width="0.05cm" svg:height="0.015cm" svg:x="13.953cm" svg:y="2.962cm">
            <text:p text:style-name="P50"/>
            <draw:enhanced-geometry draw:mirror-horizontal="false" draw:mirror-vertical="false" drawooo:sub-view-size="18414 5715" draw:text-areas="0 0 ?f0 ?f1" svg:viewBox="0 0 0 0" draw:type="ooxml-non-primitive" draw:enhanced-path="M 0 5122 L 18166 5122 18166 0 0 0 0 5122 Z N">
              <draw:equation draw:name="f0" draw:formula="logwidth"/>
              <draw:equation draw:name="f1" draw:formula="logheight"/>
            </draw:enhanced-geometry>
          </draw:custom-shape>
          <draw:custom-shape draw:name="object 350" draw:style-name="gr46" draw:text-style-name="P176" draw:layer="layout" svg:width="0.043cm" svg:height="0.015cm" svg:x="13.961cm" svg:y="3.261cm">
            <text:p text:style-name="P50"/>
            <draw:enhanced-geometry draw:mirror-horizontal="false" draw:mirror-vertical="false" drawooo:sub-view-size="15875 5715"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351" draw:style-name="gr46" draw:text-style-name="P176" draw:layer="layout" svg:width="0.05cm" svg:height="0.015cm" svg:x="13.953cm" svg:y="3.261cm">
            <text:p text:style-name="P50"/>
            <draw:enhanced-geometry draw:mirror-horizontal="false" draw:mirror-vertical="false" drawooo:sub-view-size="18414 5715" draw:text-areas="0 0 ?f0 ?f1" svg:viewBox="0 0 0 0" draw:type="ooxml-non-primitive" draw:enhanced-path="M 0 5122 L 18166 5122 18166 0 0 0 0 5122 Z N">
              <draw:equation draw:name="f0" draw:formula="logwidth"/>
              <draw:equation draw:name="f1" draw:formula="logheight"/>
            </draw:enhanced-geometry>
          </draw:custom-shape>
          <draw:custom-shape draw:name="object 352" draw:style-name="gr46" draw:text-style-name="P176" draw:layer="layout" svg:width="0.043cm" svg:height="0.015cm" svg:x="13.961cm" svg:y="3.56cm">
            <text:p text:style-name="P50"/>
            <draw:enhanced-geometry draw:mirror-horizontal="false" draw:mirror-vertical="false" drawooo:sub-view-size="15875 5715"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353" draw:style-name="gr46" draw:text-style-name="P176" draw:layer="layout" svg:width="0.05cm" svg:height="0.015cm" svg:x="13.953cm" svg:y="3.56cm">
            <text:p text:style-name="P50"/>
            <draw:enhanced-geometry draw:mirror-horizontal="false" draw:mirror-vertical="false" drawooo:sub-view-size="18414 5715" draw:text-areas="0 0 ?f0 ?f1" svg:viewBox="0 0 0 0" draw:type="ooxml-non-primitive" draw:enhanced-path="M 0 5122 L 18166 5122 18166 0 0 0 0 5122 Z N">
              <draw:equation draw:name="f0" draw:formula="logwidth"/>
              <draw:equation draw:name="f1" draw:formula="logheight"/>
            </draw:enhanced-geometry>
          </draw:custom-shape>
          <draw:custom-shape draw:name="object 354" draw:style-name="gr46" draw:text-style-name="P176" draw:layer="layout" svg:width="0.043cm" svg:height="0.015cm" svg:x="13.961cm" svg:y="3.859cm">
            <text:p text:style-name="P50"/>
            <draw:enhanced-geometry draw:mirror-horizontal="false" draw:mirror-vertical="false" drawooo:sub-view-size="15875 5715"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355" draw:style-name="gr46" draw:text-style-name="P176" draw:layer="layout" svg:width="0.05cm" svg:height="0.015cm" svg:x="13.953cm" svg:y="3.859cm">
            <text:p text:style-name="P50"/>
            <draw:enhanced-geometry draw:mirror-horizontal="false" draw:mirror-vertical="false" drawooo:sub-view-size="18414 5715" draw:text-areas="0 0 ?f0 ?f1" svg:viewBox="0 0 0 0" draw:type="ooxml-non-primitive" draw:enhanced-path="M 0 5122 L 18166 5122 18166 0 0 0 0 5122 Z N">
              <draw:equation draw:name="f0" draw:formula="logwidth"/>
              <draw:equation draw:name="f1" draw:formula="logheight"/>
            </draw:enhanced-geometry>
          </draw:custom-shape>
          <draw:custom-shape draw:name="object 356" draw:style-name="gr46" draw:text-style-name="P176" draw:layer="layout" svg:width="0.043cm" svg:height="0.015cm" svg:x="13.961cm" svg:y="4.158cm">
            <text:p text:style-name="P50"/>
            <draw:enhanced-geometry draw:mirror-horizontal="false" draw:mirror-vertical="false" drawooo:sub-view-size="15875 5715"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357" draw:style-name="gr46" draw:text-style-name="P176" draw:layer="layout" svg:width="0.05cm" svg:height="0.015cm" svg:x="13.953cm" svg:y="4.158cm">
            <text:p text:style-name="P50"/>
            <draw:enhanced-geometry draw:mirror-horizontal="false" draw:mirror-vertical="false" drawooo:sub-view-size="18414 5715" draw:text-areas="0 0 ?f0 ?f1" svg:viewBox="0 0 0 0" draw:type="ooxml-non-primitive" draw:enhanced-path="M 0 5293 L 18166 5293 18166 0 0 0 0 5293 Z N">
              <draw:equation draw:name="f0" draw:formula="logwidth"/>
              <draw:equation draw:name="f1" draw:formula="logheight"/>
            </draw:enhanced-geometry>
          </draw:custom-shape>
          <draw:custom-shape draw:name="object 358" draw:style-name="gr46" draw:text-style-name="P176" draw:layer="layout" svg:width="0.043cm" svg:height="0.015cm" svg:x="13.961cm" svg:y="4.457cm">
            <text:p text:style-name="P50"/>
            <draw:enhanced-geometry draw:mirror-horizontal="false" draw:mirror-vertical="false" drawooo:sub-view-size="15875 5715"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359" draw:style-name="gr46" draw:text-style-name="P176" draw:layer="layout" svg:width="0.05cm" svg:height="0.015cm" svg:x="13.953cm" svg:y="4.457cm">
            <text:p text:style-name="P50"/>
            <draw:enhanced-geometry draw:mirror-horizontal="false" draw:mirror-vertical="false" drawooo:sub-view-size="18414 5715" draw:text-areas="0 0 ?f0 ?f1" svg:viewBox="0 0 0 0" draw:type="ooxml-non-primitive" draw:enhanced-path="M 0 5122 L 18166 5122 18166 0 0 0 0 5122 Z N">
              <draw:equation draw:name="f0" draw:formula="logwidth"/>
              <draw:equation draw:name="f1" draw:formula="logheight"/>
            </draw:enhanced-geometry>
          </draw:custom-shape>
          <draw:custom-shape draw:name="object 360" draw:style-name="gr46" draw:text-style-name="P176" draw:layer="layout" svg:width="0.043cm" svg:height="0.015cm" svg:x="13.961cm" svg:y="4.799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361" draw:style-name="gr46" draw:text-style-name="P176" draw:layer="layout" svg:width="0.05cm" svg:height="0.015cm" svg:x="13.953cm" svg:y="4.799cm">
            <text:p text:style-name="P50"/>
            <draw:enhanced-geometry draw:mirror-horizontal="false" draw:mirror-vertical="false" drawooo:sub-view-size="18414 5714" draw:text-areas="0 0 ?f0 ?f1" svg:viewBox="0 0 0 0" draw:type="ooxml-non-primitive" draw:enhanced-path="M 0 5122 L 18166 5122 18166 0 0 0 0 5122 Z N">
              <draw:equation draw:name="f0" draw:formula="logwidth"/>
              <draw:equation draw:name="f1" draw:formula="logheight"/>
            </draw:enhanced-geometry>
          </draw:custom-shape>
          <draw:custom-shape draw:name="object 362" draw:style-name="gr46" draw:text-style-name="P176" draw:layer="layout" svg:width="0.043cm" svg:height="0.015cm" svg:x="13.961cm" svg:y="5.098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363" draw:style-name="gr46" draw:text-style-name="P176" draw:layer="layout" svg:width="0.05cm" svg:height="0.015cm" svg:x="13.953cm" svg:y="5.098cm">
            <text:p text:style-name="P50"/>
            <draw:enhanced-geometry draw:mirror-horizontal="false" draw:mirror-vertical="false" drawooo:sub-view-size="18414 5714" draw:text-areas="0 0 ?f0 ?f1" svg:viewBox="0 0 0 0" draw:type="ooxml-non-primitive" draw:enhanced-path="M 0 5122 L 18166 5122 18166 0 0 0 0 5122 Z N">
              <draw:equation draw:name="f0" draw:formula="logwidth"/>
              <draw:equation draw:name="f1" draw:formula="logheight"/>
            </draw:enhanced-geometry>
          </draw:custom-shape>
          <draw:custom-shape draw:name="object 364" draw:style-name="gr46" draw:text-style-name="P176" draw:layer="layout" svg:width="0.043cm" svg:height="0.015cm" svg:x="13.961cm" svg:y="5.397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365" draw:style-name="gr46" draw:text-style-name="P176" draw:layer="layout" svg:width="0.05cm" svg:height="0.015cm" svg:x="13.953cm" svg:y="5.397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366" draw:style-name="gr46" draw:text-style-name="P176" draw:layer="layout" svg:width="0.043cm" svg:height="0.015cm" svg:x="13.961cm" svg:y="5.696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367" draw:style-name="gr46" draw:text-style-name="P176" draw:layer="layout" svg:width="0.05cm" svg:height="0.015cm" svg:x="13.953cm" svg:y="5.696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368" draw:style-name="gr46" draw:text-style-name="P176" draw:layer="layout" svg:width="0.043cm" svg:height="0.015cm" svg:x="13.961cm" svg:y="5.996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369" draw:style-name="gr46" draw:text-style-name="P176" draw:layer="layout" svg:width="0.05cm" svg:height="0.015cm" svg:x="13.953cm" svg:y="5.995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370" draw:style-name="gr46" draw:text-style-name="P176" draw:layer="layout" svg:width="0.043cm" svg:height="0.015cm" svg:x="13.961cm" svg:y="6.294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371" draw:style-name="gr46" draw:text-style-name="P176" draw:layer="layout" svg:width="0.05cm" svg:height="0.015cm" svg:x="13.953cm" svg:y="6.294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372" draw:style-name="gr45" draw:text-style-name="P175" draw:layer="layout" svg:width="7.056cm" svg:height="3.931cm" svg:x="6.896cm" svg:y="2.677cm">
            <text:p text:style-name="P50"/>
            <draw:enhanced-geometry draw:mirror-horizontal="false" draw:mirror-vertical="false" drawooo:sub-view-size="2540635 1415414" draw:text-areas="0 0 ?f0 ?f1" svg:viewBox="0 0 0 0" draw:type="ooxml-non-primitive" draw:enhanced-path="M 2540622 0 L 2530373 0 2530373 1404810 0 1404810 0 1415046 2530373 1415046 2540622 1415046 2540622 1404810 2540622 0 Z N">
              <draw:equation draw:name="f0" draw:formula="logwidth"/>
              <draw:equation draw:name="f1" draw:formula="logheight"/>
            </draw:enhanced-geometry>
          </draw:custom-shape>
          <draw:custom-shape draw:name="object 373" draw:style-name="gr46" draw:text-style-name="P176" draw:layer="layout" svg:width="0.043cm" svg:height="0.015cm" svg:x="13.961cm" svg:y="6.594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374" draw:style-name="gr46" draw:text-style-name="P176" draw:layer="layout" svg:width="0.05cm" svg:height="0.015cm" svg:x="13.953cm" svg:y="6.594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375" draw:style-name="gr45" draw:text-style-name="P175" draw:layer="layout" svg:width="7.056cm" svg:height="0.029cm" svg:x="6.896cm" svg:y="6.878cm">
            <text:p text:style-name="P50"/>
            <draw:enhanced-geometry draw:mirror-horizontal="false" draw:mirror-vertical="false" drawooo:sub-view-size="2540635 10794" draw:text-areas="0 0 ?f0 ?f1" svg:viewBox="0 0 0 0" draw:type="ooxml-non-primitive" draw:enhanced-path="M 2540630 0 L 0 0 0 10245 2540630 10245 2540630 0 Z N">
              <draw:equation draw:name="f0" draw:formula="logwidth"/>
              <draw:equation draw:name="f1" draw:formula="logheight"/>
            </draw:enhanced-geometry>
          </draw:custom-shape>
          <draw:custom-shape draw:name="object 376" draw:style-name="gr63" draw:text-style-name="P5" draw:layer="layout" svg:width="0.001cm" svg:height="0.257cm" svg:x="13.946cm" svg:y="6.615cm">
            <text:p text:style-name="P50"/>
            <draw:enhanced-geometry draw:mirror-horizontal="false" draw:mirror-vertical="false" drawooo:sub-view-size="0 92710" draw:text-areas="0 0 ?f0 ?f1" svg:viewBox="0 0 0 0" draw:type="ooxml-non-primitive" draw:enhanced-path="M 0 0 L 0 92205 N">
              <draw:equation draw:name="f0" draw:formula="logwidth"/>
              <draw:equation draw:name="f1" draw:formula="logheight"/>
            </draw:enhanced-geometry>
          </draw:custom-shape>
          <draw:custom-shape draw:name="object 377" draw:style-name="gr46" draw:text-style-name="P176" draw:layer="layout" svg:width="0.015cm" svg:height="0.271cm" svg:x="13.939cm" svg:y="6.608cm">
            <text:p text:style-name="P50"/>
            <draw:enhanced-geometry draw:mirror-horizontal="false" draw:mirror-vertical="false" drawooo:sub-view-size="5714 97789" draw:text-areas="0 0 ?f0 ?f1" svg:viewBox="0 0 0 0" draw:type="ooxml-non-primitive" draw:enhanced-path="M 5124 0 L 0 0 0 97328 5124 97328 5124 0 Z N">
              <draw:equation draw:name="f0" draw:formula="logwidth"/>
              <draw:equation draw:name="f1" draw:formula="logheight"/>
            </draw:enhanced-geometry>
          </draw:custom-shape>
          <draw:custom-shape draw:name="object 378" draw:style-name="gr46" draw:text-style-name="P176" draw:layer="layout" svg:width="0.043cm" svg:height="0.015cm" svg:x="13.961cm" svg:y="6.892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379" draw:style-name="gr46" draw:text-style-name="P176" draw:layer="layout" svg:width="0.05cm" svg:height="0.015cm" svg:x="13.953cm" svg:y="6.892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380" draw:style-name="gr63" draw:text-style-name="P5" draw:layer="layout" svg:width="0.001cm" svg:height="0.257cm" svg:x="10.613cm" svg:y="6.615cm">
            <text:p text:style-name="P50"/>
            <draw:enhanced-geometry draw:mirror-horizontal="false" draw:mirror-vertical="false" drawooo:sub-view-size="0 92710" draw:text-areas="0 0 ?f0 ?f1" svg:viewBox="0 0 0 0" draw:type="ooxml-non-primitive" draw:enhanced-path="M 0 0 L 0 92205 N">
              <draw:equation draw:name="f0" draw:formula="logwidth"/>
              <draw:equation draw:name="f1" draw:formula="logheight"/>
            </draw:enhanced-geometry>
          </draw:custom-shape>
          <draw:custom-shape draw:name="object 381" draw:style-name="gr46" draw:text-style-name="P176" draw:layer="layout" svg:width="0.015cm" svg:height="0.271cm" svg:x="10.606cm" svg:y="6.608cm">
            <text:p text:style-name="P50"/>
            <draw:enhanced-geometry draw:mirror-horizontal="false" draw:mirror-vertical="false" drawooo:sub-view-size="5714 97789" draw:text-areas="0 0 ?f0 ?f1" svg:viewBox="0 0 0 0" draw:type="ooxml-non-primitive" draw:enhanced-path="M 5124 0 L 0 0 0 97328 5124 97328 5124 0 Z N">
              <draw:equation draw:name="f0" draw:formula="logwidth"/>
              <draw:equation draw:name="f1" draw:formula="logheight"/>
            </draw:enhanced-geometry>
          </draw:custom-shape>
          <draw:custom-shape draw:name="object 382" draw:style-name="gr63" draw:text-style-name="P5" draw:layer="layout" svg:width="0.001cm" svg:height="0.257cm" svg:x="12.081cm" svg:y="6.615cm">
            <text:p text:style-name="P50"/>
            <draw:enhanced-geometry draw:mirror-horizontal="false" draw:mirror-vertical="false" drawooo:sub-view-size="0 92710" draw:text-areas="0 0 ?f0 ?f1" svg:viewBox="0 0 0 0" draw:type="ooxml-non-primitive" draw:enhanced-path="M 0 0 L 0 92205 N">
              <draw:equation draw:name="f0" draw:formula="logwidth"/>
              <draw:equation draw:name="f1" draw:formula="logheight"/>
            </draw:enhanced-geometry>
          </draw:custom-shape>
          <draw:custom-shape draw:name="object 383" draw:style-name="gr46" draw:text-style-name="P176" draw:layer="layout" svg:width="0.015cm" svg:height="0.271cm" svg:x="12.073cm" svg:y="6.608cm">
            <text:p text:style-name="P50"/>
            <draw:enhanced-geometry draw:mirror-horizontal="false" draw:mirror-vertical="false" drawooo:sub-view-size="5714 97789" draw:text-areas="0 0 ?f0 ?f1" svg:viewBox="0 0 0 0" draw:type="ooxml-non-primitive" draw:enhanced-path="M 5124 0 L 0 0 0 97328 5124 97328 5124 0 Z N">
              <draw:equation draw:name="f0" draw:formula="logwidth"/>
              <draw:equation draw:name="f1" draw:formula="logheight"/>
            </draw:enhanced-geometry>
          </draw:custom-shape>
          <draw:custom-shape draw:name="object 384" draw:style-name="gr45" draw:text-style-name="P175" draw:layer="layout" svg:width="7.056cm" svg:height="0.341cm" svg:x="6.896cm" svg:y="6.907cm">
            <text:p text:style-name="P50"/>
            <draw:enhanced-geometry draw:mirror-horizontal="false" draw:mirror-vertical="false" drawooo:sub-view-size="2540635 123189" draw:text-areas="0 0 ?f0 ?f1" svg:viewBox="0 0 0 0" draw:type="ooxml-non-primitive" draw:enhanced-path="M 2540622 0 L 2530373 0 2530373 112864 0 112864 0 123113 2530373 123113 2540622 123113 2540622 112864 2540622 0 Z N">
              <draw:equation draw:name="f0" draw:formula="logwidth"/>
              <draw:equation draw:name="f1" draw:formula="logheight"/>
            </draw:enhanced-geometry>
          </draw:custom-shape>
          <draw:custom-shape draw:name="object 385" draw:style-name="gr46" draw:text-style-name="P176" draw:layer="layout" svg:width="0.043cm" svg:height="0.015cm" svg:x="13.961cm" svg:y="7.234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386" draw:style-name="gr46" draw:text-style-name="P176" draw:layer="layout" svg:width="0.05cm" svg:height="0.015cm" svg:x="13.953cm" svg:y="7.234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387" draw:style-name="gr63" draw:text-style-name="P5" draw:layer="layout" svg:width="0.001cm" svg:height="0.257cm" svg:x="10.613cm" svg:y="7.256cm">
            <text:p text:style-name="P50"/>
            <draw:enhanced-geometry draw:mirror-horizontal="false" draw:mirror-vertical="false" drawooo:sub-view-size="0 92710" draw:text-areas="0 0 ?f0 ?f1" svg:viewBox="0 0 0 0" draw:type="ooxml-non-primitive" draw:enhanced-path="M 0 0 L 0 92205 N">
              <draw:equation draw:name="f0" draw:formula="logwidth"/>
              <draw:equation draw:name="f1" draw:formula="logheight"/>
            </draw:enhanced-geometry>
          </draw:custom-shape>
          <draw:custom-shape draw:name="object 388" draw:style-name="gr46" draw:text-style-name="P176" draw:layer="layout" svg:width="0.015cm" svg:height="0.271cm" svg:x="10.606cm" svg:y="7.249cm">
            <text:p text:style-name="P50"/>
            <draw:enhanced-geometry draw:mirror-horizontal="false" draw:mirror-vertical="false" drawooo:sub-view-size="5714 97789" draw:text-areas="0 0 ?f0 ?f1" svg:viewBox="0 0 0 0" draw:type="ooxml-non-primitive" draw:enhanced-path="M 5124 0 L 0 0 0 97328 5124 97328 5124 0 Z N">
              <draw:equation draw:name="f0" draw:formula="logwidth"/>
              <draw:equation draw:name="f1" draw:formula="logheight"/>
            </draw:enhanced-geometry>
          </draw:custom-shape>
          <draw:custom-shape draw:name="object 389" draw:style-name="gr63" draw:text-style-name="P5" draw:layer="layout" svg:width="0.001cm" svg:height="0.257cm" svg:x="12.081cm" svg:y="7.256cm">
            <text:p text:style-name="P50"/>
            <draw:enhanced-geometry draw:mirror-horizontal="false" draw:mirror-vertical="false" drawooo:sub-view-size="0 92710" draw:text-areas="0 0 ?f0 ?f1" svg:viewBox="0 0 0 0" draw:type="ooxml-non-primitive" draw:enhanced-path="M 0 0 L 0 92205 N">
              <draw:equation draw:name="f0" draw:formula="logwidth"/>
              <draw:equation draw:name="f1" draw:formula="logheight"/>
            </draw:enhanced-geometry>
          </draw:custom-shape>
          <draw:custom-shape draw:name="object 390" draw:style-name="gr46" draw:text-style-name="P176" draw:layer="layout" svg:width="0.015cm" svg:height="0.271cm" svg:x="12.073cm" svg:y="7.249cm">
            <text:p text:style-name="P50"/>
            <draw:enhanced-geometry draw:mirror-horizontal="false" draw:mirror-vertical="false" drawooo:sub-view-size="5714 97789" draw:text-areas="0 0 ?f0 ?f1" svg:viewBox="0 0 0 0" draw:type="ooxml-non-primitive" draw:enhanced-path="M 5124 0 L 0 0 0 97328 5124 97328 5124 0 Z N">
              <draw:equation draw:name="f0" draw:formula="logwidth"/>
              <draw:equation draw:name="f1" draw:formula="logheight"/>
            </draw:enhanced-geometry>
          </draw:custom-shape>
          <draw:custom-shape draw:name="object 391" draw:style-name="gr45" draw:text-style-name="P175" draw:layer="layout" svg:width="7.056cm" svg:height="0.029cm" svg:x="6.896cm" svg:y="7.519cm">
            <text:p text:style-name="P50"/>
            <draw:enhanced-geometry draw:mirror-horizontal="false" draw:mirror-vertical="false" drawooo:sub-view-size="2540635 10794" draw:text-areas="0 0 ?f0 ?f1" svg:viewBox="0 0 0 0" draw:type="ooxml-non-primitive" draw:enhanced-path="M 2540630 0 L 0 0 0 10245 2540630 10245 2540630 0 Z N">
              <draw:equation draw:name="f0" draw:formula="logwidth"/>
              <draw:equation draw:name="f1" draw:formula="logheight"/>
            </draw:enhanced-geometry>
          </draw:custom-shape>
          <draw:custom-shape draw:name="object 392" draw:style-name="gr63" draw:text-style-name="P5" draw:layer="layout" svg:width="0.001cm" svg:height="0.257cm" svg:x="13.946cm" svg:y="7.256cm">
            <text:p text:style-name="P50"/>
            <draw:enhanced-geometry draw:mirror-horizontal="false" draw:mirror-vertical="false" drawooo:sub-view-size="0 92710" draw:text-areas="0 0 ?f0 ?f1" svg:viewBox="0 0 0 0" draw:type="ooxml-non-primitive" draw:enhanced-path="M 0 0 L 0 92205 N">
              <draw:equation draw:name="f0" draw:formula="logwidth"/>
              <draw:equation draw:name="f1" draw:formula="logheight"/>
            </draw:enhanced-geometry>
          </draw:custom-shape>
          <draw:custom-shape draw:name="object 393" draw:style-name="gr46" draw:text-style-name="P176" draw:layer="layout" svg:width="0.015cm" svg:height="0.271cm" svg:x="13.939cm" svg:y="7.249cm">
            <text:p text:style-name="P50"/>
            <draw:enhanced-geometry draw:mirror-horizontal="false" draw:mirror-vertical="false" drawooo:sub-view-size="5714 97789" draw:text-areas="0 0 ?f0 ?f1" svg:viewBox="0 0 0 0" draw:type="ooxml-non-primitive" draw:enhanced-path="M 5124 0 L 0 0 0 97328 5124 97328 5124 0 Z N">
              <draw:equation draw:name="f0" draw:formula="logwidth"/>
              <draw:equation draw:name="f1" draw:formula="logheight"/>
            </draw:enhanced-geometry>
          </draw:custom-shape>
          <draw:custom-shape draw:name="object 394" draw:style-name="gr46" draw:text-style-name="P176" draw:layer="layout" svg:width="0.043cm" svg:height="0.015cm" svg:x="13.961cm" svg:y="7.533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395" draw:style-name="gr46" draw:text-style-name="P176" draw:layer="layout" svg:width="0.05cm" svg:height="0.015cm" svg:x="13.953cm" svg:y="7.533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396" draw:style-name="gr46" draw:text-style-name="P176" draw:layer="layout" svg:width="0.043cm" svg:height="0.015cm" svg:x="13.961cm" svg:y="7.832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397" draw:style-name="gr46" draw:text-style-name="P176" draw:layer="layout" svg:width="0.05cm" svg:height="0.015cm" svg:x="13.953cm" svg:y="7.833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398" draw:style-name="gr46" draw:text-style-name="P176" draw:layer="layout" svg:width="0.043cm" svg:height="0.015cm" svg:x="13.961cm" svg:y="8.131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399" draw:style-name="gr46" draw:text-style-name="P176" draw:layer="layout" svg:width="0.05cm" svg:height="0.015cm" svg:x="13.953cm" svg:y="8.131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400" draw:style-name="gr46" draw:text-style-name="P176" draw:layer="layout" svg:width="0.043cm" svg:height="0.015cm" svg:x="13.961cm" svg:y="8.431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401" draw:style-name="gr46" draw:text-style-name="P176" draw:layer="layout" svg:width="0.05cm" svg:height="0.015cm" svg:x="13.953cm" svg:y="8.431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402" draw:style-name="gr46" draw:text-style-name="P176" draw:layer="layout" svg:width="0.043cm" svg:height="0.015cm" svg:x="13.961cm" svg:y="8.73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403" draw:style-name="gr46" draw:text-style-name="P176" draw:layer="layout" svg:width="0.05cm" svg:height="0.015cm" svg:x="13.953cm" svg:y="8.729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404" draw:style-name="gr46" draw:text-style-name="P176" draw:layer="layout" svg:width="0.043cm" svg:height="0.015cm" svg:x="13.961cm" svg:y="9.029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405" draw:style-name="gr46" draw:text-style-name="P176" draw:layer="layout" svg:width="0.05cm" svg:height="0.015cm" svg:x="13.953cm" svg:y="9.029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406" draw:style-name="gr46" draw:text-style-name="P176" draw:layer="layout" svg:width="0.043cm" svg:height="0.015cm" svg:x="13.961cm" svg:y="9.328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407" draw:style-name="gr46" draw:text-style-name="P176" draw:layer="layout" svg:width="0.05cm" svg:height="0.015cm" svg:x="13.953cm" svg:y="9.328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408" draw:style-name="gr46" draw:text-style-name="P176" draw:layer="layout" svg:width="0.043cm" svg:height="0.015cm" svg:x="13.961cm" svg:y="9.627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409" draw:style-name="gr46" draw:text-style-name="P176" draw:layer="layout" svg:width="0.05cm" svg:height="0.015cm" svg:x="13.953cm" svg:y="9.627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410" draw:style-name="gr46" draw:text-style-name="P176" draw:layer="layout" svg:width="0.043cm" svg:height="0.015cm" svg:x="13.961cm" svg:y="9.926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411" draw:style-name="gr46" draw:text-style-name="P176" draw:layer="layout" svg:width="0.05cm" svg:height="0.015cm" svg:x="13.953cm" svg:y="9.926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412" draw:style-name="gr46" draw:text-style-name="P176" draw:layer="layout" svg:width="0.043cm" svg:height="0.015cm" svg:x="13.961cm" svg:y="10.268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413" draw:style-name="gr46" draw:text-style-name="P176" draw:layer="layout" svg:width="0.05cm" svg:height="0.015cm" svg:x="13.953cm" svg:y="10.268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414" draw:style-name="gr46" draw:text-style-name="P176" draw:layer="layout" svg:width="0.043cm" svg:height="0.015cm" svg:x="13.961cm" svg:y="10.566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415" draw:style-name="gr46" draw:text-style-name="P176" draw:layer="layout" svg:width="0.05cm" svg:height="0.015cm" svg:x="13.953cm" svg:y="10.567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416" draw:style-name="gr46" draw:text-style-name="P176" draw:layer="layout" svg:width="0.043cm" svg:height="0.015cm" svg:x="13.961cm" svg:y="10.866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417" draw:style-name="gr46" draw:text-style-name="P176" draw:layer="layout" svg:width="0.05cm" svg:height="0.015cm" svg:x="13.953cm" svg:y="10.866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418" draw:style-name="gr46" draw:text-style-name="P176" draw:layer="layout" svg:width="0.043cm" svg:height="0.015cm" svg:x="13.961cm" svg:y="11.165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419" draw:style-name="gr46" draw:text-style-name="P176" draw:layer="layout" svg:width="0.05cm" svg:height="0.015cm" svg:x="13.953cm" svg:y="11.165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420" draw:style-name="gr46" draw:text-style-name="P176" draw:layer="layout" svg:width="0.043cm" svg:height="0.015cm" svg:x="13.961cm" svg:y="11.464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421" draw:style-name="gr46" draw:text-style-name="P176" draw:layer="layout" svg:width="0.05cm" svg:height="0.015cm" svg:x="13.953cm" svg:y="11.464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422" draw:style-name="gr46" draw:text-style-name="P176" draw:layer="layout" svg:width="0.043cm" svg:height="0.015cm" svg:x="13.961cm" svg:y="11.763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423" draw:style-name="gr46" draw:text-style-name="P176" draw:layer="layout" svg:width="0.05cm" svg:height="0.015cm" svg:x="13.953cm" svg:y="11.763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424" draw:style-name="gr46" draw:text-style-name="P176" draw:layer="layout" svg:width="0.043cm" svg:height="0.015cm" svg:x="13.961cm" svg:y="12.062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425" draw:style-name="gr46" draw:text-style-name="P176" draw:layer="layout" svg:width="0.05cm" svg:height="0.015cm" svg:x="13.953cm" svg:y="12.062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426" draw:style-name="gr46" draw:text-style-name="P176" draw:layer="layout" svg:width="0.043cm" svg:height="0.015cm" svg:x="13.961cm" svg:y="12.361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427" draw:style-name="gr46" draw:text-style-name="P176" draw:layer="layout" svg:width="0.05cm" svg:height="0.015cm" svg:x="13.953cm" svg:y="12.361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428" draw:style-name="gr46" draw:text-style-name="P176" draw:layer="layout" svg:width="0.043cm" svg:height="0.015cm" svg:x="13.961cm" svg:y="12.66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429" draw:style-name="gr46" draw:text-style-name="P176" draw:layer="layout" svg:width="0.05cm" svg:height="0.015cm" svg:x="13.953cm" svg:y="12.66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430" draw:style-name="gr46" draw:text-style-name="P176" draw:layer="layout" svg:width="0.043cm" svg:height="0.015cm" svg:x="13.961cm" svg:y="12.959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431" draw:style-name="gr46" draw:text-style-name="P176" draw:layer="layout" svg:width="0.05cm" svg:height="0.015cm" svg:x="13.953cm" svg:y="12.959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432" draw:style-name="gr46" draw:text-style-name="P176" draw:layer="layout" svg:width="0.043cm" svg:height="0.015cm" svg:x="13.961cm" svg:y="13.258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433" draw:style-name="gr46" draw:text-style-name="P176" draw:layer="layout" svg:width="0.05cm" svg:height="0.015cm" svg:x="13.953cm" svg:y="13.258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434" draw:style-name="gr46" draw:text-style-name="P176" draw:layer="layout" svg:width="0.043cm" svg:height="0.015cm" svg:x="13.961cm" svg:y="13.557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435" draw:style-name="gr46" draw:text-style-name="P176" draw:layer="layout" svg:width="0.05cm" svg:height="0.015cm" svg:x="13.953cm" svg:y="13.557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436" draw:style-name="gr46" draw:text-style-name="P176" draw:layer="layout" svg:width="0.043cm" svg:height="0.015cm" svg:x="13.961cm" svg:y="13.856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437" draw:style-name="gr46" draw:text-style-name="P176" draw:layer="layout" svg:width="0.05cm" svg:height="0.015cm" svg:x="13.953cm" svg:y="13.856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438" draw:style-name="gr46" draw:text-style-name="P176" draw:layer="layout" svg:width="0.043cm" svg:height="0.015cm" svg:x="13.961cm" svg:y="14.212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439" draw:style-name="gr46" draw:text-style-name="P176" draw:layer="layout" svg:width="0.05cm" svg:height="0.015cm" svg:x="13.953cm" svg:y="14.212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440" draw:style-name="gr46" draw:text-style-name="P176" draw:layer="layout" svg:width="0.043cm" svg:height="0.015cm" svg:x="13.961cm" svg:y="14.568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441" draw:style-name="gr46" draw:text-style-name="P176" draw:layer="layout" svg:width="0.05cm" svg:height="0.015cm" svg:x="13.953cm" svg:y="14.568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442" draw:style-name="gr46" draw:text-style-name="P176" draw:layer="layout" svg:width="0.043cm" svg:height="0.015cm" svg:x="13.961cm" svg:y="14.867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443" draw:style-name="gr46" draw:text-style-name="P176" draw:layer="layout" svg:width="0.05cm" svg:height="0.015cm" svg:x="13.953cm" svg:y="14.867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444" draw:style-name="gr46" draw:text-style-name="P176" draw:layer="layout" svg:width="0.043cm" svg:height="0.015cm" svg:x="13.961cm" svg:y="15.166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445" draw:style-name="gr46" draw:text-style-name="P176" draw:layer="layout" svg:width="0.05cm" svg:height="0.015cm" svg:x="13.953cm" svg:y="15.166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446" draw:style-name="gr46" draw:text-style-name="P176" draw:layer="layout" svg:width="0.043cm" svg:height="0.015cm" svg:x="13.961cm" svg:y="15.522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447" draw:style-name="gr46" draw:text-style-name="P176" draw:layer="layout" svg:width="0.05cm" svg:height="0.015cm" svg:x="13.953cm" svg:y="15.522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448" draw:style-name="gr46" draw:text-style-name="P176" draw:layer="layout" svg:width="0.043cm" svg:height="0.015cm" svg:x="13.961cm" svg:y="15.807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449" draw:style-name="gr46" draw:text-style-name="P176" draw:layer="layout" svg:width="0.05cm" svg:height="0.015cm" svg:x="13.953cm" svg:y="15.807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450" draw:style-name="gr46" draw:text-style-name="P176" draw:layer="layout" svg:width="0.043cm" svg:height="0.015cm" svg:x="13.961cm" svg:y="16.163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451" draw:style-name="gr46" draw:text-style-name="P176" draw:layer="layout" svg:width="0.05cm" svg:height="0.015cm" svg:x="13.953cm" svg:y="16.163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452" draw:style-name="gr46" draw:text-style-name="P176" draw:layer="layout" svg:width="0.043cm" svg:height="0.015cm" svg:x="13.961cm" svg:y="16.519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453" draw:style-name="gr46" draw:text-style-name="P176" draw:layer="layout" svg:width="0.05cm" svg:height="0.015cm" svg:x="13.953cm" svg:y="16.519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454" draw:style-name="gr46" draw:text-style-name="P176" draw:layer="layout" svg:width="0.043cm" svg:height="0.015cm" svg:x="13.961cm" svg:y="16.875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455" draw:style-name="gr46" draw:text-style-name="P176" draw:layer="layout" svg:width="0.05cm" svg:height="0.015cm" svg:x="13.953cm" svg:y="16.875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456" draw:style-name="gr46" draw:text-style-name="P176" draw:layer="layout" svg:width="0.043cm" svg:height="0.015cm" svg:x="13.961cm" svg:y="17.231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457" draw:style-name="gr46" draw:text-style-name="P176" draw:layer="layout" svg:width="0.05cm" svg:height="0.015cm" svg:x="13.953cm" svg:y="17.231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458" draw:style-name="gr46" draw:text-style-name="P176" draw:layer="layout" svg:width="0.043cm" svg:height="0.015cm" svg:x="13.961cm" svg:y="17.587cm">
            <text:p text:style-name="P50"/>
            <draw:enhanced-geometry draw:mirror-horizontal="false" draw:mirror-vertical="false" drawooo:sub-view-size="15875 5714" draw:text-areas="0 0 ?f0 ?f1" svg:viewBox="0 0 0 0" draw:type="ooxml-non-primitive" draw:enhanced-path="M 0 5122 L 15569 5122 15569 0 0 0 0 5122 Z N">
              <draw:equation draw:name="f0" draw:formula="logwidth"/>
              <draw:equation draw:name="f1" draw:formula="logheight"/>
            </draw:enhanced-geometry>
          </draw:custom-shape>
          <draw:custom-shape draw:name="object 459" draw:style-name="gr46" draw:text-style-name="P176" draw:layer="layout" svg:width="0.05cm" svg:height="0.015cm" svg:x="13.953cm" svg:y="17.587cm">
            <text:p text:style-name="P50"/>
            <draw:enhanced-geometry draw:mirror-horizontal="false" draw:mirror-vertical="false" drawooo:sub-view-size="18414 5714" draw:text-areas="0 0 ?f0 ?f1" svg:viewBox="0 0 0 0" draw:type="ooxml-non-primitive" draw:enhanced-path="M 0 5122 L 18165 5122 18165 0 0 0 0 5122 Z N">
              <draw:equation draw:name="f0" draw:formula="logwidth"/>
              <draw:equation draw:name="f1" draw:formula="logheight"/>
            </draw:enhanced-geometry>
          </draw:custom-shape>
          <draw:custom-shape draw:name="object 460" draw:style-name="gr45" draw:text-style-name="P175" draw:layer="layout" svg:width="0.029cm" svg:height="10.288cm" svg:x="13.925cm" svg:y="7.547cm">
            <text:p text:style-name="P50"/>
            <draw:enhanced-geometry draw:mirror-horizontal="false" draw:mirror-vertical="false" drawooo:sub-view-size="10795 3703954" draw:text-areas="0 0 ?f0 ?f1" svg:viewBox="0 0 0 0" draw:type="ooxml-non-primitive" draw:enhanced-path="M 10249 0 L 0 0 0 3703567 10250 3703567 10249 0 Z N">
              <draw:equation draw:name="f0" draw:formula="logwidth"/>
              <draw:equation draw:name="f1" draw:formula="logheight"/>
            </draw:enhanced-geometry>
          </draw:custom-shape>
        </draw:g>
        <draw:frame draw:name="object 461" presentation:style-name="pr4" draw:text-style-name="P187" draw:layer="layout" svg:width="1.581cm" svg:height="11.049cm" svg:x="1.019cm" svg:y="18.174cm" presentation:class="date-time" presentation:user-transformed="true">
          <draw:text-box>
            <text:p text:style-name="P186"><text:span text:style-name="T26">September 29, 2023</text:span></text:p>
          </draw:text-box>
        </draw:frame>
        <draw:frame draw:name="object 462" presentation:style-name="pr4" draw:text-style-name="P187" draw:layer="layout" svg:width="13.182cm" svg:height="11.049cm" svg:x="10.373cm" svg:y="18.174cm" presentation:class="footer" presentation:user-transformed="true">
          <draw:text-box>
            <text:p text:style-name="P186"><text:span text:style-name="T28">MOSOLF</text:span><text:span text:style-name="T29">|</text:span><text:span text:style-name="T30">20230929_TCO_Calculator</text:span><text:span text:style-name="T26">_new_design_v30_operating instructions_4.pptx</text:span><text:span text:style-name="T29">|</text:span><text:span text:style-name="T31"> </text:span><text:span text:style-name="T32">magility</text:span></text:p>
          </draw:text-box>
        </draw:frame>
        <draw:frame draw:name="object 463" presentation:style-name="pr4" draw:text-style-name="P187" draw:layer="layout" svg:width="1.283cm" svg:height="11.049cm" svg:x="31.634cm" svg:y="18.174cm" presentation:class="page-number" presentation:user-transformed="true">
          <draw:text-box>
            <text:p text:style-name="P186"><text:span text:style-name="T33">Page:</text:span><text:span text:style-name="T133"> </text:span><text:span text:style-name="T26"><text:page-number>&lt;number&gt;</text:page-number></text:span></text:p>
          </draw:text-box>
        </draw:frame>
        <presentation:notes draw:style-name="dp2">
          <draw:page-thumbnail draw:style-name="gr29" draw:layer="layout" svg:width="19.798cm" svg:height="11.136cm" svg:x="0.6cm" svg:y="2.257cm" draw:page-number="7" presentation:class="page"/>
          <draw:frame presentation:style-name="pr3" draw:text-style-name="P53" draw:layer="layout" svg:width="16.799cm" svg:height="13.364cm" svg:x="2.1cm" svg:y="14.107cm" presentation:class="notes" presentation:placeholder="true">
            <draw:text-box/>
          </draw:frame>
        </presentation:notes>
      </draw:page>
      <draw:page draw:name="OPERATING INSTRUCTIONS TCO CALCULATOR V30-NEW_DESIGN (OVERVIEW)" draw:style-name="dp1" draw:master-page-name="Title_20_and_20_Content" presentation:presentation-page-layout-name="AL1T11">
        <draw:frame draw:name="object 2" presentation:style-name="pr2" draw:text-style-name="P55" draw:layer="layout" svg:width="26.372cm" svg:height="3.216cm" svg:x="0.615cm" svg:y="0.582cm" presentation:class="title" presentation:user-transformed="true">
          <draw:text-box>
            <text:p text:style-name="P54"><text:span text:style-name="T25">OPERATING INSTRUCTIONS TCO CALCULATOR V30-NEW_DESIGN (OVERVIEW)</text:span></text:p>
          </draw:text-box>
        </draw:frame>
        <draw:g draw:name="object 3">
          <draw:custom-shape draw:name="object 4" draw:style-name="gr39" draw:text-style-name="P164" draw:layer="layout" svg:width="7.901cm" svg:height="0.385cm" svg:x="0.773cm" svg:y="2.133cm">
            <text:p text:style-name="P50"/>
            <draw:enhanced-geometry draw:mirror-horizontal="false" draw:mirror-vertical="false" drawooo:sub-view-size="2844800 139065" draw:text-areas="0 0 ?f0 ?f1" svg:viewBox="0 0 0 0" draw:type="ooxml-non-primitive" draw:enhanced-path="M 0 138922 L 2844390 138922 2844390 0 0 0 0 138922 Z N">
              <draw:equation draw:name="f0" draw:formula="logwidth"/>
              <draw:equation draw:name="f1" draw:formula="logheight"/>
            </draw:enhanced-geometry>
          </draw:custom-shape>
          <draw:custom-shape draw:name="object 5" draw:style-name="gr40" draw:text-style-name="P165" draw:layer="layout" svg:width="7.901cm" svg:height="4.451cm" svg:x="0.773cm" svg:y="2.615cm">
            <text:p text:style-name="P50"/>
            <draw:enhanced-geometry draw:mirror-horizontal="false" draw:mirror-vertical="false" drawooo:sub-view-size="2844800 1602739" draw:text-areas="0 0 ?f0 ?f1" svg:viewBox="0 0 0 0" draw:type="ooxml-non-primitive" draw:enhanced-path="M 2844469 0 L 1960003 0 1960003 370281 1960003 486054 1960003 1359649 1960003 1475193 1370228 1475193 1370228 1359649 1960003 1359649 1960003 486054 1370228 486054 1370228 370281 1960003 370281 1960003 0 0 0 0 121551 0 127330 0 1602524 2844469 1602524 2844469 121551 2844469 0 Z N">
              <draw:equation draw:name="f0" draw:formula="logwidth"/>
              <draw:equation draw:name="f1" draw:formula="logheight"/>
            </draw:enhanced-geometry>
          </draw:custom-shape>
          <draw:custom-shape draw:name="object 6" draw:style-name="gr39" draw:text-style-name="P164" draw:layer="layout" svg:width="7.901cm" svg:height="0.401cm" svg:x="0.773cm" svg:y="7.147cm">
            <text:p text:style-name="P50"/>
            <draw:enhanced-geometry draw:mirror-horizontal="false" draw:mirror-vertical="false" drawooo:sub-view-size="2844800 144780" draw:text-areas="0 0 ?f0 ?f1" svg:viewBox="0 0 0 0" draw:type="ooxml-non-primitive" draw:enhanced-path="M 2844467 0 L 0 0 0 144668 2844467 144668 2844467 0 Z N">
              <draw:equation draw:name="f0" draw:formula="logwidth"/>
              <draw:equation draw:name="f1" draw:formula="logheight"/>
            </draw:enhanced-geometry>
          </draw:custom-shape>
          <draw:custom-shape draw:name="object 7" draw:style-name="gr40" draw:text-style-name="P165" draw:layer="layout" svg:width="7.901cm" svg:height="9.289cm" svg:x="0.773cm" svg:y="7.645cm">
            <text:p text:style-name="P50"/>
            <draw:enhanced-geometry draw:mirror-horizontal="false" draw:mirror-vertical="false" drawooo:sub-view-size="2844800 3344545" draw:text-areas="0 0 ?f0 ?f1" svg:viewBox="0 0 0 0" draw:type="ooxml-non-primitive" draw:enhanced-path="M 2844469 0 L 1960003 0 1960003 613384 1960003 729119 1960003 2447226 1370228 2447226 1370228 2331682 1960003 2331682 1960003 1961438 1370228 1961438 1370228 1845627 1960003 1845627 1960003 1475422 1370228 1475422 1370228 1359649 1960003 1359649 1960003 1232319 1370228 1232319 1370228 1116698 1960003 1116698 1960003 972032 1370228 972032 1370228 856259 1960003 856259 1960003 729119 1370228 729119 1370228 613384 1960003 613384 1960003 0 0 0 0 121589 0 127330 0 3343935 2844469 3343935 2844469 121589 2844469 0 Z N">
              <draw:equation draw:name="f0" draw:formula="logwidth"/>
              <draw:equation draw:name="f1" draw:formula="logheight"/>
            </draw:enhanced-geometry>
          </draw:custom-shape>
        </draw:g>
        <draw:custom-shape draw:name="object 8" draw:style-name="gr30" draw:text-style-name="P5" draw:layer="layout" svg:width="7.293cm" svg:height="0.577cm" svg:x="0.838cm" svg:y="2.129cm">
          <text:p text:style-name="P60"><text:span text:style-name="T35">Digital twin 3</text:span><text:span text:style-name="T36">(FCEV</text:span><text:span text:style-name="T37">Truck)</text:span><text:span text:style-name="T36">/ Basic costs</text:span><text:span text:style-name="T265"> </text:span><text:span text:style-name="T37">tech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41" draw:text-style-name="P5" draw:layer="layout" svg:width="6.785cm" svg:height="1.771cm" svg:x="0.802cm" svg:y="3.528cm">
          <text:p text:style-name="P331"><text:span text:style-name="T56">Range</text:span><text:span text:style-name="T136"> </text:span><text:span text:style-name="T45">[km]</text:span><text:span text:style-name="T46">300</text:span><text:span text:style-name="T47">km</text:span></text:p>
          <text:p text:style-name="P332"><text:span text:style-name="T137"/></text:p>
          <text:p text:style-name="P333"><text:span text:style-name="T49">reserve</text:span><text:span text:style-name="T266"> </text:span><text:span text:style-name="T45">[km]</text:span><text:span text:style-name="T46">50</text:span><text:span text:style-name="T47">km</text:span></text:p>
          <text:p text:style-name="P334"><text:span text:style-name="T48"/></text:p>
          <text:p text:style-name="P335"><text:span text:style-name="T50">consumption</text:span><text:span text:style-name="T46">10.00</text:span><text:span text:style-name="T45">kg/100k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38" draw:text-style-name="P5" draw:layer="layout" svg:width="2.802cm" svg:height="0.44cm" svg:x="0.802cm" svg:y="5.569cm">
          <text:p text:style-name="P336"><text:span text:style-name="T90">Cost</text:span><text:span text:style-name="T139">/</text:span><text:span text:style-name="T90">truck</text:span><text:span text:style-name="T140">m.</text:span><text:span text:style-name="T267"> </text:span><text:span text:style-name="T140">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38" draw:text-style-name="P5" draw:layer="layout" svg:width="3.502cm" svg:height="0.84cm" svg:x="0.802cm" svg:y="6.244cm">
          <text:p text:style-name="P336"><text:span text:style-name="T90">depreciation</text:span><text:span text:style-name="T140">in</text:span><text:span text:style-name="T139">5</text:span><text:span text:style-name="T141"> </text:span><text:span text:style-name="T90">yea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41" draw:text-style-name="P5" draw:layer="layout" svg:width="1.968cm" svg:height="1.449cm" svg:x="4.568cm" svg:y="5.601cm">
          <text:p text:style-name="P337"><text:span text:style-name="T46">146,868.20</text:span><text:span text:style-name="T142"> </text:span><text:span text:style-name="T113">€</text:span></text:p>
          <text:p text:style-name="P200"><text:span text:style-name="T143"/></text:p>
          <text:p text:style-name="P338"><text:span text:style-name="T51">10</text:span><text:span text:style-name="T50">0</text:span><text:span text:style-name="T49"> </text:span><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41" draw:text-style-name="P5" draw:layer="layout" svg:width="6.294cm" svg:height="2.282cm" svg:x="0.802cm" svg:y="7.047cm">
          <text:p text:style-name="P169"><text:span text:style-name="T35">Digital twin 3</text:span><text:span text:style-name="T36">(FCEV</text:span><text:span text:style-name="T37">Truck)</text:span><text:span text:style-name="T202"> </text:span><text:span text:style-name="T39">operating cost</text:span></text:p>
          <text:p text:style-name="P339"><text:span text:style-name="T53">E</text:span><text:span text:style-name="T49">n</text:span><text:span text:style-name="T54">e</text:span><text:span text:style-name="T51">r</text:span><text:span text:style-name="T50">G</text:span><text:span text:style-name="T54">ie</text:span><text:span text:style-name="T51">k</text:span><text:span text:style-name="T49">O</text:span><text:span text:style-name="T47">s</text:span><text:span text:style-name="T52">t</text:span><text:span text:style-name="T54">e</text:span><text:span text:style-name="T50">n</text:span><text:span text:style-name="T49"> </text:span><text:span text:style-name="T46">128</text:span><text:span text:style-name="T50">.</text:span><text:span text:style-name="T46">50</text:span><text:span text:style-name="T50">0</text:span><text:span text:style-name="T49"> </text:span><text:span text:style-name="T55">€</text:span><text:span text:style-name="T52">/</text:span><text:span text:style-name="T49">J</text:span><text:span text:style-name="T56">a</text:span><text:span text:style-name="T49">Mr</text:span><text:span text:style-name="T50">CO2 costs</text:span><text:span text:style-name="T49">on</text:span><text:span text:style-name="T266"> </text:span><text:span text:style-name="T45">H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41" draw:text-style-name="P5" draw:layer="layout" svg:width="6.294cm" svg:height="0.402cm" svg:x="0.802cm" svg:y="9.233cm">
          <text:p text:style-name="P340"><text:span text:style-name="T49">maintenance</text:span><text:span text:style-name="T46">5,000.00</text:span><text:span text:style-name="T147"> </text:span><text:span text:style-name="T146">€</text:span><text:span text:style-name="T53">/Ye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41" draw:text-style-name="P5" draw:layer="layout" svg:width="6.294cm" svg:height="0.402cm" svg:x="0.802cm" svg:y="9.908cm">
          <text:p text:style-name="P341"><text:span text:style-name="T56">Wheels</text:span><text:span text:style-name="T50">/</text:span><text:span text:style-name="T138"> </text:span><text:span text:style-name="T53">Tires</text:span><text:span text:style-name="T46">14,150.00</text:span><text:span text:style-name="T151"> </text:span><text:span text:style-name="T146">€</text:span><text:span text:style-name="T53">/Ye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41" draw:text-style-name="P5" draw:layer="layout" svg:width="6.294cm" svg:height="0.402cm" svg:x="0.802cm" svg:y="10.647cm">
          <text:p text:style-name="P342"><text:span text:style-name="T49">Steer</text:span><text:span text:style-name="T45">0.00</text:span><text:span text:style-name="T146">€</text:span><text:span text:style-name="T53">/Ye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41" draw:text-style-name="P5" draw:layer="layout" svg:width="6.294cm" svg:height="1.072cm" svg:x="0.802cm" svg:y="11.306cm">
          <text:p text:style-name="P340"><text:span text:style-name="T50">Insurance</text:span><text:span text:style-name="T46">4,560.00</text:span><text:span text:style-name="T147"> </text:span><text:span text:style-name="T146">€</text:span><text:span text:style-name="T53">/Year</text:span></text:p>
          <text:p text:style-name="P343"><text:span text:style-name="T135"/></text:p>
          <text:p text:style-name="P344"><text:span text:style-name="T49">toll</text:span><text:span text:style-name="T50">0</text:span><text:span text:style-name="T102">€</text:span><text:span text:style-name="T49">/k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41" draw:text-style-name="P5" draw:layer="layout" svg:width="6.294cm" svg:height="1.072cm" svg:x="0.802cm" svg:y="12.672cm">
          <text:p text:style-name="P345"><text:span text:style-name="T56">Route share</text:span><text:span text:style-name="T138"> </text:span><text:span text:style-name="T50">for</text:span><text:span text:style-name="T46"> </text:span><text:span text:style-name="T49">toll</text:span><text:span text:style-name="T46">70</text:span><text:span text:style-name="T45">%</text:span></text:p>
          <text:p text:style-name="P346"><text:span text:style-name="T135"/></text:p>
          <text:p text:style-name="P347"><text:span text:style-name="T45">CO2</text:span><text:span text:style-name="T49">compensation</text:span><text:span text:style-name="T146">€</text:span><text:span text:style-name="T53">/Ye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41" draw:text-style-name="P5" draw:layer="layout" svg:width="6.181cm" svg:height="0.402cm" svg:x="0.802cm" svg:y="14.022cm">
          <text:p text:style-name="P348"><text:span text:style-name="T46">S</text:span><text:span text:style-name="T49">on</text:span><text:span text:style-name="T47">s</text:span><text:span text:style-name="T54">ti</text:span><text:span text:style-name="T50">G</text:span><text:span text:style-name="T52">e</text:span><text:span text:style-name="T50">s</text:span><text:span text:style-name="T49"> </text:span><text:span text:style-name="T50">0</text:span><text:span text:style-name="T49"> </text:span><text:span text:style-name="T55">€</text:span><text:span text:style-name="T52">/</text:span><text:span text:style-name="T47">k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0">
          <draw:custom-shape draw:name="object 21" draw:style-name="gr46" draw:text-style-name="P176" draw:layer="layout" svg:width="0.096cm" svg:height="0.017cm" svg:x="0.652cm" svg:y="2.117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22" draw:style-name="gr46" draw:text-style-name="P176" draw:layer="layout" svg:width="0.105cm" svg:height="0.017cm" svg:x="0.652cm" svg:y="2.117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23" draw:style-name="gr53" draw:text-style-name="P5" draw:layer="layout" svg:width="5.444cm" svg:height="0.001cm" svg:x="0.781cm" svg:y="2.125cm">
            <text:p text:style-name="P50"/>
            <draw:enhanced-geometry draw:mirror-horizontal="false" draw:mirror-vertical="false" drawooo:sub-view-size="1960245 0 1960245 0 1960245 0" draw:text-areas="0 0 ?f0 ?f1" svg:viewBox="0 0 0 0" draw:type="ooxml-non-primitive" draw:enhanced-path="M 0 0 L 0 0 N M 1364489 0 L 1364489 0 N M 1960039 0 L 1960039 0 N">
              <draw:equation draw:name="f0" draw:formula="logwidth"/>
              <draw:equation draw:name="f1" draw:formula="logheight"/>
            </draw:enhanced-geometry>
          </draw:custom-shape>
          <draw:custom-shape draw:name="object 24" draw:style-name="gr45" draw:text-style-name="P175" draw:layer="layout" svg:width="7.885cm" svg:height="0.017cm" svg:x="0.789cm" svg:y="2.117cm">
            <text:p text:style-name="P50"/>
            <draw:enhanced-geometry draw:mirror-horizontal="false" draw:mirror-vertical="false" drawooo:sub-view-size="2839085 6350" draw:text-areas="0 0 ?f0 ?f1" svg:viewBox="0 0 0 0" draw:type="ooxml-non-primitive" draw:enhanced-path="M 0 5779 L 2838612 5779 2838612 0 0 0 0 5779 Z N">
              <draw:equation draw:name="f0" draw:formula="logwidth"/>
              <draw:equation draw:name="f1" draw:formula="logheight"/>
            </draw:enhanced-geometry>
          </draw:custom-shape>
          <draw:custom-shape draw:name="object 25" draw:style-name="gr53" draw:text-style-name="P5" draw:layer="layout" svg:width="0.001cm" svg:height="0.001cm" svg:x="8.666cm" svg:y="2.125cm">
            <text:p text:style-name="P50"/>
            <draw:enhanced-geometry draw:mirror-horizontal="false" draw:mirror-vertical="false" draw:text-areas="0 0 ?f0 ?f1" svg:viewBox="0 0 0 0" draw:type="ooxml-non-primitive" draw:enhanced-path="M 0 0 L 0 0 N">
              <draw:equation draw:name="f0" draw:formula="logwidth"/>
              <draw:equation draw:name="f1" draw:formula="logheight"/>
            </draw:enhanced-geometry>
          </draw:custom-shape>
          <draw:custom-shape draw:name="object 26" draw:style-name="gr46" draw:text-style-name="P176" draw:layer="layout" svg:width="0.096cm" svg:height="0.017cm" svg:x="0.652cm" svg:y="2.503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27" draw:style-name="gr46" draw:text-style-name="P176" draw:layer="layout" svg:width="0.105cm" svg:height="0.017cm" svg:x="0.652cm" svg:y="2.503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28" draw:style-name="gr45" draw:text-style-name="P175" draw:layer="layout" svg:width="7.917cm" svg:height="0.401cm" svg:x="0.757cm" svg:y="2.117cm">
            <text:p text:style-name="P50"/>
            <draw:enhanced-geometry draw:mirror-horizontal="false" draw:mirror-vertical="false" drawooo:sub-view-size="2850515 144780" draw:text-areas="0 0 ?f0 ?f1" svg:viewBox="0 0 0 0" draw:type="ooxml-non-primitive" draw:enhanced-path="M 2850248 5816 L 2838691 5816 2838691 133146 11557 133146 11557 0 0 0 0 144703 11557 144703 2838691 144703 2850248 144703 2850248 133146 2850248 5816 Z N">
              <draw:equation draw:name="f0" draw:formula="logwidth"/>
              <draw:equation draw:name="f1" draw:formula="logheight"/>
            </draw:enhanced-geometry>
          </draw:custom-shape>
          <draw:custom-shape draw:name="object 29" draw:style-name="gr46" draw:text-style-name="P176" draw:layer="layout" svg:width="0.096cm" svg:height="0.017cm" svg:x="0.652cm" svg:y="2.615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30" draw:style-name="gr46" draw:text-style-name="P176" draw:layer="layout" svg:width="0.105cm" svg:height="0.017cm" svg:x="0.652cm" svg:y="2.615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31" draw:style-name="gr53" draw:text-style-name="P5" draw:layer="layout" svg:width="0.001cm" svg:height="0.08cm" svg:x="0.781cm" svg:y="2.519cm">
            <text:p text:style-name="P50"/>
            <draw:enhanced-geometry draw:mirror-horizontal="false" draw:mirror-vertical="false" drawooo:sub-view-size="0 29209" draw:text-areas="0 0 ?f0 ?f1" svg:viewBox="0 0 0 0" draw:type="ooxml-non-primitive" draw:enhanced-path="M 0 0 L 0 28895 N">
              <draw:equation draw:name="f0" draw:formula="logwidth"/>
              <draw:equation draw:name="f1" draw:formula="logheight"/>
            </draw:enhanced-geometry>
          </draw:custom-shape>
          <draw:custom-shape draw:name="object 32" draw:style-name="gr53" draw:text-style-name="P5" draw:layer="layout" svg:width="0.001cm" svg:height="0.08cm" svg:x="4.571cm" svg:y="2.519cm">
            <text:p text:style-name="P50"/>
            <draw:enhanced-geometry draw:mirror-horizontal="false" draw:mirror-vertical="false" drawooo:sub-view-size="0 29209" draw:text-areas="0 0 ?f0 ?f1" svg:viewBox="0 0 0 0" draw:type="ooxml-non-primitive" draw:enhanced-path="M 0 0 L 0 28895 N">
              <draw:equation draw:name="f0" draw:formula="logwidth"/>
              <draw:equation draw:name="f1" draw:formula="logheight"/>
            </draw:enhanced-geometry>
          </draw:custom-shape>
          <draw:custom-shape draw:name="object 33" draw:style-name="gr53" draw:text-style-name="P5" draw:layer="layout" svg:width="0.001cm" svg:height="0.08cm" svg:x="6.225cm" svg:y="2.519cm">
            <text:p text:style-name="P50"/>
            <draw:enhanced-geometry draw:mirror-horizontal="false" draw:mirror-vertical="false" drawooo:sub-view-size="0 29209" draw:text-areas="0 0 ?f0 ?f1" svg:viewBox="0 0 0 0" draw:type="ooxml-non-primitive" draw:enhanced-path="M 0 0 L 0 28895 N">
              <draw:equation draw:name="f0" draw:formula="logwidth"/>
              <draw:equation draw:name="f1" draw:formula="logheight"/>
            </draw:enhanced-geometry>
          </draw:custom-shape>
          <draw:custom-shape draw:name="object 34" draw:style-name="gr45" draw:text-style-name="P175" draw:layer="layout" svg:width="7.885cm" svg:height="0.033cm" svg:x="0.789cm" svg:y="2.599cm">
            <text:p text:style-name="P50"/>
            <draw:enhanced-geometry draw:mirror-horizontal="false" draw:mirror-vertical="false" drawooo:sub-view-size="2839085 12065" draw:text-areas="0 0 ?f0 ?f1" svg:viewBox="0 0 0 0" draw:type="ooxml-non-primitive" draw:enhanced-path="M 2838689 0 L 0 0 0 11558 2838689 11558 2838689 0 Z N">
              <draw:equation draw:name="f0" draw:formula="logwidth"/>
              <draw:equation draw:name="f1" draw:formula="logheight"/>
            </draw:enhanced-geometry>
          </draw:custom-shape>
          <draw:custom-shape draw:name="object 35" draw:style-name="gr53" draw:text-style-name="P5" draw:layer="layout" svg:width="0.001cm" svg:height="0.08cm" svg:x="8.666cm" svg:y="2.519cm">
            <text:p text:style-name="P50"/>
            <draw:enhanced-geometry draw:mirror-horizontal="false" draw:mirror-vertical="false" drawooo:sub-view-size="0 29209" draw:text-areas="0 0 ?f0 ?f1" svg:viewBox="0 0 0 0" draw:type="ooxml-non-primitive" draw:enhanced-path="M 0 0 L 0 28895 N">
              <draw:equation draw:name="f0" draw:formula="logwidth"/>
              <draw:equation draw:name="f1" draw:formula="logheight"/>
            </draw:enhanced-geometry>
          </draw:custom-shape>
          <draw:custom-shape draw:name="object 36" draw:style-name="gr46" draw:text-style-name="P176" draw:layer="layout" svg:width="0.096cm" svg:height="0.017cm" svg:x="0.652cm" svg:y="2.953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37" draw:style-name="gr46" draw:text-style-name="P176" draw:layer="layout" svg:width="0.105cm" svg:height="0.017cm" svg:x="0.652cm" svg:y="2.953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38" draw:style-name="gr46" draw:text-style-name="P176" draw:layer="layout" svg:width="0.096cm" svg:height="0.017cm" svg:x="0.652cm" svg:y="3.29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39" draw:style-name="gr46" draw:text-style-name="P176" draw:layer="layout" svg:width="0.105cm" svg:height="0.017cm" svg:x="0.652cm" svg:y="3.29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40" draw:style-name="gr46" draw:text-style-name="P176" draw:layer="layout" svg:width="0.096cm" svg:height="0.017cm" svg:x="0.652cm" svg:y="3.627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41" draw:style-name="gr46" draw:text-style-name="P176" draw:layer="layout" svg:width="0.105cm" svg:height="0.017cm" svg:x="0.652cm" svg:y="3.627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42" draw:style-name="gr46" draw:text-style-name="P176" draw:layer="layout" svg:width="0.096cm" svg:height="0.017cm" svg:x="0.652cm" svg:y="3.965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43" draw:style-name="gr46" draw:text-style-name="P176" draw:layer="layout" svg:width="0.105cm" svg:height="0.017cm" svg:x="0.652cm" svg:y="3.965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44" draw:style-name="gr46" draw:text-style-name="P176" draw:layer="layout" svg:width="0.096cm" svg:height="0.017cm" svg:x="0.652cm" svg:y="4.303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45" draw:style-name="gr46" draw:text-style-name="P176" draw:layer="layout" svg:width="0.105cm" svg:height="0.017cm" svg:x="0.652cm" svg:y="4.303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46" draw:style-name="gr46" draw:text-style-name="P176" draw:layer="layout" svg:width="0.096cm" svg:height="0.017cm" svg:x="0.652cm" svg:y="4.64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47" draw:style-name="gr46" draw:text-style-name="P176" draw:layer="layout" svg:width="0.105cm" svg:height="0.017cm" svg:x="0.652cm" svg:y="4.64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48" draw:style-name="gr46" draw:text-style-name="P176" draw:layer="layout" svg:width="0.096cm" svg:height="0.017cm" svg:x="0.652cm" svg:y="5.026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49" draw:style-name="gr46" draw:text-style-name="P176" draw:layer="layout" svg:width="0.105cm" svg:height="0.017cm" svg:x="0.652cm" svg:y="5.026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50" draw:style-name="gr46" draw:text-style-name="P176" draw:layer="layout" svg:width="0.096cm" svg:height="0.017cm" svg:x="0.652cm" svg:y="5.363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51" draw:style-name="gr46" draw:text-style-name="P176" draw:layer="layout" svg:width="0.105cm" svg:height="0.017cm" svg:x="0.652cm" svg:y="5.363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52" draw:style-name="gr46" draw:text-style-name="P176" draw:layer="layout" svg:width="0.096cm" svg:height="0.017cm" svg:x="0.652cm" svg:y="5.7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53" draw:style-name="gr46" draw:text-style-name="P176" draw:layer="layout" svg:width="0.105cm" svg:height="0.017cm" svg:x="0.652cm" svg:y="5.7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54" draw:style-name="gr46" draw:text-style-name="P176" draw:layer="layout" svg:width="0.096cm" svg:height="0.017cm" svg:x="0.652cm" svg:y="6.038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55" draw:style-name="gr46" draw:text-style-name="P176" draw:layer="layout" svg:width="0.105cm" svg:height="0.017cm" svg:x="0.652cm" svg:y="6.038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56" draw:style-name="gr46" draw:text-style-name="P176" draw:layer="layout" svg:width="0.096cm" svg:height="0.017cm" svg:x="0.652cm" svg:y="6.376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57" draw:style-name="gr46" draw:text-style-name="P176" draw:layer="layout" svg:width="0.105cm" svg:height="0.017cm" svg:x="0.652cm" svg:y="6.376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58" draw:style-name="gr46" draw:text-style-name="P176" draw:layer="layout" svg:width="0.096cm" svg:height="0.017cm" svg:x="0.652cm" svg:y="6.713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59" draw:style-name="gr46" draw:text-style-name="P176" draw:layer="layout" svg:width="0.105cm" svg:height="0.017cm" svg:x="0.652cm" svg:y="6.713cm">
            <text:p text:style-name="P50"/>
            <draw:enhanced-geometry draw:mirror-horizontal="false" draw:mirror-vertical="false" drawooo:sub-view-size="38100 6350" draw:text-areas="0 0 ?f0 ?f1" svg:viewBox="0 0 0 0" draw:type="ooxml-non-primitive" draw:enhanced-path="M 37751 0 L 0 0 0 5971 37751 5971 37751 0 Z N">
              <draw:equation draw:name="f0" draw:formula="logwidth"/>
              <draw:equation draw:name="f1" draw:formula="logheight"/>
            </draw:enhanced-geometry>
          </draw:custom-shape>
          <draw:custom-shape draw:name="object 60" draw:style-name="gr46" draw:text-style-name="P176" draw:layer="layout" svg:width="0.096cm" svg:height="0.017cm" svg:x="0.652cm" svg:y="7.05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61" draw:style-name="gr46" draw:text-style-name="P176" draw:layer="layout" svg:width="0.105cm" svg:height="0.017cm" svg:x="0.652cm" svg:y="7.05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62" draw:style-name="gr45" draw:text-style-name="P175" draw:layer="layout" svg:width="7.917cm" svg:height="4.467cm" svg:x="0.757cm" svg:y="2.599cm">
            <text:p text:style-name="P50"/>
            <draw:enhanced-geometry draw:mirror-horizontal="false" draw:mirror-vertical="false" drawooo:sub-view-size="2850515 1608455" draw:text-areas="0 0 ?f0 ?f1" svg:viewBox="0 0 0 0" draw:type="ooxml-non-primitive" draw:enhanced-path="M 2850248 11557 L 2838691 11557 2838691 1596783 11557 1596783 11557 0 0 0 0 1608340 11557 1608340 2838691 1608340 2850248 1608340 2850248 1596783 2850248 11557 Z N">
              <draw:equation draw:name="f0" draw:formula="logwidth"/>
              <draw:equation draw:name="f1" draw:formula="logheight"/>
            </draw:enhanced-geometry>
          </draw:custom-shape>
          <draw:custom-shape draw:name="object 63" draw:style-name="gr46" draw:text-style-name="P176" draw:layer="layout" svg:width="0.096cm" svg:height="0.017cm" svg:x="0.652cm" svg:y="7.147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64" draw:style-name="gr46" draw:text-style-name="P176" draw:layer="layout" svg:width="0.105cm" svg:height="0.017cm" svg:x="0.652cm" svg:y="7.147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65" draw:style-name="gr53" draw:text-style-name="P5" draw:layer="layout" svg:width="0.001cm" svg:height="0.064cm" svg:x="0.781cm" svg:y="7.066cm">
            <text:p text:style-name="P50"/>
            <draw:enhanced-geometry draw:mirror-horizontal="false" draw:mirror-vertical="false" drawooo:sub-view-size="0 23494" draw:text-areas="0 0 ?f0 ?f1" svg:viewBox="0 0 0 0" draw:type="ooxml-non-primitive" draw:enhanced-path="M 0 0 L 0 23116 N">
              <draw:equation draw:name="f0" draw:formula="logwidth"/>
              <draw:equation draw:name="f1" draw:formula="logheight"/>
            </draw:enhanced-geometry>
          </draw:custom-shape>
          <draw:custom-shape draw:name="object 66" draw:style-name="gr53" draw:text-style-name="P5" draw:layer="layout" svg:width="0.001cm" svg:height="0.064cm" svg:x="4.571cm" svg:y="7.066cm">
            <text:p text:style-name="P50"/>
            <draw:enhanced-geometry draw:mirror-horizontal="false" draw:mirror-vertical="false" drawooo:sub-view-size="0 23494" draw:text-areas="0 0 ?f0 ?f1" svg:viewBox="0 0 0 0" draw:type="ooxml-non-primitive" draw:enhanced-path="M 0 0 L 0 23116 N">
              <draw:equation draw:name="f0" draw:formula="logwidth"/>
              <draw:equation draw:name="f1" draw:formula="logheight"/>
            </draw:enhanced-geometry>
          </draw:custom-shape>
          <draw:custom-shape draw:name="object 67" draw:style-name="gr53" draw:text-style-name="P5" draw:layer="layout" svg:width="0.001cm" svg:height="0.064cm" svg:x="6.225cm" svg:y="7.066cm">
            <text:p text:style-name="P50"/>
            <draw:enhanced-geometry draw:mirror-horizontal="false" draw:mirror-vertical="false" drawooo:sub-view-size="0 23494" draw:text-areas="0 0 ?f0 ?f1" svg:viewBox="0 0 0 0" draw:type="ooxml-non-primitive" draw:enhanced-path="M 0 0 L 0 23116 N">
              <draw:equation draw:name="f0" draw:formula="logwidth"/>
              <draw:equation draw:name="f1" draw:formula="logheight"/>
            </draw:enhanced-geometry>
          </draw:custom-shape>
          <draw:custom-shape draw:name="object 68" draw:style-name="gr45" draw:text-style-name="P175" draw:layer="layout" svg:width="7.885cm" svg:height="0.033cm" svg:x="0.789cm" svg:y="7.131cm">
            <text:p text:style-name="P50"/>
            <draw:enhanced-geometry draw:mirror-horizontal="false" draw:mirror-vertical="false" drawooo:sub-view-size="2839085 12064" draw:text-areas="0 0 ?f0 ?f1" svg:viewBox="0 0 0 0" draw:type="ooxml-non-primitive" draw:enhanced-path="M 2838689 0 L 0 0 0 11558 2838689 11558 2838689 0 Z N">
              <draw:equation draw:name="f0" draw:formula="logwidth"/>
              <draw:equation draw:name="f1" draw:formula="logheight"/>
            </draw:enhanced-geometry>
          </draw:custom-shape>
          <draw:custom-shape draw:name="object 69" draw:style-name="gr53" draw:text-style-name="P5" draw:layer="layout" svg:width="0.001cm" svg:height="0.064cm" svg:x="8.666cm" svg:y="7.066cm">
            <text:p text:style-name="P50"/>
            <draw:enhanced-geometry draw:mirror-horizontal="false" draw:mirror-vertical="false" drawooo:sub-view-size="0 23494" draw:text-areas="0 0 ?f0 ?f1" svg:viewBox="0 0 0 0" draw:type="ooxml-non-primitive" draw:enhanced-path="M 0 0 L 0 23116 N">
              <draw:equation draw:name="f0" draw:formula="logwidth"/>
              <draw:equation draw:name="f1" draw:formula="logheight"/>
            </draw:enhanced-geometry>
          </draw:custom-shape>
          <draw:custom-shape draw:name="object 70" draw:style-name="gr46" draw:text-style-name="P176" draw:layer="layout" svg:width="0.096cm" svg:height="0.017cm" svg:x="0.652cm" svg:y="7.532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71" draw:style-name="gr46" draw:text-style-name="P176" draw:layer="layout" svg:width="0.105cm" svg:height="0.017cm" svg:x="0.652cm" svg:y="7.533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72" draw:style-name="gr45" draw:text-style-name="P175" draw:layer="layout" svg:width="7.917cm" svg:height="0.417cm" svg:x="0.757cm" svg:y="7.131cm">
            <text:p text:style-name="P50"/>
            <draw:enhanced-geometry draw:mirror-horizontal="false" draw:mirror-vertical="false" drawooo:sub-view-size="2850515 150494" draw:text-areas="0 0 ?f0 ?f1" svg:viewBox="0 0 0 0" draw:type="ooxml-non-primitive" draw:enhanced-path="M 2850248 11557 L 2838691 11557 2838691 138887 11557 138887 11557 0 0 0 0 150444 11557 150444 2838691 150444 2850248 150444 2850248 138887 2850248 11557 Z N">
              <draw:equation draw:name="f0" draw:formula="logwidth"/>
              <draw:equation draw:name="f1" draw:formula="logheight"/>
            </draw:enhanced-geometry>
          </draw:custom-shape>
          <draw:custom-shape draw:name="object 73" draw:style-name="gr46" draw:text-style-name="P176" draw:layer="layout" svg:width="0.096cm" svg:height="0.017cm" svg:x="0.652cm" svg:y="7.645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74" draw:style-name="gr46" draw:text-style-name="P176" draw:layer="layout" svg:width="0.105cm" svg:height="0.017cm" svg:x="0.652cm" svg:y="7.645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75" draw:style-name="gr53" draw:text-style-name="P5" draw:layer="layout" svg:width="0.001cm" svg:height="0.08cm" svg:x="0.781cm" svg:y="7.549cm">
            <text:p text:style-name="P50"/>
            <draw:enhanced-geometry draw:mirror-horizontal="false" draw:mirror-vertical="false" drawooo:sub-view-size="0 29210" draw:text-areas="0 0 ?f0 ?f1" svg:viewBox="0 0 0 0" draw:type="ooxml-non-primitive" draw:enhanced-path="M 0 0 L 0 28895 N">
              <draw:equation draw:name="f0" draw:formula="logwidth"/>
              <draw:equation draw:name="f1" draw:formula="logheight"/>
            </draw:enhanced-geometry>
          </draw:custom-shape>
          <draw:custom-shape draw:name="object 76" draw:style-name="gr53" draw:text-style-name="P5" draw:layer="layout" svg:width="0.001cm" svg:height="0.08cm" svg:x="4.571cm" svg:y="7.549cm">
            <text:p text:style-name="P50"/>
            <draw:enhanced-geometry draw:mirror-horizontal="false" draw:mirror-vertical="false" drawooo:sub-view-size="0 29210" draw:text-areas="0 0 ?f0 ?f1" svg:viewBox="0 0 0 0" draw:type="ooxml-non-primitive" draw:enhanced-path="M 0 0 L 0 28895 N">
              <draw:equation draw:name="f0" draw:formula="logwidth"/>
              <draw:equation draw:name="f1" draw:formula="logheight"/>
            </draw:enhanced-geometry>
          </draw:custom-shape>
          <draw:custom-shape draw:name="object 77" draw:style-name="gr53" draw:text-style-name="P5" draw:layer="layout" svg:width="0.001cm" svg:height="0.08cm" svg:x="6.225cm" svg:y="7.549cm">
            <text:p text:style-name="P50"/>
            <draw:enhanced-geometry draw:mirror-horizontal="false" draw:mirror-vertical="false" drawooo:sub-view-size="0 29210" draw:text-areas="0 0 ?f0 ?f1" svg:viewBox="0 0 0 0" draw:type="ooxml-non-primitive" draw:enhanced-path="M 0 0 L 0 28895 N">
              <draw:equation draw:name="f0" draw:formula="logwidth"/>
              <draw:equation draw:name="f1" draw:formula="logheight"/>
            </draw:enhanced-geometry>
          </draw:custom-shape>
          <draw:custom-shape draw:name="object 78" draw:style-name="gr45" draw:text-style-name="P175" draw:layer="layout" svg:width="7.885cm" svg:height="0.033cm" svg:x="0.789cm" svg:y="7.629cm">
            <text:p text:style-name="P50"/>
            <draw:enhanced-geometry draw:mirror-horizontal="false" draw:mirror-vertical="false" drawooo:sub-view-size="2839085 12064" draw:text-areas="0 0 ?f0 ?f1" svg:viewBox="0 0 0 0" draw:type="ooxml-non-primitive" draw:enhanced-path="M 2838689 0 L 0 0 0 11558 2838689 11558 2838689 0 Z N">
              <draw:equation draw:name="f0" draw:formula="logwidth"/>
              <draw:equation draw:name="f1" draw:formula="logheight"/>
            </draw:enhanced-geometry>
          </draw:custom-shape>
          <draw:custom-shape draw:name="object 79" draw:style-name="gr53" draw:text-style-name="P5" draw:layer="layout" svg:width="0.001cm" svg:height="0.08cm" svg:x="8.666cm" svg:y="7.549cm">
            <text:p text:style-name="P50"/>
            <draw:enhanced-geometry draw:mirror-horizontal="false" draw:mirror-vertical="false" drawooo:sub-view-size="0 29210" draw:text-areas="0 0 ?f0 ?f1" svg:viewBox="0 0 0 0" draw:type="ooxml-non-primitive" draw:enhanced-path="M 0 0 L 0 28895 N">
              <draw:equation draw:name="f0" draw:formula="logwidth"/>
              <draw:equation draw:name="f1" draw:formula="logheight"/>
            </draw:enhanced-geometry>
          </draw:custom-shape>
          <draw:custom-shape draw:name="object 80" draw:style-name="gr46" draw:text-style-name="P176" draw:layer="layout" svg:width="0.096cm" svg:height="0.017cm" svg:x="0.652cm" svg:y="7.983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81" draw:style-name="gr46" draw:text-style-name="P176" draw:layer="layout" svg:width="0.105cm" svg:height="0.017cm" svg:x="0.652cm" svg:y="7.982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82" draw:style-name="gr46" draw:text-style-name="P176" draw:layer="layout" svg:width="0.096cm" svg:height="0.017cm" svg:x="0.652cm" svg:y="8.32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83" draw:style-name="gr46" draw:text-style-name="P176" draw:layer="layout" svg:width="0.105cm" svg:height="0.017cm" svg:x="0.652cm" svg:y="8.32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84" draw:style-name="gr46" draw:text-style-name="P176" draw:layer="layout" svg:width="0.096cm" svg:height="0.017cm" svg:x="0.652cm" svg:y="8.657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85" draw:style-name="gr46" draw:text-style-name="P176" draw:layer="layout" svg:width="0.105cm" svg:height="0.017cm" svg:x="0.652cm" svg:y="8.657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86" draw:style-name="gr46" draw:text-style-name="P176" draw:layer="layout" svg:width="0.096cm" svg:height="0.017cm" svg:x="0.652cm" svg:y="8.995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87" draw:style-name="gr46" draw:text-style-name="P176" draw:layer="layout" svg:width="0.105cm" svg:height="0.017cm" svg:x="0.652cm" svg:y="8.995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88" draw:style-name="gr46" draw:text-style-name="P176" draw:layer="layout" svg:width="0.096cm" svg:height="0.017cm" svg:x="0.652cm" svg:y="9.333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89" draw:style-name="gr46" draw:text-style-name="P176" draw:layer="layout" svg:width="0.105cm" svg:height="0.017cm" svg:x="0.652cm" svg:y="9.333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90" draw:style-name="gr46" draw:text-style-name="P176" draw:layer="layout" svg:width="0.096cm" svg:height="0.017cm" svg:x="0.652cm" svg:y="9.67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91" draw:style-name="gr46" draw:text-style-name="P176" draw:layer="layout" svg:width="0.105cm" svg:height="0.017cm" svg:x="0.652cm" svg:y="9.67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92" draw:style-name="gr46" draw:text-style-name="P176" draw:layer="layout" svg:width="0.096cm" svg:height="0.017cm" svg:x="0.652cm" svg:y="10.007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93" draw:style-name="gr46" draw:text-style-name="P176" draw:layer="layout" svg:width="0.105cm" svg:height="0.017cm" svg:x="0.652cm" svg:y="10.007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94" draw:style-name="gr46" draw:text-style-name="P176" draw:layer="layout" svg:width="0.096cm" svg:height="0.017cm" svg:x="0.652cm" svg:y="10.345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95" draw:style-name="gr46" draw:text-style-name="P176" draw:layer="layout" svg:width="0.105cm" svg:height="0.017cm" svg:x="0.652cm" svg:y="10.345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96" draw:style-name="gr46" draw:text-style-name="P176" draw:layer="layout" svg:width="0.096cm" svg:height="0.017cm" svg:x="0.652cm" svg:y="10.731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97" draw:style-name="gr46" draw:text-style-name="P176" draw:layer="layout" svg:width="0.105cm" svg:height="0.017cm" svg:x="0.652cm" svg:y="10.731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98" draw:style-name="gr46" draw:text-style-name="P176" draw:layer="layout" svg:width="0.096cm" svg:height="0.017cm" svg:x="0.652cm" svg:y="11.068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99" draw:style-name="gr46" draw:text-style-name="P176" draw:layer="layout" svg:width="0.105cm" svg:height="0.017cm" svg:x="0.652cm" svg:y="11.068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100" draw:style-name="gr46" draw:text-style-name="P176" draw:layer="layout" svg:width="0.096cm" svg:height="0.017cm" svg:x="0.652cm" svg:y="11.405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101" draw:style-name="gr46" draw:text-style-name="P176" draw:layer="layout" svg:width="0.105cm" svg:height="0.017cm" svg:x="0.652cm" svg:y="11.406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102" draw:style-name="gr46" draw:text-style-name="P176" draw:layer="layout" svg:width="0.096cm" svg:height="0.017cm" svg:x="0.652cm" svg:y="11.743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103" draw:style-name="gr46" draw:text-style-name="P176" draw:layer="layout" svg:width="0.105cm" svg:height="0.017cm" svg:x="0.652cm" svg:y="11.743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104" draw:style-name="gr46" draw:text-style-name="P176" draw:layer="layout" svg:width="0.096cm" svg:height="0.017cm" svg:x="0.652cm" svg:y="12.08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105" draw:style-name="gr46" draw:text-style-name="P176" draw:layer="layout" svg:width="0.105cm" svg:height="0.017cm" svg:x="0.652cm" svg:y="12.08cm">
            <text:p text:style-name="P50"/>
            <draw:enhanced-geometry draw:mirror-horizontal="false" draw:mirror-vertical="false" drawooo:sub-view-size="38100 6350" draw:text-areas="0 0 ?f0 ?f1" svg:viewBox="0 0 0 0" draw:type="ooxml-non-primitive" draw:enhanced-path="M 37751 0 L 0 0 0 5971 37751 5971 37751 0 Z N">
              <draw:equation draw:name="f0" draw:formula="logwidth"/>
              <draw:equation draw:name="f1" draw:formula="logheight"/>
            </draw:enhanced-geometry>
          </draw:custom-shape>
          <draw:custom-shape draw:name="object 106" draw:style-name="gr46" draw:text-style-name="P176" draw:layer="layout" svg:width="0.096cm" svg:height="0.017cm" svg:x="0.652cm" svg:y="12.418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107" draw:style-name="gr46" draw:text-style-name="P176" draw:layer="layout" svg:width="0.105cm" svg:height="0.017cm" svg:x="0.652cm" svg:y="12.418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108" draw:style-name="gr46" draw:text-style-name="P176" draw:layer="layout" svg:width="0.096cm" svg:height="0.017cm" svg:x="0.652cm" svg:y="12.756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109" draw:style-name="gr46" draw:text-style-name="P176" draw:layer="layout" svg:width="0.105cm" svg:height="0.017cm" svg:x="0.652cm" svg:y="12.756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110" draw:style-name="gr46" draw:text-style-name="P176" draw:layer="layout" svg:width="0.096cm" svg:height="0.017cm" svg:x="0.652cm" svg:y="13.093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111" draw:style-name="gr46" draw:text-style-name="P176" draw:layer="layout" svg:width="0.105cm" svg:height="0.017cm" svg:x="0.652cm" svg:y="13.093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112" draw:style-name="gr46" draw:text-style-name="P176" draw:layer="layout" svg:width="0.096cm" svg:height="0.017cm" svg:x="0.652cm" svg:y="13.43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113" draw:style-name="gr46" draw:text-style-name="P176" draw:layer="layout" svg:width="0.105cm" svg:height="0.017cm" svg:x="0.652cm" svg:y="13.43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114" draw:style-name="gr46" draw:text-style-name="P176" draw:layer="layout" svg:width="0.096cm" svg:height="0.017cm" svg:x="0.652cm" svg:y="13.768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115" draw:style-name="gr46" draw:text-style-name="P176" draw:layer="layout" svg:width="0.105cm" svg:height="0.017cm" svg:x="0.652cm" svg:y="13.768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116" draw:style-name="gr46" draw:text-style-name="P176" draw:layer="layout" svg:width="0.096cm" svg:height="0.017cm" svg:x="0.652cm" svg:y="14.106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117" draw:style-name="gr46" draw:text-style-name="P176" draw:layer="layout" svg:width="0.105cm" svg:height="0.017cm" svg:x="0.652cm" svg:y="14.106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118" draw:style-name="gr46" draw:text-style-name="P176" draw:layer="layout" svg:width="0.096cm" svg:height="0.017cm" svg:x="0.652cm" svg:y="14.443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119" draw:style-name="gr46" draw:text-style-name="P176" draw:layer="layout" svg:width="0.105cm" svg:height="0.017cm" svg:x="0.652cm" svg:y="14.443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120" draw:style-name="gr46" draw:text-style-name="P176" draw:layer="layout" svg:width="0.096cm" svg:height="0.017cm" svg:x="0.652cm" svg:y="14.78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121" draw:style-name="gr46" draw:text-style-name="P176" draw:layer="layout" svg:width="0.105cm" svg:height="0.017cm" svg:x="0.652cm" svg:y="14.78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122" draw:style-name="gr46" draw:text-style-name="P176" draw:layer="layout" svg:width="0.096cm" svg:height="0.017cm" svg:x="0.652cm" svg:y="15.102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123" draw:style-name="gr46" draw:text-style-name="P176" draw:layer="layout" svg:width="0.105cm" svg:height="0.017cm" svg:x="0.652cm" svg:y="15.102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124" draw:style-name="gr46" draw:text-style-name="P176" draw:layer="layout" svg:width="0.096cm" svg:height="0.017cm" svg:x="0.652cm" svg:y="15.504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125" draw:style-name="gr46" draw:text-style-name="P176" draw:layer="layout" svg:width="0.105cm" svg:height="0.017cm" svg:x="0.652cm" svg:y="15.504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126" draw:style-name="gr46" draw:text-style-name="P176" draw:layer="layout" svg:width="0.096cm" svg:height="0.017cm" svg:x="0.652cm" svg:y="15.841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127" draw:style-name="gr46" draw:text-style-name="P176" draw:layer="layout" svg:width="0.105cm" svg:height="0.017cm" svg:x="0.652cm" svg:y="15.841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128" draw:style-name="gr46" draw:text-style-name="P176" draw:layer="layout" svg:width="0.096cm" svg:height="0.017cm" svg:x="0.652cm" svg:y="16.179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129" draw:style-name="gr46" draw:text-style-name="P176" draw:layer="layout" svg:width="0.105cm" svg:height="0.017cm" svg:x="0.652cm" svg:y="16.179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130" draw:style-name="gr46" draw:text-style-name="P176" draw:layer="layout" svg:width="0.096cm" svg:height="0.017cm" svg:x="0.652cm" svg:y="16.58cm">
            <text:p text:style-name="P50"/>
            <draw:enhanced-geometry draw:mirror-horizontal="false" draw:mirror-vertical="false" drawooo:sub-view-size="34925 6350" draw:text-areas="0 0 ?f0 ?f1" svg:viewBox="0 0 0 0" draw:type="ooxml-non-primitive" draw:enhanced-path="M 34862 0 L 0 0 0 5779 34862 5779 34862 0 Z N">
              <draw:equation draw:name="f0" draw:formula="logwidth"/>
              <draw:equation draw:name="f1" draw:formula="logheight"/>
            </draw:enhanced-geometry>
          </draw:custom-shape>
          <draw:custom-shape draw:name="object 131" draw:style-name="gr46" draw:text-style-name="P176" draw:layer="layout" svg:width="0.105cm" svg:height="0.017cm" svg:x="0.652cm" svg:y="16.58cm">
            <text:p text:style-name="P50"/>
            <draw:enhanced-geometry draw:mirror-horizontal="false" draw:mirror-vertical="false" drawooo:sub-view-size="38100 6350" draw:text-areas="0 0 ?f0 ?f1" svg:viewBox="0 0 0 0" draw:type="ooxml-non-primitive" draw:enhanced-path="M 37751 0 L 0 0 0 5779 37751 5779 37751 0 Z N">
              <draw:equation draw:name="f0" draw:formula="logwidth"/>
              <draw:equation draw:name="f1" draw:formula="logheight"/>
            </draw:enhanced-geometry>
          </draw:custom-shape>
          <draw:custom-shape draw:name="object 132" draw:style-name="gr46" draw:text-style-name="P176" draw:layer="layout" svg:width="0.096cm" svg:height="0.015cm" svg:x="0.652cm" svg:y="16.918cm">
            <text:p text:style-name="P50"/>
            <draw:enhanced-geometry draw:mirror-horizontal="false" draw:mirror-vertical="false" drawooo:sub-view-size="34925 5714" draw:text-areas="0 0 ?f0 ?f1" svg:viewBox="0 0 0 0" draw:type="ooxml-non-primitive" draw:enhanced-path="M 34862 5696 L 34862 0 0 0 0 5696 34862 5696 Z N">
              <draw:equation draw:name="f0" draw:formula="logwidth"/>
              <draw:equation draw:name="f1" draw:formula="logheight"/>
            </draw:enhanced-geometry>
          </draw:custom-shape>
          <draw:custom-shape draw:name="object 133" draw:style-name="gr46" draw:text-style-name="P176" draw:layer="layout" svg:width="0.105cm" svg:height="0.015cm" svg:x="0.652cm" svg:y="16.918cm">
            <text:p text:style-name="P50"/>
            <draw:enhanced-geometry draw:mirror-horizontal="false" draw:mirror-vertical="false" drawooo:sub-view-size="38100 5714" draw:text-areas="0 0 ?f0 ?f1" svg:viewBox="0 0 0 0" draw:type="ooxml-non-primitive" draw:enhanced-path="M 37751 5696 L 37751 0 0 0 0 5696 37751 5696 Z N">
              <draw:equation draw:name="f0" draw:formula="logwidth"/>
              <draw:equation draw:name="f1" draw:formula="logheight"/>
            </draw:enhanced-geometry>
          </draw:custom-shape>
          <draw:custom-shape draw:name="object 134" draw:style-name="gr45" draw:text-style-name="P175" draw:layer="layout" svg:width="7.917cm" svg:height="9.305cm" svg:x="0.757cm" svg:y="7.629cm">
            <text:p text:style-name="P50"/>
            <draw:enhanced-geometry draw:mirror-horizontal="false" draw:mirror-vertical="false" drawooo:sub-view-size="2850515 3350260" draw:text-areas="0 0 ?f0 ?f1" svg:viewBox="0 0 0 0" draw:type="ooxml-non-primitive" draw:enhanced-path="M 2850248 11557 L 2838691 11557 2838691 3338195 11557 3338195 11557 0 0 0 0 3349752 11557 3349752 2838691 3349752 2850248 3349752 2850248 3338195 2850248 11557 Z N">
              <draw:equation draw:name="f0" draw:formula="logwidth"/>
              <draw:equation draw:name="f1" draw:formula="logheight"/>
            </draw:enhanced-geometry>
          </draw:custom-shape>
          <draw:custom-shape draw:name="object 135" draw:style-name="gr35" draw:text-style-name="P71" draw:layer="layout" svg:width="7.866cm" svg:height="4cm" svg:x="0.734cm" svg:y="2.974cm">
            <text:p text:style-name="P50"/>
            <draw:enhanced-geometry draw:mirror-horizontal="false" draw:mirror-vertical="false" drawooo:sub-view-size="2832100 1440180" draw:text-areas="0 0 ?f0 ?f1" svg:viewBox="0 0 0 0" draw:type="ooxml-non-primitive" draw:enhanced-path="M 0 1440179 L 2831592 1440179 2831592 0 0 0 0 1440179 Z N">
              <draw:equation draw:name="f0" draw:formula="logwidth"/>
              <draw:equation draw:name="f1" draw:formula="logheight"/>
            </draw:enhanced-geometry>
          </draw:custom-shape>
          <draw:custom-shape draw:name="object 136" draw:style-name="gr47" draw:text-style-name="P5" draw:layer="layout" svg:width="7.866cm" svg:height="4.855cm" svg:x="0.734cm" svg:y="2.119cm">
            <text:p text:style-name="P50"/>
            <draw:enhanced-geometry draw:mirror-horizontal="false" draw:mirror-vertical="false" drawooo:sub-view-size="2832100 1748155" draw:text-areas="0 0 ?f0 ?f1" svg:viewBox="0 0 0 0" draw:type="ooxml-non-primitive" draw:enhanced-path="M 0 1748027 L 2831592 1748027 2831592 0 0 0 0 1748027 Z N">
              <draw:equation draw:name="f0" draw:formula="logwidth"/>
              <draw:equation draw:name="f1" draw:formula="logheight"/>
            </draw:enhanced-geometry>
          </draw:custom-shape>
          <draw:custom-shape draw:name="object 137" draw:style-name="gr40" draw:text-style-name="P165" draw:layer="layout" svg:width="7.866cm" svg:height="0.854cm" svg:x="0.734cm" svg:y="2.119cm">
            <text:p text:style-name="P50"/>
            <draw:enhanced-geometry draw:mirror-horizontal="false" draw:mirror-vertical="false" drawooo:sub-view-size="2832100 307975" draw:text-areas="0 0 ?f0 ?f1" svg:viewBox="0 0 0 0" draw:type="ooxml-non-primitive" draw:enhanced-path="M 2831592 0 L 0 0 0 307848 2831592 307848 2831592 0 Z N">
              <draw:equation draw:name="f0" draw:formula="logwidth"/>
              <draw:equation draw:name="f1" draw:formula="logheight"/>
            </draw:enhanced-geometry>
          </draw:custom-shape>
          <draw:custom-shape draw:name="object 138" draw:style-name="gr47" draw:text-style-name="P5" draw:layer="layout" svg:width="7.866cm" svg:height="0.854cm" svg:x="0.734cm" svg:y="2.119cm">
            <text:p text:style-name="P50"/>
            <draw:enhanced-geometry draw:mirror-horizontal="false" draw:mirror-vertical="false" drawooo:sub-view-size="2832100 307975" draw:text-areas="0 0 ?f0 ?f1" svg:viewBox="0 0 0 0" draw:type="ooxml-non-primitive" draw:enhanced-path="M 0 307848 L 2831592 307848 2831592 0 0 0 0 307848 Z N">
              <draw:equation draw:name="f0" draw:formula="logwidth"/>
              <draw:equation draw:name="f1" draw:formula="logheight"/>
            </draw:enhanced-geometry>
          </draw:custom-shape>
        </draw:g>
        <draw:custom-shape draw:name="object 139" draw:style-name="gr64" draw:text-style-name="P5" draw:layer="layout" svg:width="6.234cm" svg:height="1.216cm" svg:x="0.802cm" svg:y="2.037cm">
          <text:p text:style-name="P349"><text:span text:style-name="T57">Input fields</text:span><text:span text:style-name="T58">for</text:span><text:span text:style-name="T64">FCELL</text:span><text:span text:style-name="T65"> </text:span><text:span text:style-name="T62">Trucks</text:span></text:p>
          <text:p text:style-name="P350"><text:span text:style-name="T56">Drive power</text:span><text:span text:style-name="T46">400</text:span><text:span text:style-name="T47">k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40">
          <draw:custom-shape draw:name="object 141" draw:style-name="gr35" draw:text-style-name="P71" draw:layer="layout" svg:width="7.866cm" svg:height="9.762cm" svg:x="0.734cm" svg:y="7.173cm">
            <text:p text:style-name="P50"/>
            <draw:enhanced-geometry draw:mirror-horizontal="false" draw:mirror-vertical="false" drawooo:sub-view-size="2832100 3514725" draw:text-areas="0 0 ?f0 ?f1" svg:viewBox="0 0 0 0" draw:type="ooxml-non-primitive" draw:enhanced-path="M 2831592 0 L 0 0 0 3514344 2831592 3514344 2831592 0 Z N">
              <draw:equation draw:name="f0" draw:formula="logwidth"/>
              <draw:equation draw:name="f1" draw:formula="logheight"/>
            </draw:enhanced-geometry>
          </draw:custom-shape>
          <draw:custom-shape draw:name="object 142" draw:style-name="gr47" draw:text-style-name="P5" draw:layer="layout" svg:width="7.866cm" svg:height="9.762cm" svg:x="0.734cm" svg:y="7.173cm">
            <text:p text:style-name="P50"/>
            <draw:enhanced-geometry draw:mirror-horizontal="false" draw:mirror-vertical="false" drawooo:sub-view-size="2832100 3514725" draw:text-areas="0 0 ?f0 ?f1" svg:viewBox="0 0 0 0" draw:type="ooxml-non-primitive" draw:enhanced-path="M 0 3514344 L 2831592 3514344 2831592 0 0 0 0 3514344 Z N">
              <draw:equation draw:name="f0" draw:formula="logwidth"/>
              <draw:equation draw:name="f1" draw:formula="logheight"/>
            </draw:enhanced-geometry>
          </draw:custom-shape>
        </draw:g>
        <draw:custom-shape draw:name="object 143" draw:style-name="gr54" draw:text-style-name="P165" draw:layer="layout" svg:width="13.639cm" svg:height="1.369cm" svg:x="19.175cm" svg:y="2.148cm">
          <text:p text:style-name="P217"><text:span text:style-name="T57">Input fields for FCEV trucks</text:span></text:p>
          <text:p text:style-name="P217"><text:span text:style-name="T57">Additional costs, toll route share, oth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4" draw:style-name="gr55" draw:text-style-name="P72" draw:layer="layout" svg:width="6.823cm" svg:height="0.767cm" svg:x="11.328cm" svg:y="2.117cm">
          <text:p text:style-name="P218"><text:span text:style-name="T76">Chapters 4.1 and 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5" draw:style-name="gr56" draw:text-style-name="P72" draw:layer="layout" svg:width="6.823cm" svg:height="0.768cm" svg:x="11.328cm" svg:y="7.781cm">
          <text:p text:style-name="P219"><text:span text:style-name="T122">Chapter</text:span><text:span text:style-name="T123"> </text:span><text:span text:style-name="T78">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6" draw:style-name="gr54" draw:text-style-name="P165" draw:layer="layout" svg:width="6.823cm" svg:height="3.108cm" svg:x="11.331cm" svg:y="3.342cm">
          <text:p text:style-name="P220"><text:span text:style-name="T125">Input fields for</text:span><text:span text:style-name="T126">:</text:span></text:p>
          <text:p text:style-name="P221"><text:span text:style-name="T127"/></text:p>
          <text:p text:style-name="P222"><text:span text:style-name="T125">range</text:span></text:p>
          <text:p text:style-name="P179"><text:span text:style-name="T127"/></text:p>
          <text:p text:style-name="P223"><text:span text:style-name="T57">Depreciation time for the tru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7" draw:style-name="gr36" draw:text-style-name="P72" draw:layer="layout" svg:width="5.153cm" svg:height="2.842cm" svg:x="6.183cm" svg:y="3.754cm">
          <text:p text:style-name="P50"/>
          <draw:enhanced-geometry draw:mirror-horizontal="false" draw:mirror-vertical="false" drawooo:sub-view-size="1855470 1023619 1855470 1023619" draw:text-areas="0 0 ?f0 ?f1" svg:viewBox="0 0 0 0" draw:type="ooxml-non-primitive" draw:enhanced-path="M 1853692 844423 L 1852168 825373 75133 975563 72771 947166 0 991489 79121 1023112 76822 995680 76733 994625 1853692 844423 Z N M 1854962 414274 L 76492 27965 77076 25273 82550 0 0 21082 66421 74549 72478 46520 1850898 432943 1854962 414274 Z N">
            <draw:equation draw:name="f0" draw:formula="logwidth"/>
            <draw:equation draw:name="f1" draw:formula="logheight"/>
          </draw:enhanced-geometry>
        </draw:custom-shape>
        <draw:custom-shape draw:name="object 148" draw:style-name="gr50" draw:text-style-name="P165" draw:layer="layout" svg:width="6.823cm" svg:height="6.758cm" svg:x="11.331cm" svg:y="8.901cm">
          <text:p text:style-name="P224"><text:span text:style-name="T57">Input fields for:</text:span></text:p>
          <text:p text:style-name="P224"><text:span text:style-name="T57"/></text:p>
          <text:p text:style-name="P224"><text:span text:style-name="T57">Maintenance costs per year</text:span></text:p>
          <text:p text:style-name="P224"><text:span text:style-name="T57">Wheels / tires per year</text:span></text:p>
          <text:p text:style-name="P224"><text:span text:style-name="T57">Taxes per year</text:span></text:p>
          <text:p text:style-name="P224"><text:span text:style-name="T57">Insurance per year</text:span></text:p>
          <text:p text:style-name="P224"><text:span text:style-name="T57">Great per km from table</text:span></text:p>
          <text:p text:style-name="P224"><text:span text:style-name="T57">Distance share for great</text:span></text:p>
          <text:p text:style-name="P224"><text:span text:style-name="T57">CO2 compensation from table Other per k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9" draw:style-name="gr36" draw:text-style-name="P72" draw:layer="layout" svg:width="5.151cm" svg:height="5.317cm" svg:x="6.183cm" svg:y="9.395cm">
          <text:p text:style-name="P50"/>
          <draw:enhanced-geometry draw:mirror-horizontal="false" draw:mirror-vertical="false" drawooo:sub-view-size="1854835 1914525 1854835 1914525 1854835 1914525 1854835 1914525 1854835 1914525 1854835 1914525" draw:text-areas="0 0 ?f0 ?f1" svg:viewBox="0 0 0 0" draw:type="ooxml-non-primitive" draw:enhanced-path="M 1853819 1895348 L 76758 1740877 76860 1739773 79248 1712341 0 1743710 72644 1788287 75120 1759800 1852168 1914398 1853819 1895348 Z N M 1854073 1469517 L 76746 1257160 76923 1255649 80137 1228725 0 1257554 71120 1304417 74485 1276070 1851787 1488440 1854073 1469517 Z N M 1854200 1010031 L 76809 761860 77050 760095 80772 733552 0 760730 70231 808990 74180 780656 1851660 1028827 1854200 1010031 Z N M 1854454 797052 L 76733 504596 77063 502539 81407 476377 0 501650 68961 551561 73621 523405 1851406 815848 1854454 797052 Z N M 1854708 595884 L 76657 255143 77127 252730 82042 227076 0 250190 67691 302006 73063 273926 1851152 614680 1854708 595884 Z N M 1854708 368808 L 76657 28067 77127 25654 82042 0 0 23114 67691 74930 73063 46850 1851152 387604 1854708 368808 Z N">
            <draw:equation draw:name="f0" draw:formula="logwidth"/>
            <draw:equation draw:name="f1" draw:formula="logheight"/>
          </draw:enhanced-geometry>
        </draw:custom-shape>
        <draw:custom-shape draw:name="object 150" draw:style-name="gr49" draw:text-style-name="P165" draw:layer="layout" svg:width="13.639cm" svg:height="6.089cm" svg:x="19.175cm" svg:y="4.456cm">
          <text:p text:style-name="P178"><text:span text:style-name="T132">General information:</text:span></text:p>
          <text:p text:style-name="P178"><text:span text:style-name="T132"/></text:p>
          <text:p text:style-name="P178"><text:span text:style-name="T132">Only fill in the yellow fields for your needs.</text:span></text:p>
          <text:p text:style-name="P178"><text:span text:style-name="T132"/></text:p>
          <text:p text:style-name="P178"><text:span text:style-name="T132">All gray fields will be filled automatically or are already filled</text:span></text:p>
          <text:p text:style-name="P178"><text:span text:style-name="T132">prefilled.</text:span></text:p>
          <text:p text:style-name="P178"><text:span text:style-name="T132"/></text:p>
          <text:p text:style-name="P178"><text:span text:style-name="T132">The calculations and tables in the background can only be changed by the master 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51" presentation:style-name="pr4" draw:text-style-name="P187" draw:layer="layout" svg:width="1.581cm" svg:height="11.049cm" svg:x="1.019cm" svg:y="18.174cm" presentation:class="date-time" presentation:user-transformed="true">
          <draw:text-box>
            <text:p text:style-name="P186"><text:span text:style-name="T26">September 29, 2023</text:span></text:p>
          </draw:text-box>
        </draw:frame>
        <draw:frame draw:name="object 152" presentation:style-name="pr4" draw:text-style-name="P187" draw:layer="layout" svg:width="13.182cm" svg:height="11.049cm" svg:x="10.373cm" svg:y="18.174cm" presentation:class="footer" presentation:user-transformed="true">
          <draw:text-box>
            <text:p text:style-name="P186"><text:span text:style-name="T28">MOSOLF</text:span><text:span text:style-name="T29">|</text:span><text:span text:style-name="T30">20230929_TCO_Calculator</text:span><text:span text:style-name="T26">_new_design_v30_operating instructions_4.pptx</text:span><text:span text:style-name="T29">|</text:span><text:span text:style-name="T31"> </text:span><text:span text:style-name="T32">magility</text:span></text:p>
          </draw:text-box>
        </draw:frame>
        <draw:frame draw:name="object 153" presentation:style-name="pr4" draw:text-style-name="P187" draw:layer="layout" svg:width="1.283cm" svg:height="11.049cm" svg:x="31.634cm" svg:y="18.174cm" presentation:class="page-number" presentation:user-transformed="true">
          <draw:text-box>
            <text:p text:style-name="P186"><text:span text:style-name="T33">Page:</text:span><text:span text:style-name="T133"> </text:span><text:span text:style-name="T26"><text:page-number>&lt;number&gt;</text:page-number></text:span></text:p>
          </draw:text-box>
        </draw:frame>
        <presentation:notes draw:style-name="dp2">
          <draw:page-thumbnail draw:style-name="gr29" draw:layer="layout" svg:width="19.798cm" svg:height="11.136cm" svg:x="0.6cm" svg:y="2.257cm" draw:page-number="8" presentation:class="page"/>
          <draw:frame presentation:style-name="pr3" draw:text-style-name="P53" draw:layer="layout" svg:width="16.799cm" svg:height="13.364cm" svg:x="2.1cm" svg:y="14.107cm" presentation:class="notes" presentation:placeholder="true">
            <draw:text-box/>
          </draw:frame>
        </presentation:notes>
      </draw:page>
      <draw:page draw:name="OPERATING INSTRUCTIONS TCO CALCULATOR V30-NEW_DESIGN (OVERVIEW)" draw:style-name="dp1" draw:master-page-name="Title_20_and_20_Content" presentation:presentation-page-layout-name="AL1T11">
        <draw:frame draw:name="object 2" presentation:style-name="pr2" draw:text-style-name="P55" draw:layer="layout" svg:width="26.477cm" svg:height="3.216cm" svg:x="0.615cm" svg:y="0.582cm" presentation:class="title" presentation:user-transformed="true">
          <draw:text-box>
            <text:p text:style-name="P54"><text:span text:style-name="T25">OPERATING INSTRUCTIONS TCO CALCULATOR V30-NEW_DESIGN (OVERVIEW)</text:span></text:p>
          </draw:text-box>
        </draw:frame>
        <draw:frame draw:name="object 7" presentation:style-name="pr4" draw:text-style-name="P187" draw:layer="layout" svg:width="1.581cm" svg:height="11.049cm" svg:x="1.019cm" svg:y="18.174cm" presentation:class="date-time" presentation:user-transformed="true">
          <draw:text-box>
            <text:p text:style-name="P186"><text:span text:style-name="T26">September 29, 2023</text:span></text:p>
          </draw:text-box>
        </draw:frame>
        <draw:frame draw:name="object 8" presentation:style-name="pr4" draw:text-style-name="P187" draw:layer="layout" svg:width="13.182cm" svg:height="11.049cm" svg:x="10.373cm" svg:y="18.174cm" presentation:class="footer" presentation:user-transformed="true">
          <draw:text-box>
            <text:p text:style-name="P186"><text:span text:style-name="T28">MOSOLF</text:span><text:span text:style-name="T29">|</text:span><text:span text:style-name="T30">20230929_TCO_Calculator</text:span><text:span text:style-name="T26">_new_design_v30_operating instructions_4.pptx</text:span><text:span text:style-name="T29">|</text:span><text:span text:style-name="T31"> </text:span><text:span text:style-name="T32">magility</text:span></text:p>
          </draw:text-box>
        </draw:frame>
        <draw:frame draw:name="object 9" presentation:style-name="pr4" draw:text-style-name="P187" draw:layer="layout" svg:width="1.283cm" svg:height="11.049cm" svg:x="31.634cm" svg:y="18.174cm" presentation:class="page-number" presentation:user-transformed="true">
          <draw:text-box>
            <text:p text:style-name="P186"><text:span text:style-name="T33">Page:</text:span><text:span text:style-name="T133"> </text:span><text:span text:style-name="T26"><text:page-number>&lt;number&gt;</text:page-number></text:span></text:p>
          </draw:text-box>
        </draw:frame>
        <draw:frame draw:name="object 3" draw:style-name="standard" draw:layer="layout" svg:width="13.206cm" svg:height="36.039cm" svg:x="0.699cm" svg:y="1.976cm">
          <table:table>
            <table:table-column table:style-name="co20"/>
            <table:table-column table:style-name="co15"/>
            <table:table-column table:style-name="co16"/>
            <table:table-column table:style-name="co21"/>
            <table:table-column table:style-name="co22"/>
            <table:table-column table:style-name="co23"/>
            <table:table-column table:style-name="co24"/>
            <table:table-row table:style-name="ro13" table:default-cell-style-name="standard">
              <table:table-cell table:style-name="ce47" table:number-columns-spanned="3">
                <text:p text:style-name="P227"><text:span text:style-name="T156">Calendar dates</text:span></text:p>
              </table:table-cell>
              <table:covered-table-cell/>
              <table:covered-table-cell/>
              <table:table-cell table:style-name="ce72"/>
              <table:table-cell table:style-name="ce73" table:number-columns-spanned="3">
                <text:p text:style-name="P351"><text:span text:style-name="T157">Digital twin 3</text:span><text:span text:style-name="T156">(FCEV</text:span><text:span text:style-name="T158">Truck)</text:span><text:span text:style-name="T156">/</text:span><text:span text:style-name="T159">Basic costs</text:span><text:span text:style-name="T268"> </text:span><text:span text:style-name="T158">technology</text:span></text:p>
              </table:table-cell>
              <table:covered-table-cell/>
              <table:covered-table-cell/>
            </table:table-row>
            <table:table-row table:style-name="ro2" table:default-cell-style-name="ce50">
              <table:table-cell/>
              <table:table-cell/>
              <table:table-cell/>
              <table:table-cell table:style-name="ce51"/>
              <table:table-cell/>
              <table:table-cell/>
              <table:table-cell/>
            </table:table-row>
            <table:table-row table:style-name="ro2">
              <table:table-cell table:style-name="ce52"/>
              <table:table-cell table:style-name="ce53"/>
              <table:table-cell table:style-name="ce54"/>
              <table:table-cell table:style-name="ce48"/>
              <table:table-cell table:style-name="ce55" table:number-rows-spanned="13">
                <text:p text:style-name="P229"><text:span text:style-name="T161"/></text:p>
                <text:p text:style-name="P352"><text:span text:style-name="T162">Drive power</text:span></text:p>
                <text:p text:style-name="P353"><text:span text:style-name="T163">Range</text:span><text:span text:style-name="T181"> </text:span><text:span text:style-name="T165">[km] Reserve</text:span><text:span text:style-name="T269"> </text:span><text:span text:style-name="T165">[km]</text:span></text:p>
                <text:p text:style-name="P354"><text:span text:style-name="T67"/></text:p>
                <text:p text:style-name="P355"><text:span text:style-name="T165">consumption</text:span></text:p>
                <text:p text:style-name="P356"><text:span text:style-name="T167">Cost</text:span><text:span text:style-name="T109">/</text:span><text:span text:style-name="T167">truck</text:span><text:span text:style-name="T104">m.f.</text:span><text:span text:style-name="T167">depreciation</text:span><text:span text:style-name="T104">in</text:span><text:span text:style-name="T109">5</text:span><text:span text:style-name="T104"> </text:span><text:span text:style-name="T167">years</text:span></text:p>
              </table:table-cell>
              <table:table-cell table:style-name="ce56" table:number-columns-spanned="2" table:number-rows-spanned="13">
                <text:p text:style-name="P229"><text:span text:style-name="T161"/></text:p>
                <text:p text:style-name="P357"><text:span text:style-name="T171">400</text:span><text:span text:style-name="T169">kW</text:span></text:p>
                <text:p text:style-name="P358"><text:span text:style-name="T93"/></text:p>
                <text:p text:style-name="P357"><text:span text:style-name="T171">300</text:span><text:span text:style-name="T169">km</text:span></text:p>
                <text:p text:style-name="P359"><text:span text:style-name="T93"/></text:p>
                <text:p text:style-name="P360"><text:span text:style-name="T168">50</text:span><text:span text:style-name="T169">km</text:span></text:p>
                <text:p text:style-name="P358"><text:span text:style-name="T170"/></text:p>
                <text:p text:style-name="P361"><text:span text:style-name="T168">10.00kg/100km</text:span></text:p>
                <text:p text:style-name="P362"><text:span text:style-name="T111"/></text:p>
                <text:p text:style-name="P363"><text:span text:style-name="T171">146,868</text:span><text:span text:style-name="T270"> </text:span><text:span text:style-name="T173">€</text:span></text:p>
                <text:p text:style-name="P364"><text:span text:style-name="T93"/></text:p>
                <text:p text:style-name="P357"><text:span text:style-name="T171">100</text:span><text:span text:style-name="T168">%</text:span></text:p>
              </table:table-cell>
              <table:covered-table-cell table:style-name="standard"/>
            </table:table-row>
            <table:table-row table:style-name="ro14" table:default-cell-style-name="standard">
              <table:table-cell table:style-name="ce57">
                <text:p text:style-name="P244"><text:span text:style-name="T165">Base year</text:span></text:p>
              </table:table-cell>
              <table:table-cell table:style-name="ce58">
                <text:p text:style-name="P245"><text:span text:style-name="T171">2030</text:span></text:p>
              </table:table-cell>
              <table:table-cell table:style-name="ce59"/>
              <table:table-cell table:style-name="ce48"/>
              <table:covered-table-cell/>
              <table:covered-table-cell/>
              <table:covered-table-cell/>
            </table:table-row>
            <table:table-row table:style-name="ro2" table:default-cell-style-name="standard">
              <table:table-cell table:style-name="ce57"/>
              <table:table-cell table:style-name="ce58"/>
              <table:table-cell table:style-name="ce59"/>
              <table:table-cell table:style-name="ce48"/>
              <table:covered-table-cell/>
              <table:covered-table-cell/>
              <table:covered-table-cell/>
            </table:table-row>
            <table:table-row table:style-name="ro2" table:default-cell-style-name="standard">
              <table:table-cell table:style-name="ce60" table:number-rows-spanned="2">
                <text:p text:style-name="P244"><text:span text:style-name="T165">Exchange year</text:span></text:p>
              </table:table-cell>
              <table:table-cell table:style-name="ce61" table:number-rows-spanned="2">
                <text:p text:style-name="P365"><text:span text:style-name="T171">2034</text:span></text:p>
              </table:table-cell>
              <table:table-cell table:style-name="ce62" table:number-rows-spanned="2"/>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ce50">
              <table:table-cell/>
              <table:table-cell/>
              <table:table-cell/>
              <table:table-cell table:style-name="ce63"/>
              <table:covered-table-cell table:style-name="standard"/>
              <table:covered-table-cell table:style-name="standard"/>
              <table:covered-table-cell table:style-name="standard"/>
            </table:table-row>
            <table:table-row table:style-name="ro15" table:default-cell-style-name="standard">
              <table:table-cell table:style-name="ce64" table:number-columns-spanned="3">
                <text:p text:style-name="P227"><text:span text:style-name="T159">User data</text:span></text:p>
              </table:table-cell>
              <table:covered-table-cell/>
              <table:covered-table-cell/>
              <table:table-cell table:style-name="ce48"/>
              <table:covered-table-cell/>
              <table:covered-table-cell/>
              <table:covered-table-cell/>
            </table:table-row>
            <table:table-row table:style-name="ro2" table:default-cell-style-name="ce50">
              <table:table-cell/>
              <table:table-cell/>
              <table:table-cell/>
              <table:table-cell table:style-name="ce63"/>
              <table:covered-table-cell table:style-name="standard"/>
              <table:covered-table-cell table:style-name="standard"/>
              <table:covered-table-cell table:style-name="standard"/>
            </table:table-row>
            <table:table-row table:style-name="ro2" table:default-cell-style-name="standard">
              <table:table-cell table:style-name="ce52"/>
              <table:table-cell table:style-name="ce53"/>
              <table:table-cell table:style-name="ce54"/>
              <table:table-cell table:style-name="ce48"/>
              <table:covered-table-cell/>
              <table:covered-table-cell/>
              <table:covered-table-cell/>
            </table:table-row>
            <table:table-row table:style-name="ro14" table:default-cell-style-name="standard">
              <table:table-cell table:style-name="ce57">
                <text:p text:style-name="P244"><text:span text:style-name="T162">Duration of use</text:span></text:p>
              </table:table-cell>
              <table:table-cell table:style-name="ce58">
                <text:p text:style-name="P245"><text:span text:style-name="T162">5</text:span></text:p>
              </table:table-cell>
              <table:table-cell table:style-name="ce59">
                <text:p text:style-name="P244"><text:span text:style-name="T165">Years</text:span></text:p>
              </table:table-cell>
              <table:table-cell table:style-name="ce48"/>
              <table:covered-table-cell/>
              <table:covered-table-cell/>
              <table:covered-table-cell/>
            </table:table-row>
            <table:table-row table:style-name="ro2" table:default-cell-style-name="standard">
              <table:table-cell table:style-name="ce57"/>
              <table:table-cell table:style-name="ce58"/>
              <table:table-cell table:style-name="ce59"/>
              <table:table-cell table:style-name="ce48"/>
              <table:covered-table-cell/>
              <table:covered-table-cell/>
              <table:covered-table-cell/>
            </table:table-row>
            <table:table-row table:style-name="ro2" table:default-cell-style-name="standard">
              <table:table-cell table:style-name="ce60" table:number-rows-spanned="2">
                <text:p text:style-name="P244"><text:span text:style-name="T162">Mileage/year</text:span></text:p>
              </table:table-cell>
              <table:table-cell table:style-name="ce61" table:number-rows-spanned="2">
                <text:p text:style-name="P247"><text:span text:style-name="T171">100,000</text:span></text:p>
              </table:table-cell>
              <table:table-cell table:style-name="ce62" table:number-rows-spanned="2">
                <text:p text:style-name="P244"><text:span text:style-name="T169">km</text:span></text:p>
              </table: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ce50">
              <table:table-cell/>
              <table:table-cell/>
              <table:table-cell/>
              <table:table-cell table:style-name="ce51"/>
              <table:table-cell/>
              <table:table-cell/>
              <table:table-cell/>
            </table:table-row>
            <table:table-row table:style-name="ro13" table:default-cell-style-name="standard">
              <table:table-cell table:style-name="ce64" table:number-columns-spanned="3">
                <text:p text:style-name="P227"><text:span text:style-name="T156">Energy data</text:span></text:p>
              </table:table-cell>
              <table:covered-table-cell/>
              <table:covered-table-cell/>
              <table:table-cell table:style-name="ce72"/>
              <table:table-cell table:style-name="ce74" table:number-columns-spanned="3">
                <text:p text:style-name="P351"><text:span text:style-name="T157">Digital twin 3</text:span><text:span text:style-name="T156">(FCEV</text:span><text:span text:style-name="T158">Truck)</text:span><text:span text:style-name="T156">/</text:span><text:span text:style-name="T159">Basic costs</text:span><text:span text:style-name="T268"> </text:span><text:span text:style-name="T158">technology</text:span></text:p>
              </table:table-cell>
              <table:covered-table-cell/>
              <table:covered-table-cell/>
            </table:table-row>
            <table:table-row table:style-name="ro2" table:default-cell-style-name="ce50">
              <table:table-cell/>
              <table:table-cell/>
              <table:table-cell/>
              <table:table-cell table:style-name="ce51"/>
              <table:table-cell/>
              <table:table-cell/>
              <table:table-cell/>
            </table:table-row>
            <table:table-row table:style-name="ro2">
              <table:table-cell table:style-name="ce52"/>
              <table:table-cell table:style-name="ce53"/>
              <table:table-cell table:style-name="ce54"/>
              <table:table-cell table:style-name="ce48"/>
              <table:table-cell table:style-name="ce66" table:number-rows-spanned="33">
                <text:p text:style-name="P366"><text:span text:style-name="T165">depreciation etc.</text:span><text:span text:style-name="T181"> </text:span><text:span text:style-name="T162">Duration</text:span><text:span text:style-name="T158">TCO</text:span><text:span text:style-name="T175">out of</text:span><text:span text:style-name="T159">Loss of value</text:span><text:span text:style-name="T158">TCO</text:span><text:span text:style-name="T175">out of</text:span><text:span text:style-name="T176"> </text:span><text:span text:style-name="T156">Infrastructure</text:span></text:p>
                <text:p text:style-name="P250"><text:span text:style-name="T177"/></text:p>
                <text:p text:style-name="P367"><text:span text:style-name="T162">TCO</text:span><text:span text:style-name="T165">/</text:span><text:span text:style-name="T171">km</text:span><text:span text:style-name="T178"> </text:span><text:span text:style-name="T162">Energy costs</text:span></text:p>
                <text:p text:style-name="P368"><text:span text:style-name="T162">TCO</text:span><text:span text:style-name="T165">/</text:span><text:span text:style-name="T171">km</text:span><text:span text:style-name="T168">CO2</text:span><text:span text:style-name="T183"> </text:span><text:span text:style-name="T162">Cost TCO</text:span><text:span text:style-name="T165">/</text:span><text:span text:style-name="T171">km</text:span><text:span text:style-name="T271"> </text:span><text:span text:style-name="T165">maintenance</text:span></text:p>
                <text:p text:style-name="P369"><text:span text:style-name="T162">TCO</text:span><text:span text:style-name="T165">/</text:span><text:span text:style-name="T171">km</text:span><text:span text:style-name="T272"> </text:span><text:span text:style-name="T163">Wheels</text:span><text:span text:style-name="T165">/</text:span><text:span text:style-name="T163">Tires</text:span><text:span text:style-name="T162">TCO</text:span><text:span text:style-name="T165">/</text:span><text:span text:style-name="T171">km</text:span><text:span text:style-name="T181"> </text:span><text:span text:style-name="T162">Steer</text:span></text:p>
                <text:p text:style-name="P370"><text:span text:style-name="T162">TCO</text:span><text:span text:style-name="T165">/</text:span><text:span text:style-name="T171">km</text:span><text:span text:style-name="T182"> </text:span><text:span text:style-name="T165">Insurance</text:span></text:p>
                <text:p text:style-name="P255"><text:span text:style-name="T93"/></text:p>
                <text:p text:style-name="P371"><text:span text:style-name="T162">TCO</text:span><text:span text:style-name="T165">/</text:span><text:span text:style-name="T171">km</text:span><text:span text:style-name="T178"> </text:span><text:span text:style-name="T162">toll</text:span></text:p>
                <text:p text:style-name="P372"><text:span text:style-name="T162">TCO</text:span><text:span text:style-name="T165">/</text:span><text:span text:style-name="T171">km</text:span><text:span text:style-name="T168">CO2</text:span><text:span text:style-name="T183"> </text:span><text:span text:style-name="T162">TCO compensation</text:span><text:span text:style-name="T165">/</text:span><text:span text:style-name="T171">km</text:span><text:span text:style-name="T178"> </text:span><text:span text:style-name="T162">Miscellaneous</text:span></text:p>
                <text:p text:style-name="P373"><text:span text:style-name="T158">TCO total</text:span><text:span text:style-name="T273"> </text:span><text:span text:style-name="T187">operating cost</text:span><text:span text:style-name="T158">TCO</text:span><text:span text:style-name="T156">In total</text:span><text:span text:style-name="T184"> </text:span><text:span text:style-name="T158">total</text:span></text:p>
                <text:p text:style-name="P374"><text:span text:style-name="T156">CO2 balance /</text:span><text:span text:style-name="T158">THG</text:span><text:span text:style-name="T159">Market value</text:span><text:span text:style-name="T156">/</text:span><text:span text:style-name="T274"> </text:span><text:span text:style-name="T156">J</text:span><text:span text:style-name="T158">THG</text:span><text:span text:style-name="T159">Market value</text:span><text:span text:style-name="T186"> </text:span><text:span text:style-name="T187">Operating time</text:span></text:p>
              </table:table-cell>
              <table:table-cell table:style-name="ce67" table:number-columns-spanned="2" table:number-rows-spanned="33">
                <text:p text:style-name="P229"><text:span text:style-name="T161"/></text:p>
                <text:p text:style-name="P260"><text:span text:style-name="T171">146,868</text:span><text:span text:style-name="T188"> </text:span><text:span text:style-name="T173">€</text:span></text:p>
                <text:p text:style-name="P261"><text:span text:style-name="T93"/></text:p>
                <text:p text:style-name="P361"><text:span text:style-name="T159">0.294</text:span><text:span text:style-name="T156">€/km</text:span></text:p>
                <text:p text:style-name="P364"><text:span text:style-name="T93"/></text:p>
                <text:p text:style-name="P375"><text:span text:style-name="T159">0.017</text:span><text:span text:style-name="T156">€/km</text:span></text:p>
                <text:p text:style-name="P362"><text:span text:style-name="T111"/></text:p>
                <text:p text:style-name="P361"><text:span text:style-name="T168">1,285</text:span><text:span text:style-name="T189">€</text:span><text:span text:style-name="T162">/km</text:span></text:p>
                <text:p text:style-name="P376"><text:span text:style-name="T111"/></text:p>
                <text:p text:style-name="P376"><text:span text:style-name="T111"/></text:p>
                <text:p text:style-name="P377"><text:span text:style-name="T67"/></text:p>
                <text:p text:style-name="P361"><text:span text:style-name="T168">0.050</text:span><text:span text:style-name="T189">€</text:span><text:span text:style-name="T162">/km</text:span></text:p>
                <text:p text:style-name="P358"><text:span text:style-name="T93"/></text:p>
                <text:p text:style-name="P361"><text:span text:style-name="T168">0.142</text:span><text:span text:style-name="T189">€</text:span><text:span text:style-name="T162">/km</text:span></text:p>
                <text:p text:style-name="P362"><text:span text:style-name="T111"/></text:p>
                <text:p text:style-name="P361"><text:span text:style-name="T168">0.000</text:span><text:span text:style-name="T189">€</text:span><text:span text:style-name="T162">/km</text:span></text:p>
                <text:p text:style-name="P364"><text:span text:style-name="T93"/></text:p>
                <text:p text:style-name="P375"><text:span text:style-name="T168">0.046</text:span><text:span text:style-name="T189">€</text:span><text:span text:style-name="T162">/km</text:span></text:p>
                <text:p text:style-name="P364"><text:span text:style-name="T93"/></text:p>
                <text:p text:style-name="P361"><text:span text:style-name="T168">0.000</text:span><text:span text:style-name="T189">€</text:span><text:span text:style-name="T162">/km</text:span></text:p>
                <text:p text:style-name="P378"><text:span text:style-name="T67"/></text:p>
                <text:p text:style-name="P361"><text:span text:style-name="T168">0.000</text:span><text:span text:style-name="T189">€</text:span><text:span text:style-name="T162">/km</text:span></text:p>
                <text:p text:style-name="P377"><text:span text:style-name="T67"/></text:p>
                <text:p text:style-name="P361"><text:span text:style-name="T168">0.000</text:span><text:span text:style-name="T189">€</text:span><text:span text:style-name="T162">/km</text:span></text:p>
                <text:p text:style-name="P378"><text:span text:style-name="T67"/></text:p>
                <text:p text:style-name="P361"><text:span text:style-name="T159">1,522</text:span><text:span text:style-name="T156">€/km</text:span></text:p>
                <text:p text:style-name="P379"><text:span text:style-name="T170"/></text:p>
                <text:p text:style-name="P361"><text:span text:style-name="T159">1,833</text:span><text:span text:style-name="T156">€/km</text:span></text:p>
                <text:p text:style-name="P380"><text:span text:style-name="T190"/></text:p>
                <text:p text:style-name="P381"><text:span text:style-name="T171">33,730</text:span><text:span text:style-name="T175">€/year</text:span></text:p>
                <text:p text:style-name="P380"><text:span text:style-name="T190"/></text:p>
                <text:p text:style-name="P363"><text:span text:style-name="T171">168,652</text:span><text:span text:style-name="T275"> </text:span><text:span text:style-name="T187">€/operating time</text:span></text:p>
              </table:table-cell>
              <table:covered-table-cell table:style-name="standard"/>
            </table:table-row>
            <table:table-row table:style-name="ro2" table:default-cell-style-name="standard">
              <table:table-cell table:style-name="ce60" table:number-rows-spanned="10">
                <text:p text:style-name="P244"><text:span text:style-name="T165">Fuel costs</text:span></text:p>
                <text:p text:style-name="P142"><text:span text:style-name="T93"/></text:p>
                <text:p text:style-name="P271"><text:span text:style-name="T168">CO2</text:span><text:span text:style-name="T162">Cost</text:span></text:p>
                <text:p text:style-name="P272"><text:span text:style-name="T162">Ad Blue</text:span><text:span text:style-name="T192"> </text:span><text:span text:style-name="T165">cost electricity costs</text:span></text:p>
                <text:p text:style-name="P273"><text:span text:style-name="T177"/></text:p>
                <text:p text:style-name="P274"><text:span text:style-name="T168">H2</text:span><text:span text:style-name="T162">Cost</text:span></text:p>
              </table:table-cell>
              <table:table-cell table:style-name="ce61" table:number-rows-spanned="10">
                <text:p text:style-name="P275"><text:span text:style-name="T168">1.60</text:span></text:p>
                <text:p text:style-name="P142"><text:span text:style-name="T93"/></text:p>
                <text:p text:style-name="P276"><text:span text:style-name="T168">0.23</text:span></text:p>
                <text:p text:style-name="P261"><text:span text:style-name="T93"/></text:p>
                <text:p text:style-name="P276"><text:span text:style-name="T168">1.00</text:span></text:p>
                <text:p text:style-name="P277"><text:span text:style-name="T111"/></text:p>
                <text:p text:style-name="P276"><text:span text:style-name="T168">0.22</text:span></text:p>
                <text:p text:style-name="P108"><text:span text:style-name="T170"/></text:p>
                <text:p text:style-name="P278"><text:span text:style-name="T168">12.85</text:span></text:p>
              </table:table-cell>
              <table:table-cell table:style-name="ce62" table:number-rows-spanned="10">
                <text:p text:style-name="P244"><text:span text:style-name="T193">€</text:span><text:span text:style-name="T194">/l</text:span></text:p>
                <text:p text:style-name="P142"><text:span text:style-name="T93"/></text:p>
                <text:p text:style-name="P271"><text:span text:style-name="T193">€</text:span><text:span text:style-name="T194">/l</text:span></text:p>
                <text:p text:style-name="P261"><text:span text:style-name="T93"/></text:p>
                <text:p text:style-name="P271"><text:span text:style-name="T193">€</text:span><text:span text:style-name="T194">/l</text:span></text:p>
                <text:p text:style-name="P277"><text:span text:style-name="T111"/></text:p>
                <text:p text:style-name="P271"><text:span text:style-name="T189">€</text:span><text:span text:style-name="T162">/kWh</text:span></text:p>
                <text:p text:style-name="P108"><text:span text:style-name="T170"/></text:p>
                <text:p text:style-name="P271"><text:span text:style-name="T189">€</text:span><text:span text:style-name="T162">/kg</text:span></text:p>
              </table: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ce50">
              <table:table-cell/>
              <table:table-cell/>
              <table:table-cell/>
              <table:table-cell table:style-name="ce63"/>
              <table:covered-table-cell table:style-name="standard"/>
              <table:covered-table-cell table:style-name="standard"/>
              <table:covered-table-cell table:style-name="standard"/>
            </table:table-row>
            <table:table-row table:style-name="ro16" table:default-cell-style-name="standard">
              <table:table-cell table:style-name="ce64" table:number-columns-spanned="3">
                <text:p text:style-name="P279"><text:span text:style-name="T156">Infrastructure data</text:span></text:p>
              </table:table-cell>
              <table:covered-table-cell/>
              <table:covered-table-cell/>
              <table:table-cell table:style-name="ce48"/>
              <table:covered-table-cell/>
              <table:covered-table-cell/>
              <table:covered-table-cell/>
            </table:table-row>
            <table:table-row table:style-name="ro2" table:default-cell-style-name="ce50">
              <table:table-cell/>
              <table:table-cell/>
              <table:table-cell/>
              <table:table-cell table:style-name="ce63"/>
              <table:covered-table-cell table:style-name="standard"/>
              <table:covered-table-cell table:style-name="standard"/>
              <table:covered-table-cell table:style-name="standard"/>
            </table:table-row>
            <table:table-row table:style-name="ro2" table:default-cell-style-name="standard">
              <table:table-cell table:style-name="ce52"/>
              <table:table-cell table:style-name="ce53"/>
              <table:table-cell table:style-name="ce54"/>
              <table:table-cell table:style-name="ce48"/>
              <table:covered-table-cell/>
              <table:covered-table-cell/>
              <table:covered-table-cell/>
            </table:table-row>
            <table:table-row table:style-name="ro2" table:default-cell-style-name="standard">
              <table:table-cell table:style-name="ce57" table:number-rows-spanned="13">
                <text:p text:style-name="P280"><text:span text:style-name="T162">total cost</text:span><text:span text:style-name="T195"> </text:span><text:span text:style-name="T162">Electric</text:span></text:p>
                <text:p text:style-name="P142"><text:span text:style-name="T93"/></text:p>
                <text:p text:style-name="P271"><text:span text:style-name="T168">150</text:span><text:span text:style-name="T171">kW</text:span><text:span text:style-name="T195"> </text:span><text:span text:style-name="T163">outlets</text:span></text:p>
                <text:p text:style-name="P281"><text:span text:style-name="T168">350</text:span><text:span text:style-name="T171">kW</text:span><text:span text:style-name="T163">outlets</text:span><text:span text:style-name="T162">Contribution years apportionment</text:span><text:span text:style-name="T168">ever</text:span><text:span text:style-name="T162">truck</text:span><text:span text:style-name="T196"> </text:span><text:span text:style-name="T165">mF</text:span></text:p>
                <text:p text:style-name="P282"><text:span text:style-name="T162">total cost</text:span><text:span text:style-name="T276"> </text:span><text:span text:style-name="T168">H2</text:span><text:span text:style-name="T162">apportionment years</text:span></text:p>
              </table:table-cell>
              <table:table-cell table:style-name="ce58" table:number-rows-spanned="13">
                <text:p text:style-name="P283"><text:span text:style-name="T171">523,000</text:span></text:p>
                <text:p text:style-name="P142"><text:span text:style-name="T93"/></text:p>
                <text:p text:style-name="P284"><text:span text:style-name="T162">3</text:span></text:p>
                <text:p text:style-name="P261"><text:span text:style-name="T93"/></text:p>
                <text:p text:style-name="P284"><text:span text:style-name="T162">1</text:span></text:p>
                <text:p text:style-name="P285"><text:span text:style-name="T67"/></text:p>
                <text:p text:style-name="P284"><text:span text:style-name="T171">10</text:span></text:p>
                <text:p text:style-name="P285"><text:span text:style-name="T67"/></text:p>
                <text:p text:style-name="P286"><text:span text:style-name="T168">4,755</text:span></text:p>
                <text:p text:style-name="P285"><text:span text:style-name="T67"/></text:p>
                <text:p text:style-name="P284"><text:span text:style-name="T171">1,000,000</text:span></text:p>
                <text:p text:style-name="P287"><text:span text:style-name="T170"/></text:p>
                <text:p text:style-name="P288"><text:span text:style-name="T171">10</text:span></text:p>
              </table:table-cell>
              <table:table-cell table:style-name="ce59" table:number-rows-spanned="13">
                <text:p text:style-name="P280"><text:span text:style-name="T189">€</text:span></text:p>
                <text:p text:style-name="P142"><text:span text:style-name="T93"/></text:p>
                <text:p text:style-name="P271"><text:span text:style-name="T197">6</text:span></text:p>
                <text:p text:style-name="P261"><text:span text:style-name="T93"/></text:p>
                <text:p text:style-name="P271"><text:span text:style-name="T197">5</text:span></text:p>
                <text:p text:style-name="P47"><text:span text:style-name="T111"/></text:p>
                <text:p text:style-name="P47"><text:span text:style-name="T111"/></text:p>
                <text:p text:style-name="P261"><text:span text:style-name="T198"/></text:p>
                <text:p text:style-name="P289"><text:span text:style-name="T189">€</text:span></text:p>
                <text:p text:style-name="P285"><text:span text:style-name="T67"/></text:p>
                <text:p text:style-name="P271"><text:span text:style-name="T189">€</text:span></text:p>
                <text:p text:style-name="P287"><text:span text:style-name="T170"/></text:p>
                <text:p text:style-name="P116"><text:span text:style-name="T199">12</text:span></text:p>
              </table: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covered-table-cell/>
              <table:covered-table-cell/>
              <table:covered-table-cell/>
              <table:table-cell table:style-name="ce48"/>
              <table:covered-table-cell/>
              <table:covered-table-cell/>
              <table:covered-table-cell/>
            </table:table-row>
            <table:table-row table:style-name="ro2" table:default-cell-style-name="standard">
              <table:table-cell table:style-name="ce57"/>
              <table:table-cell table:style-name="ce58"/>
              <table:table-cell table:style-name="ce59"/>
              <table:table-cell table:style-name="ce48"/>
              <table:covered-table-cell/>
              <table:covered-table-cell/>
              <table:covered-table-cell/>
            </table:table-row>
            <table:table-row table:style-name="ro17" table:default-cell-style-name="standard">
              <table:table-cell table:style-name="ce68">
                <text:p text:style-name="P290"><text:span text:style-name="T162">levy</text:span><text:span text:style-name="T168">ever</text:span><text:span text:style-name="T162">truck</text:span><text:span text:style-name="T168">H2</text:span><text:span text:style-name="T192"> </text:span><text:span text:style-name="T165">mF</text:span></text:p>
              </table:table-cell>
              <table:table-cell table:style-name="ce69">
                <text:p text:style-name="P291"><text:span text:style-name="T168">8,333</text:span></text:p>
              </table:table-cell>
              <table:table-cell table:style-name="ce70">
                <text:p text:style-name="P290"><text:span text:style-name="T189">€</text:span></text:p>
              </table:table-cell>
              <table:table-cell table:style-name="ce48"/>
              <table:covered-table-cell/>
              <table:covered-table-cell/>
              <table:covered-table-cell/>
            </table:table-row>
            <table:table-row table:style-name="ro2" table:default-cell-style-name="standard">
              <table:table-cell table:style-name="ce57"/>
              <table:table-cell table:style-name="ce58"/>
              <table:table-cell table:style-name="ce59"/>
              <table:table-cell table:style-name="ce48"/>
              <table:covered-table-cell/>
              <table:covered-table-cell/>
              <table:covered-table-cell/>
            </table:table-row>
            <table:table-row table:style-name="ro2" table:default-cell-style-name="standard">
              <table:table-cell table:style-name="ce57" table:number-rows-spanned="2"/>
              <table:table-cell table:style-name="ce58" table:number-rows-spanned="2"/>
              <table:table-cell table:style-name="ce59" table:number-rows-spanned="2"/>
              <table:table-cell table:style-name="ce48"/>
              <table:covered-table-cell/>
              <table:covered-table-cell/>
              <table:covered-table-cell/>
            </table:table-row>
            <table:table-row table:style-name="ro2" table:default-cell-style-name="standard">
              <table:covered-table-cell/>
              <table:covered-table-cell/>
              <table:covered-table-cell/>
              <table:table-cell table:style-name="ce71"/>
              <table:covered-table-cell/>
              <table:covered-table-cell/>
              <table:covered-table-cell/>
            </table:table-row>
          </table:table>
          <draw:image xlink:href="Pictures/TablePreview4.svm" xlink:type="simple" xlink:show="embed" xlink:actuate="onLoad"/>
        </draw:frame>
        <draw:custom-shape draw:name="object 4" draw:style-name="gr59" draw:text-style-name="P71" draw:layer="layout" svg:width="9.242cm" svg:height="11.89cm" svg:x="15.958cm" svg:y="4.65cm">
          <text:p text:style-name="P292"><text:span text:style-name="T200">Output fields for:</text:span></text:p>
          <text:p text:style-name="P292"><text:span text:style-name="T200"/></text:p>
          <text:p text:style-name="P292"><text:span text:style-name="T200">Depreciation over term TCO from loss of value</text:span></text:p>
          <text:p text:style-name="P292"><text:span text:style-name="T200">TCO from infrastructure</text:span></text:p>
          <text:p text:style-name="P292"><text:span text:style-name="T200"/></text:p>
          <text:p text:style-name="P292"><text:span text:style-name="T200">TCO energy costs / km TCO CO2 costs / km</text:span></text:p>
          <text:p text:style-name="P292"><text:span text:style-name="T200">TCO maintenance costs / km TCO wheels/tires costs / km TCO taxes / km</text:span></text:p>
          <text:p text:style-name="P292"><text:span text:style-name="T200">TCO insurance costs / km</text:span></text:p>
          <text:p text:style-name="P292"><text:span text:style-name="T200">TCO toll costs / km</text:span></text:p>
          <text:p text:style-name="P292"><text:span text:style-name="T200">TCO CO2 compensation costs / km TCO other / km</text:span></text:p>
          <text:p text:style-name="P292"><text:span text:style-name="T200"/></text:p>
          <text:p text:style-name="P292"><text:span text:style-name="T200">TCO total operating costs/km</text:span></text:p>
          <text:p text:style-name="P292"><text:span text:style-name="T200">Total TCO</text:span></text:p>
          <text:p text:style-name="P292"><text:span text:style-name="T200"/></text:p>
          <text:p text:style-name="P292"><text:span text:style-name="T200">CO2 balance GHG market value in €/year</text:span></text:p>
          <text:p text:style-name="P292"><text:span text:style-name="T200">CO2 balance GHG market value in €/operating 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60" draw:text-style-name="P165" draw:layer="layout" svg:width="9.242cm" svg:height="1.371cm" svg:x="15.958cm" svg:y="2.093cm">
          <text:p text:style-name="P224"><text:span text:style-name="T201">Output fields for FCEV trucks</text:span></text:p>
          <text:p text:style-name="P224"><text:span text:style-name="T201">TCO depreciation and TCO from ope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61" draw:text-style-name="P294" draw:layer="layout" svg:width="5.643cm" svg:height="1.367cm" svg:x="25.942cm" svg:y="2.091cm">
          <text:p text:style-name="P293"><text:span text:style-name="T76">Chapter 4.4</text:span></text:p>
          <text:p text:style-name="P293"><text:span text:style-name="T76">FCEV truc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9" draw:layer="layout" svg:width="19.798cm" svg:height="11.136cm" svg:x="0.6cm" svg:y="2.257cm" draw:page-number="9" presentation:class="page"/>
          <draw:frame presentation:style-name="pr3" draw:text-style-name="P53" draw:layer="layout" svg:width="16.799cm" svg:height="13.364cm" svg:x="2.1cm" svg:y="14.107cm" presentation:class="notes" presentation:placeholder="true">
            <draw:text-box/>
          </draw:frame>
        </presentation:notes>
      </draw:page>
      <draw:page draw:name="OPERATING INSTRUCTIONS TCO CALCULATOR V30-NEW_DESIGN (OVERVIEW)" draw:style-name="dp1" draw:master-page-name="Title_20_and_20_Content" presentation:presentation-page-layout-name="AL1T11">
        <draw:frame draw:name="object 2" presentation:style-name="pr2" draw:text-style-name="P55" draw:layer="layout" svg:width="27.324cm" svg:height="3.216cm" svg:x="0.615cm" svg:y="0.582cm" presentation:class="title" presentation:user-transformed="true">
          <draw:text-box>
            <text:p text:style-name="P54"><text:span text:style-name="T25">OPERATING INSTRUCTIONS TCO CALCULATOR V30-NEW_DESIGN (OVERVIEW)</text:span></text:p>
          </draw:text-box>
        </draw:frame>
        <draw:custom-shape draw:name="object 3" draw:style-name="gr38" draw:text-style-name="P5" draw:layer="layout" svg:width="14.303cm" svg:height="0.885cm" svg:x="1.148cm" svg:y="1.793cm">
          <text:p text:style-name="P336"><text:span text:style-name="T277">5. Output graphics are generated automatical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65" draw:text-style-name="P382" draw:layer="layout" svg:width="20.988cm" svg:height="14.414cm" svg:x="0.698cm" svg:y="3.183cm">
          <text:p text:style-name="P5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66" draw:text-style-name="P71" draw:layer="layout" svg:width="9.245cm" svg:height="6.49cm" svg:x="22.117cm" svg:y="4.413cm">
          <text:p text:style-name="P383"><text:span text:style-name="T63">The graphics are generated automatically.</text:span></text:p>
          <text:p text:style-name="P383"><text:span text:style-name="T63"/></text:p>
          <text:p text:style-name="P383"><text:span text:style-name="T63">You can find the graphics in the</text:span></text:p>
          <text:p text:style-name="P383"><text:span text:style-name="T63">Output mask VAR</text:span></text:p>
          <text:p text:style-name="P383"><text:span text:style-name="T63">below the output tables.</text:span></text:p>
          <text:p text:style-name="P383"><text:span text:style-name="T63"/></text:p>
          <text:p text:style-name="P383"><text:span text:style-name="T63">Please scroll down</text:span><text:span text:style-name="T27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presentation:style-name="pr4" draw:text-style-name="P187" draw:layer="layout" svg:width="1.581cm" svg:height="11.049cm" svg:x="1.019cm" svg:y="18.174cm" presentation:class="date-time" presentation:user-transformed="true">
          <draw:text-box>
            <text:p text:style-name="P186"><text:span text:style-name="T26">September 29, 2023</text:span></text:p>
          </draw:text-box>
        </draw:frame>
        <draw:frame draw:name="object 8" presentation:style-name="pr4" draw:text-style-name="P187" draw:layer="layout" svg:width="13.182cm" svg:height="11.049cm" svg:x="10.373cm" svg:y="18.174cm" presentation:class="footer" presentation:user-transformed="true">
          <draw:text-box>
            <text:p text:style-name="P186"><text:span text:style-name="T28">MOSOLF</text:span><text:span text:style-name="T29">|</text:span><text:span text:style-name="T30">20230929_TCO_Calculator</text:span><text:span text:style-name="T26">_new_design_v30_operating instructions_4.pptx</text:span><text:span text:style-name="T29">|</text:span><text:span text:style-name="T31"> </text:span><text:span text:style-name="T32">magility</text:span></text:p>
          </draw:text-box>
        </draw:frame>
        <draw:frame draw:name="object 9" presentation:style-name="pr4" draw:text-style-name="P187" draw:layer="layout" svg:width="1.283cm" svg:height="11.049cm" svg:x="31.634cm" svg:y="18.174cm" presentation:class="page-number" presentation:user-transformed="true">
          <draw:text-box>
            <text:p text:style-name="P186"><text:span text:style-name="T33">Page:</text:span><text:span text:style-name="T133"> </text:span><text:span text:style-name="T26"><text:page-number>&lt;number&gt;</text:page-number></text:span></text:p>
          </draw:text-box>
        </draw:frame>
        <draw:custom-shape draw:name="object 6" draw:style-name="gr61" draw:text-style-name="P385" draw:layer="layout" svg:width="5.643cm" svg:height="1.367cm" svg:x="25.942cm" svg:y="2.091cm">
          <text:p text:style-name="P384"><text:span text:style-name="T279">Chapter 5</text:span></text:p>
          <text:p text:style-name="P384"><text:span text:style-name="T279">Output graph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9" draw:layer="layout" svg:width="19.798cm" svg:height="11.136cm" svg:x="0.6cm" svg:y="2.257cm" draw:page-number="10" presentation:class="page"/>
          <draw:frame presentation:style-name="pr3" draw:text-style-name="P53" draw:layer="layout" svg:width="16.799cm" svg:height="13.364cm" svg:x="2.1cm" svg:y="14.107cm" presentation:class="notes" presentation:placeholder="true">
            <draw:text-box/>
          </draw:frame>
        </presentation:notes>
      </draw:page>
      <draw:page draw:name="OPERATING INSTRUCTIONS TCO CALCULATOR V26-NEW_DESIGN (OVERVIEW)" draw:style-name="dp1" draw:master-page-name="Title_20_and_20_Content" presentation:presentation-page-layout-name="AL1T11">
        <draw:frame draw:name="object 2" presentation:style-name="pr2" draw:text-style-name="P55" draw:layer="layout" svg:width="26.901cm" svg:height="3.216cm" svg:x="0.615cm" svg:y="0.582cm" presentation:class="title" presentation:user-transformed="true">
          <draw:text-box>
            <text:p text:style-name="P54"><text:span text:style-name="T25">OPERATING INSTRUCTIONS TCO CALCULATOR V26-NEW_DESIGN (OVERVIEW)</text:span></text:p>
          </draw:text-box>
        </draw:frame>
        <draw:custom-shape draw:name="object 3" draw:style-name="gr61" draw:text-style-name="P385" draw:layer="layout" svg:width="9.115cm" svg:height="1.367cm" svg:x="23.11cm" svg:y="2.091cm">
          <text:p text:style-name="P386"><text:span text:style-name="T279">Chapter 6</text:span></text:p>
          <text:p text:style-name="P386"><text:span text:style-name="T279">Product calculation t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
          <draw:custom-shape draw:name="object 5" draw:style-name="gr40" draw:text-style-name="P165" draw:layer="layout" svg:width="15.341cm" svg:height="2.052cm" svg:x="14.319cm" svg:y="6.873cm">
            <text:p text:style-name="P50"/>
            <draw:enhanced-geometry draw:mirror-horizontal="false" draw:mirror-vertical="false" drawooo:sub-view-size="5523230 739139" draw:text-areas="0 0 ?f0 ?f1" svg:viewBox="0 0 0 0" draw:type="ooxml-non-primitive" draw:enhanced-path="M 5522976 0 L 0 0 0 739139 5522976 739139 5522976 0 Z N">
              <draw:equation draw:name="f0" draw:formula="logwidth"/>
              <draw:equation draw:name="f1" draw:formula="logheight"/>
            </draw:enhanced-geometry>
          </draw:custom-shape>
          <draw:custom-shape draw:name="object 6" draw:style-name="gr32" draw:text-style-name="P58" draw:layer="layout" svg:width="1.347cm" svg:height="0.606cm" svg:x="20.343cm" svg:y="6.987cm">
            <text:p text:style-name="P50"/>
            <draw:enhanced-geometry draw:mirror-horizontal="false" draw:mirror-vertical="false" drawooo:sub-view-size="485140 218439" draw:text-areas="0 0 ?f0 ?f1" svg:viewBox="0 0 0 0" draw:type="ooxml-non-primitive" draw:enhanced-path="M 484631 0 L 0 0 0 217932 484631 217932 484631 0 Z N">
              <draw:equation draw:name="f0" draw:formula="logwidth"/>
              <draw:equation draw:name="f1" draw:formula="logheight"/>
            </draw:enhanced-geometry>
          </draw:custom-shape>
        </draw:g>
        <draw:frame draw:name="object 7" draw:style-name="standard" draw:layer="layout" svg:width="31.49cm" svg:height="19.025cm" svg:x="0.699cm" svg:y="3.683cm">
          <table:table>
            <table:table-column table:style-name="co25"/>
            <table:table-column table:style-name="co26"/>
            <table:table-column table:style-name="co26"/>
            <table:table-column table:style-name="co27"/>
            <table:table-column table:style-name="co28"/>
            <table:table-column table:style-name="co29"/>
            <table:table-column table:style-name="co28"/>
            <table:table-column table:style-name="co30"/>
            <table:table-column table:style-name="co31"/>
            <table:table-column table:style-name="co32"/>
            <table:table-column table:style-name="co29"/>
            <table:table-column table:style-name="co32"/>
            <table:table-column table:style-name="co33"/>
            <table:table-column table:style-name="co34"/>
            <table:table-column table:style-name="co35"/>
            <table:table-column table:style-name="co29"/>
            <table:table-column table:style-name="co28"/>
            <table:table-column table:style-name="co27"/>
            <table:table-column table:style-name="co28"/>
            <table:table-column table:style-name="co27"/>
            <table:table-column table:style-name="co28"/>
            <table:table-column table:style-name="co36"/>
            <table:table-column table:style-name="co37"/>
            <table:table-column table:style-name="co38"/>
            <table:table-row table:style-name="ro18" table:default-cell-style-name="ce75">
              <table:table-cell/>
              <table:table-cell/>
              <table:table-cell/>
              <table:table-cell table:style-name="ce76">
                <text:p text:style-name="P387"><text:span text:style-name="T45">Costs</text:span></text:p>
              </table:table-cell>
              <table:table-cell/>
              <table:table-cell table:style-name="ce76">
                <text:p text:style-name="P387"><text:span text:style-name="T45">Cost</text:span></text:p>
              </table:table-cell>
              <table:table-cell/>
              <table:table-cell table:style-name="ce76" table:number-columns-spanned="2">
                <text:p text:style-name="P387"><text:span text:style-name="T86">Chassis costs</text:span></text:p>
              </table:table-cell>
              <table:covered-table-cell table:style-name="standard"/>
              <table:table-cell/>
              <table:table-cell table:style-name="ce76">
                <text:p text:style-name="P387"><text:span text:style-name="T45">Drive costs</text:span></text:p>
              </table:table-cell>
              <table:table-cell/>
              <table:table-cell table:style-name="ce76" table:number-columns-spanned="2">
                <text:p text:style-name="P387"><text:span text:style-name="T45">Prices</text:span></text:p>
              </table:table-cell>
              <table:covered-table-cell table:style-name="standard"/>
              <table:table-cell/>
              <table:table-cell table:style-name="ce76">
                <text:p text:style-name="P387"><text:span text:style-name="T45">Price Trim</text:span></text:p>
              </table:table-cell>
              <table:table-cell/>
              <table:table-cell table:style-name="ce76" table:number-columns-spanned="2">
                <text:p text:style-name="P387"><text:span text:style-name="T49">Applicable price</text:span></text:p>
              </table:table-cell>
              <table:covered-table-cell table:style-name="standard"/>
              <table:table-cell table:style-name="ce76" table:number-columns-spanned="2">
                <text:p text:style-name="P387"><text:span text:style-name="T49">Applicable price</text:span></text:p>
              </table:table-cell>
              <table:covered-table-cell table:style-name="standard"/>
              <table:table-cell table:style-name="ce76" table:number-columns-spanned="2">
                <text:p text:style-name="P387"><text:span text:style-name="T50">Funding Amount</text:span><text:span text:style-name="T53">BEV</text:span></text:p>
              </table:table-cell>
              <table:covered-table-cell table:style-name="standard"/>
              <table:table-cell/>
            </table:table-row>
            <table:table-row table:style-name="ro18" table:default-cell-style-name="ce75">
              <table:table-cell/>
              <table:table-cell/>
              <table:table-cell/>
              <table:table-cell table:style-name="ce76">
                <text:p text:style-name="P387"><text:span text:style-name="T86">with margin</text:span></text:p>
              </table:table-cell>
              <table:table-cell/>
              <table:table-cell table:style-name="ce76">
                <text:p text:style-name="P387"><text:span text:style-name="T50">Total</text:span></text:p>
              </table:table-cell>
              <table:table-cell/>
              <table:table-cell table:style-name="ce76" table:number-columns-spanned="2">
                <text:p text:style-name="P387"><text:span text:style-name="T50">Baisc</text:span></text:p>
              </table:table-cell>
              <table:covered-table-cell table:style-name="standard"/>
              <table:table-cell/>
              <table:table-cell table:style-name="ce76">
                <text:p text:style-name="P387"><text:span text:style-name="T280">Diesel</text:span></text:p>
              </table:table-cell>
              <table:table-cell/>
              <table:table-cell table:style-name="ce76" table:number-columns-spanned="2">
                <text:p text:style-name="P387"><text:span text:style-name="T45">With Margin + Trim</text:span></text:p>
              </table:table-cell>
              <table:covered-table-cell table:style-name="standard"/>
              <table:table-cell/>
              <table:table-cell table:style-name="ce76" table:number-columns-spanned="2">
                <text:p text:style-name="P387"><text:span text:style-name="T49">eg, offer matching</text:span></text:p>
              </table:table-cell>
              <table:covered-table-cell table:style-name="standard"/>
              <table:table-cell table:style-name="ce76">
                <text:p text:style-name="P387"><text:span text:style-name="T45">For Funding</text:span></text:p>
              </table:table-cell>
              <table:table-cell/>
              <table:table-cell table:style-name="ce76">
                <text:p text:style-name="P388"><text:span text:style-name="T281">80%</text:span></text:p>
              </table:table-cell>
              <table:table-cell/>
              <table:table-cell table:style-name="ce76" table:number-columns-spanned="2">
                <text:p text:style-name="P387"><text:span text:style-name="T104">Max</text:span></text:p>
              </table:table-cell>
              <table:covered-table-cell table:style-name="standard"/>
              <table:table-cell/>
            </table:table-row>
            <table:table-row table:style-name="ro2" table:default-cell-style-name="ce77">
              <table:table-cell/>
              <table:table-cell/>
              <table:table-cell/>
              <table:table-cell/>
              <table:table-cell/>
              <table:table-cell/>
              <table:table-cell/>
              <table:table-cell table:number-columns-spanned="2"/>
              <table:covered-table-cell table:style-name="standard"/>
              <table:table-cell/>
              <table:table-cell/>
              <table:table-cell/>
              <table:table-cell table:number-columns-spanned="2"/>
              <table:covered-table-cell table:style-name="standard"/>
              <table:table-cell/>
              <table:table-cell/>
              <table:table-cell/>
              <table:table-cell/>
              <table:table-cell/>
              <table:table-cell/>
              <table:table-cell/>
              <table:table-cell table:number-columns-spanned="2"/>
              <table:covered-table-cell table:style-name="standard"/>
              <table:table-cell/>
            </table:table-row>
            <table:table-row table:style-name="ro19" table:default-cell-style-name="ce80">
              <table:table-cell table:style-name="ce78">
                <text:p text:style-name="P389"><text:span text:style-name="T282">Takeover values</text:span><text:span text:style-name="T283"> </text:span><text:span text:style-name="T282">&gt;</text:span></text:p>
              </table:table-cell>
              <table:table-cell table:style-name="ce78">
                <text:p text:style-name="P390"><text:span text:style-name="T281">2024</text:span></text:p>
              </table:table-cell>
              <table:table-cell table:style-name="ce79"/>
              <table:table-cell>
                <text:p text:style-name="P391"><text:span text:style-name="T281">109</text:span><text:span text:style-name="T284">.</text:span><text:span text:style-name="T281">345</text:span><text:span text:style-name="T284">,</text:span><text:span text:style-name="T281">2</text:span><text:span text:style-name="T104">0</text:span></text:p>
              </table:table-cell>
              <table:table-cell table:style-name="ce81"/>
              <table:table-cell>
                <text:p text:style-name="P392"><text:span text:style-name="T281">91</text:span><text:span text:style-name="T284">.</text:span><text:span text:style-name="T281">121</text:span><text:span text:style-name="T284">,</text:span><text:span text:style-name="T281">0</text:span><text:span text:style-name="T104">0</text:span></text:p>
              </table:table-cell>
              <table:table-cell table:style-name="ce81"/>
              <table:table-cell table:number-columns-spanned="2">
                <text:p text:style-name="P393"><text:span text:style-name="T285">53,000.00</text:span></text:p>
              </table:table-cell>
              <table:covered-table-cell table:style-name="standard"/>
              <table:table-cell table:style-name="ce81"/>
              <table:table-cell>
                <text:p text:style-name="P394"><text:span text:style-name="T285">38,121.00</text:span></text:p>
              </table:table-cell>
              <table:table-cell table:style-name="ce81"/>
              <table:table-cell table:number-columns-spanned="2">
                <text:p text:style-name="P395"><text:span text:style-name="T283">419,900.00</text:span></text:p>
              </table:table-cell>
              <table:covered-table-cell table:style-name="standard"/>
              <table:table-cell table:style-name="ce82"/>
              <table:table-cell>
                <text:p text:style-name="P396"><text:span text:style-name="T285">2,420.78</text:span></text:p>
              </table:table-cell>
              <table:table-cell table:style-name="ce81"/>
              <table:table-cell>
                <text:p text:style-name="P391"><text:span text:style-name="T281">310</text:span><text:span text:style-name="T284">.</text:span><text:span text:style-name="T281">554</text:span><text:span text:style-name="T284">,</text:span><text:span text:style-name="T281">8th</text:span><text:span text:style-name="T104">0</text:span></text:p>
              </table:table-cell>
              <table:table-cell table:style-name="ce81"/>
              <table:table-cell>
                <text:p text:style-name="P395"><text:span text:style-name="T283">248,443.84</text:span></text:p>
              </table:table-cell>
              <table:table-cell table:style-name="ce81"/>
              <table:table-cell table:number-columns-spanned="2">
                <text:p text:style-name="P397"><text:span text:style-name="T283">450,000.00</text:span></text:p>
              </table:table-cell>
              <table:covered-table-cell table:style-name="standard"/>
              <table:table-cell table:style-name="ce83"/>
            </table:table-row>
            <table:table-row table:style-name="ro2" table:default-cell-style-name="ce85">
              <table:table-cell table:style-name="ce84"/>
              <table:table-cell table:style-name="ce84"/>
              <table:table-cell table:style-name="ce84"/>
              <table:table-cell/>
              <table:table-cell/>
              <table:table-cell/>
              <table:table-cell/>
              <table:table-cell table:number-columns-spanned="2"/>
              <table:covered-table-cell table:style-name="standard"/>
              <table:table-cell/>
              <table:table-cell/>
              <table:table-cell table:style-name="ce84"/>
              <table:table-cell table:number-columns-spanned="2"/>
              <table:covered-table-cell table:style-name="standard"/>
              <table:table-cell/>
              <table:table-cell/>
              <table:table-cell/>
              <table:table-cell/>
              <table:table-cell/>
              <table:table-cell/>
              <table:table-cell/>
              <table:table-cell table:number-columns-spanned="2"/>
              <table:covered-table-cell table:style-name="standard"/>
              <table:table-cell/>
            </table:table-row>
            <table:table-row table:style-name="ro20" table:default-cell-style-name="standard">
              <table:table-cell table:style-name="ce75"/>
              <table:table-cell table:style-name="ce75"/>
              <table:table-cell table:style-name="ce86"/>
              <table:table-cell table:style-name="ce87" table:number-columns-spanned="8">
                <text:p text:style-name="P387"><text:span text:style-name="T280">Diesel</text:span></text:p>
              </table:table-cell>
              <table:covered-table-cell/>
              <table:covered-table-cell/>
              <table:covered-table-cell/>
              <table:covered-table-cell/>
              <table:covered-table-cell/>
              <table:covered-table-cell/>
              <table:covered-table-cell/>
              <table:table-cell table:style-name="ce88"/>
              <table:table-cell table:style-name="ce89" table:number-columns-spanned="12">
                <text:p text:style-name="P387"><text:span text:style-name="T167">BEV</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2" table:default-cell-style-name="ce90">
              <table:table-cell table:style-name="ce75"/>
              <table:table-cell table:style-name="ce75"/>
              <table:table-cell table:style-name="ce75"/>
              <table:table-cell/>
              <table:table-cell/>
              <table:table-cell/>
              <table:table-cell/>
              <table:table-cell table:number-columns-spanned="2"/>
              <table:covered-table-cell table:style-name="standard"/>
              <table:table-cell/>
              <table:table-cell/>
              <table:table-cell table:style-name="ce75"/>
              <table:table-cell table:number-columns-spanned="2"/>
              <table:covered-table-cell table:style-name="standard"/>
              <table:table-cell/>
              <table:table-cell/>
              <table:table-cell/>
              <table:table-cell/>
              <table:table-cell/>
              <table:table-cell/>
              <table:table-cell/>
              <table:table-cell table:number-columns-spanned="2"/>
              <table:covered-table-cell table:style-name="standard"/>
              <table:table-cell/>
            </table:table-row>
            <table:table-row table:style-name="ro2" table:default-cell-style-name="ce92">
              <table:table-cell table:style-name="ce75"/>
              <table:table-cell table:style-name="ce75"/>
              <table:table-cell table:style-name="ce75"/>
              <table:table-cell table:style-name="ce75"/>
              <table:table-cell table:style-name="ce75"/>
              <table:table-cell table:style-name="ce75"/>
              <table:table-cell table:style-name="ce75"/>
              <table:table-cell table:style-name="ce91" table:number-columns-spanned="2"/>
              <table:covered-table-cell table:style-name="standard"/>
              <table:table-cell/>
              <table:table-cell/>
              <table:table-cell/>
              <table:table-cell table:number-columns-spanned="2"/>
              <table:covered-table-cell table:style-name="standard"/>
              <table:table-cell/>
              <table:table-cell/>
              <table:table-cell/>
              <table:table-cell/>
              <table:table-cell/>
              <table:table-cell/>
              <table:table-cell/>
              <table:table-cell table:number-columns-spanned="2"/>
              <table:covered-table-cell table:style-name="standard"/>
              <table:table-cell table:style-name="ce75"/>
            </table:table-row>
            <table:table-row table:style-name="ro2" table:default-cell-style-name="standard">
              <table:table-cell table:style-name="ce75"/>
              <table:table-cell table:style-name="ce75"/>
              <table:table-cell table:style-name="ce75"/>
              <table:table-cell table:style-name="ce75"/>
              <table:table-cell table:style-name="ce75"/>
              <table:table-cell table:style-name="ce75"/>
              <table:table-cell table:style-name="ce75"/>
              <table:table-cell table:style-name="ce93"/>
              <table:table-cell table:style-name="ce94" table:number-columns-spanned="14" table:number-rows-spanned="5">
                <text:p text:style-name="P398"><text:span text:style-name="T63">The costs and values ​​​​in the yellow fields can be customized.</text:span></text:p>
                <text:p text:style-name="P398"><text:span text:style-name="T63">To do this, the worksheet must be released with the passwo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95"/>
              <table:table-cell table:style-name="ce75"/>
            </table:table-row>
            <table:table-row table:style-name="ro2" table:default-cell-style-name="standard">
              <table:table-cell table:style-name="ce75"/>
              <table:table-cell table:style-name="ce75"/>
              <table:table-cell table:style-name="ce75"/>
              <table:table-cell table:style-name="ce75"/>
              <table:table-cell table:style-name="ce75"/>
              <table:table-cell table:style-name="ce75"/>
              <table:table-cell table:style-name="ce75"/>
              <table:table-cell table:style-name="ce9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95"/>
              <table:table-cell table:style-name="ce75"/>
            </table:table-row>
            <table:table-row table:style-name="ro2" table:default-cell-style-name="standard">
              <table:table-cell table:style-name="ce75"/>
              <table:table-cell table:style-name="ce75"/>
              <table:table-cell table:style-name="ce75"/>
              <table:table-cell table:style-name="ce75"/>
              <table:table-cell table:style-name="ce75"/>
              <table:table-cell table:style-name="ce75"/>
              <table:table-cell table:style-name="ce75"/>
              <table:table-cell table:style-name="ce9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95"/>
              <table:table-cell table:style-name="ce75"/>
            </table:table-row>
            <table:table-row table:style-name="ro2" table:default-cell-style-name="standard">
              <table:table-cell table:style-name="ce75"/>
              <table:table-cell table:style-name="ce75"/>
              <table:table-cell table:style-name="ce75"/>
              <table:table-cell table:style-name="ce75"/>
              <table:table-cell table:style-name="ce75"/>
              <table:table-cell table:style-name="ce75"/>
              <table:table-cell table:style-name="ce75"/>
              <table:table-cell table:style-name="ce9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95"/>
              <table:table-cell table:style-name="ce75"/>
            </table:table-row>
            <table:table-row table:style-name="ro2" table:default-cell-style-name="standard">
              <table:table-cell table:style-name="ce75"/>
              <table:table-cell table:style-name="ce75"/>
              <table:table-cell table:style-name="ce75"/>
              <table:table-cell table:style-name="ce75"/>
              <table:table-cell table:style-name="ce75"/>
              <table:table-cell table:style-name="ce75"/>
              <table:table-cell table:style-name="ce75"/>
              <table:table-cell table:style-name="ce9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95"/>
              <table:table-cell table:style-name="ce75"/>
            </table:table-row>
            <table:table-row table:style-name="ro2" table:default-cell-style-name="ce97">
              <table:table-cell table:style-name="ce75"/>
              <table:table-cell table:style-name="ce75"/>
              <table:table-cell table:style-name="ce75"/>
              <table:table-cell table:style-name="ce75"/>
              <table:table-cell table:style-name="ce75"/>
              <table:table-cell table:style-name="ce75"/>
              <table:table-cell table:style-name="ce75"/>
              <table:table-cell table:style-name="ce75" table:number-columns-spanned="2"/>
              <table:covered-table-cell table:style-name="standard"/>
              <table:table-cell/>
              <table:table-cell/>
              <table:table-cell/>
              <table:table-cell table:number-columns-spanned="2"/>
              <table:covered-table-cell table:style-name="standard"/>
              <table:table-cell/>
              <table:table-cell/>
              <table:table-cell/>
              <table:table-cell/>
              <table:table-cell/>
              <table:table-cell/>
              <table:table-cell/>
              <table:table-cell table:number-columns-spanned="2"/>
              <table:covered-table-cell table:style-name="standard"/>
              <table:table-cell table:style-name="ce75"/>
            </table:table-row>
            <table:table-row table:style-name="ro18" table:default-cell-style-name="ce75">
              <table:table-cell/>
              <table:table-cell/>
              <table:table-cell/>
              <table:table-cell table:style-name="ce76">
                <text:p text:style-name="P387"><text:span text:style-name="T284">Cost</text:span></text:p>
              </table:table-cell>
              <table:table-cell/>
              <table:table-cell table:style-name="ce76">
                <text:p text:style-name="P387"><text:span text:style-name="T284">Cost</text:span></text:p>
              </table:table-cell>
              <table:table-cell/>
              <table:table-cell table:style-name="ce76" table:number-columns-spanned="2">
                <text:p text:style-name="P387"><text:span text:style-name="T284">Chassis costs</text:span></text:p>
              </table:table-cell>
              <table:covered-table-cell table:style-name="standard"/>
              <table:table-cell/>
              <table:table-cell table:style-name="ce76">
                <text:p text:style-name="P387"><text:span text:style-name="T284">Drive costs</text:span></text:p>
              </table:table-cell>
              <table:table-cell/>
              <table:table-cell table:style-name="ce76" table:number-columns-spanned="2">
                <text:p text:style-name="P387"><text:span text:style-name="T284">Prices</text:span></text:p>
              </table:table-cell>
              <table:covered-table-cell table:style-name="standard"/>
              <table:table-cell/>
              <table:table-cell table:style-name="ce76">
                <text:p text:style-name="P387"><text:span text:style-name="T284">Price</text:span><text:span text:style-name="T104">trim</text:span><text:span text:style-name="T286"> </text:span><text:span text:style-name="T104">Value</text:span></text:p>
              </table:table-cell>
              <table:table-cell/>
              <table:table-cell table:style-name="ce76" table:number-columns-spanned="2">
                <text:p text:style-name="P387"><text:span text:style-name="T104">more creditable</text:span><text:span text:style-name="T281"> </text:span><text:span text:style-name="T284">Price</text:span></text:p>
              </table:table-cell>
              <table:covered-table-cell table:style-name="standard"/>
              <table:table-cell table:style-name="ce76" table:number-columns-spanned="2">
                <text:p text:style-name="P387"><text:span text:style-name="T104">more creditable</text:span><text:span text:style-name="T281"> </text:span><text:span text:style-name="T284">Price</text:span></text:p>
              </table:table-cell>
              <table:covered-table-cell table:style-name="standard"/>
              <table:table-cell table:style-name="ce76" table:number-columns-spanned="2">
                <text:p text:style-name="P387"><text:span text:style-name="T282">Funding amounts</text:span><text:span text:style-name="T287"> </text:span><text:span text:style-name="T167">BEV</text:span></text:p>
              </table:table-cell>
              <table:covered-table-cell table:style-name="standard"/>
              <table:table-cell/>
            </table:table-row>
            <table:table-row table:style-name="ro18" table:default-cell-style-name="ce75">
              <table:table-cell/>
              <table:table-cell/>
              <table:table-cell/>
              <table:table-cell table:style-name="ce76">
                <text:p text:style-name="P387"><text:span text:style-name="T284">with</text:span><text:span text:style-name="T288"> </text:span><text:span text:style-name="T289">margin</text:span></text:p>
              </table:table-cell>
              <table:table-cell/>
              <table:table-cell table:style-name="ce76">
                <text:p text:style-name="P387"><text:span text:style-name="T282">total</text:span></text:p>
              </table:table-cell>
              <table:table-cell/>
              <table:table-cell table:style-name="ce76" table:number-columns-spanned="2">
                <text:p text:style-name="P387"><text:span text:style-name="T282">basic</text:span></text:p>
              </table:table-cell>
              <table:covered-table-cell table:style-name="standard"/>
              <table:table-cell/>
              <table:table-cell table:style-name="ce76">
                <text:p text:style-name="P387"><text:span text:style-name="T280">Diesel</text:span></text:p>
              </table:table-cell>
              <table:table-cell/>
              <table:table-cell table:style-name="ce76" table:number-columns-spanned="2">
                <text:p text:style-name="P387"><text:span text:style-name="T284">with</text:span><text:span text:style-name="T288"> </text:span><text:span text:style-name="T289">margin</text:span></text:p>
              </table:table-cell>
              <table:covered-table-cell table:style-name="standard"/>
              <table:table-cell/>
              <table:table-cell table:style-name="ce76">
                <text:p text:style-name="P387"><text:span text:style-name="T104">Bonus /</text:span><text:span text:style-name="T290"> </text:span><text:span text:style-name="T109">Malus</text:span></text:p>
              </table:table-cell>
              <table:table-cell/>
              <table:table-cell table:style-name="ce76">
                <text:p text:style-name="P387"><text:span text:style-name="T284">for</text:span><text:span text:style-name="T287"> </text:span><text:span text:style-name="T282">Financial support</text:span></text:p>
              </table:table-cell>
              <table:table-cell/>
              <table:table-cell table:style-name="ce76">
                <text:p text:style-name="P388"><text:span text:style-name="T281">80%</text:span></text:p>
              </table:table-cell>
              <table:table-cell/>
              <table:table-cell table:style-name="ce76" table:number-columns-spanned="2">
                <text:p text:style-name="P387"><text:span text:style-name="T104">Max</text:span></text:p>
              </table:table-cell>
              <table:covered-table-cell table:style-name="standard"/>
              <table:table-cell/>
            </table:table-row>
            <table:table-row table:style-name="ro2" table:default-cell-style-name="ce75">
              <table:table-cell/>
              <table:table-cell/>
              <table:table-cell/>
              <table:table-cell table:style-name="ce91"/>
              <table:table-cell/>
              <table:table-cell table:style-name="ce91"/>
              <table:table-cell/>
              <table:table-cell table:style-name="ce91" table:number-columns-spanned="2"/>
              <table:covered-table-cell table:style-name="standard"/>
              <table:table-cell/>
              <table:table-cell table:style-name="ce91"/>
              <table:table-cell/>
              <table:table-cell table:style-name="ce91" table:number-columns-spanned="2"/>
              <table:covered-table-cell table:style-name="standard"/>
              <table:table-cell table:style-name="ce91"/>
              <table:table-cell table:style-name="ce91"/>
              <table:table-cell/>
              <table:table-cell table:style-name="ce91"/>
              <table:table-cell/>
              <table:table-cell table:style-name="ce91"/>
              <table:table-cell/>
              <table:table-cell table:style-name="ce91" table:number-columns-spanned="2"/>
              <table:covered-table-cell table:style-name="standard"/>
              <table:table-cell/>
            </table:table-row>
            <table:table-row table:style-name="ro20" table:default-cell-style-name="ce88">
              <table:table-cell table:style-name="ce75"/>
              <table:table-cell table:style-name="ce76">
                <text:p text:style-name="P399"><text:span text:style-name="T281">2021</text:span></text:p>
              </table:table-cell>
              <table:table-cell table:style-name="ce86"/>
              <table:table-cell table:style-name="ce98">
                <text:p text:style-name="P400"><text:span text:style-name="T281">109</text:span><text:span text:style-name="T284">.</text:span><text:span text:style-name="T281">345</text:span><text:span text:style-name="T284">,</text:span><text:span text:style-name="T281">2</text:span><text:span text:style-name="T104">0</text:span></text:p>
              </table:table-cell>
              <table:table-cell/>
              <table:table-cell table:style-name="ce98">
                <text:p text:style-name="P401"><text:span text:style-name="T281">91</text:span><text:span text:style-name="T284">.</text:span><text:span text:style-name="T281">121</text:span><text:span text:style-name="T284">,</text:span><text:span text:style-name="T281">0</text:span><text:span text:style-name="T104">0</text:span></text:p>
              </table:table-cell>
              <table:table-cell/>
              <table:table-cell table:style-name="ce99" table:number-columns-spanned="2">
                <text:p text:style-name="P402"><text:span text:style-name="T285">53,000.00</text:span></text:p>
              </table:table-cell>
              <table:covered-table-cell table:style-name="standard"/>
              <table:table-cell/>
              <table:table-cell table:style-name="ce99">
                <text:p text:style-name="P403"><text:span text:style-name="T285">38,121.00</text:span></text:p>
              </table:table-cell>
              <table:table-cell/>
              <table:table-cell table:style-name="ce98" table:number-columns-spanned="3">
                <text:p text:style-name="P404"><text:span text:style-name="T283">672,229.57</text:span></text:p>
              </table:table-cell>
              <table:covered-table-cell table:style-name="standard"/>
              <table:covered-table-cell table:style-name="standard"/>
              <table:table-cell table:style-name="ce99">
                <text:p text:style-name="P405"><text:span text:style-name="T289">0.00</text:span></text:p>
              </table:table-cell>
              <table:table-cell/>
              <table:table-cell table:style-name="ce98">
                <text:p text:style-name="P400"><text:span text:style-name="T281">562</text:span><text:span text:style-name="T284">.</text:span><text:span text:style-name="T281">884</text:span><text:span text:style-name="T284">,</text:span><text:span text:style-name="T281">3</text:span><text:span text:style-name="T104">7</text:span></text:p>
              </table:table-cell>
              <table:table-cell/>
              <table:table-cell table:style-name="ce98">
                <text:p text:style-name="P404"><text:span text:style-name="T283">450,307.49</text:span></text:p>
              </table:table-cell>
              <table:table-cell/>
              <table:table-cell table:style-name="ce99" table:number-columns-spanned="2">
                <text:p text:style-name="P406"><text:span text:style-name="T283">450,000.00</text:span></text:p>
              </table:table-cell>
              <table:covered-table-cell table:style-name="standard"/>
              <table:table-cell table:style-name="ce100"/>
            </table:table-row>
            <table:table-row table:style-name="ro20" table:default-cell-style-name="ce88">
              <table:table-cell table:style-name="ce75"/>
              <table:table-cell table:style-name="ce76">
                <text:p text:style-name="P399"><text:span text:style-name="T281">2022</text:span></text:p>
              </table:table-cell>
              <table:table-cell table:style-name="ce86"/>
              <table:table-cell table:style-name="ce98">
                <text:p text:style-name="P400"><text:span text:style-name="T281">109</text:span><text:span text:style-name="T284">.</text:span><text:span text:style-name="T281">345</text:span><text:span text:style-name="T284">,</text:span><text:span text:style-name="T281">2</text:span><text:span text:style-name="T104">0</text:span></text:p>
              </table:table-cell>
              <table:table-cell/>
              <table:table-cell table:style-name="ce98">
                <text:p text:style-name="P401"><text:span text:style-name="T281">91</text:span><text:span text:style-name="T284">.</text:span><text:span text:style-name="T281">121</text:span><text:span text:style-name="T284">,</text:span><text:span text:style-name="T281">0</text:span><text:span text:style-name="T104">0</text:span></text:p>
              </table:table-cell>
              <table:table-cell/>
              <table:table-cell table:style-name="ce99" table:number-columns-spanned="2">
                <text:p text:style-name="P402"><text:span text:style-name="T285">53,000.00</text:span></text:p>
              </table:table-cell>
              <table:covered-table-cell table:style-name="standard"/>
              <table:table-cell/>
              <table:table-cell table:style-name="ce99">
                <text:p text:style-name="P403"><text:span text:style-name="T285">38,121.00</text:span></text:p>
              </table:table-cell>
              <table:table-cell/>
              <table:table-cell table:style-name="ce98" table:number-columns-spanned="3">
                <text:p text:style-name="P404"><text:span text:style-name="T283">622,343.69</text:span></text:p>
              </table:table-cell>
              <table:covered-table-cell table:style-name="standard"/>
              <table:covered-table-cell table:style-name="standard"/>
              <table:table-cell table:style-name="ce99">
                <text:p text:style-name="P405"><text:span text:style-name="T289">0.00</text:span></text:p>
              </table:table-cell>
              <table:table-cell/>
              <table:table-cell table:style-name="ce98">
                <text:p text:style-name="P400"><text:span text:style-name="T281">512</text:span><text:span text:style-name="T284">.</text:span><text:span text:style-name="T281">998</text:span><text:span text:style-name="T284">,</text:span><text:span text:style-name="T281">4</text:span><text:span text:style-name="T104">9</text:span></text:p>
              </table:table-cell>
              <table:table-cell/>
              <table:table-cell table:style-name="ce98">
                <text:p text:style-name="P404"><text:span text:style-name="T283">410,398.79</text:span></text:p>
              </table:table-cell>
              <table:table-cell/>
              <table:table-cell table:style-name="ce99" table:number-columns-spanned="2">
                <text:p text:style-name="P406"><text:span text:style-name="T283">450,000.00</text:span></text:p>
              </table:table-cell>
              <table:covered-table-cell table:style-name="standard"/>
              <table:table-cell table:style-name="ce100"/>
            </table:table-row>
            <table:table-row table:style-name="ro20" table:default-cell-style-name="ce88">
              <table:table-cell table:style-name="ce75"/>
              <table:table-cell table:style-name="ce76">
                <text:p text:style-name="P399"><text:span text:style-name="T281">2023</text:span></text:p>
              </table:table-cell>
              <table:table-cell table:style-name="ce86"/>
              <table:table-cell table:style-name="ce98">
                <text:p text:style-name="P400"><text:span text:style-name="T281">109</text:span><text:span text:style-name="T284">.</text:span><text:span text:style-name="T281">345</text:span><text:span text:style-name="T284">,</text:span><text:span text:style-name="T281">2</text:span><text:span text:style-name="T104">0</text:span></text:p>
              </table:table-cell>
              <table:table-cell/>
              <table:table-cell table:style-name="ce98">
                <text:p text:style-name="P401"><text:span text:style-name="T281">91</text:span><text:span text:style-name="T284">.</text:span><text:span text:style-name="T281">121</text:span><text:span text:style-name="T284">,</text:span><text:span text:style-name="T281">0</text:span><text:span text:style-name="T104">0</text:span></text:p>
              </table:table-cell>
              <table:table-cell/>
              <table:table-cell table:style-name="ce99" table:number-columns-spanned="2">
                <text:p text:style-name="P402"><text:span text:style-name="T285">53,000.00</text:span></text:p>
              </table:table-cell>
              <table:covered-table-cell table:style-name="standard"/>
              <table:table-cell/>
              <table:table-cell table:style-name="ce99">
                <text:p text:style-name="P403"><text:span text:style-name="T285">38,121.00</text:span></text:p>
              </table:table-cell>
              <table:table-cell/>
              <table:table-cell table:style-name="ce98" table:number-columns-spanned="3">
                <text:p text:style-name="P404"><text:span text:style-name="T283">515,144.44</text:span></text:p>
              </table:table-cell>
              <table:covered-table-cell table:style-name="standard"/>
              <table:covered-table-cell table:style-name="standard"/>
              <table:table-cell table:style-name="ce99">
                <text:p text:style-name="P405"><text:span text:style-name="T289">0.00</text:span></text:p>
              </table:table-cell>
              <table:table-cell/>
              <table:table-cell table:style-name="ce98">
                <text:p text:style-name="P400"><text:span text:style-name="T281">405</text:span><text:span text:style-name="T284">.</text:span><text:span text:style-name="T281">799</text:span><text:span text:style-name="T284">,</text:span><text:span text:style-name="T281">2</text:span><text:span text:style-name="T104">4</text:span></text:p>
              </table:table-cell>
              <table:table-cell/>
              <table:table-cell table:style-name="ce98">
                <text:p text:style-name="P404"><text:span text:style-name="T283">324,639.39</text:span></text:p>
              </table:table-cell>
              <table:table-cell/>
              <table:table-cell table:style-name="ce99" table:number-columns-spanned="2">
                <text:p text:style-name="P406"><text:span text:style-name="T283">450,000.00</text:span></text:p>
              </table:table-cell>
              <table:covered-table-cell table:style-name="standard"/>
              <table:table-cell table:style-name="ce100"/>
            </table:table-row>
            <table:table-row table:style-name="ro18" table:default-cell-style-name="ce88">
              <table:table-cell table:style-name="ce75"/>
              <table:table-cell table:style-name="ce76">
                <text:p text:style-name="P399"><text:span text:style-name="T281">2024</text:span></text:p>
              </table:table-cell>
              <table:table-cell table:style-name="ce86"/>
              <table:table-cell table:style-name="ce98">
                <text:p text:style-name="P400"><text:span text:style-name="T281">109</text:span><text:span text:style-name="T284">.</text:span><text:span text:style-name="T281">345</text:span><text:span text:style-name="T284">,</text:span><text:span text:style-name="T281">2</text:span><text:span text:style-name="T104">0</text:span></text:p>
              </table:table-cell>
              <table:table-cell/>
              <table:table-cell table:style-name="ce98">
                <text:p text:style-name="P401"><text:span text:style-name="T281">91</text:span><text:span text:style-name="T284">.</text:span><text:span text:style-name="T281">121</text:span><text:span text:style-name="T284">,</text:span><text:span text:style-name="T281">0</text:span><text:span text:style-name="T104">0</text:span></text:p>
              </table:table-cell>
              <table:table-cell/>
              <table:table-cell table:style-name="ce99" table:number-columns-spanned="2">
                <text:p text:style-name="P402"><text:span text:style-name="T285">53,000.00</text:span></text:p>
              </table:table-cell>
              <table:covered-table-cell table:style-name="standard"/>
              <table:table-cell/>
              <table:table-cell table:style-name="ce99">
                <text:p text:style-name="P403"><text:span text:style-name="T285">38,121.00</text:span></text:p>
              </table:table-cell>
              <table:table-cell/>
              <table:table-cell table:style-name="ce98" table:number-columns-spanned="3">
                <text:p text:style-name="P404"><text:span text:style-name="T283">419,900.00</text:span></text:p>
              </table:table-cell>
              <table:covered-table-cell table:style-name="standard"/>
              <table:covered-table-cell table:style-name="standard"/>
              <table:table-cell table:style-name="ce99">
                <text:p text:style-name="P407"><text:span text:style-name="T285">2,420.78</text:span></text:p>
              </table:table-cell>
              <table:table-cell/>
              <table:table-cell table:style-name="ce98">
                <text:p text:style-name="P400"><text:span text:style-name="T281">310</text:span><text:span text:style-name="T284">.</text:span><text:span text:style-name="T281">554</text:span><text:span text:style-name="T284">,</text:span><text:span text:style-name="T281">8th</text:span><text:span text:style-name="T104">0</text:span></text:p>
              </table:table-cell>
              <table:table-cell/>
              <table:table-cell table:style-name="ce98">
                <text:p text:style-name="P404"><text:span text:style-name="T283">248,443.84</text:span></text:p>
              </table:table-cell>
              <table:table-cell/>
              <table:table-cell table:style-name="ce99" table:number-columns-spanned="2">
                <text:p text:style-name="P406"><text:span text:style-name="T283">450,000.00</text:span></text:p>
              </table:table-cell>
              <table:covered-table-cell table:style-name="standard"/>
              <table:table-cell table:style-name="ce100"/>
            </table:table-row>
            <table:table-row table:style-name="ro20" table:default-cell-style-name="ce88">
              <table:table-cell table:style-name="ce75"/>
              <table:table-cell table:style-name="ce76">
                <text:p text:style-name="P399"><text:span text:style-name="T281">2025</text:span></text:p>
              </table:table-cell>
              <table:table-cell table:style-name="ce86"/>
              <table:table-cell table:style-name="ce98">
                <text:p text:style-name="P400"><text:span text:style-name="T281">109</text:span><text:span text:style-name="T284">.</text:span><text:span text:style-name="T281">345</text:span><text:span text:style-name="T284">,</text:span><text:span text:style-name="T281">2</text:span><text:span text:style-name="T104">0</text:span></text:p>
              </table:table-cell>
              <table:table-cell/>
              <table:table-cell table:style-name="ce98">
                <text:p text:style-name="P401"><text:span text:style-name="T281">91</text:span><text:span text:style-name="T284">.</text:span><text:span text:style-name="T281">121</text:span><text:span text:style-name="T284">,</text:span><text:span text:style-name="T281">0</text:span><text:span text:style-name="T104">0</text:span></text:p>
              </table:table-cell>
              <table:table-cell/>
              <table:table-cell table:style-name="ce99" table:number-columns-spanned="2">
                <text:p text:style-name="P402"><text:span text:style-name="T285">53,000.00</text:span></text:p>
              </table:table-cell>
              <table:covered-table-cell table:style-name="standard"/>
              <table:table-cell/>
              <table:table-cell table:style-name="ce99">
                <text:p text:style-name="P403"><text:span text:style-name="T285">38,121.00</text:span></text:p>
              </table:table-cell>
              <table:table-cell/>
              <table:table-cell table:style-name="ce98" table:number-columns-spanned="3">
                <text:p text:style-name="P404"><text:span text:style-name="T283">339,318.63</text:span></text:p>
              </table:table-cell>
              <table:covered-table-cell table:style-name="standard"/>
              <table:covered-table-cell table:style-name="standard"/>
              <table:table-cell table:style-name="ce99">
                <text:p text:style-name="P405"><text:span text:style-name="T289">0.00</text:span></text:p>
              </table:table-cell>
              <table:table-cell/>
              <table:table-cell table:style-name="ce98">
                <text:p text:style-name="P400"><text:span text:style-name="T281">229</text:span><text:span text:style-name="T284">.</text:span><text:span text:style-name="T281">973</text:span><text:span text:style-name="T284">,</text:span><text:span text:style-name="T281">4</text:span><text:span text:style-name="T104">3</text:span></text:p>
              </table:table-cell>
              <table:table-cell/>
              <table:table-cell table:style-name="ce98">
                <text:p text:style-name="P404"><text:span text:style-name="T283">183,978.74</text:span></text:p>
              </table:table-cell>
              <table:table-cell/>
              <table:table-cell table:style-name="ce99" table:number-columns-spanned="2">
                <text:p text:style-name="P406"><text:span text:style-name="T283">450,000.00</text:span></text:p>
              </table:table-cell>
              <table:covered-table-cell table:style-name="standard"/>
              <table:table-cell table:style-name="ce100"/>
            </table:table-row>
            <table:table-row table:style-name="ro20" table:default-cell-style-name="ce88">
              <table:table-cell table:style-name="ce75"/>
              <table:table-cell table:style-name="ce76">
                <text:p text:style-name="P399"><text:span text:style-name="T281">2026</text:span></text:p>
              </table:table-cell>
              <table:table-cell table:style-name="ce86"/>
              <table:table-cell table:style-name="ce98">
                <text:p text:style-name="P400"><text:span text:style-name="T281">109</text:span><text:span text:style-name="T284">.</text:span><text:span text:style-name="T281">345</text:span><text:span text:style-name="T284">,</text:span><text:span text:style-name="T281">2</text:span><text:span text:style-name="T104">0</text:span></text:p>
              </table:table-cell>
              <table:table-cell/>
              <table:table-cell table:style-name="ce98">
                <text:p text:style-name="P401"><text:span text:style-name="T281">91</text:span><text:span text:style-name="T284">.</text:span><text:span text:style-name="T281">121</text:span><text:span text:style-name="T284">,</text:span><text:span text:style-name="T281">0</text:span><text:span text:style-name="T104">0</text:span></text:p>
              </table:table-cell>
              <table:table-cell/>
              <table:table-cell table:style-name="ce99" table:number-columns-spanned="2">
                <text:p text:style-name="P402"><text:span text:style-name="T285">53,000.00</text:span></text:p>
              </table:table-cell>
              <table:covered-table-cell table:style-name="standard"/>
              <table:table-cell/>
              <table:table-cell table:style-name="ce99">
                <text:p text:style-name="P403"><text:span text:style-name="T285">38,121.00</text:span></text:p>
              </table:table-cell>
              <table:table-cell/>
              <table:table-cell table:style-name="ce98" table:number-columns-spanned="3">
                <text:p text:style-name="P404"><text:span text:style-name="T283">283,297.21</text:span></text:p>
              </table:table-cell>
              <table:covered-table-cell table:style-name="standard"/>
              <table:covered-table-cell table:style-name="standard"/>
              <table:table-cell table:style-name="ce99">
                <text:p text:style-name="P405"><text:span text:style-name="T289">0.00</text:span></text:p>
              </table:table-cell>
              <table:table-cell/>
              <table:table-cell table:style-name="ce98">
                <text:p text:style-name="P400"><text:span text:style-name="T281">173</text:span><text:span text:style-name="T284">.</text:span><text:span text:style-name="T281">952</text:span><text:span text:style-name="T284">,</text:span><text:span text:style-name="T281">0</text:span><text:span text:style-name="T104">1</text:span></text:p>
              </table:table-cell>
              <table:table-cell/>
              <table:table-cell table:style-name="ce98">
                <text:p text:style-name="P404"><text:span text:style-name="T283">139,161.61</text:span></text:p>
              </table:table-cell>
              <table:table-cell/>
              <table:table-cell table:style-name="ce99" table:number-columns-spanned="2">
                <text:p text:style-name="P406"><text:span text:style-name="T283">450,000.00</text:span></text:p>
              </table:table-cell>
              <table:covered-table-cell table:style-name="standard"/>
              <table:table-cell table:style-name="ce100"/>
            </table:table-row>
            <table:table-row table:style-name="ro20" table:default-cell-style-name="ce88">
              <table:table-cell table:style-name="ce75"/>
              <table:table-cell table:style-name="ce76">
                <text:p text:style-name="P399"><text:span text:style-name="T281">2027</text:span></text:p>
              </table:table-cell>
              <table:table-cell table:style-name="ce86"/>
              <table:table-cell table:style-name="ce98">
                <text:p text:style-name="P400"><text:span text:style-name="T281">109</text:span><text:span text:style-name="T284">.</text:span><text:span text:style-name="T281">345</text:span><text:span text:style-name="T284">,</text:span><text:span text:style-name="T281">2</text:span><text:span text:style-name="T104">0</text:span></text:p>
              </table:table-cell>
              <table:table-cell/>
              <table:table-cell table:style-name="ce98">
                <text:p text:style-name="P401"><text:span text:style-name="T281">91</text:span><text:span text:style-name="T284">.</text:span><text:span text:style-name="T281">121</text:span><text:span text:style-name="T284">,</text:span><text:span text:style-name="T281">0</text:span><text:span text:style-name="T104">0</text:span></text:p>
              </table:table-cell>
              <table:table-cell/>
              <table:table-cell table:style-name="ce99" table:number-columns-spanned="2">
                <text:p text:style-name="P402"><text:span text:style-name="T285">53,000.00</text:span></text:p>
              </table:table-cell>
              <table:covered-table-cell table:style-name="standard"/>
              <table:table-cell/>
              <table:table-cell table:style-name="ce99">
                <text:p text:style-name="P403"><text:span text:style-name="T285">38,121.00</text:span></text:p>
              </table:table-cell>
              <table:table-cell/>
              <table:table-cell table:style-name="ce98" table:number-columns-spanned="3">
                <text:p text:style-name="P404"><text:span text:style-name="T283">241,745.57</text:span></text:p>
              </table:table-cell>
              <table:covered-table-cell table:style-name="standard"/>
              <table:covered-table-cell table:style-name="standard"/>
              <table:table-cell table:style-name="ce99">
                <text:p text:style-name="P405"><text:span text:style-name="T289">0.00</text:span></text:p>
              </table:table-cell>
              <table:table-cell/>
              <table:table-cell table:style-name="ce98">
                <text:p text:style-name="P400"><text:span text:style-name="T281">132</text:span><text:span text:style-name="T284">.</text:span><text:span text:style-name="T281">400</text:span><text:span text:style-name="T284">,</text:span><text:span text:style-name="T281">3</text:span><text:span text:style-name="T104">7</text:span></text:p>
              </table:table-cell>
              <table:table-cell/>
              <table:table-cell table:style-name="ce98">
                <text:p text:style-name="P404"><text:span text:style-name="T283">105,920.29</text:span></text:p>
              </table:table-cell>
              <table:table-cell/>
              <table:table-cell table:style-name="ce99" table:number-columns-spanned="2">
                <text:p text:style-name="P406"><text:span text:style-name="T283">450,000.00</text:span></text:p>
              </table:table-cell>
              <table:covered-table-cell table:style-name="standard"/>
              <table:table-cell table:style-name="ce100"/>
            </table:table-row>
            <table:table-row table:style-name="ro20" table:default-cell-style-name="ce88">
              <table:table-cell table:style-name="ce75"/>
              <table:table-cell table:style-name="ce76">
                <text:p text:style-name="P399"><text:span text:style-name="T281">2028</text:span></text:p>
              </table:table-cell>
              <table:table-cell table:style-name="ce86"/>
              <table:table-cell table:style-name="ce98">
                <text:p text:style-name="P400"><text:span text:style-name="T281">109</text:span><text:span text:style-name="T284">.</text:span><text:span text:style-name="T281">345</text:span><text:span text:style-name="T284">,</text:span><text:span text:style-name="T281">2</text:span><text:span text:style-name="T104">0</text:span></text:p>
              </table:table-cell>
              <table:table-cell/>
              <table:table-cell table:style-name="ce98">
                <text:p text:style-name="P401"><text:span text:style-name="T281">91</text:span><text:span text:style-name="T284">.</text:span><text:span text:style-name="T281">121</text:span><text:span text:style-name="T284">,</text:span><text:span text:style-name="T281">0</text:span><text:span text:style-name="T104">0</text:span></text:p>
              </table:table-cell>
              <table:table-cell/>
              <table:table-cell table:style-name="ce99" table:number-columns-spanned="2">
                <text:p text:style-name="P402"><text:span text:style-name="T285">53,000.00</text:span></text:p>
              </table:table-cell>
              <table:covered-table-cell table:style-name="standard"/>
              <table:table-cell/>
              <table:table-cell table:style-name="ce99">
                <text:p text:style-name="P403"><text:span text:style-name="T285">38,121.00</text:span></text:p>
              </table:table-cell>
              <table:table-cell/>
              <table:table-cell table:style-name="ce98" table:number-columns-spanned="3">
                <text:p text:style-name="P404"><text:span text:style-name="T283">206,227.35</text:span></text:p>
              </table:table-cell>
              <table:covered-table-cell table:style-name="standard"/>
              <table:covered-table-cell table:style-name="standard"/>
              <table:table-cell table:style-name="ce99">
                <text:p text:style-name="P405"><text:span text:style-name="T289">0.00</text:span></text:p>
              </table:table-cell>
              <table:table-cell/>
              <table:table-cell table:style-name="ce98">
                <text:p text:style-name="P401"><text:span text:style-name="T281">96</text:span><text:span text:style-name="T284">.</text:span><text:span text:style-name="T281">882</text:span><text:span text:style-name="T284">,</text:span><text:span text:style-name="T281">1</text:span><text:span text:style-name="T104">5</text:span></text:p>
              </table:table-cell>
              <table:table-cell/>
              <table:table-cell table:style-name="ce98">
                <text:p text:style-name="P403"><text:span text:style-name="T285">77,505.72</text:span></text:p>
              </table:table-cell>
              <table:table-cell/>
              <table:table-cell table:style-name="ce99" table:number-columns-spanned="2">
                <text:p text:style-name="P406"><text:span text:style-name="T283">450,000.00</text:span></text:p>
              </table:table-cell>
              <table:covered-table-cell table:style-name="standard"/>
              <table:table-cell table:style-name="ce100"/>
            </table:table-row>
            <table:table-row table:style-name="ro20" table:default-cell-style-name="ce88">
              <table:table-cell table:style-name="ce75"/>
              <table:table-cell table:style-name="ce76">
                <text:p text:style-name="P399"><text:span text:style-name="T281">2029</text:span></text:p>
              </table:table-cell>
              <table:table-cell table:style-name="ce86"/>
              <table:table-cell table:style-name="ce98">
                <text:p text:style-name="P400"><text:span text:style-name="T281">109</text:span><text:span text:style-name="T284">.</text:span><text:span text:style-name="T281">345</text:span><text:span text:style-name="T284">,</text:span><text:span text:style-name="T281">2</text:span><text:span text:style-name="T104">0</text:span></text:p>
              </table:table-cell>
              <table:table-cell/>
              <table:table-cell table:style-name="ce98">
                <text:p text:style-name="P401"><text:span text:style-name="T281">91</text:span><text:span text:style-name="T284">.</text:span><text:span text:style-name="T281">121</text:span><text:span text:style-name="T284">,</text:span><text:span text:style-name="T281">0</text:span><text:span text:style-name="T104">0</text:span></text:p>
              </table:table-cell>
              <table:table-cell/>
              <table:table-cell table:style-name="ce99" table:number-columns-spanned="2">
                <text:p text:style-name="P402"><text:span text:style-name="T285">53,000.00</text:span></text:p>
              </table:table-cell>
              <table:covered-table-cell table:style-name="standard"/>
              <table:table-cell/>
              <table:table-cell table:style-name="ce99">
                <text:p text:style-name="P403"><text:span text:style-name="T285">38,121.00</text:span></text:p>
              </table:table-cell>
              <table:table-cell/>
              <table:table-cell table:style-name="ce98" table:number-columns-spanned="3">
                <text:p text:style-name="P404"><text:span text:style-name="T283">176,604.96</text:span></text:p>
              </table:table-cell>
              <table:covered-table-cell table:style-name="standard"/>
              <table:covered-table-cell table:style-name="standard"/>
              <table:table-cell table:style-name="ce99">
                <text:p text:style-name="P405"><text:span text:style-name="T289">0.00</text:span></text:p>
              </table:table-cell>
              <table:table-cell/>
              <table:table-cell table:style-name="ce98">
                <text:p text:style-name="P401"><text:span text:style-name="T281">67</text:span><text:span text:style-name="T284">.</text:span><text:span text:style-name="T281">259</text:span><text:span text:style-name="T284">,</text:span><text:span text:style-name="T281">7</text:span><text:span text:style-name="T104">6</text:span></text:p>
              </table:table-cell>
              <table:table-cell/>
              <table:table-cell table:style-name="ce98">
                <text:p text:style-name="P403"><text:span text:style-name="T285">53,807.81</text:span></text:p>
              </table:table-cell>
              <table:table-cell/>
              <table:table-cell table:style-name="ce99" table:number-columns-spanned="2">
                <text:p text:style-name="P406"><text:span text:style-name="T283">450,000.00</text:span></text:p>
              </table:table-cell>
              <table:covered-table-cell table:style-name="standard"/>
              <table:table-cell table:style-name="ce100"/>
            </table:table-row>
            <table:table-row table:style-name="ro20" table:default-cell-style-name="ce88">
              <table:table-cell table:style-name="ce75"/>
              <table:table-cell table:style-name="ce76">
                <text:p text:style-name="P399"><text:span text:style-name="T281">2030</text:span></text:p>
              </table:table-cell>
              <table:table-cell table:style-name="ce86"/>
              <table:table-cell table:style-name="ce98">
                <text:p text:style-name="P400"><text:span text:style-name="T281">109</text:span><text:span text:style-name="T284">.</text:span><text:span text:style-name="T281">345</text:span><text:span text:style-name="T284">,</text:span><text:span text:style-name="T281">2</text:span><text:span text:style-name="T104">0</text:span></text:p>
              </table:table-cell>
              <table:table-cell/>
              <table:table-cell table:style-name="ce98">
                <text:p text:style-name="P401"><text:span text:style-name="T281">91</text:span><text:span text:style-name="T284">.</text:span><text:span text:style-name="T281">121</text:span><text:span text:style-name="T284">,</text:span><text:span text:style-name="T281">0</text:span><text:span text:style-name="T104">0</text:span></text:p>
              </table:table-cell>
              <table:table-cell/>
              <table:table-cell table:style-name="ce99" table:number-columns-spanned="2">
                <text:p text:style-name="P402"><text:span text:style-name="T285">53,000.00</text:span></text:p>
              </table:table-cell>
              <table:covered-table-cell table:style-name="standard"/>
              <table:table-cell/>
              <table:table-cell table:style-name="ce99">
                <text:p text:style-name="P403"><text:span text:style-name="T285">38,121.00</text:span></text:p>
              </table:table-cell>
              <table:table-cell/>
              <table:table-cell table:style-name="ce98" table:number-columns-spanned="3">
                <text:p text:style-name="P404"><text:span text:style-name="T283">152,504.07</text:span></text:p>
              </table:table-cell>
              <table:covered-table-cell table:style-name="standard"/>
              <table:covered-table-cell table:style-name="standard"/>
              <table:table-cell table:style-name="ce99">
                <text:p text:style-name="P405"><text:span text:style-name="T289">0.00</text:span></text:p>
              </table:table-cell>
              <table:table-cell/>
              <table:table-cell table:style-name="ce98">
                <text:p text:style-name="P401"><text:span text:style-name="T281">43</text:span><text:span text:style-name="T284">.</text:span><text:span text:style-name="T281">158</text:span><text:span text:style-name="T284">,</text:span><text:span text:style-name="T281">8th</text:span><text:span text:style-name="T104">7</text:span></text:p>
              </table:table-cell>
              <table:table-cell/>
              <table:table-cell table:style-name="ce98">
                <text:p text:style-name="P403"><text:span text:style-name="T285">34,527.09</text:span></text:p>
              </table:table-cell>
              <table:table-cell/>
              <table:table-cell table:style-name="ce99" table:number-columns-spanned="2">
                <text:p text:style-name="P406"><text:span text:style-name="T283">450,000.00</text:span></text:p>
              </table:table-cell>
              <table:covered-table-cell table:style-name="standard"/>
              <table:table-cell table:style-name="ce100"/>
            </table:table-row>
            <table:table-row table:style-name="ro20" table:default-cell-style-name="ce88">
              <table:table-cell table:style-name="ce75"/>
              <table:table-cell table:style-name="ce76">
                <text:p text:style-name="P399"><text:span text:style-name="T281">2031</text:span></text:p>
              </table:table-cell>
              <table:table-cell table:style-name="ce86"/>
              <table:table-cell table:style-name="ce98">
                <text:p text:style-name="P400"><text:span text:style-name="T281">109</text:span><text:span text:style-name="T284">.</text:span><text:span text:style-name="T281">345</text:span><text:span text:style-name="T284">,</text:span><text:span text:style-name="T281">2</text:span><text:span text:style-name="T104">0</text:span></text:p>
              </table:table-cell>
              <table:table-cell/>
              <table:table-cell table:style-name="ce98">
                <text:p text:style-name="P401"><text:span text:style-name="T281">91</text:span><text:span text:style-name="T284">.</text:span><text:span text:style-name="T281">121</text:span><text:span text:style-name="T284">,</text:span><text:span text:style-name="T281">0</text:span><text:span text:style-name="T104">0</text:span></text:p>
              </table:table-cell>
              <table:table-cell/>
              <table:table-cell table:style-name="ce99" table:number-columns-spanned="2">
                <text:p text:style-name="P402"><text:span text:style-name="T285">53,000.00</text:span></text:p>
              </table:table-cell>
              <table:covered-table-cell table:style-name="standard"/>
              <table:table-cell/>
              <table:table-cell table:style-name="ce99">
                <text:p text:style-name="P403"><text:span text:style-name="T285">38,121.00</text:span></text:p>
              </table:table-cell>
              <table:table-cell/>
              <table:table-cell table:style-name="ce98" table:number-columns-spanned="3">
                <text:p text:style-name="P404"><text:span text:style-name="T283">141,896.48</text:span></text:p>
              </table:table-cell>
              <table:covered-table-cell table:style-name="standard"/>
              <table:covered-table-cell table:style-name="standard"/>
              <table:table-cell table:style-name="ce99">
                <text:p text:style-name="P405"><text:span text:style-name="T289">0.00</text:span></text:p>
              </table:table-cell>
              <table:table-cell/>
              <table:table-cell table:style-name="ce98">
                <text:p text:style-name="P401"><text:span text:style-name="T281">32</text:span><text:span text:style-name="T284">.</text:span><text:span text:style-name="T281">551</text:span><text:span text:style-name="T284">,</text:span><text:span text:style-name="T281">2</text:span><text:span text:style-name="T104">8th</text:span></text:p>
              </table:table-cell>
              <table:table-cell/>
              <table:table-cell table:style-name="ce98">
                <text:p text:style-name="P403"><text:span text:style-name="T285">26,041.03</text:span></text:p>
              </table:table-cell>
              <table:table-cell/>
              <table:table-cell table:style-name="ce99" table:number-columns-spanned="2">
                <text:p text:style-name="P406"><text:span text:style-name="T283">450,000.00</text:span></text:p>
              </table:table-cell>
              <table:covered-table-cell table:style-name="standard"/>
              <table:table-cell table:style-name="ce100"/>
            </table:table-row>
            <table:table-row table:style-name="ro20" table:default-cell-style-name="ce88">
              <table:table-cell table:style-name="ce75"/>
              <table:table-cell table:style-name="ce76">
                <text:p text:style-name="P399"><text:span text:style-name="T281">2032</text:span></text:p>
              </table:table-cell>
              <table:table-cell table:style-name="ce86"/>
              <table:table-cell table:style-name="ce98">
                <text:p text:style-name="P400"><text:span text:style-name="T281">109</text:span><text:span text:style-name="T284">.</text:span><text:span text:style-name="T281">345</text:span><text:span text:style-name="T284">,</text:span><text:span text:style-name="T281">2</text:span><text:span text:style-name="T104">0</text:span></text:p>
              </table:table-cell>
              <table:table-cell/>
              <table:table-cell table:style-name="ce98">
                <text:p text:style-name="P401"><text:span text:style-name="T281">91</text:span><text:span text:style-name="T284">.</text:span><text:span text:style-name="T281">121</text:span><text:span text:style-name="T284">,</text:span><text:span text:style-name="T281">0</text:span><text:span text:style-name="T104">0</text:span></text:p>
              </table:table-cell>
              <table:table-cell/>
              <table:table-cell table:style-name="ce99" table:number-columns-spanned="2">
                <text:p text:style-name="P402"><text:span text:style-name="T285">53,000.00</text:span></text:p>
              </table:table-cell>
              <table:covered-table-cell table:style-name="standard"/>
              <table:table-cell/>
              <table:table-cell table:style-name="ce99">
                <text:p text:style-name="P403"><text:span text:style-name="T285">38,121.00</text:span></text:p>
              </table:table-cell>
              <table:table-cell/>
              <table:table-cell table:style-name="ce98" table:number-columns-spanned="3">
                <text:p text:style-name="P404"><text:span text:style-name="T283">132,999.91</text:span></text:p>
              </table:table-cell>
              <table:covered-table-cell table:style-name="standard"/>
              <table:covered-table-cell table:style-name="standard"/>
              <table:table-cell table:style-name="ce99">
                <text:p text:style-name="P405"><text:span text:style-name="T289">0.00</text:span></text:p>
              </table:table-cell>
              <table:table-cell/>
              <table:table-cell table:style-name="ce98">
                <text:p text:style-name="P401"><text:span text:style-name="T281">23</text:span><text:span text:style-name="T284">.</text:span><text:span text:style-name="T281">654</text:span><text:span text:style-name="T284">,</text:span><text:span text:style-name="T281">7</text:span><text:span text:style-name="T104">1</text:span></text:p>
              </table:table-cell>
              <table:table-cell/>
              <table:table-cell table:style-name="ce98">
                <text:p text:style-name="P403"><text:span text:style-name="T285">18,923.77</text:span></text:p>
              </table:table-cell>
              <table:table-cell/>
              <table:table-cell table:style-name="ce99" table:number-columns-spanned="2">
                <text:p text:style-name="P406"><text:span text:style-name="T283">450,000.00</text:span></text:p>
              </table:table-cell>
              <table:covered-table-cell table:style-name="standard"/>
              <table:table-cell table:style-name="ce100"/>
            </table:table-row>
            <table:table-row table:style-name="ro20" table:default-cell-style-name="ce88">
              <table:table-cell table:style-name="ce75"/>
              <table:table-cell table:style-name="ce76">
                <text:p text:style-name="P399"><text:span text:style-name="T281">2033</text:span></text:p>
              </table:table-cell>
              <table:table-cell table:style-name="ce86"/>
              <table:table-cell table:style-name="ce98">
                <text:p text:style-name="P400"><text:span text:style-name="T281">109</text:span><text:span text:style-name="T284">.</text:span><text:span text:style-name="T281">345</text:span><text:span text:style-name="T284">,</text:span><text:span text:style-name="T281">2</text:span><text:span text:style-name="T104">0</text:span></text:p>
              </table:table-cell>
              <table:table-cell/>
              <table:table-cell table:style-name="ce98">
                <text:p text:style-name="P401"><text:span text:style-name="T281">91</text:span><text:span text:style-name="T284">.</text:span><text:span text:style-name="T281">121</text:span><text:span text:style-name="T284">,</text:span><text:span text:style-name="T281">0</text:span><text:span text:style-name="T104">0</text:span></text:p>
              </table:table-cell>
              <table:table-cell/>
              <table:table-cell table:style-name="ce99" table:number-columns-spanned="2">
                <text:p text:style-name="P402"><text:span text:style-name="T285">53,000.00</text:span></text:p>
              </table:table-cell>
              <table:covered-table-cell table:style-name="standard"/>
              <table:table-cell/>
              <table:table-cell table:style-name="ce99">
                <text:p text:style-name="P403"><text:span text:style-name="T285">38,121.00</text:span></text:p>
              </table:table-cell>
              <table:table-cell/>
              <table:table-cell table:style-name="ce98" table:number-columns-spanned="3">
                <text:p text:style-name="P404"><text:span text:style-name="T283">125,348.86</text:span></text:p>
              </table:table-cell>
              <table:covered-table-cell table:style-name="standard"/>
              <table:covered-table-cell table:style-name="standard"/>
              <table:table-cell table:style-name="ce99">
                <text:p text:style-name="P405"><text:span text:style-name="T289">0.00</text:span></text:p>
              </table:table-cell>
              <table:table-cell/>
              <table:table-cell table:style-name="ce98">
                <text:p text:style-name="P401"><text:span text:style-name="T281">16</text:span><text:span text:style-name="T284">.</text:span><text:span text:style-name="T281">003</text:span><text:span text:style-name="T284">,</text:span><text:span text:style-name="T281">6</text:span><text:span text:style-name="T104">6</text:span></text:p>
              </table:table-cell>
              <table:table-cell/>
              <table:table-cell table:style-name="ce98">
                <text:p text:style-name="P403"><text:span text:style-name="T285">12,802.93</text:span></text:p>
              </table:table-cell>
              <table:table-cell/>
              <table:table-cell table:style-name="ce99" table:number-columns-spanned="2">
                <text:p text:style-name="P406"><text:span text:style-name="T283">450,000.00</text:span></text:p>
              </table:table-cell>
              <table:covered-table-cell table:style-name="standard"/>
              <table:table-cell table:style-name="ce100"/>
            </table:table-row>
            <table:table-row table:style-name="ro20" table:default-cell-style-name="ce88">
              <table:table-cell table:style-name="ce75"/>
              <table:table-cell table:style-name="ce76">
                <text:p text:style-name="P399"><text:span text:style-name="T281">2034</text:span></text:p>
              </table:table-cell>
              <table:table-cell table:style-name="ce86"/>
              <table:table-cell table:style-name="ce98">
                <text:p text:style-name="P400"><text:span text:style-name="T281">109</text:span><text:span text:style-name="T284">.</text:span><text:span text:style-name="T281">345</text:span><text:span text:style-name="T284">,</text:span><text:span text:style-name="T281">2</text:span><text:span text:style-name="T104">0</text:span></text:p>
              </table:table-cell>
              <table:table-cell/>
              <table:table-cell table:style-name="ce98">
                <text:p text:style-name="P401"><text:span text:style-name="T281">91</text:span><text:span text:style-name="T284">.</text:span><text:span text:style-name="T281">121</text:span><text:span text:style-name="T284">,</text:span><text:span text:style-name="T281">0</text:span><text:span text:style-name="T104">0</text:span></text:p>
              </table:table-cell>
              <table:table-cell/>
              <table:table-cell table:style-name="ce99" table:number-columns-spanned="2">
                <text:p text:style-name="P402"><text:span text:style-name="T285">53,000.00</text:span></text:p>
              </table:table-cell>
              <table:covered-table-cell table:style-name="standard"/>
              <table:table-cell/>
              <table:table-cell table:style-name="ce99">
                <text:p text:style-name="P403"><text:span text:style-name="T285">38,121.00</text:span></text:p>
              </table:table-cell>
              <table:table-cell/>
              <table:table-cell table:style-name="ce98" table:number-columns-spanned="3">
                <text:p text:style-name="P404"><text:span text:style-name="T283">118,768.96</text:span></text:p>
              </table:table-cell>
              <table:covered-table-cell table:style-name="standard"/>
              <table:covered-table-cell table:style-name="standard"/>
              <table:table-cell table:style-name="ce99">
                <text:p text:style-name="P405"><text:span text:style-name="T289">0.00</text:span></text:p>
              </table:table-cell>
              <table:table-cell/>
              <table:table-cell table:style-name="ce98">
                <text:p text:style-name="P407"><text:span text:style-name="T285">9,423.76</text:span></text:p>
              </table:table-cell>
              <table:table-cell/>
              <table:table-cell table:style-name="ce98">
                <text:p text:style-name="P407"><text:span text:style-name="T285">7,539.01</text:span></text:p>
              </table:table-cell>
              <table:table-cell/>
              <table:table-cell table:style-name="ce99" table:number-columns-spanned="2">
                <text:p text:style-name="P406"><text:span text:style-name="T283">450,000.00</text:span></text:p>
              </table:table-cell>
              <table:covered-table-cell table:style-name="standard"/>
              <table:table-cell table:style-name="ce100"/>
            </table:table-row>
            <table:table-row table:style-name="ro20" table:default-cell-style-name="ce88">
              <table:table-cell table:style-name="ce75"/>
              <table:table-cell table:style-name="ce76">
                <text:p text:style-name="P399"><text:span text:style-name="T281">2035</text:span></text:p>
              </table:table-cell>
              <table:table-cell table:style-name="ce86"/>
              <table:table-cell table:style-name="ce98">
                <text:p text:style-name="P400"><text:span text:style-name="T281">109</text:span><text:span text:style-name="T284">.</text:span><text:span text:style-name="T281">345</text:span><text:span text:style-name="T284">,</text:span><text:span text:style-name="T281">2</text:span><text:span text:style-name="T104">0</text:span></text:p>
              </table:table-cell>
              <table:table-cell/>
              <table:table-cell table:style-name="ce98">
                <text:p text:style-name="P401"><text:span text:style-name="T281">91</text:span><text:span text:style-name="T284">.</text:span><text:span text:style-name="T281">121</text:span><text:span text:style-name="T284">,</text:span><text:span text:style-name="T281">0</text:span><text:span text:style-name="T104">0</text:span></text:p>
              </table:table-cell>
              <table:table-cell/>
              <table:table-cell table:style-name="ce101" table:number-columns-spanned="2">
                <text:p text:style-name="P402"><text:span text:style-name="T285">53,000.00</text:span></text:p>
              </table:table-cell>
              <table:covered-table-cell table:style-name="standard"/>
              <table:table-cell table:style-name="ce102"/>
              <table:table-cell table:style-name="ce101">
                <text:p text:style-name="P403"><text:span text:style-name="T285">38,121.00</text:span></text:p>
              </table:table-cell>
              <table:table-cell table:style-name="ce102"/>
              <table:table-cell table:style-name="ce98" table:number-columns-spanned="3">
                <text:p text:style-name="P404"><text:span text:style-name="T283">113,110.24</text:span></text:p>
              </table:table-cell>
              <table:covered-table-cell table:style-name="standard"/>
              <table:covered-table-cell table:style-name="standard"/>
              <table:table-cell table:style-name="ce99">
                <text:p text:style-name="P405"><text:span text:style-name="T289">0.00</text:span></text:p>
              </table:table-cell>
              <table:table-cell/>
              <table:table-cell table:style-name="ce98">
                <text:p text:style-name="P407"><text:span text:style-name="T285">3,765.04</text:span></text:p>
              </table:table-cell>
              <table:table-cell/>
              <table:table-cell table:style-name="ce98">
                <text:p text:style-name="P407"><text:span text:style-name="T285">3,012.03</text:span></text:p>
              </table:table-cell>
              <table:table-cell/>
              <table:table-cell table:style-name="ce99" table:number-columns-spanned="2">
                <text:p text:style-name="P406"><text:span text:style-name="T283">450,000.00</text:span></text:p>
              </table:table-cell>
              <table:covered-table-cell table:style-name="standard"/>
              <table:table-cell table:style-name="ce100"/>
            </table:table-row>
            <table:table-row table:style-name="ro21" table:default-cell-style-name="standard">
              <table:table-cell table:style-name="ce103" table:number-columns-spanned="7"/>
              <table:covered-table-cell/>
              <table:covered-table-cell/>
              <table:covered-table-cell/>
              <table:covered-table-cell/>
              <table:covered-table-cell/>
              <table:covered-table-cell/>
              <table:table-cell table:style-name="ce104" table:number-columns-spanned="6">
                <text:p text:style-name="P408"><text:span text:style-name="T291">Calculation tables_product</text:span></text:p>
              </table:table-cell>
              <table:covered-table-cell/>
              <table:covered-table-cell/>
              <table:covered-table-cell/>
              <table:covered-table-cell/>
              <table:covered-table-cell/>
              <table:table-cell table:style-name="ce105" table:number-columns-spanned="11"/>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5.svm" xlink:type="simple" xlink:show="embed" xlink:actuate="onLoad"/>
        </draw:frame>
        <draw:frame draw:name="object 8" presentation:style-name="pr4" draw:text-style-name="P187" draw:layer="layout" svg:width="1.581cm" svg:height="11.049cm" svg:x="1.019cm" svg:y="18.174cm" presentation:class="date-time" presentation:user-transformed="true">
          <draw:text-box>
            <text:p text:style-name="P186"><text:span text:style-name="T26">September 29, 2023</text:span></text:p>
          </draw:text-box>
        </draw:frame>
        <draw:frame draw:name="object 9" presentation:style-name="pr4" draw:text-style-name="P187" draw:layer="layout" svg:width="13.182cm" svg:height="11.049cm" svg:x="10.373cm" svg:y="18.174cm" presentation:class="footer" presentation:user-transformed="true">
          <draw:text-box>
            <text:p text:style-name="P186"><text:span text:style-name="T28">MOSOLF</text:span><text:span text:style-name="T29">|</text:span><text:span text:style-name="T30">20230929_TCO_Calculator</text:span><text:span text:style-name="T26">_new_design_v30_operating instructions_4.pptx</text:span><text:span text:style-name="T29">|</text:span><text:span text:style-name="T31"> </text:span><text:span text:style-name="T32">magility</text:span></text:p>
          </draw:text-box>
        </draw:frame>
        <draw:frame draw:name="object 10" presentation:style-name="pr4" draw:text-style-name="P187" draw:layer="layout" svg:width="1.283cm" svg:height="11.049cm" svg:x="31.634cm" svg:y="18.174cm" presentation:class="page-number" presentation:user-transformed="true">
          <draw:text-box>
            <text:p text:style-name="P186"><text:span text:style-name="T33">Page:</text:span><text:span text:style-name="T133"> </text:span><text:span text:style-name="T26"><text:page-number>&lt;number&gt;</text:page-number></text:span></text:p>
          </draw:text-box>
        </draw:frame>
        <presentation:notes draw:style-name="dp2">
          <draw:page-thumbnail draw:style-name="gr29" draw:layer="layout" svg:width="19.798cm" svg:height="11.136cm" svg:x="0.6cm" svg:y="2.257cm" draw:page-number="11" presentation:class="page"/>
          <draw:frame presentation:style-name="pr3" draw:text-style-name="P53" draw:layer="layout" svg:width="16.799cm" svg:height="13.364cm" svg:x="2.1cm" svg:y="14.107cm" presentation:class="notes" presentation:placeholder="true">
            <draw:text-box/>
          </draw:frame>
        </presentation:notes>
      </draw:page>
      <draw:page draw:name="OPERATING INSTRUCTIONS TCO CALCULATOR V26-NEW_DESIGN (OVERVIEW)" draw:style-name="dp1" draw:master-page-name="Title_20_and_20_Content" presentation:presentation-page-layout-name="AL1T11">
        <draw:frame draw:name="object 2" presentation:style-name="pr2" draw:text-style-name="P55" draw:layer="layout" svg:width="26.477cm" svg:height="3.216cm" svg:x="0.615cm" svg:y="0.582cm" presentation:class="title" presentation:user-transformed="true">
          <draw:text-box>
            <text:p text:style-name="P54"><text:span text:style-name="T25">OPERATING INSTRUCTIONS TCO CALCULATOR V26-NEW_DESIGN (OVERVIEW)</text:span></text:p>
          </draw:text-box>
        </draw:frame>
        <draw:custom-shape draw:name="object 3" draw:style-name="gr67" draw:text-style-name="P165" draw:layer="layout" svg:width="6.866cm" svg:height="0.69cm" svg:x="12.383cm" svg:y="16.717cm">
          <text:p text:style-name="P409"><text:span text:style-name="T61">Calculation tables_poli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61" draw:text-style-name="P385" draw:layer="layout" svg:width="9.115cm" svg:height="1.367cm" svg:x="23.11cm" svg:y="2.091cm">
          <text:p text:style-name="P386"><text:span text:style-name="T292">Chapter6</text:span></text:p>
          <text:p text:style-name="P386"><text:span text:style-name="T292">Calculation tablespoli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5">
          <draw:custom-shape draw:name="object 6" draw:style-name="gr40" draw:text-style-name="P165" draw:layer="layout" svg:width="15.341cm" svg:height="2.049cm" svg:x="16.021cm" svg:y="8.503cm">
            <text:p text:style-name="P50"/>
            <draw:enhanced-geometry draw:mirror-horizontal="false" draw:mirror-vertical="false" drawooo:sub-view-size="5523230 737870" draw:text-areas="0 0 ?f0 ?f1" svg:viewBox="0 0 0 0" draw:type="ooxml-non-primitive" draw:enhanced-path="M 5522976 0 L 0 0 0 737616 5522976 737616 5522976 0 Z N">
              <draw:equation draw:name="f0" draw:formula="logwidth"/>
              <draw:equation draw:name="f1" draw:formula="logheight"/>
            </draw:enhanced-geometry>
          </draw:custom-shape>
          <draw:custom-shape draw:name="object 7" draw:style-name="gr32" draw:text-style-name="P58" draw:layer="layout" svg:width="1.347cm" svg:height="0.606cm" svg:x="22.043cm" svg:y="8.613cm">
            <text:p text:style-name="P50"/>
            <draw:enhanced-geometry draw:mirror-horizontal="false" draw:mirror-vertical="false" drawooo:sub-view-size="485140 218439" draw:text-areas="0 0 ?f0 ?f1" svg:viewBox="0 0 0 0" draw:type="ooxml-non-primitive" draw:enhanced-path="M 484631 0 L 0 0 0 217932 484631 217932 484631 0 Z N">
              <draw:equation draw:name="f0" draw:formula="logwidth"/>
              <draw:equation draw:name="f1" draw:formula="logheight"/>
            </draw:enhanced-geometry>
          </draw:custom-shape>
        </draw:g>
        <draw:frame draw:name="object 8" draw:style-name="standard" draw:layer="layout" svg:width="29.187cm" svg:height="14.533cm" svg:x="2.158cm" svg:y="3.81cm">
          <table:table>
            <table:table-column table:style-name="co39"/>
            <table:table-column table:style-name="co39"/>
            <table:table-column table:style-name="co40"/>
            <table:table-column table:style-name="co41"/>
            <table:table-column table:style-name="co40"/>
            <table:table-column table:style-name="co41"/>
            <table:table-column table:style-name="co40"/>
            <table:table-column table:style-name="co41"/>
            <table:table-column table:style-name="co42"/>
            <table:table-column table:style-name="co43"/>
            <table:table-column table:style-name="co39"/>
            <table:table-column table:style-name="co44"/>
            <table:table-column table:style-name="co45"/>
            <table:table-row table:style-name="ro22" table:default-cell-style-name="ce75">
              <table:table-cell/>
              <table:table-cell/>
              <table:table-cell/>
              <table:table-cell/>
              <table:table-cell/>
              <table:table-cell/>
              <table:table-cell/>
              <table:table-cell/>
              <table:table-cell/>
              <table:table-cell table:style-name="ce106">
                <text:p text:style-name="P410"><text:span text:style-name="T293">was standing</text:span><text:span text:style-name="T294">:</text:span><text:span text:style-name="T295"> </text:span><text:span text:style-name="T296">August 10, 2023</text:span></text:p>
              </table:table-cell>
              <table:table-cell/>
              <table:table-cell table:number-columns-spanned="2"/>
              <table:covered-table-cell table:style-name="standard"/>
            </table:table-row>
            <table:table-row table:style-name="ro23" table:default-cell-style-name="ce75">
              <table:table-cell/>
              <table:table-cell/>
              <table:table-cell/>
              <table:table-cell/>
              <table:table-cell/>
              <table:table-cell/>
              <table:table-cell/>
              <table:table-cell/>
              <table:table-cell/>
              <table:table-cell table:style-name="ce106">
                <text:p text:style-name="P411"><text:span text:style-name="T297">Part of the budget for the climate and transformation fund also includes an increase</text:span></text:p>
                <text:p text:style-name="P411"><text:span text:style-name="T297">national CO2 price. According to consistent media reports, this will rise to 40 euros per ton on January 1st. This means that petrol and diesel at petrol stations will initially increase by around four cents per liter. According to "Handelsblatt", the CO2 price is expected to rise to 50 euros in 2025, to 65 euros in 2026 and to 85 euros per ton in 2027.</text:span></text:p>
              </table:table-cell>
              <table:table-cell/>
              <table:table-cell table:number-columns-spanned="2"/>
              <table:covered-table-cell table:style-name="standard"/>
            </table:table-row>
            <table:table-row table:style-name="ro24" table:default-cell-style-name="ce75">
              <table:table-cell/>
              <table:table-cell/>
              <table:table-cell/>
              <table:table-cell/>
              <table:table-cell/>
              <table:table-cell/>
              <table:table-cell/>
              <table:table-cell/>
              <table:table-cell/>
              <table:table-cell table:style-name="ce106" table:number-columns-spanned="4">
                <text:p text:style-name="P411"><text:span text:style-name="T298">federalgovernment.de</text:span><text:span text:style-name="T299">,</text:span><text:span text:style-name="T298">bundesfinanzministerium.de</text:span><text:span text:style-name="T299">,</text:span><text:span text:style-name="T298">bmwk.de</text:span><text:span text:style-name="T299">,</text:span><text:span text:style-name="T300">handelsblatt.com</text:span><text:span text:style-name="T301">,</text:span><text:span text:style-name="T302">tagesschau.de</text:span><text:span text:style-name="T303">(both</text:span><text:span text:style-name="T304"> </text:span><text:span text:style-name="T305">CO2 price)</text:span></text:p>
              </table:table-cell>
              <table:covered-table-cell table:style-name="standard"/>
              <table:covered-table-cell table:style-name="standard"/>
              <table:covered-table-cell table:style-name="standard"/>
            </table:table-row>
            <table:table-row table:style-name="ro24" table:default-cell-style-name="ce75">
              <table:table-cell/>
              <table:table-cell/>
              <table:table-cell table:style-name="ce106">
                <text:p text:style-name="P412"><text:span text:style-name="T293">CO2</text:span><text:span text:style-name="T306"> </text:span><text:span text:style-name="T307">Steer</text:span></text:p>
              </table:table-cell>
              <table:table-cell/>
              <table:table-cell table:style-name="ce106">
                <text:p text:style-name="P412"><text:span text:style-name="T293">CO2</text:span><text:span text:style-name="T308"> </text:span><text:span text:style-name="T307">compensation</text:span></text:p>
              </table:table-cell>
              <table:table-cell/>
              <table:table-cell table:style-name="ce106">
                <text:p text:style-name="P412"><text:span text:style-name="T309">toll</text:span></text:p>
              </table:table-cell>
              <table:table-cell/>
              <table:table-cell/>
              <table:table-cell/>
              <table:table-cell/>
              <table:table-cell table:number-columns-spanned="2"/>
              <table:covered-table-cell table:style-name="standard"/>
            </table:table-row>
            <table:table-row table:style-name="ro25" table:default-cell-style-name="ce75">
              <table:table-cell/>
              <table:table-cell/>
              <table:table-cell table:style-name="ce106">
                <text:p text:style-name="P413"><text:span text:style-name="T310">[€/t]</text:span></text:p>
              </table:table-cell>
              <table:table-cell/>
              <table:table-cell table:style-name="ce106">
                <text:p text:style-name="P413"><text:span text:style-name="T310">[€/t]</text:span></text:p>
              </table:table-cell>
              <table:table-cell/>
              <table:table-cell table:style-name="ce106">
                <text:p text:style-name="P413"><text:span text:style-name="T311">[€/km]</text:span></text:p>
              </table:table-cell>
              <table:table-cell/>
              <table:table-cell/>
              <table:table-cell/>
              <table:table-cell/>
              <table:table-cell table:number-columns-spanned="2"/>
              <table:covered-table-cell table:style-name="standard"/>
            </table:table-row>
            <table:table-row table:style-name="ro2" table:default-cell-style-name="ce75">
              <table:table-cell/>
              <table:table-cell/>
              <table:table-cell/>
              <table:table-cell/>
              <table:table-cell/>
              <table:table-cell/>
              <table:table-cell/>
              <table:table-cell/>
              <table:table-cell/>
              <table:table-cell/>
              <table:table-cell/>
              <table:table-cell table:number-columns-spanned="2"/>
              <table:covered-table-cell table:style-name="standard"/>
            </table:table-row>
            <table:table-row table:style-name="ro26" table:default-cell-style-name="ce75">
              <table:table-cell/>
              <table:table-cell/>
              <table:table-cell table:style-name="ce106">
                <text:p text:style-name="P414"><text:span text:style-name="T307">Cost</text:span></text:p>
              </table:table-cell>
              <table:table-cell/>
              <table:table-cell table:style-name="ce106">
                <text:p text:style-name="P414"><text:span text:style-name="T307">Cost</text:span></text:p>
              </table:table-cell>
              <table:table-cell/>
              <table:table-cell table:style-name="ce106">
                <text:p text:style-name="P414"><text:span text:style-name="T307">Chassis costs</text:span></text:p>
              </table:table-cell>
              <table:table-cell/>
              <table:table-cell table:style-name="ce107"/>
              <table:table-cell table:style-name="ce92"/>
              <table:table-cell table:style-name="ce92"/>
              <table:table-cell table:style-name="ce107" table:number-columns-spanned="2"/>
              <table:covered-table-cell table:style-name="standard"/>
            </table:table-row>
            <table:table-row table:style-name="ro27" table:default-cell-style-name="ce75">
              <table:table-cell/>
              <table:table-cell/>
              <table:table-cell table:style-name="ce108">
                <text:p text:style-name="P415"><text:span text:style-name="T312">with</text:span><text:span text:style-name="T313"> </text:span><text:span text:style-name="T309">margin</text:span></text:p>
              </table:table-cell>
              <table:table-cell/>
              <table:table-cell table:style-name="ce108">
                <text:p text:style-name="P415"><text:span text:style-name="T307">total</text:span></text:p>
              </table:table-cell>
              <table:table-cell/>
              <table:table-cell table:style-name="ce108">
                <text:p text:style-name="P415"><text:span text:style-name="T293">basic</text:span></text:p>
              </table:table-cell>
              <table:table-cell/>
              <table:table-cell table:style-name="ce109"/>
              <table:table-cell table:style-name="ce110" table:number-columns-spanned="3" table:number-rows-spanned="5">
                <text:p text:style-name="P416"><text:span text:style-name="T63">The costs and values ​​​​in the yellow fields can be customized.</text:span></text:p>
                <text:p text:style-name="P416"><text:span text:style-name="T63">To do this, the worksheet must be released with the password.</text:span></text:p>
              </table:table-cell>
              <table:covered-table-cell table:style-name="standard"/>
              <table:covered-table-cell table:style-name="standard"/>
              <table:table-cell table:style-name="ce95"/>
            </table:table-row>
            <table:table-row table:style-name="ro2" table:default-cell-style-name="ce75">
              <table:table-cell/>
              <table:table-cell/>
              <table:table-cell table:style-name="ce91"/>
              <table:table-cell/>
              <table:table-cell table:style-name="ce91"/>
              <table:table-cell/>
              <table:table-cell table:style-name="ce91"/>
              <table:table-cell/>
              <table:table-cell table:style-name="ce96"/>
              <table:covered-table-cell table:style-name="standard"/>
              <table:covered-table-cell table:style-name="standard"/>
              <table:covered-table-cell table:style-name="standard"/>
              <table:table-cell table:style-name="ce95"/>
            </table:table-row>
            <table:table-row table:style-name="ro22" table:default-cell-style-name="ce111">
              <table:table-cell table:style-name="ce106">
                <text:p text:style-name="P417"><text:span text:style-name="T314">2021</text:span></text:p>
              </table:table-cell>
              <table:table-cell table:style-name="ce86"/>
              <table:table-cell>
                <text:p text:style-name="P418"><text:span text:style-name="T314">20</text:span><text:span text:style-name="T293">,</text:span><text:span text:style-name="T314">0</text:span><text:span text:style-name="T315">0</text:span></text:p>
              </table:table-cell>
              <table:table-cell table:style-name="ce88"/>
              <table:table-cell>
                <text:p text:style-name="P419"><text:span text:style-name="T316">15.00</text:span></text:p>
              </table:table-cell>
              <table:table-cell table:style-name="ce88"/>
              <table:table-cell>
                <text:p text:style-name="P420"><text:span text:style-name="T316">0.187</text:span></text:p>
              </table:table-cell>
              <table:table-cell table:style-name="ce112"/>
              <table:table-cell table:style-name="ce96"/>
              <table:covered-table-cell table:style-name="standard"/>
              <table:covered-table-cell table:style-name="standard"/>
              <table:covered-table-cell table:style-name="standard"/>
              <table:table-cell table:style-name="ce95"/>
            </table:table-row>
            <table:table-row table:style-name="ro25" table:default-cell-style-name="ce111">
              <table:table-cell table:style-name="ce106">
                <text:p text:style-name="P421"><text:span text:style-name="T314">2022</text:span></text:p>
              </table:table-cell>
              <table:table-cell table:style-name="ce86"/>
              <table:table-cell>
                <text:p text:style-name="P422"><text:span text:style-name="T314">25</text:span><text:span text:style-name="T293">,</text:span><text:span text:style-name="T314">0</text:span><text:span text:style-name="T315">0</text:span></text:p>
              </table:table-cell>
              <table:table-cell table:style-name="ce88"/>
              <table:table-cell>
                <text:p text:style-name="P423"><text:span text:style-name="T316">15.00</text:span></text:p>
              </table:table-cell>
              <table:table-cell table:style-name="ce88"/>
              <table:table-cell>
                <text:p text:style-name="P424"><text:span text:style-name="T316">0.187</text:span></text:p>
              </table:table-cell>
              <table:table-cell table:style-name="ce112"/>
              <table:table-cell table:style-name="ce96"/>
              <table:covered-table-cell table:style-name="standard"/>
              <table:covered-table-cell table:style-name="standard"/>
              <table:covered-table-cell table:style-name="standard"/>
              <table:table-cell table:style-name="ce95"/>
            </table:table-row>
            <table:table-row table:style-name="ro2" table:default-cell-style-name="ce111">
              <table:table-cell table:style-name="ce106" table:number-rows-spanned="2">
                <text:p text:style-name="P425"><text:span text:style-name="T313">2023</text:span></text:p>
              </table:table-cell>
              <table:table-cell table:style-name="ce86" table:number-rows-spanned="2"/>
              <table:table-cell table:number-rows-spanned="2">
                <text:p text:style-name="P420"><text:span text:style-name="T316">30.00</text:span></text:p>
              </table:table-cell>
              <table:table-cell table:style-name="ce88" table:number-rows-spanned="2"/>
              <table:table-cell table:number-rows-spanned="2">
                <text:p text:style-name="P419"><text:span text:style-name="T316">15.00</text:span></text:p>
              </table:table-cell>
              <table:table-cell table:style-name="ce88" table:number-rows-spanned="2"/>
              <table:table-cell table:number-rows-spanned="2">
                <text:p text:style-name="P420"><text:span text:style-name="T316">0.190</text:span></text:p>
              </table:table-cell>
              <table:table-cell table:style-name="ce112" table:number-rows-spanned="2"/>
              <table:table-cell table:style-name="ce113" table:number-rows-spanned="2"/>
              <table:covered-table-cell table:style-name="standard"/>
              <table:covered-table-cell table:style-name="standard"/>
              <table:covered-table-cell table:style-name="standard"/>
              <table:table-cell table:style-name="ce114"/>
            </table:table-row>
            <table:table-row table:style-name="ro2" table:default-cell-style-name="standard">
              <table:covered-table-cell/>
              <table:covered-table-cell/>
              <table:covered-table-cell/>
              <table:covered-table-cell/>
              <table:covered-table-cell/>
              <table:covered-table-cell/>
              <table:covered-table-cell/>
              <table:covered-table-cell/>
              <table:covered-table-cell/>
              <table:table-cell table:style-name="ce115"/>
              <table:table-cell table:style-name="ce115"/>
              <table:table-cell table:style-name="ce115" table:number-columns-spanned="2"/>
              <table:covered-table-cell/>
            </table:table-row>
            <table:table-row table:style-name="ro25" table:default-cell-style-name="ce75">
              <table:table-cell table:style-name="ce106">
                <text:p text:style-name="P421"><text:span text:style-name="T314">2024</text:span></text:p>
              </table:table-cell>
              <table:table-cell table:style-name="ce86"/>
              <table:table-cell table:style-name="ce111">
                <text:p text:style-name="P422"><text:span text:style-name="T314">40</text:span><text:span text:style-name="T293">,</text:span><text:span text:style-name="T314">0</text:span><text:span text:style-name="T315">0</text:span></text:p>
              </table:table-cell>
              <table:table-cell table:style-name="ce88"/>
              <table:table-cell table:style-name="ce111">
                <text:p text:style-name="P423"><text:span text:style-name="T316">15.00</text:span></text:p>
              </table:table-cell>
              <table:table-cell table:style-name="ce88"/>
              <table:table-cell table:style-name="ce111">
                <text:p text:style-name="P424"><text:span text:style-name="T316">0.348</text:span></text:p>
              </table:table-cell>
              <table:table-cell table:style-name="ce112"/>
              <table:table-cell/>
              <table:table-cell/>
              <table:table-cell/>
              <table:table-cell table:number-columns-spanned="2"/>
              <table:covered-table-cell table:style-name="standard"/>
            </table:table-row>
            <table:table-row table:style-name="ro22" table:default-cell-style-name="ce75">
              <table:table-cell table:style-name="ce106">
                <text:p text:style-name="P426"><text:span text:style-name="T314">2025</text:span></text:p>
              </table:table-cell>
              <table:table-cell table:style-name="ce86"/>
              <table:table-cell table:style-name="ce111">
                <text:p text:style-name="P427"><text:span text:style-name="T314">50</text:span><text:span text:style-name="T293">,</text:span><text:span text:style-name="T314">0</text:span><text:span text:style-name="T315">0</text:span></text:p>
              </table:table-cell>
              <table:table-cell table:style-name="ce88"/>
              <table:table-cell table:style-name="ce111">
                <text:p text:style-name="P428"><text:span text:style-name="T316">15.00</text:span></text:p>
              </table:table-cell>
              <table:table-cell table:style-name="ce88"/>
              <table:table-cell table:style-name="ce111">
                <text:p text:style-name="P429"><text:span text:style-name="T316">0.348</text:span></text:p>
              </table:table-cell>
              <table:table-cell table:style-name="ce112"/>
              <table:table-cell/>
              <table:table-cell/>
              <table:table-cell/>
              <table:table-cell table:number-columns-spanned="2"/>
              <table:covered-table-cell table:style-name="standard"/>
            </table:table-row>
            <table:table-row table:style-name="ro22" table:default-cell-style-name="ce75">
              <table:table-cell table:style-name="ce106">
                <text:p text:style-name="P426"><text:span text:style-name="T314">2026</text:span></text:p>
              </table:table-cell>
              <table:table-cell table:style-name="ce86"/>
              <table:table-cell table:style-name="ce111">
                <text:p text:style-name="P427"><text:span text:style-name="T314">65</text:span><text:span text:style-name="T293">,</text:span><text:span text:style-name="T314">0</text:span><text:span text:style-name="T315">0</text:span></text:p>
              </table:table-cell>
              <table:table-cell table:style-name="ce88"/>
              <table:table-cell table:style-name="ce111">
                <text:p text:style-name="P428"><text:span text:style-name="T316">15.00</text:span></text:p>
              </table:table-cell>
              <table:table-cell table:style-name="ce88"/>
              <table:table-cell table:style-name="ce111">
                <text:p text:style-name="P429"><text:span text:style-name="T316">0.348</text:span></text:p>
              </table:table-cell>
              <table:table-cell table:style-name="ce112"/>
              <table:table-cell/>
              <table:table-cell/>
              <table:table-cell/>
              <table:table-cell table:number-columns-spanned="2"/>
              <table:covered-table-cell table:style-name="standard"/>
            </table:table-row>
            <table:table-row table:style-name="ro22" table:default-cell-style-name="ce75">
              <table:table-cell table:style-name="ce106">
                <text:p text:style-name="P426"><text:span text:style-name="T314">2027</text:span></text:p>
              </table:table-cell>
              <table:table-cell table:style-name="ce86"/>
              <table:table-cell table:style-name="ce111">
                <text:p text:style-name="P427"><text:span text:style-name="T314">85</text:span><text:span text:style-name="T293">,</text:span><text:span text:style-name="T314">0</text:span><text:span text:style-name="T315">0</text:span></text:p>
              </table:table-cell>
              <table:table-cell table:style-name="ce88"/>
              <table:table-cell table:style-name="ce111">
                <text:p text:style-name="P428"><text:span text:style-name="T316">15.00</text:span></text:p>
              </table:table-cell>
              <table:table-cell table:style-name="ce88"/>
              <table:table-cell table:style-name="ce111">
                <text:p text:style-name="P429"><text:span text:style-name="T316">0.348</text:span></text:p>
              </table:table-cell>
              <table:table-cell table:style-name="ce112"/>
              <table:table-cell/>
              <table:table-cell/>
              <table:table-cell/>
              <table:table-cell table:number-columns-spanned="2"/>
              <table:covered-table-cell table:style-name="standard"/>
            </table:table-row>
            <table:table-row table:style-name="ro22" table:default-cell-style-name="ce75">
              <table:table-cell table:style-name="ce106">
                <text:p text:style-name="P417"><text:span text:style-name="T314">2028</text:span></text:p>
              </table:table-cell>
              <table:table-cell table:style-name="ce86"/>
              <table:table-cell table:style-name="ce111">
                <text:p text:style-name="P418"><text:span text:style-name="T314">85</text:span><text:span text:style-name="T293">,</text:span><text:span text:style-name="T314">0</text:span><text:span text:style-name="T315">0</text:span></text:p>
              </table:table-cell>
              <table:table-cell table:style-name="ce88"/>
              <table:table-cell table:style-name="ce111">
                <text:p text:style-name="P419"><text:span text:style-name="T316">15.00</text:span></text:p>
              </table:table-cell>
              <table:table-cell table:style-name="ce88"/>
              <table:table-cell table:style-name="ce111">
                <text:p text:style-name="P420"><text:span text:style-name="T316">0.348</text:span></text:p>
              </table:table-cell>
              <table:table-cell table:style-name="ce112"/>
              <table:table-cell/>
              <table:table-cell/>
              <table:table-cell/>
              <table:table-cell table:number-columns-spanned="2"/>
              <table:covered-table-cell table:style-name="standard"/>
            </table:table-row>
            <table:table-row table:style-name="ro22" table:default-cell-style-name="ce75">
              <table:table-cell table:style-name="ce106">
                <text:p text:style-name="P417"><text:span text:style-name="T314">2029</text:span></text:p>
              </table:table-cell>
              <table:table-cell table:style-name="ce86"/>
              <table:table-cell table:style-name="ce111">
                <text:p text:style-name="P418"><text:span text:style-name="T314">85</text:span><text:span text:style-name="T293">,</text:span><text:span text:style-name="T314">0</text:span><text:span text:style-name="T315">0</text:span></text:p>
              </table:table-cell>
              <table:table-cell table:style-name="ce88"/>
              <table:table-cell table:style-name="ce111">
                <text:p text:style-name="P419"><text:span text:style-name="T316">15.00</text:span></text:p>
              </table:table-cell>
              <table:table-cell table:style-name="ce88"/>
              <table:table-cell table:style-name="ce111">
                <text:p text:style-name="P420"><text:span text:style-name="T316">0.348</text:span></text:p>
              </table:table-cell>
              <table:table-cell table:style-name="ce112"/>
              <table:table-cell/>
              <table:table-cell/>
              <table:table-cell/>
              <table:table-cell table:number-columns-spanned="2"/>
              <table:covered-table-cell table:style-name="standard"/>
            </table:table-row>
            <table:table-row table:style-name="ro22" table:default-cell-style-name="ce75">
              <table:table-cell table:style-name="ce106">
                <text:p text:style-name="P417"><text:span text:style-name="T314">2030</text:span></text:p>
              </table:table-cell>
              <table:table-cell table:style-name="ce86"/>
              <table:table-cell table:style-name="ce111">
                <text:p text:style-name="P418"><text:span text:style-name="T314">85</text:span><text:span text:style-name="T293">,</text:span><text:span text:style-name="T314">0</text:span><text:span text:style-name="T315">0</text:span></text:p>
              </table:table-cell>
              <table:table-cell table:style-name="ce88"/>
              <table:table-cell table:style-name="ce111">
                <text:p text:style-name="P419"><text:span text:style-name="T316">15.00</text:span></text:p>
              </table:table-cell>
              <table:table-cell table:style-name="ce88"/>
              <table:table-cell table:style-name="ce111">
                <text:p text:style-name="P420"><text:span text:style-name="T316">0.348</text:span></text:p>
              </table:table-cell>
              <table:table-cell table:style-name="ce112"/>
              <table:table-cell/>
              <table:table-cell/>
              <table:table-cell/>
              <table:table-cell table:number-columns-spanned="2"/>
              <table:covered-table-cell table:style-name="standard"/>
            </table:table-row>
            <table:table-row table:style-name="ro22" table:default-cell-style-name="ce75">
              <table:table-cell table:style-name="ce106">
                <text:p text:style-name="P417"><text:span text:style-name="T314">2031</text:span></text:p>
              </table:table-cell>
              <table:table-cell table:style-name="ce86"/>
              <table:table-cell table:style-name="ce111">
                <text:p text:style-name="P418"><text:span text:style-name="T314">85</text:span><text:span text:style-name="T293">,</text:span><text:span text:style-name="T314">0</text:span><text:span text:style-name="T315">0</text:span></text:p>
              </table:table-cell>
              <table:table-cell table:style-name="ce88"/>
              <table:table-cell table:style-name="ce111">
                <text:p text:style-name="P419"><text:span text:style-name="T316">15.00</text:span></text:p>
              </table:table-cell>
              <table:table-cell table:style-name="ce88"/>
              <table:table-cell table:style-name="ce111">
                <text:p text:style-name="P420"><text:span text:style-name="T316">0.348</text:span></text:p>
              </table:table-cell>
              <table:table-cell table:style-name="ce112"/>
              <table:table-cell/>
              <table:table-cell/>
              <table:table-cell/>
              <table:table-cell table:number-columns-spanned="2"/>
              <table:covered-table-cell table:style-name="standard"/>
            </table:table-row>
            <table:table-row table:style-name="ro22" table:default-cell-style-name="ce75">
              <table:table-cell table:style-name="ce106">
                <text:p text:style-name="P417"><text:span text:style-name="T314">2032</text:span></text:p>
              </table:table-cell>
              <table:table-cell table:style-name="ce86"/>
              <table:table-cell table:style-name="ce111">
                <text:p text:style-name="P418"><text:span text:style-name="T314">85</text:span><text:span text:style-name="T293">,</text:span><text:span text:style-name="T314">0</text:span><text:span text:style-name="T315">0</text:span></text:p>
              </table:table-cell>
              <table:table-cell table:style-name="ce88"/>
              <table:table-cell table:style-name="ce111">
                <text:p text:style-name="P419"><text:span text:style-name="T316">15.00</text:span></text:p>
              </table:table-cell>
              <table:table-cell table:style-name="ce88"/>
              <table:table-cell table:style-name="ce111">
                <text:p text:style-name="P420"><text:span text:style-name="T316">0.348</text:span></text:p>
              </table:table-cell>
              <table:table-cell table:style-name="ce112"/>
              <table:table-cell/>
              <table:table-cell/>
              <table:table-cell/>
              <table:table-cell table:number-columns-spanned="2"/>
              <table:covered-table-cell table:style-name="standard"/>
            </table:table-row>
            <table:table-row table:style-name="ro22" table:default-cell-style-name="ce75">
              <table:table-cell table:style-name="ce106">
                <text:p text:style-name="P417"><text:span text:style-name="T314">2033</text:span></text:p>
              </table:table-cell>
              <table:table-cell table:style-name="ce86"/>
              <table:table-cell table:style-name="ce111">
                <text:p text:style-name="P418"><text:span text:style-name="T314">85</text:span><text:span text:style-name="T293">,</text:span><text:span text:style-name="T314">0</text:span><text:span text:style-name="T315">0</text:span></text:p>
              </table:table-cell>
              <table:table-cell table:style-name="ce88"/>
              <table:table-cell table:style-name="ce111">
                <text:p text:style-name="P419"><text:span text:style-name="T316">15.00</text:span></text:p>
              </table:table-cell>
              <table:table-cell table:style-name="ce88"/>
              <table:table-cell table:style-name="ce111">
                <text:p text:style-name="P420"><text:span text:style-name="T316">0.348</text:span></text:p>
              </table:table-cell>
              <table:table-cell table:style-name="ce112"/>
              <table:table-cell/>
              <table:table-cell/>
              <table:table-cell/>
              <table:table-cell table:number-columns-spanned="2"/>
              <table:covered-table-cell table:style-name="standard"/>
            </table:table-row>
            <table:table-row table:style-name="ro22" table:default-cell-style-name="ce75">
              <table:table-cell table:style-name="ce106">
                <text:p text:style-name="P417"><text:span text:style-name="T314">2034</text:span></text:p>
              </table:table-cell>
              <table:table-cell table:style-name="ce86"/>
              <table:table-cell table:style-name="ce111">
                <text:p text:style-name="P418"><text:span text:style-name="T314">85</text:span><text:span text:style-name="T293">,</text:span><text:span text:style-name="T314">0</text:span><text:span text:style-name="T315">0</text:span></text:p>
              </table:table-cell>
              <table:table-cell table:style-name="ce88"/>
              <table:table-cell table:style-name="ce111">
                <text:p text:style-name="P419"><text:span text:style-name="T316">15.00</text:span></text:p>
              </table:table-cell>
              <table:table-cell table:style-name="ce88"/>
              <table:table-cell table:style-name="ce111">
                <text:p text:style-name="P420"><text:span text:style-name="T316">0.348</text:span></text:p>
              </table:table-cell>
              <table:table-cell table:style-name="ce112"/>
              <table:table-cell/>
              <table:table-cell/>
              <table:table-cell/>
              <table:table-cell table:number-columns-spanned="2"/>
              <table:covered-table-cell table:style-name="standard"/>
            </table:table-row>
            <table:table-row table:style-name="ro22" table:default-cell-style-name="ce75">
              <table:table-cell table:style-name="ce106">
                <text:p text:style-name="P417"><text:span text:style-name="T314">2035</text:span></text:p>
              </table:table-cell>
              <table:table-cell table:style-name="ce86"/>
              <table:table-cell table:style-name="ce111">
                <text:p text:style-name="P418"><text:span text:style-name="T314">85</text:span><text:span text:style-name="T293">,</text:span><text:span text:style-name="T314">0</text:span><text:span text:style-name="T315">0</text:span></text:p>
              </table:table-cell>
              <table:table-cell table:style-name="ce88"/>
              <table:table-cell table:style-name="ce111">
                <text:p text:style-name="P419"><text:span text:style-name="T316">15.00</text:span></text:p>
              </table:table-cell>
              <table:table-cell table:style-name="ce88"/>
              <table:table-cell table:style-name="ce111">
                <text:p text:style-name="P420"><text:span text:style-name="T316">0.348</text:span></text:p>
              </table:table-cell>
              <table:table-cell table:style-name="ce112"/>
              <table:table-cell/>
              <table:table-cell/>
              <table:table-cell/>
              <table:table-cell table:number-columns-spanned="2"/>
              <table:covered-table-cell table:style-name="standard"/>
            </table:table-row>
          </table:table>
          <draw:image xlink:href="Pictures/TablePreview6.svm" xlink:type="simple" xlink:show="embed" xlink:actuate="onLoad"/>
        </draw:frame>
        <draw:frame draw:name="object 9" presentation:style-name="pr4" draw:text-style-name="P187" draw:layer="layout" svg:width="1.581cm" svg:height="11.049cm" svg:x="1.019cm" svg:y="18.174cm" presentation:class="date-time" presentation:user-transformed="true">
          <draw:text-box>
            <text:p text:style-name="P186"><text:span text:style-name="T26">September 29, 2023</text:span></text:p>
          </draw:text-box>
        </draw:frame>
        <draw:frame draw:name="object 10" presentation:style-name="pr4" draw:text-style-name="P187" draw:layer="layout" svg:width="13.182cm" svg:height="11.049cm" svg:x="10.373cm" svg:y="18.174cm" presentation:class="footer" presentation:user-transformed="true">
          <draw:text-box>
            <text:p text:style-name="P186"><text:span text:style-name="T28">MOSOLF</text:span><text:span text:style-name="T29">|</text:span><text:span text:style-name="T30">20230929_TCO_Calculator</text:span><text:span text:style-name="T26">_new_design_v30_operating instructions_4.pptx</text:span><text:span text:style-name="T29">|</text:span><text:span text:style-name="T31"> </text:span><text:span text:style-name="T32">magility</text:span></text:p>
          </draw:text-box>
        </draw:frame>
        <draw:frame draw:name="object 11" presentation:style-name="pr4" draw:text-style-name="P187" draw:layer="layout" svg:width="1.283cm" svg:height="11.049cm" svg:x="31.634cm" svg:y="18.174cm" presentation:class="page-number" presentation:user-transformed="true">
          <draw:text-box>
            <text:p text:style-name="P186"><text:span text:style-name="T33">Page:</text:span><text:span text:style-name="T133"> </text:span><text:span text:style-name="T26"><text:page-number>&lt;number&gt;</text:page-number></text:span></text:p>
          </draw:text-box>
        </draw:frame>
        <presentation:notes draw:style-name="dp2">
          <draw:page-thumbnail draw:style-name="gr29" draw:layer="layout" svg:width="19.798cm" svg:height="11.136cm" svg:x="0.6cm" svg:y="2.257cm" draw:page-number="12" presentation:class="page"/>
          <draw:frame presentation:style-name="pr3" draw:text-style-name="P5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rlito1" svg:font-family="Carlito"/>
    <style:font-face style:name="Roboto1" svg:font-family="Roboto"/>
    <style:font-face style:name="Times New Roman" svg:font-family="'Times New Roman'"/>
    <style:font-face style:name="Arial1" svg:font-family="Arial" style:font-pitch="variable"/>
    <style:font-face style:name="Calibri1" svg:font-family="Calibri" style:font-pitch="variable"/>
    <style:font-face style:name="Carlito" svg:font-family="Carlito" style:font-pitch="variable"/>
    <style:font-face style:name="DejaVu Sans1" svg:font-family="'DejaVu Sans'" style:font-pitch="variable"/>
    <style:font-face style:name="Liberation Sans" svg:font-family="'Liberation Sans'" style:font-pitch="variable"/>
    <style:font-face style:name="Liberation Serif1" svg:font-family="'Liberation Serif'" style:font-pitch="variable"/>
    <style:font-face style:name="Lohit Devanagari" svg:font-family="'Lohit Devanagari'" style:font-pitch="variable"/>
    <style:font-face style:name="Roboto" svg:font-family="Roboto" style:font-pitch="variable"/>
    <style:font-face style:name="Times New Roman1" svg:font-family="'Times New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201000000FE0000003C52F801D8A0B35486.png" xlink:type="simple" xlink:show="embed" xlink:actuate="onLoad"/>
    <draw:fill-image draw:name="msFillBitmap_20_10" draw:display-name="msFillBitmap 10" xlink:href="Pictures/1000020100000036000000407B4BBACED809DDEA.png" xlink:type="simple" xlink:show="embed" xlink:actuate="onLoad"/>
    <draw:fill-image draw:name="msFillBitmap_20_11" draw:display-name="msFillBitmap 11" xlink:href="Pictures/10000201000000330000002AEF3BA14121B98145.png" xlink:type="simple" xlink:show="embed" xlink:actuate="onLoad"/>
    <draw:fill-image draw:name="msFillBitmap_20_12" draw:display-name="msFillBitmap 12" xlink:href="Pictures/100002010000003100000027C6DB781AE0EFDAF7.png" xlink:type="simple" xlink:show="embed" xlink:actuate="onLoad"/>
    <draw:fill-image draw:name="msFillBitmap_20_13" draw:display-name="msFillBitmap 13" xlink:href="Pictures/1000020100000036000000409AAE5EC047392333.png" xlink:type="simple" xlink:show="embed" xlink:actuate="onLoad"/>
    <draw:fill-image draw:name="msFillBitmap_20_14" draw:display-name="msFillBitmap 14" xlink:href="Pictures/100002010000003600000040295970C71C6F8ADC.png" xlink:type="simple" xlink:show="embed" xlink:actuate="onLoad"/>
    <draw:fill-image draw:name="msFillBitmap_20_15" draw:display-name="msFillBitmap 15" xlink:href="Pictures/10000201000000330000002A0043E6AC4BCDFA50.png" xlink:type="simple" xlink:show="embed" xlink:actuate="onLoad"/>
    <draw:fill-image draw:name="msFillBitmap_20_16" draw:display-name="msFillBitmap 16" xlink:href="Pictures/100002010000003600000040CED3CF0F2B73E410.png" xlink:type="simple" xlink:show="embed" xlink:actuate="onLoad"/>
    <draw:fill-image draw:name="msFillBitmap_20_17" draw:display-name="msFillBitmap 17" xlink:href="Pictures/10000201000000330000002AEF3BA14121B98145.png" xlink:type="simple" xlink:show="embed" xlink:actuate="onLoad"/>
    <draw:fill-image draw:name="msFillBitmap_20_18" draw:display-name="msFillBitmap 18" xlink:href="Pictures/100002010000003600000040994FFA789873055F.png" xlink:type="simple" xlink:show="embed" xlink:actuate="onLoad"/>
    <draw:fill-image draw:name="msFillBitmap_20_19" draw:display-name="msFillBitmap 19" xlink:href="Pictures/10000201000000330000002AEF3BA14121B98145.png" xlink:type="simple" xlink:show="embed" xlink:actuate="onLoad"/>
    <draw:fill-image draw:name="msFillBitmap_20_2" draw:display-name="msFillBitmap 2" xlink:href="Pictures/10000201000000FE0000003C52F801D8A0B35486.png" xlink:type="simple" xlink:show="embed" xlink:actuate="onLoad"/>
    <draw:fill-image draw:name="msFillBitmap_20_20" draw:display-name="msFillBitmap 20" xlink:href="Pictures/100002010000003600000040CAB23FA305C152CC.png" xlink:type="simple" xlink:show="embed" xlink:actuate="onLoad"/>
    <draw:fill-image draw:name="msFillBitmap_20_21" draw:display-name="msFillBitmap 21" xlink:href="Pictures/10000201000000330000002AEF3BA14121B98145.png" xlink:type="simple" xlink:show="embed" xlink:actuate="onLoad"/>
    <draw:fill-image draw:name="msFillBitmap_20_22" draw:display-name="msFillBitmap 22" xlink:href="Pictures/100002010000004300000040CE3BF230105D352F.png" xlink:type="simple" xlink:show="embed" xlink:actuate="onLoad"/>
    <draw:fill-image draw:name="msFillBitmap_20_23" draw:display-name="msFillBitmap 23" xlink:href="Pictures/100002010000002F00000027653627A23642CDA6.png" xlink:type="simple" xlink:show="embed" xlink:actuate="onLoad"/>
    <draw:fill-image draw:name="msFillBitmap_20_24" draw:display-name="msFillBitmap 24" xlink:href="Pictures/1000020100000037000000400DC6C51D4C204696.png" xlink:type="simple" xlink:show="embed" xlink:actuate="onLoad"/>
    <draw:fill-image draw:name="msFillBitmap_20_25" draw:display-name="msFillBitmap 25" xlink:href="Pictures/10000201000000FE0000003C52F801D8A0B35486.png" xlink:type="simple" xlink:show="embed" xlink:actuate="onLoad"/>
    <draw:fill-image draw:name="msFillBitmap_20_26" draw:display-name="msFillBitmap 26" xlink:href="Pictures/10000201000006740000046E7036EF51443513DD.png" xlink:type="simple" xlink:show="embed" xlink:actuate="onLoad"/>
    <draw:fill-image draw:name="msFillBitmap_20_3" draw:display-name="msFillBitmap 3" xlink:href="Pictures/100002010000003100000027C6DB781AE0EFDAF7.png" xlink:type="simple" xlink:show="embed" xlink:actuate="onLoad"/>
    <draw:fill-image draw:name="msFillBitmap_20_4" draw:display-name="msFillBitmap 4" xlink:href="Pictures/10000201000000360000004033BF5BF881D30C61.png" xlink:type="simple" xlink:show="embed" xlink:actuate="onLoad"/>
    <draw:fill-image draw:name="msFillBitmap_20_5" draw:display-name="msFillBitmap 5" xlink:href="Pictures/10000201000000330000002AEF3BA14121B98145.png" xlink:type="simple" xlink:show="embed" xlink:actuate="onLoad"/>
    <draw:fill-image draw:name="msFillBitmap_20_6" draw:display-name="msFillBitmap 6" xlink:href="Pictures/100002010000003600000040BD90D4135ECA0093.png" xlink:type="simple" xlink:show="embed" xlink:actuate="onLoad"/>
    <draw:fill-image draw:name="msFillBitmap_20_7" draw:display-name="msFillBitmap 7" xlink:href="Pictures/100002010000003100000027C6DB781AE0EFDAF7.png" xlink:type="simple" xlink:show="embed" xlink:actuate="onLoad"/>
    <draw:fill-image draw:name="msFillBitmap_20_8" draw:display-name="msFillBitmap 8" xlink:href="Pictures/100002010000003600000040D43DA2D1DD7B2D00.png" xlink:type="simple" xlink:show="embed" xlink:actuate="onLoad"/>
    <draw:fill-image draw:name="msFillBitmap_20_9" draw:display-name="msFillBitmap 9" xlink:href="Pictures/10000201000000330000002AEF3BA14121B98145.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bitmap" draw:fill-image-name="msFillBitmap_20_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gr4" style:family="graphic" style:parent-style-name="standard">
      <style:graphic-properties draw:stroke="none" svg:stroke-width="0cm" draw:fill="bitmap" draw:fill-image-name="msFillBitmap_20_2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pr1" style:family="presentation" style:parent-style-name="Blank-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2" style:family="presentation" style:parent-style-name="Blank-backgroundobjects">
      <style:graphic-properties draw:stroke="none" draw:fill="none" draw:fill-color="#ffffff" draw:auto-grow-height="false" fo:min-height="1.485cm"/>
      <style:paragraph-properties style:writing-mode="lr-tb"/>
    </style:style>
    <style:style style:name="Mpr3"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 style:family="presentation" style:parent-style-name="Title_20_and_20_Content-backgroundobjects">
      <style:graphic-properties draw:stroke="none" draw:fill="none" draw:fill-color="#ffffff" draw:auto-grow-height="false" fo:min-height="1.485cm"/>
      <style:paragraph-properties style:writing-mode="lr-tb"/>
    </style:style>
    <style:style style:name="Mpr6"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bitmap" draw:fill-image-name="msFillBitmap_20_1" style:repeat="stretch"/>
      <style:paragraph-properties fo:text-align="start" style:font-independent-line-spacing="true"/>
      <style:text-properties fo:font-size="18pt"/>
    </style:style>
    <style:style style:name="MP6" style:family="paragraph">
      <style:paragraph-properties fo:margin-left="0.035cm" fo:margin-right="0cm" fo:margin-top="0cm" fo:margin-bottom="0cm" fo:line-height="0.346cm" fo:text-align="start" fo:text-indent="0cm" style:punctuation-wrap="hanging" style:writing-mode="lr-tb"/>
      <style:text-properties fo:font-size="14pt" style:font-size-asian="14pt" style:font-size-complex="14pt" fo:hyphenate="false"/>
    </style:style>
    <style:style style:name="MP7" style:family="paragraph">
      <loext:graphic-properties draw:fill="none" draw:fill-color="#ffffff"/>
      <style:paragraph-properties fo:text-align="start" style:font-independent-line-spacing="true"/>
      <style:text-properties fo:font-size="9pt" style:font-size-asian="14pt" style:font-size-complex="14pt"/>
    </style:style>
    <style:style style:name="MP8" style:family="paragraph">
      <loext:graphic-properties draw:fill="bitmap" draw:fill-image-name="msFillBitmap_20_25" style:repeat="stretch"/>
      <style:paragraph-properties fo:text-align="start" style:font-independent-line-spacing="true"/>
      <style:text-properties fo:font-size="18pt"/>
    </style:style>
    <style:style style:name="MT1" style:family="text">
      <style:text-properties fo:font-variant="normal" fo:text-transform="none" fo:color="#8a8f9c" style:text-line-through-style="none" style:text-line-through-type="none" style:text-position="0% 100%" style:font-name="Arial" fo:font-size="9pt" fo:letter-spacing="-0.034cm" fo:language="en" fo:country="US" fo:font-style="normal" style:text-underline-style="none" fo:font-weight="normal" style:font-size-asian="9pt" style:font-style-asian="normal" style:font-weight-asian="normal" style:font-name-complex="Arial" style:font-size-complex="9pt" style:font-style-complex="normal" style:font-weight-complex="normal"/>
    </style:style>
    <style:style style:name="MT2" style:family="text">
      <style:text-properties fo:font-variant="normal" fo:text-transform="none" fo:color="#8a8f9c" style:text-line-through-style="none" style:text-line-through-type="none" style:text-position="0% 100%" style:font-name="Arial" fo:font-size="9pt" fo:letter-spacing="0.065cm" fo:language="en" fo:country="US" fo:font-style="normal" style:text-underline-style="none" fo:font-weight="normal" style:font-size-asian="9pt" style:font-style-asian="normal" style:font-weight-asian="normal" style:font-name-complex="Arial" style:font-size-complex="9pt" style:font-style-complex="normal" style:font-weight-complex="normal"/>
    </style:style>
    <style:style style:name="MT3" style:family="text">
      <style:text-properties fo:font-variant="normal" fo:text-transform="none" fo:color="#8a8f9c" style:text-line-through-style="none" style:text-line-through-type="none" style:text-position="0% 100%" style:font-name="Arial" fo:font-size="9pt" fo:letter-spacing="-0.018cm" fo:language="en" fo:country="US" fo:font-style="normal" style:text-underline-style="none" fo:font-weight="normal" style:font-size-asian="9pt" style:font-style-asian="normal" style:font-weight-asian="normal" style:font-name-complex="Arial" style:font-size-complex="9pt" style:font-style-complex="normal" style:font-weight-complex="normal"/>
    </style:style>
    <style:style style:name="MT4" style:family="text">
      <style:text-properties fo:font-variant="normal" fo:text-transform="none" fo:color="#8a8f9c" style:text-line-through-style="none" style:text-line-through-type="none" style:text-position="0% 100%" style:font-name="Arial" fo:font-size="9pt" fo:letter-spacing="-0.011cm" fo:language="en" fo:country="US" fo:font-style="normal" style:text-underline-style="none" fo:font-weight="normal" style:font-size-asian="9pt" style:font-style-asian="normal" style:font-weight-asian="normal" style:font-name-complex="Arial" style:font-size-complex="9pt" style:font-style-complex="normal" style:font-weight-complex="normal"/>
    </style:style>
    <style:style style:name="MT5" style:family="text">
      <style:text-properties fo:font-variant="normal" fo:text-transform="none" fo:color="#8a8f9c" style:text-line-through-style="none" style:text-line-through-type="none" style:text-position="0% 100%" style:font-name="Arial" fo:font-size="9pt" fo:letter-spacing="0.127cm" fo:language="en" fo:country="US" fo:font-style="normal" style:text-underline-style="none" fo:font-weight="normal" style:font-size-asian="9pt" style:font-style-asian="normal" style:font-weight-asian="normal" style:font-name-complex="Arial" style:font-size-complex="9pt" style:font-style-complex="normal" style:font-weight-complex="normal"/>
    </style:style>
    <style:style style:name="MT6" style:family="text">
      <style:text-properties fo:font-variant="normal" fo:text-transform="none" fo:color="#8a8f9c" style:text-line-through-style="none" style:text-line-through-type="none" style:text-position="0% 100%" style:font-name="Arial" fo:font-size="9pt" fo:letter-spacing="-0.005cm" fo:language="en" fo:country="US" fo:font-style="normal" style:text-underline-style="none" fo:font-weight="normal" style:font-size-asian="9pt" style:font-style-asian="normal" style:font-weight-asian="normal" style:font-name-complex="Arial" style:font-size-complex="9pt" style:font-style-complex="normal" style:font-weight-complex="normal"/>
    </style:style>
    <style:style style:name="MT7" style:family="text">
      <style:text-properties fo:font-variant="normal" fo:text-transform="none" fo:color="#8a8f9c" style:text-line-through-style="none" style:text-line-through-type="none" style:text-position="0% 100%" style:font-name="Arial" fo:font-size="9pt" fo:letter-spacing="-0.021cm" fo:language="en" fo:country="US" fo:font-style="normal" style:text-underline-style="none" fo:font-weight="normal" style:font-size-asian="9pt" style:font-style-asian="normal" style:font-weight-asian="normal" style:font-name-complex="Arial" style:font-size-complex="9pt" style:font-style-complex="normal" style:font-weight-complex="normal"/>
    </style:style>
    <style:style style:name="MT8" style:family="text">
      <style:text-properties fo:font-variant="normal" fo:text-transform="none" fo:color="#8a8f9c" style:text-line-through-style="none" style:text-line-through-type="none" style:text-position="0% 100%" style:font-name="Arial" fo:font-size="9pt" fo:letter-spacing="-0.03cm" fo:language="en" fo:country="US" fo:font-style="normal" style:text-underline-style="none" fo:font-weight="normal" style:font-size-asian="9pt" style:font-style-asian="normal" style:font-weight-asian="normal" style:font-name-complex="Ari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8a8f9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custom-shape draw:name="bg object 16" draw:style-name="Mgr3" draw:text-style-name="MP5" draw:layer="backgroundobjects" drawooo:display="none" svg:width="3.233cm" svg:height="0.774cm" svg:x="29.426cm" svg:y="0.74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Holder 2" presentation:style-name="Mpr1" draw:text-style-name="MP7" draw:layer="backgroundobjects" svg:width="13.182cm" svg:height="0.401cm" svg:x="10.373cm" svg:y="18.174cm" presentation:class="footer" presentation:user-transformed="true">
        <draw:text-box>
          <text:p text:style-name="MP6"><text:span text:style-name="MT1">MOS</text:span><text:span text:style-name="MT1">OLF </text:span><text:span text:style-name="MT2">| </text:span><text:span text:style-name="MT3">2023</text:span><text:span text:style-name="MT3">0929</text:span><text:span text:style-name="MT3">_TC</text:span><text:span text:style-name="MT3">O_R</text:span><text:span text:style-name="MT3">echn</text:span><text:span text:style-name="MT3">er </text:span><text:span text:style-name="MT4">_ne</text:span><text:span text:style-name="MT4">w_d</text:span><text:span text:style-name="MT4">esig</text:span><text:span text:style-name="MT4">n_v3</text:span><text:span text:style-name="MT4">0_be</text:span><text:span text:style-name="MT4">dien</text:span><text:span text:style-name="MT4">ungs</text:span><text:span text:style-name="MT4">anleit</text:span><text:span text:style-name="MT4">ung_</text:span><text:span text:style-name="MT4">4.ppt</text:span><text:span text:style-name="MT4">x </text:span><text:span text:style-name="MT2">|</text:span><text:span text:style-name="MT5"> </text:span><text:span text:style-name="MT6">magi</text:span><text:span text:style-name="MT6">lity</text:span></text:p>
        </draw:text-box>
      </draw:frame>
      <draw:frame draw:name="Holder 3" presentation:style-name="Mpr1" draw:text-style-name="MP7" draw:layer="backgroundobjects" svg:width="1.581cm" svg:height="0.401cm" svg:x="1.019cm" svg:y="18.174cm" presentation:class="date-time" presentation:user-transformed="true">
        <draw:text-box>
          <text:p text:style-name="MP6"><text:span text:style-name="MT4">29.0</text:span><text:span text:style-name="MT4">9.20</text:span><text:span text:style-name="MT4">23</text:span></text:p>
        </draw:text-box>
      </draw:frame>
      <draw:frame draw:name="Holder 4" presentation:style-name="Mpr1" draw:text-style-name="MP7" draw:layer="backgroundobjects" svg:width="1.283cm" svg:height="0.401cm" svg:x="31.634cm" svg:y="18.174cm" presentation:class="page-number" presentation:user-transformed="true">
        <draw:text-box>
          <text:p text:style-name="MP6"><text:span text:style-name="MT7">Page</text:span><text:span text:style-name="MT7">:</text:span><text:span text:style-name="MT8"> </text:span><text:span text:style-name="MT4"><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custom-shape draw:name="bg object 16" draw:style-name="Mgr4" draw:text-style-name="MP8" draw:layer="backgroundobjects" svg:width="3.233cm" svg:height="0.774cm" svg:x="29.426cm" svg:y="0.74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Holder 2" presentation:style-name="Title_20_and_20_Content-title" draw:layer="backgroundobjects" svg:width="11.1cm" svg:height="1.087cm" svg:x="11.383cm" svg:y="2.001cm" presentation:class="title" presentation:placeholder="true" presentation:user-transformed="true">
        <draw:text-box/>
      </draw:frame>
      <draw:frame draw:name="Holder 3" presentation:style-name="Title_20_and_20_Content-outline1" draw:layer="backgroundobjects" svg:width="32.125cm" svg:height="12.23cm" svg:x="0.698cm" svg:y="3.742cm" presentation:class="outline" presentation:placeholder="true" presentation:user-transformed="true">
        <draw:text-box/>
      </draw:frame>
      <draw:frame draw:name="Holder 4" presentation:style-name="Mpr4" draw:text-style-name="MP7" draw:layer="backgroundobjects" svg:width="13.182cm" svg:height="0.401cm" svg:x="10.373cm" svg:y="18.174cm" presentation:class="footer" presentation:user-transformed="true">
        <draw:text-box>
          <text:p text:style-name="MP6"><text:span text:style-name="MT1">MOS</text:span><text:span text:style-name="MT1">OLF </text:span><text:span text:style-name="MT2">| </text:span><text:span text:style-name="MT3">2023</text:span><text:span text:style-name="MT3">0929</text:span><text:span text:style-name="MT3">_TC</text:span><text:span text:style-name="MT3">O_R</text:span><text:span text:style-name="MT3">echn</text:span><text:span text:style-name="MT3">er </text:span><text:span text:style-name="MT4">_ne</text:span><text:span text:style-name="MT4">w_d</text:span><text:span text:style-name="MT4">esig</text:span><text:span text:style-name="MT4">n_v3</text:span><text:span text:style-name="MT4">0_be</text:span><text:span text:style-name="MT4">dien</text:span><text:span text:style-name="MT4">ungs</text:span><text:span text:style-name="MT4">anleit</text:span><text:span text:style-name="MT4">ung_</text:span><text:span text:style-name="MT4">4.ppt</text:span><text:span text:style-name="MT4">x </text:span><text:span text:style-name="MT2">|</text:span><text:span text:style-name="MT5"> </text:span><text:span text:style-name="MT6">magi</text:span><text:span text:style-name="MT6">lity</text:span></text:p>
        </draw:text-box>
      </draw:frame>
      <draw:frame draw:name="Holder 5" presentation:style-name="Mpr4" draw:text-style-name="MP7" draw:layer="backgroundobjects" svg:width="1.581cm" svg:height="0.401cm" svg:x="1.019cm" svg:y="18.174cm" presentation:class="date-time" presentation:user-transformed="true">
        <draw:text-box>
          <text:p text:style-name="MP6"><text:span text:style-name="MT4">29.0</text:span><text:span text:style-name="MT4">9.20</text:span><text:span text:style-name="MT4">23</text:span></text:p>
        </draw:text-box>
      </draw:frame>
      <draw:frame draw:name="Holder 6" presentation:style-name="Mpr4" draw:text-style-name="MP7" draw:layer="backgroundobjects" svg:width="1.283cm" svg:height="0.401cm" svg:x="31.634cm" svg:y="18.174cm" presentation:class="page-number" presentation:user-transformed="true">
        <draw:text-box>
          <text:p text:style-name="MP6"><text:span text:style-name="MT7">Page</text:span><text:span text:style-name="MT7">:</text:span><text:span text:style-name="MT8"> </text:span><text:span text:style-name="MT4"><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Machbarkeitsstudie für die Einsatzmöglichkeiten  von emissionsfreien Nutzfahrzeugen für Fa. Mosolf</dc:title>
    <meta:initial-creator>Juergen Schenk</meta:initial-creator>
    <dc:creator>Roland</dc:creator>
    <meta:editing-cycles>19</meta:editing-cycles>
    <meta:creation-date>2023-10-14T15:39:48</meta:creation-date>
    <dc:date>2023-10-16T08:05:00</dc:date>
    <meta:editing-duration>P0D</meta:editing-duration>
    <meta:generator>LibreOffice/6.4.7.2$Linux_X86_64 LibreOffice_project/40$Build-2</meta:generator>
    <meta:document-statistic meta:object-count="1306"/>
    <meta:user-defined meta:name="AppVersion">16.0000</meta:user-defined>
    <meta:user-defined meta:name="Created" meta:value-type="date">2023-09-29T00:00:00</meta:user-defined>
    <meta:user-defined meta:name="Creator">Microsoft® PowerPoint® LTSC</meta:user-defined>
    <meta:user-defined meta:name="HiddenSlides" meta:value-type="float">0</meta:user-defined>
    <meta:user-defined meta:name="HyperlinksChanged" meta:value-type="boolean">false</meta:user-defined>
    <meta:user-defined meta:name="LastSaved" meta:value-type="date">2023-10-14T00:00:00</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reitbild</meta:user-defined>
    <meta:user-defined meta:name="ScaleCrop" meta:value-type="boolean">false</meta:user-defined>
    <meta:user-defined meta:name="ShareDoc" meta:value-type="boolean">false</meta:user-defined>
    <meta:user-defined meta:name="Slides" meta:value-type="float">12</meta:user-defined>
  </office:meta>
</office:document-meta>
</file>